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1130.37pt" svg:height="559.62pt" svg:x="287.23pt" svg:y="18.65pt">
            <loext:p draw:notify-on-update-of-ranges="data2.A15:data2.A15 data2.A16:data2.A2048 data2.C15:data2.C15 data2.C16:data2.C20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(tim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145" calcext:value-type="float">
            <text:p>1.45E-08</text:p>
          </table:table-cell>
          <table:table-cell table:formula="of:=LOG([.B2];10)" office:value-type="float" office:value="-7.83863199776503" calcext:value-type="float">
            <text:p>-7.838631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633333" calcext:value-type="float">
            <text:p>6.33333E-09</text:p>
          </table:table-cell>
          <table:table-cell table:formula="of:=LOG([.B3];10)" office:value-type="float" office:value="-8.19836788234294" calcext:value-type="float">
            <text:p>-8.1983678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275" calcext:value-type="float">
            <text:p>2.75E-09</text:p>
          </table:table-cell>
          <table:table-cell table:formula="of:=LOG([.B4];10)" office:value-type="float" office:value="-8.56066730616974" calcext:value-type="float">
            <text:p>-8.5606673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19" calcext:value-type="float">
            <text:p>1.9E-09</text:p>
          </table:table-cell>
          <table:table-cell table:formula="of:=LOG([.B5];10)" office:value-type="float" office:value="-8.72124639904717" calcext:value-type="float">
            <text:p>-8.721246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153333" calcext:value-type="float">
            <text:p>1.53333E-09</text:p>
          </table:table-cell>
          <table:table-cell table:formula="of:=LOG([.B6];10)" office:value-type="float" office:value="-8.81436436715755" calcext:value-type="float">
            <text:p>-8.8143643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128571" calcext:value-type="float">
            <text:p>1.28571E-09</text:p>
          </table:table-cell>
          <table:table-cell table:formula="of:=LOG([.B7];10)" office:value-type="float" office:value="-8.89085697822562" calcext:value-type="float">
            <text:p>-8.8908569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103571" calcext:value-type="float">
            <text:p>0.000000001</text:p>
          </table:table-cell>
          <table:table-cell table:formula="of:=LOG([.B8];10)" office:value-type="float" office:value="-8.9847618305276" calcext:value-type="float">
            <text:p>-8.9847618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0101389" calcext:value-type="float">
            <text:p>0.000000001</text:p>
          </table:table-cell>
          <table:table-cell table:formula="of:=LOG([.B9];10)" office:value-type="float" office:value="-8.99400916037191" calcext:value-type="float">
            <text:p>-8.9940091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0811111" calcext:value-type="float">
            <text:p>8.11111E-10</text:p>
          </table:table-cell>
          <table:table-cell table:formula="of:=LOG([.B10];10)" office:value-type="float" office:value="-9.09091970881127" calcext:value-type="float">
            <text:p>-9.0909197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00781818" calcext:value-type="float">
            <text:p>7.81818E-10</text:p>
          </table:table-cell>
          <table:table-cell table:formula="of:=LOG([.B11];10)" office:value-type="float" office:value="-9.10689433491338" calcext:value-type="float">
            <text:p>-9.1068943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00689394" calcext:value-type="float">
            <text:p>6.89394E-10</text:p>
          </table:table-cell>
          <table:table-cell table:formula="of:=LOG([.B12];10)" office:value-type="float" office:value="-9.16153250070502" calcext:value-type="float">
            <text:p>-9.1615325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0673077" calcext:value-type="float">
            <text:p>6.73077E-10</text:p>
          </table:table-cell>
          <table:table-cell table:formula="of:=LOG([.B13];10)" office:value-type="float" office:value="-9.17193524965087" calcext:value-type="float">
            <text:p>-9.1719352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0067033" calcext:value-type="float">
            <text:p>6.7033E-10</text:p>
          </table:table-cell>
          <table:table-cell table:formula="of:=LOG([.B14];10)" office:value-type="float" office:value="-9.17371134372293" calcext:value-type="float">
            <text:p>-9.1737113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0062381" calcext:value-type="float">
            <text:p>6.2381E-10</text:p>
          </table:table-cell>
          <table:table-cell table:formula="of:=LOG([.B15];10)" office:value-type="float" office:value="-9.20494766755578" calcext:value-type="float">
            <text:p>-9.2049476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005875" calcext:value-type="float">
            <text:p>5.875E-10</text:p>
          </table:table-cell>
          <table:table-cell table:formula="of:=LOG([.B16];10)" office:value-type="float" office:value="-9.23099212905623" calcext:value-type="float">
            <text:p>-9.2309921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00577206" calcext:value-type="float">
            <text:p>5.77206E-10</text:p>
          </table:table-cell>
          <table:table-cell table:formula="of:=LOG([.B17];10)" office:value-type="float" office:value="-9.23866916310635" calcext:value-type="float">
            <text:p>-9.23866916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000575163" calcext:value-type="float">
            <text:p>5.75163E-10</text:p>
          </table:table-cell>
          <table:table-cell table:formula="of:=LOG([.B18];10)" office:value-type="float" office:value="-9.24020905971257" calcext:value-type="float">
            <text:p>-9.24020905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00561404" calcext:value-type="float">
            <text:p>5.61404E-10</text:p>
          </table:table-cell>
          <table:table-cell table:formula="of:=LOG([.B19];10)" office:value-type="float" office:value="-9.25072449734508" calcext:value-type="float">
            <text:p>-9.2507244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000539474" calcext:value-type="float">
            <text:p>5.39474E-10</text:p>
          </table:table-cell>
          <table:table-cell table:formula="of:=LOG([.B20];10)" office:value-type="float" office:value="-9.26802948133997" calcext:value-type="float">
            <text:p>-9.26802948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00545238" calcext:value-type="float">
            <text:p>5.45238E-10</text:p>
          </table:table-cell>
          <table:table-cell table:formula="of:=LOG([.B21];10)" office:value-type="float" office:value="-9.26341388391732" calcext:value-type="float">
            <text:p>-9.2634138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000541126" calcext:value-type="float">
            <text:p>5.41126E-10</text:p>
          </table:table-cell>
          <table:table-cell table:formula="of:=LOG([.B22];10)" office:value-type="float" office:value="-9.26670159860252" calcext:value-type="float">
            <text:p>-9.26670159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00537549" calcext:value-type="float">
            <text:p>5.37549E-10</text:p>
          </table:table-cell>
          <table:table-cell table:formula="of:=LOG([.B23];10)" office:value-type="float" office:value="-9.26958194171993" calcext:value-type="float">
            <text:p>-9.26958194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00523551" calcext:value-type="float">
            <text:p>5.23551E-10</text:p>
          </table:table-cell>
          <table:table-cell table:formula="of:=LOG([.B24];10)" office:value-type="float" office:value="-9.28104100655485" calcext:value-type="float">
            <text:p>-9.2810410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000516667" calcext:value-type="float">
            <text:p>5.16667E-10</text:p>
          </table:table-cell>
          <table:table-cell table:formula="of:=LOG([.B25];10)" office:value-type="float" office:value="-9.28678927635947" calcext:value-type="float">
            <text:p>-9.28678927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00523077" calcext:value-type="float">
            <text:p>5.23077E-10</text:p>
          </table:table-cell>
          <table:table-cell table:formula="of:=LOG([.B26];10)" office:value-type="float" office:value="-9.28143437573377" calcext:value-type="float">
            <text:p>-9.28143437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000514245" calcext:value-type="float">
            <text:p>5.14245E-10</text:p>
          </table:table-cell>
          <table:table-cell table:formula="of:=LOG([.B27];10)" office:value-type="float" office:value="-9.28882992225446" calcext:value-type="float">
            <text:p>-9.28882992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000503968" calcext:value-type="float">
            <text:p>5.03968E-10</text:p>
          </table:table-cell>
          <table:table-cell table:formula="of:=LOG([.B28];10)" office:value-type="float" office:value="-9.2975970386827" calcext:value-type="float">
            <text:p>-9.29759703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000504926" calcext:value-type="float">
            <text:p>5.04926E-10</text:p>
          </table:table-cell>
          <table:table-cell table:formula="of:=LOG([.B29];10)" office:value-type="float" office:value="-9.29677226573588" calcext:value-type="float">
            <text:p>-9.2967722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00505747" calcext:value-type="float">
            <text:p>5.05747E-10</text:p>
          </table:table-cell>
          <table:table-cell table:formula="of:=LOG([.B30];10)" office:value-type="float" office:value="-9.29606668470606" calcext:value-type="float">
            <text:p>-9.2960666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000501075" calcext:value-type="float">
            <text:p>5.01075E-10</text:p>
          </table:table-cell>
          <table:table-cell table:formula="of:=LOG([.B31];10)" office:value-type="float" office:value="-9.3000972648546" calcext:value-type="float">
            <text:p>-9.3000972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000503024" calcext:value-type="float">
            <text:p>5.03024E-10</text:p>
          </table:table-cell>
          <table:table-cell table:formula="of:=LOG([.B32];10)" office:value-type="float" office:value="-9.29841129363411" calcext:value-type="float">
            <text:p>-9.2984112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000495265" calcext:value-type="float">
            <text:p>4.95265E-10</text:p>
          </table:table-cell>
          <table:table-cell table:formula="of:=LOG([.B33];10)" office:value-type="float" office:value="-9.30516236219309" calcext:value-type="float">
            <text:p>-9.30516236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000491979" calcext:value-type="float">
            <text:p>4.91979E-10</text:p>
          </table:table-cell>
          <table:table-cell table:formula="of:=LOG([.B34];10)" office:value-type="float" office:value="-9.30805343458785" calcext:value-type="float">
            <text:p>-9.30805343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000494118" calcext:value-type="float">
            <text:p>4.94118E-10</text:p>
          </table:table-cell>
          <table:table-cell table:formula="of:=LOG([.B35];10)" office:value-type="float" office:value="-9.30616932510616" calcext:value-type="float">
            <text:p>-9.30616932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00488095" calcext:value-type="float">
            <text:p>4.88095E-10</text:p>
          </table:table-cell>
          <table:table-cell table:formula="of:=LOG([.B36];10)" office:value-type="float" office:value="-9.31149564119316" calcext:value-type="float">
            <text:p>-9.31149564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000484234" calcext:value-type="float">
            <text:p>4.84234E-10</text:p>
          </table:table-cell>
          <table:table-cell table:formula="of:=LOG([.B37];10)" office:value-type="float" office:value="-9.3149447202764" calcext:value-type="float">
            <text:p>-9.31494472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000497866" calcext:value-type="float">
            <text:p>4.97866E-10</text:p>
          </table:table-cell>
          <table:table-cell table:formula="of:=LOG([.B38];10)" office:value-type="float" office:value="-9.30288753131958" calcext:value-type="float">
            <text:p>-9.30288753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000487179" calcext:value-type="float">
            <text:p>4.87179E-10</text:p>
          </table:table-cell>
          <table:table-cell table:formula="of:=LOG([.B39];10)" office:value-type="float" office:value="-9.31231144036837" calcext:value-type="float">
            <text:p>-9.3123114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00516026" calcext:value-type="float">
            <text:p>5.16026E-10</text:p>
          </table:table-cell>
          <table:table-cell table:formula="of:=LOG([.B40];10)" office:value-type="float" office:value="-9.2873284158688" calcext:value-type="float">
            <text:p>-9.2873284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000485366" calcext:value-type="float">
            <text:p>4.85366E-10</text:p>
          </table:table-cell>
          <table:table-cell table:formula="of:=LOG([.B41];10)" office:value-type="float" office:value="-9.31393064936699" calcext:value-type="float">
            <text:p>-9.31393064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000486063" calcext:value-type="float">
            <text:p>4.86063E-10</text:p>
          </table:table-cell>
          <table:table-cell table:formula="of:=LOG([.B42];10)" office:value-type="float" office:value="-9.31330743695346" calcext:value-type="float">
            <text:p>-9.3133074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000486157" calcext:value-type="float">
            <text:p>4.86157E-10</text:p>
          </table:table-cell>
          <table:table-cell table:formula="of:=LOG([.B43];10)" office:value-type="float" office:value="-9.31322345661686" calcext:value-type="float">
            <text:p>-9.31322345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000480444" calcext:value-type="float">
            <text:p>4.80444E-10</text:p>
          </table:table-cell>
          <table:table-cell table:formula="of:=LOG([.B44];10)" office:value-type="float" office:value="-9.31835722591076" calcext:value-type="float">
            <text:p>-9.31835722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000480808" calcext:value-type="float">
            <text:p>4.80808E-10</text:p>
          </table:table-cell>
          <table:table-cell table:formula="of:=LOG([.B45];10)" office:value-type="float" office:value="-9.31802831486773" calcext:value-type="float">
            <text:p>-9.31802831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000519807" calcext:value-type="float">
            <text:p>5.19807E-10</text:p>
          </table:table-cell>
          <table:table-cell table:formula="of:=LOG([.B46];10)" office:value-type="float" office:value="-9.28415787635308" calcext:value-type="float">
            <text:p>-9.28415787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000480574" calcext:value-type="float">
            <text:p>4.80574E-10</text:p>
          </table:table-cell>
          <table:table-cell table:formula="of:=LOG([.B47];10)" office:value-type="float" office:value="-9.31823972908346" calcext:value-type="float">
            <text:p>-9.31823972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000495124" calcext:value-type="float">
            <text:p>4.95124E-10</text:p>
          </table:table-cell>
          <table:table-cell table:formula="of:=LOG([.B48];10)" office:value-type="float" office:value="-9.30528602172963" calcext:value-type="float">
            <text:p>-9.30528602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00477891" calcext:value-type="float">
            <text:p>4.77891E-10</text:p>
          </table:table-cell>
          <table:table-cell table:formula="of:=LOG([.B49];10)" office:value-type="float" office:value="-9.32067114836002" calcext:value-type="float">
            <text:p>-9.3206711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478776" calcext:value-type="float">
            <text:p>4.78776E-10</text:p>
          </table:table-cell>
          <table:table-cell table:formula="of:=LOG([.B50];10)" office:value-type="float" office:value="-9.3198676279582" calcext:value-type="float">
            <text:p>-9.3198676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000479216" calcext:value-type="float">
            <text:p>4.79216E-10</text:p>
          </table:table-cell>
          <table:table-cell table:formula="of:=LOG([.B51];10)" office:value-type="float" office:value="-9.31946869021034" calcext:value-type="float">
            <text:p>-9.31946869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000476244" calcext:value-type="float">
            <text:p>4.76244E-10</text:p>
          </table:table-cell>
          <table:table-cell table:formula="of:=LOG([.B52];10)" office:value-type="float" office:value="-9.32217048277733" calcext:value-type="float">
            <text:p>-9.32217048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000482583" calcext:value-type="float">
            <text:p>4.82583E-10</text:p>
          </table:table-cell>
          <table:table-cell table:formula="of:=LOG([.B53];10)" office:value-type="float" office:value="-9.31642798109327" calcext:value-type="float">
            <text:p>-9.3164279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00477638" calcext:value-type="float">
            <text:p>4.77638E-10</text:p>
          </table:table-cell>
          <table:table-cell table:formula="of:=LOG([.B54];10)" office:value-type="float" office:value="-9.32090112883469" calcext:value-type="float">
            <text:p>-9.32090112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00506734" calcext:value-type="float">
            <text:p>5.06734E-10</text:p>
          </table:table-cell>
          <table:table-cell table:formula="of:=LOG([.B55];10)" office:value-type="float" office:value="-9.29521995515871" calcext:value-type="float">
            <text:p>-9.2952199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00475" calcext:value-type="float">
            <text:p>4.75E-10</text:p>
          </table:table-cell>
          <table:table-cell table:formula="of:=LOG([.B56];10)" office:value-type="float" office:value="-9.32330639037513" calcext:value-type="float">
            <text:p>-9.32330639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00553571" calcext:value-type="float">
            <text:p>5.53571E-10</text:p>
          </table:table-cell>
          <table:table-cell table:formula="of:=LOG([.B57];10)" office:value-type="float" office:value="-9.25682666940004" calcext:value-type="float">
            <text:p>-9.25682666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00474894" calcext:value-type="float">
            <text:p>4.74894E-10</text:p>
          </table:table-cell>
          <table:table-cell table:formula="of:=LOG([.B58];10)" office:value-type="float" office:value="-9.32340331743283" calcext:value-type="float">
            <text:p>-9.32340331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00473992" calcext:value-type="float">
            <text:p>4.73992E-10</text:p>
          </table:table-cell>
          <table:table-cell table:formula="of:=LOG([.B59];10)" office:value-type="float" office:value="-9.32422898825244" calcext:value-type="float">
            <text:p>-9.32422898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00472316" calcext:value-type="float">
            <text:p>4.72316E-10</text:p>
          </table:table-cell>
          <table:table-cell table:formula="of:=LOG([.B60];10)" office:value-type="float" office:value="-9.32576734217682" calcext:value-type="float">
            <text:p>-9.32576734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00472678" calcext:value-type="float">
            <text:p>4.72678E-10</text:p>
          </table:table-cell>
          <table:table-cell table:formula="of:=LOG([.B61];10)" office:value-type="float" office:value="-9.32543461073061" calcext:value-type="float">
            <text:p>-9.32543461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00473295" calcext:value-type="float">
            <text:p>4.73295E-10</text:p>
          </table:table-cell>
          <table:table-cell table:formula="of:=LOG([.B62];10)" office:value-type="float" office:value="-9.3248680834971" calcext:value-type="float">
            <text:p>-9.32486808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0047235" calcext:value-type="float">
            <text:p>4.7235E-10</text:p>
          </table:table-cell>
          <table:table-cell table:formula="of:=LOG([.B63];10)" office:value-type="float" office:value="-9.32573608030777" calcext:value-type="float">
            <text:p>-9.32573608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00480903" calcext:value-type="float">
            <text:p>4.80903E-10</text:p>
          </table:table-cell>
          <table:table-cell table:formula="of:=LOG([.B64];10)" office:value-type="float" office:value="-9.31794251367399" calcext:value-type="float">
            <text:p>-9.31794251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00472356" calcext:value-type="float">
            <text:p>4.72356E-10</text:p>
          </table:table-cell>
          <table:table-cell table:formula="of:=LOG([.B65];10)" office:value-type="float" office:value="-9.32573056374095" calcext:value-type="float">
            <text:p>-9.32573056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00473893" calcext:value-type="float">
            <text:p>4.73893E-10</text:p>
          </table:table-cell>
          <table:table-cell table:formula="of:=LOG([.B66];10)" office:value-type="float" office:value="-9.32431970633294" calcext:value-type="float">
            <text:p>-9.32431970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00471732" calcext:value-type="float">
            <text:p>4.71732E-10</text:p>
          </table:table-cell>
          <table:table-cell table:formula="of:=LOG([.B67];10)" office:value-type="float" office:value="-9.32630466233381" calcext:value-type="float">
            <text:p>-9.32630466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00471686" calcext:value-type="float">
            <text:p>4.71686E-10</text:p>
          </table:table-cell>
          <table:table-cell table:formula="of:=LOG([.B68];10)" office:value-type="float" office:value="-9.32634701375425" calcext:value-type="float">
            <text:p>-9.32634701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050746" calcext:value-type="float">
            <text:p>5.0746E-10</text:p>
          </table:table-cell>
          <table:table-cell table:formula="of:=LOG([.B69];10)" office:value-type="float" office:value="-9.29459818487074" calcext:value-type="float">
            <text:p>-9.2945981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0472464" calcext:value-type="float">
            <text:p>4.72464E-10</text:p>
          </table:table-cell>
          <table:table-cell table:formula="of:=LOG([.B70];10)" office:value-type="float" office:value="-9.3256312775187" calcext:value-type="float">
            <text:p>-9.32563127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00470624" calcext:value-type="float">
            <text:p>4.70624E-10</text:p>
          </table:table-cell>
          <table:table-cell table:formula="of:=LOG([.B71];10)" office:value-type="float" office:value="-9.32732592925989" calcext:value-type="float">
            <text:p>-9.3273259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00470266" calcext:value-type="float">
            <text:p>4.70266E-10</text:p>
          </table:table-cell>
          <table:table-cell table:formula="of:=LOG([.B72];10)" office:value-type="float" office:value="-9.32765641939587" calcext:value-type="float">
            <text:p>-9.32765641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00470129" calcext:value-type="float">
            <text:p>4.70129E-10</text:p>
          </table:table-cell>
          <table:table-cell table:formula="of:=LOG([.B73];10)" office:value-type="float" office:value="-9.32778295844476" calcext:value-type="float">
            <text:p>-9.32778295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00470752" calcext:value-type="float">
            <text:p>4.70752E-10</text:p>
          </table:table-cell>
          <table:table-cell table:formula="of:=LOG([.B74];10)" office:value-type="float" office:value="-9.32720782619793" calcext:value-type="float">
            <text:p>-9.32720782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0047045" calcext:value-type="float">
            <text:p>4.7045E-10</text:p>
          </table:table-cell>
          <table:table-cell table:formula="of:=LOG([.B75];10)" office:value-type="float" office:value="-9.32748652713149" calcext:value-type="float">
            <text:p>-9.32748652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00469474" calcext:value-type="float">
            <text:p>4.69474E-10</text:p>
          </table:table-cell>
          <table:table-cell table:formula="of:=LOG([.B76];10)" office:value-type="float" office:value="-9.32838845445047" calcext:value-type="float">
            <text:p>-9.32838845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047095" calcext:value-type="float">
            <text:p>4.7095E-10</text:p>
          </table:table-cell>
          <table:table-cell table:formula="of:=LOG([.B77];10)" office:value-type="float" office:value="-9.32702519876657" calcext:value-type="float">
            <text:p>-9.32702519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0469364" calcext:value-type="float">
            <text:p>4.69364E-10</text:p>
          </table:table-cell>
          <table:table-cell table:formula="of:=LOG([.B78];10)" office:value-type="float" office:value="-9.32849022364436" calcext:value-type="float">
            <text:p>-9.32849022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0469815" calcext:value-type="float">
            <text:p>4.69815E-10</text:p>
          </table:table-cell>
          <table:table-cell table:formula="of:=LOG([.B79];10)" office:value-type="float" office:value="-9.32807312141701" calcext:value-type="float">
            <text:p>-9.32807312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00469462" calcext:value-type="float">
            <text:p>4.69462E-10</text:p>
          </table:table-cell>
          <table:table-cell table:formula="of:=LOG([.B80];10)" office:value-type="float" office:value="-9.32839955538554" calcext:value-type="float">
            <text:p>-9.32839955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00468827" calcext:value-type="float">
            <text:p>4.68827E-10</text:p>
          </table:table-cell>
          <table:table-cell table:formula="of:=LOG([.B81];10)" office:value-type="float" office:value="-9.32898738501609" calcext:value-type="float">
            <text:p>-9.328987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00469437" calcext:value-type="float">
            <text:p>4.69437E-10</text:p>
          </table:table-cell>
          <table:table-cell table:formula="of:=LOG([.B82];10)" office:value-type="float" office:value="-9.32842268324498" calcext:value-type="float">
            <text:p>-9.3284226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0469586" calcext:value-type="float">
            <text:p>4.69586E-10</text:p>
          </table:table-cell>
          <table:table-cell table:formula="of:=LOG([.B83];10)" office:value-type="float" office:value="-9.32828485940393" calcext:value-type="float">
            <text:p>-9.32828485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00468445" calcext:value-type="float">
            <text:p>4.68445E-10</text:p>
          </table:table-cell>
          <table:table-cell table:formula="of:=LOG([.B84];10)" office:value-type="float" office:value="-9.32934139218001" calcext:value-type="float">
            <text:p>-9.32934139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00468347" calcext:value-type="float">
            <text:p>4.68347E-10</text:p>
          </table:table-cell>
          <table:table-cell table:formula="of:=LOG([.B85];10)" office:value-type="float" office:value="-9.32943225730137" calcext:value-type="float">
            <text:p>-9.32943225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0046881" calcext:value-type="float">
            <text:p>4.6881E-10</text:p>
          </table:table-cell>
          <table:table-cell table:formula="of:=LOG([.B86];10)" office:value-type="float" office:value="-9.32900313312798" calcext:value-type="float">
            <text:p>-9.32900313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00468458" calcext:value-type="float">
            <text:p>4.68458E-10</text:p>
          </table:table-cell>
          <table:table-cell table:formula="of:=LOG([.B87];10)" office:value-type="float" office:value="-9.3293293400716" calcext:value-type="float">
            <text:p>-9.32932934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00468652" calcext:value-type="float">
            <text:p>4.68652E-10</text:p>
          </table:table-cell>
          <table:table-cell table:formula="of:=LOG([.B88];10)" office:value-type="float" office:value="-9.32914952525649" calcext:value-type="float">
            <text:p>-9.32914952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0046808" calcext:value-type="float">
            <text:p>4.6808E-10</text:p>
          </table:table-cell>
          <table:table-cell table:formula="of:=LOG([.B89];10)" office:value-type="float" office:value="-9.32967991489734" calcext:value-type="float">
            <text:p>-9.32967991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00468165" calcext:value-type="float">
            <text:p>4.68165E-10</text:p>
          </table:table-cell>
          <table:table-cell table:formula="of:=LOG([.B90];10)" office:value-type="float" office:value="-9.32960105726699" calcext:value-type="float">
            <text:p>-9.32960105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0046801" calcext:value-type="float">
            <text:p>4.6801E-10</text:p>
          </table:table-cell>
          <table:table-cell table:formula="of:=LOG([.B91];10)" office:value-type="float" office:value="-9.32974486722839" calcext:value-type="float">
            <text:p>-9.32974486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00467391" calcext:value-type="float">
            <text:p>4.67391E-10</text:p>
          </table:table-cell>
          <table:table-cell table:formula="of:=LOG([.B92];10)" office:value-type="float" office:value="-9.33031965456247" calcext:value-type="float">
            <text:p>-9.33031965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00467391" calcext:value-type="float">
            <text:p>4.67391E-10</text:p>
          </table:table-cell>
          <table:table-cell table:formula="of:=LOG([.B93];10)" office:value-type="float" office:value="-9.33031965456247" calcext:value-type="float">
            <text:p>-9.33031965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00467513" calcext:value-type="float">
            <text:p>4.67513E-10</text:p>
          </table:table-cell>
          <table:table-cell table:formula="of:=LOG([.B94];10)" office:value-type="float" office:value="-9.33020630832137" calcext:value-type="float">
            <text:p>-9.3302063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00467525" calcext:value-type="float">
            <text:p>4.67525E-10</text:p>
          </table:table-cell>
          <table:table-cell table:formula="of:=LOG([.B95];10)" office:value-type="float" office:value="-9.33019516110857" calcext:value-type="float">
            <text:p>-9.33019516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0527961" calcext:value-type="float">
            <text:p>5.27961E-10</text:p>
          </table:table-cell>
          <table:table-cell table:formula="of:=LOG([.B96];10)" office:value-type="float" office:value="-9.27739815722065" calcext:value-type="float">
            <text:p>-9.2773981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00467461" calcext:value-type="float">
            <text:p>4.67461E-10</text:p>
          </table:table-cell>
          <table:table-cell table:formula="of:=LOG([.B97];10)" office:value-type="float" office:value="-9.33025461621674" calcext:value-type="float">
            <text:p>-9.33025461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00477067" calcext:value-type="float">
            <text:p>4.77067E-10</text:p>
          </table:table-cell>
          <table:table-cell table:formula="of:=LOG([.B98];10)" office:value-type="float" office:value="-9.32142062371266" calcext:value-type="float">
            <text:p>-9.32142062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00467326" calcext:value-type="float">
            <text:p>4.67326E-10</text:p>
          </table:table-cell>
          <table:table-cell table:formula="of:=LOG([.B99];10)" office:value-type="float" office:value="-9.33038005603451" calcext:value-type="float">
            <text:p>-9.330380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00466465" calcext:value-type="float">
            <text:p>4.66465E-10</text:p>
          </table:table-cell>
          <table:table-cell table:formula="of:=LOG([.B100];10)" office:value-type="float" office:value="-9.33118093686305" calcext:value-type="float">
            <text:p>-9.33118093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000467129" calcext:value-type="float">
            <text:p>4.67129E-10</text:p>
          </table:table-cell>
          <table:table-cell table:formula="of:=LOG([.B101];10)" office:value-type="float" office:value="-9.33056317028656" calcext:value-type="float">
            <text:p>-9.33056317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000466803" calcext:value-type="float">
            <text:p>4.66803E-10</text:p>
          </table:table-cell>
          <table:table-cell table:formula="of:=LOG([.B102];10)" office:value-type="float" office:value="-9.33086636153999" calcext:value-type="float">
            <text:p>-9.33086636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00467066" calcext:value-type="float">
            <text:p>4.67066E-10</text:p>
          </table:table-cell>
          <table:table-cell table:formula="of:=LOG([.B103];10)" office:value-type="float" office:value="-9.3306217459638" calcext:value-type="float">
            <text:p>-9.3306217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00466766" calcext:value-type="float">
            <text:p>4.66766E-10</text:p>
          </table:table-cell>
          <table:table-cell table:formula="of:=LOG([.B104];10)" office:value-type="float" office:value="-9.330900786196" calcext:value-type="float">
            <text:p>-9.3309007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00477656" calcext:value-type="float">
            <text:p>4.77656E-10</text:p>
          </table:table-cell>
          <table:table-cell table:formula="of:=LOG([.B105];10)" office:value-type="float" office:value="-9.32088476256279" calcext:value-type="float">
            <text:p>-9.32088476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000467206" calcext:value-type="float">
            <text:p>4.67206E-10</text:p>
          </table:table-cell>
          <table:table-cell table:formula="of:=LOG([.B106];10)" office:value-type="float" office:value="-9.33049158851946" calcext:value-type="float">
            <text:p>-9.3304915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00504408" calcext:value-type="float">
            <text:p>5.04408E-10</text:p>
          </table:table-cell>
          <table:table-cell table:formula="of:=LOG([.B107];10)" office:value-type="float" office:value="-9.29721803405712" calcext:value-type="float">
            <text:p>-9.29721803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000466857" calcext:value-type="float">
            <text:p>4.66857E-10</text:p>
          </table:table-cell>
          <table:table-cell table:formula="of:=LOG([.B108];10)" office:value-type="float" office:value="-9.33081612504695" calcext:value-type="float">
            <text:p>-9.3308161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0048454" calcext:value-type="float">
            <text:p>4.8454E-10</text:p>
          </table:table-cell>
          <table:table-cell table:formula="of:=LOG([.B109];10)" office:value-type="float" office:value="-9.31467036502763" calcext:value-type="float">
            <text:p>-9.3146703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000490826" calcext:value-type="float">
            <text:p>4.90826E-10</text:p>
          </table:table-cell>
          <table:table-cell table:formula="of:=LOG([.B110];10)" office:value-type="float" office:value="-9.30907243991925" calcext:value-type="float">
            <text:p>-9.30907243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000507043" calcext:value-type="float">
            <text:p>5.07043E-10</text:p>
          </table:table-cell>
          <table:table-cell table:formula="of:=LOG([.B111];10)" office:value-type="float" office:value="-9.29495520857427" calcext:value-type="float">
            <text:p>-9.29495520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00537645" calcext:value-type="float">
            <text:p>5.37645E-10</text:p>
          </table:table-cell>
          <table:table-cell table:formula="of:=LOG([.B112];10)" office:value-type="float" office:value="-9.26950438870089" calcext:value-type="float">
            <text:p>-9.26950438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00484592" calcext:value-type="float">
            <text:p>4.84592E-10</text:p>
          </table:table-cell>
          <table:table-cell table:formula="of:=LOG([.B113];10)" office:value-type="float" office:value="-9.31462375979103" calcext:value-type="float">
            <text:p>-9.31462375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00484319" calcext:value-type="float">
            <text:p>4.84319E-10</text:p>
          </table:table-cell>
          <table:table-cell table:formula="of:=LOG([.B114];10)" office:value-type="float" office:value="-9.31486849309821" calcext:value-type="float">
            <text:p>-9.31486849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000484973" calcext:value-type="float">
            <text:p>4.84973E-10</text:p>
          </table:table-cell>
          <table:table-cell table:formula="of:=LOG([.B115];10)" office:value-type="float" office:value="-9.31428243928931" calcext:value-type="float">
            <text:p>-9.31428243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00484558" calcext:value-type="float">
            <text:p>4.84558E-10</text:p>
          </table:table-cell>
          <table:table-cell table:formula="of:=LOG([.B116];10)" office:value-type="float" office:value="-9.31465423187975" calcext:value-type="float">
            <text:p>-9.31465423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00466328" calcext:value-type="float">
            <text:p>4.66328E-10</text:p>
          </table:table-cell>
          <table:table-cell table:formula="of:=LOG([.B117];10)" office:value-type="float" office:value="-9.33130850716954" calcext:value-type="float">
            <text:p>-9.33130850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00517166" calcext:value-type="float">
            <text:p>5.17166E-10</text:p>
          </table:table-cell>
          <table:table-cell table:formula="of:=LOG([.B118];10)" office:value-type="float" office:value="-9.28637003463804" calcext:value-type="float">
            <text:p>-9.28637003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00466173" calcext:value-type="float">
            <text:p>4.66173E-10</text:p>
          </table:table-cell>
          <table:table-cell table:formula="of:=LOG([.B119];10)" office:value-type="float" office:value="-9.33145288373389" calcext:value-type="float">
            <text:p>-9.33145288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00466036" calcext:value-type="float">
            <text:p>4.66036E-10</text:p>
          </table:table-cell>
          <table:table-cell table:formula="of:=LOG([.B120];10)" office:value-type="float" office:value="-9.33158053395921" calcext:value-type="float">
            <text:p>-9.331580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00466185" calcext:value-type="float">
            <text:p>4.66185E-10</text:p>
          </table:table-cell>
          <table:table-cell table:formula="of:=LOG([.B121];10)" office:value-type="float" office:value="-9.33144170447917" calcext:value-type="float">
            <text:p>-9.33144170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00466062" calcext:value-type="float">
            <text:p>4.66062E-10</text:p>
          </table:table-cell>
          <table:table-cell table:formula="of:=LOG([.B122];10)" office:value-type="float" office:value="-9.33155630548424" calcext:value-type="float">
            <text:p>-9.33155630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0466413" calcext:value-type="float">
            <text:p>4.66413E-10</text:p>
          </table:table-cell>
          <table:table-cell table:formula="of:=LOG([.B123];10)" office:value-type="float" office:value="-9.33122935329711" calcext:value-type="float">
            <text:p>-9.33122935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0468922" calcext:value-type="float">
            <text:p>4.68922E-10</text:p>
          </table:table-cell>
          <table:table-cell table:formula="of:=LOG([.B124];10)" office:value-type="float" office:value="-9.3288993913719" calcext:value-type="float">
            <text:p>-9.32889939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0465742" calcext:value-type="float">
            <text:p>4.65742E-10</text:p>
          </table:table-cell>
          <table:table-cell table:formula="of:=LOG([.B125];10)" office:value-type="float" office:value="-9.33185459619703" calcext:value-type="float">
            <text:p>-9.33185459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0466095" calcext:value-type="float">
            <text:p>4.66095E-10</text:p>
          </table:table-cell>
          <table:table-cell table:formula="of:=LOG([.B126];10)" office:value-type="float" office:value="-9.33152555590469" calcext:value-type="float">
            <text:p>-9.33152555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0466192" calcext:value-type="float">
            <text:p>4.66192E-10</text:p>
          </table:table-cell>
          <table:table-cell table:formula="of:=LOG([.B127];10)" office:value-type="float" office:value="-9.33143518338015" calcext:value-type="float">
            <text:p>-9.33143518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0475025" calcext:value-type="float">
            <text:p>4.75025E-10</text:p>
          </table:table-cell>
          <table:table-cell table:formula="of:=LOG([.B128];10)" office:value-type="float" office:value="-9.32328353337232" calcext:value-type="float">
            <text:p>-9.32328353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0466812" calcext:value-type="float">
            <text:p>4.66812E-10</text:p>
          </table:table-cell>
          <table:table-cell table:formula="of:=LOG([.B129];10)" office:value-type="float" office:value="-9.3308579883876" calcext:value-type="float">
            <text:p>-9.33085798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046619" calcext:value-type="float">
            <text:p>4.6619E-10</text:p>
          </table:table-cell>
          <table:table-cell table:formula="of:=LOG([.B130];10)" office:value-type="float" office:value="-9.33143704654131" calcext:value-type="float">
            <text:p>-9.33143704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046653" calcext:value-type="float">
            <text:p>4.6653E-10</text:p>
          </table:table-cell>
          <table:table-cell table:formula="of:=LOG([.B131];10)" office:value-type="float" office:value="-9.33112042390989" calcext:value-type="float">
            <text:p>-9.33112042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046987" calcext:value-type="float">
            <text:p>4.6987E-10</text:p>
          </table:table-cell>
          <table:table-cell table:formula="of:=LOG([.B132];10)" office:value-type="float" office:value="-9.32802228268587" calcext:value-type="float">
            <text:p>-9.32802228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0466051" calcext:value-type="float">
            <text:p>4.66051E-10</text:p>
          </table:table-cell>
          <table:table-cell table:formula="of:=LOG([.B133];10)" office:value-type="float" office:value="-9.33156655582792" calcext:value-type="float">
            <text:p>-9.33156655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0465997" calcext:value-type="float">
            <text:p>4.65997E-10</text:p>
          </table:table-cell>
          <table:table-cell table:formula="of:=LOG([.B134];10)" office:value-type="float" office:value="-9.33161687920622" calcext:value-type="float">
            <text:p>-9.33161687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0465948" calcext:value-type="float">
            <text:p>4.65948E-10</text:p>
          </table:table-cell>
          <table:table-cell table:formula="of:=LOG([.B135];10)" office:value-type="float" office:value="-9.33166254805928" calcext:value-type="float">
            <text:p>-9.33166254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051427" calcext:value-type="float">
            <text:p>5.1427E-10</text:p>
          </table:table-cell>
          <table:table-cell table:formula="of:=LOG([.B136];10)" office:value-type="float" office:value="-9.28880880955888" calcext:value-type="float">
            <text:p>-9.28880880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00477243" calcext:value-type="float">
            <text:p>4.77243E-10</text:p>
          </table:table-cell>
          <table:table-cell table:formula="of:=LOG([.B137];10)" office:value-type="float" office:value="-9.32126043293674" calcext:value-type="float">
            <text:p>-9.32126043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00466254" calcext:value-type="float">
            <text:p>4.66254E-10</text:p>
          </table:table-cell>
          <table:table-cell table:formula="of:=LOG([.B138];10)" office:value-type="float" office:value="-9.33137742934845" calcext:value-type="float">
            <text:p>-9.33137742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00488114" calcext:value-type="float">
            <text:p>4.88114E-10</text:p>
          </table:table-cell>
          <table:table-cell table:formula="of:=LOG([.B139];10)" office:value-type="float" office:value="-9.3114787358068" calcext:value-type="float">
            <text:p>-9.31147873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00466341" calcext:value-type="float">
            <text:p>4.66341E-10</text:p>
          </table:table-cell>
          <table:table-cell table:formula="of:=LOG([.B140];10)" office:value-type="float" office:value="-9.33129640034865" calcext:value-type="float">
            <text:p>-9.33129640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00465856" calcext:value-type="float">
            <text:p>4.65856E-10</text:p>
          </table:table-cell>
          <table:table-cell table:formula="of:=LOG([.B141];10)" office:value-type="float" office:value="-9.33174830663612" calcext:value-type="float">
            <text:p>-9.33174830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00465688" calcext:value-type="float">
            <text:p>4.65688E-10</text:p>
          </table:table-cell>
          <table:table-cell table:formula="of:=LOG([.B142];10)" office:value-type="float" office:value="-9.33190495296469" calcext:value-type="float">
            <text:p>-9.3319049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00465971" calcext:value-type="float">
            <text:p>4.65971E-10</text:p>
          </table:table-cell>
          <table:table-cell table:formula="of:=LOG([.B143];10)" office:value-type="float" office:value="-9.33164111106082" calcext:value-type="float">
            <text:p>-9.33164111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00466006" calcext:value-type="float">
            <text:p>4.66006E-10</text:p>
          </table:table-cell>
          <table:table-cell table:formula="of:=LOG([.B144];10)" office:value-type="float" office:value="-9.33160849157155" calcext:value-type="float">
            <text:p>-9.33160849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00483812" calcext:value-type="float">
            <text:p>4.83812E-10</text:p>
          </table:table-cell>
          <table:table-cell table:formula="of:=LOG([.B145];10)" office:value-type="float" office:value="-9.31532336402467" calcext:value-type="float">
            <text:p>-9.3153233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00466604" calcext:value-type="float">
            <text:p>4.66604E-10</text:p>
          </table:table-cell>
          <table:table-cell table:formula="of:=LOG([.B146];10)" office:value-type="float" office:value="-9.33105154250223" calcext:value-type="float">
            <text:p>-9.3310515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00465614" calcext:value-type="float">
            <text:p>4.65614E-10</text:p>
          </table:table-cell>
          <table:table-cell table:formula="of:=LOG([.B147];10)" office:value-type="float" office:value="-9.33197396987162" calcext:value-type="float">
            <text:p>-9.33197396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0046594" calcext:value-type="float">
            <text:p>4.6594E-10</text:p>
          </table:table-cell>
          <table:table-cell table:formula="of:=LOG([.B148];10)" office:value-type="float" office:value="-9.33167000465461" calcext:value-type="float">
            <text:p>-9.33167000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00465264" calcext:value-type="float">
            <text:p>4.65264E-10</text:p>
          </table:table-cell>
          <table:table-cell table:formula="of:=LOG([.B149];10)" office:value-type="float" office:value="-9.33230054988711" calcext:value-type="float">
            <text:p>-9.3323005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00466309" calcext:value-type="float">
            <text:p>4.66309E-10</text:p>
          </table:table-cell>
          <table:table-cell table:formula="of:=LOG([.B150];10)" office:value-type="float" office:value="-9.33132620236104" calcext:value-type="float">
            <text:p>-9.33132620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0046596" calcext:value-type="float">
            <text:p>4.6596E-10</text:p>
          </table:table-cell>
          <table:table-cell table:formula="of:=LOG([.B151];10)" office:value-type="float" office:value="-9.33165136340633" calcext:value-type="float">
            <text:p>-9.33165136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00465362" calcext:value-type="float">
            <text:p>4.65362E-10</text:p>
          </table:table-cell>
          <table:table-cell table:formula="of:=LOG([.B152];10)" office:value-type="float" office:value="-9.33220908272547" calcext:value-type="float">
            <text:p>-9.33220908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00466546" calcext:value-type="float">
            <text:p>4.66546E-10</text:p>
          </table:table-cell>
          <table:table-cell table:formula="of:=LOG([.B153];10)" office:value-type="float" office:value="-9.33110552970682" calcext:value-type="float">
            <text:p>-9.33110552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00465113" calcext:value-type="float">
            <text:p>4.65113E-10</text:p>
          </table:table-cell>
          <table:table-cell table:formula="of:=LOG([.B154];10)" office:value-type="float" office:value="-9.33244152170249" calcext:value-type="float">
            <text:p>-9.33244152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00525723" calcext:value-type="float">
            <text:p>5.25723E-10</text:p>
          </table:table-cell>
          <table:table-cell table:formula="of:=LOG([.B155];10)" office:value-type="float" office:value="-9.27924302249731" calcext:value-type="float">
            <text:p>-9.27924302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00466294" calcext:value-type="float">
            <text:p>4.66294E-10</text:p>
          </table:table-cell>
          <table:table-cell table:formula="of:=LOG([.B156];10)" office:value-type="float" office:value="-9.33134017275837" calcext:value-type="float">
            <text:p>-9.33134017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00511187" calcext:value-type="float">
            <text:p>5.11187E-10</text:p>
          </table:table-cell>
          <table:table-cell table:formula="of:=LOG([.B157];10)" office:value-type="float" office:value="-9.29142019925508" calcext:value-type="float">
            <text:p>-9.29142019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00466339" calcext:value-type="float">
            <text:p>4.66339E-10</text:p>
          </table:table-cell>
          <table:table-cell table:formula="of:=LOG([.B158];10)" office:value-type="float" office:value="-9.33129826291451" calcext:value-type="float">
            <text:p>-9.33129826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00465011" calcext:value-type="float">
            <text:p>4.65011E-10</text:p>
          </table:table-cell>
          <table:table-cell table:formula="of:=LOG([.B159];10)" office:value-type="float" office:value="-9.33253677359865" calcext:value-type="float">
            <text:p>-9.33253677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00476376" calcext:value-type="float">
            <text:p>4.76376E-10</text:p>
          </table:table-cell>
          <table:table-cell table:formula="of:=LOG([.B160];10)" office:value-type="float" office:value="-9.32205012655559" calcext:value-type="float">
            <text:p>-9.32205012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00465217" calcext:value-type="float">
            <text:p>4.65217E-10</text:p>
          </table:table-cell>
          <table:table-cell table:formula="of:=LOG([.B161];10)" office:value-type="float" office:value="-9.33234442362696" calcext:value-type="float">
            <text:p>-9.33234442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00465915" calcext:value-type="float">
            <text:p>4.65915E-10</text:p>
          </table:table-cell>
          <table:table-cell table:formula="of:=LOG([.B162];10)" office:value-type="float" office:value="-9.33169330734023" calcext:value-type="float">
            <text:p>-9.33169330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00465311" calcext:value-type="float">
            <text:p>4.65311E-10</text:p>
          </table:table-cell>
          <table:table-cell table:formula="of:=LOG([.B163];10)" office:value-type="float" office:value="-9.33225668057906" calcext:value-type="float">
            <text:p>-9.33225668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00465285" calcext:value-type="float">
            <text:p>4.65285E-10</text:p>
          </table:table-cell>
          <table:table-cell table:formula="of:=LOG([.B164];10)" office:value-type="float" office:value="-9.33228094815926" calcext:value-type="float">
            <text:p>-9.33228094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00465632" calcext:value-type="float">
            <text:p>4.65632E-10</text:p>
          </table:table-cell>
          <table:table-cell table:formula="of:=LOG([.B165];10)" office:value-type="float" office:value="-9.33195718096584" calcext:value-type="float">
            <text:p>-9.3319571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00465681" calcext:value-type="float">
            <text:p>4.65681E-10</text:p>
          </table:table-cell>
          <table:table-cell table:formula="of:=LOG([.B166];10)" office:value-type="float" office:value="-9.33191148112135" calcext:value-type="float">
            <text:p>-9.33191148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00466453" calcext:value-type="float">
            <text:p>4.66453E-10</text:p>
          </table:table-cell>
          <table:table-cell table:formula="of:=LOG([.B167];10)" office:value-type="float" office:value="-9.33119210940723" calcext:value-type="float">
            <text:p>-9.33119210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00466139" calcext:value-type="float">
            <text:p>4.66139E-10</text:p>
          </table:table-cell>
          <table:table-cell table:formula="of:=LOG([.B168];10)" office:value-type="float" office:value="-9.33148455985173" calcext:value-type="float">
            <text:p>-9.33148455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00465659" calcext:value-type="float">
            <text:p>4.65659E-10</text:p>
          </table:table-cell>
          <table:table-cell table:formula="of:=LOG([.B169];10)" office:value-type="float" office:value="-9.33193199882403" calcext:value-type="float">
            <text:p>-9.33193199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00465193" calcext:value-type="float">
            <text:p>4.65193E-10</text:p>
          </table:table-cell>
          <table:table-cell table:formula="of:=LOG([.B170];10)" office:value-type="float" office:value="-9.33236682894842" calcext:value-type="float">
            <text:p>-9.33236682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00466082" calcext:value-type="float">
            <text:p>4.66082E-10</text:p>
          </table:table-cell>
          <table:table-cell table:formula="of:=LOG([.B171];10)" office:value-type="float" office:value="-9.33153766911552" calcext:value-type="float">
            <text:p>-9.33153766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00465898" calcext:value-type="float">
            <text:p>4.65898E-10</text:p>
          </table:table-cell>
          <table:table-cell table:formula="of:=LOG([.B172];10)" office:value-type="float" office:value="-9.33170915388067" calcext:value-type="float">
            <text:p>-9.33170915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00465788" calcext:value-type="float">
            <text:p>4.65788E-10</text:p>
          </table:table-cell>
          <table:table-cell table:formula="of:=LOG([.B173];10)" office:value-type="float" office:value="-9.33181170429621" calcext:value-type="float">
            <text:p>-9.33181170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00465418" calcext:value-type="float">
            <text:p>4.65418E-10</text:p>
          </table:table-cell>
          <table:table-cell table:formula="of:=LOG([.B174];10)" office:value-type="float" office:value="-9.33215682442379" calcext:value-type="float">
            <text:p>-9.33215682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00465649" calcext:value-type="float">
            <text:p>4.65649E-10</text:p>
          </table:table-cell>
          <table:table-cell table:formula="of:=LOG([.B175];10)" office:value-type="float" office:value="-9.33194132537297" calcext:value-type="float">
            <text:p>-9.33194132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00465487" calcext:value-type="float">
            <text:p>4.65487E-10</text:p>
          </table:table-cell>
          <table:table-cell table:formula="of:=LOG([.B176];10)" office:value-type="float" office:value="-9.33209244337673" calcext:value-type="float">
            <text:p>-9.33209244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00465235" calcext:value-type="float">
            <text:p>4.65235E-10</text:p>
          </table:table-cell>
          <table:table-cell table:formula="of:=LOG([.B177];10)" office:value-type="float" office:value="-9.33232762039439" calcext:value-type="float">
            <text:p>-9.33232762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00466356" calcext:value-type="float">
            <text:p>4.66356E-10</text:p>
          </table:table-cell>
          <table:table-cell table:formula="of:=LOG([.B178];10)" office:value-type="float" office:value="-9.3312824313593" calcext:value-type="float">
            <text:p>-9.33128243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0046579" calcext:value-type="float">
            <text:p>4.6579E-10</text:p>
          </table:table-cell>
          <table:table-cell table:formula="of:=LOG([.B179];10)" office:value-type="float" office:value="-9.33180983952705" calcext:value-type="float">
            <text:p>-9.33180983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0046558" calcext:value-type="float">
            <text:p>4.6558E-10</text:p>
          </table:table-cell>
          <table:table-cell table:formula="of:=LOG([.B180];10)" office:value-type="float" office:value="-9.3320056840201" calcext:value-type="float">
            <text:p>-9.3320056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00466421" calcext:value-type="float">
            <text:p>4.66421E-10</text:p>
          </table:table-cell>
          <table:table-cell table:formula="of:=LOG([.B181];10)" office:value-type="float" office:value="-9.33122190426361" calcext:value-type="float">
            <text:p>-9.33122190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00465788" calcext:value-type="float">
            <text:p>4.65788E-10</text:p>
          </table:table-cell>
          <table:table-cell table:formula="of:=LOG([.B182];10)" office:value-type="float" office:value="-9.33181170429621" calcext:value-type="float">
            <text:p>-9.33181170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0052408" calcext:value-type="float">
            <text:p>5.2408E-10</text:p>
          </table:table-cell>
          <table:table-cell table:formula="of:=LOG([.B183];10)" office:value-type="float" office:value="-9.28060241357612" calcext:value-type="float">
            <text:p>-9.28060241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00466144" calcext:value-type="float">
            <text:p>4.66144E-10</text:p>
          </table:table-cell>
          <table:table-cell table:formula="of:=LOG([.B184];10)" office:value-type="float" office:value="-9.33147990145421" calcext:value-type="float">
            <text:p>-9.3314799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00465276" calcext:value-type="float">
            <text:p>4.65276E-10</text:p>
          </table:table-cell>
          <table:table-cell table:formula="of:=LOG([.B185];10)" office:value-type="float" office:value="-9.33228934879143" calcext:value-type="float">
            <text:p>-9.33228934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00465737" calcext:value-type="float">
            <text:p>4.65737E-10</text:p>
          </table:table-cell>
          <table:table-cell table:formula="of:=LOG([.B186];10)" office:value-type="float" office:value="-9.33185925861542" calcext:value-type="float">
            <text:p>-9.33185925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00465241" calcext:value-type="float">
            <text:p>4.65241E-10</text:p>
          </table:table-cell>
          <table:table-cell table:formula="of:=LOG([.B187];10)" office:value-type="float" office:value="-9.33232201946134" calcext:value-type="float">
            <text:p>-9.33232201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00465411" calcext:value-type="float">
            <text:p>4.65411E-10</text:p>
          </table:table-cell>
          <table:table-cell table:formula="of:=LOG([.B188];10)" office:value-type="float" office:value="-9.33216335636763" calcext:value-type="float">
            <text:p>-9.33216335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00465637" calcext:value-type="float">
            <text:p>4.65637E-10</text:p>
          </table:table-cell>
          <table:table-cell table:formula="of:=LOG([.B189];10)" office:value-type="float" office:value="-9.33195251749608" calcext:value-type="float">
            <text:p>-9.33195251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00466221" calcext:value-type="float">
            <text:p>4.66221E-10</text:p>
          </table:table-cell>
          <table:table-cell table:formula="of:=LOG([.B190];10)" office:value-type="float" office:value="-9.33140816844153" calcext:value-type="float">
            <text:p>-9.33140816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00465996" calcext:value-type="float">
            <text:p>4.65996E-10</text:p>
          </table:table-cell>
          <table:table-cell table:formula="of:=LOG([.B191];10)" office:value-type="float" office:value="-9.33161781117563" calcext:value-type="float">
            <text:p>-9.33161781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00465587" calcext:value-type="float">
            <text:p>4.65587E-10</text:p>
          </table:table-cell>
          <table:table-cell table:formula="of:=LOG([.B192];10)" office:value-type="float" office:value="-9.33199915444727" calcext:value-type="float">
            <text:p>-9.33199915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00466213" calcext:value-type="float">
            <text:p>4.66213E-10</text:p>
          </table:table-cell>
          <table:table-cell table:formula="of:=LOG([.B193];10)" office:value-type="float" office:value="-9.33141562067055" calcext:value-type="float">
            <text:p>-9.33141562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00465386" calcext:value-type="float">
            <text:p>4.65386E-10</text:p>
          </table:table-cell>
          <table:table-cell table:formula="of:=LOG([.B194];10)" office:value-type="float" office:value="-9.33218668554048" calcext:value-type="float">
            <text:p>-9.33218668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00465768" calcext:value-type="float">
            <text:p>4.65768E-10</text:p>
          </table:table-cell>
          <table:table-cell table:formula="of:=LOG([.B195];10)" office:value-type="float" office:value="-9.33183035242824" calcext:value-type="float">
            <text:p>-9.33183035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00465594" calcext:value-type="float">
            <text:p>4.65594E-10</text:p>
          </table:table-cell>
          <table:table-cell table:formula="of:=LOG([.B196];10)" office:value-type="float" office:value="-9.3319926249726" calcext:value-type="float">
            <text:p>-9.3319926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00465814" calcext:value-type="float">
            <text:p>4.65814E-10</text:p>
          </table:table-cell>
          <table:table-cell table:formula="of:=LOG([.B197];10)" office:value-type="float" office:value="-9.33178746292161" calcext:value-type="float">
            <text:p>-9.33178746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00465928" calcext:value-type="float">
            <text:p>4.65928E-10</text:p>
          </table:table-cell>
          <table:table-cell table:formula="of:=LOG([.B198];10)" office:value-type="float" office:value="-9.33168118978766" calcext:value-type="float">
            <text:p>-9.33168118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00466271" calcext:value-type="float">
            <text:p>4.66271E-10</text:p>
          </table:table-cell>
          <table:table-cell table:formula="of:=LOG([.B199];10)" office:value-type="float" office:value="-9.33136159490714" calcext:value-type="float">
            <text:p>-9.33136159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00465477" calcext:value-type="float">
            <text:p>4.65477E-10</text:p>
          </table:table-cell>
          <table:table-cell table:formula="of:=LOG([.B200];10)" office:value-type="float" office:value="-9.33210177337192" calcext:value-type="float">
            <text:p>-9.33210177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00466542" calcext:value-type="float">
            <text:p>4.66542E-10</text:p>
          </table:table-cell>
          <table:table-cell table:formula="of:=LOG([.B201];10)" office:value-type="float" office:value="-9.3311092532097" calcext:value-type="float">
            <text:p>-9.33110925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00465371" calcext:value-type="float">
            <text:p>4.65371E-10</text:p>
          </table:table-cell>
          <table:table-cell table:formula="of:=LOG([.B202];10)" office:value-type="float" office:value="-9.33220068364574" calcext:value-type="float">
            <text:p>-9.33220068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00465932" calcext:value-type="float">
            <text:p>4.65932E-10</text:p>
          </table:table-cell>
          <table:table-cell table:formula="of:=LOG([.B203];10)" office:value-type="float" office:value="-9.33167746137797" calcext:value-type="float">
            <text:p>-9.33167746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00465831" calcext:value-type="float">
            <text:p>4.65831E-10</text:p>
          </table:table-cell>
          <table:table-cell table:formula="of:=LOG([.B204];10)" office:value-type="float" office:value="-9.33177161352362" calcext:value-type="float">
            <text:p>-9.33177161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00465304" calcext:value-type="float">
            <text:p>4.65304E-10</text:p>
          </table:table-cell>
          <table:table-cell table:formula="of:=LOG([.B205];10)" office:value-type="float" office:value="-9.33226321402495" calcext:value-type="float">
            <text:p>-9.3322632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00513687" calcext:value-type="float">
            <text:p>5.13687E-10</text:p>
          </table:table-cell>
          <table:table-cell table:formula="of:=LOG([.B206];10)" office:value-type="float" office:value="-9.28930142493111" calcext:value-type="float">
            <text:p>-9.28930142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00466207" calcext:value-type="float">
            <text:p>4.66207E-10</text:p>
          </table:table-cell>
          <table:table-cell table:formula="of:=LOG([.B207];10)" office:value-type="float" office:value="-9.33142120992623" calcext:value-type="float">
            <text:p>-9.33142120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00466346" calcext:value-type="float">
            <text:p>4.66346E-10</text:p>
          </table:table-cell>
          <table:table-cell table:formula="of:=LOG([.B208];10)" office:value-type="float" office:value="-9.33129174396895" calcext:value-type="float">
            <text:p>-9.3312917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00465863" calcext:value-type="float">
            <text:p>4.65863E-10</text:p>
          </table:table-cell>
          <table:table-cell table:formula="of:=LOG([.B209];10)" office:value-type="float" office:value="-9.33174178093175" calcext:value-type="float">
            <text:p>-9.33174178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0046555" calcext:value-type="float">
            <text:p>4.6555E-10</text:p>
          </table:table-cell>
          <table:table-cell table:formula="of:=LOG([.B210];10)" office:value-type="float" office:value="-9.33203366901567" calcext:value-type="float">
            <text:p>-9.33203366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00465719" calcext:value-type="float">
            <text:p>4.65719E-10</text:p>
          </table:table-cell>
          <table:table-cell table:formula="of:=LOG([.B211];10)" office:value-type="float" office:value="-9.33187604373608" calcext:value-type="float">
            <text:p>-9.33187604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00465886" calcext:value-type="float">
            <text:p>4.65886E-10</text:p>
          </table:table-cell>
          <table:table-cell table:formula="of:=LOG([.B212];10)" office:value-type="float" office:value="-9.33172034002205" calcext:value-type="float">
            <text:p>-9.331720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00465962" calcext:value-type="float">
            <text:p>4.65962E-10</text:p>
          </table:table-cell>
          <table:table-cell table:formula="of:=LOG([.B213];10)" office:value-type="float" office:value="-9.3316494993255" calcext:value-type="float">
            <text:p>-9.33164949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0046503" calcext:value-type="float">
            <text:p>4.6503E-10</text:p>
          </table:table-cell>
          <table:table-cell table:formula="of:=LOG([.B214];10)" office:value-type="float" office:value="-9.33251902901501" calcext:value-type="float">
            <text:p>-9.3325190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00465529" calcext:value-type="float">
            <text:p>4.65529E-10</text:p>
          </table:table-cell>
          <table:table-cell table:formula="of:=LOG([.B215];10)" office:value-type="float" office:value="-9.33205325958558" calcext:value-type="float">
            <text:p>-9.33205325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00465827" calcext:value-type="float">
            <text:p>4.65827E-10</text:p>
          </table:table-cell>
          <table:table-cell table:formula="of:=LOG([.B216];10)" office:value-type="float" office:value="-9.3317753427417" calcext:value-type="float">
            <text:p>-9.33177534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00464904" calcext:value-type="float">
            <text:p>4.64904E-10</text:p>
          </table:table-cell>
          <table:table-cell table:formula="of:=LOG([.B217];10)" office:value-type="float" office:value="-9.33263671716289" calcext:value-type="float">
            <text:p>-9.33263671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00466135" calcext:value-type="float">
            <text:p>4.66135E-10</text:p>
          </table:table-cell>
          <table:table-cell table:formula="of:=LOG([.B218];10)" office:value-type="float" office:value="-9.33148828660573" calcext:value-type="float">
            <text:p>-9.33148828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00465607" calcext:value-type="float">
            <text:p>4.65607E-10</text:p>
          </table:table-cell>
          <table:table-cell table:formula="of:=LOG([.B219];10)" office:value-type="float" office:value="-9.33198049906581" calcext:value-type="float">
            <text:p>-9.3319804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00465816" calcext:value-type="float">
            <text:p>4.65816E-10</text:p>
          </table:table-cell>
          <table:table-cell table:formula="of:=LOG([.B220];10)" office:value-type="float" office:value="-9.33178559825653" calcext:value-type="float">
            <text:p>-9.33178559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00465426" calcext:value-type="float">
            <text:p>4.65426E-10</text:p>
          </table:table-cell>
          <table:table-cell table:formula="of:=LOG([.B221];10)" office:value-type="float" office:value="-9.33214935946542" calcext:value-type="float">
            <text:p>-9.33214935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00497452" calcext:value-type="float">
            <text:p>4.97452E-10</text:p>
          </table:table-cell>
          <table:table-cell table:formula="of:=LOG([.B222];10)" office:value-type="float" office:value="-9.30324881871894" calcext:value-type="float">
            <text:p>-9.30324881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0465641" calcext:value-type="float">
            <text:p>4.65641E-10</text:p>
          </table:table-cell>
          <table:table-cell table:formula="of:=LOG([.B223];10)" office:value-type="float" office:value="-9.33194878675633" calcext:value-type="float">
            <text:p>-9.33194878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0465767" calcext:value-type="float">
            <text:p>4.65767E-10</text:p>
          </table:table-cell>
          <table:table-cell table:formula="of:=LOG([.B224];10)" office:value-type="float" office:value="-9.33183128485586" calcext:value-type="float">
            <text:p>-9.33183128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0513591" calcext:value-type="float">
            <text:p>5.13591E-10</text:p>
          </table:table-cell>
          <table:table-cell table:formula="of:=LOG([.B225];10)" office:value-type="float" office:value="-9.28938259530638" calcext:value-type="float">
            <text:p>-9.28938259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0465133" calcext:value-type="float">
            <text:p>4.65133E-10</text:p>
          </table:table-cell>
          <table:table-cell table:formula="of:=LOG([.B226];10)" office:value-type="float" office:value="-9.33242284730962" calcext:value-type="float">
            <text:p>-9.33242284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0465557" calcext:value-type="float">
            <text:p>4.65557E-10</text:p>
          </table:table-cell>
          <table:table-cell table:formula="of:=LOG([.B227];10)" office:value-type="float" office:value="-9.33202713902207" calcext:value-type="float">
            <text:p>-9.3320271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0465492" calcext:value-type="float">
            <text:p>4.65492E-10</text:p>
          </table:table-cell>
          <table:table-cell table:formula="of:=LOG([.B228];10)" office:value-type="float" office:value="-9.3320877784543" calcext:value-type="float">
            <text:p>-9.33208777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0465161" calcext:value-type="float">
            <text:p>4.65161E-10</text:p>
          </table:table-cell>
          <table:table-cell table:formula="of:=LOG([.B229];10)" office:value-type="float" office:value="-9.33239670450853" calcext:value-type="float">
            <text:p>-9.33239670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0466015" calcext:value-type="float">
            <text:p>4.66015E-10</text:p>
          </table:table-cell>
          <table:table-cell table:formula="of:=LOG([.B230];10)" office:value-type="float" office:value="-9.33160010409887" calcext:value-type="float">
            <text:p>-9.331600104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0465406" calcext:value-type="float">
            <text:p>4.65406E-10</text:p>
          </table:table-cell>
          <table:table-cell table:formula="of:=LOG([.B231];10)" office:value-type="float" office:value="-9.33216802210194" calcext:value-type="float">
            <text:p>-9.33216802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0465312" calcext:value-type="float">
            <text:p>4.65312E-10</text:p>
          </table:table-cell>
          <table:table-cell table:formula="of:=LOG([.B232];10)" office:value-type="float" office:value="-9.33225574723767" calcext:value-type="float">
            <text:p>-9.332255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0465647" calcext:value-type="float">
            <text:p>4.65647E-10</text:p>
          </table:table-cell>
          <table:table-cell table:formula="of:=LOG([.B233];10)" office:value-type="float" office:value="-9.33194319070679" calcext:value-type="float">
            <text:p>-9.33194319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0465298" calcext:value-type="float">
            <text:p>4.65298E-10</text:p>
          </table:table-cell>
          <table:table-cell table:formula="of:=LOG([.B234];10)" office:value-type="float" office:value="-9.33226881419966" calcext:value-type="float">
            <text:p>-9.33226881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0465721" calcext:value-type="float">
            <text:p>4.65721E-10</text:p>
          </table:table-cell>
          <table:table-cell table:formula="of:=LOG([.B235];10)" office:value-type="float" office:value="-9.33187417869064" calcext:value-type="float">
            <text:p>-9.33187417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0465308" calcext:value-type="float">
            <text:p>4.65308E-10</text:p>
          </table:table-cell>
          <table:table-cell table:formula="of:=LOG([.B236];10)" office:value-type="float" office:value="-9.33225948061526" calcext:value-type="float">
            <text:p>-9.33225948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00465422" calcext:value-type="float">
            <text:p>4.65422E-10</text:p>
          </table:table-cell>
          <table:table-cell table:formula="of:=LOG([.B237];10)" office:value-type="float" office:value="-9.33215309192857" calcext:value-type="float">
            <text:p>-9.33215309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00465571" calcext:value-type="float">
            <text:p>4.65571E-10</text:p>
          </table:table-cell>
          <table:table-cell table:formula="of:=LOG([.B238];10)" office:value-type="float" office:value="-9.33201407932943" calcext:value-type="float">
            <text:p>-9.33201407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0046542" calcext:value-type="float">
            <text:p>4.6542E-10</text:p>
          </table:table-cell>
          <table:table-cell table:formula="of:=LOG([.B239];10)" office:value-type="float" office:value="-9.33215495817217" calcext:value-type="float">
            <text:p>-9.3321549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00466318" calcext:value-type="float">
            <text:p>4.66318E-10</text:p>
          </table:table-cell>
          <table:table-cell table:formula="of:=LOG([.B240];10)" office:value-type="float" office:value="-9.33131782033835" calcext:value-type="float">
            <text:p>-9.33131782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0046556" calcext:value-type="float">
            <text:p>4.6556E-10</text:p>
          </table:table-cell>
          <table:table-cell table:formula="of:=LOG([.B241];10)" office:value-type="float" office:value="-9.33202434048344" calcext:value-type="float">
            <text:p>-9.33202434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00465879" calcext:value-type="float">
            <text:p>4.65879E-10</text:p>
          </table:table-cell>
          <table:table-cell table:formula="of:=LOG([.B242];10)" office:value-type="float" office:value="-9.33172686540425" calcext:value-type="float">
            <text:p>-9.33172686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00465123" calcext:value-type="float">
            <text:p>4.65123E-10</text:p>
          </table:table-cell>
          <table:table-cell table:formula="of:=LOG([.B243];10)" office:value-type="float" office:value="-9.33243218440568" calcext:value-type="float">
            <text:p>-9.33243218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00527609" calcext:value-type="float">
            <text:p>5.27609E-10</text:p>
          </table:table-cell>
          <table:table-cell table:formula="of:=LOG([.B244];10)" office:value-type="float" office:value="-9.27768780482961" calcext:value-type="float">
            <text:p>-9.27768780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00465256" calcext:value-type="float">
            <text:p>4.65256E-10</text:p>
          </table:table-cell>
          <table:table-cell table:formula="of:=LOG([.B245];10)" office:value-type="float" office:value="-9.33230801744472" calcext:value-type="float">
            <text:p>-9.33230801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00465522" calcext:value-type="float">
            <text:p>4.65522E-10</text:p>
          </table:table-cell>
          <table:table-cell table:formula="of:=LOG([.B246];10)" office:value-type="float" office:value="-9.33205978997194" calcext:value-type="float">
            <text:p>-9.332059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00465966" calcext:value-type="float">
            <text:p>4.65966E-10</text:p>
          </table:table-cell>
          <table:table-cell table:formula="of:=LOG([.B247];10)" office:value-type="float" office:value="-9.33164577118786" calcext:value-type="float">
            <text:p>-9.33164577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00465342" calcext:value-type="float">
            <text:p>4.65342E-10</text:p>
          </table:table-cell>
          <table:table-cell table:formula="of:=LOG([.B248];10)" office:value-type="float" office:value="-9.33222774792867" calcext:value-type="float">
            <text:p>-9.33222774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00465523" calcext:value-type="float">
            <text:p>4.65523E-10</text:p>
          </table:table-cell>
          <table:table-cell table:formula="of:=LOG([.B249];10)" office:value-type="float" office:value="-9.33205885705359" calcext:value-type="float">
            <text:p>-9.33205885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465317" calcext:value-type="float">
            <text:p>4.65317E-10</text:p>
          </table:table-cell>
          <table:table-cell table:formula="of:=LOG([.B250];10)" office:value-type="float" office:value="-9.33225108056081" calcext:value-type="float">
            <text:p>-9.33225108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00465386" calcext:value-type="float">
            <text:p>4.65386E-10</text:p>
          </table:table-cell>
          <table:table-cell table:formula="of:=LOG([.B251];10)" office:value-type="float" office:value="-9.33218668554048" calcext:value-type="float">
            <text:p>-9.33218668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00493866" calcext:value-type="float">
            <text:p>4.93866E-10</text:p>
          </table:table-cell>
          <table:table-cell table:formula="of:=LOG([.B252];10)" office:value-type="float" office:value="-9.30639087163285" calcext:value-type="float">
            <text:p>-9.30639087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00475343" calcext:value-type="float">
            <text:p>4.75343E-10</text:p>
          </table:table-cell>
          <table:table-cell table:formula="of:=LOG([.B253];10)" office:value-type="float" office:value="-9.3229928972179" calcext:value-type="float">
            <text:p>-9.32299289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00465205" calcext:value-type="float">
            <text:p>4.65205E-10</text:p>
          </table:table-cell>
          <table:table-cell table:formula="of:=LOG([.B254];10)" office:value-type="float" office:value="-9.3323556261432" calcext:value-type="float">
            <text:p>-9.33235562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00465509" calcext:value-type="float">
            <text:p>4.65509E-10</text:p>
          </table:table-cell>
          <table:table-cell table:formula="of:=LOG([.B255];10)" office:value-type="float" office:value="-9.33207191809284" calcext:value-type="float">
            <text:p>-9.33207191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00465242" calcext:value-type="float">
            <text:p>4.65242E-10</text:p>
          </table:table-cell>
          <table:table-cell table:formula="of:=LOG([.B256];10)" office:value-type="float" office:value="-9.33232108597952" calcext:value-type="float">
            <text:p>-9.3323210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00465285" calcext:value-type="float">
            <text:p>4.65285E-10</text:p>
          </table:table-cell>
          <table:table-cell table:formula="of:=LOG([.B257];10)" office:value-type="float" office:value="-9.33228094815926" calcext:value-type="float">
            <text:p>-9.33228094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00465207" calcext:value-type="float">
            <text:p>4.65207E-10</text:p>
          </table:table-cell>
          <table:table-cell table:formula="of:=LOG([.B258];10)" office:value-type="float" office:value="-9.33235375903709" calcext:value-type="float">
            <text:p>-9.3323537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00465191" calcext:value-type="float">
            <text:p>4.65191E-10</text:p>
          </table:table-cell>
          <table:table-cell table:formula="of:=LOG([.B259];10)" office:value-type="float" office:value="-9.33236869611071" calcext:value-type="float">
            <text:p>-9.33236869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0046534" calcext:value-type="float">
            <text:p>4.6534E-10</text:p>
          </table:table-cell>
          <table:table-cell table:formula="of:=LOG([.B260];10)" office:value-type="float" office:value="-9.33222961449311" calcext:value-type="float">
            <text:p>-9.33222961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0465296" calcext:value-type="float">
            <text:p>4.65296E-10</text:p>
          </table:table-cell>
          <table:table-cell table:formula="of:=LOG([.B261];10)" office:value-type="float" office:value="-9.33227068094061" calcext:value-type="float">
            <text:p>-9.33227068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00465371" calcext:value-type="float">
            <text:p>4.65371E-10</text:p>
          </table:table-cell>
          <table:table-cell table:formula="of:=LOG([.B262];10)" office:value-type="float" office:value="-9.33220068364574" calcext:value-type="float">
            <text:p>-9.33220068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00465373" calcext:value-type="float">
            <text:p>4.65373E-10</text:p>
          </table:table-cell>
          <table:table-cell table:formula="of:=LOG([.B263];10)" office:value-type="float" office:value="-9.33219881720563" calcext:value-type="float">
            <text:p>-9.33219881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0046516" calcext:value-type="float">
            <text:p>4.6516E-10</text:p>
          </table:table-cell>
          <table:table-cell table:formula="of:=LOG([.B264];10)" office:value-type="float" office:value="-9.3323976381529" calcext:value-type="float">
            <text:p>-9.33239763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00465194" calcext:value-type="float">
            <text:p>4.65194E-10</text:p>
          </table:table-cell>
          <table:table-cell table:formula="of:=LOG([.B265];10)" office:value-type="float" office:value="-9.33236589537028" calcext:value-type="float">
            <text:p>-9.33236589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00465016" calcext:value-type="float">
            <text:p>4.65016E-10</text:p>
          </table:table-cell>
          <table:table-cell table:formula="of:=LOG([.B266];10)" office:value-type="float" office:value="-9.33253210390109" calcext:value-type="float">
            <text:p>-9.33253210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00465546" calcext:value-type="float">
            <text:p>4.65546E-10</text:p>
          </table:table-cell>
          <table:table-cell table:formula="of:=LOG([.B267];10)" office:value-type="float" office:value="-9.33203740048466" calcext:value-type="float">
            <text:p>-9.33203740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0046544" calcext:value-type="float">
            <text:p>4.6544E-10</text:p>
          </table:table-cell>
          <table:table-cell table:formula="of:=LOG([.B268];10)" office:value-type="float" office:value="-9.33213629609702" calcext:value-type="float">
            <text:p>-9.33213629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00464878" calcext:value-type="float">
            <text:p>4.64878E-10</text:p>
          </table:table-cell>
          <table:table-cell table:formula="of:=LOG([.B269];10)" office:value-type="float" office:value="-9.33266100598873" calcext:value-type="float">
            <text:p>-9.3326610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00465207" calcext:value-type="float">
            <text:p>4.65207E-10</text:p>
          </table:table-cell>
          <table:table-cell table:formula="of:=LOG([.B270];10)" office:value-type="float" office:value="-9.33235375903709" calcext:value-type="float">
            <text:p>-9.3323537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00465341" calcext:value-type="float">
            <text:p>4.65341E-10</text:p>
          </table:table-cell>
          <table:table-cell table:formula="of:=LOG([.B271];10)" office:value-type="float" office:value="-9.33222868120988" calcext:value-type="float">
            <text:p>-9.33222868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00465135" calcext:value-type="float">
            <text:p>4.65135E-10</text:p>
          </table:table-cell>
          <table:table-cell table:formula="of:=LOG([.B272];10)" office:value-type="float" office:value="-9.33242097991449" calcext:value-type="float">
            <text:p>-9.33242097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0046508" calcext:value-type="float">
            <text:p>4.6508E-10</text:p>
          </table:table-cell>
          <table:table-cell table:formula="of:=LOG([.B273];10)" office:value-type="float" office:value="-9.33247233620638" calcext:value-type="float">
            <text:p>-9.33247233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00465188" calcext:value-type="float">
            <text:p>4.65188E-10</text:p>
          </table:table-cell>
          <table:table-cell table:formula="of:=LOG([.B274];10)" office:value-type="float" office:value="-9.33237149686921" calcext:value-type="float">
            <text:p>-9.33237149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00465136" calcext:value-type="float">
            <text:p>4.65136E-10</text:p>
          </table:table-cell>
          <table:table-cell table:formula="of:=LOG([.B275];10)" office:value-type="float" office:value="-9.33242004621994" calcext:value-type="float">
            <text:p>-9.33242004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00465323" calcext:value-type="float">
            <text:p>4.65323E-10</text:p>
          </table:table-cell>
          <table:table-cell table:formula="of:=LOG([.B276];10)" office:value-type="float" office:value="-9.33224548061477" calcext:value-type="float">
            <text:p>-9.33224548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00465272" calcext:value-type="float">
            <text:p>4.65272E-10</text:p>
          </table:table-cell>
          <table:table-cell table:formula="of:=LOG([.B277];10)" office:value-type="float" office:value="-9.33229308245789" calcext:value-type="float">
            <text:p>-9.33229308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00466964" calcext:value-type="float">
            <text:p>4.66964E-10</text:p>
          </table:table-cell>
          <table:table-cell table:formula="of:=LOG([.B278];10)" office:value-type="float" office:value="-9.3307165995281" calcext:value-type="float">
            <text:p>-9.33071659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00465202" calcext:value-type="float">
            <text:p>4.65202E-10</text:p>
          </table:table-cell>
          <table:table-cell table:formula="of:=LOG([.B279];10)" office:value-type="float" office:value="-9.33235842681741" calcext:value-type="float">
            <text:p>-9.33235842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00485509" calcext:value-type="float">
            <text:p>4.85509E-10</text:p>
          </table:table-cell>
          <table:table-cell table:formula="of:=LOG([.B280];10)" office:value-type="float" office:value="-9.3138027150575" calcext:value-type="float">
            <text:p>-9.31380271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00465569" calcext:value-type="float">
            <text:p>4.65569E-10</text:p>
          </table:table-cell>
          <table:table-cell table:formula="of:=LOG([.B281];10)" office:value-type="float" office:value="-9.33201594497576" calcext:value-type="float">
            <text:p>-9.3320159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00465006" calcext:value-type="float">
            <text:p>4.65006E-10</text:p>
          </table:table-cell>
          <table:table-cell table:formula="of:=LOG([.B282];10)" office:value-type="float" office:value="-9.33254144334643" calcext:value-type="float">
            <text:p>-9.33254144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00467972" calcext:value-type="float">
            <text:p>4.67972E-10</text:p>
          </table:table-cell>
          <table:table-cell table:formula="of:=LOG([.B283];10)" office:value-type="float" office:value="-9.32978013113373" calcext:value-type="float">
            <text:p>-9.32978013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00465274" calcext:value-type="float">
            <text:p>4.65274E-10</text:p>
          </table:table-cell>
          <table:table-cell table:formula="of:=LOG([.B284];10)" office:value-type="float" office:value="-9.33229121562065" calcext:value-type="float">
            <text:p>-9.33229121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00465258" calcext:value-type="float">
            <text:p>4.65258E-10</text:p>
          </table:table-cell>
          <table:table-cell table:formula="of:=LOG([.B285];10)" office:value-type="float" office:value="-9.33230615054328" calcext:value-type="float">
            <text:p>-9.33230615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00465182" calcext:value-type="float">
            <text:p>4.65182E-10</text:p>
          </table:table-cell>
          <table:table-cell table:formula="of:=LOG([.B286];10)" office:value-type="float" office:value="-9.3323770984404" calcext:value-type="float">
            <text:p>-9.33237709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00554799" calcext:value-type="float">
            <text:p>5.54799E-10</text:p>
          </table:table-cell>
          <table:table-cell table:formula="of:=LOG([.B287];10)" office:value-type="float" office:value="-9.25586433039413" calcext:value-type="float">
            <text:p>-9.25586433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00464842" calcext:value-type="float">
            <text:p>4.64842E-10</text:p>
          </table:table-cell>
          <table:table-cell table:formula="of:=LOG([.B288];10)" office:value-type="float" office:value="-9.33269463891339" calcext:value-type="float">
            <text:p>-9.33269463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00464845" calcext:value-type="float">
            <text:p>4.64845E-10</text:p>
          </table:table-cell>
          <table:table-cell table:formula="of:=LOG([.B289];10)" office:value-type="float" office:value="-9.33269183607018" calcext:value-type="float">
            <text:p>-9.33269183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00464933" calcext:value-type="float">
            <text:p>4.64933E-10</text:p>
          </table:table-cell>
          <table:table-cell table:formula="of:=LOG([.B290];10)" office:value-type="float" office:value="-9.33260962738268" calcext:value-type="float">
            <text:p>-9.33260962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00465103" calcext:value-type="float">
            <text:p>4.65103E-10</text:p>
          </table:table-cell>
          <table:table-cell table:formula="of:=LOG([.B291];10)" office:value-type="float" office:value="-9.33245085920006" calcext:value-type="float">
            <text:p>-9.33245085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0046513" calcext:value-type="float">
            <text:p>4.6513E-10</text:p>
          </table:table-cell>
          <table:table-cell table:formula="of:=LOG([.B292];10)" office:value-type="float" office:value="-9.33242564841736" calcext:value-type="float">
            <text:p>-9.33242564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00465157" calcext:value-type="float">
            <text:p>4.65157E-10</text:p>
          </table:table-cell>
          <table:table-cell table:formula="of:=LOG([.B293];10)" office:value-type="float" office:value="-9.33240043909805" calcext:value-type="float">
            <text:p>-9.33240043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00465104" calcext:value-type="float">
            <text:p>4.65104E-10</text:p>
          </table:table-cell>
          <table:table-cell table:formula="of:=LOG([.B294];10)" office:value-type="float" office:value="-9.33244992544127" calcext:value-type="float">
            <text:p>-9.33244992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00494074" calcext:value-type="float">
            <text:p>4.94074E-10</text:p>
          </table:table-cell>
          <table:table-cell table:formula="of:=LOG([.B295];10)" office:value-type="float" office:value="-9.30620799969008" calcext:value-type="float">
            <text:p>-9.30620799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00493163" calcext:value-type="float">
            <text:p>4.93163E-10</text:p>
          </table:table-cell>
          <table:table-cell table:formula="of:=LOG([.B296];10)" office:value-type="float" office:value="-9.30700951419027" calcext:value-type="float">
            <text:p>-9.30700951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00464908" calcext:value-type="float">
            <text:p>4.64908E-10</text:p>
          </table:table-cell>
          <table:table-cell table:formula="of:=LOG([.B297];10)" office:value-type="float" office:value="-9.33263298054102" calcext:value-type="float">
            <text:p>-9.33263298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00465144" calcext:value-type="float">
            <text:p>4.65144E-10</text:p>
          </table:table-cell>
          <table:table-cell table:formula="of:=LOG([.B298];10)" office:value-type="float" office:value="-9.33241257673579" calcext:value-type="float">
            <text:p>-9.33241257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00482874" calcext:value-type="float">
            <text:p>4.82874E-10</text:p>
          </table:table-cell>
          <table:table-cell table:formula="of:=LOG([.B299];10)" office:value-type="float" office:value="-9.31616617824123" calcext:value-type="float">
            <text:p>-9.31616617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00483166" calcext:value-type="float">
            <text:p>4.83166E-10</text:p>
          </table:table-cell>
          <table:table-cell table:formula="of:=LOG([.B300];10)" office:value-type="float" office:value="-9.31590363426256" calcext:value-type="float">
            <text:p>-9.31590363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0048289" calcext:value-type="float">
            <text:p>4.8289E-10</text:p>
          </table:table-cell>
          <table:table-cell table:formula="of:=LOG([.B301];10)" office:value-type="float" office:value="-9.31615178815895" calcext:value-type="float">
            <text:p>-9.316151788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00482905" calcext:value-type="float">
            <text:p>4.82905E-10</text:p>
          </table:table-cell>
          <table:table-cell table:formula="of:=LOG([.B302];10)" office:value-type="float" office:value="-9.31613829788984" calcext:value-type="float">
            <text:p>-9.31613829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00465423" calcext:value-type="float">
            <text:p>4.65423E-10</text:p>
          </table:table-cell>
          <table:table-cell table:formula="of:=LOG([.B303];10)" office:value-type="float" office:value="-9.33215215880977" calcext:value-type="float">
            <text:p>-9.33215215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00464847" calcext:value-type="float">
            <text:p>4.64847E-10</text:p>
          </table:table-cell>
          <table:table-cell table:formula="of:=LOG([.B304];10)" office:value-type="float" office:value="-9.33268996751809" calcext:value-type="float">
            <text:p>-9.33268996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00465045" calcext:value-type="float">
            <text:p>4.65045E-10</text:p>
          </table:table-cell>
          <table:table-cell table:formula="of:=LOG([.B305];10)" office:value-type="float" office:value="-9.3325050206453" calcext:value-type="float">
            <text:p>-9.33250502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00464824" calcext:value-type="float">
            <text:p>4.64824E-10</text:p>
          </table:table-cell>
          <table:table-cell table:formula="of:=LOG([.B306];10)" office:value-type="float" office:value="-9.3327114563525" calcext:value-type="float">
            <text:p>-9.33271145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00464946" calcext:value-type="float">
            <text:p>4.64946E-10</text:p>
          </table:table-cell>
          <table:table-cell table:formula="of:=LOG([.B307];10)" office:value-type="float" office:value="-9.33259748423661" calcext:value-type="float">
            <text:p>-9.33259748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00464941" calcext:value-type="float">
            <text:p>4.64941E-10</text:p>
          </table:table-cell>
          <table:table-cell table:formula="of:=LOG([.B308];10)" office:value-type="float" office:value="-9.33260215463723" calcext:value-type="float">
            <text:p>-9.33260215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00464885" calcext:value-type="float">
            <text:p>4.64885E-10</text:p>
          </table:table-cell>
          <table:table-cell table:formula="of:=LOG([.B309];10)" office:value-type="float" office:value="-9.33265446655583" calcext:value-type="float">
            <text:p>-9.33265446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00502349" calcext:value-type="float">
            <text:p>5.02349E-10</text:p>
          </table:table-cell>
          <table:table-cell table:formula="of:=LOG([.B310];10)" office:value-type="float" office:value="-9.298994457931" calcext:value-type="float">
            <text:p>-9.2989944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00547277" calcext:value-type="float">
            <text:p>5.47277E-10</text:p>
          </table:table-cell>
          <table:table-cell table:formula="of:=LOG([.B311];10)" office:value-type="float" office:value="-9.26179280324243" calcext:value-type="float">
            <text:p>-9.26179280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00464754" calcext:value-type="float">
            <text:p>4.64754E-10</text:p>
          </table:table-cell>
          <table:table-cell table:formula="of:=LOG([.B312];10)" office:value-type="float" office:value="-9.33277686369603" calcext:value-type="float">
            <text:p>-9.33277686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00464938" calcext:value-type="float">
            <text:p>4.64938E-10</text:p>
          </table:table-cell>
          <table:table-cell table:formula="of:=LOG([.B313];10)" office:value-type="float" office:value="-9.3326049569017" calcext:value-type="float">
            <text:p>-9.33260495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00485135" calcext:value-type="float">
            <text:p>4.85135E-10</text:p>
          </table:table-cell>
          <table:table-cell table:formula="of:=LOG([.B314];10)" office:value-type="float" office:value="-9.31413739212607" calcext:value-type="float">
            <text:p>-9.31413739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00464756" calcext:value-type="float">
            <text:p>4.64756E-10</text:p>
          </table:table-cell>
          <table:table-cell table:formula="of:=LOG([.B315];10)" office:value-type="float" office:value="-9.33277499477807" calcext:value-type="float">
            <text:p>-9.33277499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0464828" calcext:value-type="float">
            <text:p>4.64828E-10</text:p>
          </table:table-cell>
          <table:table-cell table:formula="of:=LOG([.B316];10)" office:value-type="float" office:value="-9.33270771908753" calcext:value-type="float">
            <text:p>-9.33270771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046505" calcext:value-type="float">
            <text:p>4.6505E-10</text:p>
          </table:table-cell>
          <table:table-cell table:formula="of:=LOG([.B317];10)" office:value-type="float" office:value="-9.33250035128914" calcext:value-type="float">
            <text:p>-9.33250035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00464972" calcext:value-type="float">
            <text:p>4.64972E-10</text:p>
          </table:table-cell>
          <table:table-cell table:formula="of:=LOG([.B318];10)" office:value-type="float" office:value="-9.332573198963" calcext:value-type="float">
            <text:p>-9.3325731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00466611" calcext:value-type="float">
            <text:p>4.66611E-10</text:p>
          </table:table-cell>
          <table:table-cell table:formula="of:=LOG([.B319];10)" office:value-type="float" office:value="-9.33104502725896" calcext:value-type="float">
            <text:p>-9.33104502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00464528" calcext:value-type="float">
            <text:p>4.64528E-10</text:p>
          </table:table-cell>
          <table:table-cell table:formula="of:=LOG([.B320];10)" office:value-type="float" office:value="-9.33298810324408" calcext:value-type="float">
            <text:p>-9.33298810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0465051" calcext:value-type="float">
            <text:p>4.65051E-10</text:p>
          </table:table-cell>
          <table:table-cell table:formula="of:=LOG([.B321];10)" office:value-type="float" office:value="-9.33249941742393" calcext:value-type="float">
            <text:p>-9.33249941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00464852" calcext:value-type="float">
            <text:p>4.64852E-10</text:p>
          </table:table-cell>
          <table:table-cell table:formula="of:=LOG([.B322];10)" office:value-type="float" office:value="-9.33268529617305" calcext:value-type="float">
            <text:p>-9.33268529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00465454" calcext:value-type="float">
            <text:p>4.65454E-10</text:p>
          </table:table-cell>
          <table:table-cell table:formula="of:=LOG([.B323];10)" office:value-type="float" office:value="-9.33212323312154" calcext:value-type="float">
            <text:p>-9.33212323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00465275" calcext:value-type="float">
            <text:p>4.65275E-10</text:p>
          </table:table-cell>
          <table:table-cell table:formula="of:=LOG([.B324];10)" office:value-type="float" office:value="-9.33229028220504" calcext:value-type="float">
            <text:p>-9.33229028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0046491" calcext:value-type="float">
            <text:p>4.6491E-10</text:p>
          </table:table-cell>
          <table:table-cell table:formula="of:=LOG([.B325];10)" office:value-type="float" office:value="-9.33263111224214" calcext:value-type="float">
            <text:p>-9.33263111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00464955" calcext:value-type="float">
            <text:p>4.64955E-10</text:p>
          </table:table-cell>
          <table:table-cell table:formula="of:=LOG([.B326];10)" office:value-type="float" office:value="-9.33258907764206" calcext:value-type="float">
            <text:p>-9.33258907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00464944" calcext:value-type="float">
            <text:p>4.64944E-10</text:p>
          </table:table-cell>
          <table:table-cell table:formula="of:=LOG([.B327];10)" office:value-type="float" office:value="-9.33259935239083" calcext:value-type="float">
            <text:p>-9.33259935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00465121" calcext:value-type="float">
            <text:p>4.65121E-10</text:p>
          </table:table-cell>
          <table:table-cell table:formula="of:=LOG([.B328];10)" office:value-type="float" office:value="-9.33243405184899" calcext:value-type="float">
            <text:p>-9.33243405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00474275" calcext:value-type="float">
            <text:p>4.74275E-10</text:p>
          </table:table-cell>
          <table:table-cell table:formula="of:=LOG([.B329];10)" office:value-type="float" office:value="-9.32396976729036" calcext:value-type="float">
            <text:p>-9.32396976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0046488" calcext:value-type="float">
            <text:p>4.6488E-10</text:p>
          </table:table-cell>
          <table:table-cell table:formula="of:=LOG([.B330];10)" office:value-type="float" office:value="-9.33265913756928" calcext:value-type="float">
            <text:p>-9.33265913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0465211" calcext:value-type="float">
            <text:p>4.65211E-10</text:p>
          </table:table-cell>
          <table:table-cell table:formula="of:=LOG([.B331];10)" office:value-type="float" office:value="-9.33235002484896" calcext:value-type="float">
            <text:p>-9.33235002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00464629" calcext:value-type="float">
            <text:p>4.64629E-10</text:p>
          </table:table-cell>
          <table:table-cell table:formula="of:=LOG([.B332];10)" office:value-type="float" office:value="-9.33289368703057" calcext:value-type="float">
            <text:p>-9.3328936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00464932" calcext:value-type="float">
            <text:p>4.64932E-10</text:p>
          </table:table-cell>
          <table:table-cell table:formula="of:=LOG([.B333];10)" office:value-type="float" office:value="-9.33261056148491" calcext:value-type="float">
            <text:p>-9.33261056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00464818" calcext:value-type="float">
            <text:p>4.64818E-10</text:p>
          </table:table-cell>
          <table:table-cell table:formula="of:=LOG([.B334];10)" office:value-type="float" office:value="-9.33271706231026" calcext:value-type="float">
            <text:p>-9.33271706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00464966" calcext:value-type="float">
            <text:p>4.64966E-10</text:p>
          </table:table-cell>
          <table:table-cell table:formula="of:=LOG([.B335];10)" office:value-type="float" office:value="-9.33257880313638" calcext:value-type="float">
            <text:p>-9.33257880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00464872" calcext:value-type="float">
            <text:p>4.64872E-10</text:p>
          </table:table-cell>
          <table:table-cell table:formula="of:=LOG([.B336];10)" office:value-type="float" office:value="-9.3326666112953" calcext:value-type="float">
            <text:p>-9.33266661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00464612" calcext:value-type="float">
            <text:p>4.64612E-10</text:p>
          </table:table-cell>
          <table:table-cell table:formula="of:=LOG([.B337];10)" office:value-type="float" office:value="-9.33290957743186" calcext:value-type="float">
            <text:p>-9.332909577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00464769" calcext:value-type="float">
            <text:p>4.64769E-10</text:p>
          </table:table-cell>
          <table:table-cell table:formula="of:=LOG([.B338];10)" office:value-type="float" office:value="-9.3327628470074" calcext:value-type="float">
            <text:p>-9.33276284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00464724" calcext:value-type="float">
            <text:p>4.64724E-10</text:p>
          </table:table-cell>
          <table:table-cell table:formula="of:=LOG([.B339];10)" office:value-type="float" office:value="-9.33280489843049" calcext:value-type="float">
            <text:p>-9.33280489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00490986" calcext:value-type="float">
            <text:p>4.90986E-10</text:p>
          </table:table-cell>
          <table:table-cell table:formula="of:=LOG([.B340];10)" office:value-type="float" office:value="-9.30893089119563" calcext:value-type="float">
            <text:p>-9.30893089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00465111" calcext:value-type="float">
            <text:p>4.65111E-10</text:p>
          </table:table-cell>
          <table:table-cell table:formula="of:=LOG([.B341];10)" office:value-type="float" office:value="-9.33244338918595" calcext:value-type="float">
            <text:p>-9.33244338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00521265" calcext:value-type="float">
            <text:p>5.21265E-10</text:p>
          </table:table-cell>
          <table:table-cell table:formula="of:=LOG([.B342];10)" office:value-type="float" office:value="-9.28294143451507" calcext:value-type="float">
            <text:p>-9.28294143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00464759" calcext:value-type="float">
            <text:p>4.64759E-10</text:p>
          </table:table-cell>
          <table:table-cell table:formula="of:=LOG([.B343];10)" office:value-type="float" office:value="-9.33277219141622" calcext:value-type="float">
            <text:p>-9.33277219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00464786" calcext:value-type="float">
            <text:p>4.64786E-10</text:p>
          </table:table-cell>
          <table:table-cell table:formula="of:=LOG([.B344];10)" office:value-type="float" office:value="-9.33274696197383" calcext:value-type="float">
            <text:p>-9.3327469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0046483" calcext:value-type="float">
            <text:p>4.6483E-10</text:p>
          </table:table-cell>
          <table:table-cell table:formula="of:=LOG([.B345];10)" office:value-type="float" office:value="-9.3327058504671" calcext:value-type="float">
            <text:p>-9.33270585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00464815" calcext:value-type="float">
            <text:p>4.64815E-10</text:p>
          </table:table-cell>
          <table:table-cell table:formula="of:=LOG([.B346];10)" office:value-type="float" office:value="-9.33271986531627" calcext:value-type="float">
            <text:p>-9.33271986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0464752" calcext:value-type="float">
            <text:p>4.64752E-10</text:p>
          </table:table-cell>
          <table:table-cell table:formula="of:=LOG([.B347];10)" office:value-type="float" office:value="-9.33277873262202" calcext:value-type="float">
            <text:p>-9.33277873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0465832" calcext:value-type="float">
            <text:p>4.65832E-10</text:p>
          </table:table-cell>
          <table:table-cell table:formula="of:=LOG([.B348];10)" office:value-type="float" office:value="-9.33177068122411" calcext:value-type="float">
            <text:p>-9.33177068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0464735" calcext:value-type="float">
            <text:p>4.64735E-10</text:p>
          </table:table-cell>
          <table:table-cell table:formula="of:=LOG([.B349];10)" office:value-type="float" office:value="-9.33279461881773" calcext:value-type="float">
            <text:p>-9.33279461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0464658" calcext:value-type="float">
            <text:p>4.64658E-10</text:p>
          </table:table-cell>
          <table:table-cell table:formula="of:=LOG([.B350];10)" office:value-type="float" office:value="-9.33286658121724" calcext:value-type="float">
            <text:p>-9.33286658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00464811" calcext:value-type="float">
            <text:p>4.64811E-10</text:p>
          </table:table-cell>
          <table:table-cell table:formula="of:=LOG([.B351];10)" office:value-type="float" office:value="-9.33272360268577" calcext:value-type="float">
            <text:p>-9.33272360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046459" calcext:value-type="float">
            <text:p>4.6459E-10</text:p>
          </table:table-cell>
          <table:table-cell table:formula="of:=LOG([.B352];10)" office:value-type="float" office:value="-9.3329301423437" calcext:value-type="float">
            <text:p>-9.33293014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0464774" calcext:value-type="float">
            <text:p>4.64774E-10</text:p>
          </table:table-cell>
          <table:table-cell table:formula="of:=LOG([.B353];10)" office:value-type="float" office:value="-9.33275817487839" calcext:value-type="float">
            <text:p>-9.33275817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0464717" calcext:value-type="float">
            <text:p>4.64717E-10</text:p>
          </table:table-cell>
          <table:table-cell table:formula="of:=LOG([.B354];10)" office:value-type="float" office:value="-9.33281144012894" calcext:value-type="float">
            <text:p>-9.33281144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0464781" calcext:value-type="float">
            <text:p>4.64781E-10</text:p>
          </table:table-cell>
          <table:table-cell table:formula="of:=LOG([.B355];10)" office:value-type="float" office:value="-9.33275163398221" calcext:value-type="float">
            <text:p>-9.33275163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0467139" calcext:value-type="float">
            <text:p>4.67139E-10</text:p>
          </table:table-cell>
          <table:table-cell table:formula="of:=LOG([.B356];10)" office:value-type="float" office:value="-9.33055387328652" calcext:value-type="float">
            <text:p>-9.33055387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0464955" calcext:value-type="float">
            <text:p>4.64955E-10</text:p>
          </table:table-cell>
          <table:table-cell table:formula="of:=LOG([.B357];10)" office:value-type="float" office:value="-9.33258907764206" calcext:value-type="float">
            <text:p>-9.33258907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0464783" calcext:value-type="float">
            <text:p>4.64783E-10</text:p>
          </table:table-cell>
          <table:table-cell table:formula="of:=LOG([.B358];10)" office:value-type="float" office:value="-9.33274976517283" calcext:value-type="float">
            <text:p>-9.33274976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0464699" calcext:value-type="float">
            <text:p>4.64699E-10</text:p>
          </table:table-cell>
          <table:table-cell table:formula="of:=LOG([.B359];10)" office:value-type="float" office:value="-9.33282826209171" calcext:value-type="float">
            <text:p>-9.33282826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0464655" calcext:value-type="float">
            <text:p>4.64655E-10</text:p>
          </table:table-cell>
          <table:table-cell table:formula="of:=LOG([.B360];10)" office:value-type="float" office:value="-9.33286938518844" calcext:value-type="float">
            <text:p>-9.33286938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0464751" calcext:value-type="float">
            <text:p>4.64751E-10</text:p>
          </table:table-cell>
          <table:table-cell table:formula="of:=LOG([.B361];10)" office:value-type="float" office:value="-9.33277966708804" calcext:value-type="float">
            <text:p>-9.33277966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0464716" calcext:value-type="float">
            <text:p>4.64716E-10</text:p>
          </table:table-cell>
          <table:table-cell table:formula="of:=LOG([.B362];10)" office:value-type="float" office:value="-9.33281237466533" calcext:value-type="float">
            <text:p>-9.33281237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0464682" calcext:value-type="float">
            <text:p>4.64682E-10</text:p>
          </table:table-cell>
          <table:table-cell table:formula="of:=LOG([.B363];10)" office:value-type="float" office:value="-9.33284415009931" calcext:value-type="float">
            <text:p>-9.33284415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0464702" calcext:value-type="float">
            <text:p>4.64702E-10</text:p>
          </table:table-cell>
          <table:table-cell table:formula="of:=LOG([.B364];10)" office:value-type="float" office:value="-9.332825458386" calcext:value-type="float">
            <text:p>-9.332825458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0464624" calcext:value-type="float">
            <text:p>4.64624E-10</text:p>
          </table:table-cell>
          <table:table-cell table:formula="of:=LOG([.B365];10)" office:value-type="float" office:value="-9.33289836061766" calcext:value-type="float">
            <text:p>-9.33289836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0464616" calcext:value-type="float">
            <text:p>4.64616E-10</text:p>
          </table:table-cell>
          <table:table-cell table:formula="of:=LOG([.B366];10)" office:value-type="float" office:value="-9.33290583846161" calcext:value-type="float">
            <text:p>-9.33290583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0464704" calcext:value-type="float">
            <text:p>4.64704E-10</text:p>
          </table:table-cell>
          <table:table-cell table:formula="of:=LOG([.B367];10)" office:value-type="float" office:value="-9.33282358925892" calcext:value-type="float">
            <text:p>-9.332823589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0464903" calcext:value-type="float">
            <text:p>4.64903E-10</text:p>
          </table:table-cell>
          <table:table-cell table:formula="of:=LOG([.B368];10)" office:value-type="float" office:value="-9.33263765132338" calcext:value-type="float">
            <text:p>-9.33263765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0464784" calcext:value-type="float">
            <text:p>4.64784E-10</text:p>
          </table:table-cell>
          <table:table-cell table:formula="of:=LOG([.B369];10)" office:value-type="float" office:value="-9.33274883077115" calcext:value-type="float">
            <text:p>-9.33274883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0464762" calcext:value-type="float">
            <text:p>4.64762E-10</text:p>
          </table:table-cell>
          <table:table-cell table:formula="of:=LOG([.B370];10)" office:value-type="float" office:value="-9.33276938807247" calcext:value-type="float">
            <text:p>-9.332769388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0464748" calcext:value-type="float">
            <text:p>4.64748E-10</text:p>
          </table:table-cell>
          <table:table-cell table:formula="of:=LOG([.B371];10)" office:value-type="float" office:value="-9.33278247049815" calcext:value-type="float">
            <text:p>-9.332782470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0465032" calcext:value-type="float">
            <text:p>4.65032E-10</text:p>
          </table:table-cell>
          <table:table-cell table:formula="of:=LOG([.B372];10)" office:value-type="float" office:value="-9.33251716120628" calcext:value-type="float">
            <text:p>-9.33251716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0464621" calcext:value-type="float">
            <text:p>4.64621E-10</text:p>
          </table:table-cell>
          <table:table-cell table:formula="of:=LOG([.B373];10)" office:value-type="float" office:value="-9.33290116479405" calcext:value-type="float">
            <text:p>-9.33290116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00464646" calcext:value-type="float">
            <text:p>4.64646E-10</text:p>
          </table:table-cell>
          <table:table-cell table:formula="of:=LOG([.B374];10)" office:value-type="float" office:value="-9.33287779721067" calcext:value-type="float">
            <text:p>-9.33287779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00464734" calcext:value-type="float">
            <text:p>4.64734E-10</text:p>
          </table:table-cell>
          <table:table-cell table:formula="of:=LOG([.B375];10)" office:value-type="float" office:value="-9.33279555331793" calcext:value-type="float">
            <text:p>-9.33279555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0464695" calcext:value-type="float">
            <text:p>4.64695E-10</text:p>
          </table:table-cell>
          <table:table-cell table:formula="of:=LOG([.B376];10)" office:value-type="float" office:value="-9.33283200039415" calcext:value-type="float">
            <text:p>-9.33283200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0464565" calcext:value-type="float">
            <text:p>4.64565E-10</text:p>
          </table:table-cell>
          <table:table-cell table:formula="of:=LOG([.B377];10)" office:value-type="float" office:value="-9.33295351274379" calcext:value-type="float">
            <text:p>-9.332953512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0464647" calcext:value-type="float">
            <text:p>4.64647E-10</text:p>
          </table:table-cell>
          <table:table-cell table:formula="of:=LOG([.B378];10)" office:value-type="float" office:value="-9.33287686253349" calcext:value-type="float">
            <text:p>-9.33287686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00464757" calcext:value-type="float">
            <text:p>4.64757E-10</text:p>
          </table:table-cell>
          <table:table-cell table:formula="of:=LOG([.B379];10)" office:value-type="float" office:value="-9.33277406032211" calcext:value-type="float">
            <text:p>-9.33277406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0464547" calcext:value-type="float">
            <text:p>4.64547E-10</text:p>
          </table:table-cell>
          <table:table-cell table:formula="of:=LOG([.B380];10)" office:value-type="float" office:value="-9.33297034021061" calcext:value-type="float">
            <text:p>-9.33297034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00464671" calcext:value-type="float">
            <text:p>4.64671E-10</text:p>
          </table:table-cell>
          <table:table-cell table:formula="of:=LOG([.B381];10)" office:value-type="float" office:value="-9.33285443088454" calcext:value-type="float">
            <text:p>-9.33285443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0464615" calcext:value-type="float">
            <text:p>4.64615E-10</text:p>
          </table:table-cell>
          <table:table-cell table:formula="of:=LOG([.B382];10)" office:value-type="float" office:value="-9.33290677320115" calcext:value-type="float">
            <text:p>-9.33290677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0464684" calcext:value-type="float">
            <text:p>4.64684E-10</text:p>
          </table:table-cell>
          <table:table-cell table:formula="of:=LOG([.B383];10)" office:value-type="float" office:value="-9.33284228089178" calcext:value-type="float">
            <text:p>-9.33284228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0464643" calcext:value-type="float">
            <text:p>4.64643E-10</text:p>
          </table:table-cell>
          <table:table-cell table:formula="of:=LOG([.B384];10)" office:value-type="float" office:value="-9.33288060125429" calcext:value-type="float">
            <text:p>-9.33288060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046457" calcext:value-type="float">
            <text:p>4.6457E-10</text:p>
          </table:table-cell>
          <table:table-cell table:formula="of:=LOG([.B385];10)" office:value-type="float" office:value="-9.33294883856317" calcext:value-type="float">
            <text:p>-9.33294883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0465238" calcext:value-type="float">
            <text:p>4.65238E-10</text:p>
          </table:table-cell>
          <table:table-cell table:formula="of:=LOG([.B386];10)" office:value-type="float" office:value="-9.33232481991884" calcext:value-type="float">
            <text:p>-9.33232481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0464741" calcext:value-type="float">
            <text:p>4.64741E-10</text:p>
          </table:table-cell>
          <table:table-cell table:formula="of:=LOG([.B387];10)" office:value-type="float" office:value="-9.33278901185877" calcext:value-type="float">
            <text:p>-9.33278901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0464697" calcext:value-type="float">
            <text:p>4.64697E-10</text:p>
          </table:table-cell>
          <table:table-cell table:formula="of:=LOG([.B388];10)" office:value-type="float" office:value="-9.33283013123891" calcext:value-type="float">
            <text:p>-9.33283013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0464514" calcext:value-type="float">
            <text:p>4.64514E-10</text:p>
          </table:table-cell>
          <table:table-cell table:formula="of:=LOG([.B389];10)" office:value-type="float" office:value="-9.33300119225996" calcext:value-type="float">
            <text:p>-9.33300119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0465025" calcext:value-type="float">
            <text:p>4.65025E-10</text:p>
          </table:table-cell>
          <table:table-cell table:formula="of:=LOG([.B390];10)" office:value-type="float" office:value="-9.332523698572" calcext:value-type="float">
            <text:p>-9.332523698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0464699" calcext:value-type="float">
            <text:p>4.64699E-10</text:p>
          </table:table-cell>
          <table:table-cell table:formula="of:=LOG([.B391];10)" office:value-type="float" office:value="-9.33282826209171" calcext:value-type="float">
            <text:p>-9.33282826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0464723" calcext:value-type="float">
            <text:p>4.64723E-10</text:p>
          </table:table-cell>
          <table:table-cell table:formula="of:=LOG([.B392];10)" office:value-type="float" office:value="-9.33280583295281" calcext:value-type="float">
            <text:p>-9.3328058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00464565" calcext:value-type="float">
            <text:p>4.64565E-10</text:p>
          </table:table-cell>
          <table:table-cell table:formula="of:=LOG([.B393];10)" office:value-type="float" office:value="-9.33295351274379" calcext:value-type="float">
            <text:p>-9.33295351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00464771" calcext:value-type="float">
            <text:p>4.64771E-10</text:p>
          </table:table-cell>
          <table:table-cell table:formula="of:=LOG([.B394];10)" office:value-type="float" office:value="-9.33276097814977" calcext:value-type="float">
            <text:p>-9.33276097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00517304" calcext:value-type="float">
            <text:p>5.17304E-10</text:p>
          </table:table-cell>
          <table:table-cell table:formula="of:=LOG([.B395];10)" office:value-type="float" office:value="-9.2862541634405" calcext:value-type="float">
            <text:p>-9.28625416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0464487" calcext:value-type="float">
            <text:p>4.64487E-10</text:p>
          </table:table-cell>
          <table:table-cell table:formula="of:=LOG([.B396];10)" office:value-type="float" office:value="-9.33302643647609" calcext:value-type="float">
            <text:p>-9.333026436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0464659" calcext:value-type="float">
            <text:p>4.64659E-10</text:p>
          </table:table-cell>
          <table:table-cell table:formula="of:=LOG([.B397];10)" office:value-type="float" office:value="-9.33286564656419" calcext:value-type="float">
            <text:p>-9.33286564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0464419" calcext:value-type="float">
            <text:p>4.64419E-10</text:p>
          </table:table-cell>
          <table:table-cell table:formula="of:=LOG([.B398];10)" office:value-type="float" office:value="-9.33309002100417" calcext:value-type="float">
            <text:p>-9.3330900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0464503" calcext:value-type="float">
            <text:p>4.64503E-10</text:p>
          </table:table-cell>
          <table:table-cell table:formula="of:=LOG([.B399];10)" office:value-type="float" office:value="-9.33301147676348" calcext:value-type="float">
            <text:p>-9.33301147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000046463" calcext:value-type="float">
            <text:p>4.6463E-10</text:p>
          </table:table-cell>
          <table:table-cell table:formula="of:=LOG([.B400];10)" office:value-type="float" office:value="-9.33289275231919" calcext:value-type="float">
            <text:p>-9.33289275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0000464545" calcext:value-type="float">
            <text:p>4.64545E-10</text:p>
          </table:table-cell>
          <table:table-cell table:formula="of:=LOG([.B401];10)" office:value-type="float" office:value="-9.3329722099694" calcext:value-type="float">
            <text:p>-9.332972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0000464529" calcext:value-type="float">
            <text:p>4.64529E-10</text:p>
          </table:table-cell>
          <table:table-cell table:formula="of:=LOG([.B402];10)" office:value-type="float" office:value="-9.33298716832947" calcext:value-type="float">
            <text:p>-9.332987168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0000464674" calcext:value-type="float">
            <text:p>4.64674E-10</text:p>
          </table:table-cell>
          <table:table-cell table:formula="of:=LOG([.B403];10)" office:value-type="float" office:value="-9.33285162700989" calcext:value-type="float">
            <text:p>-9.3328516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0000481709" calcext:value-type="float">
            <text:p>4.81709E-10</text:p>
          </table:table-cell>
          <table:table-cell table:formula="of:=LOG([.B404];10)" office:value-type="float" office:value="-9.31721523947792" calcext:value-type="float">
            <text:p>-9.317215239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0000464595" calcext:value-type="float">
            <text:p>4.64595E-10</text:p>
          </table:table-cell>
          <table:table-cell table:formula="of:=LOG([.B405];10)" office:value-type="float" office:value="-9.33292546841459" calcext:value-type="float">
            <text:p>-9.332925468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0000464483" calcext:value-type="float">
            <text:p>4.64483E-10</text:p>
          </table:table-cell>
          <table:table-cell table:formula="of:=LOG([.B406];10)" office:value-type="float" office:value="-9.33303017648476" calcext:value-type="float">
            <text:p>-9.33303017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0000464501" calcext:value-type="float">
            <text:p>4.64501E-10</text:p>
          </table:table-cell>
          <table:table-cell table:formula="of:=LOG([.B407];10)" office:value-type="float" office:value="-9.33301334669937" calcext:value-type="float">
            <text:p>-9.33301334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0000464771" calcext:value-type="float">
            <text:p>4.64771E-10</text:p>
          </table:table-cell>
          <table:table-cell table:formula="of:=LOG([.B408];10)" office:value-type="float" office:value="-9.33276097814977" calcext:value-type="float">
            <text:p>-9.33276097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000046456" calcext:value-type="float">
            <text:p>4.6456E-10</text:p>
          </table:table-cell>
          <table:table-cell table:formula="of:=LOG([.B409];10)" office:value-type="float" office:value="-9.33295818697473" calcext:value-type="float">
            <text:p>-9.3329581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0000465627" calcext:value-type="float">
            <text:p>4.65627E-10</text:p>
          </table:table-cell>
          <table:table-cell table:formula="of:=LOG([.B410];10)" office:value-type="float" office:value="-9.33196184448567" calcext:value-type="float">
            <text:p>-9.33196184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0000464631" calcext:value-type="float">
            <text:p>4.64631E-10</text:p>
          </table:table-cell>
          <table:table-cell table:formula="of:=LOG([.B411];10)" office:value-type="float" office:value="-9.33289181760982" calcext:value-type="float">
            <text:p>-9.332891817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0000466474" calcext:value-type="float">
            <text:p>4.66474E-10</text:p>
          </table:table-cell>
          <table:table-cell table:formula="of:=LOG([.B412];10)" office:value-type="float" office:value="-9.33117255764354" calcext:value-type="float">
            <text:p>-9.33117255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0000466566" calcext:value-type="float">
            <text:p>4.66566E-10</text:p>
          </table:table-cell>
          <table:table-cell table:formula="of:=LOG([.B413];10)" office:value-type="float" office:value="-9.33108691267127" calcext:value-type="float">
            <text:p>-9.33108691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0000509404" calcext:value-type="float">
            <text:p>5.09404E-10</text:p>
          </table:table-cell>
          <table:table-cell table:formula="of:=LOG([.B414];10)" office:value-type="float" office:value="-9.29293764914251" calcext:value-type="float">
            <text:p>-9.29293764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0000474751" calcext:value-type="float">
            <text:p>4.74751E-10</text:p>
          </table:table-cell>
          <table:table-cell table:formula="of:=LOG([.B415];10)" office:value-type="float" office:value="-9.32353411180627" calcext:value-type="float">
            <text:p>-9.32353411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0000483677" calcext:value-type="float">
            <text:p>4.83677E-10</text:p>
          </table:table-cell>
          <table:table-cell table:formula="of:=LOG([.B416];10)" office:value-type="float" office:value="-9.31544456386351" calcext:value-type="float">
            <text:p>-9.31544456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0000482355" calcext:value-type="float">
            <text:p>4.82355E-10</text:p>
          </table:table-cell>
          <table:table-cell table:formula="of:=LOG([.B417];10)" office:value-type="float" office:value="-9.31663321530255" calcext:value-type="float">
            <text:p>-9.31663321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0000482995" calcext:value-type="float">
            <text:p>4.82995E-10</text:p>
          </table:table-cell>
          <table:table-cell table:formula="of:=LOG([.B418];10)" office:value-type="float" office:value="-9.31605736507385" calcext:value-type="float">
            <text:p>-9.31605736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0000486023" calcext:value-type="float">
            <text:p>4.86023E-10</text:p>
          </table:table-cell>
          <table:table-cell table:formula="of:=LOG([.B419];10)" office:value-type="float" office:value="-9.31334317819299" calcext:value-type="float">
            <text:p>-9.31334317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0000464507" calcext:value-type="float">
            <text:p>4.64507E-10</text:p>
          </table:table-cell>
          <table:table-cell table:formula="of:=LOG([.B420];10)" office:value-type="float" office:value="-9.33300773691584" calcext:value-type="float">
            <text:p>-9.33300773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0000464461" calcext:value-type="float">
            <text:p>4.64461E-10</text:p>
          </table:table-cell>
          <table:table-cell table:formula="of:=LOG([.B421];10)" office:value-type="float" office:value="-9.33305074710819" calcext:value-type="float">
            <text:p>-9.33305074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0000464545" calcext:value-type="float">
            <text:p>4.64545E-10</text:p>
          </table:table-cell>
          <table:table-cell table:formula="of:=LOG([.B422];10)" office:value-type="float" office:value="-9.3329722099694" calcext:value-type="float">
            <text:p>-9.332972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000046455" calcext:value-type="float">
            <text:p>4.6455E-10</text:p>
          </table:table-cell>
          <table:table-cell table:formula="of:=LOG([.B423];10)" office:value-type="float" office:value="-9.33296753558753" calcext:value-type="float">
            <text:p>-9.33296753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0000464606" calcext:value-type="float">
            <text:p>4.64606E-10</text:p>
          </table:table-cell>
          <table:table-cell table:formula="of:=LOG([.B424];10)" office:value-type="float" office:value="-9.33291518594761" calcext:value-type="float">
            <text:p>-9.33291518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0000464595" calcext:value-type="float">
            <text:p>4.64595E-10</text:p>
          </table:table-cell>
          <table:table-cell table:formula="of:=LOG([.B425];10)" office:value-type="float" office:value="-9.33292546841459" calcext:value-type="float">
            <text:p>-9.332925468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0000464579" calcext:value-type="float">
            <text:p>4.64579E-10</text:p>
          </table:table-cell>
          <table:table-cell table:formula="of:=LOG([.B426];10)" office:value-type="float" office:value="-9.3329404251648" calcext:value-type="float">
            <text:p>-9.332940425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0000465949" calcext:value-type="float">
            <text:p>4.65949E-10</text:p>
          </table:table-cell>
          <table:table-cell table:formula="of:=LOG([.B427];10)" office:value-type="float" office:value="-9.33166161599387" calcext:value-type="float">
            <text:p>-9.3316616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0000464603" calcext:value-type="float">
            <text:p>4.64603E-10</text:p>
          </table:table-cell>
          <table:table-cell table:formula="of:=LOG([.B428];10)" office:value-type="float" office:value="-9.33291799023264" calcext:value-type="float">
            <text:p>-9.33291799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0000464632" calcext:value-type="float">
            <text:p>4.64632E-10</text:p>
          </table:table-cell>
          <table:table-cell table:formula="of:=LOG([.B429];10)" office:value-type="float" office:value="-9.33289088290246" calcext:value-type="float">
            <text:p>-9.33289088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0000464829" calcext:value-type="float">
            <text:p>4.64829E-10</text:p>
          </table:table-cell>
          <table:table-cell table:formula="of:=LOG([.B430];10)" office:value-type="float" office:value="-9.33270678477631" calcext:value-type="float">
            <text:p>-9.33270678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0000464798" calcext:value-type="float">
            <text:p>4.64798E-10</text:p>
          </table:table-cell>
          <table:table-cell table:formula="of:=LOG([.B431];10)" office:value-type="float" office:value="-9.33273574935876" calcext:value-type="float">
            <text:p>-9.33273574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0000464515" calcext:value-type="float">
            <text:p>4.64515E-10</text:p>
          </table:table-cell>
          <table:table-cell table:formula="of:=LOG([.B432];10)" office:value-type="float" office:value="-9.33300025731717" calcext:value-type="float">
            <text:p>-9.33300025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0000464476" calcext:value-type="float">
            <text:p>4.64476E-10</text:p>
          </table:table-cell>
          <table:table-cell table:formula="of:=LOG([.B433];10)" office:value-type="float" office:value="-9.33303672157744" calcext:value-type="float">
            <text:p>-9.33303672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0000464682" calcext:value-type="float">
            <text:p>4.64682E-10</text:p>
          </table:table-cell>
          <table:table-cell table:formula="of:=LOG([.B434];10)" office:value-type="float" office:value="-9.33284415009931" calcext:value-type="float">
            <text:p>-9.33284415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0000464638" calcext:value-type="float">
            <text:p>4.64638E-10</text:p>
          </table:table-cell>
          <table:table-cell table:formula="of:=LOG([.B435];10)" office:value-type="float" office:value="-9.33288527470056" calcext:value-type="float">
            <text:p>-9.33288527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0000464505" calcext:value-type="float">
            <text:p>4.64505E-10</text:p>
          </table:table-cell>
          <table:table-cell table:formula="of:=LOG([.B436];10)" office:value-type="float" office:value="-9.33300960683563" calcext:value-type="float">
            <text:p>-9.33300960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0000464898" calcext:value-type="float">
            <text:p>4.64898E-10</text:p>
          </table:table-cell>
          <table:table-cell table:formula="of:=LOG([.B437];10)" office:value-type="float" office:value="-9.33264232215598" calcext:value-type="float">
            <text:p>-9.33264232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0000464583" calcext:value-type="float">
            <text:p>4.64583E-10</text:p>
          </table:table-cell>
          <table:table-cell table:formula="of:=LOG([.B438];10)" office:value-type="float" office:value="-9.33293668592896" calcext:value-type="float">
            <text:p>-9.33293668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0000464547" calcext:value-type="float">
            <text:p>4.64547E-10</text:p>
          </table:table-cell>
          <table:table-cell table:formula="of:=LOG([.B439];10)" office:value-type="float" office:value="-9.33297034021061" calcext:value-type="float">
            <text:p>-9.33297034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0000464434" calcext:value-type="float">
            <text:p>4.64434E-10</text:p>
          </table:table-cell>
          <table:table-cell table:formula="of:=LOG([.B440];10)" office:value-type="float" office:value="-9.33307599420504" calcext:value-type="float">
            <text:p>-9.33307599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0000464378" calcext:value-type="float">
            <text:p>4.64378E-10</text:p>
          </table:table-cell>
          <table:table-cell table:formula="of:=LOG([.B441];10)" office:value-type="float" office:value="-9.33312836323347" calcext:value-type="float">
            <text:p>-9.333128363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0000464535" calcext:value-type="float">
            <text:p>4.64535E-10</text:p>
          </table:table-cell>
          <table:table-cell table:formula="of:=LOG([.B442];10)" office:value-type="float" office:value="-9.33298155888406" calcext:value-type="float">
            <text:p>-9.332981558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000046469" calcext:value-type="float">
            <text:p>4.6469E-10</text:p>
          </table:table-cell>
          <table:table-cell table:formula="of:=LOG([.B443];10)" office:value-type="float" office:value="-9.33283667331745" calcext:value-type="float">
            <text:p>-9.33283667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0000464625" calcext:value-type="float">
            <text:p>4.64625E-10</text:p>
          </table:table-cell>
          <table:table-cell table:formula="of:=LOG([.B444];10)" office:value-type="float" office:value="-9.33289742589622" calcext:value-type="float">
            <text:p>-9.33289742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0000464642" calcext:value-type="float">
            <text:p>4.64642E-10</text:p>
          </table:table-cell>
          <table:table-cell table:formula="of:=LOG([.B445];10)" office:value-type="float" office:value="-9.33288153593952" calcext:value-type="float">
            <text:p>-9.33288153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0000469653" calcext:value-type="float">
            <text:p>4.69653E-10</text:p>
          </table:table-cell>
          <table:table-cell table:formula="of:=LOG([.B446];10)" office:value-type="float" office:value="-9.32822289917796" calcext:value-type="float">
            <text:p>-9.328222899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0000466689" calcext:value-type="float">
            <text:p>4.66689E-10</text:p>
          </table:table-cell>
          <table:table-cell table:formula="of:=LOG([.B447];10)" office:value-type="float" office:value="-9.33097243544568" calcext:value-type="float">
            <text:p>-9.330972435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000046458" calcext:value-type="float">
            <text:p>4.6458E-10</text:p>
          </table:table-cell>
          <table:table-cell table:formula="of:=LOG([.B448];10)" office:value-type="float" office:value="-9.33293949035282" calcext:value-type="float">
            <text:p>-9.332939490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0000464375" calcext:value-type="float">
            <text:p>4.64375E-10</text:p>
          </table:table-cell>
          <table:table-cell table:formula="of:=LOG([.B449];10)" office:value-type="float" office:value="-9.33313116889535" calcext:value-type="float">
            <text:p>-9.33313116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0000468666" calcext:value-type="float">
            <text:p>4.68666E-10</text:p>
          </table:table-cell>
          <table:table-cell table:formula="of:=LOG([.B450];10)" office:value-type="float" office:value="-9.32913655180939" calcext:value-type="float">
            <text:p>-9.32913655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0000464479" calcext:value-type="float">
            <text:p>4.64479E-10</text:p>
          </table:table-cell>
          <table:table-cell table:formula="of:=LOG([.B451];10)" office:value-type="float" office:value="-9.33303391652564" calcext:value-type="float">
            <text:p>-9.333033916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0000464602" calcext:value-type="float">
            <text:p>4.64602E-10</text:p>
          </table:table-cell>
          <table:table-cell table:formula="of:=LOG([.B452];10)" office:value-type="float" office:value="-9.33291892499834" calcext:value-type="float">
            <text:p>-9.3329189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0000464675" calcext:value-type="float">
            <text:p>4.64675E-10</text:p>
          </table:table-cell>
          <table:table-cell table:formula="of:=LOG([.B453];10)" office:value-type="float" office:value="-9.33285069238903" calcext:value-type="float">
            <text:p>-9.33285069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0000464534" calcext:value-type="float">
            <text:p>4.64534E-10</text:p>
          </table:table-cell>
          <table:table-cell table:formula="of:=LOG([.B454];10)" office:value-type="float" office:value="-9.3329824937866" calcext:value-type="float">
            <text:p>-9.33298249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0000465203" calcext:value-type="float">
            <text:p>4.65203E-10</text:p>
          </table:table-cell>
          <table:table-cell table:formula="of:=LOG([.B455];10)" office:value-type="float" office:value="-9.33235749325734" calcext:value-type="float">
            <text:p>-9.33235749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0000464474" calcext:value-type="float">
            <text:p>4.64474E-10</text:p>
          </table:table-cell>
          <table:table-cell table:formula="of:=LOG([.B456];10)" office:value-type="float" office:value="-9.33303859162203" calcext:value-type="float">
            <text:p>-9.33303859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0000464485" calcext:value-type="float">
            <text:p>4.64485E-10</text:p>
          </table:table-cell>
          <table:table-cell table:formula="of:=LOG([.B457];10)" office:value-type="float" office:value="-9.3330283064764" calcext:value-type="float">
            <text:p>-9.33302830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0000464564" calcext:value-type="float">
            <text:p>4.64564E-10</text:p>
          </table:table-cell>
          <table:table-cell table:formula="of:=LOG([.B458];10)" office:value-type="float" office:value="-9.33295444758596" calcext:value-type="float">
            <text:p>-9.33295444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0000464576" calcext:value-type="float">
            <text:p>4.64576E-10</text:p>
          </table:table-cell>
          <table:table-cell table:formula="of:=LOG([.B459];10)" office:value-type="float" office:value="-9.33294322961281" calcext:value-type="float">
            <text:p>-9.33294322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0000464469" calcext:value-type="float">
            <text:p>4.64469E-10</text:p>
          </table:table-cell>
          <table:table-cell table:formula="of:=LOG([.B460];10)" office:value-type="float" office:value="-9.33304326676875" calcext:value-type="float">
            <text:p>-9.33304326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0000464463" calcext:value-type="float">
            <text:p>4.64463E-10</text:p>
          </table:table-cell>
          <table:table-cell table:formula="of:=LOG([.B461];10)" office:value-type="float" office:value="-9.33304887701125" calcext:value-type="float">
            <text:p>-9.33304887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0000469138" calcext:value-type="float">
            <text:p>4.69138E-10</text:p>
          </table:table-cell>
          <table:table-cell table:formula="of:=LOG([.B462];10)" office:value-type="float" office:value="-9.32869938793982" calcext:value-type="float">
            <text:p>-9.32869938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000046455" calcext:value-type="float">
            <text:p>4.6455E-10</text:p>
          </table:table-cell>
          <table:table-cell table:formula="of:=LOG([.B463];10)" office:value-type="float" office:value="-9.33296753558753" calcext:value-type="float">
            <text:p>-9.33296753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0000464656" calcext:value-type="float">
            <text:p>4.64656E-10</text:p>
          </table:table-cell>
          <table:table-cell table:formula="of:=LOG([.B464];10)" office:value-type="float" office:value="-9.33286845052936" calcext:value-type="float">
            <text:p>-9.33286845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0000464428" calcext:value-type="float">
            <text:p>4.64428E-10</text:p>
          </table:table-cell>
          <table:table-cell table:formula="of:=LOG([.B465];10)" office:value-type="float" office:value="-9.33308160487033" calcext:value-type="float">
            <text:p>-9.33308160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0000464433" calcext:value-type="float">
            <text:p>4.64433E-10</text:p>
          </table:table-cell>
          <table:table-cell table:formula="of:=LOG([.B466];10)" office:value-type="float" office:value="-9.33307692931089" calcext:value-type="float">
            <text:p>-9.33307692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0000464434" calcext:value-type="float">
            <text:p>4.64434E-10</text:p>
          </table:table-cell>
          <table:table-cell table:formula="of:=LOG([.B467];10)" office:value-type="float" office:value="-9.33307599420504" calcext:value-type="float">
            <text:p>-9.333075994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0000464448" calcext:value-type="float">
            <text:p>4.64448E-10</text:p>
          </table:table-cell>
          <table:table-cell table:formula="of:=LOG([.B468];10)" office:value-type="float" office:value="-9.33306290293457" calcext:value-type="float">
            <text:p>-9.33306290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0000464436" calcext:value-type="float">
            <text:p>4.64436E-10</text:p>
          </table:table-cell>
          <table:table-cell table:formula="of:=LOG([.B469];10)" office:value-type="float" office:value="-9.33307412399938" calcext:value-type="float">
            <text:p>-9.3330741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0000464451" calcext:value-type="float">
            <text:p>4.64451E-10</text:p>
          </table:table-cell>
          <table:table-cell table:formula="of:=LOG([.B470];10)" office:value-type="float" office:value="-9.33306009771367" calcext:value-type="float">
            <text:p>-9.33306009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0000464534" calcext:value-type="float">
            <text:p>4.64534E-10</text:p>
          </table:table-cell>
          <table:table-cell table:formula="of:=LOG([.B471];10)" office:value-type="float" office:value="-9.3329824937866" calcext:value-type="float">
            <text:p>-9.332982493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0000464424" calcext:value-type="float">
            <text:p>4.64424E-10</text:p>
          </table:table-cell>
          <table:table-cell table:formula="of:=LOG([.B472];10)" office:value-type="float" office:value="-9.33308534535412" calcext:value-type="float">
            <text:p>-9.333085345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0000465054" calcext:value-type="float">
            <text:p>4.65054E-10</text:p>
          </table:table-cell>
          <table:table-cell table:formula="of:=LOG([.B473];10)" office:value-type="float" office:value="-9.33249661584036" calcext:value-type="float">
            <text:p>-9.33249661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0000464519" calcext:value-type="float">
            <text:p>4.64519E-10</text:p>
          </table:table-cell>
          <table:table-cell table:formula="of:=LOG([.B474];10)" office:value-type="float" office:value="-9.33299651756614" calcext:value-type="float">
            <text:p>-9.33299651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0000464544" calcext:value-type="float">
            <text:p>4.64544E-10</text:p>
          </table:table-cell>
          <table:table-cell table:formula="of:=LOG([.B475];10)" office:value-type="float" office:value="-9.33297314485181" calcext:value-type="float">
            <text:p>-9.33297314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0000464449" calcext:value-type="float">
            <text:p>4.64449E-10</text:p>
          </table:table-cell>
          <table:table-cell table:formula="of:=LOG([.B476];10)" office:value-type="float" office:value="-9.33306196785892" calcext:value-type="float">
            <text:p>-9.333061967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0000464391" calcext:value-type="float">
            <text:p>4.64391E-10</text:p>
          </table:table-cell>
          <table:table-cell table:formula="of:=LOG([.B477];10)" office:value-type="float" office:value="-9.33311620557475" calcext:value-type="float">
            <text:p>-9.333116205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000044801" calcext:value-type="float">
            <text:p>4.4801E-10</text:p>
          </table:table-cell>
          <table:table-cell table:formula="of:=LOG([.B478];10)" office:value-type="float" office:value="-9.34871229203679" calcext:value-type="float">
            <text:p>-9.34871229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0000447878" calcext:value-type="float">
            <text:p>4.47878E-10</text:p>
          </table:table-cell>
          <table:table-cell table:formula="of:=LOG([.B479];10)" office:value-type="float" office:value="-9.34884026980193" calcext:value-type="float">
            <text:p>-9.34884026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0000447791" calcext:value-type="float">
            <text:p>4.47791E-10</text:p>
          </table:table-cell>
          <table:table-cell table:formula="of:=LOG([.B480];10)" office:value-type="float" office:value="-9.34892463940732" calcext:value-type="float">
            <text:p>-9.34892463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0000447912" calcext:value-type="float">
            <text:p>4.47912E-10</text:p>
          </table:table-cell>
          <table:table-cell table:formula="of:=LOG([.B481];10)" office:value-type="float" office:value="-9.34880730222606" calcext:value-type="float">
            <text:p>-9.34880730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0000449263" calcext:value-type="float">
            <text:p>4.49263E-10</text:p>
          </table:table-cell>
          <table:table-cell table:formula="of:=LOG([.B482];10)" office:value-type="float" office:value="-9.3474993471704" calcext:value-type="float">
            <text:p>-9.34749934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0000447892" calcext:value-type="float">
            <text:p>4.47892E-10</text:p>
          </table:table-cell>
          <table:table-cell table:formula="of:=LOG([.B483];10)" office:value-type="float" office:value="-9.34882669461466" calcext:value-type="float">
            <text:p>-9.348826694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00004478" calcext:value-type="float">
            <text:p>4.478E-10</text:p>
          </table:table-cell>
          <table:table-cell table:formula="of:=LOG([.B484];10)" office:value-type="float" office:value="-9.34891591075699" calcext:value-type="float">
            <text:p>-9.34891591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0000448441" calcext:value-type="float">
            <text:p>4.48441E-10</text:p>
          </table:table-cell>
          <table:table-cell table:formula="of:=LOG([.B485];10)" office:value-type="float" office:value="-9.34829468764765" calcext:value-type="float">
            <text:p>-9.34829468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0000447813" calcext:value-type="float">
            <text:p>4.47813E-10</text:p>
          </table:table-cell>
          <table:table-cell table:formula="of:=LOG([.B486];10)" office:value-type="float" office:value="-9.34890330301622" calcext:value-type="float">
            <text:p>-9.34890330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0000449776" calcext:value-type="float">
            <text:p>4.49776E-10</text:p>
          </table:table-cell>
          <table:table-cell table:formula="of:=LOG([.B487];10)" office:value-type="float" office:value="-9.34700372218995" calcext:value-type="float">
            <text:p>-9.34700372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0000448034" calcext:value-type="float">
            <text:p>4.48034E-10</text:p>
          </table:table-cell>
          <table:table-cell table:formula="of:=LOG([.B488];10)" office:value-type="float" office:value="-9.34868902740343" calcext:value-type="float">
            <text:p>-9.3486890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0000447765" calcext:value-type="float">
            <text:p>4.47765E-10</text:p>
          </table:table-cell>
          <table:table-cell table:formula="of:=LOG([.B489];10)" office:value-type="float" office:value="-9.34894985649376" calcext:value-type="float">
            <text:p>-9.34894985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0000447828" calcext:value-type="float">
            <text:p>4.47828E-10</text:p>
          </table:table-cell>
          <table:table-cell table:formula="of:=LOG([.B490];10)" office:value-type="float" office:value="-9.34888875607782" calcext:value-type="float">
            <text:p>-9.348888756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000044782" calcext:value-type="float">
            <text:p>4.4782E-10</text:p>
          </table:table-cell>
          <table:table-cell table:formula="of:=LOG([.B491];10)" office:value-type="float" office:value="-9.34889651438433" calcext:value-type="float">
            <text:p>-9.348896514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0000447833" calcext:value-type="float">
            <text:p>4.47833E-10</text:p>
          </table:table-cell>
          <table:table-cell table:formula="of:=LOG([.B492];10)" office:value-type="float" office:value="-9.34888390720663" calcext:value-type="float">
            <text:p>-9.34888390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0000473693" calcext:value-type="float">
            <text:p>4.73693E-10</text:p>
          </table:table-cell>
          <table:table-cell table:formula="of:=LOG([.B493];10)" office:value-type="float" office:value="-9.32450303301288" calcext:value-type="float">
            <text:p>-9.3245030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0000469143" calcext:value-type="float">
            <text:p>4.69143E-10</text:p>
          </table:table-cell>
          <table:table-cell table:formula="of:=LOG([.B494];10)" office:value-type="float" office:value="-9.32869475932129" calcext:value-type="float">
            <text:p>-9.32869475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0000465563" calcext:value-type="float">
            <text:p>4.65563E-10</text:p>
          </table:table-cell>
          <table:table-cell table:formula="of:=LOG([.B495];10)" office:value-type="float" office:value="-9.33202154196285" calcext:value-type="float">
            <text:p>-9.3320215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0000485288" calcext:value-type="float">
            <text:p>4.85288E-10</text:p>
          </table:table-cell>
          <table:table-cell table:formula="of:=LOG([.B496];10)" office:value-type="float" office:value="-9.31400044760542" calcext:value-type="float">
            <text:p>-9.314000447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0000482289" calcext:value-type="float">
            <text:p>4.82289E-10</text:p>
          </table:table-cell>
          <table:table-cell table:formula="of:=LOG([.B497];10)" office:value-type="float" office:value="-9.31669264331092" calcext:value-type="float">
            <text:p>-9.31669264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0000482263" calcext:value-type="float">
            <text:p>4.82263E-10</text:p>
          </table:table-cell>
          <table:table-cell table:formula="of:=LOG([.B498];10)" office:value-type="float" office:value="-9.31671605657745" calcext:value-type="float">
            <text:p>-9.31671605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0000484101" calcext:value-type="float">
            <text:p>4.84101E-10</text:p>
          </table:table-cell>
          <table:table-cell table:formula="of:=LOG([.B499];10)" office:value-type="float" office:value="-9.31506402024274" calcext:value-type="float">
            <text:p>-9.31506402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476918" calcext:value-type="float">
            <text:p>4.76918E-10</text:p>
          </table:table-cell>
          <table:table-cell table:formula="of:=LOG([.B500];10)" office:value-type="float" office:value="-9.321556285968" calcext:value-type="float">
            <text:p>-9.3215562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0000465325" calcext:value-type="float">
            <text:p>4.65325E-10</text:p>
          </table:table-cell>
          <table:table-cell table:formula="of:=LOG([.B501];10)" office:value-type="float" office:value="-9.33224361398214" calcext:value-type="float">
            <text:p>-9.3322436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0000469388" calcext:value-type="float">
            <text:p>4.69388E-10</text:p>
          </table:table-cell>
          <table:table-cell table:formula="of:=LOG([.B502];10)" office:value-type="float" office:value="-9.32846801742255" calcext:value-type="float">
            <text:p>-9.328468017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000056281" calcext:value-type="float">
            <text:p>5.6281E-10</text:p>
          </table:table-cell>
          <table:table-cell table:formula="of:=LOG([.B503];10)" office:value-type="float" office:value="-9.24963819463062" calcext:value-type="float">
            <text:p>-9.249638194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0000496288" calcext:value-type="float">
            <text:p>4.96288E-10</text:p>
          </table:table-cell>
          <table:table-cell table:formula="of:=LOG([.B504];10)" office:value-type="float" office:value="-9.30426622570291" calcext:value-type="float">
            <text:p>-9.304266225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0000571582" calcext:value-type="float">
            <text:p>5.71582E-10</text:p>
          </table:table-cell>
          <table:table-cell table:formula="of:=LOG([.B505];10)" office:value-type="float" office:value="-9.24292145626973" calcext:value-type="float">
            <text:p>-9.24292145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0000486088" calcext:value-type="float">
            <text:p>4.86088E-10</text:p>
          </table:table-cell>
          <table:table-cell table:formula="of:=LOG([.B506];10)" office:value-type="float" office:value="-9.31328510017234" calcext:value-type="float">
            <text:p>-9.313285100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0000483679" calcext:value-type="float">
            <text:p>4.83679E-10</text:p>
          </table:table-cell>
          <table:table-cell table:formula="of:=LOG([.B507];10)" office:value-type="float" office:value="-9.31544276806349" calcext:value-type="float">
            <text:p>-9.315442768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0000508037" calcext:value-type="float">
            <text:p>5.08037E-10</text:p>
          </table:table-cell>
          <table:table-cell table:formula="of:=LOG([.B508];10)" office:value-type="float" office:value="-9.29410465718326" calcext:value-type="float">
            <text:p>-9.294104657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0000486727" calcext:value-type="float">
            <text:p>4.86727E-10</text:p>
          </table:table-cell>
          <table:table-cell table:formula="of:=LOG([.B509];10)" office:value-type="float" office:value="-9.31271456165505" calcext:value-type="float">
            <text:p>-9.31271456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0000482326" calcext:value-type="float">
            <text:p>4.82326E-10</text:p>
          </table:table-cell>
          <table:table-cell table:formula="of:=LOG([.B510];10)" office:value-type="float" office:value="-9.3166593266077" calcext:value-type="float">
            <text:p>-9.316659326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0000485872" calcext:value-type="float">
            <text:p>4.85872E-10</text:p>
          </table:table-cell>
          <table:table-cell table:formula="of:=LOG([.B511];10)" office:value-type="float" office:value="-9.31347812788878" calcext:value-type="float">
            <text:p>-9.31347812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0000528529" calcext:value-type="float">
            <text:p>5.28529E-10</text:p>
          </table:table-cell>
          <table:table-cell table:formula="of:=LOG([.B512];10)" office:value-type="float" office:value="-9.27693117828192" calcext:value-type="float">
            <text:p>-9.276931178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0000485449" calcext:value-type="float">
            <text:p>4.85449E-10</text:p>
          </table:table-cell>
          <table:table-cell table:formula="of:=LOG([.B513];10)" office:value-type="float" office:value="-9.31385638919984" calcext:value-type="float">
            <text:p>-9.31385638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0000484819" calcext:value-type="float">
            <text:p>4.84819E-10</text:p>
          </table:table-cell>
          <table:table-cell table:formula="of:=LOG([.B514];10)" office:value-type="float" office:value="-9.31442036855822" calcext:value-type="float">
            <text:p>-9.31442036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0000483155" calcext:value-type="float">
            <text:p>4.83155E-10</text:p>
          </table:table-cell>
          <table:table-cell table:formula="of:=LOG([.B515];10)" office:value-type="float" office:value="-9.31591352174157" calcext:value-type="float">
            <text:p>-9.31591352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0000486238" calcext:value-type="float">
            <text:p>4.86238E-10</text:p>
          </table:table-cell>
          <table:table-cell table:formula="of:=LOG([.B516];10)" office:value-type="float" office:value="-9.31315110360575" calcext:value-type="float">
            <text:p>-9.31315110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0000484669" calcext:value-type="float">
            <text:p>4.84669E-10</text:p>
          </table:table-cell>
          <table:table-cell table:formula="of:=LOG([.B517];10)" office:value-type="float" office:value="-9.31455475737542" calcext:value-type="float">
            <text:p>-9.31455475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00004644" calcext:value-type="float">
            <text:p>4.644E-10</text:p>
          </table:table-cell>
          <table:table-cell table:formula="of:=LOG([.B518];10)" office:value-type="float" office:value="-9.33310778893346" calcext:value-type="float">
            <text:p>-9.333107788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0000464433" calcext:value-type="float">
            <text:p>4.64433E-10</text:p>
          </table:table-cell>
          <table:table-cell table:formula="of:=LOG([.B519];10)" office:value-type="float" office:value="-9.33307692931089" calcext:value-type="float">
            <text:p>-9.333076929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0000464388" calcext:value-type="float">
            <text:p>4.64388E-10</text:p>
          </table:table-cell>
          <table:table-cell table:formula="of:=LOG([.B520];10)" office:value-type="float" office:value="-9.33311901115809" calcext:value-type="float">
            <text:p>-9.333119011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0000504979" calcext:value-type="float">
            <text:p>5.04979E-10</text:p>
          </table:table-cell>
          <table:table-cell table:formula="of:=LOG([.B521];10)" office:value-type="float" office:value="-9.29672668202738" calcext:value-type="float">
            <text:p>-9.29672668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0000465922" calcext:value-type="float">
            <text:p>4.65922E-10</text:p>
          </table:table-cell>
          <table:table-cell table:formula="of:=LOG([.B522];10)" office:value-type="float" office:value="-9.33168678246222" calcext:value-type="float">
            <text:p>-9.33168678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0000482392" calcext:value-type="float">
            <text:p>4.82392E-10</text:p>
          </table:table-cell>
          <table:table-cell table:formula="of:=LOG([.B523];10)" office:value-type="float" office:value="-9.31659990315784" calcext:value-type="float">
            <text:p>-9.316599903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0000484985" calcext:value-type="float">
            <text:p>4.84985E-10</text:p>
          </table:table-cell>
          <table:table-cell table:formula="of:=LOG([.B524];10)" office:value-type="float" office:value="-9.31427169339355" calcext:value-type="float">
            <text:p>-9.31427169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0000487437" calcext:value-type="float">
            <text:p>4.87437E-10</text:p>
          </table:table-cell>
          <table:table-cell table:formula="of:=LOG([.B525];10)" office:value-type="float" office:value="-9.31208150780221" calcext:value-type="float">
            <text:p>-9.31208150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0000465486" calcext:value-type="float">
            <text:p>4.65486E-10</text:p>
          </table:table-cell>
          <table:table-cell table:formula="of:=LOG([.B526];10)" office:value-type="float" office:value="-9.33209337636723" calcext:value-type="float">
            <text:p>-9.33209337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0000576626" calcext:value-type="float">
            <text:p>5.76626E-10</text:p>
          </table:table-cell>
          <table:table-cell table:formula="of:=LOG([.B527];10)" office:value-type="float" office:value="-9.23910577921809" calcext:value-type="float">
            <text:p>-9.239105779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0000684039" calcext:value-type="float">
            <text:p>6.84039E-10</text:p>
          </table:table-cell>
          <table:table-cell table:formula="of:=LOG([.B528];10)" office:value-type="float" office:value="-9.16491913658113" calcext:value-type="float">
            <text:p>-9.164919136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0000530128" calcext:value-type="float">
            <text:p>5.30128E-10</text:p>
          </table:table-cell>
          <table:table-cell table:formula="of:=LOG([.B529];10)" office:value-type="float" office:value="-9.27561925684818" calcext:value-type="float">
            <text:p>-9.275619256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0000489542" calcext:value-type="float">
            <text:p>4.89542E-10</text:p>
          </table:table-cell>
          <table:table-cell table:formula="of:=LOG([.B530];10)" office:value-type="float" office:value="-9.31021004219433" calcext:value-type="float">
            <text:p>-9.31021004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0000482326" calcext:value-type="float">
            <text:p>4.82326E-10</text:p>
          </table:table-cell>
          <table:table-cell table:formula="of:=LOG([.B531];10)" office:value-type="float" office:value="-9.3166593266077" calcext:value-type="float">
            <text:p>-9.316659326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0000530988" calcext:value-type="float">
            <text:p>5.30988E-10</text:p>
          </table:table-cell>
          <table:table-cell table:formula="of:=LOG([.B532];10)" office:value-type="float" office:value="-9.27491529359399" calcext:value-type="float">
            <text:p>-9.274915293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0000474411" calcext:value-type="float">
            <text:p>4.74411E-10</text:p>
          </table:table-cell>
          <table:table-cell table:formula="of:=LOG([.B533];10)" office:value-type="float" office:value="-9.32384524969456" calcext:value-type="float">
            <text:p>-9.323845249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0000490855" calcext:value-type="float">
            <text:p>4.90855E-10</text:p>
          </table:table-cell>
          <table:table-cell table:formula="of:=LOG([.B534];10)" office:value-type="float" office:value="-9.3090467807897" calcext:value-type="float">
            <text:p>-9.30904678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0000502034" calcext:value-type="float">
            <text:p>5.02034E-10</text:p>
          </table:table-cell>
          <table:table-cell table:formula="of:=LOG([.B535];10)" office:value-type="float" office:value="-9.29926686948374" calcext:value-type="float">
            <text:p>-9.299266869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0000483307" calcext:value-type="float">
            <text:p>4.83307E-10</text:p>
          </table:table-cell>
          <table:table-cell table:formula="of:=LOG([.B536];10)" office:value-type="float" office:value="-9.31577691469071" calcext:value-type="float">
            <text:p>-9.31577691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0000482212" calcext:value-type="float">
            <text:p>4.82212E-10</text:p>
          </table:table-cell>
          <table:table-cell table:formula="of:=LOG([.B537];10)" office:value-type="float" office:value="-9.31676198626687" calcext:value-type="float">
            <text:p>-9.316761986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0000486428" calcext:value-type="float">
            <text:p>4.86428E-10</text:p>
          </table:table-cell>
          <table:table-cell table:formula="of:=LOG([.B538];10)" office:value-type="float" office:value="-9.31298143395017" calcext:value-type="float">
            <text:p>-9.31298143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0000485051" calcext:value-type="float">
            <text:p>4.85051E-10</text:p>
          </table:table-cell>
          <table:table-cell table:formula="of:=LOG([.B539];10)" office:value-type="float" office:value="-9.31421259571913" calcext:value-type="float">
            <text:p>-9.314212595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0000482309" calcext:value-type="float">
            <text:p>4.82309E-10</text:p>
          </table:table-cell>
          <table:table-cell table:formula="of:=LOG([.B540];10)" office:value-type="float" office:value="-9.31667463396477" calcext:value-type="float">
            <text:p>-9.31667463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0000543743" calcext:value-type="float">
            <text:p>5.43743E-10</text:p>
          </table:table-cell>
          <table:table-cell table:formula="of:=LOG([.B541];10)" office:value-type="float" office:value="-9.26460632099076" calcext:value-type="float">
            <text:p>-9.26460632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0000484428" calcext:value-type="float">
            <text:p>4.84428E-10</text:p>
          </table:table-cell>
          <table:table-cell table:formula="of:=LOG([.B542];10)" office:value-type="float" office:value="-9.31477076252722" calcext:value-type="float">
            <text:p>-9.31477076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0000482138" calcext:value-type="float">
            <text:p>4.82138E-10</text:p>
          </table:table-cell>
          <table:table-cell table:formula="of:=LOG([.B543];10)" office:value-type="float" office:value="-9.31682863798403" calcext:value-type="float">
            <text:p>-9.3168286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0000482092" calcext:value-type="float">
            <text:p>4.82092E-10</text:p>
          </table:table-cell>
          <table:table-cell table:formula="of:=LOG([.B544];10)" office:value-type="float" office:value="-9.31687007528879" calcext:value-type="float">
            <text:p>-9.316870075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0000482289" calcext:value-type="float">
            <text:p>4.82289E-10</text:p>
          </table:table-cell>
          <table:table-cell table:formula="of:=LOG([.B545];10)" office:value-type="float" office:value="-9.31669264331092" calcext:value-type="float">
            <text:p>-9.31669264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0000486017" calcext:value-type="float">
            <text:p>4.86017E-10</text:p>
          </table:table-cell>
          <table:table-cell table:formula="of:=LOG([.B546];10)" office:value-type="float" office:value="-9.31334853963263" calcext:value-type="float">
            <text:p>-9.313348539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0000486433" calcext:value-type="float">
            <text:p>4.86433E-10</text:p>
          </table:table-cell>
          <table:table-cell table:formula="of:=LOG([.B547];10)" office:value-type="float" office:value="-9.31297696985425" calcext:value-type="float">
            <text:p>-9.312976969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0000482262" calcext:value-type="float">
            <text:p>4.82262E-10</text:p>
          </table:table-cell>
          <table:table-cell table:formula="of:=LOG([.B548];10)" office:value-type="float" office:value="-9.31671695711291" calcext:value-type="float">
            <text:p>-9.316716957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0000483101" calcext:value-type="float">
            <text:p>4.83101E-10</text:p>
          </table:table-cell>
          <table:table-cell table:formula="of:=LOG([.B549];10)" office:value-type="float" office:value="-9.31596206354011" calcext:value-type="float">
            <text:p>-9.31596206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0000464398" calcext:value-type="float">
            <text:p>4.64398E-10</text:p>
          </table:table-cell>
          <table:table-cell table:formula="of:=LOG([.B550];10)" office:value-type="float" office:value="-9.3331096592841" calcext:value-type="float">
            <text:p>-9.333109659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0000464257" calcext:value-type="float">
            <text:p>4.64257E-10</text:p>
          </table:table-cell>
          <table:table-cell table:formula="of:=LOG([.B551];10)" office:value-type="float" office:value="-9.33324153930934" calcext:value-type="float">
            <text:p>-9.333241539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0000466803" calcext:value-type="float">
            <text:p>4.66803E-10</text:p>
          </table:table-cell>
          <table:table-cell table:formula="of:=LOG([.B552];10)" office:value-type="float" office:value="-9.33086636153999" calcext:value-type="float">
            <text:p>-9.33086636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0000465766" calcext:value-type="float">
            <text:p>4.65766E-10</text:p>
          </table:table-cell>
          <table:table-cell table:formula="of:=LOG([.B553];10)" office:value-type="float" office:value="-9.33183221728549" calcext:value-type="float">
            <text:p>-9.331832217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0000464382" calcext:value-type="float">
            <text:p>4.64382E-10</text:p>
          </table:table-cell>
          <table:table-cell table:formula="of:=LOG([.B554];10)" office:value-type="float" office:value="-9.33312462237915" calcext:value-type="float">
            <text:p>-9.33312462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0000464702" calcext:value-type="float">
            <text:p>4.64702E-10</text:p>
          </table:table-cell>
          <table:table-cell table:formula="of:=LOG([.B555];10)" office:value-type="float" office:value="-9.332825458386" calcext:value-type="float">
            <text:p>-9.33282545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0000464295" calcext:value-type="float">
            <text:p>4.64295E-10</text:p>
          </table:table-cell>
          <table:table-cell table:formula="of:=LOG([.B556];10)" office:value-type="float" office:value="-9.3332059932326" calcext:value-type="float">
            <text:p>-9.333205993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0000482699" calcext:value-type="float">
            <text:p>4.82699E-10</text:p>
          </table:table-cell>
          <table:table-cell table:formula="of:=LOG([.B557];10)" office:value-type="float" office:value="-9.31632360090149" calcext:value-type="float">
            <text:p>-9.31632360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000046538" calcext:value-type="float">
            <text:p>4.6538E-10</text:p>
          </table:table-cell>
          <table:table-cell table:formula="of:=LOG([.B558];10)" office:value-type="float" office:value="-9.33219228472844" calcext:value-type="float">
            <text:p>-9.33219228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0000464337" calcext:value-type="float">
            <text:p>4.64337E-10</text:p>
          </table:table-cell>
          <table:table-cell table:formula="of:=LOG([.B559];10)" office:value-type="float" office:value="-9.33316670884815" calcext:value-type="float">
            <text:p>-9.333166708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0000469346" calcext:value-type="float">
            <text:p>4.69346E-10</text:p>
          </table:table-cell>
          <table:table-cell table:formula="of:=LOG([.B560];10)" office:value-type="float" office:value="-9.32850687905589" calcext:value-type="float">
            <text:p>-9.328506879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000046427" calcext:value-type="float">
            <text:p>4.6427E-10</text:p>
          </table:table-cell>
          <table:table-cell table:formula="of:=LOG([.B561];10)" office:value-type="float" office:value="-9.33322937848199" calcext:value-type="float">
            <text:p>-9.333229378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0000464314" calcext:value-type="float">
            <text:p>4.64314E-10</text:p>
          </table:table-cell>
          <table:table-cell table:formula="of:=LOG([.B562];10)" office:value-type="float" office:value="-9.33318822128519" calcext:value-type="float">
            <text:p>-9.33318822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0000464324" calcext:value-type="float">
            <text:p>4.64324E-10</text:p>
          </table:table-cell>
          <table:table-cell table:formula="of:=LOG([.B563];10)" office:value-type="float" office:value="-9.33317886792076" calcext:value-type="float">
            <text:p>-9.333178867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0000464265" calcext:value-type="float">
            <text:p>4.64265E-10</text:p>
          </table:table-cell>
          <table:table-cell table:formula="of:=LOG([.B564];10)" office:value-type="float" office:value="-9.33323405568298" calcext:value-type="float">
            <text:p>-9.33323405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0000464385" calcext:value-type="float">
            <text:p>4.64385E-10</text:p>
          </table:table-cell>
          <table:table-cell table:formula="of:=LOG([.B565];10)" office:value-type="float" office:value="-9.33312181675956" calcext:value-type="float">
            <text:p>-9.333121816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0000467282" calcext:value-type="float">
            <text:p>4.67282E-10</text:p>
          </table:table-cell>
          <table:table-cell table:formula="of:=LOG([.B566];10)" office:value-type="float" office:value="-9.3304209479533" calcext:value-type="float">
            <text:p>-9.33042094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0000464459" calcext:value-type="float">
            <text:p>4.64459E-10</text:p>
          </table:table-cell>
          <table:table-cell table:formula="of:=LOG([.B567];10)" office:value-type="float" office:value="-9.33305261721318" calcext:value-type="float">
            <text:p>-9.333052617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0000464348" calcext:value-type="float">
            <text:p>4.64348E-10</text:p>
          </table:table-cell>
          <table:table-cell table:formula="of:=LOG([.B568];10)" office:value-type="float" office:value="-9.33315642066798" calcext:value-type="float">
            <text:p>-9.33315642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0000464297" calcext:value-type="float">
            <text:p>4.64297E-10</text:p>
          </table:table-cell>
          <table:table-cell table:formula="of:=LOG([.B569];10)" office:value-type="float" office:value="-9.33320412246705" calcext:value-type="float">
            <text:p>-9.33320412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0000464376" calcext:value-type="float">
            <text:p>4.64376E-10</text:p>
          </table:table-cell>
          <table:table-cell table:formula="of:=LOG([.B570];10)" office:value-type="float" office:value="-9.33313023367271" calcext:value-type="float">
            <text:p>-9.33313023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0000464279" calcext:value-type="float">
            <text:p>4.64279E-10</text:p>
          </table:table-cell>
          <table:table-cell table:formula="of:=LOG([.B571];10)" office:value-type="float" office:value="-9.33322095964715" calcext:value-type="float">
            <text:p>-9.333220959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0000464401" calcext:value-type="float">
            <text:p>4.64401E-10</text:p>
          </table:table-cell>
          <table:table-cell table:formula="of:=LOG([.B572];10)" office:value-type="float" office:value="-9.33310685376117" calcext:value-type="float">
            <text:p>-9.33310685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0000464373" calcext:value-type="float">
            <text:p>4.64373E-10</text:p>
          </table:table-cell>
          <table:table-cell table:formula="of:=LOG([.B573];10)" office:value-type="float" office:value="-9.33313303934667" calcext:value-type="float">
            <text:p>-9.333133039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0000464476" calcext:value-type="float">
            <text:p>4.64476E-10</text:p>
          </table:table-cell>
          <table:table-cell table:formula="of:=LOG([.B574];10)" office:value-type="float" office:value="-9.33303672157744" calcext:value-type="float">
            <text:p>-9.33303672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0000464314" calcext:value-type="float">
            <text:p>4.64314E-10</text:p>
          </table:table-cell>
          <table:table-cell table:formula="of:=LOG([.B575];10)" office:value-type="float" office:value="-9.33318822128519" calcext:value-type="float">
            <text:p>-9.33318822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0000464888" calcext:value-type="float">
            <text:p>4.64888E-10</text:p>
          </table:table-cell>
          <table:table-cell table:formula="of:=LOG([.B576];10)" office:value-type="float" office:value="-9.33265166397188" calcext:value-type="float">
            <text:p>-9.33265166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0000447838" calcext:value-type="float">
            <text:p>4.47838E-10</text:p>
          </table:table-cell>
          <table:table-cell table:formula="of:=LOG([.B577];10)" office:value-type="float" office:value="-9.34887905838958" calcext:value-type="float">
            <text:p>-9.34887905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0000464615" calcext:value-type="float">
            <text:p>4.64615E-10</text:p>
          </table:table-cell>
          <table:table-cell table:formula="of:=LOG([.B578];10)" office:value-type="float" office:value="-9.33290677320115" calcext:value-type="float">
            <text:p>-9.33290677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0000464391" calcext:value-type="float">
            <text:p>4.64391E-10</text:p>
          </table:table-cell>
          <table:table-cell table:formula="of:=LOG([.B579];10)" office:value-type="float" office:value="-9.33311620557475" calcext:value-type="float">
            <text:p>-9.333116205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0000464642" calcext:value-type="float">
            <text:p>4.64642E-10</text:p>
          </table:table-cell>
          <table:table-cell table:formula="of:=LOG([.B580];10)" office:value-type="float" office:value="-9.33288153593952" calcext:value-type="float">
            <text:p>-9.332881535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0000472737" calcext:value-type="float">
            <text:p>4.72737E-10</text:p>
          </table:table-cell>
          <table:table-cell table:formula="of:=LOG([.B581];10)" office:value-type="float" office:value="-9.32538040517122" calcext:value-type="float">
            <text:p>-9.32538040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000046762" calcext:value-type="float">
            <text:p>4.6762E-10</text:p>
          </table:table-cell>
          <table:table-cell table:formula="of:=LOG([.B582];10)" office:value-type="float" office:value="-9.33010692243772" calcext:value-type="float">
            <text:p>-9.330106922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0000465444" calcext:value-type="float">
            <text:p>4.65444E-10</text:p>
          </table:table-cell>
          <table:table-cell table:formula="of:=LOG([.B583];10)" office:value-type="float" office:value="-9.33213256377821" calcext:value-type="float">
            <text:p>-9.33213256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0000464279" calcext:value-type="float">
            <text:p>4.64279E-10</text:p>
          </table:table-cell>
          <table:table-cell table:formula="of:=LOG([.B584];10)" office:value-type="float" office:value="-9.33322095964715" calcext:value-type="float">
            <text:p>-9.333220959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0000464296" calcext:value-type="float">
            <text:p>4.64296E-10</text:p>
          </table:table-cell>
          <table:table-cell table:formula="of:=LOG([.B585];10)" office:value-type="float" office:value="-9.33320505784882" calcext:value-type="float">
            <text:p>-9.33320505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0000464412" calcext:value-type="float">
            <text:p>4.64412E-10</text:p>
          </table:table-cell>
          <table:table-cell table:formula="of:=LOG([.B586];10)" office:value-type="float" office:value="-9.33309656699881" calcext:value-type="float">
            <text:p>-9.3330965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0000447811" calcext:value-type="float">
            <text:p>4.47811E-10</text:p>
          </table:table-cell>
          <table:table-cell table:formula="of:=LOG([.B587];10)" office:value-type="float" office:value="-9.34890524264483" calcext:value-type="float">
            <text:p>-9.34890524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0000464352" calcext:value-type="float">
            <text:p>4.64352E-10</text:p>
          </table:table-cell>
          <table:table-cell table:formula="of:=LOG([.B588];10)" office:value-type="float" office:value="-9.33315267957197" calcext:value-type="float">
            <text:p>-9.333152679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0000447851" calcext:value-type="float">
            <text:p>4.47851E-10</text:p>
          </table:table-cell>
          <table:table-cell table:formula="of:=LOG([.B589];10)" office:value-type="float" office:value="-9.34886645171859" calcext:value-type="float">
            <text:p>-9.34886645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0000449357" calcext:value-type="float">
            <text:p>4.49357E-10</text:p>
          </table:table-cell>
          <table:table-cell table:formula="of:=LOG([.B590];10)" office:value-type="float" office:value="-9.34740848856176" calcext:value-type="float">
            <text:p>-9.34740848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0000473234" calcext:value-type="float">
            <text:p>4.73234E-10</text:p>
          </table:table-cell>
          <table:table-cell table:formula="of:=LOG([.B591];10)" office:value-type="float" office:value="-9.32492406057426" calcext:value-type="float">
            <text:p>-9.32492406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0000464296" calcext:value-type="float">
            <text:p>4.64296E-10</text:p>
          </table:table-cell>
          <table:table-cell table:formula="of:=LOG([.B592];10)" office:value-type="float" office:value="-9.33320505784882" calcext:value-type="float">
            <text:p>-9.33320505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0000464695" calcext:value-type="float">
            <text:p>4.64695E-10</text:p>
          </table:table-cell>
          <table:table-cell table:formula="of:=LOG([.B593];10)" office:value-type="float" office:value="-9.33283200039415" calcext:value-type="float">
            <text:p>-9.332832000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0000506734" calcext:value-type="float">
            <text:p>5.06734E-10</text:p>
          </table:table-cell>
          <table:table-cell table:formula="of:=LOG([.B594];10)" office:value-type="float" office:value="-9.29521995515871" calcext:value-type="float">
            <text:p>-9.29521995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0000466602" calcext:value-type="float">
            <text:p>4.66602E-10</text:p>
          </table:table-cell>
          <table:table-cell table:formula="of:=LOG([.B595];10)" office:value-type="float" office:value="-9.33105340401826" calcext:value-type="float">
            <text:p>-9.33105340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0000464345" calcext:value-type="float">
            <text:p>4.64345E-10</text:p>
          </table:table-cell>
          <table:table-cell table:formula="of:=LOG([.B596];10)" office:value-type="float" office:value="-9.33315922651113" calcext:value-type="float">
            <text:p>-9.33315922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0000464262" calcext:value-type="float">
            <text:p>4.64262E-10</text:p>
          </table:table-cell>
          <table:table-cell table:formula="of:=LOG([.B597];10)" office:value-type="float" office:value="-9.33323686202775" calcext:value-type="float">
            <text:p>-9.3332368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0000464566" calcext:value-type="float">
            <text:p>4.64566E-10</text:p>
          </table:table-cell>
          <table:table-cell table:formula="of:=LOG([.B598];10)" office:value-type="float" office:value="-9.33295257790364" calcext:value-type="float">
            <text:p>-9.332952577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0000474414" calcext:value-type="float">
            <text:p>4.74414E-10</text:p>
          </table:table-cell>
          <table:table-cell table:formula="of:=LOG([.B599];10)" office:value-type="float" office:value="-9.32384250338529" calcext:value-type="float">
            <text:p>-9.32384250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0000474755" calcext:value-type="float">
            <text:p>4.74755E-10</text:p>
          </table:table-cell>
          <table:table-cell table:formula="of:=LOG([.B600];10)" office:value-type="float" office:value="-9.32353045268684" calcext:value-type="float">
            <text:p>-9.323530452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0000473328" calcext:value-type="float">
            <text:p>4.73328E-10</text:p>
          </table:table-cell>
          <table:table-cell table:formula="of:=LOG([.B601];10)" office:value-type="float" office:value="-9.32483780382313" calcext:value-type="float">
            <text:p>-9.32483780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0000464403" calcext:value-type="float">
            <text:p>4.64403E-10</text:p>
          </table:table-cell>
          <table:table-cell table:formula="of:=LOG([.B602];10)" office:value-type="float" office:value="-9.33310498342262" calcext:value-type="float">
            <text:p>-9.33310498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0000464948" calcext:value-type="float">
            <text:p>4.64948E-10</text:p>
          </table:table-cell>
          <table:table-cell table:formula="of:=LOG([.B603];10)" office:value-type="float" office:value="-9.33259561609042" calcext:value-type="float">
            <text:p>-9.332595616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0000475446" calcext:value-type="float">
            <text:p>4.75446E-10</text:p>
          </table:table-cell>
          <table:table-cell table:formula="of:=LOG([.B604];10)" office:value-type="float" office:value="-9.3228988020363" calcext:value-type="float">
            <text:p>-9.32289880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0000464518" calcext:value-type="float">
            <text:p>4.64518E-10</text:p>
          </table:table-cell>
          <table:table-cell table:formula="of:=LOG([.B605];10)" office:value-type="float" office:value="-9.33299745250088" calcext:value-type="float">
            <text:p>-9.33299745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0000464373" calcext:value-type="float">
            <text:p>4.64373E-10</text:p>
          </table:table-cell>
          <table:table-cell table:formula="of:=LOG([.B606];10)" office:value-type="float" office:value="-9.33313303934667" calcext:value-type="float">
            <text:p>-9.333133039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0000465265" calcext:value-type="float">
            <text:p>4.65265E-10</text:p>
          </table:table-cell>
          <table:table-cell table:formula="of:=LOG([.B607];10)" office:value-type="float" office:value="-9.33229961645143" calcext:value-type="float">
            <text:p>-9.33229961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0000465336" calcext:value-type="float">
            <text:p>4.65336E-10</text:p>
          </table:table-cell>
          <table:table-cell table:formula="of:=LOG([.B608];10)" office:value-type="float" office:value="-9.33223334764606" calcext:value-type="float">
            <text:p>-9.332233347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0000465212" calcext:value-type="float">
            <text:p>4.65212E-10</text:p>
          </table:table-cell>
          <table:table-cell table:formula="of:=LOG([.B609];10)" office:value-type="float" office:value="-9.33234909130694" calcext:value-type="float">
            <text:p>-9.33234909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000046457" calcext:value-type="float">
            <text:p>4.6457E-10</text:p>
          </table:table-cell>
          <table:table-cell table:formula="of:=LOG([.B610];10)" office:value-type="float" office:value="-9.33294883856317" calcext:value-type="float">
            <text:p>-9.33294883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0000464399" calcext:value-type="float">
            <text:p>4.64399E-10</text:p>
          </table:table-cell>
          <table:table-cell table:formula="of:=LOG([.B611];10)" office:value-type="float" office:value="-9.33310872410777" calcext:value-type="float">
            <text:p>-9.333108724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0000464322" calcext:value-type="float">
            <text:p>4.64322E-10</text:p>
          </table:table-cell>
          <table:table-cell table:formula="of:=LOG([.B612];10)" office:value-type="float" office:value="-9.33318073857753" calcext:value-type="float">
            <text:p>-9.333180738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0000464364" calcext:value-type="float">
            <text:p>4.64364E-10</text:p>
          </table:table-cell>
          <table:table-cell table:formula="of:=LOG([.B613];10)" office:value-type="float" office:value="-9.33314145647733" calcext:value-type="float">
            <text:p>-9.33314145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0000467613" calcext:value-type="float">
            <text:p>4.67613E-10</text:p>
          </table:table-cell>
          <table:table-cell table:formula="of:=LOG([.B614];10)" office:value-type="float" office:value="-9.33011342362272" calcext:value-type="float">
            <text:p>-9.330113423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0000465512" calcext:value-type="float">
            <text:p>4.65512E-10</text:p>
          </table:table-cell>
          <table:table-cell table:formula="of:=LOG([.B615];10)" office:value-type="float" office:value="-9.33206911926564" calcext:value-type="float">
            <text:p>-9.332069119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0000465835" calcext:value-type="float">
            <text:p>4.65835E-10</text:p>
          </table:table-cell>
          <table:table-cell table:formula="of:=LOG([.B616];10)" office:value-type="float" office:value="-9.33176788433757" calcext:value-type="float">
            <text:p>-9.33176788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000046447" calcext:value-type="float">
            <text:p>4.6447E-10</text:p>
          </table:table-cell>
          <table:table-cell table:formula="of:=LOG([.B617];10)" office:value-type="float" office:value="-9.33304233173538" calcext:value-type="float">
            <text:p>-9.33304233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000046427" calcext:value-type="float">
            <text:p>4.6427E-10</text:p>
          </table:table-cell>
          <table:table-cell table:formula="of:=LOG([.B618];10)" office:value-type="float" office:value="-9.33322937848199" calcext:value-type="float">
            <text:p>-9.333229378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0000464425" calcext:value-type="float">
            <text:p>4.64425E-10</text:p>
          </table:table-cell>
          <table:table-cell table:formula="of:=LOG([.B619];10)" office:value-type="float" office:value="-9.33308441023015" calcext:value-type="float">
            <text:p>-9.333084410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000046424" calcext:value-type="float">
            <text:p>4.6424E-10</text:p>
          </table:table-cell>
          <table:table-cell table:formula="of:=LOG([.B620];10)" office:value-type="float" office:value="-9.33325744244353" calcext:value-type="float">
            <text:p>-9.33325744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0000464301" calcext:value-type="float">
            <text:p>4.64301E-10</text:p>
          </table:table-cell>
          <table:table-cell table:formula="of:=LOG([.B621];10)" office:value-type="float" office:value="-9.33320038096011" calcext:value-type="float">
            <text:p>-9.33320038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0000464589" calcext:value-type="float">
            <text:p>4.64589E-10</text:p>
          </table:table-cell>
          <table:table-cell table:formula="of:=LOG([.B622];10)" office:value-type="float" office:value="-9.33293107713556" calcext:value-type="float">
            <text:p>-9.332931077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0000447735" calcext:value-type="float">
            <text:p>4.47735E-10</text:p>
          </table:table-cell>
          <table:table-cell table:formula="of:=LOG([.B623];10)" office:value-type="float" office:value="-9.34897895495151" calcext:value-type="float">
            <text:p>-9.3489789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0000452584" calcext:value-type="float">
            <text:p>4.52584E-10</text:p>
          </table:table-cell>
          <table:table-cell table:formula="of:=LOG([.B624];10)" office:value-type="float" office:value="-9.34430080352874" calcext:value-type="float">
            <text:p>-9.34430080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0000447697" calcext:value-type="float">
            <text:p>4.47697E-10</text:p>
          </table:table-cell>
          <table:table-cell table:formula="of:=LOG([.B625];10)" office:value-type="float" office:value="-9.34901581579706" calcext:value-type="float">
            <text:p>-9.349015815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0000452958" calcext:value-type="float">
            <text:p>4.52958E-10</text:p>
          </table:table-cell>
          <table:table-cell table:formula="of:=LOG([.B626];10)" office:value-type="float" office:value="-9.34394206556746" calcext:value-type="float">
            <text:p>-9.343942065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0000447705" calcext:value-type="float">
            <text:p>4.47705E-10</text:p>
          </table:table-cell>
          <table:table-cell table:formula="of:=LOG([.B627];10)" office:value-type="float" office:value="-9.34900805535905" calcext:value-type="float">
            <text:p>-9.349008055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0000447846" calcext:value-type="float">
            <text:p>4.47846E-10</text:p>
          </table:table-cell>
          <table:table-cell table:formula="of:=LOG([.B628];10)" office:value-type="float" office:value="-9.34887130039489" calcext:value-type="float">
            <text:p>-9.34887130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0000508081" calcext:value-type="float">
            <text:p>5.08081E-10</text:p>
          </table:table-cell>
          <table:table-cell table:formula="of:=LOG([.B629];10)" office:value-type="float" office:value="-9.29406704549404" calcext:value-type="float">
            <text:p>-9.29406704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000046431" calcext:value-type="float">
            <text:p>4.6431E-10</text:p>
          </table:table-cell>
          <table:table-cell table:formula="of:=LOG([.B630];10)" office:value-type="float" office:value="-9.33319196268737" calcext:value-type="float">
            <text:p>-9.33319196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0000464252" calcext:value-type="float">
            <text:p>4.64252E-10</text:p>
          </table:table-cell>
          <table:table-cell table:formula="of:=LOG([.B631];10)" office:value-type="float" office:value="-9.33324621664129" calcext:value-type="float">
            <text:p>-9.333246216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000046529" calcext:value-type="float">
            <text:p>4.6529E-10</text:p>
          </table:table-cell>
          <table:table-cell table:formula="of:=LOG([.B632];10)" office:value-type="float" office:value="-9.3322762812116" calcext:value-type="float">
            <text:p>-9.33227628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0000464375" calcext:value-type="float">
            <text:p>4.64375E-10</text:p>
          </table:table-cell>
          <table:table-cell table:formula="of:=LOG([.B633];10)" office:value-type="float" office:value="-9.33313116889535" calcext:value-type="float">
            <text:p>-9.333131168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0000464998" calcext:value-type="float">
            <text:p>4.64998E-10</text:p>
          </table:table-cell>
          <table:table-cell table:formula="of:=LOG([.B634];10)" office:value-type="float" office:value="-9.33254891504732" calcext:value-type="float">
            <text:p>-9.3325489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0000464331" calcext:value-type="float">
            <text:p>4.64331E-10</text:p>
          </table:table-cell>
          <table:table-cell table:formula="of:=LOG([.B635];10)" office:value-type="float" office:value="-9.33317232068551" calcext:value-type="float">
            <text:p>-9.33317232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000046481" calcext:value-type="float">
            <text:p>4.6481E-10</text:p>
          </table:table-cell>
          <table:table-cell table:formula="of:=LOG([.B636];10)" office:value-type="float" office:value="-9.33272453703317" calcext:value-type="float">
            <text:p>-9.33272453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0000448032" calcext:value-type="float">
            <text:p>4.48032E-10</text:p>
          </table:table-cell>
          <table:table-cell table:formula="of:=LOG([.B637];10)" office:value-type="float" office:value="-9.34869096607527" calcext:value-type="float">
            <text:p>-9.348690966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0000432489" calcext:value-type="float">
            <text:p>4.32489E-10</text:p>
          </table:table-cell>
          <table:table-cell table:formula="of:=LOG([.B638];10)" office:value-type="float" office:value="-9.36402493397964" calcext:value-type="float">
            <text:p>-9.36402493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0000432658" calcext:value-type="float">
            <text:p>4.32658E-10</text:p>
          </table:table-cell>
          <table:table-cell table:formula="of:=LOG([.B639];10)" office:value-type="float" office:value="-9.36385526161557" calcext:value-type="float">
            <text:p>-9.36385526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0000450946" calcext:value-type="float">
            <text:p>4.50946E-10</text:p>
          </table:table-cell>
          <table:table-cell table:formula="of:=LOG([.B640];10)" office:value-type="float" office:value="-9.34587546101811" calcext:value-type="float">
            <text:p>-9.34587546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0000448018" calcext:value-type="float">
            <text:p>4.48018E-10</text:p>
          </table:table-cell>
          <table:table-cell table:formula="of:=LOG([.B641];10)" office:value-type="float" office:value="-9.34870453702053" calcext:value-type="float">
            <text:p>-9.3487045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00000447925" calcext:value-type="float">
            <text:p>4.47925E-10</text:p>
          </table:table-cell>
          <table:table-cell table:formula="of:=LOG([.B642];10)" office:value-type="float" office:value="-9.34879469763781" calcext:value-type="float">
            <text:p>-9.348794697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0000449516" calcext:value-type="float">
            <text:p>4.49516E-10</text:p>
          </table:table-cell>
          <table:table-cell table:formula="of:=LOG([.B643];10)" office:value-type="float" office:value="-9.3472548454479" calcext:value-type="float">
            <text:p>-9.34725484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000044962" calcext:value-type="float">
            <text:p>4.4962E-10</text:p>
          </table:table-cell>
          <table:table-cell table:formula="of:=LOG([.B644];10)" office:value-type="float" office:value="-9.34715437871913" calcext:value-type="float">
            <text:p>-9.347154378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0000465386" calcext:value-type="float">
            <text:p>4.65386E-10</text:p>
          </table:table-cell>
          <table:table-cell table:formula="of:=LOG([.B645];10)" office:value-type="float" office:value="-9.33218668554048" calcext:value-type="float">
            <text:p>-9.33218668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0000464305" calcext:value-type="float">
            <text:p>4.64305E-10</text:p>
          </table:table-cell>
          <table:table-cell table:formula="of:=LOG([.B646];10)" office:value-type="float" office:value="-9.33319663948541" calcext:value-type="float">
            <text:p>-9.333196639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0000464279" calcext:value-type="float">
            <text:p>4.64279E-10</text:p>
          </table:table-cell>
          <table:table-cell table:formula="of:=LOG([.B647];10)" office:value-type="float" office:value="-9.33322095964715" calcext:value-type="float">
            <text:p>-9.333220959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0000469176" calcext:value-type="float">
            <text:p>4.69176E-10</text:p>
          </table:table-cell>
          <table:table-cell table:formula="of:=LOG([.B648];10)" office:value-type="float" office:value="-9.32866421167618" calcext:value-type="float">
            <text:p>-9.32866421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0000474053" calcext:value-type="float">
            <text:p>4.74053E-10</text:p>
          </table:table-cell>
          <table:table-cell table:formula="of:=LOG([.B649];10)" office:value-type="float" office:value="-9.32417310068712" calcext:value-type="float">
            <text:p>-9.32417310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0000464833" calcext:value-type="float">
            <text:p>4.64833E-10</text:p>
          </table:table-cell>
          <table:table-cell table:formula="of:=LOG([.B650];10)" office:value-type="float" office:value="-9.33270304755154" calcext:value-type="float">
            <text:p>-9.332703047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0000464599" calcext:value-type="float">
            <text:p>4.64599E-10</text:p>
          </table:table-cell>
          <table:table-cell table:formula="of:=LOG([.B651];10)" office:value-type="float" office:value="-9.33292172930752" calcext:value-type="float">
            <text:p>-9.332921729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0000464359" calcext:value-type="float">
            <text:p>4.64359E-10</text:p>
          </table:table-cell>
          <table:table-cell table:formula="of:=LOG([.B652];10)" office:value-type="float" office:value="-9.33314613273152" calcext:value-type="float">
            <text:p>-9.33314613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0000464733" calcext:value-type="float">
            <text:p>4.64733E-10</text:p>
          </table:table-cell>
          <table:table-cell table:formula="of:=LOG([.B653];10)" office:value-type="float" office:value="-9.33279648782013" calcext:value-type="float">
            <text:p>-9.332796487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0000464272" calcext:value-type="float">
            <text:p>4.64272E-10</text:p>
          </table:table-cell>
          <table:table-cell table:formula="of:=LOG([.B654];10)" office:value-type="float" office:value="-9.3332275076157" calcext:value-type="float">
            <text:p>-9.333227507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0000464318" calcext:value-type="float">
            <text:p>4.64318E-10</text:p>
          </table:table-cell>
          <table:table-cell table:formula="of:=LOG([.B655];10)" office:value-type="float" office:value="-9.33318447991524" calcext:value-type="float">
            <text:p>-9.333184479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0000464937" calcext:value-type="float">
            <text:p>4.64937E-10</text:p>
          </table:table-cell>
          <table:table-cell table:formula="of:=LOG([.B656];10)" office:value-type="float" office:value="-9.33260589099388" calcext:value-type="float">
            <text:p>-9.33260589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0000469039" calcext:value-type="float">
            <text:p>4.69039E-10</text:p>
          </table:table-cell>
          <table:table-cell table:formula="of:=LOG([.B657];10)" office:value-type="float" office:value="-9.3287910447463" calcext:value-type="float">
            <text:p>-9.32879104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0000464396" calcext:value-type="float">
            <text:p>4.64396E-10</text:p>
          </table:table-cell>
          <table:table-cell table:formula="of:=LOG([.B658];10)" office:value-type="float" office:value="-9.33311152964279" calcext:value-type="float">
            <text:p>-9.333111529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0000450824" calcext:value-type="float">
            <text:p>4.50824E-10</text:p>
          </table:table-cell>
          <table:table-cell table:formula="of:=LOG([.B659];10)" office:value-type="float" office:value="-9.34599297197349" calcext:value-type="float">
            <text:p>-9.34599297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0000447797" calcext:value-type="float">
            <text:p>4.47797E-10</text:p>
          </table:table-cell>
          <table:table-cell table:formula="of:=LOG([.B660];10)" office:value-type="float" office:value="-9.3489188202876" calcext:value-type="float">
            <text:p>-9.348918820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0000453791" calcext:value-type="float">
            <text:p>4.53791E-10</text:p>
          </table:table-cell>
          <table:table-cell table:formula="of:=LOG([.B661];10)" office:value-type="float" office:value="-9.34314412169281" calcext:value-type="float">
            <text:p>-9.34314412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0000467158" calcext:value-type="float">
            <text:p>4.67158E-10</text:p>
          </table:table-cell>
          <table:table-cell table:formula="of:=LOG([.B662];10)" office:value-type="float" office:value="-9.33053620953472" calcext:value-type="float">
            <text:p>-9.330536209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0000456091" calcext:value-type="float">
            <text:p>4.56091E-10</text:p>
          </table:table-cell>
          <table:table-cell table:formula="of:=LOG([.B663];10)" office:value-type="float" office:value="-9.3409484975659" calcext:value-type="float">
            <text:p>-9.340948497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0000464685" calcext:value-type="float">
            <text:p>4.64685E-10</text:p>
          </table:table-cell>
          <table:table-cell table:formula="of:=LOG([.B664];10)" office:value-type="float" office:value="-9.33284134629102" calcext:value-type="float">
            <text:p>-9.33284134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0000464723" calcext:value-type="float">
            <text:p>4.64723E-10</text:p>
          </table:table-cell>
          <table:table-cell table:formula="of:=LOG([.B665];10)" office:value-type="float" office:value="-9.33280583295281" calcext:value-type="float">
            <text:p>-9.3328058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000047023" calcext:value-type="float">
            <text:p>4.7023E-10</text:p>
          </table:table-cell>
          <table:table-cell table:formula="of:=LOG([.B666];10)" office:value-type="float" office:value="-9.32768966696174" calcext:value-type="float">
            <text:p>-9.3276896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0000503746" calcext:value-type="float">
            <text:p>5.03746E-10</text:p>
          </table:table-cell>
          <table:table-cell table:formula="of:=LOG([.B667];10)" office:value-type="float" office:value="-9.29778838935669" calcext:value-type="float">
            <text:p>-9.297788389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0000473584" calcext:value-type="float">
            <text:p>4.73584E-10</text:p>
          </table:table-cell>
          <table:table-cell table:formula="of:=LOG([.B668];10)" office:value-type="float" office:value="-9.32460297864386" calcext:value-type="float">
            <text:p>-9.324602978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0000464307" calcext:value-type="float">
            <text:p>4.64307E-10</text:p>
          </table:table-cell>
          <table:table-cell table:formula="of:=LOG([.B669];10)" office:value-type="float" office:value="-9.33319476876015" calcext:value-type="float">
            <text:p>-9.333194768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0000465237" calcext:value-type="float">
            <text:p>4.65237E-10</text:p>
          </table:table-cell>
          <table:table-cell table:formula="of:=LOG([.B670];10)" office:value-type="float" office:value="-9.33232575340868" calcext:value-type="float">
            <text:p>-9.332325753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000046641" calcext:value-type="float">
            <text:p>4.6641E-10</text:p>
          </table:table-cell>
          <table:table-cell table:formula="of:=LOG([.B671];10)" office:value-type="float" office:value="-9.33123214671761" calcext:value-type="float">
            <text:p>-9.33123214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0000464887" calcext:value-type="float">
            <text:p>4.64887E-10</text:p>
          </table:table-cell>
          <table:table-cell table:formula="of:=LOG([.B672];10)" office:value-type="float" office:value="-9.33265259816452" calcext:value-type="float">
            <text:p>-9.332652598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0000483474" calcext:value-type="float">
            <text:p>4.83474E-10</text:p>
          </table:table-cell>
          <table:table-cell table:formula="of:=LOG([.B673];10)" office:value-type="float" office:value="-9.31562687620382" calcext:value-type="float">
            <text:p>-9.31562687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000046519" calcext:value-type="float">
            <text:p>4.6519E-10</text:p>
          </table:table-cell>
          <table:table-cell table:formula="of:=LOG([.B674];10)" office:value-type="float" office:value="-9.33236962969487" calcext:value-type="float">
            <text:p>-9.332369629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0000468724" calcext:value-type="float">
            <text:p>4.68724E-10</text:p>
          </table:table-cell>
          <table:table-cell table:formula="of:=LOG([.B675];10)" office:value-type="float" office:value="-9.32908280879958" calcext:value-type="float">
            <text:p>-9.329082808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0000464381" calcext:value-type="float">
            <text:p>4.64381E-10</text:p>
          </table:table-cell>
          <table:table-cell table:formula="of:=LOG([.B676];10)" office:value-type="float" office:value="-9.33312555758971" calcext:value-type="float">
            <text:p>-9.33312555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000045183" calcext:value-type="float">
            <text:p>4.5183E-10</text:p>
          </table:table-cell>
          <table:table-cell table:formula="of:=LOG([.B677];10)" office:value-type="float" office:value="-9.34502493675804" calcext:value-type="float">
            <text:p>-9.345024936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0000450371" calcext:value-type="float">
            <text:p>4.50371E-10</text:p>
          </table:table-cell>
          <table:table-cell table:formula="of:=LOG([.B678];10)" office:value-type="float" office:value="-9.34642958206758" calcext:value-type="float">
            <text:p>-9.34642958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0000464415" calcext:value-type="float">
            <text:p>4.64415E-10</text:p>
          </table:table-cell>
          <table:table-cell table:formula="of:=LOG([.B679];10)" office:value-type="float" office:value="-9.33309376156046" calcext:value-type="float">
            <text:p>-9.33309376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0000467197" calcext:value-type="float">
            <text:p>4.67197E-10</text:p>
          </table:table-cell>
          <table:table-cell table:formula="of:=LOG([.B680];10)" office:value-type="float" office:value="-9.33049995461061" calcext:value-type="float">
            <text:p>-9.33049995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000046457" calcext:value-type="float">
            <text:p>4.6457E-10</text:p>
          </table:table-cell>
          <table:table-cell table:formula="of:=LOG([.B681];10)" office:value-type="float" office:value="-9.33294883856317" calcext:value-type="float">
            <text:p>-9.332948838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0000464549" calcext:value-type="float">
            <text:p>4.64549E-10</text:p>
          </table:table-cell>
          <table:table-cell table:formula="of:=LOG([.B682];10)" office:value-type="float" office:value="-9.33296847045988" calcext:value-type="float">
            <text:p>-9.332968470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0000464719" calcext:value-type="float">
            <text:p>4.64719E-10</text:p>
          </table:table-cell>
          <table:table-cell table:formula="of:=LOG([.B683];10)" office:value-type="float" office:value="-9.33280957106219" calcext:value-type="float">
            <text:p>-9.33280957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0000467338" calcext:value-type="float">
            <text:p>4.67338E-10</text:p>
          </table:table-cell>
          <table:table-cell table:formula="of:=LOG([.B684];10)" office:value-type="float" office:value="-9.33036890436121" calcext:value-type="float">
            <text:p>-9.330368904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000045563" calcext:value-type="float">
            <text:p>4.5563E-10</text:p>
          </table:table-cell>
          <table:table-cell table:formula="of:=LOG([.B685];10)" office:value-type="float" office:value="-9.34138768844386" calcext:value-type="float">
            <text:p>-9.341387688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000044845" calcext:value-type="float">
            <text:p>4.4845E-10</text:p>
          </table:table-cell>
          <table:table-cell table:formula="of:=LOG([.B686];10)" office:value-type="float" office:value="-9.34828597164908" calcext:value-type="float">
            <text:p>-9.34828597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0000449342" calcext:value-type="float">
            <text:p>4.49342E-10</text:p>
          </table:table-cell>
          <table:table-cell table:formula="of:=LOG([.B687];10)" office:value-type="float" office:value="-9.34742298600134" calcext:value-type="float">
            <text:p>-9.34742298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0000432693" calcext:value-type="float">
            <text:p>4.32693E-10</text:p>
          </table:table-cell>
          <table:table-cell table:formula="of:=LOG([.B688];10)" office:value-type="float" office:value="-9.36382013065282" calcext:value-type="float">
            <text:p>-9.363820130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0000538744" calcext:value-type="float">
            <text:p>5.38744E-10</text:p>
          </table:table-cell>
          <table:table-cell table:formula="of:=LOG([.B689];10)" office:value-type="float" office:value="-9.26861755354843" calcext:value-type="float">
            <text:p>-9.26861755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0000488183" calcext:value-type="float">
            <text:p>4.88183E-10</text:p>
          </table:table-cell>
          <table:table-cell table:formula="of:=LOG([.B690];10)" office:value-type="float" office:value="-9.31141734809527" calcext:value-type="float">
            <text:p>-9.311417348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0000506527" calcext:value-type="float">
            <text:p>5.06527E-10</text:p>
          </table:table-cell>
          <table:table-cell table:formula="of:=LOG([.B691];10)" office:value-type="float" office:value="-9.29539739998093" calcext:value-type="float">
            <text:p>-9.295397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0000482964" calcext:value-type="float">
            <text:p>4.82964E-10</text:p>
          </table:table-cell>
          <table:table-cell table:formula="of:=LOG([.B692];10)" office:value-type="float" office:value="-9.31608524022992" calcext:value-type="float">
            <text:p>-9.316085240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0000571389" calcext:value-type="float">
            <text:p>5.71389E-10</text:p>
          </table:table-cell>
          <table:table-cell table:formula="of:=LOG([.B693];10)" office:value-type="float" office:value="-9.24306812462056" calcext:value-type="float">
            <text:p>-9.243068124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0000546977" calcext:value-type="float">
            <text:p>5.46977E-10</text:p>
          </table:table-cell>
          <table:table-cell table:formula="of:=LOG([.B694];10)" office:value-type="float" office:value="-9.26203093506162" calcext:value-type="float">
            <text:p>-9.262030935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0000565538" calcext:value-type="float">
            <text:p>5.65538E-10</text:p>
          </table:table-cell>
          <table:table-cell table:formula="of:=LOG([.B695];10)" office:value-type="float" office:value="-9.24753820835859" calcext:value-type="float">
            <text:p>-9.2475382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0000613797" calcext:value-type="float">
            <text:p>6.13797E-10</text:p>
          </table:table-cell>
          <table:table-cell table:formula="of:=LOG([.B696];10)" office:value-type="float" office:value="-9.21197523856081" calcext:value-type="float">
            <text:p>-9.211975238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0000563756" calcext:value-type="float">
            <text:p>5.63756E-10</text:p>
          </table:table-cell>
          <table:table-cell table:formula="of:=LOG([.B697];10)" office:value-type="float" office:value="-9.24890882293567" calcext:value-type="float">
            <text:p>-9.24890882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0000724682" calcext:value-type="float">
            <text:p>7.24682E-10</text:p>
          </table:table-cell>
          <table:table-cell table:formula="of:=LOG([.B698];10)" office:value-type="float" office:value="-9.13985252576294" calcext:value-type="float">
            <text:p>-9.13985252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0000982238" calcext:value-type="float">
            <text:p>0.000000001</text:p>
          </table:table-cell>
          <table:table-cell table:formula="of:=LOG([.B699];10)" office:value-type="float" office:value="-9.0077832682587" calcext:value-type="float">
            <text:p>-9.00778326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0000541809" calcext:value-type="float">
            <text:p>5.41809E-10</text:p>
          </table:table-cell>
          <table:table-cell table:formula="of:=LOG([.B700];10)" office:value-type="float" office:value="-9.26615378516872" calcext:value-type="float">
            <text:p>-9.266153785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0000643505" calcext:value-type="float">
            <text:p>6.43505E-10</text:p>
          </table:table-cell>
          <table:table-cell table:formula="of:=LOG([.B701];10)" office:value-type="float" office:value="-9.1914480743012" calcext:value-type="float">
            <text:p>-9.191448074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0000505448" calcext:value-type="float">
            <text:p>5.05448E-10</text:p>
          </table:table-cell>
          <table:table-cell table:formula="of:=LOG([.B702];10)" office:value-type="float" office:value="-9.2963235175699" calcext:value-type="float">
            <text:p>-9.296323517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0000999382" calcext:value-type="float">
            <text:p>0.000000001</text:p>
          </table:table-cell>
          <table:table-cell table:formula="of:=LOG([.B703];10)" office:value-type="float" office:value="-9.00026847695774" calcext:value-type="float">
            <text:p>-9.00026847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0000498511" calcext:value-type="float">
            <text:p>4.98511E-10</text:p>
          </table:table-cell>
          <table:table-cell table:formula="of:=LOG([.B704];10)" office:value-type="float" office:value="-9.30232525422977" calcext:value-type="float">
            <text:p>-9.302325254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0000497959" calcext:value-type="float">
            <text:p>4.97959E-10</text:p>
          </table:table-cell>
          <table:table-cell table:formula="of:=LOG([.B705];10)" office:value-type="float" office:value="-9.3028064138804" calcext:value-type="float">
            <text:p>-9.302806413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0000724475" calcext:value-type="float">
            <text:p>7.24475E-10</text:p>
          </table:table-cell>
          <table:table-cell table:formula="of:=LOG([.B706];10)" office:value-type="float" office:value="-9.13997659645834" calcext:value-type="float">
            <text:p>-9.139976596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0000762619" calcext:value-type="float">
            <text:p>7.62619E-10</text:p>
          </table:table-cell>
          <table:table-cell table:formula="of:=LOG([.B707];10)" office:value-type="float" office:value="-9.11769237885206" calcext:value-type="float">
            <text:p>-9.117692378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0000581747" calcext:value-type="float">
            <text:p>5.81747E-10</text:p>
          </table:table-cell>
          <table:table-cell table:formula="of:=LOG([.B708];10)" office:value-type="float" office:value="-9.23526584764038" calcext:value-type="float">
            <text:p>-9.23526584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0000493575" calcext:value-type="float">
            <text:p>4.93575E-10</text:p>
          </table:table-cell>
          <table:table-cell table:formula="of:=LOG([.B709];10)" office:value-type="float" office:value="-9.3066468458083" calcext:value-type="float">
            <text:p>-9.30664684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0000492294" calcext:value-type="float">
            <text:p>4.92294E-10</text:p>
          </table:table-cell>
          <table:table-cell table:formula="of:=LOG([.B710];10)" office:value-type="float" office:value="-9.3077754573062" calcext:value-type="float">
            <text:p>-9.307775457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0000483105" calcext:value-type="float">
            <text:p>4.83105E-10</text:p>
          </table:table-cell>
          <table:table-cell table:formula="of:=LOG([.B711];10)" office:value-type="float" office:value="-9.31595846766527" calcext:value-type="float">
            <text:p>-9.315958467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0000491223" calcext:value-type="float">
            <text:p>4.91223E-10</text:p>
          </table:table-cell>
          <table:table-cell table:formula="of:=LOG([.B712];10)" office:value-type="float" office:value="-9.30872130689288" calcext:value-type="float">
            <text:p>-9.308721306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0000482723" calcext:value-type="float">
            <text:p>4.82723E-10</text:p>
          </table:table-cell>
          <table:table-cell table:formula="of:=LOG([.B713];10)" office:value-type="float" office:value="-9.31630200813155" calcext:value-type="float">
            <text:p>-9.31630200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0000483221" calcext:value-type="float">
            <text:p>4.83221E-10</text:p>
          </table:table-cell>
          <table:table-cell table:formula="of:=LOG([.B714];10)" office:value-type="float" office:value="-9.31585420024383" calcext:value-type="float">
            <text:p>-9.315854200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0000554326" calcext:value-type="float">
            <text:p>5.54326E-10</text:p>
          </table:table-cell>
          <table:table-cell table:formula="of:=LOG([.B715];10)" office:value-type="float" office:value="-9.25623475086502" calcext:value-type="float">
            <text:p>-9.25623475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0000492042" calcext:value-type="float">
            <text:p>4.92042E-10</text:p>
          </table:table-cell>
          <table:table-cell table:formula="of:=LOG([.B716];10)" office:value-type="float" office:value="-9.30799782489579" calcext:value-type="float">
            <text:p>-9.307997824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0000483379" calcext:value-type="float">
            <text:p>4.83379E-10</text:p>
          </table:table-cell>
          <table:table-cell table:formula="of:=LOG([.B717];10)" office:value-type="float" office:value="-9.31571222108233" calcext:value-type="float">
            <text:p>-9.31571222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0000559972" calcext:value-type="float">
            <text:p>5.59972E-10</text:p>
          </table:table-cell>
          <table:table-cell table:formula="of:=LOG([.B718];10)" office:value-type="float" office:value="-9.25183368826078" calcext:value-type="float">
            <text:p>-9.251833688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0000487165" calcext:value-type="float">
            <text:p>4.87165E-10</text:p>
          </table:table-cell>
          <table:table-cell table:formula="of:=LOG([.B719];10)" office:value-type="float" office:value="-9.31232392081213" calcext:value-type="float">
            <text:p>-9.31232392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0000482831" calcext:value-type="float">
            <text:p>4.82831E-10</text:p>
          </table:table-cell>
          <table:table-cell table:formula="of:=LOG([.B720];10)" office:value-type="float" office:value="-9.31620485395014" calcext:value-type="float">
            <text:p>-9.31620485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0000549318" calcext:value-type="float">
            <text:p>5.49318E-10</text:p>
          </table:table-cell>
          <table:table-cell table:formula="of:=LOG([.B721];10)" office:value-type="float" office:value="-9.26017616982518" calcext:value-type="float">
            <text:p>-9.260176169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0000494323" calcext:value-type="float">
            <text:p>4.94323E-10</text:p>
          </table:table-cell>
          <table:table-cell table:formula="of:=LOG([.B722];10)" office:value-type="float" office:value="-9.30598918209294" calcext:value-type="float">
            <text:p>-9.30598918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0000483201" calcext:value-type="float">
            <text:p>4.83201E-10</text:p>
          </table:table-cell>
          <table:table-cell table:formula="of:=LOG([.B723];10)" office:value-type="float" office:value="-9.31587217559961" calcext:value-type="float">
            <text:p>-9.315872175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000052329" calcext:value-type="float">
            <text:p>5.2329E-10</text:p>
          </table:table-cell>
          <table:table-cell table:formula="of:=LOG([.B724];10)" office:value-type="float" office:value="-9.28125756448891" calcext:value-type="float">
            <text:p>-9.281257564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0000479789" calcext:value-type="float">
            <text:p>4.79789E-10</text:p>
          </table:table-cell>
          <table:table-cell table:formula="of:=LOG([.B725];10)" office:value-type="float" office:value="-9.31894971321284" calcext:value-type="float">
            <text:p>-9.318949713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0000465361" calcext:value-type="float">
            <text:p>4.65361E-10</text:p>
          </table:table-cell>
          <table:table-cell table:formula="of:=LOG([.B726];10)" office:value-type="float" office:value="-9.33221001596657" calcext:value-type="float">
            <text:p>-9.3322100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0000466209" calcext:value-type="float">
            <text:p>4.66209E-10</text:p>
          </table:table-cell>
          <table:table-cell table:formula="of:=LOG([.B727];10)" office:value-type="float" office:value="-9.33141934683301" calcext:value-type="float">
            <text:p>-9.33141934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0000465342" calcext:value-type="float">
            <text:p>4.65342E-10</text:p>
          </table:table-cell>
          <table:table-cell table:formula="of:=LOG([.B728];10)" office:value-type="float" office:value="-9.33222774792867" calcext:value-type="float">
            <text:p>-9.332227747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0000469701" calcext:value-type="float">
            <text:p>4.69701E-10</text:p>
          </table:table-cell>
          <table:table-cell table:formula="of:=LOG([.B729];10)" office:value-type="float" office:value="-9.32817851519674" calcext:value-type="float">
            <text:p>-9.328178515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00004681" calcext:value-type="float">
            <text:p>4.681E-10</text:p>
          </table:table-cell>
          <table:table-cell table:formula="of:=LOG([.B730];10)" office:value-type="float" office:value="-9.32966135887256" calcext:value-type="float">
            <text:p>-9.329661358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0000497215" calcext:value-type="float">
            <text:p>4.97215E-10</text:p>
          </table:table-cell>
          <table:table-cell table:formula="of:=LOG([.B731];10)" office:value-type="float" office:value="-9.30345577802121" calcext:value-type="float">
            <text:p>-9.3034557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0000465051" calcext:value-type="float">
            <text:p>4.65051E-10</text:p>
          </table:table-cell>
          <table:table-cell table:formula="of:=LOG([.B732];10)" office:value-type="float" office:value="-9.33249941742393" calcext:value-type="float">
            <text:p>-9.33249941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0000466551" calcext:value-type="float">
            <text:p>4.66551E-10</text:p>
          </table:table-cell>
          <table:table-cell table:formula="of:=LOG([.B733];10)" office:value-type="float" office:value="-9.33110087537311" calcext:value-type="float">
            <text:p>-9.33110087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0000475059" calcext:value-type="float">
            <text:p>4.75059E-10</text:p>
          </table:table-cell>
          <table:table-cell table:formula="of:=LOG([.B734];10)" office:value-type="float" office:value="-9.32325244977888" calcext:value-type="float">
            <text:p>-9.323252449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0000465599" calcext:value-type="float">
            <text:p>4.65599E-10</text:p>
          </table:table-cell>
          <table:table-cell table:formula="of:=LOG([.B735];10)" office:value-type="float" office:value="-9.33198796112223" calcext:value-type="float">
            <text:p>-9.33198796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0000540508" calcext:value-type="float">
            <text:p>5.40508E-10</text:p>
          </table:table-cell>
          <table:table-cell table:formula="of:=LOG([.B736];10)" office:value-type="float" office:value="-9.26719787371781" calcext:value-type="float">
            <text:p>-9.267197873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000046472" calcext:value-type="float">
            <text:p>4.6472E-10</text:p>
          </table:table-cell>
          <table:table-cell table:formula="of:=LOG([.B737];10)" office:value-type="float" office:value="-9.33280863653183" calcext:value-type="float">
            <text:p>-9.332808636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0000484799" calcext:value-type="float">
            <text:p>4.84799E-10</text:p>
          </table:table-cell>
          <table:table-cell table:formula="of:=LOG([.B738];10)" office:value-type="float" office:value="-9.31443828466464" calcext:value-type="float">
            <text:p>-9.31443828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0000466293" calcext:value-type="float">
            <text:p>4.66293E-10</text:p>
          </table:table-cell>
          <table:table-cell table:formula="of:=LOG([.B739];10)" office:value-type="float" office:value="-9.33134110413417" calcext:value-type="float">
            <text:p>-9.33134110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0000476842" calcext:value-type="float">
            <text:p>4.76842E-10</text:p>
          </table:table-cell>
          <table:table-cell table:formula="of:=LOG([.B740];10)" office:value-type="float" office:value="-9.32162549914677" calcext:value-type="float">
            <text:p>-9.321625499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0000473763" calcext:value-type="float">
            <text:p>4.73763E-10</text:p>
          </table:table-cell>
          <table:table-cell table:formula="of:=LOG([.B741];10)" office:value-type="float" office:value="-9.32443885987178" calcext:value-type="float">
            <text:p>-9.324438859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0000468965" calcext:value-type="float">
            <text:p>4.68965E-10</text:p>
          </table:table-cell>
          <table:table-cell table:formula="of:=LOG([.B742];10)" office:value-type="float" office:value="-9.32885956853027" calcext:value-type="float">
            <text:p>-9.32885956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000047061" calcext:value-type="float">
            <text:p>4.7061E-10</text:p>
          </table:table-cell>
          <table:table-cell table:formula="of:=LOG([.B743];10)" office:value-type="float" office:value="-9.32733884873102" calcext:value-type="float">
            <text:p>-9.327338848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0000475573" calcext:value-type="float">
            <text:p>4.75573E-10</text:p>
          </table:table-cell>
          <table:table-cell table:formula="of:=LOG([.B744];10)" office:value-type="float" office:value="-9.32278280982262" calcext:value-type="float">
            <text:p>-9.322782809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000053287" calcext:value-type="float">
            <text:p>5.3287E-10</text:p>
          </table:table-cell>
          <table:table-cell table:formula="of:=LOG([.B745];10)" office:value-type="float" office:value="-9.27337872937666" calcext:value-type="float">
            <text:p>-9.273378729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0000489134" calcext:value-type="float">
            <text:p>4.89134E-10</text:p>
          </table:table-cell>
          <table:table-cell table:formula="of:=LOG([.B746];10)" office:value-type="float" office:value="-9.31057214805752" calcext:value-type="float">
            <text:p>-9.310572148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0000467861" calcext:value-type="float">
            <text:p>4.67861E-10</text:p>
          </table:table-cell>
          <table:table-cell table:formula="of:=LOG([.B747];10)" office:value-type="float" office:value="-9.32988315525816" calcext:value-type="float">
            <text:p>-9.329883155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000046509" calcext:value-type="float">
            <text:p>4.6509E-10</text:p>
          </table:table-cell>
          <table:table-cell table:formula="of:=LOG([.B748];10)" office:value-type="float" office:value="-9.33246299824705" calcext:value-type="float">
            <text:p>-9.332462998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0000448207" calcext:value-type="float">
            <text:p>4.48207E-10</text:p>
          </table:table-cell>
          <table:table-cell table:formula="of:=LOG([.B749];10)" office:value-type="float" office:value="-9.34852136503069" calcext:value-type="float">
            <text:p>-9.3485213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480593" calcext:value-type="float">
            <text:p>4.80593E-10</text:p>
          </table:table-cell>
          <table:table-cell table:formula="of:=LOG([.B750];10)" office:value-type="float" office:value="-9.31822255913244" calcext:value-type="float">
            <text:p>-9.318222559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0000468339" calcext:value-type="float">
            <text:p>4.68339E-10</text:p>
          </table:table-cell>
          <table:table-cell table:formula="of:=LOG([.B751];10)" office:value-type="float" office:value="-9.32943967570168" calcext:value-type="float">
            <text:p>-9.329439675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0000466966" calcext:value-type="float">
            <text:p>4.66966E-10</text:p>
          </table:table-cell>
          <table:table-cell table:formula="of:=LOG([.B752];10)" office:value-type="float" office:value="-9.33071473945515" calcext:value-type="float">
            <text:p>-9.330714739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0000478098" calcext:value-type="float">
            <text:p>4.78098E-10</text:p>
          </table:table-cell>
          <table:table-cell table:formula="of:=LOG([.B753];10)" office:value-type="float" office:value="-9.32048307305966" calcext:value-type="float">
            <text:p>-9.320483073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0000465993" calcext:value-type="float">
            <text:p>4.65993E-10</text:p>
          </table:table-cell>
          <table:table-cell table:formula="of:=LOG([.B754];10)" office:value-type="float" office:value="-9.33162060709585" calcext:value-type="float">
            <text:p>-9.331620607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0000467105" calcext:value-type="float">
            <text:p>4.67105E-10</text:p>
          </table:table-cell>
          <table:table-cell table:formula="of:=LOG([.B755];10)" office:value-type="float" office:value="-9.33058548389871" calcext:value-type="float">
            <text:p>-9.330585483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0000484462" calcext:value-type="float">
            <text:p>4.84462E-10</text:p>
          </table:table-cell>
          <table:table-cell table:formula="of:=LOG([.B756];10)" office:value-type="float" office:value="-9.31474028226137" calcext:value-type="float">
            <text:p>-9.31474028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0000477919" calcext:value-type="float">
            <text:p>4.77919E-10</text:p>
          </table:table-cell>
          <table:table-cell table:formula="of:=LOG([.B757];10)" office:value-type="float" office:value="-9.32064570345884" calcext:value-type="float">
            <text:p>-9.320645703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0000473777" calcext:value-type="float">
            <text:p>4.73777E-10</text:p>
          </table:table-cell>
          <table:table-cell table:formula="of:=LOG([.B758];10)" office:value-type="float" office:value="-9.32442602638138" calcext:value-type="float">
            <text:p>-9.324426026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0000479841" calcext:value-type="float">
            <text:p>4.79841E-10</text:p>
          </table:table-cell>
          <table:table-cell table:formula="of:=LOG([.B759];10)" office:value-type="float" office:value="-9.31890264650363" calcext:value-type="float">
            <text:p>-9.318902646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0000465841" calcext:value-type="float">
            <text:p>4.65841E-10</text:p>
          </table:table-cell>
          <table:table-cell table:formula="of:=LOG([.B760];10)" office:value-type="float" office:value="-9.33176229061853" calcext:value-type="float">
            <text:p>-9.33176229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000047066" calcext:value-type="float">
            <text:p>4.7066E-10</text:p>
          </table:table-cell>
          <table:table-cell table:formula="of:=LOG([.B761];10)" office:value-type="float" office:value="-9.32729270952736" calcext:value-type="float">
            <text:p>-9.327292709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0000466309" calcext:value-type="float">
            <text:p>4.66309E-10</text:p>
          </table:table-cell>
          <table:table-cell table:formula="of:=LOG([.B762];10)" office:value-type="float" office:value="-9.33132620236104" calcext:value-type="float">
            <text:p>-9.33132620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0000465104" calcext:value-type="float">
            <text:p>4.65104E-10</text:p>
          </table:table-cell>
          <table:table-cell table:formula="of:=LOG([.B763];10)" office:value-type="float" office:value="-9.33244992544127" calcext:value-type="float">
            <text:p>-9.332449925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0000475815" calcext:value-type="float">
            <text:p>4.75815E-10</text:p>
          </table:table-cell>
          <table:table-cell table:formula="of:=LOG([.B764];10)" office:value-type="float" office:value="-9.32256187101135" calcext:value-type="float">
            <text:p>-9.32256187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0000449045" calcext:value-type="float">
            <text:p>4.49045E-10</text:p>
          </table:table-cell>
          <table:table-cell table:formula="of:=LOG([.B765];10)" office:value-type="float" office:value="-9.34771013500467" calcext:value-type="float">
            <text:p>-9.3477101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0000472255" calcext:value-type="float">
            <text:p>4.72255E-10</text:p>
          </table:table-cell>
          <table:table-cell table:formula="of:=LOG([.B766];10)" office:value-type="float" office:value="-9.32582343528879" calcext:value-type="float">
            <text:p>-9.325823435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0000466815" calcext:value-type="float">
            <text:p>4.66815E-10</text:p>
          </table:table-cell>
          <table:table-cell table:formula="of:=LOG([.B767];10)" office:value-type="float" office:value="-9.33085519737267" calcext:value-type="float">
            <text:p>-9.330855197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0000460983" calcext:value-type="float">
            <text:p>4.60983E-10</text:p>
          </table:table-cell>
          <table:table-cell table:formula="of:=LOG([.B768];10)" office:value-type="float" office:value="-9.33631509010346" calcext:value-type="float">
            <text:p>-9.33631509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0000465572" calcext:value-type="float">
            <text:p>4.65572E-10</text:p>
          </table:table-cell>
          <table:table-cell table:formula="of:=LOG([.B769];10)" office:value-type="float" office:value="-9.33201314650927" calcext:value-type="float">
            <text:p>-9.332013146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0000467885" calcext:value-type="float">
            <text:p>4.67885E-10</text:p>
          </table:table-cell>
          <table:table-cell table:formula="of:=LOG([.B770];10)" office:value-type="float" office:value="-9.32986087770085" calcext:value-type="float">
            <text:p>-9.329860877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0000489695" calcext:value-type="float">
            <text:p>4.89695E-10</text:p>
          </table:table-cell>
          <table:table-cell table:formula="of:=LOG([.B771];10)" office:value-type="float" office:value="-9.31007433029564" calcext:value-type="float">
            <text:p>-9.31007433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0000461968" calcext:value-type="float">
            <text:p>4.61968E-10</text:p>
          </table:table-cell>
          <table:table-cell table:formula="of:=LOG([.B772];10)" office:value-type="float" office:value="-9.33538810648876" calcext:value-type="float">
            <text:p>-9.335388106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000046789" calcext:value-type="float">
            <text:p>4.6789E-10</text:p>
          </table:table-cell>
          <table:table-cell table:formula="of:=LOG([.B773];10)" office:value-type="float" office:value="-9.32985623668691" calcext:value-type="float">
            <text:p>-9.329856236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0000472031" calcext:value-type="float">
            <text:p>4.72031E-10</text:p>
          </table:table-cell>
          <table:table-cell table:formula="of:=LOG([.B774];10)" office:value-type="float" office:value="-9.3260294787243" calcext:value-type="float">
            <text:p>-9.326029478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000046614" calcext:value-type="float">
            <text:p>4.6614E-10</text:p>
          </table:table-cell>
          <table:table-cell table:formula="of:=LOG([.B775];10)" office:value-type="float" office:value="-9.33148362816823" calcext:value-type="float">
            <text:p>-9.331483628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0000467147" calcext:value-type="float">
            <text:p>4.67147E-10</text:p>
          </table:table-cell>
          <table:table-cell table:formula="of:=LOG([.B776];10)" office:value-type="float" office:value="-9.33054643582977" calcext:value-type="float">
            <text:p>-9.330546435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000046656" calcext:value-type="float">
            <text:p>4.6656E-10</text:p>
          </table:table-cell>
          <table:table-cell table:formula="of:=LOG([.B777];10)" office:value-type="float" office:value="-9.33109249769814" calcext:value-type="float">
            <text:p>-9.33109249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0000466364" calcext:value-type="float">
            <text:p>4.66364E-10</text:p>
          </table:table-cell>
          <table:table-cell table:formula="of:=LOG([.B778];10)" office:value-type="float" office:value="-9.33127498141537" calcext:value-type="float">
            <text:p>-9.33127498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0000465136" calcext:value-type="float">
            <text:p>4.65136E-10</text:p>
          </table:table-cell>
          <table:table-cell table:formula="of:=LOG([.B779];10)" office:value-type="float" office:value="-9.33242004621994" calcext:value-type="float">
            <text:p>-9.332420046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0000466094" calcext:value-type="float">
            <text:p>4.66094E-10</text:p>
          </table:table-cell>
          <table:table-cell table:formula="of:=LOG([.B780];10)" office:value-type="float" office:value="-9.33152648767815" calcext:value-type="float">
            <text:p>-9.331526487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0000513282" calcext:value-type="float">
            <text:p>5.13282E-10</text:p>
          </table:table-cell>
          <table:table-cell table:formula="of:=LOG([.B781];10)" office:value-type="float" office:value="-9.28964396550301" calcext:value-type="float">
            <text:p>-9.289643965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0000476229" calcext:value-type="float">
            <text:p>4.76229E-10</text:p>
          </table:table-cell>
          <table:table-cell table:formula="of:=LOG([.B782];10)" office:value-type="float" office:value="-9.32218416173144" calcext:value-type="float">
            <text:p>-9.32218416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0000466543" calcext:value-type="float">
            <text:p>4.66543E-10</text:p>
          </table:table-cell>
          <table:table-cell table:formula="of:=LOG([.B783];10)" office:value-type="float" office:value="-9.33110832233099" calcext:value-type="float">
            <text:p>-9.33110832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000043852" calcext:value-type="float">
            <text:p>4.3852E-10</text:p>
          </table:table-cell>
          <table:table-cell table:formula="of:=LOG([.B784];10)" office:value-type="float" office:value="-9.35801059456348" calcext:value-type="float">
            <text:p>-9.358010594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0000495551" calcext:value-type="float">
            <text:p>4.95551E-10</text:p>
          </table:table-cell>
          <table:table-cell table:formula="of:=LOG([.B785];10)" office:value-type="float" office:value="-9.30491164313875" calcext:value-type="float">
            <text:p>-9.304911643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0000468944" calcext:value-type="float">
            <text:p>4.68944E-10</text:p>
          </table:table-cell>
          <table:table-cell table:formula="of:=LOG([.B786];10)" office:value-type="float" office:value="-9.32887901643859" calcext:value-type="float">
            <text:p>-9.32887901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0000498885" calcext:value-type="float">
            <text:p>4.98885E-10</text:p>
          </table:table-cell>
          <table:table-cell table:formula="of:=LOG([.B787];10)" office:value-type="float" office:value="-9.30199955381821" calcext:value-type="float">
            <text:p>-9.30199955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0000489317" calcext:value-type="float">
            <text:p>4.89317E-10</text:p>
          </table:table-cell>
          <table:table-cell table:formula="of:=LOG([.B788];10)" office:value-type="float" office:value="-9.31040969558701" calcext:value-type="float">
            <text:p>-9.31040969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0000468173" calcext:value-type="float">
            <text:p>4.68173E-10</text:p>
          </table:table-cell>
          <table:table-cell table:formula="of:=LOG([.B789];10)" office:value-type="float" office:value="-9.32959363610955" calcext:value-type="float">
            <text:p>-9.32959363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0000466514" calcext:value-type="float">
            <text:p>4.66514E-10</text:p>
          </table:table-cell>
          <table:table-cell table:formula="of:=LOG([.B790];10)" office:value-type="float" office:value="-9.33113531862377" calcext:value-type="float">
            <text:p>-9.331135318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0000475804" calcext:value-type="float">
            <text:p>4.75804E-10</text:p>
          </table:table-cell>
          <table:table-cell table:formula="of:=LOG([.B791];10)" office:value-type="float" office:value="-9.32257191124658" calcext:value-type="float">
            <text:p>-9.322571911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0000510701" calcext:value-type="float">
            <text:p>5.10701E-10</text:p>
          </table:table-cell>
          <table:table-cell table:formula="of:=LOG([.B792];10)" office:value-type="float" office:value="-9.29183329175469" calcext:value-type="float">
            <text:p>-9.29183329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0000469041" calcext:value-type="float">
            <text:p>4.69041E-10</text:p>
          </table:table-cell>
          <table:table-cell table:formula="of:=LOG([.B793];10)" office:value-type="float" office:value="-9.32878919290219" calcext:value-type="float">
            <text:p>-9.32878919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0000504537" calcext:value-type="float">
            <text:p>5.04537E-10</text:p>
          </table:table-cell>
          <table:table-cell table:formula="of:=LOG([.B794];10)" office:value-type="float" office:value="-9.29710697946351" calcext:value-type="float">
            <text:p>-9.2971069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0000493744" calcext:value-type="float">
            <text:p>4.93744E-10</text:p>
          </table:table-cell>
          <table:table-cell table:formula="of:=LOG([.B795];10)" office:value-type="float" office:value="-9.30649816890011" calcext:value-type="float">
            <text:p>-9.306498168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0000480244" calcext:value-type="float">
            <text:p>4.80244E-10</text:p>
          </table:table-cell>
          <table:table-cell table:formula="of:=LOG([.B796];10)" office:value-type="float" office:value="-9.31853805235522" calcext:value-type="float">
            <text:p>-9.318538052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0000471872" calcext:value-type="float">
            <text:p>4.71872E-10</text:p>
          </table:table-cell>
          <table:table-cell table:formula="of:=LOG([.B797];10)" office:value-type="float" office:value="-9.32617579211301" calcext:value-type="float">
            <text:p>-9.32617579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0000465404" calcext:value-type="float">
            <text:p>4.65404E-10</text:p>
          </table:table-cell>
          <table:table-cell table:formula="of:=LOG([.B798];10)" office:value-type="float" office:value="-9.3321698884097" calcext:value-type="float">
            <text:p>-9.332169888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0000467397" calcext:value-type="float">
            <text:p>4.67397E-10</text:p>
          </table:table-cell>
          <table:table-cell table:formula="of:=LOG([.B799];10)" office:value-type="float" office:value="-9.33031407946546" calcext:value-type="float">
            <text:p>-9.3303140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0000552861" calcext:value-type="float">
            <text:p>5.52861E-10</text:p>
          </table:table-cell>
          <table:table-cell table:formula="of:=LOG([.B800];10)" office:value-type="float" office:value="-9.25738404504441" calcext:value-type="float">
            <text:p>-9.25738404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0000470991" calcext:value-type="float">
            <text:p>4.70991E-10</text:p>
          </table:table-cell>
          <table:table-cell table:formula="of:=LOG([.B801];10)" office:value-type="float" office:value="-9.32698739157106" calcext:value-type="float">
            <text:p>-9.32698739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0000466244" calcext:value-type="float">
            <text:p>4.66244E-10</text:p>
          </table:table-cell>
          <table:table-cell table:formula="of:=LOG([.B802];10)" office:value-type="float" office:value="-9.33138674399539" calcext:value-type="float">
            <text:p>-9.33138674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0000492835" calcext:value-type="float">
            <text:p>4.92835E-10</text:p>
          </table:table-cell>
          <table:table-cell table:formula="of:=LOG([.B803];10)" office:value-type="float" office:value="-9.30729845716038" calcext:value-type="float">
            <text:p>-9.307298457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0000487291" calcext:value-type="float">
            <text:p>4.87291E-10</text:p>
          </table:table-cell>
          <table:table-cell table:formula="of:=LOG([.B804];10)" office:value-type="float" office:value="-9.31221160972774" calcext:value-type="float">
            <text:p>-9.312211609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0000499853" calcext:value-type="float">
            <text:p>4.99853E-10</text:p>
          </table:table-cell>
          <table:table-cell table:formula="of:=LOG([.B805];10)" office:value-type="float" office:value="-9.30115769701468" calcext:value-type="float">
            <text:p>-9.3011576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0000473514" calcext:value-type="float">
            <text:p>4.73514E-10</text:p>
          </table:table-cell>
          <table:table-cell table:formula="of:=LOG([.B806];10)" office:value-type="float" office:value="-9.3246671760422" calcext:value-type="float">
            <text:p>-9.32466717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0000487676" calcext:value-type="float">
            <text:p>4.87676E-10</text:p>
          </table:table-cell>
          <table:table-cell table:formula="of:=LOG([.B807];10)" office:value-type="float" office:value="-9.31186861681778" calcext:value-type="float">
            <text:p>-9.311868616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000046707" calcext:value-type="float">
            <text:p>4.6707E-10</text:p>
          </table:table-cell>
          <table:table-cell table:formula="of:=LOG([.B808];10)" office:value-type="float" office:value="-9.33061802663829" calcext:value-type="float">
            <text:p>-9.330618026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000048316" calcext:value-type="float">
            <text:p>4.8316E-10</text:p>
          </table:table-cell>
          <table:table-cell table:formula="of:=LOG([.B809];10)" office:value-type="float" office:value="-9.31590902740503" calcext:value-type="float">
            <text:p>-9.31590902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0000470785" calcext:value-type="float">
            <text:p>4.70785E-10</text:p>
          </table:table-cell>
          <table:table-cell table:formula="of:=LOG([.B810];10)" office:value-type="float" office:value="-9.32717738295904" calcext:value-type="float">
            <text:p>-9.32717738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0000534302" calcext:value-type="float">
            <text:p>5.34302E-10</text:p>
          </table:table-cell>
          <table:table-cell table:formula="of:=LOG([.B811];10)" office:value-type="float" office:value="-9.27221320016233" calcext:value-type="float">
            <text:p>-9.272213200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0000468864" calcext:value-type="float">
            <text:p>4.68864E-10</text:p>
          </table:table-cell>
          <table:table-cell table:formula="of:=LOG([.B812];10)" office:value-type="float" office:value="-9.32895311168759" calcext:value-type="float">
            <text:p>-9.32895311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0000468241" calcext:value-type="float">
            <text:p>4.68241E-10</text:p>
          </table:table-cell>
          <table:table-cell table:formula="of:=LOG([.B813];10)" office:value-type="float" office:value="-9.32953056139085" calcext:value-type="float">
            <text:p>-9.32953056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0000470333" calcext:value-type="float">
            <text:p>4.70333E-10</text:p>
          </table:table-cell>
          <table:table-cell table:formula="of:=LOG([.B814];10)" office:value-type="float" office:value="-9.3275945487574" calcext:value-type="float">
            <text:p>-9.327594548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0000472213" calcext:value-type="float">
            <text:p>4.72213E-10</text:p>
          </table:table-cell>
          <table:table-cell table:formula="of:=LOG([.B815];10)" office:value-type="float" office:value="-9.3258620609876" calcext:value-type="float">
            <text:p>-9.32586206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0000467315" calcext:value-type="float">
            <text:p>4.67315E-10</text:p>
          </table:table-cell>
          <table:table-cell table:formula="of:=LOG([.B816];10)" office:value-type="float" office:value="-9.33039027865324" calcext:value-type="float">
            <text:p>-9.33039027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0000451877" calcext:value-type="float">
            <text:p>4.51877E-10</text:p>
          </table:table-cell>
          <table:table-cell table:formula="of:=LOG([.B817];10)" office:value-type="float" office:value="-9.34497976317707" calcext:value-type="float">
            <text:p>-9.344979763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0000467871" calcext:value-type="float">
            <text:p>4.67871E-10</text:p>
          </table:table-cell>
          <table:table-cell table:formula="of:=LOG([.B818];10)" office:value-type="float" office:value="-9.32987387280374" calcext:value-type="float">
            <text:p>-9.329873872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0000494576" calcext:value-type="float">
            <text:p>4.94576E-10</text:p>
          </table:table-cell>
          <table:table-cell table:formula="of:=LOG([.B819];10)" office:value-type="float" office:value="-9.30576696221746" calcext:value-type="float">
            <text:p>-9.305766962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0000478159" calcext:value-type="float">
            <text:p>4.78159E-10</text:p>
          </table:table-cell>
          <table:table-cell table:formula="of:=LOG([.B820];10)" office:value-type="float" office:value="-9.32042766543717" calcext:value-type="float">
            <text:p>-9.320427665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0000481003" calcext:value-type="float">
            <text:p>4.81003E-10</text:p>
          </table:table-cell>
          <table:table-cell table:formula="of:=LOG([.B821];10)" office:value-type="float" office:value="-9.31785221493722" calcext:value-type="float">
            <text:p>-9.317852214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000047327" calcext:value-type="float">
            <text:p>4.7327E-10</text:p>
          </table:table-cell>
          <table:table-cell table:formula="of:=LOG([.B822];10)" office:value-type="float" office:value="-9.32489102404962" calcext:value-type="float">
            <text:p>-9.3248910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0000837805" calcext:value-type="float">
            <text:p>8.37805E-10</text:p>
          </table:table-cell>
          <table:table-cell table:formula="of:=LOG([.B823];10)" office:value-type="float" office:value="-9.07685705210809" calcext:value-type="float">
            <text:p>-9.07685705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0000627555" calcext:value-type="float">
            <text:p>6.27555E-10</text:p>
          </table:table-cell>
          <table:table-cell table:formula="of:=LOG([.B824];10)" office:value-type="float" office:value="-9.20234820586324" calcext:value-type="float">
            <text:p>-9.20234820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0000615759" calcext:value-type="float">
            <text:p>6.15759E-10</text:p>
          </table:table-cell>
          <table:table-cell table:formula="of:=LOG([.B825];10)" office:value-type="float" office:value="-9.21058923174745" calcext:value-type="float">
            <text:p>-9.21058923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0000854948" calcext:value-type="float">
            <text:p>8.54948E-10</text:p>
          </table:table-cell>
          <table:table-cell table:formula="of:=LOG([.B826];10)" office:value-type="float" office:value="-9.06806029930672" calcext:value-type="float">
            <text:p>-9.068060299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0000514292" calcext:value-type="float">
            <text:p>5.14292E-10</text:p>
          </table:table-cell>
          <table:table-cell table:formula="of:=LOG([.B827];10)" office:value-type="float" office:value="-9.28879023123574" calcext:value-type="float">
            <text:p>-9.28879023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0000590657" calcext:value-type="float">
            <text:p>5.90657E-10</text:p>
          </table:table-cell>
          <table:table-cell table:formula="of:=LOG([.B828];10)" office:value-type="float" office:value="-9.22866464475499" calcext:value-type="float">
            <text:p>-9.228664644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0000914726" calcext:value-type="float">
            <text:p>9.14726E-10</text:p>
          </table:table-cell>
          <table:table-cell table:formula="of:=LOG([.B829];10)" office:value-type="float" office:value="-9.03870897643474" calcext:value-type="float">
            <text:p>-9.03870897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0000499052" calcext:value-type="float">
            <text:p>4.99052E-10</text:p>
          </table:table-cell>
          <table:table-cell table:formula="of:=LOG([.B830];10)" office:value-type="float" office:value="-9.30185419959413" calcext:value-type="float">
            <text:p>-9.301854199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0000576486" calcext:value-type="float">
            <text:p>5.76486E-10</text:p>
          </table:table-cell>
          <table:table-cell table:formula="of:=LOG([.B831];10)" office:value-type="float" office:value="-9.23921123511095" calcext:value-type="float">
            <text:p>-9.239211235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0000765454" calcext:value-type="float">
            <text:p>7.65454E-10</text:p>
          </table:table-cell>
          <table:table-cell table:formula="of:=LOG([.B832];10)" office:value-type="float" office:value="-9.11608090313219" calcext:value-type="float">
            <text:p>-9.11608090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0000490884" calcext:value-type="float">
            <text:p>4.90884E-10</text:p>
          </table:table-cell>
          <table:table-cell table:formula="of:=LOG([.B833];10)" office:value-type="float" office:value="-9.30902112317606" calcext:value-type="float">
            <text:p>-9.309021123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0000646649" calcext:value-type="float">
            <text:p>6.46649E-10</text:p>
          </table:table-cell>
          <table:table-cell table:formula="of:=LOG([.B834];10)" office:value-type="float" office:value="-9.18933138969766" calcext:value-type="float">
            <text:p>-9.189331389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0000555499" calcext:value-type="float">
            <text:p>5.55499E-10</text:p>
          </table:table-cell>
          <table:table-cell table:formula="of:=LOG([.B835];10)" office:value-type="float" office:value="-9.25531671853206" calcext:value-type="float">
            <text:p>-9.255316718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0000485258" calcext:value-type="float">
            <text:p>4.85258E-10</text:p>
          </table:table-cell>
          <table:table-cell table:formula="of:=LOG([.B836];10)" office:value-type="float" office:value="-9.31402729606898" calcext:value-type="float">
            <text:p>-9.31402729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0000469515" calcext:value-type="float">
            <text:p>4.69515E-10</text:p>
          </table:table-cell>
          <table:table-cell table:formula="of:=LOG([.B837];10)" office:value-type="float" office:value="-9.32835052839645" calcext:value-type="float">
            <text:p>-9.328350528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0000472569" calcext:value-type="float">
            <text:p>4.72569E-10</text:p>
          </table:table-cell>
          <table:table-cell table:formula="of:=LOG([.B838];10)" office:value-type="float" office:value="-9.32553477100351" calcext:value-type="float">
            <text:p>-9.32553477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0000487913" calcext:value-type="float">
            <text:p>4.87913E-10</text:p>
          </table:table-cell>
          <table:table-cell table:formula="of:=LOG([.B839];10)" office:value-type="float" office:value="-9.31165761035043" calcext:value-type="float">
            <text:p>-9.311657610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0000475495" calcext:value-type="float">
            <text:p>4.75495E-10</text:p>
          </table:table-cell>
          <table:table-cell table:formula="of:=LOG([.B840];10)" office:value-type="float" office:value="-9.32285404546437" calcext:value-type="float">
            <text:p>-9.322854045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0000468762" calcext:value-type="float">
            <text:p>4.68762E-10</text:p>
          </table:table-cell>
          <table:table-cell table:formula="of:=LOG([.B841];10)" office:value-type="float" office:value="-9.32904760146779" calcext:value-type="float">
            <text:p>-9.32904760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0000470988" calcext:value-type="float">
            <text:p>4.70988E-10</text:p>
          </table:table-cell>
          <table:table-cell table:formula="of:=LOG([.B842];10)" office:value-type="float" office:value="-9.32699015783962" calcext:value-type="float">
            <text:p>-9.32699015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0000559439" calcext:value-type="float">
            <text:p>5.59439E-10</text:p>
          </table:table-cell>
          <table:table-cell table:formula="of:=LOG([.B843];10)" office:value-type="float" office:value="-9.25224726107067" calcext:value-type="float">
            <text:p>-9.25224726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0000469352" calcext:value-type="float">
            <text:p>4.69352E-10</text:p>
          </table:table-cell>
          <table:table-cell table:formula="of:=LOG([.B844];10)" office:value-type="float" office:value="-9.32850132718107" calcext:value-type="float">
            <text:p>-9.32850132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000047139" calcext:value-type="float">
            <text:p>4.7139E-10</text:p>
          </table:table-cell>
          <table:table-cell table:formula="of:=LOG([.B845];10)" office:value-type="float" office:value="-9.32661963477496" calcext:value-type="float">
            <text:p>-9.326619634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0000479473" calcext:value-type="float">
            <text:p>4.79473E-10</text:p>
          </table:table-cell>
          <table:table-cell table:formula="of:=LOG([.B846];10)" office:value-type="float" office:value="-9.31923584371993" calcext:value-type="float">
            <text:p>-9.319235843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0000485771" calcext:value-type="float">
            <text:p>4.85771E-10</text:p>
          </table:table-cell>
          <table:table-cell table:formula="of:=LOG([.B847];10)" office:value-type="float" office:value="-9.31356841566491" calcext:value-type="float">
            <text:p>-9.313568415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000050818" calcext:value-type="float">
            <text:p>5.0818E-10</text:p>
          </table:table-cell>
          <table:table-cell table:formula="of:=LOG([.B848];10)" office:value-type="float" office:value="-9.29398243110099" calcext:value-type="float">
            <text:p>-9.29398243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0000471606" calcext:value-type="float">
            <text:p>4.71606E-10</text:p>
          </table:table-cell>
          <table:table-cell table:formula="of:=LOG([.B849];10)" office:value-type="float" office:value="-9.32642067823701" calcext:value-type="float">
            <text:p>-9.326420678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0000471564" calcext:value-type="float">
            <text:p>4.71564E-10</text:p>
          </table:table-cell>
          <table:table-cell table:formula="of:=LOG([.B850];10)" office:value-type="float" office:value="-9.32645935709289" calcext:value-type="float">
            <text:p>-9.326459357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0000488936" calcext:value-type="float">
            <text:p>4.88936E-10</text:p>
          </table:table-cell>
          <table:table-cell table:formula="of:=LOG([.B851];10)" office:value-type="float" office:value="-9.3107479847739" calcext:value-type="float">
            <text:p>-9.310747984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0000498246" calcext:value-type="float">
            <text:p>4.98246E-10</text:p>
          </table:table-cell>
          <table:table-cell table:formula="of:=LOG([.B852];10)" office:value-type="float" office:value="-9.30255617920028" calcext:value-type="float">
            <text:p>-9.302556179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0000468972" calcext:value-type="float">
            <text:p>4.68972E-10</text:p>
          </table:table-cell>
          <table:table-cell table:formula="of:=LOG([.B853];10)" office:value-type="float" office:value="-9.32885308608769" calcext:value-type="float">
            <text:p>-9.328853086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00000477536" calcext:value-type="float">
            <text:p>4.77536E-10</text:p>
          </table:table-cell>
          <table:table-cell table:formula="of:=LOG([.B854];10)" office:value-type="float" office:value="-9.32099388269382" calcext:value-type="float">
            <text:p>-9.32099388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0000473895" calcext:value-type="float">
            <text:p>4.73895E-10</text:p>
          </table:table-cell>
          <table:table-cell table:formula="of:=LOG([.B855];10)" office:value-type="float" office:value="-9.32431787345689" calcext:value-type="float">
            <text:p>-9.324317873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0000468335" calcext:value-type="float">
            <text:p>4.68335E-10</text:p>
          </table:table-cell>
          <table:table-cell table:formula="of:=LOG([.B856];10)" office:value-type="float" office:value="-9.32944338494935" calcext:value-type="float">
            <text:p>-9.329443384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000046913" calcext:value-type="float">
            <text:p>4.6913E-10</text:p>
          </table:table-cell>
          <table:table-cell table:formula="of:=LOG([.B857];10)" office:value-type="float" office:value="-9.32870679383207" calcext:value-type="float">
            <text:p>-9.32870679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0000452651" calcext:value-type="float">
            <text:p>4.52651E-10</text:p>
          </table:table-cell>
          <table:table-cell table:formula="of:=LOG([.B858];10)" office:value-type="float" office:value="-9.34423651584578" calcext:value-type="float">
            <text:p>-9.34423651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0000489162" calcext:value-type="float">
            <text:p>4.89162E-10</text:p>
          </table:table-cell>
          <table:table-cell table:formula="of:=LOG([.B859];10)" office:value-type="float" office:value="-9.31054728800393" calcext:value-type="float">
            <text:p>-9.31054728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0000474253" calcext:value-type="float">
            <text:p>4.74253E-10</text:p>
          </table:table-cell>
          <table:table-cell table:formula="of:=LOG([.B860];10)" office:value-type="float" office:value="-9.32398991319771" calcext:value-type="float">
            <text:p>-9.323989913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0000457859" calcext:value-type="float">
            <text:p>4.57859E-10</text:p>
          </table:table-cell>
          <table:table-cell table:formula="of:=LOG([.B861];10)" office:value-type="float" office:value="-9.33926824459411" calcext:value-type="float">
            <text:p>-9.339268244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0000454345" calcext:value-type="float">
            <text:p>4.54345E-10</text:p>
          </table:table-cell>
          <table:table-cell table:formula="of:=LOG([.B862];10)" office:value-type="float" office:value="-9.34261424693216" calcext:value-type="float">
            <text:p>-9.342614246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0000497681" calcext:value-type="float">
            <text:p>4.97681E-10</text:p>
          </table:table-cell>
          <table:table-cell table:formula="of:=LOG([.B863];10)" office:value-type="float" office:value="-9.30304893902826" calcext:value-type="float">
            <text:p>-9.30304893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000048944" calcext:value-type="float">
            <text:p>4.8944E-10</text:p>
          </table:table-cell>
          <table:table-cell table:formula="of:=LOG([.B864];10)" office:value-type="float" office:value="-9.3103005403594" calcext:value-type="float">
            <text:p>-9.31030054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0000474912" calcext:value-type="float">
            <text:p>4.74912E-10</text:p>
          </table:table-cell>
          <table:table-cell table:formula="of:=LOG([.B865];10)" office:value-type="float" office:value="-9.32338685659625" calcext:value-type="float">
            <text:p>-9.32338685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0000470546" calcext:value-type="float">
            <text:p>4.70546E-10</text:p>
          </table:table-cell>
          <table:table-cell table:formula="of:=LOG([.B866];10)" office:value-type="float" office:value="-9.32739791406532" calcext:value-type="float">
            <text:p>-9.32739791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0000475284" calcext:value-type="float">
            <text:p>4.75284E-10</text:p>
          </table:table-cell>
          <table:table-cell table:formula="of:=LOG([.B867];10)" office:value-type="float" office:value="-9.32304680558462" calcext:value-type="float">
            <text:p>-9.323046805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0000532724" calcext:value-type="float">
            <text:p>5.32724E-10</text:p>
          </table:table-cell>
          <table:table-cell table:formula="of:=LOG([.B868];10)" office:value-type="float" office:value="-9.27349773716904" calcext:value-type="float">
            <text:p>-9.273497737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0000469829" calcext:value-type="float">
            <text:p>4.69829E-10</text:p>
          </table:table-cell>
          <table:table-cell table:formula="of:=LOG([.B869];10)" office:value-type="float" office:value="-9.32806018008444" calcext:value-type="float">
            <text:p>-9.328060180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0000520497" calcext:value-type="float">
            <text:p>5.20497E-10</text:p>
          </table:table-cell>
          <table:table-cell table:formula="of:=LOG([.B870];10)" office:value-type="float" office:value="-9.28358176929888" calcext:value-type="float">
            <text:p>-9.283581769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0000469241" calcext:value-type="float">
            <text:p>4.69241E-10</text:p>
          </table:table-cell>
          <table:table-cell table:formula="of:=LOG([.B871];10)" office:value-type="float" office:value="-9.32860404835567" calcext:value-type="float">
            <text:p>-9.328604048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0000472675" calcext:value-type="float">
            <text:p>4.72675E-10</text:p>
          </table:table-cell>
          <table:table-cell table:formula="of:=LOG([.B872];10)" office:value-type="float" office:value="-9.32543736712625" calcext:value-type="float">
            <text:p>-9.325437367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0000457973" calcext:value-type="float">
            <text:p>4.57973E-10</text:p>
          </table:table-cell>
          <table:table-cell table:formula="of:=LOG([.B873];10)" office:value-type="float" office:value="-9.33916012526395" calcext:value-type="float">
            <text:p>-9.339160125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0000476522" calcext:value-type="float">
            <text:p>4.76522E-10</text:p>
          </table:table-cell>
          <table:table-cell table:formula="of:=LOG([.B874];10)" office:value-type="float" office:value="-9.32191704411685" calcext:value-type="float">
            <text:p>-9.321917044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0000691232" calcext:value-type="float">
            <text:p>6.91232E-10</text:p>
          </table:table-cell>
          <table:table-cell table:formula="of:=LOG([.B875];10)" office:value-type="float" office:value="-9.16037616476856" calcext:value-type="float">
            <text:p>-9.160376164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0000520673" calcext:value-type="float">
            <text:p>5.20673E-10</text:p>
          </table:table-cell>
          <table:table-cell table:formula="of:=LOG([.B876];10)" office:value-type="float" office:value="-9.28343494249914" calcext:value-type="float">
            <text:p>-9.283434942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0000479971" calcext:value-type="float">
            <text:p>4.79971E-10</text:p>
          </table:table-cell>
          <table:table-cell table:formula="of:=LOG([.B877];10)" office:value-type="float" office:value="-9.31878500204202" calcext:value-type="float">
            <text:p>-9.31878500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0000501588" calcext:value-type="float">
            <text:p>5.01588E-10</text:p>
          </table:table-cell>
          <table:table-cell table:formula="of:=LOG([.B878];10)" office:value-type="float" office:value="-9.29965286212176" calcext:value-type="float">
            <text:p>-9.29965286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0000476111" calcext:value-type="float">
            <text:p>4.76111E-10</text:p>
          </table:table-cell>
          <table:table-cell table:formula="of:=LOG([.B879];10)" office:value-type="float" office:value="-9.32229178453239" calcext:value-type="float">
            <text:p>-9.322291784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000052994" calcext:value-type="float">
            <text:p>5.2994E-10</text:p>
          </table:table-cell>
          <table:table-cell table:formula="of:=LOG([.B880];10)" office:value-type="float" office:value="-9.27577329859541" calcext:value-type="float">
            <text:p>-9.275773298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00000481813" calcext:value-type="float">
            <text:p>4.81813E-10</text:p>
          </table:table-cell>
          <table:table-cell table:formula="of:=LOG([.B881];10)" office:value-type="float" office:value="-9.31712148629679" calcext:value-type="float">
            <text:p>-9.317121486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00000487989" calcext:value-type="float">
            <text:p>4.87989E-10</text:p>
          </table:table-cell>
          <table:table-cell table:formula="of:=LOG([.B882];10)" office:value-type="float" office:value="-9.31158996753242" calcext:value-type="float">
            <text:p>-9.311589967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00000488929" calcext:value-type="float">
            <text:p>4.88929E-10</text:p>
          </table:table-cell>
          <table:table-cell table:formula="of:=LOG([.B883];10)" office:value-type="float" office:value="-9.3107542025266" calcext:value-type="float">
            <text:p>-9.31075420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00000471858" calcext:value-type="float">
            <text:p>4.71858E-10</text:p>
          </table:table-cell>
          <table:table-cell table:formula="of:=LOG([.B884];10)" office:value-type="float" office:value="-9.32618867741442" calcext:value-type="float">
            <text:p>-9.326188677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00000469863" calcext:value-type="float">
            <text:p>4.69863E-10</text:p>
          </table:table-cell>
          <table:table-cell table:formula="of:=LOG([.B885];10)" office:value-type="float" office:value="-9.32802875273933" calcext:value-type="float">
            <text:p>-9.32802875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00000470035" calcext:value-type="float">
            <text:p>4.70035E-10</text:p>
          </table:table-cell>
          <table:table-cell table:formula="of:=LOG([.B886];10)" office:value-type="float" office:value="-9.32786980218997" calcext:value-type="float">
            <text:p>-9.327869802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00000472324" calcext:value-type="float">
            <text:p>4.72324E-10</text:p>
          </table:table-cell>
          <table:table-cell table:formula="of:=LOG([.B887];10)" office:value-type="float" office:value="-9.32575998624047" calcext:value-type="float">
            <text:p>-9.325759986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00000494258" calcext:value-type="float">
            <text:p>4.94258E-10</text:p>
          </table:table-cell>
          <table:table-cell table:formula="of:=LOG([.B888];10)" office:value-type="float" office:value="-9.30604629251963" calcext:value-type="float">
            <text:p>-9.30604629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00000472327" calcext:value-type="float">
            <text:p>4.72327E-10</text:p>
          </table:table-cell>
          <table:table-cell table:formula="of:=LOG([.B889];10)" office:value-type="float" office:value="-9.32575722779646" calcext:value-type="float">
            <text:p>-9.325757227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00000458633" calcext:value-type="float">
            <text:p>4.58633E-10</text:p>
          </table:table-cell>
          <table:table-cell table:formula="of:=LOG([.B890];10)" office:value-type="float" office:value="-9.33853469971012" calcext:value-type="float">
            <text:p>-9.338534699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00000483232" calcext:value-type="float">
            <text:p>4.83232E-10</text:p>
          </table:table-cell>
          <table:table-cell table:formula="of:=LOG([.B891];10)" office:value-type="float" office:value="-9.31584431411527" calcext:value-type="float">
            <text:p>-9.315844314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00000475072" calcext:value-type="float">
            <text:p>4.75072E-10</text:p>
          </table:table-cell>
          <table:table-cell table:formula="of:=LOG([.B892];10)" office:value-type="float" office:value="-9.32324056546343" calcext:value-type="float">
            <text:p>-9.323240565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00000523556" calcext:value-type="float">
            <text:p>5.23556E-10</text:p>
          </table:table-cell>
          <table:table-cell table:formula="of:=LOG([.B893];10)" office:value-type="float" office:value="-9.2810368589894" calcext:value-type="float">
            <text:p>-9.2810368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00000502381" calcext:value-type="float">
            <text:p>5.02381E-10</text:p>
          </table:table-cell>
          <table:table-cell table:formula="of:=LOG([.B894];10)" office:value-type="float" office:value="-9.29896679393485" calcext:value-type="float">
            <text:p>-9.298966793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00000478237" calcext:value-type="float">
            <text:p>4.78237E-10</text:p>
          </table:table-cell>
          <table:table-cell table:formula="of:=LOG([.B895];10)" office:value-type="float" office:value="-9.32035682664306" calcext:value-type="float">
            <text:p>-9.320356826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00000487456" calcext:value-type="float">
            <text:p>4.87456E-10</text:p>
          </table:table-cell>
          <table:table-cell table:formula="of:=LOG([.B896];10)" office:value-type="float" office:value="-9.31206457959541" calcext:value-type="float">
            <text:p>-9.31206457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00000477764" calcext:value-type="float">
            <text:p>4.77764E-10</text:p>
          </table:table-cell>
          <table:table-cell table:formula="of:=LOG([.B897];10)" office:value-type="float" office:value="-9.32078657788119" calcext:value-type="float">
            <text:p>-9.320786577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00000477202" calcext:value-type="float">
            <text:p>4.77202E-10</text:p>
          </table:table-cell>
          <table:table-cell table:formula="of:=LOG([.B898];10)" office:value-type="float" office:value="-9.32129774482746" calcext:value-type="float">
            <text:p>-9.32129774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00000479036" calcext:value-type="float">
            <text:p>4.79036E-10</text:p>
          </table:table-cell>
          <table:table-cell table:formula="of:=LOG([.B899];10)" office:value-type="float" office:value="-9.31963184772561" calcext:value-type="float">
            <text:p>-9.31963184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0000458486" calcext:value-type="float">
            <text:p>4.58486E-10</text:p>
          </table:table-cell>
          <table:table-cell table:formula="of:=LOG([.B900];10)" office:value-type="float" office:value="-9.33867392109663" calcext:value-type="float">
            <text:p>-9.3386739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0000485136" calcext:value-type="float">
            <text:p>4.85136E-10</text:p>
          </table:table-cell>
          <table:table-cell table:formula="of:=LOG([.B901];10)" office:value-type="float" office:value="-9.31413649692363" calcext:value-type="float">
            <text:p>-9.31413649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00000473962" calcext:value-type="float">
            <text:p>4.73962E-10</text:p>
          </table:table-cell>
          <table:table-cell table:formula="of:=LOG([.B902];10)" office:value-type="float" office:value="-9.3242564765788" calcext:value-type="float">
            <text:p>-9.324256476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00000483949" calcext:value-type="float">
            <text:p>4.83949E-10</text:p>
          </table:table-cell>
          <table:table-cell table:formula="of:=LOG([.B903];10)" office:value-type="float" office:value="-9.31520040320187" calcext:value-type="float">
            <text:p>-9.31520040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00000493955" calcext:value-type="float">
            <text:p>4.93955E-10</text:p>
          </table:table-cell>
          <table:table-cell table:formula="of:=LOG([.B904];10)" office:value-type="float" office:value="-9.30631261411657" calcext:value-type="float">
            <text:p>-9.306312614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00000474669" calcext:value-type="float">
            <text:p>4.74669E-10</text:p>
          </table:table-cell>
          <table:table-cell table:formula="of:=LOG([.B905];10)" office:value-type="float" office:value="-9.32360913054951" calcext:value-type="float">
            <text:p>-9.32360913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00000538251" calcext:value-type="float">
            <text:p>5.38251E-10</text:p>
          </table:table-cell>
          <table:table-cell table:formula="of:=LOG([.B906];10)" office:value-type="float" office:value="-9.26901515464135" calcext:value-type="float">
            <text:p>-9.269015154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00000480465" calcext:value-type="float">
            <text:p>4.80465E-10</text:p>
          </table:table-cell>
          <table:table-cell table:formula="of:=LOG([.B907];10)" office:value-type="float" office:value="-9.31833824350115" calcext:value-type="float">
            <text:p>-9.318338243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00000498929" calcext:value-type="float">
            <text:p>4.98929E-10</text:p>
          </table:table-cell>
          <table:table-cell table:formula="of:=LOG([.B908];10)" office:value-type="float" office:value="-9.30196125217639" calcext:value-type="float">
            <text:p>-9.301961252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0000047521" calcext:value-type="float">
            <text:p>4.7521E-10</text:p>
          </table:table-cell>
          <table:table-cell table:formula="of:=LOG([.B909];10)" office:value-type="float" office:value="-9.32311442892938" calcext:value-type="float">
            <text:p>-9.323114428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00000473742" calcext:value-type="float">
            <text:p>4.73742E-10</text:p>
          </table:table-cell>
          <table:table-cell table:formula="of:=LOG([.B910];10)" office:value-type="float" office:value="-9.32445811081847" calcext:value-type="float">
            <text:p>-9.32445811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00000480246" calcext:value-type="float">
            <text:p>4.80246E-10</text:p>
          </table:table-cell>
          <table:table-cell table:formula="of:=LOG([.B911];10)" office:value-type="float" office:value="-9.31853624371804" calcext:value-type="float">
            <text:p>-9.318536243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0000048598" calcext:value-type="float">
            <text:p>4.8598E-10</text:p>
          </table:table-cell>
          <table:table-cell table:formula="of:=LOG([.B912];10)" office:value-type="float" office:value="-9.31338160330636" calcext:value-type="float">
            <text:p>-9.313381603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0000049213" calcext:value-type="float">
            <text:p>4.9213E-10</text:p>
          </table:table-cell>
          <table:table-cell table:formula="of:=LOG([.B913];10)" office:value-type="float" office:value="-9.30792015978337" calcext:value-type="float">
            <text:p>-9.307920159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00000486368" calcext:value-type="float">
            <text:p>4.86368E-10</text:p>
          </table:table-cell>
          <table:table-cell table:formula="of:=LOG([.B914];10)" office:value-type="float" office:value="-9.31303500668062" calcext:value-type="float">
            <text:p>-9.313035006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00000457802" calcext:value-type="float">
            <text:p>4.57802E-10</text:p>
          </table:table-cell>
          <table:table-cell table:formula="of:=LOG([.B915];10)" office:value-type="float" office:value="-9.33932231435464" calcext:value-type="float">
            <text:p>-9.339322314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00000490178" calcext:value-type="float">
            <text:p>4.90178E-10</text:p>
          </table:table-cell>
          <table:table-cell table:formula="of:=LOG([.B916];10)" office:value-type="float" office:value="-9.30964618450175" calcext:value-type="float">
            <text:p>-9.30964618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00000456675" calcext:value-type="float">
            <text:p>4.56675E-10</text:p>
          </table:table-cell>
          <table:table-cell table:formula="of:=LOG([.B917];10)" office:value-type="float" office:value="-9.34039276255378" calcext:value-type="float">
            <text:p>-9.340392762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00000458321" calcext:value-type="float">
            <text:p>4.58321E-10</text:p>
          </table:table-cell>
          <table:table-cell table:formula="of:=LOG([.B918];10)" office:value-type="float" office:value="-9.33883024318031" calcext:value-type="float">
            <text:p>-9.338830243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00000479207" calcext:value-type="float">
            <text:p>4.79207E-10</text:p>
          </table:table-cell>
          <table:table-cell table:formula="of:=LOG([.B919];10)" office:value-type="float" office:value="-9.31947684663049" calcext:value-type="float">
            <text:p>-9.319476846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00000474892" calcext:value-type="float">
            <text:p>4.74892E-10</text:p>
          </table:table-cell>
          <table:table-cell table:formula="of:=LOG([.B920];10)" office:value-type="float" office:value="-9.32340514645319" calcext:value-type="float">
            <text:p>-9.323405146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00000482045" calcext:value-type="float">
            <text:p>4.82045E-10</text:p>
          </table:table-cell>
          <table:table-cell table:formula="of:=LOG([.B921];10)" office:value-type="float" office:value="-9.31691241748842" calcext:value-type="float">
            <text:p>-9.316912417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00000464218" calcext:value-type="float">
            <text:p>4.64218E-10</text:p>
          </table:table-cell>
          <table:table-cell table:formula="of:=LOG([.B922];10)" office:value-type="float" office:value="-9.33327802383461" calcext:value-type="float">
            <text:p>-9.33327802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00000573155" calcext:value-type="float">
            <text:p>5.73155E-10</text:p>
          </table:table-cell>
          <table:table-cell table:formula="of:=LOG([.B923];10)" office:value-type="float" office:value="-9.24172791460907" calcext:value-type="float">
            <text:p>-9.241727914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00000496036" calcext:value-type="float">
            <text:p>4.96036E-10</text:p>
          </table:table-cell>
          <table:table-cell table:formula="of:=LOG([.B924];10)" office:value-type="float" office:value="-9.30448680327998" calcext:value-type="float">
            <text:p>-9.304486803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0000473561" calcext:value-type="float">
            <text:p>4.73561E-10</text:p>
          </table:table-cell>
          <table:table-cell table:formula="of:=LOG([.B925];10)" office:value-type="float" office:value="-9.32462407102799" calcext:value-type="float">
            <text:p>-9.32462407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00000492612" calcext:value-type="float">
            <text:p>4.92612E-10</text:p>
          </table:table-cell>
          <table:table-cell table:formula="of:=LOG([.B926];10)" office:value-type="float" office:value="-9.30749501297944" calcext:value-type="float">
            <text:p>-9.3074950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00000475231" calcext:value-type="float">
            <text:p>4.75231E-10</text:p>
          </table:table-cell>
          <table:table-cell table:formula="of:=LOG([.B927];10)" office:value-type="float" office:value="-9.32309523745064" calcext:value-type="float">
            <text:p>-9.323095237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00000495242" calcext:value-type="float">
            <text:p>4.95242E-10</text:p>
          </table:table-cell>
          <table:table-cell table:formula="of:=LOG([.B928];10)" office:value-type="float" office:value="-9.30518253120368" calcext:value-type="float">
            <text:p>-9.30518253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00000496353" calcext:value-type="float">
            <text:p>4.96353E-10</text:p>
          </table:table-cell>
          <table:table-cell table:formula="of:=LOG([.B929];10)" office:value-type="float" office:value="-9.30420934886353" calcext:value-type="float">
            <text:p>-9.304209348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00000476748" calcext:value-type="float">
            <text:p>4.76748E-10</text:p>
          </table:table-cell>
          <table:table-cell table:formula="of:=LOG([.B930];10)" office:value-type="float" office:value="-9.32171112018187" calcext:value-type="float">
            <text:p>-9.321711120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00000483371" calcext:value-type="float">
            <text:p>4.83371E-10</text:p>
          </table:table-cell>
          <table:table-cell table:formula="of:=LOG([.B931];10)" office:value-type="float" office:value="-9.31571940878516" calcext:value-type="float">
            <text:p>-9.31571940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00000457863" calcext:value-type="float">
            <text:p>4.57863E-10</text:p>
          </table:table-cell>
          <table:table-cell table:formula="of:=LOG([.B932];10)" office:value-type="float" office:value="-9.33926445047771" calcext:value-type="float">
            <text:p>-9.33926445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00000486375" calcext:value-type="float">
            <text:p>4.86375E-10</text:p>
          </table:table-cell>
          <table:table-cell table:formula="of:=LOG([.B933];10)" office:value-type="float" office:value="-9.3130287561882" calcext:value-type="float">
            <text:p>-9.313028756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00000479979" calcext:value-type="float">
            <text:p>4.79979E-10</text:p>
          </table:table-cell>
          <table:table-cell table:formula="of:=LOG([.B934];10)" office:value-type="float" office:value="-9.31877776342364" calcext:value-type="float">
            <text:p>-9.31877776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00000482986" calcext:value-type="float">
            <text:p>4.82986E-10</text:p>
          </table:table-cell>
          <table:table-cell table:formula="of:=LOG([.B935];10)" office:value-type="float" office:value="-9.31606545767678" calcext:value-type="float">
            <text:p>-9.316065457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000004631" calcext:value-type="float">
            <text:p>4.631E-10</text:p>
          </table:table-cell>
          <table:table-cell table:formula="of:=LOG([.B936];10)" office:value-type="float" office:value="-9.33432521900611" calcext:value-type="float">
            <text:p>-9.33432521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00000475636" calcext:value-type="float">
            <text:p>4.75636E-10</text:p>
          </table:table-cell>
          <table:table-cell table:formula="of:=LOG([.B937];10)" office:value-type="float" office:value="-9.32272528187156" calcext:value-type="float">
            <text:p>-9.32272528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00000472214" calcext:value-type="float">
            <text:p>4.72214E-10</text:p>
          </table:table-cell>
          <table:table-cell table:formula="of:=LOG([.B938];10)" office:value-type="float" office:value="-9.32586114128818" calcext:value-type="float">
            <text:p>-9.32586114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00000468886" calcext:value-type="float">
            <text:p>4.68886E-10</text:p>
          </table:table-cell>
          <table:table-cell table:formula="of:=LOG([.B939];10)" office:value-type="float" office:value="-9.32893273423389" calcext:value-type="float">
            <text:p>-9.32893273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00000490602" calcext:value-type="float">
            <text:p>4.90602E-10</text:p>
          </table:table-cell>
          <table:table-cell table:formula="of:=LOG([.B940];10)" office:value-type="float" office:value="-9.30927068567062" calcext:value-type="float">
            <text:p>-9.309270685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00000474642" calcext:value-type="float">
            <text:p>4.74642E-10</text:p>
          </table:table-cell>
          <table:table-cell table:formula="of:=LOG([.B941];10)" office:value-type="float" office:value="-9.32363383467917" calcext:value-type="float">
            <text:p>-9.32363383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00000501878" calcext:value-type="float">
            <text:p>5.01878E-10</text:p>
          </table:table-cell>
          <table:table-cell table:formula="of:=LOG([.B942];10)" office:value-type="float" office:value="-9.29940184135323" calcext:value-type="float">
            <text:p>-9.299401841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00000494476" calcext:value-type="float">
            <text:p>4.94476E-10</text:p>
          </table:table-cell>
          <table:table-cell table:formula="of:=LOG([.B943];10)" office:value-type="float" office:value="-9.30585478257137" calcext:value-type="float">
            <text:p>-9.30585478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00000476831" calcext:value-type="float">
            <text:p>4.76831E-10</text:p>
          </table:table-cell>
          <table:table-cell table:formula="of:=LOG([.B944];10)" office:value-type="float" office:value="-9.32163551775756" calcext:value-type="float">
            <text:p>-9.321635517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00000496489" calcext:value-type="float">
            <text:p>4.96489E-10</text:p>
          </table:table-cell>
          <table:table-cell table:formula="of:=LOG([.B945];10)" office:value-type="float" office:value="-9.30409036910661" calcext:value-type="float">
            <text:p>-9.304090369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00000475855" calcext:value-type="float">
            <text:p>4.75855E-10</text:p>
          </table:table-cell>
          <table:table-cell table:formula="of:=LOG([.B946];10)" office:value-type="float" office:value="-9.32252536302164" calcext:value-type="float">
            <text:p>-9.32252536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00000455038" calcext:value-type="float">
            <text:p>4.55038E-10</text:p>
          </table:table-cell>
          <table:table-cell table:formula="of:=LOG([.B947];10)" office:value-type="float" office:value="-9.34195233410946" calcext:value-type="float">
            <text:p>-9.341952334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00000489575" calcext:value-type="float">
            <text:p>4.89575E-10</text:p>
          </table:table-cell>
          <table:table-cell table:formula="of:=LOG([.B948];10)" office:value-type="float" office:value="-9.31018076741326" calcext:value-type="float">
            <text:p>-9.310180767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00000443287" calcext:value-type="float">
            <text:p>4.43287E-10</text:p>
          </table:table-cell>
          <table:table-cell table:formula="of:=LOG([.B949];10)" office:value-type="float" office:value="-9.35331500479597" calcext:value-type="float">
            <text:p>-9.35331500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0000508417" calcext:value-type="float">
            <text:p>5.08417E-10</text:p>
          </table:table-cell>
          <table:table-cell table:formula="of:=LOG([.B950];10)" office:value-type="float" office:value="-9.29377993631874" calcext:value-type="float">
            <text:p>-9.293779936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00000479143" calcext:value-type="float">
            <text:p>4.79143E-10</text:p>
          </table:table-cell>
          <table:table-cell table:formula="of:=LOG([.B951];10)" office:value-type="float" office:value="-9.31953485225867" calcext:value-type="float">
            <text:p>-9.31953485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00000609719" calcext:value-type="float">
            <text:p>6.09719E-10</text:p>
          </table:table-cell>
          <table:table-cell table:formula="of:=LOG([.B952];10)" office:value-type="float" office:value="-9.21487027132778" calcext:value-type="float">
            <text:p>-9.21487027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000004618" calcext:value-type="float">
            <text:p>4.618E-10</text:p>
          </table:table-cell>
          <table:table-cell table:formula="of:=LOG([.B953];10)" office:value-type="float" office:value="-9.33554607141884" calcext:value-type="float">
            <text:p>-9.335546071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00000541289" calcext:value-type="float">
            <text:p>5.41289E-10</text:p>
          </table:table-cell>
          <table:table-cell table:formula="of:=LOG([.B954];10)" office:value-type="float" office:value="-9.2665707984915" calcext:value-type="float">
            <text:p>-9.26657079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00000553484" calcext:value-type="float">
            <text:p>5.53484E-10</text:p>
          </table:table-cell>
          <table:table-cell table:formula="of:=LOG([.B955];10)" office:value-type="float" office:value="-9.25689492909808" calcext:value-type="float">
            <text:p>-9.256894929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00000649465" calcext:value-type="float">
            <text:p>6.49465E-10</text:p>
          </table:table-cell>
          <table:table-cell table:formula="of:=LOG([.B956];10)" office:value-type="float" office:value="-9.18744424831141" calcext:value-type="float">
            <text:p>-9.187444248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00000512441" calcext:value-type="float">
            <text:p>5.12441E-10</text:p>
          </table:table-cell>
          <table:table-cell table:formula="of:=LOG([.B957];10)" office:value-type="float" office:value="-9.29035612997846" calcext:value-type="float">
            <text:p>-9.290356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0000048257" calcext:value-type="float">
            <text:p>4.8257E-10</text:p>
          </table:table-cell>
          <table:table-cell table:formula="of:=LOG([.B958];10)" office:value-type="float" office:value="-9.31643968043683" calcext:value-type="float">
            <text:p>-9.316439680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00000536625" calcext:value-type="float">
            <text:p>5.36625E-10</text:p>
          </table:table-cell>
          <table:table-cell table:formula="of:=LOG([.B959];10)" office:value-type="float" office:value="-9.27032909851251" calcext:value-type="float">
            <text:p>-9.27032909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00000501161" calcext:value-type="float">
            <text:p>5.01161E-10</text:p>
          </table:table-cell>
          <table:table-cell table:formula="of:=LOG([.B960];10)" office:value-type="float" office:value="-9.30002273285707" calcext:value-type="float">
            <text:p>-9.300022732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00000497017" calcext:value-type="float">
            <text:p>4.97017E-10</text:p>
          </table:table-cell>
          <table:table-cell table:formula="of:=LOG([.B961];10)" office:value-type="float" office:value="-9.30362875637748" calcext:value-type="float">
            <text:p>-9.30362875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00000480088" calcext:value-type="float">
            <text:p>4.80088E-10</text:p>
          </table:table-cell>
          <table:table-cell table:formula="of:=LOG([.B962];10)" office:value-type="float" office:value="-9.31867914926706" calcext:value-type="float">
            <text:p>-9.318679149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00000508886" calcext:value-type="float">
            <text:p>5.08886E-10</text:p>
          </table:table-cell>
          <table:table-cell table:formula="of:=LOG([.B963];10)" office:value-type="float" office:value="-9.29337949686964" calcext:value-type="float">
            <text:p>-9.293379496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00000478693" calcext:value-type="float">
            <text:p>4.78693E-10</text:p>
          </table:table-cell>
          <table:table-cell table:formula="of:=LOG([.B964];10)" office:value-type="float" office:value="-9.31994292322539" calcext:value-type="float">
            <text:p>-9.319942923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00000493546" calcext:value-type="float">
            <text:p>4.93546E-10</text:p>
          </table:table-cell>
          <table:table-cell table:formula="of:=LOG([.B965];10)" office:value-type="float" office:value="-9.30667236353101" calcext:value-type="float">
            <text:p>-9.30667236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00000490824" calcext:value-type="float">
            <text:p>4.90824E-10</text:p>
          </table:table-cell>
          <table:table-cell table:formula="of:=LOG([.B966];10)" office:value-type="float" office:value="-9.30907420957027" calcext:value-type="float">
            <text:p>-9.30907420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00000458556" calcext:value-type="float">
            <text:p>4.58556E-10</text:p>
          </table:table-cell>
          <table:table-cell table:formula="of:=LOG([.B967];10)" office:value-type="float" office:value="-9.33860761963216" calcext:value-type="float">
            <text:p>-9.338607619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00000501835" calcext:value-type="float">
            <text:p>5.01835E-10</text:p>
          </table:table-cell>
          <table:table-cell table:formula="of:=LOG([.B968];10)" office:value-type="float" office:value="-9.29943905251366" calcext:value-type="float">
            <text:p>-9.29943905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00000475203" calcext:value-type="float">
            <text:p>4.75203E-10</text:p>
          </table:table-cell>
          <table:table-cell table:formula="of:=LOG([.B969];10)" office:value-type="float" office:value="-9.32312082627742" calcext:value-type="float">
            <text:p>-9.323120826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00000506187" calcext:value-type="float">
            <text:p>5.06187E-10</text:p>
          </table:table-cell>
          <table:table-cell table:formula="of:=LOG([.B970];10)" office:value-type="float" office:value="-9.29568901267591" calcext:value-type="float">
            <text:p>-9.295689012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00000521624" calcext:value-type="float">
            <text:p>5.21624E-10</text:p>
          </table:table-cell>
          <table:table-cell table:formula="of:=LOG([.B971];10)" office:value-type="float" office:value="-9.28264243486092" calcext:value-type="float">
            <text:p>-9.282642434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00000481751" calcext:value-type="float">
            <text:p>4.81751E-10</text:p>
          </table:table-cell>
          <table:table-cell table:formula="of:=LOG([.B972];10)" office:value-type="float" office:value="-9.31717737517997" calcext:value-type="float">
            <text:p>-9.317177375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00000532398" calcext:value-type="float">
            <text:p>5.32398E-10</text:p>
          </table:table-cell>
          <table:table-cell table:formula="of:=LOG([.B973];10)" office:value-type="float" office:value="-9.27376358465979" calcext:value-type="float">
            <text:p>-9.273763584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00000643708" calcext:value-type="float">
            <text:p>6.43708E-10</text:p>
          </table:table-cell>
          <table:table-cell table:formula="of:=LOG([.B974];10)" office:value-type="float" office:value="-9.19131109342771" calcext:value-type="float">
            <text:p>-9.191311093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0000508129" calcext:value-type="float">
            <text:p>5.08129E-10</text:p>
          </table:table-cell>
          <table:table-cell table:formula="of:=LOG([.B975];10)" office:value-type="float" office:value="-9.29402601827496" calcext:value-type="float">
            <text:p>-9.294026018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00000586724" calcext:value-type="float">
            <text:p>5.86724E-10</text:p>
          </table:table-cell>
          <table:table-cell table:formula="of:=LOG([.B976];10)" office:value-type="float" office:value="-9.23156614656399" calcext:value-type="float">
            <text:p>-9.231566146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00000756547" calcext:value-type="float">
            <text:p>7.56547E-10</text:p>
          </table:table-cell>
          <table:table-cell table:formula="of:=LOG([.B977];10)" office:value-type="float" office:value="-9.12116408653491" calcext:value-type="float">
            <text:p>-9.121164086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00000492626" calcext:value-type="float">
            <text:p>4.92626E-10</text:p>
          </table:table-cell>
          <table:table-cell table:formula="of:=LOG([.B978];10)" office:value-type="float" office:value="-9.30748267053478" calcext:value-type="float">
            <text:p>-9.30748267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00000503424" calcext:value-type="float">
            <text:p>5.03424E-10</text:p>
          </table:table-cell>
          <table:table-cell table:formula="of:=LOG([.B979];10)" office:value-type="float" office:value="-9.29806608394238" calcext:value-type="float">
            <text:p>-9.298066083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00000532093" calcext:value-type="float">
            <text:p>5.32093E-10</text:p>
          </table:table-cell>
          <table:table-cell table:formula="of:=LOG([.B980];10)" office:value-type="float" office:value="-9.27401245444" calcext:value-type="float">
            <text:p>-9.274012454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00000486515" calcext:value-type="float">
            <text:p>4.86515E-10</text:p>
          </table:table-cell>
          <table:table-cell table:formula="of:=LOG([.B981];10)" office:value-type="float" office:value="-9.31290376522748" calcext:value-type="float">
            <text:p>-9.312903765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00000527112" calcext:value-type="float">
            <text:p>5.27112E-10</text:p>
          </table:table-cell>
          <table:table-cell table:formula="of:=LOG([.B982];10)" office:value-type="float" office:value="-9.2780970967153" calcext:value-type="float">
            <text:p>-9.278097096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00000571773" calcext:value-type="float">
            <text:p>5.71773E-10</text:p>
          </table:table-cell>
          <table:table-cell table:formula="of:=LOG([.B983];10)" office:value-type="float" office:value="-9.24277635654687" calcext:value-type="float">
            <text:p>-9.242776356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00000526668" calcext:value-type="float">
            <text:p>5.26668E-10</text:p>
          </table:table-cell>
          <table:table-cell table:formula="of:=LOG([.B984];10)" office:value-type="float" office:value="-9.27846306828693" calcext:value-type="float">
            <text:p>-9.278463068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00000465351" calcext:value-type="float">
            <text:p>4.65351E-10</text:p>
          </table:table-cell>
          <table:table-cell table:formula="of:=LOG([.B985];10)" office:value-type="float" office:value="-9.33221934848795" calcext:value-type="float">
            <text:p>-9.332219348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00000581674" calcext:value-type="float">
            <text:p>5.81674E-10</text:p>
          </table:table-cell>
          <table:table-cell table:formula="of:=LOG([.B986];10)" office:value-type="float" office:value="-9.23532034811307" calcext:value-type="float">
            <text:p>-9.235320348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00000474895" calcext:value-type="float">
            <text:p>4.74895E-10</text:p>
          </table:table-cell>
          <table:table-cell table:formula="of:=LOG([.B987];10)" office:value-type="float" office:value="-9.32340240292554" calcext:value-type="float">
            <text:p>-9.323402402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00000465067" calcext:value-type="float">
            <text:p>4.65067E-10</text:p>
          </table:table-cell>
          <table:table-cell table:formula="of:=LOG([.B988];10)" office:value-type="float" office:value="-9.3324844758537" calcext:value-type="float">
            <text:p>-9.33248447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00000561725" calcext:value-type="float">
            <text:p>5.61725E-10</text:p>
          </table:table-cell>
          <table:table-cell table:formula="of:=LOG([.B989];10)" office:value-type="float" office:value="-9.25047624708623" calcext:value-type="float">
            <text:p>-9.250476247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00000478137" calcext:value-type="float">
            <text:p>4.78137E-10</text:p>
          </table:table-cell>
          <table:table-cell table:formula="of:=LOG([.B990];10)" office:value-type="float" office:value="-9.32044764769915" calcext:value-type="float">
            <text:p>-9.320447647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00000496817" calcext:value-type="float">
            <text:p>4.96817E-10</text:p>
          </table:table-cell>
          <table:table-cell table:formula="of:=LOG([.B991];10)" office:value-type="float" office:value="-9.30380355196216" calcext:value-type="float">
            <text:p>-9.3038035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00000671389" calcext:value-type="float">
            <text:p>6.71389E-10</text:p>
          </table:table-cell>
          <table:table-cell table:formula="of:=LOG([.B992];10)" office:value-type="float" office:value="-9.17302577848633" calcext:value-type="float">
            <text:p>-9.173025778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00000490849" calcext:value-type="float">
            <text:p>4.90849E-10</text:p>
          </table:table-cell>
          <table:table-cell table:formula="of:=LOG([.B993];10)" office:value-type="float" office:value="-9.30905208945075" calcext:value-type="float">
            <text:p>-9.309052089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00000470371" calcext:value-type="float">
            <text:p>4.70371E-10</text:p>
          </table:table-cell>
          <table:table-cell table:formula="of:=LOG([.B994];10)" office:value-type="float" office:value="-9.32755946186435" calcext:value-type="float">
            <text:p>-9.327559461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0000065576" calcext:value-type="float">
            <text:p>6.5576E-10</text:p>
          </table:table-cell>
          <table:table-cell table:formula="of:=LOG([.B995];10)" office:value-type="float" office:value="-9.18325507792144" calcext:value-type="float">
            <text:p>-9.183255077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00000484871" calcext:value-type="float">
            <text:p>4.84871E-10</text:p>
          </table:table-cell>
          <table:table-cell table:formula="of:=LOG([.B996];10)" office:value-type="float" office:value="-9.31437379014021" calcext:value-type="float">
            <text:p>-9.31437379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00000498421" calcext:value-type="float">
            <text:p>4.98421E-10</text:p>
          </table:table-cell>
          <table:table-cell table:formula="of:=LOG([.B997];10)" office:value-type="float" office:value="-9.30240366780959" calcext:value-type="float">
            <text:p>-9.302403667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0000055053" calcext:value-type="float">
            <text:p>5.5053E-10</text:p>
          </table:table-cell>
          <table:table-cell table:formula="of:=LOG([.B998];10)" office:value-type="float" office:value="-9.25921901006287" calcext:value-type="float">
            <text:p>-9.25921901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00000526705" calcext:value-type="float">
            <text:p>5.26705E-10</text:p>
          </table:table-cell>
          <table:table-cell table:formula="of:=LOG([.B999];10)" office:value-type="float" office:value="-9.27843255887415" calcext:value-type="float">
            <text:p>-9.27843255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472942" calcext:value-type="float">
            <text:p>4.72942E-10</text:p>
          </table:table-cell>
          <table:table-cell table:formula="of:=LOG([.B1000];10)" office:value-type="float" office:value="-9.32519211639631" calcext:value-type="float">
            <text:p>-9.32519211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0000060444" calcext:value-type="float">
            <text:p>6.0444E-10</text:p>
          </table:table-cell>
          <table:table-cell table:formula="of:=LOG([.B1001];10)" office:value-type="float" office:value="-9.21864680309466" calcext:value-type="float">
            <text:p>-9.21864680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0000000477869" calcext:value-type="float">
            <text:p>4.77869E-10</text:p>
          </table:table-cell>
          <table:table-cell table:formula="of:=LOG([.B1002];10)" office:value-type="float" office:value="-9.32069114182827" calcext:value-type="float">
            <text:p>-9.320691141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00000000594782" calcext:value-type="float">
            <text:p>5.94782E-10</text:p>
          </table:table-cell>
          <table:table-cell table:formula="of:=LOG([.B1003];10)" office:value-type="float" office:value="-9.22564218308714" calcext:value-type="float">
            <text:p>-9.225642183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00000000584002" calcext:value-type="float">
            <text:p>5.84002E-10</text:p>
          </table:table-cell>
          <table:table-cell table:formula="of:=LOG([.B1004];10)" office:value-type="float" office:value="-9.23358566558028" calcext:value-type="float">
            <text:p>-9.233585665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00000000538315" calcext:value-type="float">
            <text:p>5.38315E-10</text:p>
          </table:table-cell>
          <table:table-cell table:formula="of:=LOG([.B1005];10)" office:value-type="float" office:value="-9.26896351851894" calcext:value-type="float">
            <text:p>-9.268963518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0000000521594" calcext:value-type="float">
            <text:p>5.21594E-10</text:p>
          </table:table-cell>
          <table:table-cell table:formula="of:=LOG([.B1006];10)" office:value-type="float" office:value="-9.2826674130236" calcext:value-type="float">
            <text:p>-9.2826674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00000000667199" calcext:value-type="float">
            <text:p>6.67199E-10</text:p>
          </table:table-cell>
          <table:table-cell table:formula="of:=LOG([.B1007];10)" office:value-type="float" office:value="-9.17574461329179" calcext:value-type="float">
            <text:p>-9.175744613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0000000053766" calcext:value-type="float">
            <text:p>5.3766E-10</text:p>
          </table:table-cell>
          <table:table-cell table:formula="of:=LOG([.B1008];10)" office:value-type="float" office:value="-9.26949227229257" calcext:value-type="float">
            <text:p>-9.269492272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0000000053094" calcext:value-type="float">
            <text:p>5.3094E-10</text:p>
          </table:table-cell>
          <table:table-cell table:formula="of:=LOG([.B1009];10)" office:value-type="float" office:value="-9.27495455451403" calcext:value-type="float">
            <text:p>-9.274954554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000000497217" calcext:value-type="float">
            <text:p>4.97217E-10</text:p>
          </table:table-cell>
          <table:table-cell table:formula="of:=LOG([.B1010];10)" office:value-type="float" office:value="-9.30345403111652" calcext:value-type="float">
            <text:p>-9.303454031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00000000512404" calcext:value-type="float">
            <text:p>5.12404E-10</text:p>
          </table:table-cell>
          <table:table-cell table:formula="of:=LOG([.B1011];10)" office:value-type="float" office:value="-9.2903874886636" calcext:value-type="float">
            <text:p>-9.290387488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0000000474792" calcext:value-type="float">
            <text:p>4.74792E-10</text:p>
          </table:table-cell>
          <table:table-cell table:formula="of:=LOG([.B1012];10)" office:value-type="float" office:value="-9.32349660729353" calcext:value-type="float">
            <text:p>-9.323496607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00000000538239" calcext:value-type="float">
            <text:p>5.38239E-10</text:p>
          </table:table-cell>
          <table:table-cell table:formula="of:=LOG([.B1013];10)" office:value-type="float" office:value="-9.26902483709782" calcext:value-type="float">
            <text:p>-9.269024837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00000000488642" calcext:value-type="float">
            <text:p>4.88642E-10</text:p>
          </table:table-cell>
          <table:table-cell table:formula="of:=LOG([.B1014];10)" office:value-type="float" office:value="-9.31100920706312" calcext:value-type="float">
            <text:p>-9.311009207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00000000488631" calcext:value-type="float">
            <text:p>4.88631E-10</text:p>
          </table:table-cell>
          <table:table-cell table:formula="of:=LOG([.B1015];10)" office:value-type="float" office:value="-9.31101898373618" calcext:value-type="float">
            <text:p>-9.311018983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0000000051427" calcext:value-type="float">
            <text:p>5.1427E-10</text:p>
          </table:table-cell>
          <table:table-cell table:formula="of:=LOG([.B1016];10)" office:value-type="float" office:value="-9.28880880955888" calcext:value-type="float">
            <text:p>-9.288808809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00000000494801" calcext:value-type="float">
            <text:p>4.94801E-10</text:p>
          </table:table-cell>
          <table:table-cell table:formula="of:=LOG([.B1017];10)" office:value-type="float" office:value="-9.30556943132658" calcext:value-type="float">
            <text:p>-9.30556943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0000000045319" calcext:value-type="float">
            <text:p>4.5319E-10</text:p>
          </table:table-cell>
          <table:table-cell table:formula="of:=LOG([.B1018];10)" office:value-type="float" office:value="-9.34371968175818" calcext:value-type="float">
            <text:p>-9.34371968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00000000567537" calcext:value-type="float">
            <text:p>5.67537E-10</text:p>
          </table:table-cell>
          <table:table-cell table:formula="of:=LOG([.B1019];10)" office:value-type="float" office:value="-9.24600581982291" calcext:value-type="float">
            <text:p>-9.246005819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000000457002" calcext:value-type="float">
            <text:p>4.57002E-10</text:p>
          </table:table-cell>
          <table:table-cell table:formula="of:=LOG([.B1020];10)" office:value-type="float" office:value="-9.340081899302" calcext:value-type="float">
            <text:p>-9.340081899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000000531995" calcext:value-type="float">
            <text:p>5.31995E-10</text:p>
          </table:table-cell>
          <table:table-cell table:formula="of:=LOG([.B1021];10)" office:value-type="float" office:value="-9.27409244943919" calcext:value-type="float">
            <text:p>-9.274092449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00000000505343" calcext:value-type="float">
            <text:p>5.05343E-10</text:p>
          </table:table-cell>
          <table:table-cell table:formula="of:=LOG([.B1022];10)" office:value-type="float" office:value="-9.29641374575904" calcext:value-type="float">
            <text:p>-9.296413745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000000049713" calcext:value-type="float">
            <text:p>4.9713E-10</text:p>
          </table:table-cell>
          <table:table-cell table:formula="of:=LOG([.B1023];10)" office:value-type="float" office:value="-9.30353002796676" calcext:value-type="float">
            <text:p>-9.3035300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0000490905" calcext:value-type="float">
            <text:p>4.90905E-10</text:p>
          </table:table-cell>
          <table:table-cell table:formula="of:=LOG([.B1024];10)" office:value-type="float" office:value="-9.30900254447102" calcext:value-type="float">
            <text:p>-9.309002544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0000000051162" calcext:value-type="float">
            <text:p>5.1162E-10</text:p>
          </table:table-cell>
          <table:table-cell table:formula="of:=LOG([.B1025];10)" office:value-type="float" office:value="-9.29105248663306" calcext:value-type="float">
            <text:p>-9.291052486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00000000486008" calcext:value-type="float">
            <text:p>4.86008E-10</text:p>
          </table:table-cell>
          <table:table-cell table:formula="of:=LOG([.B1026];10)" office:value-type="float" office:value="-9.31335658191618" calcext:value-type="float">
            <text:p>-9.313356581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00000000554618" calcext:value-type="float">
            <text:p>5.54618E-10</text:p>
          </table:table-cell>
          <table:table-cell table:formula="of:=LOG([.B1027];10)" office:value-type="float" office:value="-9.25600603960161" calcext:value-type="float">
            <text:p>-9.256006039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00000000636604" calcext:value-type="float">
            <text:p>6.36604E-10</text:p>
          </table:table-cell>
          <table:table-cell table:formula="of:=LOG([.B1028];10)" office:value-type="float" office:value="-9.19613063688613" calcext:value-type="float">
            <text:p>-9.196130636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000000518658" calcext:value-type="float">
            <text:p>5.18658E-10</text:p>
          </table:table-cell>
          <table:table-cell table:formula="of:=LOG([.B1029];10)" office:value-type="float" office:value="-9.28511891897529" calcext:value-type="float">
            <text:p>-9.28511891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000000501549" calcext:value-type="float">
            <text:p>5.01549E-10</text:p>
          </table:table-cell>
          <table:table-cell table:formula="of:=LOG([.B1030];10)" office:value-type="float" office:value="-9.2996866311579" calcext:value-type="float">
            <text:p>-9.299686631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00000000496339" calcext:value-type="float">
            <text:p>4.96339E-10</text:p>
          </table:table-cell>
          <table:table-cell table:formula="of:=LOG([.B1031];10)" office:value-type="float" office:value="-9.30422159863032" calcext:value-type="float">
            <text:p>-9.304221598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00000000488572" calcext:value-type="float">
            <text:p>4.88572E-10</text:p>
          </table:table-cell>
          <table:table-cell table:formula="of:=LOG([.B1032];10)" office:value-type="float" office:value="-9.31107142601165" calcext:value-type="float">
            <text:p>-9.31107142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00000000490828" calcext:value-type="float">
            <text:p>4.90828E-10</text:p>
          </table:table-cell>
          <table:table-cell table:formula="of:=LOG([.B1033];10)" office:value-type="float" office:value="-9.30907067027544" calcext:value-type="float">
            <text:p>-9.309070670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00000000617526" calcext:value-type="float">
            <text:p>6.17526E-10</text:p>
          </table:table-cell>
          <table:table-cell table:formula="of:=LOG([.B1034];10)" office:value-type="float" office:value="-9.20934475236981" calcext:value-type="float">
            <text:p>-9.209344752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00000000494697" calcext:value-type="float">
            <text:p>4.94697E-10</text:p>
          </table:table-cell>
          <table:table-cell table:formula="of:=LOG([.B1035];10)" office:value-type="float" office:value="-9.30566072332775" calcext:value-type="float">
            <text:p>-9.305660723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00000000498852" calcext:value-type="float">
            <text:p>4.98852E-10</text:p>
          </table:table-cell>
          <table:table-cell table:formula="of:=LOG([.B1036];10)" office:value-type="float" office:value="-9.3020282822665" calcext:value-type="float">
            <text:p>-9.302028282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00000000496294" calcext:value-type="float">
            <text:p>4.96294E-10</text:p>
          </table:table-cell>
          <table:table-cell table:formula="of:=LOG([.B1037];10)" office:value-type="float" office:value="-9.30426097522106" calcext:value-type="float">
            <text:p>-9.304260975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00000000471553" calcext:value-type="float">
            <text:p>4.71553E-10</text:p>
          </table:table-cell>
          <table:table-cell table:formula="of:=LOG([.B1038];10)" office:value-type="float" office:value="-9.32646948783871" calcext:value-type="float">
            <text:p>-9.326469487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00000000484027" calcext:value-type="float">
            <text:p>4.84027E-10</text:p>
          </table:table-cell>
          <table:table-cell table:formula="of:=LOG([.B1039];10)" office:value-type="float" office:value="-9.31513041185981" calcext:value-type="float">
            <text:p>-9.315130411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000000494755" calcext:value-type="float">
            <text:p>4.94755E-10</text:p>
          </table:table-cell>
          <table:table-cell table:formula="of:=LOG([.B1040];10)" office:value-type="float" office:value="-9.30560980811411" calcext:value-type="float">
            <text:p>-9.305609808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00000000495238" calcext:value-type="float">
            <text:p>4.95238E-10</text:p>
          </table:table-cell>
          <table:table-cell table:formula="of:=LOG([.B1041];10)" office:value-type="float" office:value="-9.30518603895332" calcext:value-type="float">
            <text:p>-9.30518603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00000000510856" calcext:value-type="float">
            <text:p>5.10856E-10</text:p>
          </table:table-cell>
          <table:table-cell table:formula="of:=LOG([.B1042];10)" office:value-type="float" office:value="-9.29170150146748" calcext:value-type="float">
            <text:p>-9.291701501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00000000535991" calcext:value-type="float">
            <text:p>5.35991E-10</text:p>
          </table:table-cell>
          <table:table-cell table:formula="of:=LOG([.B1043];10)" office:value-type="float" office:value="-9.27084250262655" calcext:value-type="float">
            <text:p>-9.270842502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00000000490717" calcext:value-type="float">
            <text:p>4.90717E-10</text:p>
          </table:table-cell>
          <table:table-cell table:formula="of:=LOG([.B1044];10)" office:value-type="float" office:value="-9.30916889641422" calcext:value-type="float">
            <text:p>-9.309168896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0000000050001" calcext:value-type="float">
            <text:p>5.0001E-10</text:p>
          </table:table-cell>
          <table:table-cell table:formula="of:=LOG([.B1045];10)" office:value-type="float" office:value="-9.3010213098612" calcext:value-type="float">
            <text:p>-9.301021309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00000000485554" calcext:value-type="float">
            <text:p>4.85554E-10</text:p>
          </table:table-cell>
          <table:table-cell table:formula="of:=LOG([.B1046];10)" office:value-type="float" office:value="-9.31376246380357" calcext:value-type="float">
            <text:p>-9.313762463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0000000473766" calcext:value-type="float">
            <text:p>4.73766E-10</text:p>
          </table:table-cell>
          <table:table-cell table:formula="of:=LOG([.B1047];10)" office:value-type="float" office:value="-9.3244361098062" calcext:value-type="float">
            <text:p>-9.324436109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0000000491422" calcext:value-type="float">
            <text:p>4.91422E-10</text:p>
          </table:table-cell>
          <table:table-cell table:formula="of:=LOG([.B1048];10)" office:value-type="float" office:value="-9.30854540490777" calcext:value-type="float">
            <text:p>-9.308545404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00000000490035" calcext:value-type="float">
            <text:p>4.90035E-10</text:p>
          </table:table-cell>
          <table:table-cell table:formula="of:=LOG([.B1049];10)" office:value-type="float" office:value="-9.30977290004491" calcext:value-type="float">
            <text:p>-9.309772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00000050114" calcext:value-type="float">
            <text:p>5.0114E-10</text:p>
          </table:table-cell>
          <table:table-cell table:formula="of:=LOG([.B1050];10)" office:value-type="float" office:value="-9.30004093135058" calcext:value-type="float">
            <text:p>-9.300040931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00000000486768" calcext:value-type="float">
            <text:p>4.86768E-10</text:p>
          </table:table-cell>
          <table:table-cell table:formula="of:=LOG([.B1051];10)" office:value-type="float" office:value="-9.31267797990832" calcext:value-type="float">
            <text:p>-9.312677979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00000000497697" calcext:value-type="float">
            <text:p>4.97697E-10</text:p>
          </table:table-cell>
          <table:table-cell table:formula="of:=LOG([.B1052];10)" office:value-type="float" office:value="-9.30303497707268" calcext:value-type="float">
            <text:p>-9.303034977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00000000492618" calcext:value-type="float">
            <text:p>4.92618E-10</text:p>
          </table:table-cell>
          <table:table-cell table:formula="of:=LOG([.B1053];10)" office:value-type="float" office:value="-9.30748972331735" calcext:value-type="float">
            <text:p>-9.307489723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00000000482795" calcext:value-type="float">
            <text:p>4.82795E-10</text:p>
          </table:table-cell>
          <table:table-cell table:formula="of:=LOG([.B1054];10)" office:value-type="float" office:value="-9.31623723626245" calcext:value-type="float">
            <text:p>-9.31623723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00000000497093" calcext:value-type="float">
            <text:p>4.97093E-10</text:p>
          </table:table-cell>
          <table:table-cell table:formula="of:=LOG([.B1055];10)" office:value-type="float" office:value="-9.30356235249725" calcext:value-type="float">
            <text:p>-9.303562352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00000000598226" calcext:value-type="float">
            <text:p>5.98226E-10</text:p>
          </table:table-cell>
          <table:table-cell table:formula="of:=LOG([.B1056];10)" office:value-type="float" office:value="-9.22313471565918" calcext:value-type="float">
            <text:p>-9.223134715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00000000491643" calcext:value-type="float">
            <text:p>4.91643E-10</text:p>
          </table:table-cell>
          <table:table-cell table:formula="of:=LOG([.B1057];10)" office:value-type="float" office:value="-9.30835013993115" calcext:value-type="float">
            <text:p>-9.308350139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00000000588078" calcext:value-type="float">
            <text:p>5.88078E-10</text:p>
          </table:table-cell>
          <table:table-cell table:formula="of:=LOG([.B1058];10)" office:value-type="float" office:value="-9.23056506725213" calcext:value-type="float">
            <text:p>-9.230565067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00000000516875" calcext:value-type="float">
            <text:p>5.16875E-10</text:p>
          </table:table-cell>
          <table:table-cell table:formula="of:=LOG([.B1059];10)" office:value-type="float" office:value="-9.28661447310338" calcext:value-type="float">
            <text:p>-9.286614473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000000515213" calcext:value-type="float">
            <text:p>5.15213E-10</text:p>
          </table:table-cell>
          <table:table-cell table:formula="of:=LOG([.B1060];10)" office:value-type="float" office:value="-9.28801318726891" calcext:value-type="float">
            <text:p>-9.288013187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00000000475885" calcext:value-type="float">
            <text:p>4.75885E-10</text:p>
          </table:table-cell>
          <table:table-cell table:formula="of:=LOG([.B1061];10)" office:value-type="float" office:value="-9.32249798404322" calcext:value-type="float">
            <text:p>-9.32249798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00000000516839" calcext:value-type="float">
            <text:p>5.16839E-10</text:p>
          </table:table-cell>
          <table:table-cell table:formula="of:=LOG([.B1062];10)" office:value-type="float" office:value="-9.28664472247865" calcext:value-type="float">
            <text:p>-9.286644722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00000000507614" calcext:value-type="float">
            <text:p>5.07614E-10</text:p>
          </table:table-cell>
          <table:table-cell table:formula="of:=LOG([.B1063];10)" office:value-type="float" office:value="-9.29446640856531" calcext:value-type="float">
            <text:p>-9.294466408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00000000536105" calcext:value-type="float">
            <text:p>5.36105E-10</text:p>
          </table:table-cell>
          <table:table-cell table:formula="of:=LOG([.B1064];10)" office:value-type="float" office:value="-9.27075014229478" calcext:value-type="float">
            <text:p>-9.270750142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00000000498113" calcext:value-type="float">
            <text:p>4.98113E-10</text:p>
          </table:table-cell>
          <table:table-cell table:formula="of:=LOG([.B1065];10)" office:value-type="float" office:value="-9.30267212368703" calcext:value-type="float">
            <text:p>-9.302672123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00000000526982" calcext:value-type="float">
            <text:p>5.26982E-10</text:p>
          </table:table-cell>
          <table:table-cell table:formula="of:=LOG([.B1066];10)" office:value-type="float" office:value="-9.2782042186284" calcext:value-type="float">
            <text:p>-9.278204218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0000000510647" calcext:value-type="float">
            <text:p>5.10647E-10</text:p>
          </table:table-cell>
          <table:table-cell table:formula="of:=LOG([.B1067];10)" office:value-type="float" office:value="-9.29187921518538" calcext:value-type="float">
            <text:p>-9.291879215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000000047287" calcext:value-type="float">
            <text:p>4.7287E-10</text:p>
          </table:table-cell>
          <table:table-cell table:formula="of:=LOG([.B1068];10)" office:value-type="float" office:value="-9.32525823778778" calcext:value-type="float">
            <text:p>-9.32525823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00000000552828" calcext:value-type="float">
            <text:p>5.52828E-10</text:p>
          </table:table-cell>
          <table:table-cell table:formula="of:=LOG([.B1069];10)" office:value-type="float" office:value="-9.2574099686412" calcext:value-type="float">
            <text:p>-9.257409968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000000489537" calcext:value-type="float">
            <text:p>4.89537E-10</text:p>
          </table:table-cell>
          <table:table-cell table:formula="of:=LOG([.B1070];10)" office:value-type="float" office:value="-9.31021447793938" calcext:value-type="float">
            <text:p>-9.310214477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00000000551018" calcext:value-type="float">
            <text:p>5.51018E-10</text:p>
          </table:table-cell>
          <table:table-cell table:formula="of:=LOG([.B1071];10)" office:value-type="float" office:value="-9.25883421390141" calcext:value-type="float">
            <text:p>-9.258834213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00000000504844" calcext:value-type="float">
            <text:p>5.04844E-10</text:p>
          </table:table-cell>
          <table:table-cell table:formula="of:=LOG([.B1072];10)" office:value-type="float" office:value="-9.29684280090249" calcext:value-type="float">
            <text:p>-9.296842800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00000000582746" calcext:value-type="float">
            <text:p>5.82746E-10</text:p>
          </table:table-cell>
          <table:table-cell table:formula="of:=LOG([.B1073];10)" office:value-type="float" office:value="-9.23452069881792" calcext:value-type="float">
            <text:p>-9.234520698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00000000466248" calcext:value-type="float">
            <text:p>4.66248E-10</text:p>
          </table:table-cell>
          <table:table-cell table:formula="of:=LOG([.B1074];10)" office:value-type="float" office:value="-9.33138301811264" calcext:value-type="float">
            <text:p>-9.331383018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00000000570429" calcext:value-type="float">
            <text:p>5.70429E-10</text:p>
          </table:table-cell>
          <table:table-cell table:formula="of:=LOG([.B1075];10)" office:value-type="float" office:value="-9.24379840352817" calcext:value-type="float">
            <text:p>-9.243798403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00000000533405" calcext:value-type="float">
            <text:p>5.33405E-10</text:p>
          </table:table-cell>
          <table:table-cell table:formula="of:=LOG([.B1076];10)" office:value-type="float" office:value="-9.27294291766333" calcext:value-type="float">
            <text:p>-9.272942917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00000000499082" calcext:value-type="float">
            <text:p>4.99082E-10</text:p>
          </table:table-cell>
          <table:table-cell table:formula="of:=LOG([.B1077];10)" office:value-type="float" office:value="-9.3018280932107" calcext:value-type="float">
            <text:p>-9.301828093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00000000527308" calcext:value-type="float">
            <text:p>5.27308E-10</text:p>
          </table:table-cell>
          <table:table-cell table:formula="of:=LOG([.B1078];10)" office:value-type="float" office:value="-9.27793563976374" calcext:value-type="float">
            <text:p>-9.277935639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0000000048673" calcext:value-type="float">
            <text:p>4.8673E-10</text:p>
          </table:table-cell>
          <table:table-cell table:formula="of:=LOG([.B1079];10)" office:value-type="float" office:value="-9.31271188483739" calcext:value-type="float">
            <text:p>-9.312711884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000000517197" calcext:value-type="float">
            <text:p>5.17197E-10</text:p>
          </table:table-cell>
          <table:table-cell table:formula="of:=LOG([.B1080];10)" office:value-type="float" office:value="-9.28634400290847" calcext:value-type="float">
            <text:p>-9.286344002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00000000453949" calcext:value-type="float">
            <text:p>4.53949E-10</text:p>
          </table:table-cell>
          <table:table-cell table:formula="of:=LOG([.B1081];10)" office:value-type="float" office:value="-9.34299293626784" calcext:value-type="float">
            <text:p>-9.342992936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0000000053957" calcext:value-type="float">
            <text:p>5.3957E-10</text:p>
          </table:table-cell>
          <table:table-cell table:formula="of:=LOG([.B1082];10)" office:value-type="float" office:value="-9.26795220502803" calcext:value-type="float">
            <text:p>-9.26795220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00000000475656" calcext:value-type="float">
            <text:p>4.75656E-10</text:p>
          </table:table-cell>
          <table:table-cell table:formula="of:=LOG([.B1083];10)" office:value-type="float" office:value="-9.32270702062341" calcext:value-type="float">
            <text:p>-9.322707020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00000000554405" calcext:value-type="float">
            <text:p>5.54405E-10</text:p>
          </table:table-cell>
          <table:table-cell table:formula="of:=LOG([.B1084];10)" office:value-type="float" office:value="-9.25617286161664" calcext:value-type="float">
            <text:p>-9.256172861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00000000459615" calcext:value-type="float">
            <text:p>4.59615E-10</text:p>
          </table:table-cell>
          <table:table-cell table:formula="of:=LOG([.B1085];10)" office:value-type="float" office:value="-9.33760580611316" calcext:value-type="float">
            <text:p>-9.337605806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0000000048471" calcext:value-type="float">
            <text:p>4.8471E-10</text:p>
          </table:table-cell>
          <table:table-cell table:formula="of:=LOG([.B1086];10)" office:value-type="float" office:value="-9.31451802030196" calcext:value-type="float">
            <text:p>-9.314518020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00000000459548" calcext:value-type="float">
            <text:p>4.59548E-10</text:p>
          </table:table-cell>
          <table:table-cell table:formula="of:=LOG([.B1087];10)" office:value-type="float" office:value="-9.33766911965023" calcext:value-type="float">
            <text:p>-9.337669119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00000000497914" calcext:value-type="float">
            <text:p>4.97914E-10</text:p>
          </table:table-cell>
          <table:table-cell table:formula="of:=LOG([.B1088];10)" office:value-type="float" office:value="-9.30284566236228" calcext:value-type="float">
            <text:p>-9.302845662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00000000459268" calcext:value-type="float">
            <text:p>4.59268E-10</text:p>
          </table:table-cell>
          <table:table-cell table:formula="of:=LOG([.B1089];10)" office:value-type="float" office:value="-9.33793381347075" calcext:value-type="float">
            <text:p>-9.33793381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000000515818" calcext:value-type="float">
            <text:p>5.15818E-10</text:p>
          </table:table-cell>
          <table:table-cell table:formula="of:=LOG([.B1090];10)" office:value-type="float" office:value="-9.28750350678072" calcext:value-type="float">
            <text:p>-9.287503506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00000000636835" calcext:value-type="float">
            <text:p>6.36835E-10</text:p>
          </table:table-cell>
          <table:table-cell table:formula="of:=LOG([.B1091];10)" office:value-type="float" office:value="-9.19597307609771" calcext:value-type="float">
            <text:p>-9.195973076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00000000531179" calcext:value-type="float">
            <text:p>5.31179E-10</text:p>
          </table:table-cell>
          <table:table-cell table:formula="of:=LOG([.B1092];10)" office:value-type="float" office:value="-9.27475910300073" calcext:value-type="float">
            <text:p>-9.27475910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00000000540206" calcext:value-type="float">
            <text:p>5.40206E-10</text:p>
          </table:table-cell>
          <table:table-cell table:formula="of:=LOG([.B1093];10)" office:value-type="float" office:value="-9.26744059646767" calcext:value-type="float">
            <text:p>-9.267440596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00000000489887" calcext:value-type="float">
            <text:p>4.89887E-10</text:p>
          </table:table-cell>
          <table:table-cell table:formula="of:=LOG([.B1094];10)" office:value-type="float" office:value="-9.30990408514701" calcext:value-type="float">
            <text:p>-9.309904085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00000000486677" calcext:value-type="float">
            <text:p>4.86677E-10</text:p>
          </table:table-cell>
          <table:table-cell table:formula="of:=LOG([.B1095];10)" office:value-type="float" office:value="-9.31275917771193" calcext:value-type="float">
            <text:p>-9.312759177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00000000501457" calcext:value-type="float">
            <text:p>5.01457E-10</text:p>
          </table:table-cell>
          <table:table-cell table:formula="of:=LOG([.B1096];10)" office:value-type="float" office:value="-9.29976630185269" calcext:value-type="float">
            <text:p>-9.299766301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00000000534117" calcext:value-type="float">
            <text:p>5.34117E-10</text:p>
          </table:table-cell>
          <table:table-cell table:formula="of:=LOG([.B1097];10)" office:value-type="float" office:value="-9.27236359898518" calcext:value-type="float">
            <text:p>-9.27236359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00000000492883" calcext:value-type="float">
            <text:p>4.92883E-10</text:p>
          </table:table-cell>
          <table:table-cell table:formula="of:=LOG([.B1098];10)" office:value-type="float" office:value="-9.30725616081365" calcext:value-type="float">
            <text:p>-9.30725616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00000000599489" calcext:value-type="float">
            <text:p>5.99489E-10</text:p>
          </table:table-cell>
          <table:table-cell table:formula="of:=LOG([.B1099];10)" office:value-type="float" office:value="-9.22221878134433" calcext:value-type="float">
            <text:p>-9.22221878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560312" calcext:value-type="float">
            <text:p>5.60312E-10</text:p>
          </table:table-cell>
          <table:table-cell table:formula="of:=LOG([.B1100];10)" office:value-type="float" office:value="-9.25157007630456" calcext:value-type="float">
            <text:p>-9.251570076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0000000503167" calcext:value-type="float">
            <text:p>5.03167E-10</text:p>
          </table:table-cell>
          <table:table-cell table:formula="of:=LOG([.B1101];10)" office:value-type="float" office:value="-9.29828784965313" calcext:value-type="float">
            <text:p>-9.298287849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0000000551498" calcext:value-type="float">
            <text:p>5.51498E-10</text:p>
          </table:table-cell>
          <table:table-cell table:formula="of:=LOG([.B1102];10)" office:value-type="float" office:value="-9.25845605818397" calcext:value-type="float">
            <text:p>-9.258456058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0000000575453" calcext:value-type="float">
            <text:p>5.75453E-10</text:p>
          </table:table-cell>
          <table:table-cell table:formula="of:=LOG([.B1103];10)" office:value-type="float" office:value="-9.23999014149412" calcext:value-type="float">
            <text:p>-9.239990141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00000000503647" calcext:value-type="float">
            <text:p>5.03647E-10</text:p>
          </table:table-cell>
          <table:table-cell table:formula="of:=LOG([.B1104];10)" office:value-type="float" office:value="-9.29787374860347" calcext:value-type="float">
            <text:p>-9.297873748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00000000554823" calcext:value-type="float">
            <text:p>5.54823E-10</text:p>
          </table:table-cell>
          <table:table-cell table:formula="of:=LOG([.B1105];10)" office:value-type="float" office:value="-9.25584554369457" calcext:value-type="float">
            <text:p>-9.255845543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0000000062403" calcext:value-type="float">
            <text:p>6.2403E-10</text:p>
          </table:table-cell>
          <table:table-cell table:formula="of:=LOG([.B1106];10)" office:value-type="float" office:value="-9.20479453127707" calcext:value-type="float">
            <text:p>-9.20479453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00000000526435" calcext:value-type="float">
            <text:p>5.26435E-10</text:p>
          </table:table-cell>
          <table:table-cell table:formula="of:=LOG([.B1107];10)" office:value-type="float" office:value="-9.27865524439114" calcext:value-type="float">
            <text:p>-9.278655244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00000000475869" calcext:value-type="float">
            <text:p>4.75869E-10</text:p>
          </table:table-cell>
          <table:table-cell table:formula="of:=LOG([.B1108];10)" office:value-type="float" office:value="-9.32251258595024" calcext:value-type="float">
            <text:p>-9.32251258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00000000514606" calcext:value-type="float">
            <text:p>5.14606E-10</text:p>
          </table:table-cell>
          <table:table-cell table:formula="of:=LOG([.B1109];10)" office:value-type="float" office:value="-9.2885251544807" calcext:value-type="float">
            <text:p>-9.288525154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000000479014" calcext:value-type="float">
            <text:p>4.79014E-10</text:p>
          </table:table-cell>
          <table:table-cell table:formula="of:=LOG([.B1110];10)" office:value-type="float" office:value="-9.31965179340403" calcext:value-type="float">
            <text:p>-9.319651793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00000000487781" calcext:value-type="float">
            <text:p>4.87781E-10</text:p>
          </table:table-cell>
          <table:table-cell table:formula="of:=LOG([.B1111];10)" office:value-type="float" office:value="-9.31177512029097" calcext:value-type="float">
            <text:p>-9.311775120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0000000054684" calcext:value-type="float">
            <text:p>5.4684E-10</text:p>
          </table:table-cell>
          <table:table-cell table:formula="of:=LOG([.B1112];10)" office:value-type="float" office:value="-9.26213972536993" calcext:value-type="float">
            <text:p>-9.262139725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00000000479655" calcext:value-type="float">
            <text:p>4.79655E-10</text:p>
          </table:table-cell>
          <table:table-cell table:formula="of:=LOG([.B1113];10)" office:value-type="float" office:value="-9.31907102401567" calcext:value-type="float">
            <text:p>-9.31907102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00000000535994" calcext:value-type="float">
            <text:p>5.35994E-10</text:p>
          </table:table-cell>
          <table:table-cell table:formula="of:=LOG([.B1114];10)" office:value-type="float" office:value="-9.27084007183983" calcext:value-type="float">
            <text:p>-9.270840071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00000000506333" calcext:value-type="float">
            <text:p>5.06333E-10</text:p>
          </table:table-cell>
          <table:table-cell table:formula="of:=LOG([.B1115];10)" office:value-type="float" office:value="-9.29556376676512" calcext:value-type="float">
            <text:p>-9.295563766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00000000542925" calcext:value-type="float">
            <text:p>5.42925E-10</text:p>
          </table:table-cell>
          <table:table-cell table:formula="of:=LOG([.B1116];10)" office:value-type="float" office:value="-9.26526015997985" calcext:value-type="float">
            <text:p>-9.265260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00000000494211" calcext:value-type="float">
            <text:p>4.94211E-10</text:p>
          </table:table-cell>
          <table:table-cell table:formula="of:=LOG([.B1117];10)" office:value-type="float" office:value="-9.30608759243022" calcext:value-type="float">
            <text:p>-9.306087592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0000000051621" calcext:value-type="float">
            <text:p>5.1621E-10</text:p>
          </table:table-cell>
          <table:table-cell table:formula="of:=LOG([.B1118];10)" office:value-type="float" office:value="-9.28717358657488" calcext:value-type="float">
            <text:p>-9.287173586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0000000054989" calcext:value-type="float">
            <text:p>5.4989E-10</text:p>
          </table:table-cell>
          <table:table-cell table:formula="of:=LOG([.B1119];10)" office:value-type="float" office:value="-9.25972417808918" calcext:value-type="float">
            <text:p>-9.25972417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000000489772" calcext:value-type="float">
            <text:p>4.89772E-10</text:p>
          </table:table-cell>
          <table:table-cell table:formula="of:=LOG([.B1120];10)" office:value-type="float" office:value="-9.31000604688195" calcext:value-type="float">
            <text:p>-9.31000604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0000000549862" calcext:value-type="float">
            <text:p>5.49862E-10</text:p>
          </table:table-cell>
          <table:table-cell table:formula="of:=LOG([.B1121];10)" office:value-type="float" office:value="-9.25974629261227" calcext:value-type="float">
            <text:p>-9.259746292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00000000493879" calcext:value-type="float">
            <text:p>4.93879E-10</text:p>
          </table:table-cell>
          <table:table-cell table:formula="of:=LOG([.B1122];10)" office:value-type="float" office:value="-9.30637943988019" calcext:value-type="float">
            <text:p>-9.306379439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00000000515344" calcext:value-type="float">
            <text:p>5.15344E-10</text:p>
          </table:table-cell>
          <table:table-cell table:formula="of:=LOG([.B1123];10)" office:value-type="float" office:value="-9.28790277595262" calcext:value-type="float">
            <text:p>-9.28790277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00000000537545" calcext:value-type="float">
            <text:p>5.37545E-10</text:p>
          </table:table-cell>
          <table:table-cell table:formula="of:=LOG([.B1124];10)" office:value-type="float" office:value="-9.26958517339628" calcext:value-type="float">
            <text:p>-9.26958517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0000000497268" calcext:value-type="float">
            <text:p>4.97268E-10</text:p>
          </table:table-cell>
          <table:table-cell table:formula="of:=LOG([.B1125];10)" office:value-type="float" office:value="-9.30340948742084" calcext:value-type="float">
            <text:p>-9.303409487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00000000542499" calcext:value-type="float">
            <text:p>5.42499E-10</text:p>
          </table:table-cell>
          <table:table-cell table:formula="of:=LOG([.B1126];10)" office:value-type="float" office:value="-9.26560105802299" calcext:value-type="float">
            <text:p>-9.26560105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00000000498512" calcext:value-type="float">
            <text:p>4.98512E-10</text:p>
          </table:table-cell>
          <table:table-cell table:formula="of:=LOG([.B1127];10)" office:value-type="float" office:value="-9.30232438304729" calcext:value-type="float">
            <text:p>-9.30232438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00000000531106" calcext:value-type="float">
            <text:p>5.31106E-10</text:p>
          </table:table-cell>
          <table:table-cell table:formula="of:=LOG([.B1128];10)" office:value-type="float" office:value="-9.27481879225028" calcext:value-type="float">
            <text:p>-9.274818792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00000000512484" calcext:value-type="float">
            <text:p>5.12484E-10</text:p>
          </table:table-cell>
          <table:table-cell table:formula="of:=LOG([.B1129];10)" office:value-type="float" office:value="-9.29031968894573" calcext:value-type="float">
            <text:p>-9.290319688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000000520836" calcext:value-type="float">
            <text:p>5.20836E-10</text:p>
          </table:table-cell>
          <table:table-cell table:formula="of:=LOG([.B1130];10)" office:value-type="float" office:value="-9.28329900512149" calcext:value-type="float">
            <text:p>-9.283299005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00000000548515" calcext:value-type="float">
            <text:p>5.48515E-10</text:p>
          </table:table-cell>
          <table:table-cell table:formula="of:=LOG([.B1131];10)" office:value-type="float" office:value="-9.26081149146547" calcext:value-type="float">
            <text:p>-9.260811491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00000000508508" calcext:value-type="float">
            <text:p>5.08508E-10</text:p>
          </table:table-cell>
          <table:table-cell table:formula="of:=LOG([.B1132];10)" office:value-type="float" office:value="-9.29370221023676" calcext:value-type="float">
            <text:p>-9.293702210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00000000582105" calcext:value-type="float">
            <text:p>5.82105E-10</text:p>
          </table:table-cell>
          <table:table-cell table:formula="of:=LOG([.B1133];10)" office:value-type="float" office:value="-9.23499867031985" calcext:value-type="float">
            <text:p>-9.234998670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00000000484293" calcext:value-type="float">
            <text:p>4.84293E-10</text:p>
          </table:table-cell>
          <table:table-cell table:formula="of:=LOG([.B1134];10)" office:value-type="float" office:value="-9.31489180822652" calcext:value-type="float">
            <text:p>-9.314891808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00000000500445" calcext:value-type="float">
            <text:p>5.00445E-10</text:p>
          </table:table-cell>
          <table:table-cell table:formula="of:=LOG([.B1135];10)" office:value-type="float" office:value="-9.30064364547543" calcext:value-type="float">
            <text:p>-9.300643645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00000000533381" calcext:value-type="float">
            <text:p>5.33381E-10</text:p>
          </table:table-cell>
          <table:table-cell table:formula="of:=LOG([.B1136];10)" office:value-type="float" office:value="-9.27296245872886" calcext:value-type="float">
            <text:p>-9.272962458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00000000492618" calcext:value-type="float">
            <text:p>4.92618E-10</text:p>
          </table:table-cell>
          <table:table-cell table:formula="of:=LOG([.B1137];10)" office:value-type="float" office:value="-9.30748972331735" calcext:value-type="float">
            <text:p>-9.307489723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00000000571483" calcext:value-type="float">
            <text:p>5.71483E-10</text:p>
          </table:table-cell>
          <table:table-cell table:formula="of:=LOG([.B1138];10)" office:value-type="float" office:value="-9.24299668410685" calcext:value-type="float">
            <text:p>-9.242996684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00000000473986" calcext:value-type="float">
            <text:p>4.73986E-10</text:p>
          </table:table-cell>
          <table:table-cell table:formula="of:=LOG([.B1139];10)" office:value-type="float" office:value="-9.32423448577853" calcext:value-type="float">
            <text:p>-9.324234485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00000056873" calcext:value-type="float">
            <text:p>5.6873E-10</text:p>
          </table:table-cell>
          <table:table-cell table:formula="of:=LOG([.B1140];10)" office:value-type="float" office:value="-9.24509386249722" calcext:value-type="float">
            <text:p>-9.245093862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00000000487057" calcext:value-type="float">
            <text:p>4.87057E-10</text:p>
          </table:table-cell>
          <table:table-cell table:formula="of:=LOG([.B1141];10)" office:value-type="float" office:value="-9.31242021057819" calcext:value-type="float">
            <text:p>-9.312420210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00000000535367" calcext:value-type="float">
            <text:p>5.35367E-10</text:p>
          </table:table-cell>
          <table:table-cell table:formula="of:=LOG([.B1142];10)" office:value-type="float" office:value="-9.27134840221819" calcext:value-type="float">
            <text:p>-9.271348402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00000000586361" calcext:value-type="float">
            <text:p>5.86361E-10</text:p>
          </table:table-cell>
          <table:table-cell table:formula="of:=LOG([.B1143];10)" office:value-type="float" office:value="-9.2318349231692" calcext:value-type="float">
            <text:p>-9.23183492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00000000554744" calcext:value-type="float">
            <text:p>5.54744E-10</text:p>
          </table:table-cell>
          <table:table-cell table:formula="of:=LOG([.B1144];10)" office:value-type="float" office:value="-9.25590738631269" calcext:value-type="float">
            <text:p>-9.255907386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00000000722313" calcext:value-type="float">
            <text:p>7.22313E-10</text:p>
          </table:table-cell>
          <table:table-cell table:formula="of:=LOG([.B1145];10)" office:value-type="float" office:value="-9.14127456875115" calcext:value-type="float">
            <text:p>-9.141274568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0000000081436" calcext:value-type="float">
            <text:p>8.1436E-10</text:p>
          </table:table-cell>
          <table:table-cell table:formula="of:=LOG([.B1146];10)" office:value-type="float" office:value="-9.0891835663014" calcext:value-type="float">
            <text:p>-9.089183566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0000000058082" calcext:value-type="float">
            <text:p>5.8082E-10</text:p>
          </table:table-cell>
          <table:table-cell table:formula="of:=LOG([.B1147];10)" office:value-type="float" office:value="-9.2359584375213" calcext:value-type="float">
            <text:p>-9.235958437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00000000646726" calcext:value-type="float">
            <text:p>6.46726E-10</text:p>
          </table:table-cell>
          <table:table-cell table:formula="of:=LOG([.B1148];10)" office:value-type="float" office:value="-9.18927967897936" calcext:value-type="float">
            <text:p>-9.18927967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00000000660048" calcext:value-type="float">
            <text:p>6.60048E-10</text:p>
          </table:table-cell>
          <table:table-cell table:formula="of:=LOG([.B1149];10)" office:value-type="float" office:value="-9.18042448055339" calcext:value-type="float">
            <text:p>-9.18042448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884656" calcext:value-type="float">
            <text:p>8.84656E-10</text:p>
          </table:table-cell>
          <table:table-cell table:formula="of:=LOG([.B1150];10)" office:value-type="float" office:value="-9.05322557262953" calcext:value-type="float">
            <text:p>-9.053225572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00000000521211" calcext:value-type="float">
            <text:p>5.21211E-10</text:p>
          </table:table-cell>
          <table:table-cell table:formula="of:=LOG([.B1151];10)" office:value-type="float" office:value="-9.28298642720947" calcext:value-type="float">
            <text:p>-9.282986427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00000000529487" calcext:value-type="float">
            <text:p>5.29487E-10</text:p>
          </table:table-cell>
          <table:table-cell table:formula="of:=LOG([.B1152];10)" office:value-type="float" office:value="-9.27614469825257" calcext:value-type="float">
            <text:p>-9.276144698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00000000545837" calcext:value-type="float">
            <text:p>5.45837E-10</text:p>
          </table:table-cell>
          <table:table-cell table:formula="of:=LOG([.B1153];10)" office:value-type="float" office:value="-9.26293702866759" calcext:value-type="float">
            <text:p>-9.262937028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00000000481619" calcext:value-type="float">
            <text:p>4.81619E-10</text:p>
          </table:table-cell>
          <table:table-cell table:formula="of:=LOG([.B1154];10)" office:value-type="float" office:value="-9.31729638837733" calcext:value-type="float">
            <text:p>-9.317296388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00000000531782" calcext:value-type="float">
            <text:p>5.31782E-10</text:p>
          </table:table-cell>
          <table:table-cell table:formula="of:=LOG([.B1155];10)" office:value-type="float" office:value="-9.27426636695363" calcext:value-type="float">
            <text:p>-9.27426636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00000000507207" calcext:value-type="float">
            <text:p>5.07207E-10</text:p>
          </table:table-cell>
          <table:table-cell table:formula="of:=LOG([.B1156];10)" office:value-type="float" office:value="-9.29481476135583" calcext:value-type="float">
            <text:p>-9.294814761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0000000047485" calcext:value-type="float">
            <text:p>4.7485E-10</text:p>
          </table:table-cell>
          <table:table-cell table:formula="of:=LOG([.B1157];10)" office:value-type="float" office:value="-9.32344355766013" calcext:value-type="float">
            <text:p>-9.323443557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00000000559761" calcext:value-type="float">
            <text:p>5.59761E-10</text:p>
          </table:table-cell>
          <table:table-cell table:formula="of:=LOG([.B1158];10)" office:value-type="float" office:value="-9.25199736323824" calcext:value-type="float">
            <text:p>-9.251997363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00000000506068" calcext:value-type="float">
            <text:p>5.06068E-10</text:p>
          </table:table-cell>
          <table:table-cell table:formula="of:=LOG([.B1159];10)" office:value-type="float" office:value="-9.29579112339621" calcext:value-type="float">
            <text:p>-9.295791123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000000562073" calcext:value-type="float">
            <text:p>5.62073E-10</text:p>
          </table:table-cell>
          <table:table-cell table:formula="of:=LOG([.B1160];10)" office:value-type="float" office:value="-9.2502072761777" calcext:value-type="float">
            <text:p>-9.250207276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00000000603681" calcext:value-type="float">
            <text:p>6.03681E-10</text:p>
          </table:table-cell>
          <table:table-cell table:formula="of:=LOG([.B1161];10)" office:value-type="float" office:value="-9.21919249273193" calcext:value-type="float">
            <text:p>-9.219192492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00000000549137" calcext:value-type="float">
            <text:p>5.49137E-10</text:p>
          </table:table-cell>
          <table:table-cell table:formula="of:=LOG([.B1162];10)" office:value-type="float" office:value="-9.26031929321564" calcext:value-type="float">
            <text:p>-9.260319293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00000000560967" calcext:value-type="float">
            <text:p>5.60967E-10</text:p>
          </table:table-cell>
          <table:table-cell table:formula="of:=LOG([.B1163];10)" office:value-type="float" office:value="-9.25106268622947" calcext:value-type="float">
            <text:p>-9.251062686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00000000685819" calcext:value-type="float">
            <text:p>6.85819E-10</text:p>
          </table:table-cell>
          <table:table-cell table:formula="of:=LOG([.B1164];10)" office:value-type="float" office:value="-9.16379048731548" calcext:value-type="float">
            <text:p>-9.163790487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00000000582759" calcext:value-type="float">
            <text:p>5.82759E-10</text:p>
          </table:table-cell>
          <table:table-cell table:formula="of:=LOG([.B1165];10)" office:value-type="float" office:value="-9.23451101060849" calcext:value-type="float">
            <text:p>-9.234511010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0000000071023" calcext:value-type="float">
            <text:p>7.1023E-10</text:p>
          </table:table-cell>
          <table:table-cell table:formula="of:=LOG([.B1166];10)" office:value-type="float" office:value="-9.14860098711849" calcext:value-type="float">
            <text:p>-9.148600987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00000000646253" calcext:value-type="float">
            <text:p>6.46253E-10</text:p>
          </table:table-cell>
          <table:table-cell table:formula="of:=LOG([.B1167];10)" office:value-type="float" office:value="-9.18959742783545" calcext:value-type="float">
            <text:p>-9.189597427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00000000532815" calcext:value-type="float">
            <text:p>5.32815E-10</text:p>
          </table:table-cell>
          <table:table-cell table:formula="of:=LOG([.B1168];10)" office:value-type="float" office:value="-9.2734235572508" calcext:value-type="float">
            <text:p>-9.273423557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00000000545412" calcext:value-type="float">
            <text:p>5.45412E-10</text:p>
          </table:table-cell>
          <table:table-cell table:formula="of:=LOG([.B1169];10)" office:value-type="float" office:value="-9.26327531106536" calcext:value-type="float">
            <text:p>-9.263275311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000000604778" calcext:value-type="float">
            <text:p>6.04778E-10</text:p>
          </table:table-cell>
          <table:table-cell table:formula="of:=LOG([.B1170];10)" office:value-type="float" office:value="-9.21840401554319" calcext:value-type="float">
            <text:p>-9.218404015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00000000602464" calcext:value-type="float">
            <text:p>6.02464E-10</text:p>
          </table:table-cell>
          <table:table-cell table:formula="of:=LOG([.B1171];10)" office:value-type="float" office:value="-9.22006889907419" calcext:value-type="float">
            <text:p>-9.220068899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00000000510116" calcext:value-type="float">
            <text:p>5.10116E-10</text:p>
          </table:table-cell>
          <table:table-cell table:formula="of:=LOG([.B1172];10)" office:value-type="float" office:value="-9.29233105442856" calcext:value-type="float">
            <text:p>-9.292331054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00000000576832" calcext:value-type="float">
            <text:p>5.76832E-10</text:p>
          </table:table-cell>
          <table:table-cell table:formula="of:=LOG([.B1173];10)" office:value-type="float" office:value="-9.23895065494963" calcext:value-type="float">
            <text:p>-9.238950654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00000000487343" calcext:value-type="float">
            <text:p>4.87343E-10</text:p>
          </table:table-cell>
          <table:table-cell table:formula="of:=LOG([.B1174];10)" office:value-type="float" office:value="-9.31216526758683" calcext:value-type="float">
            <text:p>-9.312165267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00000000574101" calcext:value-type="float">
            <text:p>5.74101E-10</text:p>
          </table:table-cell>
          <table:table-cell table:formula="of:=LOG([.B1175];10)" office:value-type="float" office:value="-9.24101169665423" calcext:value-type="float">
            <text:p>-9.241011696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00000000733969" calcext:value-type="float">
            <text:p>7.33969E-10</text:p>
          </table:table-cell>
          <table:table-cell table:formula="of:=LOG([.B1176];10)" office:value-type="float" office:value="-9.13432228260879" calcext:value-type="float">
            <text:p>-9.134322282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00000000566064" calcext:value-type="float">
            <text:p>5.66064E-10</text:p>
          </table:table-cell>
          <table:table-cell table:formula="of:=LOG([.B1177];10)" office:value-type="float" office:value="-9.24713446408466" calcext:value-type="float">
            <text:p>-9.247134464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00000000529186" calcext:value-type="float">
            <text:p>5.29186E-10</text:p>
          </table:table-cell>
          <table:table-cell table:formula="of:=LOG([.B1178];10)" office:value-type="float" office:value="-9.27639165390852" calcext:value-type="float">
            <text:p>-9.276391653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00000000609755" calcext:value-type="float">
            <text:p>6.09755E-10</text:p>
          </table:table-cell>
          <table:table-cell table:formula="of:=LOG([.B1179];10)" office:value-type="float" office:value="-9.21484462977847" calcext:value-type="float">
            <text:p>-9.214844629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00000051039" calcext:value-type="float">
            <text:p>5.1039E-10</text:p>
          </table:table-cell>
          <table:table-cell table:formula="of:=LOG([.B1180];10)" office:value-type="float" office:value="-9.29209784327468" calcext:value-type="float">
            <text:p>-9.292097843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00000000535139" calcext:value-type="float">
            <text:p>5.35139E-10</text:p>
          </table:table-cell>
          <table:table-cell table:formula="of:=LOG([.B1181];10)" office:value-type="float" office:value="-9.27153339724553" calcext:value-type="float">
            <text:p>-9.271533397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00000000614746" calcext:value-type="float">
            <text:p>6.14746E-10</text:p>
          </table:table-cell>
          <table:table-cell table:formula="of:=LOG([.B1182];10)" office:value-type="float" office:value="-9.21130428842671" calcext:value-type="float">
            <text:p>-9.211304288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00000000553013" calcext:value-type="float">
            <text:p>5.53013E-10</text:p>
          </table:table-cell>
          <table:table-cell table:formula="of:=LOG([.B1183];10)" office:value-type="float" office:value="-9.25726465936094" calcext:value-type="float">
            <text:p>-9.257264659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00000000552315" calcext:value-type="float">
            <text:p>5.52315E-10</text:p>
          </table:table-cell>
          <table:table-cell table:formula="of:=LOG([.B1184];10)" office:value-type="float" office:value="-9.25781316186637" calcext:value-type="float">
            <text:p>-9.257813161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00000000600446" calcext:value-type="float">
            <text:p>6.00446E-10</text:p>
          </table:table-cell>
          <table:table-cell table:formula="of:=LOG([.B1185];10)" office:value-type="float" office:value="-9.22152604397555" calcext:value-type="float">
            <text:p>-9.22152604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00000000557229" calcext:value-type="float">
            <text:p>5.57229E-10</text:p>
          </table:table-cell>
          <table:table-cell table:formula="of:=LOG([.B1186];10)" office:value-type="float" office:value="-9.25396628956997" calcext:value-type="float">
            <text:p>-9.253966289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00000000518057" calcext:value-type="float">
            <text:p>5.18057E-10</text:p>
          </table:table-cell>
          <table:table-cell table:formula="of:=LOG([.B1187];10)" office:value-type="float" office:value="-9.28562245372276" calcext:value-type="float">
            <text:p>-9.285622453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00000000605072" calcext:value-type="float">
            <text:p>6.05072E-10</text:p>
          </table:table-cell>
          <table:table-cell table:formula="of:=LOG([.B1188];10)" office:value-type="float" office:value="-9.21819294379018" calcext:value-type="float">
            <text:p>-9.218192943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00000000653865" calcext:value-type="float">
            <text:p>6.53865E-10</text:p>
          </table:table-cell>
          <table:table-cell table:formula="of:=LOG([.B1189];10)" office:value-type="float" office:value="-9.18451190887317" calcext:value-type="float">
            <text:p>-9.184511908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000000543974" calcext:value-type="float">
            <text:p>5.43974E-10</text:p>
          </table:table-cell>
          <table:table-cell table:formula="of:=LOG([.B1190];10)" office:value-type="float" office:value="-9.26442185751942" calcext:value-type="float">
            <text:p>-9.264421857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00000000525896" calcext:value-type="float">
            <text:p>5.25896E-10</text:p>
          </table:table-cell>
          <table:table-cell table:formula="of:=LOG([.B1191];10)" office:value-type="float" office:value="-9.27910013244673" calcext:value-type="float">
            <text:p>-9.279100132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00000000553119" calcext:value-type="float">
            <text:p>5.53119E-10</text:p>
          </table:table-cell>
          <table:table-cell table:formula="of:=LOG([.B1192];10)" office:value-type="float" office:value="-9.25718142297464" calcext:value-type="float">
            <text:p>-9.25718142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00000000508955" calcext:value-type="float">
            <text:p>5.08955E-10</text:p>
          </table:table-cell>
          <table:table-cell table:formula="of:=LOG([.B1193];10)" office:value-type="float" office:value="-9.293320614747" calcext:value-type="float">
            <text:p>-9.293320614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00000000538796" calcext:value-type="float">
            <text:p>5.38796E-10</text:p>
          </table:table-cell>
          <table:table-cell table:formula="of:=LOG([.B1194];10)" office:value-type="float" office:value="-9.26857563712198" calcext:value-type="float">
            <text:p>-9.268575637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00000000635347" calcext:value-type="float">
            <text:p>6.35347E-10</text:p>
          </table:table-cell>
          <table:table-cell table:formula="of:=LOG([.B1195];10)" office:value-type="float" office:value="-9.19698901640149" calcext:value-type="float">
            <text:p>-9.196989016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00000000502723" calcext:value-type="float">
            <text:p>5.02723E-10</text:p>
          </table:table-cell>
          <table:table-cell table:formula="of:=LOG([.B1196];10)" office:value-type="float" office:value="-9.29867124497964" calcext:value-type="float">
            <text:p>-9.29867124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00000000589156" calcext:value-type="float">
            <text:p>5.89156E-10</text:p>
          </table:table-cell>
          <table:table-cell table:formula="of:=LOG([.B1197];10)" office:value-type="float" office:value="-9.22976969507914" calcext:value-type="float">
            <text:p>-9.229769695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00000000596402" calcext:value-type="float">
            <text:p>5.96402E-10</text:p>
          </table:table-cell>
          <table:table-cell table:formula="of:=LOG([.B1198];10)" office:value-type="float" office:value="-9.22446090883489" calcext:value-type="float">
            <text:p>-9.224460908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00000000592231" calcext:value-type="float">
            <text:p>5.92231E-10</text:p>
          </table:table-cell>
          <table:table-cell table:formula="of:=LOG([.B1199];10)" office:value-type="float" office:value="-9.22750886345031" calcext:value-type="float">
            <text:p>-9.22750886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569019" calcext:value-type="float">
            <text:p>5.69019E-10</text:p>
          </table:table-cell>
          <table:table-cell table:formula="of:=LOG([.B1200];10)" office:value-type="float" office:value="-9.24487323192234" calcext:value-type="float">
            <text:p>-9.244873231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00000000583551" calcext:value-type="float">
            <text:p>5.83551E-10</text:p>
          </table:table-cell>
          <table:table-cell table:formula="of:=LOG([.B1201];10)" office:value-type="float" office:value="-9.23392118237666" calcext:value-type="float">
            <text:p>-9.233921182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00000000679815" calcext:value-type="float">
            <text:p>6.79815E-10</text:p>
          </table:table-cell>
          <table:table-cell table:formula="of:=LOG([.B1202];10)" office:value-type="float" office:value="-9.16760925701486" calcext:value-type="float">
            <text:p>-9.16760925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00000000521768" calcext:value-type="float">
            <text:p>5.21768E-10</text:p>
          </table:table-cell>
          <table:table-cell table:formula="of:=LOG([.B1203];10)" office:value-type="float" office:value="-9.28252255967347" calcext:value-type="float">
            <text:p>-9.282522559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00000000518506" calcext:value-type="float">
            <text:p>5.18506E-10</text:p>
          </table:table-cell>
          <table:table-cell table:formula="of:=LOG([.B1204];10)" office:value-type="float" office:value="-9.28524621371695" calcext:value-type="float">
            <text:p>-9.285246213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00000000595841" calcext:value-type="float">
            <text:p>5.95841E-10</text:p>
          </table:table-cell>
          <table:table-cell table:formula="of:=LOG([.B1205];10)" office:value-type="float" office:value="-9.22486961615769" calcext:value-type="float">
            <text:p>-9.224869616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00000000564456" calcext:value-type="float">
            <text:p>5.64456E-10</text:p>
          </table:table-cell>
          <table:table-cell table:formula="of:=LOG([.B1206];10)" office:value-type="float" office:value="-9.24836990617828" calcext:value-type="float">
            <text:p>-9.248369906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00000000589445" calcext:value-type="float">
            <text:p>5.89445E-10</text:p>
          </table:table-cell>
          <table:table-cell table:formula="of:=LOG([.B1207];10)" office:value-type="float" office:value="-9.22955671187654" calcext:value-type="float">
            <text:p>-9.229556711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00000000586789" calcext:value-type="float">
            <text:p>5.86789E-10</text:p>
          </table:table-cell>
          <table:table-cell table:formula="of:=LOG([.B1208];10)" office:value-type="float" office:value="-9.23151803607633" calcext:value-type="float">
            <text:p>-9.231518036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00000000730708" calcext:value-type="float">
            <text:p>7.30708E-10</text:p>
          </table:table-cell>
          <table:table-cell table:formula="of:=LOG([.B1209];10)" office:value-type="float" office:value="-9.13625613784866" calcext:value-type="float">
            <text:p>-9.136256137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000000550086" calcext:value-type="float">
            <text:p>5.50086E-10</text:p>
          </table:table-cell>
          <table:table-cell table:formula="of:=LOG([.B1210];10)" office:value-type="float" office:value="-9.25956940794992" calcext:value-type="float">
            <text:p>-9.259569407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00000000542124" calcext:value-type="float">
            <text:p>5.42124E-10</text:p>
          </table:table-cell>
          <table:table-cell table:formula="of:=LOG([.B1211];10)" office:value-type="float" office:value="-9.2659013659405" calcext:value-type="float">
            <text:p>-9.265901365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00000000570203" calcext:value-type="float">
            <text:p>5.70203E-10</text:p>
          </table:table-cell>
          <table:table-cell table:formula="of:=LOG([.B1212];10)" office:value-type="float" office:value="-9.24397050207388" calcext:value-type="float">
            <text:p>-9.24397050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00000000590588" calcext:value-type="float">
            <text:p>5.90588E-10</text:p>
          </table:table-cell>
          <table:table-cell table:formula="of:=LOG([.B1213];10)" office:value-type="float" office:value="-9.228715381595" calcext:value-type="float">
            <text:p>-9.22871538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00000000563327" calcext:value-type="float">
            <text:p>5.63327E-10</text:p>
          </table:table-cell>
          <table:table-cell table:formula="of:=LOG([.B1214];10)" office:value-type="float" office:value="-9.24923943273412" calcext:value-type="float">
            <text:p>-9.249239432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00000000622041" calcext:value-type="float">
            <text:p>6.22041E-10</text:p>
          </table:table-cell>
          <table:table-cell table:formula="of:=LOG([.B1215];10)" office:value-type="float" office:value="-9.20618098912441" calcext:value-type="float">
            <text:p>-9.206180989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00000000589306" calcext:value-type="float">
            <text:p>5.89306E-10</text:p>
          </table:table-cell>
          <table:table-cell table:formula="of:=LOG([.B1216];10)" office:value-type="float" office:value="-9.2296591371271" calcext:value-type="float">
            <text:p>-9.229659137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00000000586363" calcext:value-type="float">
            <text:p>5.86363E-10</text:p>
          </table:table-cell>
          <table:table-cell table:formula="of:=LOG([.B1217];10)" office:value-type="float" office:value="-9.23183344185056" calcext:value-type="float">
            <text:p>-9.231833441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00000000575021" calcext:value-type="float">
            <text:p>5.75021E-10</text:p>
          </table:table-cell>
          <table:table-cell table:formula="of:=LOG([.B1218];10)" office:value-type="float" office:value="-9.24031629441023" calcext:value-type="float">
            <text:p>-9.240316294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00000000737797" calcext:value-type="float">
            <text:p>7.37797E-10</text:p>
          </table:table-cell>
          <table:table-cell table:formula="of:=LOG([.B1219];10)" office:value-type="float" office:value="-9.13206311501609" calcext:value-type="float">
            <text:p>-9.1320631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00000057153" calcext:value-type="float">
            <text:p>5.7153E-10</text:p>
          </table:table-cell>
          <table:table-cell table:formula="of:=LOG([.B1220];10)" office:value-type="float" office:value="-9.24296096825644" calcext:value-type="float">
            <text:p>-9.242960968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00000000678709" calcext:value-type="float">
            <text:p>6.78709E-10</text:p>
          </table:table-cell>
          <table:table-cell table:formula="of:=LOG([.B1221];10)" office:value-type="float" office:value="-9.16831639182161" calcext:value-type="float">
            <text:p>-9.168316391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00000000524437" calcext:value-type="float">
            <text:p>5.24437E-10</text:p>
          </table:table-cell>
          <table:table-cell table:formula="of:=LOG([.B1222];10)" office:value-type="float" office:value="-9.28030667562236" calcext:value-type="float">
            <text:p>-9.280306675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00000000646418" calcext:value-type="float">
            <text:p>6.46418E-10</text:p>
          </table:table-cell>
          <table:table-cell table:formula="of:=LOG([.B1223];10)" office:value-type="float" office:value="-9.18948655880551" calcext:value-type="float">
            <text:p>-9.189486558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00000000587762" calcext:value-type="float">
            <text:p>5.87762E-10</text:p>
          </table:table-cell>
          <table:table-cell table:formula="of:=LOG([.B1224];10)" office:value-type="float" office:value="-9.2307984953709" calcext:value-type="float">
            <text:p>-9.230798495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0000000056218" calcext:value-type="float">
            <text:p>5.6218E-10</text:p>
          </table:table-cell>
          <table:table-cell table:formula="of:=LOG([.B1225];10)" office:value-type="float" office:value="-9.25012460882488" calcext:value-type="float">
            <text:p>-9.250124608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00000000553691" calcext:value-type="float">
            <text:p>5.53691E-10</text:p>
          </table:table-cell>
          <table:table-cell table:formula="of:=LOG([.B1226];10)" office:value-type="float" office:value="-9.2567325356936" calcext:value-type="float">
            <text:p>-9.256732535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0000000065707" calcext:value-type="float">
            <text:p>6.5707E-10</text:p>
          </table:table-cell>
          <table:table-cell table:formula="of:=LOG([.B1227];10)" office:value-type="float" office:value="-9.18238836104245" calcext:value-type="float">
            <text:p>-9.18238836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00000000609049" calcext:value-type="float">
            <text:p>6.09049E-10</text:p>
          </table:table-cell>
          <table:table-cell table:formula="of:=LOG([.B1228];10)" office:value-type="float" office:value="-9.21534776553863" calcext:value-type="float">
            <text:p>-9.215347765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00000000746289" calcext:value-type="float">
            <text:p>7.46289E-10</text:p>
          </table:table-cell>
          <table:table-cell table:formula="of:=LOG([.B1229];10)" office:value-type="float" office:value="-9.12709295965859" calcext:value-type="float">
            <text:p>-9.127092959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000000585398" calcext:value-type="float">
            <text:p>5.85398E-10</text:p>
          </table:table-cell>
          <table:table-cell table:formula="of:=LOG([.B1230];10)" office:value-type="float" office:value="-9.23254876565769" calcext:value-type="float">
            <text:p>-9.232548765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00000000649911" calcext:value-type="float">
            <text:p>6.49911E-10</text:p>
          </table:table-cell>
          <table:table-cell table:formula="of:=LOG([.B1231];10)" office:value-type="float" office:value="-9.18714611236533" calcext:value-type="float">
            <text:p>-9.187146112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00000000551958" calcext:value-type="float">
            <text:p>5.51958E-10</text:p>
          </table:table-cell>
          <table:table-cell table:formula="of:=LOG([.B1232];10)" office:value-type="float" office:value="-9.25809396767334" calcext:value-type="float">
            <text:p>-9.258093967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00000000726702" calcext:value-type="float">
            <text:p>7.26702E-10</text:p>
          </table:table-cell>
          <table:table-cell table:formula="of:=LOG([.B1233];10)" office:value-type="float" office:value="-9.1386436445573" calcext:value-type="float">
            <text:p>-9.138643644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00000000560781" calcext:value-type="float">
            <text:p>5.60781E-10</text:p>
          </table:table-cell>
          <table:table-cell table:formula="of:=LOG([.B1234];10)" office:value-type="float" office:value="-9.25120670926205" calcext:value-type="float">
            <text:p>-9.251206709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00000000636829" calcext:value-type="float">
            <text:p>6.36829E-10</text:p>
          </table:table-cell>
          <table:table-cell table:formula="of:=LOG([.B1235];10)" office:value-type="float" office:value="-9.19597716786272" calcext:value-type="float">
            <text:p>-9.195977167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00000000562799" calcext:value-type="float">
            <text:p>5.62799E-10</text:p>
          </table:table-cell>
          <table:table-cell table:formula="of:=LOG([.B1236];10)" office:value-type="float" office:value="-9.2496466829055" calcext:value-type="float">
            <text:p>-9.24964668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000000007529" calcext:value-type="float">
            <text:p>7.529E-10</text:p>
          </table:table-cell>
          <table:table-cell table:formula="of:=LOG([.B1237];10)" office:value-type="float" office:value="-9.12326270285934" calcext:value-type="float">
            <text:p>-9.12326270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00000000576788" calcext:value-type="float">
            <text:p>5.76788E-10</text:p>
          </table:table-cell>
          <table:table-cell table:formula="of:=LOG([.B1238];10)" office:value-type="float" office:value="-9.23898378363536" calcext:value-type="float">
            <text:p>-9.238983783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0000000058293" calcext:value-type="float">
            <text:p>5.8293E-10</text:p>
          </table:table-cell>
          <table:table-cell table:formula="of:=LOG([.B1239];10)" office:value-type="float" office:value="-9.23438359350678" calcext:value-type="float">
            <text:p>-9.234383593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00000054534" calcext:value-type="float">
            <text:p>5.4534E-10</text:p>
          </table:table-cell>
          <table:table-cell table:formula="of:=LOG([.B1240];10)" office:value-type="float" office:value="-9.26333264619331" calcext:value-type="float">
            <text:p>-9.263332646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00000000638044" calcext:value-type="float">
            <text:p>6.38044E-10</text:p>
          </table:table-cell>
          <table:table-cell table:formula="of:=LOG([.B1241];10)" office:value-type="float" office:value="-9.19514937096801" calcext:value-type="float">
            <text:p>-9.19514937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00000000562341" calcext:value-type="float">
            <text:p>5.62341E-10</text:p>
          </table:table-cell>
          <table:table-cell table:formula="of:=LOG([.B1242];10)" office:value-type="float" office:value="-9.25000025114358" calcext:value-type="float">
            <text:p>-9.250000251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00000000642355" calcext:value-type="float">
            <text:p>6.42355E-10</text:p>
          </table:table-cell>
          <table:table-cell table:formula="of:=LOG([.B1243];10)" office:value-type="float" office:value="-9.19222489104229" calcext:value-type="float">
            <text:p>-9.19222489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00000000570965" calcext:value-type="float">
            <text:p>5.70965E-10</text:p>
          </table:table-cell>
          <table:table-cell table:formula="of:=LOG([.B1244];10)" office:value-type="float" office:value="-9.24339051307244" calcext:value-type="float">
            <text:p>-9.243390513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0000000068074" calcext:value-type="float">
            <text:p>6.8074E-10</text:p>
          </table:table-cell>
          <table:table-cell table:formula="of:=LOG([.B1245];10)" office:value-type="float" office:value="-9.16701872968204" calcext:value-type="float">
            <text:p>-9.167018729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00000000612112" calcext:value-type="float">
            <text:p>6.12112E-10</text:p>
          </table:table-cell>
          <table:table-cell table:formula="of:=LOG([.B1246];10)" office:value-type="float" office:value="-9.2131691063974" calcext:value-type="float">
            <text:p>-9.213169106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00000000627579" calcext:value-type="float">
            <text:p>6.27579E-10</text:p>
          </table:table-cell>
          <table:table-cell table:formula="of:=LOG([.B1247];10)" office:value-type="float" office:value="-9.20233159717036" calcext:value-type="float">
            <text:p>-9.202331597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00000000556001" calcext:value-type="float">
            <text:p>5.56001E-10</text:p>
          </table:table-cell>
          <table:table-cell table:formula="of:=LOG([.B1248];10)" office:value-type="float" office:value="-9.25492442731346" calcext:value-type="float">
            <text:p>-9.254924427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00000000827135" calcext:value-type="float">
            <text:p>8.27135E-10</text:p>
          </table:table-cell>
          <table:table-cell table:formula="of:=LOG([.B1249];10)" office:value-type="float" office:value="-9.08242360172895" calcext:value-type="float">
            <text:p>-9.08242360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649551" calcext:value-type="float">
            <text:p>6.49551E-10</text:p>
          </table:table-cell>
          <table:table-cell table:formula="of:=LOG([.B1250];10)" office:value-type="float" office:value="-9.18738674428452" calcext:value-type="float">
            <text:p>-9.187386744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00000000852051" calcext:value-type="float">
            <text:p>8.52051E-10</text:p>
          </table:table-cell>
          <table:table-cell table:formula="of:=LOG([.B1251];10)" office:value-type="float" office:value="-9.06953440951066" calcext:value-type="float">
            <text:p>-9.069534409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00000000588495" calcext:value-type="float">
            <text:p>5.88495E-10</text:p>
          </table:table-cell>
          <table:table-cell table:formula="of:=LOG([.B1252];10)" office:value-type="float" office:value="-9.23025722267889" calcext:value-type="float">
            <text:p>-9.230257222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00000000669817" calcext:value-type="float">
            <text:p>6.69817E-10</text:p>
          </table:table-cell>
          <table:table-cell table:formula="of:=LOG([.B1253];10)" office:value-type="float" office:value="-9.17404383423344" calcext:value-type="float">
            <text:p>-9.174043834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00000000557878" calcext:value-type="float">
            <text:p>5.57878E-10</text:p>
          </table:table-cell>
          <table:table-cell table:formula="of:=LOG([.B1254];10)" office:value-type="float" office:value="-9.25346076471795" calcext:value-type="float">
            <text:p>-9.253460764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00000000688969" calcext:value-type="float">
            <text:p>6.88969E-10</text:p>
          </table:table-cell>
          <table:table-cell table:formula="of:=LOG([.B1255];10)" office:value-type="float" office:value="-9.16180031863203" calcext:value-type="float">
            <text:p>-9.161800318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00000000601291" calcext:value-type="float">
            <text:p>6.01291E-10</text:p>
          </table:table-cell>
          <table:table-cell table:formula="of:=LOG([.B1256];10)" office:value-type="float" office:value="-9.22091529653632" calcext:value-type="float">
            <text:p>-9.220915296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00000000674345" calcext:value-type="float">
            <text:p>6.74345E-10</text:p>
          </table:table-cell>
          <table:table-cell table:formula="of:=LOG([.B1257];10)" office:value-type="float" office:value="-9.17111785826849" calcext:value-type="float">
            <text:p>-9.171117858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00000000548582" calcext:value-type="float">
            <text:p>5.48582E-10</text:p>
          </table:table-cell>
          <table:table-cell table:formula="of:=LOG([.B1258];10)" office:value-type="float" office:value="-9.26075844651079" calcext:value-type="float">
            <text:p>-9.260758446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00000000667405" calcext:value-type="float">
            <text:p>6.67405E-10</text:p>
          </table:table-cell>
          <table:table-cell table:formula="of:=LOG([.B1259];10)" office:value-type="float" office:value="-9.17561054406379" calcext:value-type="float">
            <text:p>-9.175610544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000000611361" calcext:value-type="float">
            <text:p>6.11361E-10</text:p>
          </table:table-cell>
          <table:table-cell table:formula="of:=LOG([.B1260];10)" office:value-type="float" office:value="-9.21370226928186" calcext:value-type="float">
            <text:p>-9.213702269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00000000724184" calcext:value-type="float">
            <text:p>7.24184E-10</text:p>
          </table:table-cell>
          <table:table-cell table:formula="of:=LOG([.B1261];10)" office:value-type="float" office:value="-9.14015107464255" calcext:value-type="float">
            <text:p>-9.140151074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00000000549062" calcext:value-type="float">
            <text:p>5.49062E-10</text:p>
          </table:table-cell>
          <table:table-cell table:formula="of:=LOG([.B1262];10)" office:value-type="float" office:value="-9.26037861231208" calcext:value-type="float">
            <text:p>-9.260378612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00000000683824" calcext:value-type="float">
            <text:p>6.83824E-10</text:p>
          </table:table-cell>
          <table:table-cell table:formula="of:=LOG([.B1263];10)" office:value-type="float" office:value="-9.16505566094706" calcext:value-type="float">
            <text:p>-9.165055660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0000000061067" calcext:value-type="float">
            <text:p>6.1067E-10</text:p>
          </table:table-cell>
          <table:table-cell table:formula="of:=LOG([.B1264];10)" office:value-type="float" office:value="-9.21419341479123" calcext:value-type="float">
            <text:p>-9.214193414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00000000736414" calcext:value-type="float">
            <text:p>7.36414E-10</text:p>
          </table:table-cell>
          <table:table-cell table:formula="of:=LOG([.B1265];10)" office:value-type="float" office:value="-9.13287796369742" calcext:value-type="float">
            <text:p>-9.132877963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00000000568837" calcext:value-type="float">
            <text:p>5.68837E-10</text:p>
          </table:table-cell>
          <table:table-cell table:formula="of:=LOG([.B1266];10)" office:value-type="float" office:value="-9.24501216267699" calcext:value-type="float">
            <text:p>-9.245012162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0000000065352" calcext:value-type="float">
            <text:p>6.5352E-10</text:p>
          </table:table-cell>
          <table:table-cell table:formula="of:=LOG([.B1267];10)" office:value-type="float" office:value="-9.18474111694843" calcext:value-type="float">
            <text:p>-9.184741116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00000000570181" calcext:value-type="float">
            <text:p>5.70181E-10</text:p>
          </table:table-cell>
          <table:table-cell table:formula="of:=LOG([.B1268];10)" office:value-type="float" office:value="-9.24398725867271" calcext:value-type="float">
            <text:p>-9.243987258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00000000718863" calcext:value-type="float">
            <text:p>7.18863E-10</text:p>
          </table:table-cell>
          <table:table-cell table:formula="of:=LOG([.B1269];10)" office:value-type="float" office:value="-9.14335386902354" calcext:value-type="float">
            <text:p>-9.14335386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00000060304" calcext:value-type="float">
            <text:p>6.0304E-10</text:p>
          </table:table-cell>
          <table:table-cell table:formula="of:=LOG([.B1270];10)" office:value-type="float" office:value="-9.21965387989447" calcext:value-type="float">
            <text:p>-9.219653879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00000000678181" calcext:value-type="float">
            <text:p>6.78181E-10</text:p>
          </table:table-cell>
          <table:table-cell table:formula="of:=LOG([.B1271];10)" office:value-type="float" office:value="-9.16865438163364" calcext:value-type="float">
            <text:p>-9.16865438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00000000523289" calcext:value-type="float">
            <text:p>5.23289E-10</text:p>
          </table:table-cell>
          <table:table-cell table:formula="of:=LOG([.B1272];10)" office:value-type="float" office:value="-9.28125839442049" calcext:value-type="float">
            <text:p>-9.281258394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00000000676307" calcext:value-type="float">
            <text:p>6.76307E-10</text:p>
          </table:table-cell>
          <table:table-cell table:formula="of:=LOG([.B1273];10)" office:value-type="float" office:value="-9.16985611746059" calcext:value-type="float">
            <text:p>-9.169856117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00000000579754" calcext:value-type="float">
            <text:p>5.79754E-10</text:p>
          </table:table-cell>
          <table:table-cell table:formula="of:=LOG([.B1274];10)" office:value-type="float" office:value="-9.23675624627439" calcext:value-type="float">
            <text:p>-9.236756246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00000000668108" calcext:value-type="float">
            <text:p>6.68108E-10</text:p>
          </table:table-cell>
          <table:table-cell table:formula="of:=LOG([.B1275];10)" office:value-type="float" office:value="-9.17515332792441" calcext:value-type="float">
            <text:p>-9.175153327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00000000582282" calcext:value-type="float">
            <text:p>5.82282E-10</text:p>
          </table:table-cell>
          <table:table-cell table:formula="of:=LOG([.B1276];10)" office:value-type="float" office:value="-9.23486663496754" calcext:value-type="float">
            <text:p>-9.23486663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00000000652132" calcext:value-type="float">
            <text:p>6.52132E-10</text:p>
          </table:table-cell>
          <table:table-cell table:formula="of:=LOG([.B1277];10)" office:value-type="float" office:value="-9.18566448851752" calcext:value-type="float">
            <text:p>-9.18566448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00000000562671" calcext:value-type="float">
            <text:p>5.62671E-10</text:p>
          </table:table-cell>
          <table:table-cell table:formula="of:=LOG([.B1278];10)" office:value-type="float" office:value="-9.24974546775791" calcext:value-type="float">
            <text:p>-9.249745467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0000000067734" calcext:value-type="float">
            <text:p>6.7734E-10</text:p>
          </table:table-cell>
          <table:table-cell table:formula="of:=LOG([.B1279];10)" office:value-type="float" office:value="-9.16919327657683" calcext:value-type="float">
            <text:p>-9.169193276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000000644292" calcext:value-type="float">
            <text:p>6.44292E-10</text:p>
          </table:table-cell>
          <table:table-cell table:formula="of:=LOG([.B1280];10)" office:value-type="float" office:value="-9.19091726113763" calcext:value-type="float">
            <text:p>-9.190917261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00000000787935" calcext:value-type="float">
            <text:p>7.87935E-10</text:p>
          </table:table-cell>
          <table:table-cell table:formula="of:=LOG([.B1281];10)" office:value-type="float" office:value="-9.10350960777144" calcext:value-type="float">
            <text:p>-9.103509607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0000000058481" calcext:value-type="float">
            <text:p>5.8481E-10</text:p>
          </table:table-cell>
          <table:table-cell table:formula="of:=LOG([.B1282];10)" office:value-type="float" office:value="-9.23298520973746" calcext:value-type="float">
            <text:p>-9.232985209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00000000699724" calcext:value-type="float">
            <text:p>6.99724E-10</text:p>
          </table:table-cell>
          <table:table-cell table:formula="of:=LOG([.B1283];10)" office:value-type="float" office:value="-9.1550732298626" calcext:value-type="float">
            <text:p>-9.155073229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00000000572236" calcext:value-type="float">
            <text:p>5.72236E-10</text:p>
          </table:table-cell>
          <table:table-cell table:formula="of:=LOG([.B1284];10)" office:value-type="float" office:value="-9.24242482372484" calcext:value-type="float">
            <text:p>-9.242424823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00000000647701" calcext:value-type="float">
            <text:p>6.47701E-10</text:p>
          </table:table-cell>
          <table:table-cell table:formula="of:=LOG([.B1285];10)" office:value-type="float" office:value="-9.18862543242866" calcext:value-type="float">
            <text:p>-9.188625432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00000000634563" calcext:value-type="float">
            <text:p>6.34563E-10</text:p>
          </table:table-cell>
          <table:table-cell table:formula="of:=LOG([.B1286];10)" office:value-type="float" office:value="-9.19752525427199" calcext:value-type="float">
            <text:p>-9.197525254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00000000684913" calcext:value-type="float">
            <text:p>6.84913E-10</text:p>
          </table:table-cell>
          <table:table-cell table:formula="of:=LOG([.B1287];10)" office:value-type="float" office:value="-9.16436459057988" calcext:value-type="float">
            <text:p>-9.164364590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00000000601549" calcext:value-type="float">
            <text:p>6.01549E-10</text:p>
          </table:table-cell>
          <table:table-cell table:formula="of:=LOG([.B1288];10)" office:value-type="float" office:value="-9.22072899082975" calcext:value-type="float">
            <text:p>-9.220728990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0000000060999" calcext:value-type="float">
            <text:p>6.0999E-10</text:p>
          </table:table-cell>
          <table:table-cell table:formula="of:=LOG([.B1289];10)" office:value-type="float" office:value="-9.21467728462926" calcext:value-type="float">
            <text:p>-9.214677284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000000611669" calcext:value-type="float">
            <text:p>6.11669E-10</text:p>
          </table:table-cell>
          <table:table-cell table:formula="of:=LOG([.B1290];10)" office:value-type="float" office:value="-9.21348352942552" calcext:value-type="float">
            <text:p>-9.213483529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00000000650636" calcext:value-type="float">
            <text:p>6.50636E-10</text:p>
          </table:table-cell>
          <table:table-cell table:formula="of:=LOG([.B1291];10)" office:value-type="float" office:value="-9.18666191066867" calcext:value-type="float">
            <text:p>-9.186661910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00000000680417" calcext:value-type="float">
            <text:p>6.80417E-10</text:p>
          </table:table-cell>
          <table:table-cell table:formula="of:=LOG([.B1292];10)" office:value-type="float" office:value="-9.16722484421591" calcext:value-type="float">
            <text:p>-9.167224844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00000000633613" calcext:value-type="float">
            <text:p>6.33613E-10</text:p>
          </table:table-cell>
          <table:table-cell table:formula="of:=LOG([.B1293];10)" office:value-type="float" office:value="-9.19817592079617" calcext:value-type="float">
            <text:p>-9.198175920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00000000563943" calcext:value-type="float">
            <text:p>5.63943E-10</text:p>
          </table:table-cell>
          <table:table-cell table:formula="of:=LOG([.B1294];10)" office:value-type="float" office:value="-9.24876478969832" calcext:value-type="float">
            <text:p>-9.248764789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00000000649946" calcext:value-type="float">
            <text:p>6.49946E-10</text:p>
          </table:table-cell>
          <table:table-cell table:formula="of:=LOG([.B1295];10)" office:value-type="float" office:value="-9.18712272470519" calcext:value-type="float">
            <text:p>-9.187122724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00000000610405" calcext:value-type="float">
            <text:p>6.10405E-10</text:p>
          </table:table-cell>
          <table:table-cell table:formula="of:=LOG([.B1296];10)" office:value-type="float" office:value="-9.21438191760967" calcext:value-type="float">
            <text:p>-9.214381917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00000000616345" calcext:value-type="float">
            <text:p>6.16345E-10</text:p>
          </table:table-cell>
          <table:table-cell table:formula="of:=LOG([.B1297];10)" office:value-type="float" office:value="-9.21017612281251" calcext:value-type="float">
            <text:p>-9.210176122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00000000648253" calcext:value-type="float">
            <text:p>6.48253E-10</text:p>
          </table:table-cell>
          <table:table-cell table:formula="of:=LOG([.B1298];10)" office:value-type="float" office:value="-9.18825546471606" calcext:value-type="float">
            <text:p>-9.188255464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00000000587153" calcext:value-type="float">
            <text:p>5.87153E-10</text:p>
          </table:table-cell>
          <table:table-cell table:formula="of:=LOG([.B1299];10)" office:value-type="float" office:value="-9.23124871579223" calcext:value-type="float">
            <text:p>-9.23124871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539166" calcext:value-type="float">
            <text:p>5.39166E-10</text:p>
          </table:table-cell>
          <table:table-cell table:formula="of:=LOG([.B1300];10)" office:value-type="float" office:value="-9.26827750237398" calcext:value-type="float">
            <text:p>-9.268277502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00000000652887" calcext:value-type="float">
            <text:p>6.52887E-10</text:p>
          </table:table-cell>
          <table:table-cell table:formula="of:=LOG([.B1301];10)" office:value-type="float" office:value="-9.18516197879096" calcext:value-type="float">
            <text:p>-9.185161978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00000000601559" calcext:value-type="float">
            <text:p>6.01559E-10</text:p>
          </table:table-cell>
          <table:table-cell table:formula="of:=LOG([.B1302];10)" office:value-type="float" office:value="-9.220721771287" calcext:value-type="float">
            <text:p>-9.220721771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00000000669645" calcext:value-type="float">
            <text:p>6.69645E-10</text:p>
          </table:table-cell>
          <table:table-cell table:formula="of:=LOG([.B1303];10)" office:value-type="float" office:value="-9.17415536953836" calcext:value-type="float">
            <text:p>-9.174155369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00000000572894" calcext:value-type="float">
            <text:p>5.72894E-10</text:p>
          </table:table-cell>
          <table:table-cell table:formula="of:=LOG([.B1304];10)" office:value-type="float" office:value="-9.24192572615419" calcext:value-type="float">
            <text:p>-9.241925726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00000000577096" calcext:value-type="float">
            <text:p>5.77096E-10</text:p>
          </table:table-cell>
          <table:table-cell table:formula="of:=LOG([.B1305];10)" office:value-type="float" office:value="-9.23875193588705" calcext:value-type="float">
            <text:p>-9.238751935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00000000585759" calcext:value-type="float">
            <text:p>5.85759E-10</text:p>
          </table:table-cell>
          <table:table-cell table:formula="of:=LOG([.B1306];10)" office:value-type="float" office:value="-9.23228102988369" calcext:value-type="float">
            <text:p>-9.232281029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00000000590991" calcext:value-type="float">
            <text:p>5.90991E-10</text:p>
          </table:table-cell>
          <table:table-cell table:formula="of:=LOG([.B1307];10)" office:value-type="float" office:value="-9.22841913279065" calcext:value-type="float">
            <text:p>-9.228419132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00000000662682" calcext:value-type="float">
            <text:p>6.62682E-10</text:p>
          </table:table-cell>
          <table:table-cell table:formula="of:=LOG([.B1308];10)" office:value-type="float" office:value="-9.17869482570714" calcext:value-type="float">
            <text:p>-9.178694825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00000000691338" calcext:value-type="float">
            <text:p>6.91338E-10</text:p>
          </table:table-cell>
          <table:table-cell table:formula="of:=LOG([.B1309];10)" office:value-type="float" office:value="-9.16030957108408" calcext:value-type="float">
            <text:p>-9.160309571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00000061158" calcext:value-type="float">
            <text:p>6.1158E-10</text:p>
          </table:table-cell>
          <table:table-cell table:formula="of:=LOG([.B1310];10)" office:value-type="float" office:value="-9.21354672540435" calcext:value-type="float">
            <text:p>-9.213546725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00000000564413" calcext:value-type="float">
            <text:p>5.64413E-10</text:p>
          </table:table-cell>
          <table:table-cell table:formula="of:=LOG([.B1311];10)" office:value-type="float" office:value="-9.24840299179358" calcext:value-type="float">
            <text:p>-9.248402991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00000000616344" calcext:value-type="float">
            <text:p>6.16344E-10</text:p>
          </table:table-cell>
          <table:table-cell table:formula="of:=LOG([.B1312];10)" office:value-type="float" office:value="-9.21017682744196" calcext:value-type="float">
            <text:p>-9.210176827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00000000611276" calcext:value-type="float">
            <text:p>6.11276E-10</text:p>
          </table:table-cell>
          <table:table-cell table:formula="of:=LOG([.B1313];10)" office:value-type="float" office:value="-9.21376265520348" calcext:value-type="float">
            <text:p>-9.213762655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00000000651762" calcext:value-type="float">
            <text:p>6.51762E-10</text:p>
          </table:table-cell>
          <table:table-cell table:formula="of:=LOG([.B1314];10)" office:value-type="float" office:value="-9.18591096401724" calcext:value-type="float">
            <text:p>-9.18591096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0000000064878" calcext:value-type="float">
            <text:p>6.4878E-10</text:p>
          </table:table-cell>
          <table:table-cell table:formula="of:=LOG([.B1315];10)" office:value-type="float" office:value="-9.187902546626" calcext:value-type="float">
            <text:p>-9.187902546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00000000569853" calcext:value-type="float">
            <text:p>5.69853E-10</text:p>
          </table:table-cell>
          <table:table-cell table:formula="of:=LOG([.B1316];10)" office:value-type="float" office:value="-9.24423716103351" calcext:value-type="float">
            <text:p>-9.24423716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00000000591047" calcext:value-type="float">
            <text:p>5.91047E-10</text:p>
          </table:table-cell>
          <table:table-cell table:formula="of:=LOG([.B1317];10)" office:value-type="float" office:value="-9.22837798269056" calcext:value-type="float">
            <text:p>-9.228377982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00000000572039" calcext:value-type="float">
            <text:p>5.72039E-10</text:p>
          </table:table-cell>
          <table:table-cell table:formula="of:=LOG([.B1318];10)" office:value-type="float" office:value="-9.24257436122899" calcext:value-type="float">
            <text:p>-9.242574361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00000000630914" calcext:value-type="float">
            <text:p>6.30914E-10</text:p>
          </table:table-cell>
          <table:table-cell table:formula="of:=LOG([.B1319];10)" office:value-type="float" office:value="-9.20002983547991" calcext:value-type="float">
            <text:p>-9.200029835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000000602079" calcext:value-type="float">
            <text:p>6.02079E-10</text:p>
          </table:table-cell>
          <table:table-cell table:formula="of:=LOG([.B1320];10)" office:value-type="float" office:value="-9.22034652034836" calcext:value-type="float">
            <text:p>-9.220346520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00000000699905" calcext:value-type="float">
            <text:p>6.99905E-10</text:p>
          </table:table-cell>
          <table:table-cell table:formula="of:=LOG([.B1321];10)" office:value-type="float" office:value="-9.154960903951" calcext:value-type="float">
            <text:p>-9.15496090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0000000057546" calcext:value-type="float">
            <text:p>5.7546E-10</text:p>
          </table:table-cell>
          <table:table-cell table:formula="of:=LOG([.B1322];10)" office:value-type="float" office:value="-9.23998485862501" calcext:value-type="float">
            <text:p>-9.239984858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00000000555094" calcext:value-type="float">
            <text:p>5.55094E-10</text:p>
          </table:table-cell>
          <table:table-cell table:formula="of:=LOG([.B1323];10)" office:value-type="float" office:value="-9.25563346692318" calcext:value-type="float">
            <text:p>-9.255633466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00000000557946" calcext:value-type="float">
            <text:p>5.57946E-10</text:p>
          </table:table-cell>
          <table:table-cell table:formula="of:=LOG([.B1324];10)" office:value-type="float" office:value="-9.25340783159444" calcext:value-type="float">
            <text:p>-9.253407831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00000000750295" calcext:value-type="float">
            <text:p>7.50295E-10</text:p>
          </table:table-cell>
          <table:table-cell table:formula="of:=LOG([.B1325];10)" office:value-type="float" office:value="-9.12476794769837" calcext:value-type="float">
            <text:p>-9.124767947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00000000623122" calcext:value-type="float">
            <text:p>6.23122E-10</text:p>
          </table:table-cell>
          <table:table-cell table:formula="of:=LOG([.B1326];10)" office:value-type="float" office:value="-9.20542691523547" calcext:value-type="float">
            <text:p>-9.205426915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00000000686695" calcext:value-type="float">
            <text:p>6.86695E-10</text:p>
          </table:table-cell>
          <table:table-cell table:formula="of:=LOG([.B1327];10)" office:value-type="float" office:value="-9.16323611480226" calcext:value-type="float">
            <text:p>-9.163236114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00000000625224" calcext:value-type="float">
            <text:p>6.25224E-10</text:p>
          </table:table-cell>
          <table:table-cell table:formula="of:=LOG([.B1328];10)" office:value-type="float" office:value="-9.20396435939963" calcext:value-type="float">
            <text:p>-9.203964359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00000000618714" calcext:value-type="float">
            <text:p>6.18714E-10</text:p>
          </table:table-cell>
          <table:table-cell table:formula="of:=LOG([.B1329];10)" office:value-type="float" office:value="-9.20851005683606" calcext:value-type="float">
            <text:p>-9.208510056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000000560566" calcext:value-type="float">
            <text:p>5.60566E-10</text:p>
          </table:table-cell>
          <table:table-cell table:formula="of:=LOG([.B1330];10)" office:value-type="float" office:value="-9.2513732470327" calcext:value-type="float">
            <text:p>-9.25137324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00000000667646" calcext:value-type="float">
            <text:p>6.67646E-10</text:p>
          </table:table-cell>
          <table:table-cell table:formula="of:=LOG([.B1331];10)" office:value-type="float" office:value="-9.17545374859864" calcext:value-type="float">
            <text:p>-9.175453748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00000000611841" calcext:value-type="float">
            <text:p>6.11841E-10</text:p>
          </table:table-cell>
          <table:table-cell table:formula="of:=LOG([.B1332];10)" office:value-type="float" office:value="-9.21336142392351" calcext:value-type="float">
            <text:p>-9.213361423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00000000675995" calcext:value-type="float">
            <text:p>6.75995E-10</text:p>
          </table:table-cell>
          <table:table-cell table:formula="of:=LOG([.B1333];10)" office:value-type="float" office:value="-9.17005651630754" calcext:value-type="float">
            <text:p>-9.170056516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00000000671097" calcext:value-type="float">
            <text:p>6.71097E-10</text:p>
          </table:table-cell>
          <table:table-cell table:formula="of:=LOG([.B1334];10)" office:value-type="float" office:value="-9.17321470260281" calcext:value-type="float">
            <text:p>-9.173214702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00000000619657" calcext:value-type="float">
            <text:p>6.19657E-10</text:p>
          </table:table-cell>
          <table:table-cell table:formula="of:=LOG([.B1335];10)" office:value-type="float" office:value="-9.20784863990108" calcext:value-type="float">
            <text:p>-9.207848639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00000000611571" calcext:value-type="float">
            <text:p>6.11571E-10</text:p>
          </table:table-cell>
          <table:table-cell table:formula="of:=LOG([.B1336];10)" office:value-type="float" office:value="-9.21355311652097" calcext:value-type="float">
            <text:p>-9.213553116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00000000642065" calcext:value-type="float">
            <text:p>6.42065E-10</text:p>
          </table:table-cell>
          <table:table-cell table:formula="of:=LOG([.B1337];10)" office:value-type="float" office:value="-9.19242100353181" calcext:value-type="float">
            <text:p>-9.192421003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00000000600256" calcext:value-type="float">
            <text:p>6.00256E-10</text:p>
          </table:table-cell>
          <table:table-cell table:formula="of:=LOG([.B1338];10)" office:value-type="float" office:value="-9.22166349015662" calcext:value-type="float">
            <text:p>-9.221663490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00000000592828" calcext:value-type="float">
            <text:p>5.92828E-10</text:p>
          </table:table-cell>
          <table:table-cell table:formula="of:=LOG([.B1339];10)" office:value-type="float" office:value="-9.22707129227853" calcext:value-type="float">
            <text:p>-9.227071292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000000587376" calcext:value-type="float">
            <text:p>5.87376E-10</text:p>
          </table:table-cell>
          <table:table-cell table:formula="of:=LOG([.B1340];10)" office:value-type="float" office:value="-9.23108380258766" calcext:value-type="float">
            <text:p>-9.231083802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00000000698221" calcext:value-type="float">
            <text:p>6.98221E-10</text:p>
          </table:table-cell>
          <table:table-cell table:formula="of:=LOG([.B1341];10)" office:value-type="float" office:value="-9.15600709329473" calcext:value-type="float">
            <text:p>-9.156007093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00000000664692" calcext:value-type="float">
            <text:p>6.64692E-10</text:p>
          </table:table-cell>
          <table:table-cell table:formula="of:=LOG([.B1342];10)" office:value-type="float" office:value="-9.17737954821061" calcext:value-type="float">
            <text:p>-9.177379548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00000000653076" calcext:value-type="float">
            <text:p>6.53076E-10</text:p>
          </table:table-cell>
          <table:table-cell table:formula="of:=LOG([.B1343];10)" office:value-type="float" office:value="-9.18503627590711" calcext:value-type="float">
            <text:p>-9.185036275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00000000616269" calcext:value-type="float">
            <text:p>6.16269E-10</text:p>
          </table:table-cell>
          <table:table-cell table:formula="of:=LOG([.B1344];10)" office:value-type="float" office:value="-9.2102296779087" calcext:value-type="float">
            <text:p>-9.210229677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00000000593271" calcext:value-type="float">
            <text:p>5.93271E-10</text:p>
          </table:table-cell>
          <table:table-cell table:formula="of:=LOG([.B1345];10)" office:value-type="float" office:value="-9.22674688012671" calcext:value-type="float">
            <text:p>-9.226746880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00000000618019" calcext:value-type="float">
            <text:p>6.18019E-10</text:p>
          </table:table-cell>
          <table:table-cell table:formula="of:=LOG([.B1346];10)" office:value-type="float" office:value="-9.20899817302071" calcext:value-type="float">
            <text:p>-9.20899817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00000000602401" calcext:value-type="float">
            <text:p>6.02401E-10</text:p>
          </table:table-cell>
          <table:table-cell table:formula="of:=LOG([.B1347];10)" office:value-type="float" office:value="-9.22011431586758" calcext:value-type="float">
            <text:p>-9.220114315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00000000625426" calcext:value-type="float">
            <text:p>6.25426E-10</text:p>
          </table:table-cell>
          <table:table-cell table:formula="of:=LOG([.B1348];10)" office:value-type="float" office:value="-9.20382406837319" calcext:value-type="float">
            <text:p>-9.203824068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00000000617827" calcext:value-type="float">
            <text:p>6.17827E-10</text:p>
          </table:table-cell>
          <table:table-cell table:formula="of:=LOG([.B1349];10)" office:value-type="float" office:value="-9.20913311627609" calcext:value-type="float">
            <text:p>-9.209133116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625058" calcext:value-type="float">
            <text:p>6.25058E-10</text:p>
          </table:table-cell>
          <table:table-cell table:formula="of:=LOG([.B1350];10)" office:value-type="float" office:value="-9.20407968199793" calcext:value-type="float">
            <text:p>-9.20407968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00000000676282" calcext:value-type="float">
            <text:p>6.76282E-10</text:p>
          </table:table-cell>
          <table:table-cell table:formula="of:=LOG([.B1351];10)" office:value-type="float" office:value="-9.16987217165304" calcext:value-type="float">
            <text:p>-9.169872171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0000000064478" calcext:value-type="float">
            <text:p>6.4478E-10</text:p>
          </table:table-cell>
          <table:table-cell table:formula="of:=LOG([.B1352];10)" office:value-type="float" office:value="-9.1905884420844" calcext:value-type="float">
            <text:p>-9.190588442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000000006025" calcext:value-type="float">
            <text:p>6.025E-10</text:p>
          </table:table-cell>
          <table:table-cell table:formula="of:=LOG([.B1353];10)" office:value-type="float" office:value="-9.22004294875309" calcext:value-type="float">
            <text:p>-9.220042948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00000000607308" calcext:value-type="float">
            <text:p>6.07308E-10</text:p>
          </table:table-cell>
          <table:table-cell table:formula="of:=LOG([.B1354];10)" office:value-type="float" office:value="-9.21659099792738" calcext:value-type="float">
            <text:p>-9.216590997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00000000591605" calcext:value-type="float">
            <text:p>5.91605E-10</text:p>
          </table:table-cell>
          <table:table-cell table:formula="of:=LOG([.B1355];10)" office:value-type="float" office:value="-9.22796816418286" calcext:value-type="float">
            <text:p>-9.227968164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00000000568709" calcext:value-type="float">
            <text:p>5.68709E-10</text:p>
          </table:table-cell>
          <table:table-cell table:formula="of:=LOG([.B1356];10)" office:value-type="float" office:value="-9.24510989884576" calcext:value-type="float">
            <text:p>-9.245109898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00000000602169" calcext:value-type="float">
            <text:p>6.02169E-10</text:p>
          </table:table-cell>
          <table:table-cell table:formula="of:=LOG([.B1357];10)" office:value-type="float" office:value="-9.22028160597284" calcext:value-type="float">
            <text:p>-9.22028160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00000000635688" calcext:value-type="float">
            <text:p>6.35688E-10</text:p>
          </table:table-cell>
          <table:table-cell table:formula="of:=LOG([.B1358];10)" office:value-type="float" office:value="-9.19675598674946" calcext:value-type="float">
            <text:p>-9.196755986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00000000653079" calcext:value-type="float">
            <text:p>6.53079E-10</text:p>
          </table:table-cell>
          <table:table-cell table:formula="of:=LOG([.B1359];10)" office:value-type="float" office:value="-9.18503428091655" calcext:value-type="float">
            <text:p>-9.185034280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000000614734" calcext:value-type="float">
            <text:p>6.14734E-10</text:p>
          </table:table-cell>
          <table:table-cell table:formula="of:=LOG([.B1360];10)" office:value-type="float" office:value="-9.21131276604941" calcext:value-type="float">
            <text:p>-9.21131276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00000000579865" calcext:value-type="float">
            <text:p>5.79865E-10</text:p>
          </table:table-cell>
          <table:table-cell table:formula="of:=LOG([.B1361];10)" office:value-type="float" office:value="-9.23667310398776" calcext:value-type="float">
            <text:p>-9.23667310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00000000577163" calcext:value-type="float">
            <text:p>5.77163E-10</text:p>
          </table:table-cell>
          <table:table-cell table:formula="of:=LOG([.B1362];10)" office:value-type="float" office:value="-9.23870151786073" calcext:value-type="float">
            <text:p>-9.238701517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0000000062859" calcext:value-type="float">
            <text:p>6.2859E-10</text:p>
          </table:table-cell>
          <table:table-cell table:formula="of:=LOG([.B1363];10)" office:value-type="float" office:value="-9.20163253228975" calcext:value-type="float">
            <text:p>-9.201632532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00000000629607" calcext:value-type="float">
            <text:p>6.29607E-10</text:p>
          </table:table-cell>
          <table:table-cell table:formula="of:=LOG([.B1364];10)" office:value-type="float" office:value="-9.20093045211584" calcext:value-type="float">
            <text:p>-9.200930452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00000000648424" calcext:value-type="float">
            <text:p>6.48424E-10</text:p>
          </table:table-cell>
          <table:table-cell table:formula="of:=LOG([.B1365];10)" office:value-type="float" office:value="-9.18814091906308" calcext:value-type="float">
            <text:p>-9.188140919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00000000656603" calcext:value-type="float">
            <text:p>6.56603E-10</text:p>
          </table:table-cell>
          <table:table-cell table:formula="of:=LOG([.B1366];10)" office:value-type="float" office:value="-9.1826971373233" calcext:value-type="float">
            <text:p>-9.182697137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00000000662334" calcext:value-type="float">
            <text:p>6.62334E-10</text:p>
          </table:table-cell>
          <table:table-cell table:formula="of:=LOG([.B1367];10)" office:value-type="float" office:value="-9.1789229504742" calcext:value-type="float">
            <text:p>-9.178922950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00000000766873" calcext:value-type="float">
            <text:p>7.66873E-10</text:p>
          </table:table-cell>
          <table:table-cell table:formula="of:=LOG([.B1368];10)" office:value-type="float" office:value="-9.11527655256474" calcext:value-type="float">
            <text:p>-9.115276552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00000000726197" calcext:value-type="float">
            <text:p>7.26197E-10</text:p>
          </table:table-cell>
          <table:table-cell table:formula="of:=LOG([.B1369];10)" office:value-type="float" office:value="-9.13894554953788" calcext:value-type="float">
            <text:p>-9.138945549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00000060007" calcext:value-type="float">
            <text:p>6.0007E-10</text:p>
          </table:table-cell>
          <table:table-cell table:formula="of:=LOG([.B1370];10)" office:value-type="float" office:value="-9.22179808488218" calcext:value-type="float">
            <text:p>-9.221798084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00000000664652" calcext:value-type="float">
            <text:p>6.64652E-10</text:p>
          </table:table-cell>
          <table:table-cell table:formula="of:=LOG([.B1371];10)" office:value-type="float" office:value="-9.17740568407805" calcext:value-type="float">
            <text:p>-9.177405684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00000000640174" calcext:value-type="float">
            <text:p>6.40174E-10</text:p>
          </table:table-cell>
          <table:table-cell table:formula="of:=LOG([.B1372];10)" office:value-type="float" office:value="-9.1937019682516" calcext:value-type="float">
            <text:p>-9.193701968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00000000607767" calcext:value-type="float">
            <text:p>6.07767E-10</text:p>
          </table:table-cell>
          <table:table-cell table:formula="of:=LOG([.B1373];10)" office:value-type="float" office:value="-9.21626288455713" calcext:value-type="float">
            <text:p>-9.216262884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00000000577267" calcext:value-type="float">
            <text:p>5.77267E-10</text:p>
          </table:table-cell>
          <table:table-cell table:formula="of:=LOG([.B1374];10)" office:value-type="float" office:value="-9.23862326863603" calcext:value-type="float">
            <text:p>-9.238623268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0000000627262" calcext:value-type="float">
            <text:p>6.27262E-10</text:p>
          </table:table-cell>
          <table:table-cell table:formula="of:=LOG([.B1375];10)" office:value-type="float" office:value="-9.20255102154953" calcext:value-type="float">
            <text:p>-9.202551021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00000000600605" calcext:value-type="float">
            <text:p>6.00605E-10</text:p>
          </table:table-cell>
          <table:table-cell table:formula="of:=LOG([.B1376];10)" office:value-type="float" office:value="-9.22141105664691" calcext:value-type="float">
            <text:p>-9.221411056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0000000059501" calcext:value-type="float">
            <text:p>5.9501E-10</text:p>
          </table:table-cell>
          <table:table-cell table:formula="of:=LOG([.B1377];10)" office:value-type="float" office:value="-9.22547573526586" calcext:value-type="float">
            <text:p>-9.225475735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00000000586878" calcext:value-type="float">
            <text:p>5.86878E-10</text:p>
          </table:table-cell>
          <table:table-cell table:formula="of:=LOG([.B1378];10)" office:value-type="float" office:value="-9.2314521703598" calcext:value-type="float">
            <text:p>-9.231452170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00000000659069" calcext:value-type="float">
            <text:p>6.59069E-10</text:p>
          </table:table-cell>
          <table:table-cell table:formula="of:=LOG([.B1379];10)" office:value-type="float" office:value="-9.18106911537479" calcext:value-type="float">
            <text:p>-9.181069115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00000066419" calcext:value-type="float">
            <text:p>6.6419E-10</text:p>
          </table:table-cell>
          <table:table-cell table:formula="of:=LOG([.B1380];10)" office:value-type="float" office:value="-9.17770766739694" calcext:value-type="float">
            <text:p>-9.177707667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00000000661743" calcext:value-type="float">
            <text:p>6.61743E-10</text:p>
          </table:table-cell>
          <table:table-cell table:formula="of:=LOG([.B1381];10)" office:value-type="float" office:value="-9.17931064402352" calcext:value-type="float">
            <text:p>-9.17931064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00000000690987" calcext:value-type="float">
            <text:p>6.90987E-10</text:p>
          </table:table-cell>
          <table:table-cell table:formula="of:=LOG([.B1382];10)" office:value-type="float" office:value="-9.16053012322113" calcext:value-type="float">
            <text:p>-9.160530123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000000006303" calcext:value-type="float">
            <text:p>6.303E-10</text:p>
          </table:table-cell>
          <table:table-cell table:formula="of:=LOG([.B1383];10)" office:value-type="float" office:value="-9.20045269287438" calcext:value-type="float">
            <text:p>-9.200452692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00000000687656" calcext:value-type="float">
            <text:p>6.87656E-10</text:p>
          </table:table-cell>
          <table:table-cell table:formula="of:=LOG([.B1384];10)" office:value-type="float" office:value="-9.16262876331035" calcext:value-type="float">
            <text:p>-9.162628763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00000000699221" calcext:value-type="float">
            <text:p>6.99221E-10</text:p>
          </table:table-cell>
          <table:table-cell table:formula="of:=LOG([.B1385];10)" office:value-type="float" office:value="-9.15538553682794" calcext:value-type="float">
            <text:p>-9.155385536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00000000677892" calcext:value-type="float">
            <text:p>6.77892E-10</text:p>
          </table:table-cell>
          <table:table-cell table:formula="of:=LOG([.B1386];10)" office:value-type="float" office:value="-9.16883949129539" calcext:value-type="float">
            <text:p>-9.168839491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00000000720648" calcext:value-type="float">
            <text:p>7.20648E-10</text:p>
          </table:table-cell>
          <table:table-cell table:formula="of:=LOG([.B1387];10)" office:value-type="float" office:value="-9.14227681431882" calcext:value-type="float">
            <text:p>-9.142276814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00000000671606" calcext:value-type="float">
            <text:p>6.71606E-10</text:p>
          </table:table-cell>
          <table:table-cell table:formula="of:=LOG([.B1388];10)" office:value-type="float" office:value="-9.17288543261253" calcext:value-type="float">
            <text:p>-9.172885432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00000000602226" calcext:value-type="float">
            <text:p>6.02226E-10</text:p>
          </table:table-cell>
          <table:table-cell table:formula="of:=LOG([.B1389];10)" office:value-type="float" office:value="-9.22024049855295" calcext:value-type="float">
            <text:p>-9.220240498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000000631232" calcext:value-type="float">
            <text:p>6.31232E-10</text:p>
          </table:table-cell>
          <table:table-cell table:formula="of:=LOG([.B1390];10)" office:value-type="float" office:value="-9.1998109928925" calcext:value-type="float">
            <text:p>-9.199810992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00000000574007" calcext:value-type="float">
            <text:p>5.74007E-10</text:p>
          </table:table-cell>
          <table:table-cell table:formula="of:=LOG([.B1391];10)" office:value-type="float" office:value="-9.24108281136015" calcext:value-type="float">
            <text:p>-9.241082811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00000000560336" calcext:value-type="float">
            <text:p>5.60336E-10</text:p>
          </table:table-cell>
          <table:table-cell table:formula="of:=LOG([.B1392];10)" office:value-type="float" office:value="-9.25155147444641" calcext:value-type="float">
            <text:p>-9.251551474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0000000059233" calcext:value-type="float">
            <text:p>5.9233E-10</text:p>
          </table:table-cell>
          <table:table-cell table:formula="of:=LOG([.B1393];10)" office:value-type="float" office:value="-9.22743627089694" calcext:value-type="float">
            <text:p>-9.227436270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00000000604101" calcext:value-type="float">
            <text:p>6.04101E-10</text:p>
          </table:table-cell>
          <table:table-cell table:formula="of:=LOG([.B1394];10)" office:value-type="float" office:value="-9.21889044535955" calcext:value-type="float">
            <text:p>-9.218890445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00000000645895" calcext:value-type="float">
            <text:p>6.45895E-10</text:p>
          </table:table-cell>
          <table:table-cell table:formula="of:=LOG([.B1395];10)" office:value-type="float" office:value="-9.18983807740269" calcext:value-type="float">
            <text:p>-9.189838077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0000000073205" calcext:value-type="float">
            <text:p>7.3205E-10</text:p>
          </table:table-cell>
          <table:table-cell table:formula="of:=LOG([.B1396];10)" office:value-type="float" office:value="-9.13545925503108" calcext:value-type="float">
            <text:p>-9.13545925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00000000651841" calcext:value-type="float">
            <text:p>6.51841E-10</text:p>
          </table:table-cell>
          <table:table-cell table:formula="of:=LOG([.B1397];10)" office:value-type="float" office:value="-9.18585832642111" calcext:value-type="float">
            <text:p>-9.185858326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00000000626968" calcext:value-type="float">
            <text:p>6.26968E-10</text:p>
          </table:table-cell>
          <table:table-cell table:formula="of:=LOG([.B1398];10)" office:value-type="float" office:value="-9.20275462468455" calcext:value-type="float">
            <text:p>-9.202754624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00000000684969" calcext:value-type="float">
            <text:p>6.84969E-10</text:p>
          </table:table-cell>
          <table:table-cell table:formula="of:=LOG([.B1399];10)" office:value-type="float" office:value="-9.16432908315515" calcext:value-type="float">
            <text:p>-9.16432908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647876" calcext:value-type="float">
            <text:p>6.47876E-10</text:p>
          </table:table-cell>
          <table:table-cell table:formula="of:=LOG([.B1400];10)" office:value-type="float" office:value="-9.18850810781609" calcext:value-type="float">
            <text:p>-9.188508107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00000000822647" calcext:value-type="float">
            <text:p>8.22647E-10</text:p>
          </table:table-cell>
          <table:table-cell table:formula="of:=LOG([.B1401];10)" office:value-type="float" office:value="-9.08478648172503" calcext:value-type="float">
            <text:p>-9.084786481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00000000780365" calcext:value-type="float">
            <text:p>7.80365E-10</text:p>
          </table:table-cell>
          <table:table-cell table:formula="of:=LOG([.B1402];10)" office:value-type="float" office:value="-9.10770221729871" calcext:value-type="float">
            <text:p>-9.107702217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00000000801137" calcext:value-type="float">
            <text:p>8.01137E-10</text:p>
          </table:table-cell>
          <table:table-cell table:formula="of:=LOG([.B1403];10)" office:value-type="float" office:value="-9.0962932101874" calcext:value-type="float">
            <text:p>-9.096293210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00000000630447" calcext:value-type="float">
            <text:p>6.30447E-10</text:p>
          </table:table-cell>
          <table:table-cell table:formula="of:=LOG([.B1404];10)" office:value-type="float" office:value="-9.20035141753662" calcext:value-type="float">
            <text:p>-9.200351417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00000000679265" calcext:value-type="float">
            <text:p>6.79265E-10</text:p>
          </table:table-cell>
          <table:table-cell table:formula="of:=LOG([.B1405];10)" office:value-type="float" office:value="-9.16796076241276" calcext:value-type="float">
            <text:p>-9.167960762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00000000616536" calcext:value-type="float">
            <text:p>6.16536E-10</text:p>
          </table:table-cell>
          <table:table-cell table:formula="of:=LOG([.B1406];10)" office:value-type="float" office:value="-9.21004155954695" calcext:value-type="float">
            <text:p>-9.210041559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00000000628952" calcext:value-type="float">
            <text:p>6.28952E-10</text:p>
          </table:table-cell>
          <table:table-cell table:formula="of:=LOG([.B1407];10)" office:value-type="float" office:value="-9.20138249752861" calcext:value-type="float">
            <text:p>-9.201382497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00000000643255" calcext:value-type="float">
            <text:p>6.43255E-10</text:p>
          </table:table-cell>
          <table:table-cell table:formula="of:=LOG([.B1408];10)" office:value-type="float" office:value="-9.19161682934774" calcext:value-type="float">
            <text:p>-9.191616829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00000000649224" calcext:value-type="float">
            <text:p>6.49224E-10</text:p>
          </table:table-cell>
          <table:table-cell table:formula="of:=LOG([.B1409];10)" office:value-type="float" office:value="-9.1876054338937" calcext:value-type="float">
            <text:p>-9.187605433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000000702204" calcext:value-type="float">
            <text:p>7.02204E-10</text:p>
          </table:table-cell>
          <table:table-cell table:formula="of:=LOG([.B1410];10)" office:value-type="float" office:value="-9.1535367009701" calcext:value-type="float">
            <text:p>-9.15353670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00000000678088" calcext:value-type="float">
            <text:p>6.78088E-10</text:p>
          </table:table-cell>
          <table:table-cell table:formula="of:=LOG([.B1411];10)" office:value-type="float" office:value="-9.16871394118544" calcext:value-type="float">
            <text:p>-9.168713941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00000000626928" calcext:value-type="float">
            <text:p>6.26928E-10</text:p>
          </table:table-cell>
          <table:table-cell table:formula="of:=LOG([.B1412];10)" office:value-type="float" office:value="-9.20278233316959" calcext:value-type="float">
            <text:p>-9.202782333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0000000065114" calcext:value-type="float">
            <text:p>6.5114E-10</text:p>
          </table:table-cell>
          <table:table-cell table:formula="of:=LOG([.B1413];10)" office:value-type="float" office:value="-9.18632562481024" calcext:value-type="float">
            <text:p>-9.186325624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00000000650529" calcext:value-type="float">
            <text:p>6.50529E-10</text:p>
          </table:table-cell>
          <table:table-cell table:formula="of:=LOG([.B1414];10)" office:value-type="float" office:value="-9.18673333821193" calcext:value-type="float">
            <text:p>-9.186733338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00000000630821" calcext:value-type="float">
            <text:p>6.30821E-10</text:p>
          </table:table-cell>
          <table:table-cell table:formula="of:=LOG([.B1415];10)" office:value-type="float" office:value="-9.20009385746058" calcext:value-type="float">
            <text:p>-9.200093857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00000000654353" calcext:value-type="float">
            <text:p>6.54353E-10</text:p>
          </table:table-cell>
          <table:table-cell table:formula="of:=LOG([.B1416];10)" office:value-type="float" office:value="-9.18418790214494" calcext:value-type="float">
            <text:p>-9.184187902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00000000643932" calcext:value-type="float">
            <text:p>6.43932E-10</text:p>
          </table:table-cell>
          <table:table-cell table:formula="of:=LOG([.B1417];10)" office:value-type="float" office:value="-9.19115999224271" calcext:value-type="float">
            <text:p>-9.191159992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00000000594375" calcext:value-type="float">
            <text:p>5.94375E-10</text:p>
          </table:table-cell>
          <table:table-cell table:formula="of:=LOG([.B1418];10)" office:value-type="float" office:value="-9.22593946571851" calcext:value-type="float">
            <text:p>-9.225939465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00000000630185" calcext:value-type="float">
            <text:p>6.30185E-10</text:p>
          </table:table-cell>
          <table:table-cell table:formula="of:=LOG([.B1419];10)" office:value-type="float" office:value="-9.20053193834824" calcext:value-type="float">
            <text:p>-9.200531938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000000622071" calcext:value-type="float">
            <text:p>6.22071E-10</text:p>
          </table:table-cell>
          <table:table-cell table:formula="of:=LOG([.B1420];10)" office:value-type="float" office:value="-9.20616004433092" calcext:value-type="float">
            <text:p>-9.206160044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00000000620765" calcext:value-type="float">
            <text:p>6.20765E-10</text:p>
          </table:table-cell>
          <table:table-cell table:formula="of:=LOG([.B1421];10)" office:value-type="float" office:value="-9.2070727774705" calcext:value-type="float">
            <text:p>-9.207072777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00000000653492" calcext:value-type="float">
            <text:p>6.53492E-10</text:p>
          </table:table-cell>
          <table:table-cell table:formula="of:=LOG([.B1422];10)" office:value-type="float" office:value="-9.18475972465133" calcext:value-type="float">
            <text:p>-9.184759724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00000000607494" calcext:value-type="float">
            <text:p>6.07494E-10</text:p>
          </table:table-cell>
          <table:table-cell table:formula="of:=LOG([.B1423];10)" office:value-type="float" office:value="-9.21645800707905" calcext:value-type="float">
            <text:p>-9.216458007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00000000590231" calcext:value-type="float">
            <text:p>5.90231E-10</text:p>
          </table:table-cell>
          <table:table-cell table:formula="of:=LOG([.B1424];10)" office:value-type="float" office:value="-9.22897798430509" calcext:value-type="float">
            <text:p>-9.228977984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00000000634377" calcext:value-type="float">
            <text:p>6.34377E-10</text:p>
          </table:table-cell>
          <table:table-cell table:formula="of:=LOG([.B1425];10)" office:value-type="float" office:value="-9.19765257120457" calcext:value-type="float">
            <text:p>-9.197652571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0000000063052" calcext:value-type="float">
            <text:p>6.3052E-10</text:p>
          </table:table-cell>
          <table:table-cell table:formula="of:=LOG([.B1426];10)" office:value-type="float" office:value="-9.20030113311647" calcext:value-type="float">
            <text:p>-9.200301133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00000000642911" calcext:value-type="float">
            <text:p>6.42911E-10</text:p>
          </table:table-cell>
          <table:table-cell table:formula="of:=LOG([.B1427];10)" office:value-type="float" office:value="-9.19184914353633" calcext:value-type="float">
            <text:p>-9.191849143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00000000648253" calcext:value-type="float">
            <text:p>6.48253E-10</text:p>
          </table:table-cell>
          <table:table-cell table:formula="of:=LOG([.B1428];10)" office:value-type="float" office:value="-9.18825546471606" calcext:value-type="float">
            <text:p>-9.188255464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00000000619207" calcext:value-type="float">
            <text:p>6.19207E-10</text:p>
          </table:table-cell>
          <table:table-cell table:formula="of:=LOG([.B1429];10)" office:value-type="float" office:value="-9.20816414269308" calcext:value-type="float">
            <text:p>-9.208164142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000000625324" calcext:value-type="float">
            <text:p>6.25324E-10</text:p>
          </table:table-cell>
          <table:table-cell table:formula="of:=LOG([.B1430];10)" office:value-type="float" office:value="-9.20389490273218" calcext:value-type="float">
            <text:p>-9.203894902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00000000664674" calcext:value-type="float">
            <text:p>6.64674E-10</text:p>
          </table:table-cell>
          <table:table-cell table:formula="of:=LOG([.B1431];10)" office:value-type="float" office:value="-9.17739130915632" calcext:value-type="float">
            <text:p>-9.177391309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00000000656603" calcext:value-type="float">
            <text:p>6.56603E-10</text:p>
          </table:table-cell>
          <table:table-cell table:formula="of:=LOG([.B1432];10)" office:value-type="float" office:value="-9.1826971373233" calcext:value-type="float">
            <text:p>-9.182697137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00000000765353" calcext:value-type="float">
            <text:p>7.65353E-10</text:p>
          </table:table-cell>
          <table:table-cell table:formula="of:=LOG([.B1433];10)" office:value-type="float" office:value="-9.11613821113083" calcext:value-type="float">
            <text:p>-9.116138211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00000000694675" calcext:value-type="float">
            <text:p>6.94675E-10</text:p>
          </table:table-cell>
          <table:table-cell table:formula="of:=LOG([.B1434];10)" office:value-type="float" office:value="-9.1582183302568" calcext:value-type="float">
            <text:p>-9.158218330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000000006835" calcext:value-type="float">
            <text:p>6.835E-10</text:p>
          </table:table-cell>
          <table:table-cell table:formula="of:=LOG([.B1435];10)" office:value-type="float" office:value="-9.16526148109616" calcext:value-type="float">
            <text:p>-9.165261481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00000000696924" calcext:value-type="float">
            <text:p>6.96924E-10</text:p>
          </table:table-cell>
          <table:table-cell table:formula="of:=LOG([.B1436];10)" office:value-type="float" office:value="-9.15681457940593" calcext:value-type="float">
            <text:p>-9.156814579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00000000670426" calcext:value-type="float">
            <text:p>6.70426E-10</text:p>
          </table:table-cell>
          <table:table-cell table:formula="of:=LOG([.B1437];10)" office:value-type="float" office:value="-9.1736491515413" calcext:value-type="float">
            <text:p>-9.173649151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00000000722043" calcext:value-type="float">
            <text:p>7.22043E-10</text:p>
          </table:table-cell>
          <table:table-cell table:formula="of:=LOG([.B1438];10)" office:value-type="float" office:value="-9.14143693801673" calcext:value-type="float">
            <text:p>-9.14143693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00000000660994" calcext:value-type="float">
            <text:p>6.60994E-10</text:p>
          </table:table-cell>
          <table:table-cell table:formula="of:=LOG([.B1439];10)" office:value-type="float" office:value="-9.17980248269094" calcext:value-type="float">
            <text:p>-9.179802482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000000670943" calcext:value-type="float">
            <text:p>6.70943E-10</text:p>
          </table:table-cell>
          <table:table-cell table:formula="of:=LOG([.B1440];10)" office:value-type="float" office:value="-9.17331437377581" calcext:value-type="float">
            <text:p>-9.173314373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00000000680535" calcext:value-type="float">
            <text:p>6.80535E-10</text:p>
          </table:table-cell>
          <table:table-cell table:formula="of:=LOG([.B1441];10)" office:value-type="float" office:value="-9.16714953406684" calcext:value-type="float">
            <text:p>-9.167149534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00000000680781" calcext:value-type="float">
            <text:p>6.80781E-10</text:p>
          </table:table-cell>
          <table:table-cell table:formula="of:=LOG([.B1442];10)" office:value-type="float" office:value="-9.16699257353202" calcext:value-type="float">
            <text:p>-9.166992573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00000000670025" calcext:value-type="float">
            <text:p>6.70025E-10</text:p>
          </table:table-cell>
          <table:table-cell table:formula="of:=LOG([.B1443];10)" office:value-type="float" office:value="-9.17390899258352" calcext:value-type="float">
            <text:p>-9.173908992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00000000636297" calcext:value-type="float">
            <text:p>6.36297E-10</text:p>
          </table:table-cell>
          <table:table-cell table:formula="of:=LOG([.B1444];10)" office:value-type="float" office:value="-9.19634012436163" calcext:value-type="float">
            <text:p>-9.196340124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00000000739432" calcext:value-type="float">
            <text:p>7.39432E-10</text:p>
          </table:table-cell>
          <table:table-cell table:formula="of:=LOG([.B1445];10)" office:value-type="float" office:value="-9.13110175862807" calcext:value-type="float">
            <text:p>-9.131101758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00000000776115" calcext:value-type="float">
            <text:p>7.76115E-10</text:p>
          </table:table-cell>
          <table:table-cell table:formula="of:=LOG([.B1446];10)" office:value-type="float" office:value="-9.11007392285902" calcext:value-type="float">
            <text:p>-9.110073922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00000000647984" calcext:value-type="float">
            <text:p>6.47984E-10</text:p>
          </table:table-cell>
          <table:table-cell table:formula="of:=LOG([.B1447];10)" office:value-type="float" office:value="-9.18843571758234" calcext:value-type="float">
            <text:p>-9.188435717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00000000630415" calcext:value-type="float">
            <text:p>6.30415E-10</text:p>
          </table:table-cell>
          <table:table-cell table:formula="of:=LOG([.B1448];10)" office:value-type="float" office:value="-9.20037346185777" calcext:value-type="float">
            <text:p>-9.200373461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00000000589455" calcext:value-type="float">
            <text:p>5.89455E-10</text:p>
          </table:table-cell>
          <table:table-cell table:formula="of:=LOG([.B1449];10)" office:value-type="float" office:value="-9.22954934408484" calcext:value-type="float">
            <text:p>-9.229549344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625906" calcext:value-type="float">
            <text:p>6.25906E-10</text:p>
          </table:table-cell>
          <table:table-cell table:formula="of:=LOG([.B1450];10)" office:value-type="float" office:value="-9.20349088523469" calcext:value-type="float">
            <text:p>-9.203490885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000000006282" calcext:value-type="float">
            <text:p>6.282E-10</text:p>
          </table:table-cell>
          <table:table-cell table:formula="of:=LOG([.B1451];10)" office:value-type="float" office:value="-9.20190206793751" calcext:value-type="float">
            <text:p>-9.201902067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00000000649451" calcext:value-type="float">
            <text:p>6.49451E-10</text:p>
          </table:table-cell>
          <table:table-cell table:formula="of:=LOG([.B1452];10)" office:value-type="float" office:value="-9.18745361015274" calcext:value-type="float">
            <text:p>-9.187453610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00000000642905" calcext:value-type="float">
            <text:p>6.42905E-10</text:p>
          </table:table-cell>
          <table:table-cell table:formula="of:=LOG([.B1453];10)" office:value-type="float" office:value="-9.19185319663085" calcext:value-type="float">
            <text:p>-9.191853196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00000000629931" calcext:value-type="float">
            <text:p>6.29931E-10</text:p>
          </table:table-cell>
          <table:table-cell table:formula="of:=LOG([.B1454];10)" office:value-type="float" office:value="-9.2007070187375" calcext:value-type="float">
            <text:p>-9.200707018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0000000067321" calcext:value-type="float">
            <text:p>6.7321E-10</text:p>
          </table:table-cell>
          <table:table-cell table:formula="of:=LOG([.B1455];10)" office:value-type="float" office:value="-9.17184944154861" calcext:value-type="float">
            <text:p>-9.171849441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00000000626962" calcext:value-type="float">
            <text:p>6.26962E-10</text:p>
          </table:table-cell>
          <table:table-cell table:formula="of:=LOG([.B1456];10)" office:value-type="float" office:value="-9.20275878084461" calcext:value-type="float">
            <text:p>-9.202758780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00000000632447" calcext:value-type="float">
            <text:p>6.32447E-10</text:p>
          </table:table-cell>
          <table:table-cell table:formula="of:=LOG([.B1457];10)" office:value-type="float" office:value="-9.1989758631513" calcext:value-type="float">
            <text:p>-9.198975863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000000065848" calcext:value-type="float">
            <text:p>6.5848E-10</text:p>
          </table:table-cell>
          <table:table-cell table:formula="of:=LOG([.B1458];10)" office:value-type="float" office:value="-9.18145741131958" calcext:value-type="float">
            <text:p>-9.181457411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00000000637122" calcext:value-type="float">
            <text:p>6.37122E-10</text:p>
          </table:table-cell>
          <table:table-cell table:formula="of:=LOG([.B1459];10)" office:value-type="float" office:value="-9.19577739834969" calcext:value-type="float">
            <text:p>-9.195777398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000000612739" calcext:value-type="float">
            <text:p>6.12739E-10</text:p>
          </table:table-cell>
          <table:table-cell table:formula="of:=LOG([.B1460];10)" office:value-type="float" office:value="-9.21272447653803" calcext:value-type="float">
            <text:p>-9.212724476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00000000632912" calcext:value-type="float">
            <text:p>6.32912E-10</text:p>
          </table:table-cell>
          <table:table-cell table:formula="of:=LOG([.B1461];10)" office:value-type="float" office:value="-9.19865667003192" calcext:value-type="float">
            <text:p>-9.1986566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0000000062072" calcext:value-type="float">
            <text:p>6.2072E-10</text:p>
          </table:table-cell>
          <table:table-cell table:formula="of:=LOG([.B1462];10)" office:value-type="float" office:value="-9.20710426113997" calcext:value-type="float">
            <text:p>-9.207104261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00000000661812" calcext:value-type="float">
            <text:p>6.61812E-10</text:p>
          </table:table-cell>
          <table:table-cell table:formula="of:=LOG([.B1463];10)" office:value-type="float" office:value="-9.17926536246094" calcext:value-type="float">
            <text:p>-9.179265362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00000000647442" calcext:value-type="float">
            <text:p>6.47442E-10</text:p>
          </table:table-cell>
          <table:table-cell table:formula="of:=LOG([.B1464];10)" office:value-type="float" office:value="-9.18879913104312" calcext:value-type="float">
            <text:p>-9.18879913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00000000621093" calcext:value-type="float">
            <text:p>6.21093E-10</text:p>
          </table:table-cell>
          <table:table-cell table:formula="of:=LOG([.B1465];10)" office:value-type="float" office:value="-9.20684336542279" calcext:value-type="float">
            <text:p>-9.206843365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00000000596626" calcext:value-type="float">
            <text:p>5.96626E-10</text:p>
          </table:table-cell>
          <table:table-cell table:formula="of:=LOG([.B1466];10)" office:value-type="float" office:value="-9.22429782470763" calcext:value-type="float">
            <text:p>-9.224297824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00000000619524" calcext:value-type="float">
            <text:p>6.19524E-10</text:p>
          </table:table-cell>
          <table:table-cell table:formula="of:=LOG([.B1467];10)" office:value-type="float" office:value="-9.20794186464599" calcext:value-type="float">
            <text:p>-9.207941864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00000000653759" calcext:value-type="float">
            <text:p>6.53759E-10</text:p>
          </table:table-cell>
          <table:table-cell table:formula="of:=LOG([.B1468];10)" office:value-type="float" office:value="-9.18458231935077" calcext:value-type="float">
            <text:p>-9.184582319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00000000612216" calcext:value-type="float">
            <text:p>6.12216E-10</text:p>
          </table:table-cell>
          <table:table-cell table:formula="of:=LOG([.B1469];10)" office:value-type="float" office:value="-9.21309532449218" calcext:value-type="float">
            <text:p>-9.213095324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0000000591574" calcext:value-type="float">
            <text:p>5.91574E-10</text:p>
          </table:table-cell>
          <table:table-cell table:formula="of:=LOG([.B1470];10)" office:value-type="float" office:value="-9.22799092173509" calcext:value-type="float">
            <text:p>-9.227990921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0000000645178" calcext:value-type="float">
            <text:p>6.45178E-10</text:p>
          </table:table-cell>
          <table:table-cell table:formula="of:=LOG([.B1471];10)" office:value-type="float" office:value="-9.19032045008887" calcext:value-type="float">
            <text:p>-9.190320450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0000000685778" calcext:value-type="float">
            <text:p>6.85778E-10</text:p>
          </table:table-cell>
          <table:table-cell table:formula="of:=LOG([.B1472];10)" office:value-type="float" office:value="-9.16381645131769" calcext:value-type="float">
            <text:p>-9.163816451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0000000685296" calcext:value-type="float">
            <text:p>6.85296E-10</text:p>
          </table:table-cell>
          <table:table-cell table:formula="of:=LOG([.B1473];10)" office:value-type="float" office:value="-9.16412180310599" calcext:value-type="float">
            <text:p>-9.164121803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0000000714358" calcext:value-type="float">
            <text:p>7.14358E-10</text:p>
          </table:table-cell>
          <table:table-cell table:formula="of:=LOG([.B1474];10)" office:value-type="float" office:value="-9.14608408730042" calcext:value-type="float">
            <text:p>-9.146084087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00000000700742" calcext:value-type="float">
            <text:p>7.00742E-10</text:p>
          </table:table-cell>
          <table:table-cell table:formula="of:=LOG([.B1475];10)" office:value-type="float" office:value="-9.15444185164929" calcext:value-type="float">
            <text:p>-9.154441851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00000000650523" calcext:value-type="float">
            <text:p>6.50523E-10</text:p>
          </table:table-cell>
          <table:table-cell table:formula="of:=LOG([.B1476];10)" office:value-type="float" office:value="-9.18673734384259" calcext:value-type="float">
            <text:p>-9.186737343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00000000644431" calcext:value-type="float">
            <text:p>6.44431E-10</text:p>
          </table:table-cell>
          <table:table-cell table:formula="of:=LOG([.B1477];10)" office:value-type="float" office:value="-9.19082357625233" calcext:value-type="float">
            <text:p>-9.190823576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00000000645338" calcext:value-type="float">
            <text:p>6.45338E-10</text:p>
          </table:table-cell>
          <table:table-cell table:formula="of:=LOG([.B1478];10)" office:value-type="float" office:value="-9.19021276119937" calcext:value-type="float">
            <text:p>-9.190212761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0000000065521" calcext:value-type="float">
            <text:p>6.5521E-10</text:p>
          </table:table-cell>
          <table:table-cell table:formula="of:=LOG([.B1479];10)" office:value-type="float" office:value="-9.18361948287206" calcext:value-type="float">
            <text:p>-9.183619482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0000000620219" calcext:value-type="float">
            <text:p>6.20219E-10</text:p>
          </table:table-cell>
          <table:table-cell table:formula="of:=LOG([.B1480];10)" office:value-type="float" office:value="-9.20745493356989" calcext:value-type="float">
            <text:p>-9.207454933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00000000630124" calcext:value-type="float">
            <text:p>6.30124E-10</text:p>
          </table:table-cell>
          <table:table-cell table:formula="of:=LOG([.B1481];10)" office:value-type="float" office:value="-9.20057397877391" calcext:value-type="float">
            <text:p>-9.200573978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00000000630576" calcext:value-type="float">
            <text:p>6.30576E-10</text:p>
          </table:table-cell>
          <table:table-cell table:formula="of:=LOG([.B1482];10)" office:value-type="float" office:value="-9.20026256271262" calcext:value-type="float">
            <text:p>-9.200262562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0000000063032" calcext:value-type="float">
            <text:p>6.3032E-10</text:p>
          </table:table-cell>
          <table:table-cell table:formula="of:=LOG([.B1483];10)" office:value-type="float" office:value="-9.20043891252878" calcext:value-type="float">
            <text:p>-9.200438912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00000000613605" calcext:value-type="float">
            <text:p>6.13605E-10</text:p>
          </table:table-cell>
          <table:table-cell table:formula="of:=LOG([.B1484];10)" office:value-type="float" office:value="-9.212111110168" calcext:value-type="float">
            <text:p>-9.212111110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00000000617512" calcext:value-type="float">
            <text:p>6.17512E-10</text:p>
          </table:table-cell>
          <table:table-cell table:formula="of:=LOG([.B1485];10)" office:value-type="float" office:value="-9.20935459841948" calcext:value-type="float">
            <text:p>-9.209354598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00000000681226" calcext:value-type="float">
            <text:p>6.81226E-10</text:p>
          </table:table-cell>
          <table:table-cell table:formula="of:=LOG([.B1486];10)" office:value-type="float" office:value="-9.1667087849005" calcext:value-type="float">
            <text:p>-9.166708784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00000000639488" calcext:value-type="float">
            <text:p>6.39488E-10</text:p>
          </table:table-cell>
          <table:table-cell table:formula="of:=LOG([.B1487];10)" office:value-type="float" office:value="-9.19416760065003" calcext:value-type="float">
            <text:p>-9.194167600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00000000646687" calcext:value-type="float">
            <text:p>6.46687E-10</text:p>
          </table:table-cell>
          <table:table-cell table:formula="of:=LOG([.B1488];10)" office:value-type="float" office:value="-9.18930586935288" calcext:value-type="float">
            <text:p>-9.189305869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00000000595773" calcext:value-type="float">
            <text:p>5.95773E-10</text:p>
          </table:table-cell>
          <table:table-cell table:formula="of:=LOG([.B1489];10)" office:value-type="float" office:value="-9.22491918258575" calcext:value-type="float">
            <text:p>-9.224919182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0000000660387" calcext:value-type="float">
            <text:p>6.60387E-10</text:p>
          </table:table-cell>
          <table:table-cell table:formula="of:=LOG([.B1490];10)" office:value-type="float" office:value="-9.18020148459736" calcext:value-type="float">
            <text:p>-9.180201484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00000000794612" calcext:value-type="float">
            <text:p>7.94612E-10</text:p>
          </table:table-cell>
          <table:table-cell table:formula="of:=LOG([.B1491];10)" office:value-type="float" office:value="-9.0998448806418" calcext:value-type="float">
            <text:p>-9.099844880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00000000755735" calcext:value-type="float">
            <text:p>7.55735E-10</text:p>
          </table:table-cell>
          <table:table-cell table:formula="of:=LOG([.B1492];10)" office:value-type="float" office:value="-9.12163046404016" calcext:value-type="float">
            <text:p>-9.12163046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00000000687859" calcext:value-type="float">
            <text:p>6.87859E-10</text:p>
          </table:table-cell>
          <table:table-cell table:formula="of:=LOG([.B1493];10)" office:value-type="float" office:value="-9.16250057600528" calcext:value-type="float">
            <text:p>-9.16250057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0000000069258" calcext:value-type="float">
            <text:p>6.9258E-10</text:p>
          </table:table-cell>
          <table:table-cell table:formula="of:=LOG([.B1494];10)" office:value-type="float" office:value="-9.15953005395758" calcext:value-type="float">
            <text:p>-9.15953005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00000000671017" calcext:value-type="float">
            <text:p>6.71017E-10</text:p>
          </table:table-cell>
          <table:table-cell table:formula="of:=LOG([.B1495];10)" office:value-type="float" office:value="-9.17326647698053" calcext:value-type="float">
            <text:p>-9.17326647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00000000625458" calcext:value-type="float">
            <text:p>6.25458E-10</text:p>
          </table:table-cell>
          <table:table-cell table:formula="of:=LOG([.B1496];10)" office:value-type="float" office:value="-9.20380184820982" calcext:value-type="float">
            <text:p>-9.203801848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00000000607375" calcext:value-type="float">
            <text:p>6.07375E-10</text:p>
          </table:table-cell>
          <table:table-cell table:formula="of:=LOG([.B1497];10)" office:value-type="float" office:value="-9.21654308792894" calcext:value-type="float">
            <text:p>-9.216543087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00000000704495" calcext:value-type="float">
            <text:p>7.04495E-10</text:p>
          </table:table-cell>
          <table:table-cell table:formula="of:=LOG([.B1498];10)" office:value-type="float" office:value="-9.15212208485429" calcext:value-type="float">
            <text:p>-9.152122084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00000000671901" calcext:value-type="float">
            <text:p>6.71901E-10</text:p>
          </table:table-cell>
          <table:table-cell table:formula="of:=LOG([.B1499];10)" office:value-type="float" office:value="-9.17269471254301" calcext:value-type="float">
            <text:p>-9.1726947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707861" calcext:value-type="float">
            <text:p>7.07861E-10</text:p>
          </table:table-cell>
          <table:table-cell table:formula="of:=LOG([.B1500];10)" office:value-type="float" office:value="-9.15005201471081" calcext:value-type="float">
            <text:p>-9.150052014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0000000067689" calcext:value-type="float">
            <text:p>6.7689E-10</text:p>
          </table:table-cell>
          <table:table-cell table:formula="of:=LOG([.B1501];10)" office:value-type="float" office:value="-9.1694819018828" calcext:value-type="float">
            <text:p>-9.169481901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00000000640794" calcext:value-type="float">
            <text:p>6.40794E-10</text:p>
          </table:table-cell>
          <table:table-cell table:formula="of:=LOG([.B1502];10)" office:value-type="float" office:value="-9.19328156337059" calcext:value-type="float">
            <text:p>-9.193281563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00000000651175" calcext:value-type="float">
            <text:p>6.51175E-10</text:p>
          </table:table-cell>
          <table:table-cell table:formula="of:=LOG([.B1503];10)" office:value-type="float" office:value="-9.18630228129217" calcext:value-type="float">
            <text:p>-9.186302281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00000000665141" calcext:value-type="float">
            <text:p>6.65141E-10</text:p>
          </table:table-cell>
          <table:table-cell table:formula="of:=LOG([.B1504];10)" office:value-type="float" office:value="-9.1770862809661" calcext:value-type="float">
            <text:p>-9.17708628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00000000662417" calcext:value-type="float">
            <text:p>6.62417E-10</text:p>
          </table:table-cell>
          <table:table-cell table:formula="of:=LOG([.B1505];10)" office:value-type="float" office:value="-9.17886853052352" calcext:value-type="float">
            <text:p>-9.178868530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0000000603617" calcext:value-type="float">
            <text:p>6.03617E-10</text:p>
          </table:table-cell>
          <table:table-cell table:formula="of:=LOG([.B1506];10)" office:value-type="float" office:value="-9.2192385374481" calcext:value-type="float">
            <text:p>-9.219238537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00000000655999" calcext:value-type="float">
            <text:p>6.55999E-10</text:p>
          </table:table-cell>
          <table:table-cell table:formula="of:=LOG([.B1507];10)" office:value-type="float" office:value="-9.18309682265912" calcext:value-type="float">
            <text:p>-9.183096822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0000000066875" calcext:value-type="float">
            <text:p>6.6875E-10</text:p>
          </table:table-cell>
          <table:table-cell table:formula="of:=LOG([.B1508];10)" office:value-type="float" office:value="-9.17473620497071" calcext:value-type="float">
            <text:p>-9.17473620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00000000707499" calcext:value-type="float">
            <text:p>7.07499E-10</text:p>
          </table:table-cell>
          <table:table-cell table:formula="of:=LOG([.B1509];10)" office:value-type="float" office:value="-9.1502741696479" calcext:value-type="float">
            <text:p>-9.150274169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0000000686874" calcext:value-type="float">
            <text:p>6.86874E-10</text:p>
          </table:table-cell>
          <table:table-cell table:formula="of:=LOG([.B1510];10)" office:value-type="float" office:value="-9.16312292250875" calcext:value-type="float">
            <text:p>-9.163122922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00000000668916" calcext:value-type="float">
            <text:p>6.68916E-10</text:p>
          </table:table-cell>
          <table:table-cell table:formula="of:=LOG([.B1511];10)" office:value-type="float" office:value="-9.17462841590474" calcext:value-type="float">
            <text:p>-9.174628415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00000000666537" calcext:value-type="float">
            <text:p>6.66537E-10</text:p>
          </table:table-cell>
          <table:table-cell table:formula="of:=LOG([.B1512];10)" office:value-type="float" office:value="-9.17617573754821" calcext:value-type="float">
            <text:p>-9.176175737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00000000662585" calcext:value-type="float">
            <text:p>6.62585E-10</text:p>
          </table:table-cell>
          <table:table-cell table:formula="of:=LOG([.B1513];10)" office:value-type="float" office:value="-9.17875840016394" calcext:value-type="float">
            <text:p>-9.178758400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00000000648624" calcext:value-type="float">
            <text:p>6.48624E-10</text:p>
          </table:table-cell>
          <table:table-cell table:formula="of:=LOG([.B1514];10)" office:value-type="float" office:value="-9.18800698585927" calcext:value-type="float">
            <text:p>-9.188006985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00000000636422" calcext:value-type="float">
            <text:p>6.36422E-10</text:p>
          </table:table-cell>
          <table:table-cell table:formula="of:=LOG([.B1515];10)" office:value-type="float" office:value="-9.19625481596219" calcext:value-type="float">
            <text:p>-9.19625481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00000000759857" calcext:value-type="float">
            <text:p>7.59857E-10</text:p>
          </table:table-cell>
          <table:table-cell table:formula="of:=LOG([.B1516];10)" office:value-type="float" office:value="-9.11926813134333" calcext:value-type="float">
            <text:p>-9.119268131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00000000634719" calcext:value-type="float">
            <text:p>6.34719E-10</text:p>
          </table:table-cell>
          <table:table-cell table:formula="of:=LOG([.B1517];10)" office:value-type="float" office:value="-9.19741850110049" calcext:value-type="float">
            <text:p>-9.197418501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00000000701786" calcext:value-type="float">
            <text:p>7.01786E-10</text:p>
          </table:table-cell>
          <table:table-cell table:formula="of:=LOG([.B1518];10)" office:value-type="float" office:value="-9.15379529981881" calcext:value-type="float">
            <text:p>-9.153795299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00000000651267" calcext:value-type="float">
            <text:p>6.51267E-10</text:p>
          </table:table-cell>
          <table:table-cell table:formula="of:=LOG([.B1519];10)" office:value-type="float" office:value="-9.1862409271706" calcext:value-type="float">
            <text:p>-9.186240927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0000000637218" calcext:value-type="float">
            <text:p>6.37218E-10</text:p>
          </table:table-cell>
          <table:table-cell table:formula="of:=LOG([.B1520];10)" office:value-type="float" office:value="-9.19571196483848" calcext:value-type="float">
            <text:p>-9.195711964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00000000679114" calcext:value-type="float">
            <text:p>6.79114E-10</text:p>
          </table:table-cell>
          <table:table-cell table:formula="of:=LOG([.B1521];10)" office:value-type="float" office:value="-9.16805731641873" calcext:value-type="float">
            <text:p>-9.168057316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00000000661394" calcext:value-type="float">
            <text:p>6.61394E-10</text:p>
          </table:table-cell>
          <table:table-cell table:formula="of:=LOG([.B1522];10)" office:value-type="float" office:value="-9.17953974921474" calcext:value-type="float">
            <text:p>-9.179539749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0000000062714" calcext:value-type="float">
            <text:p>6.2714E-10</text:p>
          </table:table-cell>
          <table:table-cell table:formula="of:=LOG([.B1523];10)" office:value-type="float" office:value="-9.2026354983392" calcext:value-type="float">
            <text:p>-9.202635498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0000000061723" calcext:value-type="float">
            <text:p>6.1723E-10</text:p>
          </table:table-cell>
          <table:table-cell table:formula="of:=LOG([.B1524];10)" office:value-type="float" office:value="-9.20955297353918" calcext:value-type="float">
            <text:p>-9.209552973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00000000679793" calcext:value-type="float">
            <text:p>6.79793E-10</text:p>
          </table:table-cell>
          <table:table-cell table:formula="of:=LOG([.B1525];10)" office:value-type="float" office:value="-9.16762331176976" calcext:value-type="float">
            <text:p>-9.1676233118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00000000610286" calcext:value-type="float">
            <text:p>6.10286E-10</text:p>
          </table:table-cell>
          <table:table-cell table:formula="of:=LOG([.B1526];10)" office:value-type="float" office:value="-9.21446659267242" calcext:value-type="float">
            <text:p>-9.214466592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00000000895745" calcext:value-type="float">
            <text:p>8.95745E-10</text:p>
          </table:table-cell>
          <table:table-cell table:formula="of:=LOG([.B1527];10)" office:value-type="float" office:value="-9.04781560736333" calcext:value-type="float">
            <text:p>-9.047815607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00000000678922" calcext:value-type="float">
            <text:p>6.78922E-10</text:p>
          </table:table-cell>
          <table:table-cell table:formula="of:=LOG([.B1528];10)" office:value-type="float" office:value="-9.1681801180839" calcext:value-type="float">
            <text:p>-9.168180118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00000000663285" calcext:value-type="float">
            <text:p>6.63285E-10</text:p>
          </table:table-cell>
          <table:table-cell table:formula="of:=LOG([.B1529];10)" office:value-type="float" office:value="-9.17829982403569" calcext:value-type="float">
            <text:p>-9.17829982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00000000652606" calcext:value-type="float">
            <text:p>6.52606E-10</text:p>
          </table:table-cell>
          <table:table-cell table:formula="of:=LOG([.B1530];10)" office:value-type="float" office:value="-9.18534893766596" calcext:value-type="float">
            <text:p>-9.185348937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00000000620012" calcext:value-type="float">
            <text:p>6.20012E-10</text:p>
          </table:table-cell>
          <table:table-cell table:formula="of:=LOG([.B1531];10)" office:value-type="float" office:value="-9.20759990488344" calcext:value-type="float">
            <text:p>-9.207599904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00000000650562" calcext:value-type="float">
            <text:p>6.50562E-10</text:p>
          </table:table-cell>
          <table:table-cell table:formula="of:=LOG([.B1532];10)" office:value-type="float" office:value="-9.18671130790367" calcext:value-type="float">
            <text:p>-9.186711307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00000000684429" calcext:value-type="float">
            <text:p>6.84429E-10</text:p>
          </table:table-cell>
          <table:table-cell table:formula="of:=LOG([.B1533];10)" office:value-type="float" office:value="-9.16467159721225" calcext:value-type="float">
            <text:p>-9.164671597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00000000659212" calcext:value-type="float">
            <text:p>6.59212E-10</text:p>
          </table:table-cell>
          <table:table-cell table:formula="of:=LOG([.B1534];10)" office:value-type="float" office:value="-9.18097489553675" calcext:value-type="float">
            <text:p>-9.180974895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00000000680302" calcext:value-type="float">
            <text:p>6.80302E-10</text:p>
          </table:table-cell>
          <table:table-cell table:formula="of:=LOG([.B1535];10)" office:value-type="float" office:value="-9.16729825226788" calcext:value-type="float">
            <text:p>-9.167298252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0000000714464" calcext:value-type="float">
            <text:p>7.14464E-10</text:p>
          </table:table-cell>
          <table:table-cell table:formula="of:=LOG([.B1536];10)" office:value-type="float" office:value="-9.14601964930161" calcext:value-type="float">
            <text:p>-9.146019649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00000000642347" calcext:value-type="float">
            <text:p>6.42347E-10</text:p>
          </table:table-cell>
          <table:table-cell table:formula="of:=LOG([.B1537];10)" office:value-type="float" office:value="-9.19223029985438" calcext:value-type="float">
            <text:p>-9.192230299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00000000675646" calcext:value-type="float">
            <text:p>6.75646E-10</text:p>
          </table:table-cell>
          <table:table-cell table:formula="of:=LOG([.B1538];10)" office:value-type="float" office:value="-9.17028079002748" calcext:value-type="float">
            <text:p>-9.170280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00000000650293" calcext:value-type="float">
            <text:p>6.50293E-10</text:p>
          </table:table-cell>
          <table:table-cell table:formula="of:=LOG([.B1539];10)" office:value-type="float" office:value="-9.18689092087713" calcext:value-type="float">
            <text:p>-9.186890920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000000066543" calcext:value-type="float">
            <text:p>6.6543E-10</text:p>
          </table:table-cell>
          <table:table-cell table:formula="of:=LOG([.B1540];10)" office:value-type="float" office:value="-9.17689762345403" calcext:value-type="float">
            <text:p>-9.176897623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0000000071546" calcext:value-type="float">
            <text:p>7.1546E-10</text:p>
          </table:table-cell>
          <table:table-cell table:formula="of:=LOG([.B1541];10)" office:value-type="float" office:value="-9.14541464179921" calcext:value-type="float">
            <text:p>-9.145414641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00000000682246" calcext:value-type="float">
            <text:p>6.82246E-10</text:p>
          </table:table-cell>
          <table:table-cell table:formula="of:=LOG([.B1542];10)" office:value-type="float" office:value="-9.16605900191387" calcext:value-type="float">
            <text:p>-9.166059001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00000000685667" calcext:value-type="float">
            <text:p>6.85667E-10</text:p>
          </table:table-cell>
          <table:table-cell table:formula="of:=LOG([.B1543];10)" office:value-type="float" office:value="-9.16388675189496" calcext:value-type="float">
            <text:p>-9.163886751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00000000633168" calcext:value-type="float">
            <text:p>6.33168E-10</text:p>
          </table:table-cell>
          <table:table-cell table:formula="of:=LOG([.B1544];10)" office:value-type="float" office:value="-9.19848104228504" calcext:value-type="float">
            <text:p>-9.198481042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00000000676509" calcext:value-type="float">
            <text:p>6.76509E-10</text:p>
          </table:table-cell>
          <table:table-cell table:formula="of:=LOG([.B1545];10)" office:value-type="float" office:value="-9.16972642135115" calcext:value-type="float">
            <text:p>-9.169726421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00000000721684" calcext:value-type="float">
            <text:p>7.21684E-10</text:p>
          </table:table-cell>
          <table:table-cell table:formula="of:=LOG([.B1546];10)" office:value-type="float" office:value="-9.14165292306406" calcext:value-type="float">
            <text:p>-9.141652923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00000000691679" calcext:value-type="float">
            <text:p>6.91679E-10</text:p>
          </table:table-cell>
          <table:table-cell table:formula="of:=LOG([.B1547];10)" office:value-type="float" office:value="-9.16009540969441" calcext:value-type="float">
            <text:p>-9.160095409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00000000651657" calcext:value-type="float">
            <text:p>6.51657E-10</text:p>
          </table:table-cell>
          <table:table-cell table:formula="of:=LOG([.B1548];10)" office:value-type="float" office:value="-9.18598093525549" calcext:value-type="float">
            <text:p>-9.185980935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00000000664144" calcext:value-type="float">
            <text:p>6.64144E-10</text:p>
          </table:table-cell>
          <table:table-cell table:formula="of:=LOG([.B1549];10)" office:value-type="float" office:value="-9.17773774649779" calcext:value-type="float">
            <text:p>-9.177737746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673624" calcext:value-type="float">
            <text:p>6.73624E-10</text:p>
          </table:table-cell>
          <table:table-cell table:formula="of:=LOG([.B1550];10)" office:value-type="float" office:value="-9.17158244810893" calcext:value-type="float">
            <text:p>-9.171582448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00000000629533" calcext:value-type="float">
            <text:p>6.29533E-10</text:p>
          </table:table-cell>
          <table:table-cell table:formula="of:=LOG([.B1551];10)" office:value-type="float" office:value="-9.20098149932536" calcext:value-type="float">
            <text:p>-9.200981499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00000000721794" calcext:value-type="float">
            <text:p>7.21794E-10</text:p>
          </table:table-cell>
          <table:table-cell table:formula="of:=LOG([.B1552];10)" office:value-type="float" office:value="-9.14158673238696" calcext:value-type="float">
            <text:p>-9.141586732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00000000694141" calcext:value-type="float">
            <text:p>6.94141E-10</text:p>
          </table:table-cell>
          <table:table-cell table:formula="of:=LOG([.B1553];10)" office:value-type="float" office:value="-9.15855230288494" calcext:value-type="float">
            <text:p>-9.158552302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00000000662632" calcext:value-type="float">
            <text:p>6.62632E-10</text:p>
          </table:table-cell>
          <table:table-cell table:formula="of:=LOG([.B1554];10)" office:value-type="float" office:value="-9.17872759488351" calcext:value-type="float">
            <text:p>-9.178727594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0000000066238" calcext:value-type="float">
            <text:p>6.6238E-10</text:p>
          </table:table-cell>
          <table:table-cell table:formula="of:=LOG([.B1555];10)" office:value-type="float" office:value="-9.17889278917724" calcext:value-type="float">
            <text:p>-9.178892789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00000000660882" calcext:value-type="float">
            <text:p>6.60882E-10</text:p>
          </table:table-cell>
          <table:table-cell table:formula="of:=LOG([.B1556];10)" office:value-type="float" office:value="-9.17987607655616" calcext:value-type="float">
            <text:p>-9.179876076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00000000697747" calcext:value-type="float">
            <text:p>6.97747E-10</text:p>
          </table:table-cell>
          <table:table-cell table:formula="of:=LOG([.B1557];10)" office:value-type="float" office:value="-9.15630202210733" calcext:value-type="float">
            <text:p>-9.156302022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00000000688323" calcext:value-type="float">
            <text:p>6.88323E-10</text:p>
          </table:table-cell>
          <table:table-cell table:formula="of:=LOG([.B1558];10)" office:value-type="float" office:value="-9.16220771845121" calcext:value-type="float">
            <text:p>-9.162207718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00000000669047" calcext:value-type="float">
            <text:p>6.69047E-10</text:p>
          </table:table-cell>
          <table:table-cell table:formula="of:=LOG([.B1559];10)" office:value-type="float" office:value="-9.17454337233132" calcext:value-type="float">
            <text:p>-9.174543372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0000000718238" calcext:value-type="float">
            <text:p>7.18238E-10</text:p>
          </table:table-cell>
          <table:table-cell table:formula="of:=LOG([.B1560];10)" office:value-type="float" office:value="-9.14373162127381" calcext:value-type="float">
            <text:p>-9.143731621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00000000720935" calcext:value-type="float">
            <text:p>7.20935E-10</text:p>
          </table:table-cell>
          <table:table-cell table:formula="of:=LOG([.B1561];10)" office:value-type="float" office:value="-9.14210388980743" calcext:value-type="float">
            <text:p>-9.142103889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00000000695145" calcext:value-type="float">
            <text:p>6.95145E-10</text:p>
          </table:table-cell>
          <table:table-cell table:formula="of:=LOG([.B1562];10)" office:value-type="float" office:value="-9.15792459665924" calcext:value-type="float">
            <text:p>-9.157924596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00000000681682" calcext:value-type="float">
            <text:p>6.81682E-10</text:p>
          </table:table-cell>
          <table:table-cell table:formula="of:=LOG([.B1563];10)" office:value-type="float" office:value="-9.16641817351494" calcext:value-type="float">
            <text:p>-9.166418173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00000000687073" calcext:value-type="float">
            <text:p>6.87073E-10</text:p>
          </table:table-cell>
          <table:table-cell table:formula="of:=LOG([.B1564];10)" office:value-type="float" office:value="-9.16299711765238" calcext:value-type="float">
            <text:p>-9.162997117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00000000701818" calcext:value-type="float">
            <text:p>7.01818E-10</text:p>
          </table:table-cell>
          <table:table-cell table:formula="of:=LOG([.B1565];10)" office:value-type="float" office:value="-9.15377549733403" calcext:value-type="float">
            <text:p>-9.153775497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00000000699442" calcext:value-type="float">
            <text:p>6.99442E-10</text:p>
          </table:table-cell>
          <table:table-cell table:formula="of:=LOG([.B1566];10)" office:value-type="float" office:value="-9.15524829278659" calcext:value-type="float">
            <text:p>-9.155248292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00000000656069" calcext:value-type="float">
            <text:p>6.56069E-10</text:p>
          </table:table-cell>
          <table:table-cell table:formula="of:=LOG([.B1567];10)" office:value-type="float" office:value="-9.18305048266186" calcext:value-type="float">
            <text:p>-9.183050482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00000000647239" calcext:value-type="float">
            <text:p>6.47239E-10</text:p>
          </table:table-cell>
          <table:table-cell table:formula="of:=LOG([.B1568];10)" office:value-type="float" office:value="-9.1889353217813" calcext:value-type="float">
            <text:p>-9.188935321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000000006827" calcext:value-type="float">
            <text:p>6.827E-10</text:p>
          </table:table-cell>
          <table:table-cell table:formula="of:=LOG([.B1569];10)" office:value-type="float" office:value="-9.16577009714832" calcext:value-type="float">
            <text:p>-9.165770097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00000000667397" calcext:value-type="float">
            <text:p>6.67397E-10</text:p>
          </table:table-cell>
          <table:table-cell table:formula="of:=LOG([.B1570];10)" office:value-type="float" office:value="-9.17561574986339" calcext:value-type="float">
            <text:p>-9.175615749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00000000691373" calcext:value-type="float">
            <text:p>6.91373E-10</text:p>
          </table:table-cell>
          <table:table-cell table:formula="of:=LOG([.B1571];10)" office:value-type="float" office:value="-9.16028758484564" calcext:value-type="float">
            <text:p>-9.160287584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00000000668868" calcext:value-type="float">
            <text:p>6.68868E-10</text:p>
          </table:table-cell>
          <table:table-cell table:formula="of:=LOG([.B1572];10)" office:value-type="float" office:value="-9.1746595810781" calcext:value-type="float">
            <text:p>-9.174659581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00000000672116" calcext:value-type="float">
            <text:p>6.72116E-10</text:p>
          </table:table-cell>
          <table:table-cell table:formula="of:=LOG([.B1573];10)" office:value-type="float" office:value="-9.17255576591599" calcext:value-type="float">
            <text:p>-9.1725557659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00000000654242" calcext:value-type="float">
            <text:p>6.54242E-10</text:p>
          </table:table-cell>
          <table:table-cell table:formula="of:=LOG([.B1574];10)" office:value-type="float" office:value="-9.18426157916129" calcext:value-type="float">
            <text:p>-9.184261579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00000000688823" calcext:value-type="float">
            <text:p>6.88823E-10</text:p>
          </table:table-cell>
          <table:table-cell table:formula="of:=LOG([.B1575];10)" office:value-type="float" office:value="-9.16189236009343" calcext:value-type="float">
            <text:p>-9.161892360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00000000690704" calcext:value-type="float">
            <text:p>6.90704E-10</text:p>
          </table:table-cell>
          <table:table-cell table:formula="of:=LOG([.B1576];10)" office:value-type="float" office:value="-9.16070802890351" calcext:value-type="float">
            <text:p>-9.1607080289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00000000680006" calcext:value-type="float">
            <text:p>6.80006E-10</text:p>
          </table:table-cell>
          <table:table-cell table:formula="of:=LOG([.B1577];10)" office:value-type="float" office:value="-9.16748725530053" calcext:value-type="float">
            <text:p>-9.167487255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00000000668955" calcext:value-type="float">
            <text:p>6.68955E-10</text:p>
          </table:table-cell>
          <table:table-cell table:formula="of:=LOG([.B1578];10)" office:value-type="float" office:value="-9.17460309584802" calcext:value-type="float">
            <text:p>-9.174603095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00000000692959" calcext:value-type="float">
            <text:p>6.92959E-10</text:p>
          </table:table-cell>
          <table:table-cell table:formula="of:=LOG([.B1579];10)" office:value-type="float" office:value="-9.15929246033842" calcext:value-type="float">
            <text:p>-9.15929246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0000000736375" calcext:value-type="float">
            <text:p>7.36375E-10</text:p>
          </table:table-cell>
          <table:table-cell table:formula="of:=LOG([.B1580];10)" office:value-type="float" office:value="-9.13290096425595" calcext:value-type="float">
            <text:p>-9.132900964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0000000070704" calcext:value-type="float">
            <text:p>7.0704E-10</text:p>
          </table:table-cell>
          <table:table-cell table:formula="of:=LOG([.B1581];10)" office:value-type="float" office:value="-9.15055601578178" calcext:value-type="float">
            <text:p>-9.150556015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00000000648084" calcext:value-type="float">
            <text:p>6.48084E-10</text:p>
          </table:table-cell>
          <table:table-cell table:formula="of:=LOG([.B1582];10)" office:value-type="float" office:value="-9.18836870034516" calcext:value-type="float">
            <text:p>-9.188368700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00000000742183" calcext:value-type="float">
            <text:p>7.42183E-10</text:p>
          </table:table-cell>
          <table:table-cell table:formula="of:=LOG([.B1583];10)" office:value-type="float" office:value="-9.12948899756302" calcext:value-type="float">
            <text:p>-9.129488997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00000000671893" calcext:value-type="float">
            <text:p>6.71893E-10</text:p>
          </table:table-cell>
          <table:table-cell table:formula="of:=LOG([.B1584];10)" office:value-type="float" office:value="-9.17269988350799" calcext:value-type="float">
            <text:p>-9.172699883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0000000066586" calcext:value-type="float">
            <text:p>6.6586E-10</text:p>
          </table:table-cell>
          <table:table-cell table:formula="of:=LOG([.B1585];10)" office:value-type="float" office:value="-9.17661707356075" calcext:value-type="float">
            <text:p>-9.176617073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00000000638909" calcext:value-type="float">
            <text:p>6.38909E-10</text:p>
          </table:table-cell>
          <table:table-cell table:formula="of:=LOG([.B1586];10)" office:value-type="float" office:value="-9.19456099412986" calcext:value-type="float">
            <text:p>-9.194560994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000000006638" calcext:value-type="float">
            <text:p>6.638E-10</text:p>
          </table:table-cell>
          <table:table-cell table:formula="of:=LOG([.B1587];10)" office:value-type="float" office:value="-9.17796275192741" calcext:value-type="float">
            <text:p>-9.177962751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00000000693766" calcext:value-type="float">
            <text:p>6.93766E-10</text:p>
          </table:table-cell>
          <table:table-cell table:formula="of:=LOG([.B1588];10)" office:value-type="float" office:value="-9.15878698782374" calcext:value-type="float">
            <text:p>-9.158786987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00000000673271" calcext:value-type="float">
            <text:p>6.73271E-10</text:p>
          </table:table-cell>
          <table:table-cell table:formula="of:=LOG([.B1589];10)" office:value-type="float" office:value="-9.17181009162327" calcext:value-type="float">
            <text:p>-9.17181009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00000000661199" calcext:value-type="float">
            <text:p>6.61199E-10</text:p>
          </table:table-cell>
          <table:table-cell table:formula="of:=LOG([.B1590];10)" office:value-type="float" office:value="-9.17966781192879" calcext:value-type="float">
            <text:p>-9.179667811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00000000677783" calcext:value-type="float">
            <text:p>6.77783E-10</text:p>
          </table:table-cell>
          <table:table-cell table:formula="of:=LOG([.B1591];10)" office:value-type="float" office:value="-9.16890932823806" calcext:value-type="float">
            <text:p>-9.168909328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0000000079251" calcext:value-type="float">
            <text:p>7.9251E-10</text:p>
          </table:table-cell>
          <table:table-cell table:formula="of:=LOG([.B1592];10)" office:value-type="float" office:value="-9.10099524908823" calcext:value-type="float">
            <text:p>-9.100995249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00000000721881" calcext:value-type="float">
            <text:p>7.21881E-10</text:p>
          </table:table-cell>
          <table:table-cell table:formula="of:=LOG([.B1593];10)" office:value-type="float" office:value="-9.14153438872239" calcext:value-type="float">
            <text:p>-9.141534388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00000000653957" calcext:value-type="float">
            <text:p>6.53957E-10</text:p>
          </table:table-cell>
          <table:table-cell table:formula="of:=LOG([.B1594];10)" office:value-type="float" office:value="-9.18445080714465" calcext:value-type="float">
            <text:p>-9.184450807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00000000719349" calcext:value-type="float">
            <text:p>7.19349E-10</text:p>
          </table:table-cell>
          <table:table-cell table:formula="of:=LOG([.B1595];10)" office:value-type="float" office:value="-9.1430603557915" calcext:value-type="float">
            <text:p>-9.143060355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00000000716957" calcext:value-type="float">
            <text:p>7.16957E-10</text:p>
          </table:table-cell>
          <table:table-cell table:formula="of:=LOG([.B1596];10)" office:value-type="float" office:value="-9.14450689066794" calcext:value-type="float">
            <text:p>-9.144506890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00000000663075" calcext:value-type="float">
            <text:p>6.63075E-10</text:p>
          </table:table-cell>
          <table:table-cell table:formula="of:=LOG([.B1597];10)" office:value-type="float" office:value="-9.17843734603871" calcext:value-type="float">
            <text:p>-9.17843734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00000000666998" calcext:value-type="float">
            <text:p>6.66998E-10</text:p>
          </table:table-cell>
          <table:table-cell table:formula="of:=LOG([.B1598];10)" office:value-type="float" office:value="-9.17587546831773" calcext:value-type="float">
            <text:p>-9.175875468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00000000716745" calcext:value-type="float">
            <text:p>7.16745E-10</text:p>
          </table:table-cell>
          <table:table-cell table:formula="of:=LOG([.B1599];10)" office:value-type="float" office:value="-9.14463532800126" calcext:value-type="float">
            <text:p>-9.1446353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732545" calcext:value-type="float">
            <text:p>7.32545E-10</text:p>
          </table:table-cell>
          <table:table-cell table:formula="of:=LOG([.B1600];10)" office:value-type="float" office:value="-9.13516569158627" calcext:value-type="float">
            <text:p>-9.135165691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0000000663435" calcext:value-type="float">
            <text:p>6.63435E-10</text:p>
          </table:table-cell>
          <table:table-cell table:formula="of:=LOG([.B1601];10)" office:value-type="float" office:value="-9.17820162068824" calcext:value-type="float">
            <text:p>-9.178201620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00000000724586" calcext:value-type="float">
            <text:p>7.24586E-10</text:p>
          </table:table-cell>
          <table:table-cell table:formula="of:=LOG([.B1602];10)" office:value-type="float" office:value="-9.13991006138827" calcext:value-type="float">
            <text:p>-9.139910061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00000000676965" calcext:value-type="float">
            <text:p>6.76965E-10</text:p>
          </table:table-cell>
          <table:table-cell table:formula="of:=LOG([.B1603];10)" office:value-type="float" office:value="-9.16943378434262" calcext:value-type="float">
            <text:p>-9.169433784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0000000066588" calcext:value-type="float">
            <text:p>6.6588E-10</text:p>
          </table:table-cell>
          <table:table-cell table:formula="of:=LOG([.B1604];10)" office:value-type="float" office:value="-9.17660402913821" calcext:value-type="float">
            <text:p>-9.176604029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00000000648935" calcext:value-type="float">
            <text:p>6.48935E-10</text:p>
          </table:table-cell>
          <table:table-cell table:formula="of:=LOG([.B1605];10)" office:value-type="float" office:value="-9.18779880174362" calcext:value-type="float">
            <text:p>-9.187798801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00000000698414" calcext:value-type="float">
            <text:p>6.98414E-10</text:p>
          </table:table-cell>
          <table:table-cell table:formula="of:=LOG([.B1606];10)" office:value-type="float" office:value="-9.15588706360116" calcext:value-type="float">
            <text:p>-9.155887063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00000000667415" calcext:value-type="float">
            <text:p>6.67415E-10</text:p>
          </table:table-cell>
          <table:table-cell table:formula="of:=LOG([.B1607];10)" office:value-type="float" office:value="-9.17560403690205" calcext:value-type="float">
            <text:p>-9.175604036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00000000658877" calcext:value-type="float">
            <text:p>6.58877E-10</text:p>
          </table:table-cell>
          <table:table-cell table:formula="of:=LOG([.B1608];10)" office:value-type="float" office:value="-9.18119565248801" calcext:value-type="float">
            <text:p>-9.181195652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00000000747497" calcext:value-type="float">
            <text:p>7.47497E-10</text:p>
          </table:table-cell>
          <table:table-cell table:formula="of:=LOG([.B1609];10)" office:value-type="float" office:value="-9.12639054599492" calcext:value-type="float">
            <text:p>-9.12639054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00000000705838" calcext:value-type="float">
            <text:p>7.05838E-10</text:p>
          </table:table-cell>
          <table:table-cell table:formula="of:=LOG([.B1610];10)" office:value-type="float" office:value="-9.15129496435793" calcext:value-type="float">
            <text:p>-9.151294964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00000000668935" calcext:value-type="float">
            <text:p>6.68935E-10</text:p>
          </table:table-cell>
          <table:table-cell table:formula="of:=LOG([.B1611];10)" office:value-type="float" office:value="-9.17461608030809" calcext:value-type="float">
            <text:p>-9.174616080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00000000659514" calcext:value-type="float">
            <text:p>6.59514E-10</text:p>
          </table:table-cell>
          <table:table-cell table:formula="of:=LOG([.B1612];10)" office:value-type="float" office:value="-9.18077598092397" calcext:value-type="float">
            <text:p>-9.1807759809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00000000734566" calcext:value-type="float">
            <text:p>7.34566E-10</text:p>
          </table:table-cell>
          <table:table-cell table:formula="of:=LOG([.B1613];10)" office:value-type="float" office:value="-9.13396917720786" calcext:value-type="float">
            <text:p>-9.133969177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00000000678376" calcext:value-type="float">
            <text:p>6.78376E-10</text:p>
          </table:table-cell>
          <table:table-cell table:formula="of:=LOG([.B1614];10)" office:value-type="float" office:value="-9.1685295252147" calcext:value-type="float">
            <text:p>-9.168529525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00000000659755" calcext:value-type="float">
            <text:p>6.59755E-10</text:p>
          </table:table-cell>
          <table:table-cell table:formula="of:=LOG([.B1615];10)" office:value-type="float" office:value="-9.18061730976395" calcext:value-type="float">
            <text:p>-9.180617309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00000000636757" calcext:value-type="float">
            <text:p>6.36757E-10</text:p>
          </table:table-cell>
          <table:table-cell table:formula="of:=LOG([.B1616];10)" office:value-type="float" office:value="-9.19602627205" calcext:value-type="float">
            <text:p>-9.196026272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00000000726155" calcext:value-type="float">
            <text:p>7.26155E-10</text:p>
          </table:table-cell>
          <table:table-cell table:formula="of:=LOG([.B1617];10)" office:value-type="float" office:value="-9.13897066792275" calcext:value-type="float">
            <text:p>-9.1389706679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00000000700512" calcext:value-type="float">
            <text:p>7.00512E-10</text:p>
          </table:table-cell>
          <table:table-cell table:formula="of:=LOG([.B1618];10)" office:value-type="float" office:value="-9.15458442070776" calcext:value-type="float">
            <text:p>-9.154584420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00000000637166" calcext:value-type="float">
            <text:p>6.37166E-10</text:p>
          </table:table-cell>
          <table:table-cell table:formula="of:=LOG([.B1619];10)" office:value-type="float" office:value="-9.19574740676661" calcext:value-type="float">
            <text:p>-9.195747406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0000000770378" calcext:value-type="float">
            <text:p>7.70378E-10</text:p>
          </table:table-cell>
          <table:table-cell table:formula="of:=LOG([.B1620];10)" office:value-type="float" office:value="-9.11329612803179" calcext:value-type="float">
            <text:p>-9.11329612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00000000686219" calcext:value-type="float">
            <text:p>6.86219E-10</text:p>
          </table:table-cell>
          <table:table-cell table:formula="of:=LOG([.B1621];10)" office:value-type="float" office:value="-9.1635372613878" calcext:value-type="float">
            <text:p>-9.163537261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00000000668607" calcext:value-type="float">
            <text:p>6.68607E-10</text:p>
          </table:table-cell>
          <table:table-cell table:formula="of:=LOG([.B1622];10)" office:value-type="float" office:value="-9.17482908086122" calcext:value-type="float">
            <text:p>-9.174829080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00000000732636" calcext:value-type="float">
            <text:p>7.32636E-10</text:p>
          </table:table-cell>
          <table:table-cell table:formula="of:=LOG([.B1623];10)" office:value-type="float" office:value="-9.13511174494363" calcext:value-type="float">
            <text:p>-9.135111744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00000000676895" calcext:value-type="float">
            <text:p>6.76895E-10</text:p>
          </table:table-cell>
          <table:table-cell table:formula="of:=LOG([.B1624];10)" office:value-type="float" office:value="-9.16947869388092" calcext:value-type="float">
            <text:p>-9.169478693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0000000702362" calcext:value-type="float">
            <text:p>7.02362E-10</text:p>
          </table:table-cell>
          <table:table-cell table:formula="of:=LOG([.B1625];10)" office:value-type="float" office:value="-9.15343899316793" calcext:value-type="float">
            <text:p>-9.153438993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00000000714507" calcext:value-type="float">
            <text:p>7.14507E-10</text:p>
          </table:table-cell>
          <table:table-cell table:formula="of:=LOG([.B1626];10)" office:value-type="float" office:value="-9.14599351208437" calcext:value-type="float">
            <text:p>-9.145993512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00000000677913" calcext:value-type="float">
            <text:p>6.77913E-10</text:p>
          </table:table-cell>
          <table:table-cell table:formula="of:=LOG([.B1627];10)" office:value-type="float" office:value="-9.1688260377617" calcext:value-type="float">
            <text:p>-9.1688260378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00000000658717" calcext:value-type="float">
            <text:p>6.58717E-10</text:p>
          </table:table-cell>
          <table:table-cell table:formula="of:=LOG([.B1628];10)" office:value-type="float" office:value="-9.18130112825285" calcext:value-type="float">
            <text:p>-9.181301128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00000000683441" calcext:value-type="float">
            <text:p>6.83441E-10</text:p>
          </table:table-cell>
          <table:table-cell table:formula="of:=LOG([.B1629];10)" office:value-type="float" office:value="-9.16529897119185" calcext:value-type="float">
            <text:p>-9.165298971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00000000677293" calcext:value-type="float">
            <text:p>6.77293E-10</text:p>
          </table:table-cell>
          <table:table-cell table:formula="of:=LOG([.B1630];10)" office:value-type="float" office:value="-9.16922341291731" calcext:value-type="float">
            <text:p>-9.169223412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0000000066207" calcext:value-type="float">
            <text:p>6.6207E-10</text:p>
          </table:table-cell>
          <table:table-cell table:formula="of:=LOG([.B1631];10)" office:value-type="float" office:value="-9.17909609061081" calcext:value-type="float">
            <text:p>-9.179096090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00000000711895" calcext:value-type="float">
            <text:p>7.11895E-10</text:p>
          </table:table-cell>
          <table:table-cell table:formula="of:=LOG([.B1632];10)" office:value-type="float" office:value="-9.14758405732291" calcext:value-type="float">
            <text:p>-9.147584057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00000000686231" calcext:value-type="float">
            <text:p>6.86231E-10</text:p>
          </table:table-cell>
          <table:table-cell table:formula="of:=LOG([.B1633];10)" office:value-type="float" office:value="-9.16352966689069" calcext:value-type="float">
            <text:p>-9.163529666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00000000668998" calcext:value-type="float">
            <text:p>6.68998E-10</text:p>
          </table:table-cell>
          <table:table-cell table:formula="of:=LOG([.B1634];10)" office:value-type="float" office:value="-9.17457518057338" calcext:value-type="float">
            <text:p>-9.174575180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00000000694812" calcext:value-type="float">
            <text:p>6.94812E-10</text:p>
          </table:table-cell>
          <table:table-cell table:formula="of:=LOG([.B1635];10)" office:value-type="float" office:value="-9.15813268952146" calcext:value-type="float">
            <text:p>-9.158132689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00000000725219" calcext:value-type="float">
            <text:p>7.25219E-10</text:p>
          </table:table-cell>
          <table:table-cell table:formula="of:=LOG([.B1636];10)" office:value-type="float" office:value="-9.13953082635388" calcext:value-type="float">
            <text:p>-9.139530826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00000000696825" calcext:value-type="float">
            <text:p>6.96825E-10</text:p>
          </table:table-cell>
          <table:table-cell table:formula="of:=LOG([.B1637];10)" office:value-type="float" office:value="-9.15687627653185" calcext:value-type="float">
            <text:p>-9.156876276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00000000788948" calcext:value-type="float">
            <text:p>7.88948E-10</text:p>
          </table:table-cell>
          <table:table-cell table:formula="of:=LOG([.B1638];10)" office:value-type="float" office:value="-9.10295162043732" calcext:value-type="float">
            <text:p>-9.102951620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00000000716379" calcext:value-type="float">
            <text:p>7.16379E-10</text:p>
          </table:table-cell>
          <table:table-cell table:formula="of:=LOG([.B1639];10)" office:value-type="float" office:value="-9.14485715358486" calcext:value-type="float">
            <text:p>-9.144857153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0000000762623" calcext:value-type="float">
            <text:p>7.62623E-10</text:p>
          </table:table-cell>
          <table:table-cell table:formula="of:=LOG([.B1640];10)" office:value-type="float" office:value="-9.11769010094741" calcext:value-type="float">
            <text:p>-9.1176901009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0000000068362" calcext:value-type="float">
            <text:p>6.8362E-10</text:p>
          </table:table-cell>
          <table:table-cell table:formula="of:=LOG([.B1641];10)" office:value-type="float" office:value="-9.16518524003764" calcext:value-type="float">
            <text:p>-9.1651852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00000000680532" calcext:value-type="float">
            <text:p>6.80532E-10</text:p>
          </table:table-cell>
          <table:table-cell table:formula="of:=LOG([.B1642];10)" office:value-type="float" office:value="-9.16715144856987" calcext:value-type="float">
            <text:p>-9.167151448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00000000710566" calcext:value-type="float">
            <text:p>7.10566E-10</text:p>
          </table:table-cell>
          <table:table-cell table:formula="of:=LOG([.B1643];10)" office:value-type="float" office:value="-9.14839557698411" calcext:value-type="float">
            <text:p>-9.14839557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00000000662174" calcext:value-type="float">
            <text:p>6.62174E-10</text:p>
          </table:table-cell>
          <table:table-cell table:formula="of:=LOG([.B1644];10)" office:value-type="float" office:value="-9.1790278756501" calcext:value-type="float">
            <text:p>-9.179027875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00000000679408" calcext:value-type="float">
            <text:p>6.79408E-10</text:p>
          </table:table-cell>
          <table:table-cell table:formula="of:=LOG([.B1645];10)" office:value-type="float" office:value="-9.16786934363702" calcext:value-type="float">
            <text:p>-9.167869343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00000000679715" calcext:value-type="float">
            <text:p>6.79715E-10</text:p>
          </table:table-cell>
          <table:table-cell table:formula="of:=LOG([.B1646];10)" office:value-type="float" office:value="-9.16767314592981" calcext:value-type="float">
            <text:p>-9.167673145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00000000689132" calcext:value-type="float">
            <text:p>6.89132E-10</text:p>
          </table:table-cell>
          <table:table-cell table:formula="of:=LOG([.B1647];10)" office:value-type="float" office:value="-9.16169758305476" calcext:value-type="float">
            <text:p>-9.161697583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00000000673161" calcext:value-type="float">
            <text:p>6.73161E-10</text:p>
          </table:table-cell>
          <table:table-cell table:formula="of:=LOG([.B1648];10)" office:value-type="float" office:value="-9.17188105308752" calcext:value-type="float">
            <text:p>-9.171881053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00000000684399" calcext:value-type="float">
            <text:p>6.84399E-10</text:p>
          </table:table-cell>
          <table:table-cell table:formula="of:=LOG([.B1649];10)" office:value-type="float" office:value="-9.16469063369376" calcext:value-type="float">
            <text:p>-9.164690633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673395" calcext:value-type="float">
            <text:p>6.73395E-10</text:p>
          </table:table-cell>
          <table:table-cell table:formula="of:=LOG([.B1650];10)" office:value-type="float" office:value="-9.17173011259965" calcext:value-type="float">
            <text:p>-9.171730112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00000000760651" calcext:value-type="float">
            <text:p>7.60651E-10</text:p>
          </table:table-cell>
          <table:table-cell table:formula="of:=LOG([.B1651];10)" office:value-type="float" office:value="-9.11881455944503" calcext:value-type="float">
            <text:p>-9.118814559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00000000673327" calcext:value-type="float">
            <text:p>6.73327E-10</text:p>
          </table:table-cell>
          <table:table-cell table:formula="of:=LOG([.B1652];10)" office:value-type="float" office:value="-9.17177397024035" calcext:value-type="float">
            <text:p>-9.171773970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00000000681481" calcext:value-type="float">
            <text:p>6.81481E-10</text:p>
          </table:table-cell>
          <table:table-cell table:formula="of:=LOG([.B1653];10)" office:value-type="float" office:value="-9.16654624798805" calcext:value-type="float">
            <text:p>-9.16654624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00000000737932" calcext:value-type="float">
            <text:p>7.37932E-10</text:p>
          </table:table-cell>
          <table:table-cell table:formula="of:=LOG([.B1654];10)" office:value-type="float" office:value="-9.13198365631436" calcext:value-type="float">
            <text:p>-9.131983656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00000000679304" calcext:value-type="float">
            <text:p>6.79304E-10</text:p>
          </table:table-cell>
          <table:table-cell table:formula="of:=LOG([.B1655];10)" office:value-type="float" office:value="-9.16793582811086" calcext:value-type="float">
            <text:p>-9.167935828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000000007019" calcext:value-type="float">
            <text:p>7.019E-10</text:p>
          </table:table-cell>
          <table:table-cell table:formula="of:=LOG([.B1656];10)" office:value-type="float" office:value="-9.15372475758779" calcext:value-type="float">
            <text:p>-9.153724757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00000000730722" calcext:value-type="float">
            <text:p>7.30722E-10</text:p>
          </table:table-cell>
          <table:table-cell table:formula="of:=LOG([.B1657];10)" office:value-type="float" office:value="-9.1362478170632" calcext:value-type="float">
            <text:p>-9.136247817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00000000668896" calcext:value-type="float">
            <text:p>6.68896E-10</text:p>
          </table:table-cell>
          <table:table-cell table:formula="of:=LOG([.B1658];10)" office:value-type="float" office:value="-9.17464140112185" calcext:value-type="float">
            <text:p>-9.1746414011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00000000746093" calcext:value-type="float">
            <text:p>7.46093E-10</text:p>
          </table:table-cell>
          <table:table-cell table:formula="of:=LOG([.B1659];10)" office:value-type="float" office:value="-9.12720703463262" calcext:value-type="float">
            <text:p>-9.127207034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0000000674797" calcext:value-type="float">
            <text:p>6.74797E-10</text:p>
          </table:table-cell>
          <table:table-cell table:formula="of:=LOG([.B1660];10)" office:value-type="float" office:value="-9.17082685685698" calcext:value-type="float">
            <text:p>-9.170826856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00000000757875" calcext:value-type="float">
            <text:p>7.57875E-10</text:p>
          </table:table-cell>
          <table:table-cell table:formula="of:=LOG([.B1661];10)" office:value-type="float" office:value="-9.12040241875698" calcext:value-type="float">
            <text:p>-9.120402418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00000000703806" calcext:value-type="float">
            <text:p>7.03806E-10</text:p>
          </table:table-cell>
          <table:table-cell table:formula="of:=LOG([.B1662];10)" office:value-type="float" office:value="-9.15254703509136" calcext:value-type="float">
            <text:p>-9.152547035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00000000682379" calcext:value-type="float">
            <text:p>6.82379E-10</text:p>
          </table:table-cell>
          <table:table-cell table:formula="of:=LOG([.B1663];10)" office:value-type="float" office:value="-9.16597434691154" calcext:value-type="float">
            <text:p>-9.165974346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00000000697228" calcext:value-type="float">
            <text:p>6.97228E-10</text:p>
          </table:table-cell>
          <table:table-cell table:formula="of:=LOG([.B1664];10)" office:value-type="float" office:value="-9.15662518036681" calcext:value-type="float">
            <text:p>-9.156625180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00000000701464" calcext:value-type="float">
            <text:p>7.01464E-10</text:p>
          </table:table-cell>
          <table:table-cell table:formula="of:=LOG([.B1665];10)" office:value-type="float" office:value="-9.15399461259362" calcext:value-type="float">
            <text:p>-9.153994612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0000000678963" calcext:value-type="float">
            <text:p>6.78963E-10</text:p>
          </table:table-cell>
          <table:table-cell table:formula="of:=LOG([.B1666];10)" office:value-type="float" office:value="-9.16815389189573" calcext:value-type="float">
            <text:p>-9.1681538919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00000000701106" calcext:value-type="float">
            <text:p>7.01106E-10</text:p>
          </table:table-cell>
          <table:table-cell table:formula="of:=LOG([.B1667];10)" office:value-type="float" office:value="-9.15421631622039" calcext:value-type="float">
            <text:p>-9.154216316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00000000684762" calcext:value-type="float">
            <text:p>6.84762E-10</text:p>
          </table:table-cell>
          <table:table-cell table:formula="of:=LOG([.B1668];10)" office:value-type="float" office:value="-9.16446034828449" calcext:value-type="float">
            <text:p>-9.164460348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00000000730565" calcext:value-type="float">
            <text:p>7.30565E-10</text:p>
          </table:table-cell>
          <table:table-cell table:formula="of:=LOG([.B1669];10)" office:value-type="float" office:value="-9.13634113786044" calcext:value-type="float">
            <text:p>-9.136341137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0000000667216" calcext:value-type="float">
            <text:p>6.67216E-10</text:p>
          </table:table-cell>
          <table:table-cell table:formula="of:=LOG([.B1670];10)" office:value-type="float" office:value="-9.17573354775941" calcext:value-type="float">
            <text:p>-9.175733547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00000000770691" calcext:value-type="float">
            <text:p>7.70691E-10</text:p>
          </table:table-cell>
          <table:table-cell table:formula="of:=LOG([.B1671];10)" office:value-type="float" office:value="-9.11311971260236" calcext:value-type="float">
            <text:p>-9.113119712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00000000705936" calcext:value-type="float">
            <text:p>7.05936E-10</text:p>
          </table:table-cell>
          <table:table-cell table:formula="of:=LOG([.B1672];10)" office:value-type="float" office:value="-9.1512346702042" calcext:value-type="float">
            <text:p>-9.151234670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00000000677237" calcext:value-type="float">
            <text:p>6.77237E-10</text:p>
          </table:table-cell>
          <table:table-cell table:formula="of:=LOG([.B1673];10)" office:value-type="float" office:value="-9.16925932277682" calcext:value-type="float">
            <text:p>-9.169259322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00000076075" calcext:value-type="float">
            <text:p>7.6075E-10</text:p>
          </table:table-cell>
          <table:table-cell table:formula="of:=LOG([.B1674];10)" office:value-type="float" office:value="-9.11875803896979" calcext:value-type="float">
            <text:p>-9.11875803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00000000754091" calcext:value-type="float">
            <text:p>7.54091E-10</text:p>
          </table:table-cell>
          <table:table-cell table:formula="of:=LOG([.B1675];10)" office:value-type="float" office:value="-9.12257624244167" calcext:value-type="float">
            <text:p>-9.122576242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00000000757115" calcext:value-type="float">
            <text:p>7.57115E-10</text:p>
          </table:table-cell>
          <table:table-cell table:formula="of:=LOG([.B1676];10)" office:value-type="float" office:value="-9.12083814946666" calcext:value-type="float">
            <text:p>-9.120838149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00000000764251" calcext:value-type="float">
            <text:p>7.64251E-10</text:p>
          </table:table-cell>
          <table:table-cell table:formula="of:=LOG([.B1677];10)" office:value-type="float" office:value="-9.11676398433992" calcext:value-type="float">
            <text:p>-9.116763984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00000000734776" calcext:value-type="float">
            <text:p>7.34776E-10</text:p>
          </table:table-cell>
          <table:table-cell table:formula="of:=LOG([.B1678];10)" office:value-type="float" office:value="-9.13384503750203" calcext:value-type="float">
            <text:p>-9.133845037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00000000698855" calcext:value-type="float">
            <text:p>6.98855E-10</text:p>
          </table:table-cell>
          <table:table-cell table:formula="of:=LOG([.B1679];10)" office:value-type="float" office:value="-9.15561292329907" calcext:value-type="float">
            <text:p>-9.155612923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0000000801587" calcext:value-type="float">
            <text:p>8.01587E-10</text:p>
          </table:table-cell>
          <table:table-cell table:formula="of:=LOG([.B1680];10)" office:value-type="float" office:value="-9.09604933473288" calcext:value-type="float">
            <text:p>-9.096049334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00000000711852" calcext:value-type="float">
            <text:p>7.11852E-10</text:p>
          </table:table-cell>
          <table:table-cell table:formula="of:=LOG([.B1681];10)" office:value-type="float" office:value="-9.1476102904426" calcext:value-type="float">
            <text:p>-9.147610290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00000000715425" calcext:value-type="float">
            <text:p>7.15425E-10</text:p>
          </table:table-cell>
          <table:table-cell table:formula="of:=LOG([.B1682];10)" office:value-type="float" office:value="-9.1454358878209" calcext:value-type="float">
            <text:p>-9.145435887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00000000658961" calcext:value-type="float">
            <text:p>6.58961E-10</text:p>
          </table:table-cell>
          <table:table-cell table:formula="of:=LOG([.B1683];10)" office:value-type="float" office:value="-9.18114028796441" calcext:value-type="float">
            <text:p>-9.181140288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00000000704397" calcext:value-type="float">
            <text:p>7.04397E-10</text:p>
          </table:table-cell>
          <table:table-cell table:formula="of:=LOG([.B1684];10)" office:value-type="float" office:value="-9.15218250234448" calcext:value-type="float">
            <text:p>-9.152182502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00000000749298" calcext:value-type="float">
            <text:p>7.49298E-10</text:p>
          </table:table-cell>
          <table:table-cell table:formula="of:=LOG([.B1685];10)" office:value-type="float" office:value="-9.12534542660398" calcext:value-type="float">
            <text:p>-9.125345426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00000000767956" calcext:value-type="float">
            <text:p>7.67956E-10</text:p>
          </table:table-cell>
          <table:table-cell table:formula="of:=LOG([.B1686];10)" office:value-type="float" office:value="-9.11466366213596" calcext:value-type="float">
            <text:p>-9.114663662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00000000656616" calcext:value-type="float">
            <text:p>6.56616E-10</text:p>
          </table:table-cell>
          <table:table-cell table:formula="of:=LOG([.B1687];10)" office:value-type="float" office:value="-9.18268853886673" calcext:value-type="float">
            <text:p>-9.182688538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00000000785018" calcext:value-type="float">
            <text:p>7.85018E-10</text:p>
          </table:table-cell>
          <table:table-cell table:formula="of:=LOG([.B1688];10)" office:value-type="float" office:value="-9.10512038502411" calcext:value-type="float">
            <text:p>-9.10512038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0000000075121" calcext:value-type="float">
            <text:p>7.5121E-10</text:p>
          </table:table-cell>
          <table:table-cell table:formula="of:=LOG([.B1689];10)" office:value-type="float" office:value="-9.12423863943748" calcext:value-type="float">
            <text:p>-9.124238639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00000000699478" calcext:value-type="float">
            <text:p>6.99478E-10</text:p>
          </table:table-cell>
          <table:table-cell table:formula="of:=LOG([.B1690];10)" office:value-type="float" office:value="-9.15522594039853" calcext:value-type="float">
            <text:p>-9.155225940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00000000791026" calcext:value-type="float">
            <text:p>7.91026E-10</text:p>
          </table:table-cell>
          <table:table-cell table:formula="of:=LOG([.B1691];10)" office:value-type="float" office:value="-9.10180924157065" calcext:value-type="float">
            <text:p>-9.101809241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00000000736514" calcext:value-type="float">
            <text:p>7.36514E-10</text:p>
          </table:table-cell>
          <table:table-cell table:formula="of:=LOG([.B1692];10)" office:value-type="float" office:value="-9.13281899347178" calcext:value-type="float">
            <text:p>-9.132818993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00000000704816" calcext:value-type="float">
            <text:p>7.04816E-10</text:p>
          </table:table-cell>
          <table:table-cell table:formula="of:=LOG([.B1693];10)" office:value-type="float" office:value="-9.15192424558233" calcext:value-type="float">
            <text:p>-9.151924245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00000000687154" calcext:value-type="float">
            <text:p>6.87154E-10</text:p>
          </table:table-cell>
          <table:table-cell table:formula="of:=LOG([.B1694];10)" office:value-type="float" office:value="-9.16294592108431" calcext:value-type="float">
            <text:p>-9.162945921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00000000694287" calcext:value-type="float">
            <text:p>6.94287E-10</text:p>
          </table:table-cell>
          <table:table-cell table:formula="of:=LOG([.B1695];10)" office:value-type="float" office:value="-9.15846096650367" calcext:value-type="float">
            <text:p>-9.158460966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00000000698854" calcext:value-type="float">
            <text:p>6.98854E-10</text:p>
          </table:table-cell>
          <table:table-cell table:formula="of:=LOG([.B1696];10)" office:value-type="float" office:value="-9.1556135447367" calcext:value-type="float">
            <text:p>-9.155613544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00000000695351" calcext:value-type="float">
            <text:p>6.95351E-10</text:p>
          </table:table-cell>
          <table:table-cell table:formula="of:=LOG([.B1697];10)" office:value-type="float" office:value="-9.15779591644164" calcext:value-type="float">
            <text:p>-9.157795916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00000000696767" calcext:value-type="float">
            <text:p>6.96767E-10</text:p>
          </table:table-cell>
          <table:table-cell table:formula="of:=LOG([.B1698];10)" office:value-type="float" office:value="-9.15691242639489" calcext:value-type="float">
            <text:p>-9.156912426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00000000689635" calcext:value-type="float">
            <text:p>6.89635E-10</text:p>
          </table:table-cell>
          <table:table-cell table:formula="of:=LOG([.B1699];10)" office:value-type="float" office:value="-9.16138070553436" calcext:value-type="float">
            <text:p>-9.16138070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701588" calcext:value-type="float">
            <text:p>7.01588E-10</text:p>
          </table:table-cell>
          <table:table-cell table:formula="of:=LOG([.B1700];10)" office:value-type="float" office:value="-9.15391784777536" calcext:value-type="float">
            <text:p>-9.153917847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00000000699135" calcext:value-type="float">
            <text:p>6.99135E-10</text:p>
          </table:table-cell>
          <table:table-cell table:formula="of:=LOG([.B1701];10)" office:value-type="float" office:value="-9.15543895573627" calcext:value-type="float">
            <text:p>-9.155438955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0000000074423" calcext:value-type="float">
            <text:p>7.4423E-10</text:p>
          </table:table-cell>
          <table:table-cell table:formula="of:=LOG([.B1702];10)" office:value-type="float" office:value="-9.1282928274993" calcext:value-type="float">
            <text:p>-9.128292827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00000000647424" calcext:value-type="float">
            <text:p>6.47424E-10</text:p>
          </table:table-cell>
          <table:table-cell table:formula="of:=LOG([.B1703];10)" office:value-type="float" office:value="-9.18881120534375" calcext:value-type="float">
            <text:p>-9.188811205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000000007067" calcext:value-type="float">
            <text:p>7.067E-10</text:p>
          </table:table-cell>
          <table:table-cell table:formula="of:=LOG([.B1704];10)" office:value-type="float" office:value="-9.15076490868528" calcext:value-type="float">
            <text:p>-9.150764908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0000000071662" calcext:value-type="float">
            <text:p>7.1662E-10</text:p>
          </table:table-cell>
          <table:table-cell table:formula="of:=LOG([.B1705];10)" office:value-type="float" office:value="-9.14471107536551" calcext:value-type="float">
            <text:p>-9.144711075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00000000770996" calcext:value-type="float">
            <text:p>7.70996E-10</text:p>
          </table:table-cell>
          <table:table-cell table:formula="of:=LOG([.B1706];10)" office:value-type="float" office:value="-9.11294787510395" calcext:value-type="float">
            <text:p>-9.112947875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00000000650507" calcext:value-type="float">
            <text:p>6.50507E-10</text:p>
          </table:table-cell>
          <table:table-cell table:formula="of:=LOG([.B1707];10)" office:value-type="float" office:value="-9.18674802570498" calcext:value-type="float">
            <text:p>-9.186748025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00000000844411" calcext:value-type="float">
            <text:p>8.44411E-10</text:p>
          </table:table-cell>
          <table:table-cell table:formula="of:=LOG([.B1708];10)" office:value-type="float" office:value="-9.0734461178464" calcext:value-type="float">
            <text:p>-9.073446117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00000000700771" calcext:value-type="float">
            <text:p>7.00771E-10</text:p>
          </table:table-cell>
          <table:table-cell table:formula="of:=LOG([.B1709];10)" office:value-type="float" office:value="-9.15442387887275" calcext:value-type="float">
            <text:p>-9.154423878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00000000728554" calcext:value-type="float">
            <text:p>7.28554E-10</text:p>
          </table:table-cell>
          <table:table-cell table:formula="of:=LOG([.B1710];10)" office:value-type="float" office:value="-9.13753825304584" calcext:value-type="float">
            <text:p>-9.13753825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00000000704766" calcext:value-type="float">
            <text:p>7.04766E-10</text:p>
          </table:table-cell>
          <table:table-cell table:formula="of:=LOG([.B1711];10)" office:value-type="float" office:value="-9.15195505574322" calcext:value-type="float">
            <text:p>-9.151955055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00000000737371" calcext:value-type="float">
            <text:p>7.37371E-10</text:p>
          </table:table-cell>
          <table:table-cell table:formula="of:=LOG([.B1712];10)" office:value-type="float" office:value="-9.13231394672398" calcext:value-type="float">
            <text:p>-9.132313946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00000000685785" calcext:value-type="float">
            <text:p>6.85785E-10</text:p>
          </table:table-cell>
          <table:table-cell table:formula="of:=LOG([.B1713];10)" office:value-type="float" office:value="-9.16381201832937" calcext:value-type="float">
            <text:p>-9.163812018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0000000075893" calcext:value-type="float">
            <text:p>7.5893E-10</text:p>
          </table:table-cell>
          <table:table-cell table:formula="of:=LOG([.B1714];10)" office:value-type="float" office:value="-9.11979827946116" calcext:value-type="float">
            <text:p>-9.119798279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000000000692889" calcext:value-type="float">
            <text:p>6.92889E-10</text:p>
          </table:table-cell>
          <table:table-cell table:formula="of:=LOG([.B1715];10)" office:value-type="float" office:value="-9.15933633327941" calcext:value-type="float">
            <text:p>-9.159336333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000000000720302" calcext:value-type="float">
            <text:p>7.20302E-10</text:p>
          </table:table-cell>
          <table:table-cell table:formula="of:=LOG([.B1716];10)" office:value-type="float" office:value="-9.14248537935387" calcext:value-type="float">
            <text:p>-9.142485379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000000000740456" calcext:value-type="float">
            <text:p>7.40456E-10</text:p>
          </table:table-cell>
          <table:table-cell table:formula="of:=LOG([.B1717];10)" office:value-type="float" office:value="-9.13050074338848" calcext:value-type="float">
            <text:p>-9.1305007434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00000000747783" calcext:value-type="float">
            <text:p>7.47783E-10</text:p>
          </table:table-cell>
          <table:table-cell table:formula="of:=LOG([.B1718];10)" office:value-type="float" office:value="-9.12622441226299" calcext:value-type="float">
            <text:p>-9.126224412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0000000068306" calcext:value-type="float">
            <text:p>6.8306E-10</text:p>
          </table:table-cell>
          <table:table-cell table:formula="of:=LOG([.B1719];10)" office:value-type="float" office:value="-9.16554114620949" calcext:value-type="float">
            <text:p>-9.165541146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0000000691415" calcext:value-type="float">
            <text:p>6.91415E-10</text:p>
          </table:table-cell>
          <table:table-cell table:formula="of:=LOG([.B1720];10)" office:value-type="float" office:value="-9.16026120282866" calcext:value-type="float">
            <text:p>-9.160261202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00000000668421" calcext:value-type="float">
            <text:p>6.68421E-10</text:p>
          </table:table-cell>
          <table:table-cell table:formula="of:=LOG([.B1721];10)" office:value-type="float" office:value="-9.17494991419329" calcext:value-type="float">
            <text:p>-9.174949914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0000000069864" calcext:value-type="float">
            <text:p>6.9864E-10</text:p>
          </table:table-cell>
          <table:table-cell table:formula="of:=LOG([.B1722];10)" office:value-type="float" office:value="-9.15574655284958" calcext:value-type="float">
            <text:p>-9.155746552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0000000069903" calcext:value-type="float">
            <text:p>6.9903E-10</text:p>
          </table:table-cell>
          <table:table-cell table:formula="of:=LOG([.B1723];10)" office:value-type="float" office:value="-9.15550418540614" calcext:value-type="float">
            <text:p>-9.155504185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00000000723433" calcext:value-type="float">
            <text:p>7.23433E-10</text:p>
          </table:table-cell>
          <table:table-cell table:formula="of:=LOG([.B1724];10)" office:value-type="float" office:value="-9.14060168441733" calcext:value-type="float">
            <text:p>-9.1406016844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00000000744774" calcext:value-type="float">
            <text:p>7.44774E-10</text:p>
          </table:table-cell>
          <table:table-cell table:formula="of:=LOG([.B1725];10)" office:value-type="float" office:value="-9.12797549294726" calcext:value-type="float">
            <text:p>-9.127975492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0000000068965" calcext:value-type="float">
            <text:p>6.8965E-10</text:p>
          </table:table-cell>
          <table:table-cell table:formula="of:=LOG([.B1726];10)" office:value-type="float" office:value="-9.1613712594558" calcext:value-type="float">
            <text:p>-9.161371259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00000000732035" calcext:value-type="float">
            <text:p>7.32035E-10</text:p>
          </table:table-cell>
          <table:table-cell table:formula="of:=LOG([.B1727];10)" office:value-type="float" office:value="-9.13546815399149" calcext:value-type="float">
            <text:p>-9.13546815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00000000704916" calcext:value-type="float">
            <text:p>7.04916E-10</text:p>
          </table:table-cell>
          <table:table-cell table:formula="of:=LOG([.B1728];10)" office:value-type="float" office:value="-9.15186263181707" calcext:value-type="float">
            <text:p>-9.151862631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00000000076014" calcext:value-type="float">
            <text:p>7.6014E-10</text:p>
          </table:table-cell>
          <table:table-cell table:formula="of:=LOG([.B1729];10)" office:value-type="float" office:value="-9.11910641347179" calcext:value-type="float">
            <text:p>-9.119106413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00000000777803" calcext:value-type="float">
            <text:p>7.77803E-10</text:p>
          </table:table-cell>
          <table:table-cell table:formula="of:=LOG([.B1730];10)" office:value-type="float" office:value="-9.10913038610379" calcext:value-type="float">
            <text:p>-9.109130386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00000000077427" calcext:value-type="float">
            <text:p>7.7427E-10</text:p>
          </table:table-cell>
          <table:table-cell table:formula="of:=LOG([.B1731];10)" office:value-type="float" office:value="-9.11110756765996" calcext:value-type="float">
            <text:p>-9.111107567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00000000066014" calcext:value-type="float">
            <text:p>6.6014E-10</text:p>
          </table:table-cell>
          <table:table-cell table:formula="of:=LOG([.B1732];10)" office:value-type="float" office:value="-9.18036395115546" calcext:value-type="float">
            <text:p>-9.180363951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00000000738113" calcext:value-type="float">
            <text:p>7.38113E-10</text:p>
          </table:table-cell>
          <table:table-cell table:formula="of:=LOG([.B1733];10)" office:value-type="float" office:value="-9.13187714560281" calcext:value-type="float">
            <text:p>-9.131877145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00000000671577" calcext:value-type="float">
            <text:p>6.71577E-10</text:p>
          </table:table-cell>
          <table:table-cell table:formula="of:=LOG([.B1734];10)" office:value-type="float" office:value="-9.17290418588737" calcext:value-type="float">
            <text:p>-9.172904185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00000000726227" calcext:value-type="float">
            <text:p>7.26227E-10</text:p>
          </table:table-cell>
          <table:table-cell table:formula="of:=LOG([.B1735];10)" office:value-type="float" office:value="-9.13892760872383" calcext:value-type="float">
            <text:p>-9.138927608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00000000726916" calcext:value-type="float">
            <text:p>7.26916E-10</text:p>
          </table:table-cell>
          <table:table-cell table:formula="of:=LOG([.B1736];10)" office:value-type="float" office:value="-9.13851577187025" calcext:value-type="float">
            <text:p>-9.138515771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000000000760869" calcext:value-type="float">
            <text:p>7.60869E-10</text:p>
          </table:table-cell>
          <table:table-cell table:formula="of:=LOG([.B1737];10)" office:value-type="float" office:value="-9.11869010995018" calcext:value-type="float">
            <text:p>-9.1186901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000000000658371" calcext:value-type="float">
            <text:p>6.58371E-10</text:p>
          </table:table-cell>
          <table:table-cell table:formula="of:=LOG([.B1738];10)" office:value-type="float" office:value="-9.18152930722676" calcext:value-type="float">
            <text:p>-9.181529307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000000000714064" calcext:value-type="float">
            <text:p>7.14064E-10</text:p>
          </table:table-cell>
          <table:table-cell table:formula="of:=LOG([.B1739];10)" office:value-type="float" office:value="-9.14626286161149" calcext:value-type="float">
            <text:p>-9.146262861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0000000657765" calcext:value-type="float">
            <text:p>6.57765E-10</text:p>
          </table:table-cell>
          <table:table-cell table:formula="of:=LOG([.B1740];10)" office:value-type="float" office:value="-9.1819292392621" calcext:value-type="float">
            <text:p>-9.181929239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000000000737155" calcext:value-type="float">
            <text:p>7.37155E-10</text:p>
          </table:table-cell>
          <table:table-cell table:formula="of:=LOG([.B1741];10)" office:value-type="float" office:value="-9.1324411843702" calcext:value-type="float">
            <text:p>-9.132441184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00000000716214" calcext:value-type="float">
            <text:p>7.16214E-10</text:p>
          </table:table-cell>
          <table:table-cell table:formula="of:=LOG([.B1742];10)" office:value-type="float" office:value="-9.14495719398689" calcext:value-type="float">
            <text:p>-9.14495719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00000000722309" calcext:value-type="float">
            <text:p>7.22309E-10</text:p>
          </table:table-cell>
          <table:table-cell table:formula="of:=LOG([.B1743];10)" office:value-type="float" office:value="-9.1412769737788" calcext:value-type="float">
            <text:p>-9.141276973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00000000697242" calcext:value-type="float">
            <text:p>6.97242E-10</text:p>
          </table:table-cell>
          <table:table-cell table:formula="of:=LOG([.B1744];10)" office:value-type="float" office:value="-9.15661646003185" calcext:value-type="float">
            <text:p>-9.1566164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00000000718779" calcext:value-type="float">
            <text:p>7.18779E-10</text:p>
          </table:table-cell>
          <table:table-cell table:formula="of:=LOG([.B1745];10)" office:value-type="float" office:value="-9.14340461981758" calcext:value-type="float">
            <text:p>-9.143404619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00000000785547" calcext:value-type="float">
            <text:p>7.85547E-10</text:p>
          </table:table-cell>
          <table:table-cell table:formula="of:=LOG([.B1746];10)" office:value-type="float" office:value="-9.10482782560808" calcext:value-type="float">
            <text:p>-9.104827825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000000000682368" calcext:value-type="float">
            <text:p>6.82368E-10</text:p>
          </table:table-cell>
          <table:table-cell table:formula="of:=LOG([.B1747];10)" office:value-type="float" office:value="-9.16598134782717" calcext:value-type="float">
            <text:p>-9.1659813478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000000000748611" calcext:value-type="float">
            <text:p>7.48611E-10</text:p>
          </table:table-cell>
          <table:table-cell table:formula="of:=LOG([.B1748];10)" office:value-type="float" office:value="-9.12574379570382" calcext:value-type="float">
            <text:p>-9.125743795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000000000735266" calcext:value-type="float">
            <text:p>7.35266E-10</text:p>
          </table:table-cell>
          <table:table-cell table:formula="of:=LOG([.B1749];10)" office:value-type="float" office:value="-9.13355551610875" calcext:value-type="float">
            <text:p>-9.133555516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000000727887" calcext:value-type="float">
            <text:p>7.27887E-10</text:p>
          </table:table-cell>
          <table:table-cell table:formula="of:=LOG([.B1750];10)" office:value-type="float" office:value="-9.1379360370133" calcext:value-type="float">
            <text:p>-9.13793603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000000000762908" calcext:value-type="float">
            <text:p>7.62908E-10</text:p>
          </table:table-cell>
          <table:table-cell table:formula="of:=LOG([.B1751];10)" office:value-type="float" office:value="-9.1175278309853" calcext:value-type="float">
            <text:p>-9.11752783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00000000706335" calcext:value-type="float">
            <text:p>7.06335E-10</text:p>
          </table:table-cell>
          <table:table-cell table:formula="of:=LOG([.B1752];10)" office:value-type="float" office:value="-9.15098927324726" calcext:value-type="float">
            <text:p>-9.150989273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0000000070174" calcext:value-type="float">
            <text:p>7.0174E-10</text:p>
          </table:table-cell>
          <table:table-cell table:formula="of:=LOG([.B1753];10)" office:value-type="float" office:value="-9.15382376747266" calcext:value-type="float">
            <text:p>-9.153823767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000000000683324" calcext:value-type="float">
            <text:p>6.83324E-10</text:p>
          </table:table-cell>
          <table:table-cell table:formula="of:=LOG([.B1754];10)" office:value-type="float" office:value="-9.16537332553149" calcext:value-type="float">
            <text:p>-9.165373325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000000000671786" calcext:value-type="float">
            <text:p>6.71786E-10</text:p>
          </table:table-cell>
          <table:table-cell table:formula="of:=LOG([.B1755];10)" office:value-type="float" office:value="-9.17276905108396" calcext:value-type="float">
            <text:p>-9.172769051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000000007014" calcext:value-type="float">
            <text:p>7.014E-10</text:p>
          </table:table-cell>
          <table:table-cell table:formula="of:=LOG([.B1756];10)" office:value-type="float" office:value="-9.15403423845452" calcext:value-type="float">
            <text:p>-9.154034238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00000000805607" calcext:value-type="float">
            <text:p>8.05607E-10</text:p>
          </table:table-cell>
          <table:table-cell table:formula="of:=LOG([.B1757];10)" office:value-type="float" office:value="-9.09387676880974" calcext:value-type="float">
            <text:p>-9.093876768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000000000814305" calcext:value-type="float">
            <text:p>8.14305E-10</text:p>
          </table:table-cell>
          <table:table-cell table:formula="of:=LOG([.B1758];10)" office:value-type="float" office:value="-9.08921289854163" calcext:value-type="float">
            <text:p>-9.089212898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00000000735188" calcext:value-type="float">
            <text:p>7.35188E-10</text:p>
          </table:table-cell>
          <table:table-cell table:formula="of:=LOG([.B1759];10)" office:value-type="float" office:value="-9.13360159027308" calcext:value-type="float">
            <text:p>-9.133601590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0000000710879" calcext:value-type="float">
            <text:p>7.10879E-10</text:p>
          </table:table-cell>
          <table:table-cell table:formula="of:=LOG([.B1760];10)" office:value-type="float" office:value="-9.1482043150288" calcext:value-type="float">
            <text:p>-9.14820431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0000000072912" calcext:value-type="float">
            <text:p>7.2912E-10</text:p>
          </table:table-cell>
          <table:table-cell table:formula="of:=LOG([.B1761];10)" office:value-type="float" office:value="-9.13720098876163" calcext:value-type="float">
            <text:p>-9.137200988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000000000745344" calcext:value-type="float">
            <text:p>7.45344E-10</text:p>
          </table:table-cell>
          <table:table-cell table:formula="of:=LOG([.B1762];10)" office:value-type="float" office:value="-9.12764324024411" calcext:value-type="float">
            <text:p>-9.127643240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000000000699303" calcext:value-type="float">
            <text:p>6.99303E-10</text:p>
          </table:table-cell>
          <table:table-cell table:formula="of:=LOG([.B1763];10)" office:value-type="float" office:value="-9.15533460863857" calcext:value-type="float">
            <text:p>-9.155334608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000000000744512" calcext:value-type="float">
            <text:p>7.44512E-10</text:p>
          </table:table-cell>
          <table:table-cell table:formula="of:=LOG([.B1764];10)" office:value-type="float" office:value="-9.12812829792284" calcext:value-type="float">
            <text:p>-9.1281282979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0000000070872" calcext:value-type="float">
            <text:p>7.0872E-10</text:p>
          </table:table-cell>
          <table:table-cell table:formula="of:=LOG([.B1765];10)" office:value-type="float" office:value="-9.14952531132331" calcext:value-type="float">
            <text:p>-9.149525311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00000000763475" calcext:value-type="float">
            <text:p>7.63475E-10</text:p>
          </table:table-cell>
          <table:table-cell table:formula="of:=LOG([.B1766];10)" office:value-type="float" office:value="-9.11720517935387" calcext:value-type="float">
            <text:p>-9.117205179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00000000075121" calcext:value-type="float">
            <text:p>7.5121E-10</text:p>
          </table:table-cell>
          <table:table-cell table:formula="of:=LOG([.B1767];10)" office:value-type="float" office:value="-9.12423863943748" calcext:value-type="float">
            <text:p>-9.124238639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00000000773486" calcext:value-type="float">
            <text:p>7.73486E-10</text:p>
          </table:table-cell>
          <table:table-cell table:formula="of:=LOG([.B1768];10)" office:value-type="float" office:value="-9.11154754256936" calcext:value-type="float">
            <text:p>-9.111547542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00000000760091" calcext:value-type="float">
            <text:p>7.60091E-10</text:p>
          </table:table-cell>
          <table:table-cell table:formula="of:=LOG([.B1769];10)" office:value-type="float" office:value="-9.11913440978237" calcext:value-type="float">
            <text:p>-9.119134409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00000000713157" calcext:value-type="float">
            <text:p>7.13157E-10</text:p>
          </table:table-cell>
          <table:table-cell table:formula="of:=LOG([.B1770];10)" office:value-type="float" office:value="-9.14681485061405" calcext:value-type="float">
            <text:p>-9.146814850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00000000765963" calcext:value-type="float">
            <text:p>7.65963E-10</text:p>
          </table:table-cell>
          <table:table-cell table:formula="of:=LOG([.B1771];10)" office:value-type="float" office:value="-9.11579220854485" calcext:value-type="float">
            <text:p>-9.115792208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000000000731344" calcext:value-type="float">
            <text:p>7.31344E-10</text:p>
          </table:table-cell>
          <table:table-cell table:formula="of:=LOG([.B1772];10)" office:value-type="float" office:value="-9.13587829724119" calcext:value-type="float">
            <text:p>-9.135878297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000000000909491" calcext:value-type="float">
            <text:p>9.09491E-10</text:p>
          </table:table-cell>
          <table:table-cell table:formula="of:=LOG([.B1773];10)" office:value-type="float" office:value="-9.04120159420322" calcext:value-type="float">
            <text:p>-9.041201594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00000000743188" calcext:value-type="float">
            <text:p>7.43188E-10</text:p>
          </table:table-cell>
          <table:table-cell table:formula="of:=LOG([.B1774];10)" office:value-type="float" office:value="-9.12890131136083" calcext:value-type="float">
            <text:p>-9.128901311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00000000717402" calcext:value-type="float">
            <text:p>7.17402E-10</text:p>
          </table:table-cell>
          <table:table-cell table:formula="of:=LOG([.B1775];10)" office:value-type="float" office:value="-9.14423741691604" calcext:value-type="float">
            <text:p>-9.144237416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000000000677256" calcext:value-type="float">
            <text:p>6.77256E-10</text:p>
          </table:table-cell>
          <table:table-cell table:formula="of:=LOG([.B1776];10)" office:value-type="float" office:value="-9.16924713874168" calcext:value-type="float">
            <text:p>-9.169247138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000000000844394" calcext:value-type="float">
            <text:p>8.44394E-10</text:p>
          </table:table-cell>
          <table:table-cell table:formula="of:=LOG([.B1777];10)" office:value-type="float" office:value="-9.07345486131434" calcext:value-type="float">
            <text:p>-9.073454861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00000000797444" calcext:value-type="float">
            <text:p>7.97444E-10</text:p>
          </table:table-cell>
          <table:table-cell table:formula="of:=LOG([.B1778];10)" office:value-type="float" office:value="-9.098299805255" calcext:value-type="float">
            <text:p>-9.098299805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000000000679495" calcext:value-type="float">
            <text:p>6.79495E-10</text:p>
          </table:table-cell>
          <table:table-cell table:formula="of:=LOG([.B1779];10)" office:value-type="float" office:value="-9.1678137346348" calcext:value-type="float">
            <text:p>-9.167813734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000000075446" calcext:value-type="float">
            <text:p>7.5446E-10</text:p>
          </table:table-cell>
          <table:table-cell table:formula="of:=LOG([.B1780];10)" office:value-type="float" office:value="-9.12236378072574" calcext:value-type="float">
            <text:p>-9.122363780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00000000671203" calcext:value-type="float">
            <text:p>6.71203E-10</text:p>
          </table:table-cell>
          <table:table-cell table:formula="of:=LOG([.B1781];10)" office:value-type="float" office:value="-9.17314611105818" calcext:value-type="float">
            <text:p>-9.173146111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000000000688472" calcext:value-type="float">
            <text:p>6.88472E-10</text:p>
          </table:table-cell>
          <table:table-cell table:formula="of:=LOG([.B1782];10)" office:value-type="float" office:value="-9.16211371770592" calcext:value-type="float">
            <text:p>-9.162113717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00000000762522" calcext:value-type="float">
            <text:p>7.62522E-10</text:p>
          </table:table-cell>
          <table:table-cell table:formula="of:=LOG([.B1783];10)" office:value-type="float" office:value="-9.1177476216982" calcext:value-type="float">
            <text:p>-9.117747621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00000000695078" calcext:value-type="float">
            <text:p>6.95078E-10</text:p>
          </table:table-cell>
          <table:table-cell table:formula="of:=LOG([.B1784];10)" office:value-type="float" office:value="-9.15796645718135" calcext:value-type="float">
            <text:p>-9.157966457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0000000075898" calcext:value-type="float">
            <text:p>7.5898E-10</text:p>
          </table:table-cell>
          <table:table-cell table:formula="of:=LOG([.B1785];10)" office:value-type="float" office:value="-9.11976966811516" calcext:value-type="float">
            <text:p>-9.119769668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000000000720318" calcext:value-type="float">
            <text:p>7.20318E-10</text:p>
          </table:table-cell>
          <table:table-cell table:formula="of:=LOG([.B1786];10)" office:value-type="float" office:value="-9.14247573251888" calcext:value-type="float">
            <text:p>-9.142475732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000000000742551" calcext:value-type="float">
            <text:p>7.42551E-10</text:p>
          </table:table-cell>
          <table:table-cell table:formula="of:=LOG([.B1787];10)" office:value-type="float" office:value="-9.12927371270713" calcext:value-type="float">
            <text:p>-9.129273712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000000000811535" calcext:value-type="float">
            <text:p>8.11535E-10</text:p>
          </table:table-cell>
          <table:table-cell table:formula="of:=LOG([.B1788];10)" office:value-type="float" office:value="-9.09069274511799" calcext:value-type="float">
            <text:p>-9.090692745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000000000741956" calcext:value-type="float">
            <text:p>7.41956E-10</text:p>
          </table:table-cell>
          <table:table-cell table:formula="of:=LOG([.B1789];10)" office:value-type="float" office:value="-9.12962184879617" calcext:value-type="float">
            <text:p>-9.129621848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00000000693401" calcext:value-type="float">
            <text:p>6.93401E-10</text:p>
          </table:table-cell>
          <table:table-cell table:formula="of:=LOG([.B1790];10)" office:value-type="float" office:value="-9.15901553635402" calcext:value-type="float">
            <text:p>-9.159015536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000000000700869" calcext:value-type="float">
            <text:p>7.00869E-10</text:p>
          </table:table-cell>
          <table:table-cell table:formula="of:=LOG([.B1791];10)" office:value-type="float" office:value="-9.15436314878615" calcext:value-type="float">
            <text:p>-9.154363148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00000000781407" calcext:value-type="float">
            <text:p>7.81407E-10</text:p>
          </table:table-cell>
          <table:table-cell table:formula="of:=LOG([.B1792];10)" office:value-type="float" office:value="-9.10712270259708" calcext:value-type="float">
            <text:p>-9.107122702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00000000742295" calcext:value-type="float">
            <text:p>7.42295E-10</text:p>
          </table:table-cell>
          <table:table-cell table:formula="of:=LOG([.B1793];10)" office:value-type="float" office:value="-9.1294234647871" calcext:value-type="float">
            <text:p>-9.129423464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00000000688005" calcext:value-type="float">
            <text:p>6.88005E-10</text:p>
          </table:table-cell>
          <table:table-cell table:formula="of:=LOG([.B1794];10)" office:value-type="float" office:value="-9.16240840556606" calcext:value-type="float">
            <text:p>-9.162408405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0000000007473" calcext:value-type="float">
            <text:p>7.473E-10</text:p>
          </table:table-cell>
          <table:table-cell table:formula="of:=LOG([.B1795];10)" office:value-type="float" office:value="-9.12650501774383" calcext:value-type="float">
            <text:p>-9.126505017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000000000751518" calcext:value-type="float">
            <text:p>7.51518E-10</text:p>
          </table:table-cell>
          <table:table-cell table:formula="of:=LOG([.B1796];10)" office:value-type="float" office:value="-9.12406061293861" calcext:value-type="float">
            <text:p>-9.124060612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000000000702805" calcext:value-type="float">
            <text:p>7.02805E-10</text:p>
          </table:table-cell>
          <table:table-cell table:formula="of:=LOG([.B1797];10)" office:value-type="float" office:value="-9.15316515744327" calcext:value-type="float">
            <text:p>-9.153165157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000000000738728" calcext:value-type="float">
            <text:p>7.38728E-10</text:p>
          </table:table-cell>
          <table:table-cell table:formula="of:=LOG([.B1798];10)" office:value-type="float" office:value="-9.13151543960764" calcext:value-type="float">
            <text:p>-9.131515439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000000000721155" calcext:value-type="float">
            <text:p>7.21155E-10</text:p>
          </table:table-cell>
          <table:table-cell table:formula="of:=LOG([.B1799];10)" office:value-type="float" office:value="-9.14197138103646" calcext:value-type="float">
            <text:p>-9.1419713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699412" calcext:value-type="float">
            <text:p>6.99412E-10</text:p>
          </table:table-cell>
          <table:table-cell table:formula="of:=LOG([.B1800];10)" office:value-type="float" office:value="-9.15526692065549" calcext:value-type="float">
            <text:p>-9.155266920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00000000745765" calcext:value-type="float">
            <text:p>7.45765E-10</text:p>
          </table:table-cell>
          <table:table-cell table:formula="of:=LOG([.B1801];10)" office:value-type="float" office:value="-9.12739800266357" calcext:value-type="float">
            <text:p>-9.127398002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000000000709615" calcext:value-type="float">
            <text:p>7.09615E-10</text:p>
          </table:table-cell>
          <table:table-cell table:formula="of:=LOG([.B1802];10)" office:value-type="float" office:value="-9.14897721286576" calcext:value-type="float">
            <text:p>-9.1489772129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00000000722724" calcext:value-type="float">
            <text:p>7.22724E-10</text:p>
          </table:table-cell>
          <table:table-cell table:formula="of:=LOG([.B1803];10)" office:value-type="float" office:value="-9.14102752312273" calcext:value-type="float">
            <text:p>-9.141027523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000000000729799" calcext:value-type="float">
            <text:p>7.29799E-10</text:p>
          </table:table-cell>
          <table:table-cell table:formula="of:=LOG([.B1804];10)" office:value-type="float" office:value="-9.13679673605876" calcext:value-type="float">
            <text:p>-9.136796736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00000000732379" calcext:value-type="float">
            <text:p>7.32379E-10</text:p>
          </table:table-cell>
          <table:table-cell table:formula="of:=LOG([.B1805];10)" office:value-type="float" office:value="-9.13526411701217" calcext:value-type="float">
            <text:p>-9.13526411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000000000685438" calcext:value-type="float">
            <text:p>6.85438E-10</text:p>
          </table:table-cell>
          <table:table-cell table:formula="of:=LOG([.B1806];10)" office:value-type="float" office:value="-9.16403182238522" calcext:value-type="float">
            <text:p>-9.164031822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00000000773358" calcext:value-type="float">
            <text:p>7.73358E-10</text:p>
          </table:table-cell>
          <table:table-cell table:formula="of:=LOG([.B1807];10)" office:value-type="float" office:value="-9.11161941755328" calcext:value-type="float">
            <text:p>-9.111619417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000000000691246" calcext:value-type="float">
            <text:p>6.91246E-10</text:p>
          </table:table-cell>
          <table:table-cell table:formula="of:=LOG([.B1808];10)" office:value-type="float" office:value="-9.16036736879097" calcext:value-type="float">
            <text:p>-9.160367368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000000000712763" calcext:value-type="float">
            <text:p>7.12763E-10</text:p>
          </table:table-cell>
          <table:table-cell table:formula="of:=LOG([.B1809];10)" office:value-type="float" office:value="-9.14705485290061" calcext:value-type="float">
            <text:p>-9.147054852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0000000074664" calcext:value-type="float">
            <text:p>7.4664E-10</text:p>
          </table:table-cell>
          <table:table-cell table:formula="of:=LOG([.B1810];10)" office:value-type="float" office:value="-9.12688874717969" calcext:value-type="float">
            <text:p>-9.126888747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00000000069122" calcext:value-type="float">
            <text:p>6.9122E-10</text:p>
          </table:table-cell>
          <table:table-cell table:formula="of:=LOG([.B1811];10)" office:value-type="float" office:value="-9.16038370431971" calcext:value-type="float">
            <text:p>-9.160383704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000000000709591" calcext:value-type="float">
            <text:p>7.09591E-10</text:p>
          </table:table-cell>
          <table:table-cell table:formula="of:=LOG([.B1812];10)" office:value-type="float" office:value="-9.14899190145582" calcext:value-type="float">
            <text:p>-9.148991901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000000000743865" calcext:value-type="float">
            <text:p>7.43865E-10</text:p>
          </table:table-cell>
          <table:table-cell table:formula="of:=LOG([.B1813];10)" office:value-type="float" office:value="-9.12850587503871" calcext:value-type="float">
            <text:p>-9.12850587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00000000683811" calcext:value-type="float">
            <text:p>6.83811E-10</text:p>
          </table:table-cell>
          <table:table-cell table:formula="of:=LOG([.B1814];10)" office:value-type="float" office:value="-9.16506391728485" calcext:value-type="float">
            <text:p>-9.165063917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00000000739208" calcext:value-type="float">
            <text:p>7.39208E-10</text:p>
          </table:table-cell>
          <table:table-cell table:formula="of:=LOG([.B1815];10)" office:value-type="float" office:value="-9.13123334165665" calcext:value-type="float">
            <text:p>-9.131233341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000000000756292" calcext:value-type="float">
            <text:p>7.56292E-10</text:p>
          </table:table-cell>
          <table:table-cell table:formula="of:=LOG([.B1816];10)" office:value-type="float" office:value="-9.12131049351402" calcext:value-type="float">
            <text:p>-9.121310493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00000000690972" calcext:value-type="float">
            <text:p>6.90972E-10</text:p>
          </table:table-cell>
          <table:table-cell table:formula="of:=LOG([.B1817];10)" office:value-type="float" office:value="-9.16053955102214" calcext:value-type="float">
            <text:p>-9.16053955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0000000081846" calcext:value-type="float">
            <text:p>8.1846E-10</text:p>
          </table:table-cell>
          <table:table-cell table:formula="of:=LOG([.B1818];10)" office:value-type="float" office:value="-9.08700254069159" calcext:value-type="float">
            <text:p>-9.087002540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000000000725396" calcext:value-type="float">
            <text:p>7.25396E-10</text:p>
          </table:table-cell>
          <table:table-cell table:formula="of:=LOG([.B1819];10)" office:value-type="float" office:value="-9.13942484354841" calcext:value-type="float">
            <text:p>-9.139424843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0000000736677" calcext:value-type="float">
            <text:p>7.36677E-10</text:p>
          </table:table-cell>
          <table:table-cell table:formula="of:=LOG([.B1820];10)" office:value-type="float" office:value="-9.13272288916373" calcext:value-type="float">
            <text:p>-9.132722889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000000000707219" calcext:value-type="float">
            <text:p>7.07219E-10</text:p>
          </table:table-cell>
          <table:table-cell table:formula="of:=LOG([.B1821];10)" office:value-type="float" office:value="-9.15044608017214" calcext:value-type="float">
            <text:p>-9.150446080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000000000736934" calcext:value-type="float">
            <text:p>7.36934E-10</text:p>
          </table:table-cell>
          <table:table-cell table:formula="of:=LOG([.B1822];10)" office:value-type="float" office:value="-9.13257140592564" calcext:value-type="float">
            <text:p>-9.132571405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000000000757618" calcext:value-type="float">
            <text:p>7.57618E-10</text:p>
          </table:table-cell>
          <table:table-cell table:formula="of:=LOG([.B1823];10)" office:value-type="float" office:value="-9.12054971562066" calcext:value-type="float">
            <text:p>-9.120549715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000000000724632" calcext:value-type="float">
            <text:p>7.24632E-10</text:p>
          </table:table-cell>
          <table:table-cell table:formula="of:=LOG([.B1824];10)" office:value-type="float" office:value="-9.13988249128332" calcext:value-type="float">
            <text:p>-9.139882491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00000000737848" calcext:value-type="float">
            <text:p>7.37848E-10</text:p>
          </table:table-cell>
          <table:table-cell table:formula="of:=LOG([.B1825];10)" office:value-type="float" office:value="-9.13203309557566" calcext:value-type="float">
            <text:p>-9.132033095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000000000742651" calcext:value-type="float">
            <text:p>7.42651E-10</text:p>
          </table:table-cell>
          <table:table-cell table:formula="of:=LOG([.B1826];10)" office:value-type="float" office:value="-9.12921522982297" calcext:value-type="float">
            <text:p>-9.129215229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000000000748713" calcext:value-type="float">
            <text:p>7.48713E-10</text:p>
          </table:table-cell>
          <table:table-cell table:formula="of:=LOG([.B1827];10)" office:value-type="float" office:value="-9.12568462609561" calcext:value-type="float">
            <text:p>-9.125684626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00000000718061" calcext:value-type="float">
            <text:p>7.18061E-10</text:p>
          </table:table-cell>
          <table:table-cell table:formula="of:=LOG([.B1828];10)" office:value-type="float" office:value="-9.14383866044" calcext:value-type="float">
            <text:p>-9.143838660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000000000737842" calcext:value-type="float">
            <text:p>7.37842E-10</text:p>
          </table:table-cell>
          <table:table-cell table:formula="of:=LOG([.B1829];10)" office:value-type="float" office:value="-9.13203662716684" calcext:value-type="float">
            <text:p>-9.132036627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000000000742555" calcext:value-type="float">
            <text:p>7.42555E-10</text:p>
          </table:table-cell>
          <table:table-cell table:formula="of:=LOG([.B1830];10)" office:value-type="float" office:value="-9.12927137324055" calcext:value-type="float">
            <text:p>-9.129271373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00000000736023" calcext:value-type="float">
            <text:p>7.36023E-10</text:p>
          </table:table-cell>
          <table:table-cell table:formula="of:=LOG([.B1831];10)" office:value-type="float" office:value="-9.133108614172" calcext:value-type="float">
            <text:p>-9.133108614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00000000073353" calcext:value-type="float">
            <text:p>7.3353E-10</text:p>
          </table:table-cell>
          <table:table-cell table:formula="of:=LOG([.B1832];10)" office:value-type="float" office:value="-9.13458211962843" calcext:value-type="float">
            <text:p>-9.134582119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00000000076766" calcext:value-type="float">
            <text:p>7.6766E-10</text:p>
          </table:table-cell>
          <table:table-cell table:formula="of:=LOG([.B1833];10)" office:value-type="float" office:value="-9.11483108832614" calcext:value-type="float">
            <text:p>-9.114831088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000000000731046" calcext:value-type="float">
            <text:p>7.31046E-10</text:p>
          </table:table-cell>
          <table:table-cell table:formula="of:=LOG([.B1834];10)" office:value-type="float" office:value="-9.13605529483745" calcext:value-type="float">
            <text:p>-9.13605529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000000000745832" calcext:value-type="float">
            <text:p>7.45832E-10</text:p>
          </table:table-cell>
          <table:table-cell table:formula="of:=LOG([.B1835];10)" office:value-type="float" office:value="-9.12735898712478" calcext:value-type="float">
            <text:p>-9.127358987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00000000074795" calcext:value-type="float">
            <text:p>7.4795E-10</text:p>
          </table:table-cell>
          <table:table-cell table:formula="of:=LOG([.B1836];10)" office:value-type="float" office:value="-9.12612743348566" calcext:value-type="float">
            <text:p>-9.126127433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000000000710477" calcext:value-type="float">
            <text:p>7.10477E-10</text:p>
          </table:table-cell>
          <table:table-cell table:formula="of:=LOG([.B1837];10)" office:value-type="float" office:value="-9.14844997675799" calcext:value-type="float">
            <text:p>-9.148449976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000000000690907" calcext:value-type="float">
            <text:p>6.90907E-10</text:p>
          </table:table-cell>
          <table:table-cell table:formula="of:=LOG([.B1838];10)" office:value-type="float" office:value="-9.16058040719167" calcext:value-type="float">
            <text:p>-9.160580407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000000000741615" calcext:value-type="float">
            <text:p>7.41615E-10</text:p>
          </table:table-cell>
          <table:table-cell table:formula="of:=LOG([.B1839];10)" office:value-type="float" office:value="-9.12982149467889" calcext:value-type="float">
            <text:p>-9.129821494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0000000695606" calcext:value-type="float">
            <text:p>6.95606E-10</text:p>
          </table:table-cell>
          <table:table-cell table:formula="of:=LOG([.B1840];10)" office:value-type="float" office:value="-9.15763668061462" calcext:value-type="float">
            <text:p>-9.157636680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000000000680111" calcext:value-type="float">
            <text:p>6.80111E-10</text:p>
          </table:table-cell>
          <table:table-cell table:formula="of:=LOG([.B1841];10)" office:value-type="float" office:value="-9.1674202008917" calcext:value-type="float">
            <text:p>-9.167420200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00000000745677" calcext:value-type="float">
            <text:p>7.45677E-10</text:p>
          </table:table-cell>
          <table:table-cell table:formula="of:=LOG([.B1842];10)" office:value-type="float" office:value="-9.12744925227898" calcext:value-type="float">
            <text:p>-9.127449252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000000000740309" calcext:value-type="float">
            <text:p>7.40309E-10</text:p>
          </table:table-cell>
          <table:table-cell table:formula="of:=LOG([.B1843];10)" office:value-type="float" office:value="-9.13058697083044" calcext:value-type="float">
            <text:p>-9.130586970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000000000757752" calcext:value-type="float">
            <text:p>7.57752E-10</text:p>
          </table:table-cell>
          <table:table-cell table:formula="of:=LOG([.B1844];10)" office:value-type="float" office:value="-9.12047290868806" calcext:value-type="float">
            <text:p>-9.120472908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000000000766353" calcext:value-type="float">
            <text:p>7.66353E-10</text:p>
          </table:table-cell>
          <table:table-cell table:formula="of:=LOG([.B1845];10)" office:value-type="float" office:value="-9.11557113814997" calcext:value-type="float">
            <text:p>-9.115571138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00000000075851" calcext:value-type="float">
            <text:p>7.5851E-10</text:p>
          </table:table-cell>
          <table:table-cell table:formula="of:=LOG([.B1846];10)" office:value-type="float" office:value="-9.12003868921319" calcext:value-type="float">
            <text:p>-9.120038689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000000000791356" calcext:value-type="float">
            <text:p>7.91356E-10</text:p>
          </table:table-cell>
          <table:table-cell table:formula="of:=LOG([.B1847];10)" office:value-type="float" office:value="-9.1016281005047" calcext:value-type="float">
            <text:p>-9.101628100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000000000827237" calcext:value-type="float">
            <text:p>8.27237E-10</text:p>
          </table:table-cell>
          <table:table-cell table:formula="of:=LOG([.B1848];10)" office:value-type="float" office:value="-9.0823700490368" calcext:value-type="float">
            <text:p>-9.082370049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000000000726943" calcext:value-type="float">
            <text:p>7.26943E-10</text:p>
          </table:table-cell>
          <table:table-cell table:formula="of:=LOG([.B1849];10)" office:value-type="float" office:value="-9.13849964107488" calcext:value-type="float">
            <text:p>-9.138499641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000000702787" calcext:value-type="float">
            <text:p>7.02787E-10</text:p>
          </table:table-cell>
          <table:table-cell table:formula="of:=LOG([.B1850];10)" office:value-type="float" office:value="-9.15317628058665" calcext:value-type="float">
            <text:p>-9.153176280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000000000743578" calcext:value-type="float">
            <text:p>7.43578E-10</text:p>
          </table:table-cell>
          <table:table-cell table:formula="of:=LOG([.B1851];10)" office:value-type="float" office:value="-9.12867346803938" calcext:value-type="float">
            <text:p>-9.12867346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000000000731933" calcext:value-type="float">
            <text:p>7.31933E-10</text:p>
          </table:table-cell>
          <table:table-cell table:formula="of:=LOG([.B1852];10)" office:value-type="float" office:value="-9.13552867175858" calcext:value-type="float">
            <text:p>-9.135528671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000000000761281" calcext:value-type="float">
            <text:p>7.61281E-10</text:p>
          </table:table-cell>
          <table:table-cell table:formula="of:=LOG([.B1853];10)" office:value-type="float" office:value="-9.1184550091639" calcext:value-type="float">
            <text:p>-9.118455009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00000000749761" calcext:value-type="float">
            <text:p>7.49761E-10</text:p>
          </table:table-cell>
          <table:table-cell table:formula="of:=LOG([.B1854];10)" office:value-type="float" office:value="-9.12507715383885" calcext:value-type="float">
            <text:p>-9.1250771538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00000000726687" calcext:value-type="float">
            <text:p>7.26687E-10</text:p>
          </table:table-cell>
          <table:table-cell table:formula="of:=LOG([.B1855];10)" office:value-type="float" office:value="-9.13865260900829" calcext:value-type="float">
            <text:p>-9.13865260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000000000786374" calcext:value-type="float">
            <text:p>7.86374E-10</text:p>
          </table:table-cell>
          <table:table-cell table:formula="of:=LOG([.B1856];10)" office:value-type="float" office:value="-9.10437085408131" calcext:value-type="float">
            <text:p>-9.104370854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000000000699514" calcext:value-type="float">
            <text:p>6.99514E-10</text:p>
          </table:table-cell>
          <table:table-cell table:formula="of:=LOG([.B1857];10)" office:value-type="float" office:value="-9.15520358916086" calcext:value-type="float">
            <text:p>-9.155203589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000000000709815" calcext:value-type="float">
            <text:p>7.09815E-10</text:p>
          </table:table-cell>
          <table:table-cell table:formula="of:=LOG([.B1858];10)" office:value-type="float" office:value="-9.14885482726456" calcext:value-type="float">
            <text:p>-9.148854827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0000000073622" calcext:value-type="float">
            <text:p>7.3622E-10</text:p>
          </table:table-cell>
          <table:table-cell table:formula="of:=LOG([.B1859];10)" office:value-type="float" office:value="-9.13299238877517" calcext:value-type="float">
            <text:p>-9.132992388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00000073024" calcext:value-type="float">
            <text:p>7.3024E-10</text:p>
          </table:table-cell>
          <table:table-cell table:formula="of:=LOG([.B1860];10)" office:value-type="float" office:value="-9.1365343815979" calcext:value-type="float">
            <text:p>-9.136534381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00000000776137" calcext:value-type="float">
            <text:p>7.76137E-10</text:p>
          </table:table-cell>
          <table:table-cell table:formula="of:=LOG([.B1861];10)" office:value-type="float" office:value="-9.11006161238546" calcext:value-type="float">
            <text:p>-9.110061612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00000000780562" calcext:value-type="float">
            <text:p>7.80562E-10</text:p>
          </table:table-cell>
          <table:table-cell table:formula="of:=LOG([.B1862];10)" office:value-type="float" office:value="-9.10759259524285" calcext:value-type="float">
            <text:p>-9.107592595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0000000070745" calcext:value-type="float">
            <text:p>7.0745E-10</text:p>
          </table:table-cell>
          <table:table-cell table:formula="of:=LOG([.B1863];10)" office:value-type="float" office:value="-9.15030424907779" calcext:value-type="float">
            <text:p>-9.150304249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00000000763036" calcext:value-type="float">
            <text:p>7.63036E-10</text:p>
          </table:table-cell>
          <table:table-cell table:formula="of:=LOG([.B1864];10)" office:value-type="float" office:value="-9.11745497156999" calcext:value-type="float">
            <text:p>-9.1174549716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000000000714745" calcext:value-type="float">
            <text:p>7.14745E-10</text:p>
          </table:table-cell>
          <table:table-cell table:formula="of:=LOG([.B1865];10)" office:value-type="float" office:value="-9.14584887406722" calcext:value-type="float">
            <text:p>-9.145848874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0000000070874" calcext:value-type="float">
            <text:p>7.0874E-10</text:p>
          </table:table-cell>
          <table:table-cell table:formula="of:=LOG([.B1866];10)" office:value-type="float" office:value="-9.149513055754" calcext:value-type="float">
            <text:p>-9.149513055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00000000751203" calcext:value-type="float">
            <text:p>7.51203E-10</text:p>
          </table:table-cell>
          <table:table-cell table:formula="of:=LOG([.B1867];10)" office:value-type="float" office:value="-9.12424268634253" calcext:value-type="float">
            <text:p>-9.124242686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0000000075061" calcext:value-type="float">
            <text:p>7.5061E-10</text:p>
          </table:table-cell>
          <table:table-cell table:formula="of:=LOG([.B1868];10)" office:value-type="float" office:value="-9.12458565399716" calcext:value-type="float">
            <text:p>-9.124585654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00000000743304" calcext:value-type="float">
            <text:p>7.43304E-10</text:p>
          </table:table-cell>
          <table:table-cell table:formula="of:=LOG([.B1869];10)" office:value-type="float" office:value="-9.12883353008787" calcext:value-type="float">
            <text:p>-9.128833530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00000000723293" calcext:value-type="float">
            <text:p>7.23293E-10</text:p>
          </table:table-cell>
          <table:table-cell table:formula="of:=LOG([.B1870];10)" office:value-type="float" office:value="-9.14068573796673" calcext:value-type="float">
            <text:p>-9.14068573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00000000801338" calcext:value-type="float">
            <text:p>8.01338E-10</text:p>
          </table:table-cell>
          <table:table-cell table:formula="of:=LOG([.B1871];10)" office:value-type="float" office:value="-9.09618426222713" calcext:value-type="float">
            <text:p>-9.096184262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000000007486" calcext:value-type="float">
            <text:p>7.486E-10</text:p>
          </table:table-cell>
          <table:table-cell table:formula="of:=LOG([.B1872];10)" office:value-type="float" office:value="-9.1257501772216" calcext:value-type="float">
            <text:p>-9.125750177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00000000734069" calcext:value-type="float">
            <text:p>7.34069E-10</text:p>
          </table:table-cell>
          <table:table-cell table:formula="of:=LOG([.B1873];10)" office:value-type="float" office:value="-9.13426311595472" calcext:value-type="float">
            <text:p>-9.13426311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00000000749752" calcext:value-type="float">
            <text:p>7.49752E-10</text:p>
          </table:table-cell>
          <table:table-cell table:formula="of:=LOG([.B1874];10)" office:value-type="float" office:value="-9.12508236706519" calcext:value-type="float">
            <text:p>-9.125082367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0000000777009" calcext:value-type="float">
            <text:p>7.77009E-10</text:p>
          </table:table-cell>
          <table:table-cell table:formula="of:=LOG([.B1875];10)" office:value-type="float" office:value="-9.10957395079021" calcext:value-type="float">
            <text:p>-9.109573950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00000000759429" calcext:value-type="float">
            <text:p>7.59429E-10</text:p>
          </table:table-cell>
          <table:table-cell table:formula="of:=LOG([.B1876];10)" office:value-type="float" office:value="-9.11951282265645" calcext:value-type="float">
            <text:p>-9.119512822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0000000740804" calcext:value-type="float">
            <text:p>7.40804E-10</text:p>
          </table:table-cell>
          <table:table-cell table:formula="of:=LOG([.B1877];10)" office:value-type="float" office:value="-9.13029668132985" calcext:value-type="float">
            <text:p>-9.130296681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00000000735078" calcext:value-type="float">
            <text:p>7.35078E-10</text:p>
          </table:table-cell>
          <table:table-cell table:formula="of:=LOG([.B1878];10)" office:value-type="float" office:value="-9.13366657496714" calcext:value-type="float">
            <text:p>-9.13366657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0000000073445" calcext:value-type="float">
            <text:p>7.3445E-10</text:p>
          </table:table-cell>
          <table:table-cell table:formula="of:=LOG([.B1879];10)" office:value-type="float" office:value="-9.13403776483387" calcext:value-type="float">
            <text:p>-9.134037764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00000074235" calcext:value-type="float">
            <text:p>7.4235E-10</text:p>
          </table:table-cell>
          <table:table-cell table:formula="of:=LOG([.B1880];10)" office:value-type="float" office:value="-9.12939128713316" calcext:value-type="float">
            <text:p>-9.129391287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00000000707251" calcext:value-type="float">
            <text:p>7.07251E-10</text:p>
          </table:table-cell>
          <table:table-cell table:formula="of:=LOG([.B1881];10)" office:value-type="float" office:value="-9.15042642981063" calcext:value-type="float">
            <text:p>-9.150426429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00000000764491" calcext:value-type="float">
            <text:p>7.64491E-10</text:p>
          </table:table-cell>
          <table:table-cell table:formula="of:=LOG([.B1882];10)" office:value-type="float" office:value="-9.11662762297023" calcext:value-type="float">
            <text:p>-9.11662762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00000000739725" calcext:value-type="float">
            <text:p>7.39725E-10</text:p>
          </table:table-cell>
          <table:table-cell table:formula="of:=LOG([.B1883];10)" office:value-type="float" office:value="-9.13092970348469" calcext:value-type="float">
            <text:p>-9.130929703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00000000716787" calcext:value-type="float">
            <text:p>7.16787E-10</text:p>
          </table:table-cell>
          <table:table-cell table:formula="of:=LOG([.B1884];10)" office:value-type="float" office:value="-9.14460987985188" calcext:value-type="float">
            <text:p>-9.144609879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0000000809615" calcext:value-type="float">
            <text:p>8.09615E-10</text:p>
          </table:table-cell>
          <table:table-cell table:formula="of:=LOG([.B1885];10)" office:value-type="float" office:value="-9.09172145411485" calcext:value-type="float">
            <text:p>-9.091721454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00000000752954" calcext:value-type="float">
            <text:p>7.52954E-10</text:p>
          </table:table-cell>
          <table:table-cell table:formula="of:=LOG([.B1886];10)" office:value-type="float" office:value="-9.1232315552155" calcext:value-type="float">
            <text:p>-9.123231555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00000000758666" calcext:value-type="float">
            <text:p>7.58666E-10</text:p>
          </table:table-cell>
          <table:table-cell table:formula="of:=LOG([.B1887];10)" office:value-type="float" office:value="-9.11994937862639" calcext:value-type="float">
            <text:p>-9.119949378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00000000742264" calcext:value-type="float">
            <text:p>7.42264E-10</text:p>
          </table:table-cell>
          <table:table-cell table:formula="of:=LOG([.B1888];10)" office:value-type="float" office:value="-9.12944160233359" calcext:value-type="float">
            <text:p>-9.129441602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00000000803898" calcext:value-type="float">
            <text:p>8.03898E-10</text:p>
          </table:table-cell>
          <table:table-cell table:formula="of:=LOG([.B1889];10)" office:value-type="float" office:value="-9.09479905180794" calcext:value-type="float">
            <text:p>-9.094799051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0000000774783" calcext:value-type="float">
            <text:p>7.74783E-10</text:p>
          </table:table-cell>
          <table:table-cell table:formula="of:=LOG([.B1890];10)" office:value-type="float" office:value="-9.11081991697614" calcext:value-type="float">
            <text:p>-9.1108199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0000000747517" calcext:value-type="float">
            <text:p>7.47517E-10</text:p>
          </table:table-cell>
          <table:table-cell table:formula="of:=LOG([.B1891];10)" office:value-type="float" office:value="-9.12637892618448" calcext:value-type="float">
            <text:p>-9.126378926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00000000715051" calcext:value-type="float">
            <text:p>7.15051E-10</text:p>
          </table:table-cell>
          <table:table-cell table:formula="of:=LOG([.B1892];10)" office:value-type="float" office:value="-9.1456629816553" calcext:value-type="float">
            <text:p>-9.145662981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00000000741228" calcext:value-type="float">
            <text:p>7.41228E-10</text:p>
          </table:table-cell>
          <table:table-cell table:formula="of:=LOG([.B1893];10)" office:value-type="float" office:value="-9.13004818350342" calcext:value-type="float">
            <text:p>-9.130048183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00000000743583" calcext:value-type="float">
            <text:p>7.43583E-10</text:p>
          </table:table-cell>
          <table:table-cell table:formula="of:=LOG([.B1894];10)" office:value-type="float" office:value="-9.12867054774708" calcext:value-type="float">
            <text:p>-9.128670547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00000000763394" calcext:value-type="float">
            <text:p>7.63394E-10</text:p>
          </table:table-cell>
          <table:table-cell table:formula="of:=LOG([.B1895];10)" office:value-type="float" office:value="-9.11725125777064" calcext:value-type="float">
            <text:p>-9.1172512578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000000764557" calcext:value-type="float">
            <text:p>7.64557E-10</text:p>
          </table:table-cell>
          <table:table-cell table:formula="of:=LOG([.B1896];10)" office:value-type="float" office:value="-9.11659013109839" calcext:value-type="float">
            <text:p>-9.116590131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00000000735155" calcext:value-type="float">
            <text:p>7.35155E-10</text:p>
          </table:table-cell>
          <table:table-cell table:formula="of:=LOG([.B1897];10)" office:value-type="float" office:value="-9.13362108466032" calcext:value-type="float">
            <text:p>-9.133621084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00000000761946" calcext:value-type="float">
            <text:p>7.61946E-10</text:p>
          </table:table-cell>
          <table:table-cell table:formula="of:=LOG([.B1898];10)" office:value-type="float" office:value="-9.11807580652527" calcext:value-type="float">
            <text:p>-9.118075806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00000000737438" calcext:value-type="float">
            <text:p>7.37438E-10</text:p>
          </table:table-cell>
          <table:table-cell table:formula="of:=LOG([.B1899];10)" office:value-type="float" office:value="-9.13227448706472" calcext:value-type="float">
            <text:p>-9.132274487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748474" calcext:value-type="float">
            <text:p>7.48474E-10</text:p>
          </table:table-cell>
          <table:table-cell table:formula="of:=LOG([.B1900];10)" office:value-type="float" office:value="-9.12582328129641" calcext:value-type="float">
            <text:p>-9.125823281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000000747103" calcext:value-type="float">
            <text:p>7.47103E-10</text:p>
          </table:table-cell>
          <table:table-cell table:formula="of:=LOG([.B1901];10)" office:value-type="float" office:value="-9.12661951967327" calcext:value-type="float">
            <text:p>-9.126619519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00000000718324" calcext:value-type="float">
            <text:p>7.18324E-10</text:p>
          </table:table-cell>
          <table:table-cell table:formula="of:=LOG([.B1902];10)" office:value-type="float" office:value="-9.1436796230649" calcext:value-type="float">
            <text:p>-9.143679623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0000000751819" calcext:value-type="float">
            <text:p>7.51819E-10</text:p>
          </table:table-cell>
          <table:table-cell table:formula="of:=LOG([.B1903];10)" office:value-type="float" office:value="-9.12388670297591" calcext:value-type="float">
            <text:p>-9.12388670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00000000829297" calcext:value-type="float">
            <text:p>8.29297E-10</text:p>
          </table:table-cell>
          <table:table-cell table:formula="of:=LOG([.B1904];10)" office:value-type="float" office:value="-9.0812899056846" calcext:value-type="float">
            <text:p>-9.081289905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00000000768364" calcext:value-type="float">
            <text:p>7.68364E-10</text:p>
          </table:table-cell>
          <table:table-cell table:formula="of:=LOG([.B1905];10)" office:value-type="float" office:value="-9.11443299124346" calcext:value-type="float">
            <text:p>-9.114432991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00000000745376" calcext:value-type="float">
            <text:p>7.45376E-10</text:p>
          </table:table-cell>
          <table:table-cell table:formula="of:=LOG([.B1906];10)" office:value-type="float" office:value="-9.12762459499426" calcext:value-type="float">
            <text:p>-9.12762459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00000000761068" calcext:value-type="float">
            <text:p>7.61068E-10</text:p>
          </table:table-cell>
          <table:table-cell table:formula="of:=LOG([.B1907];10)" office:value-type="float" office:value="-9.11857653809748" calcext:value-type="float">
            <text:p>-9.118576538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00000000719566" calcext:value-type="float">
            <text:p>7.19566E-10</text:p>
          </table:table-cell>
          <table:table-cell table:formula="of:=LOG([.B1908];10)" office:value-type="float" office:value="-9.14292936556166" calcext:value-type="float">
            <text:p>-9.142929365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00000000722967" calcext:value-type="float">
            <text:p>7.22967E-10</text:p>
          </table:table-cell>
          <table:table-cell table:formula="of:=LOG([.B1909];10)" office:value-type="float" office:value="-9.14088152572758" calcext:value-type="float">
            <text:p>-9.140881525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0000000712605" calcext:value-type="float">
            <text:p>7.12605E-10</text:p>
          </table:table-cell>
          <table:table-cell table:formula="of:=LOG([.B1910];10)" office:value-type="float" office:value="-9.1471511347428" calcext:value-type="float">
            <text:p>-9.147151134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00000000747039" calcext:value-type="float">
            <text:p>7.47039E-10</text:p>
          </table:table-cell>
          <table:table-cell table:formula="of:=LOG([.B1911];10)" office:value-type="float" office:value="-9.12665672476738" calcext:value-type="float">
            <text:p>-9.126656724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0000000772878" calcext:value-type="float">
            <text:p>7.72878E-10</text:p>
          </table:table-cell>
          <table:table-cell table:formula="of:=LOG([.B1912];10)" office:value-type="float" office:value="-9.11188905473416" calcext:value-type="float">
            <text:p>-9.111889054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00000000759095" calcext:value-type="float">
            <text:p>7.59095E-10</text:p>
          </table:table-cell>
          <table:table-cell table:formula="of:=LOG([.B1913];10)" office:value-type="float" office:value="-9.11970386917174" calcext:value-type="float">
            <text:p>-9.119703869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00000000732675" calcext:value-type="float">
            <text:p>7.32675E-10</text:p>
          </table:table-cell>
          <table:table-cell table:formula="of:=LOG([.B1914];10)" office:value-type="float" office:value="-9.13508862700512" calcext:value-type="float">
            <text:p>-9.13508862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00000000756167" calcext:value-type="float">
            <text:p>7.56167E-10</text:p>
          </table:table-cell>
          <table:table-cell table:formula="of:=LOG([.B1915];10)" office:value-type="float" office:value="-9.12138227967201" calcext:value-type="float">
            <text:p>-9.121382279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00000000750556" calcext:value-type="float">
            <text:p>7.50556E-10</text:p>
          </table:table-cell>
          <table:table-cell table:formula="of:=LOG([.B1916];10)" office:value-type="float" office:value="-9.12461689891215" calcext:value-type="float">
            <text:p>-9.124616898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00000000732975" calcext:value-type="float">
            <text:p>7.32975E-10</text:p>
          </table:table-cell>
          <table:table-cell table:formula="of:=LOG([.B1917];10)" office:value-type="float" office:value="-9.13491083783801" calcext:value-type="float">
            <text:p>-9.134910837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00000000764345" calcext:value-type="float">
            <text:p>7.64345E-10</text:p>
          </table:table-cell>
          <table:table-cell table:formula="of:=LOG([.B1918];10)" office:value-type="float" office:value="-9.11671057103601" calcext:value-type="float">
            <text:p>-9.11671057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00000000748133" calcext:value-type="float">
            <text:p>7.48133E-10</text:p>
          </table:table-cell>
          <table:table-cell table:formula="of:=LOG([.B1919];10)" office:value-type="float" office:value="-9.12602118818966" calcext:value-type="float">
            <text:p>-9.126021188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0000000742949" calcext:value-type="float">
            <text:p>7.42949E-10</text:p>
          </table:table-cell>
          <table:table-cell table:formula="of:=LOG([.B1920];10)" office:value-type="float" office:value="-9.12904099751637" calcext:value-type="float">
            <text:p>-9.129040997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00000000757412" calcext:value-type="float">
            <text:p>7.57412E-10</text:p>
          </table:table-cell>
          <table:table-cell table:formula="of:=LOG([.B1921];10)" office:value-type="float" office:value="-9.12066781844876" calcext:value-type="float">
            <text:p>-9.120667818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000000007746" calcext:value-type="float">
            <text:p>7.746E-10</text:p>
          </table:table-cell>
          <table:table-cell table:formula="of:=LOG([.B1922];10)" office:value-type="float" office:value="-9.11092250734994" calcext:value-type="float">
            <text:p>-9.110922507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00000000728579" calcext:value-type="float">
            <text:p>7.28579E-10</text:p>
          </table:table-cell>
          <table:table-cell table:formula="of:=LOG([.B1923];10)" office:value-type="float" office:value="-9.13752335068339" calcext:value-type="float">
            <text:p>-9.137523350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000000756017" calcext:value-type="float">
            <text:p>7.56017E-10</text:p>
          </table:table-cell>
          <table:table-cell table:formula="of:=LOG([.B1924];10)" office:value-type="float" office:value="-9.12146843872739" calcext:value-type="float">
            <text:p>-9.121468438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00000000745" calcext:value-type="float">
            <text:p>7.45E-10</text:p>
          </table:table-cell>
          <table:table-cell table:formula="of:=LOG([.B1925];10)" office:value-type="float" office:value="-9.12784372725171" calcext:value-type="float">
            <text:p>-9.127843727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0000000786724" calcext:value-type="float">
            <text:p>7.86724E-10</text:p>
          </table:table-cell>
          <table:table-cell table:formula="of:=LOG([.B1926];10)" office:value-type="float" office:value="-9.1041776009322" calcext:value-type="float">
            <text:p>-9.104177600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00000000749842" calcext:value-type="float">
            <text:p>7.49842E-10</text:p>
          </table:table-cell>
          <table:table-cell table:formula="of:=LOG([.B1927];10)" office:value-type="float" office:value="-9.1250302376176" calcext:value-type="float">
            <text:p>-9.125030237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0000000736377" calcext:value-type="float">
            <text:p>7.36377E-10</text:p>
          </table:table-cell>
          <table:table-cell table:formula="of:=LOG([.B1928];10)" office:value-type="float" office:value="-9.13289978471049" calcext:value-type="float">
            <text:p>-9.132899784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0000000077239" calcext:value-type="float">
            <text:p>7.7239E-10</text:p>
          </table:table-cell>
          <table:table-cell table:formula="of:=LOG([.B1929];10)" office:value-type="float" office:value="-9.11216335759193" calcext:value-type="float">
            <text:p>-9.112163357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00000000838904" calcext:value-type="float">
            <text:p>8.38904E-10</text:p>
          </table:table-cell>
          <table:table-cell table:formula="of:=LOG([.B1930];10)" office:value-type="float" office:value="-9.07628773482768" calcext:value-type="float">
            <text:p>-9.076287734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00000000780423" calcext:value-type="float">
            <text:p>7.80423E-10</text:p>
          </table:table-cell>
          <table:table-cell table:formula="of:=LOG([.B1931];10)" office:value-type="float" office:value="-9.10766993991067" calcext:value-type="float">
            <text:p>-9.107669939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00000000745393" calcext:value-type="float">
            <text:p>7.45393E-10</text:p>
          </table:table-cell>
          <table:table-cell table:formula="of:=LOG([.B1932];10)" office:value-type="float" office:value="-9.12761469003086" calcext:value-type="float">
            <text:p>-9.1276146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00000000747869" calcext:value-type="float">
            <text:p>7.47869E-10</text:p>
          </table:table-cell>
          <table:table-cell table:formula="of:=LOG([.B1933];10)" office:value-type="float" office:value="-9.12617446839171" calcext:value-type="float">
            <text:p>-9.126174468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00000000740356" calcext:value-type="float">
            <text:p>7.40356E-10</text:p>
          </table:table-cell>
          <table:table-cell table:formula="of:=LOG([.B1934];10)" office:value-type="float" office:value="-9.13055939965039" calcext:value-type="float">
            <text:p>-9.130559399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00000000753631" calcext:value-type="float">
            <text:p>7.53631E-10</text:p>
          </table:table-cell>
          <table:table-cell table:formula="of:=LOG([.B1935];10)" office:value-type="float" office:value="-9.12284124549644" calcext:value-type="float">
            <text:p>-9.122841245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00000000750142" calcext:value-type="float">
            <text:p>7.50142E-10</text:p>
          </table:table-cell>
          <table:table-cell table:formula="of:=LOG([.B1936];10)" office:value-type="float" office:value="-9.12485651796951" calcext:value-type="float">
            <text:p>-9.12485651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000000000724915" calcext:value-type="float">
            <text:p>7.24915E-10</text:p>
          </table:table-cell>
          <table:table-cell table:formula="of:=LOG([.B1937];10)" office:value-type="float" office:value="-9.13971291369813" calcext:value-type="float">
            <text:p>-9.139712913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00000000775748" calcext:value-type="float">
            <text:p>7.75748E-10</text:p>
          </table:table-cell>
          <table:table-cell table:formula="of:=LOG([.B1938];10)" office:value-type="float" office:value="-9.11027933542163" calcext:value-type="float">
            <text:p>-9.110279335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00000000808691" calcext:value-type="float">
            <text:p>8.08691E-10</text:p>
          </table:table-cell>
          <table:table-cell table:formula="of:=LOG([.B1939];10)" office:value-type="float" office:value="-9.09221739016759" calcext:value-type="float">
            <text:p>-9.092217390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0000000750951" calcext:value-type="float">
            <text:p>7.50951E-10</text:p>
          </table:table-cell>
          <table:table-cell table:formula="of:=LOG([.B1940];10)" office:value-type="float" office:value="-9.12438840004494" calcext:value-type="float">
            <text:p>-9.124388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00000000735044" calcext:value-type="float">
            <text:p>7.35044E-10</text:p>
          </table:table-cell>
          <table:table-cell table:formula="of:=LOG([.B1941];10)" office:value-type="float" office:value="-9.13368666311273" calcext:value-type="float">
            <text:p>-9.133686663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00000000733934" calcext:value-type="float">
            <text:p>7.33934E-10</text:p>
          </table:table-cell>
          <table:table-cell table:formula="of:=LOG([.B1942];10)" office:value-type="float" office:value="-9.13434299284219" calcext:value-type="float">
            <text:p>-9.134342992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00000000855009" calcext:value-type="float">
            <text:p>8.55009E-10</text:p>
          </table:table-cell>
          <table:table-cell table:formula="of:=LOG([.B1943];10)" office:value-type="float" office:value="-9.06802931377503" calcext:value-type="float">
            <text:p>-9.068029313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00000000734275" calcext:value-type="float">
            <text:p>7.34275E-10</text:p>
          </table:table-cell>
          <table:table-cell table:formula="of:=LOG([.B1944];10)" office:value-type="float" office:value="-9.13414125804695" calcext:value-type="float">
            <text:p>-9.13414125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00000000728605" calcext:value-type="float">
            <text:p>7.28605E-10</text:p>
          </table:table-cell>
          <table:table-cell table:formula="of:=LOG([.B1945];10)" office:value-type="float" office:value="-9.13750785276888" calcext:value-type="float">
            <text:p>-9.137507852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00000000765928" calcext:value-type="float">
            <text:p>7.65928E-10</text:p>
          </table:table-cell>
          <table:table-cell table:formula="of:=LOG([.B1946];10)" office:value-type="float" office:value="-9.11581205369946" calcext:value-type="float">
            <text:p>-9.115812053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00000000738726" calcext:value-type="float">
            <text:p>7.38726E-10</text:p>
          </table:table-cell>
          <table:table-cell table:formula="of:=LOG([.B1947];10)" office:value-type="float" office:value="-9.13151661539919" calcext:value-type="float">
            <text:p>-9.131516615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0000000081187" calcext:value-type="float">
            <text:p>8.1187E-10</text:p>
          </table:table-cell>
          <table:table-cell table:formula="of:=LOG([.B1948];10)" office:value-type="float" office:value="-9.09051350622998" calcext:value-type="float">
            <text:p>-9.090513506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000000000747647" calcext:value-type="float">
            <text:p>7.47647E-10</text:p>
          </table:table-cell>
          <table:table-cell table:formula="of:=LOG([.B1949];10)" office:value-type="float" office:value="-9.12630340499378" calcext:value-type="float">
            <text:p>-9.12630340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000000729714" calcext:value-type="float">
            <text:p>7.29714E-10</text:p>
          </table:table-cell>
          <table:table-cell table:formula="of:=LOG([.B1950];10)" office:value-type="float" office:value="-9.13684732146774" calcext:value-type="float">
            <text:p>-9.136847321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00000000834162" calcext:value-type="float">
            <text:p>8.34162E-10</text:p>
          </table:table-cell>
          <table:table-cell table:formula="of:=LOG([.B1951];10)" office:value-type="float" office:value="-9.07874959819458" calcext:value-type="float">
            <text:p>-9.078749598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0000000763139" calcext:value-type="float">
            <text:p>7.63139E-10</text:p>
          </table:table-cell>
          <table:table-cell table:formula="of:=LOG([.B1952];10)" office:value-type="float" office:value="-9.11739635138331" calcext:value-type="float">
            <text:p>-9.117396351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0000000075953" calcext:value-type="float">
            <text:p>7.5953E-10</text:p>
          </table:table-cell>
          <table:table-cell table:formula="of:=LOG([.B1953];10)" office:value-type="float" office:value="-9.1194550676509" calcext:value-type="float">
            <text:p>-9.119455067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000000000795619" calcext:value-type="float">
            <text:p>7.95619E-10</text:p>
          </table:table-cell>
          <table:table-cell table:formula="of:=LOG([.B1954];10)" office:value-type="float" office:value="-9.09929485413404" calcext:value-type="float">
            <text:p>-9.099294854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000000000924412" calcext:value-type="float">
            <text:p>9.24412E-10</text:p>
          </table:table-cell>
          <table:table-cell table:formula="of:=LOG([.B1955];10)" office:value-type="float" office:value="-9.03413442548203" calcext:value-type="float">
            <text:p>-9.034134425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00000000075979" calcext:value-type="float">
            <text:p>7.5979E-10</text:p>
          </table:table-cell>
          <table:table-cell table:formula="of:=LOG([.B1956];10)" office:value-type="float" office:value="-9.11930642672417" calcext:value-type="float">
            <text:p>-9.119306426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00000000756676" calcext:value-type="float">
            <text:p>7.56676E-10</text:p>
          </table:table-cell>
          <table:table-cell table:formula="of:=LOG([.B1957];10)" office:value-type="float" office:value="-9.12109004062324" calcext:value-type="float">
            <text:p>-9.12109004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00000000797159" calcext:value-type="float">
            <text:p>7.97159E-10</text:p>
          </table:table-cell>
          <table:table-cell table:formula="of:=LOG([.B1958];10)" office:value-type="float" office:value="-9.09845504631332" calcext:value-type="float">
            <text:p>-9.098455046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00000000760632" calcext:value-type="float">
            <text:p>7.60632E-10</text:p>
          </table:table-cell>
          <table:table-cell table:formula="of:=LOG([.B1959];10)" office:value-type="float" office:value="-9.11882540765033" calcext:value-type="float">
            <text:p>-9.118825407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00000754192" calcext:value-type="float">
            <text:p>7.54192E-10</text:p>
          </table:table-cell>
          <table:table-cell table:formula="of:=LOG([.B1960];10)" office:value-type="float" office:value="-9.12251807863191" calcext:value-type="float">
            <text:p>-9.122518078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0000078235" calcext:value-type="float">
            <text:p>7.8235E-10</text:p>
          </table:table-cell>
          <table:table-cell table:formula="of:=LOG([.B1961];10)" office:value-type="float" office:value="-9.10659891310028" calcext:value-type="float">
            <text:p>-9.106598913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0000075949" calcext:value-type="float">
            <text:p>7.5949E-10</text:p>
          </table:table-cell>
          <table:table-cell table:formula="of:=LOG([.B1962];10)" office:value-type="float" office:value="-9.11947794000186" calcext:value-type="float">
            <text:p>-9.1194779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00000741619" calcext:value-type="float">
            <text:p>7.41619E-10</text:p>
          </table:table-cell>
          <table:table-cell table:formula="of:=LOG([.B1963];10)" office:value-type="float" office:value="-9.12981915225966" calcext:value-type="float">
            <text:p>-9.129819152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00000739975" calcext:value-type="float">
            <text:p>7.39975E-10</text:p>
          </table:table-cell>
          <table:table-cell table:formula="of:=LOG([.B1964];10)" office:value-type="float" office:value="-9.13078295262774" calcext:value-type="float">
            <text:p>-9.130782952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00000790269" calcext:value-type="float">
            <text:p>7.90269E-10</text:p>
          </table:table-cell>
          <table:table-cell table:formula="of:=LOG([.B1965];10)" office:value-type="float" office:value="-9.1022250538611" calcext:value-type="float">
            <text:p>-9.102225053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00000741767" calcext:value-type="float">
            <text:p>7.41767E-10</text:p>
          </table:table-cell>
          <table:table-cell table:formula="of:=LOG([.B1966];10)" office:value-type="float" office:value="-9.12973249162846" calcext:value-type="float">
            <text:p>-9.129732491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00000741646" calcext:value-type="float">
            <text:p>7.41646E-10</text:p>
          </table:table-cell>
          <table:table-cell table:formula="of:=LOG([.B1967];10)" office:value-type="float" office:value="-9.12980334126026" calcext:value-type="float">
            <text:p>-9.129803341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00000775598" calcext:value-type="float">
            <text:p>7.75598E-10</text:p>
          </table:table-cell>
          <table:table-cell table:formula="of:=LOG([.B1968];10)" office:value-type="float" office:value="-9.11036331948771" calcext:value-type="float">
            <text:p>-9.110363319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0000077999" calcext:value-type="float">
            <text:p>7.7999E-10</text:p>
          </table:table-cell>
          <table:table-cell table:formula="of:=LOG([.B1969];10)" office:value-type="float" office:value="-9.10791096522318" calcext:value-type="float">
            <text:p>-9.107910965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00000814308" calcext:value-type="float">
            <text:p>8.14308E-10</text:p>
          </table:table-cell>
          <table:table-cell table:formula="of:=LOG([.B1970];10)" office:value-type="float" office:value="-9.08921129855017" calcext:value-type="float">
            <text:p>-9.089211298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00000746727" calcext:value-type="float">
            <text:p>7.46727E-10</text:p>
          </table:table-cell>
          <table:table-cell table:formula="of:=LOG([.B1971];10)" office:value-type="float" office:value="-9.12683814525803" calcext:value-type="float">
            <text:p>-9.126838145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00000798298" calcext:value-type="float">
            <text:p>7.98298E-10</text:p>
          </table:table-cell>
          <table:table-cell table:formula="of:=LOG([.B1972];10)" office:value-type="float" office:value="-9.09783495877862" calcext:value-type="float">
            <text:p>-9.097834958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00000711213" calcext:value-type="float">
            <text:p>7.11213E-10</text:p>
          </table:table-cell>
          <table:table-cell table:formula="of:=LOG([.B1973];10)" office:value-type="float" office:value="-9.1480003136567" calcext:value-type="float">
            <text:p>-9.148000313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00000789186" calcext:value-type="float">
            <text:p>7.89186E-10</text:p>
          </table:table-cell>
          <table:table-cell table:formula="of:=LOG([.B1974];10)" office:value-type="float" office:value="-9.10282062764777" calcext:value-type="float">
            <text:p>-9.102820627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00000819435" calcext:value-type="float">
            <text:p>8.19435E-10</text:p>
          </table:table-cell>
          <table:table-cell table:formula="of:=LOG([.B1975];10)" office:value-type="float" office:value="-9.0864854902459" calcext:value-type="float">
            <text:p>-9.086485490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0000075125" calcext:value-type="float">
            <text:p>7.5125E-10</text:p>
          </table:table-cell>
          <table:table-cell table:formula="of:=LOG([.B1976];10)" office:value-type="float" office:value="-9.1242155149892" calcext:value-type="float">
            <text:p>-9.12421551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00000817704" calcext:value-type="float">
            <text:p>8.17704E-10</text:p>
          </table:table-cell>
          <table:table-cell table:formula="of:=LOG([.B1977];10)" office:value-type="float" office:value="-9.08740387778455" calcext:value-type="float">
            <text:p>-9.087403877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000000736581" calcext:value-type="float">
            <text:p>7.36581E-10</text:p>
          </table:table-cell>
          <table:table-cell table:formula="of:=LOG([.B1978];10)" office:value-type="float" office:value="-9.13277948789976" calcext:value-type="float">
            <text:p>-9.132779487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000000785132" calcext:value-type="float">
            <text:p>7.85132E-10</text:p>
          </table:table-cell>
          <table:table-cell table:formula="of:=LOG([.B1979];10)" office:value-type="float" office:value="-9.10505732153206" calcext:value-type="float">
            <text:p>-9.105057321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000000723306" calcext:value-type="float">
            <text:p>7.23306E-10</text:p>
          </table:table-cell>
          <table:table-cell table:formula="of:=LOG([.B1980];10)" office:value-type="float" office:value="-9.1406779323091" calcext:value-type="float">
            <text:p>-9.140677932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00000082666" calcext:value-type="float">
            <text:p>8.2666E-10</text:p>
          </table:table-cell>
          <table:table-cell table:formula="of:=LOG([.B1981];10)" office:value-type="float" office:value="-9.08267307628242" calcext:value-type="float">
            <text:p>-9.082673076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000000795707" calcext:value-type="float">
            <text:p>7.95707E-10</text:p>
          </table:table-cell>
          <table:table-cell table:formula="of:=LOG([.B1982];10)" office:value-type="float" office:value="-9.09924682134322" calcext:value-type="float">
            <text:p>-9.099246821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0000000761591" calcext:value-type="float">
            <text:p>7.61591E-10</text:p>
          </table:table-cell>
          <table:table-cell table:formula="of:=LOG([.B1983];10)" office:value-type="float" office:value="-9.11827819681034" calcext:value-type="float">
            <text:p>-9.118278196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0000000790971" calcext:value-type="float">
            <text:p>7.90971E-10</text:p>
          </table:table-cell>
          <table:table-cell table:formula="of:=LOG([.B1984];10)" office:value-type="float" office:value="-9.10183943909506" calcext:value-type="float">
            <text:p>-9.101839439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0000000725593" calcext:value-type="float">
            <text:p>7.25593E-10</text:p>
          </table:table-cell>
          <table:table-cell table:formula="of:=LOG([.B1985];10)" office:value-type="float" office:value="-9.13930691568892" calcext:value-type="float">
            <text:p>-9.139306915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00000000777953" calcext:value-type="float">
            <text:p>7.77953E-10</text:p>
          </table:table-cell>
          <table:table-cell table:formula="of:=LOG([.B1986];10)" office:value-type="float" office:value="-9.10904664010186" calcext:value-type="float">
            <text:p>-9.109046640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0000000779178" calcext:value-type="float">
            <text:p>7.79178E-10</text:p>
          </table:table-cell>
          <table:table-cell table:formula="of:=LOG([.B1987];10)" office:value-type="float" office:value="-9.1083633182104" calcext:value-type="float">
            <text:p>-9.108363318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00000000794748" calcext:value-type="float">
            <text:p>7.94748E-10</text:p>
          </table:table-cell>
          <table:table-cell table:formula="of:=LOG([.B1988];10)" office:value-type="float" office:value="-9.09977055632298" calcext:value-type="float">
            <text:p>-9.099770556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00000000766088" calcext:value-type="float">
            <text:p>7.66088E-10</text:p>
          </table:table-cell>
          <table:table-cell table:formula="of:=LOG([.B1989];10)" office:value-type="float" office:value="-9.11572134039443" calcext:value-type="float">
            <text:p>-9.115721340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00000000749277" calcext:value-type="float">
            <text:p>7.49277E-10</text:p>
          </table:table-cell>
          <table:table-cell table:formula="of:=LOG([.B1990];10)" office:value-type="float" office:value="-9.1253575984127" calcext:value-type="float">
            <text:p>-9.125357598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00000000791938" calcext:value-type="float">
            <text:p>7.91938E-10</text:p>
          </table:table-cell>
          <table:table-cell table:formula="of:=LOG([.B1991];10)" office:value-type="float" office:value="-9.10130881754165" calcext:value-type="float">
            <text:p>-9.101308817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00000000741788" calcext:value-type="float">
            <text:p>7.41788E-10</text:p>
          </table:table-cell>
          <table:table-cell table:formula="of:=LOG([.B1992];10)" office:value-type="float" office:value="-9.12972019658834" calcext:value-type="float">
            <text:p>-9.129720196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00000000821691" calcext:value-type="float">
            <text:p>8.21691E-10</text:p>
          </table:table-cell>
          <table:table-cell table:formula="of:=LOG([.B1993];10)" office:value-type="float" office:value="-9.08529146983755" calcext:value-type="float">
            <text:p>-9.085291469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00000000757772" calcext:value-type="float">
            <text:p>7.57772E-10</text:p>
          </table:table-cell>
          <table:table-cell table:formula="of:=LOG([.B1994];10)" office:value-type="float" office:value="-9.12046144613169" calcext:value-type="float">
            <text:p>-9.12046144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00000000750328" calcext:value-type="float">
            <text:p>7.50328E-10</text:p>
          </table:table-cell>
          <table:table-cell table:formula="of:=LOG([.B1995];10)" office:value-type="float" office:value="-9.12474884667445" calcext:value-type="float">
            <text:p>-9.12474884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00000000741935" calcext:value-type="float">
            <text:p>7.41935E-10</text:p>
          </table:table-cell>
          <table:table-cell table:formula="of:=LOG([.B1996];10)" office:value-type="float" office:value="-9.1296341410523" calcext:value-type="float">
            <text:p>-9.129634141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00000000737687" calcext:value-type="float">
            <text:p>7.37687E-10</text:p>
          </table:table-cell>
          <table:table-cell table:formula="of:=LOG([.B1997];10)" office:value-type="float" office:value="-9.13212786989395" calcext:value-type="float">
            <text:p>-9.132127869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00000000781906" calcext:value-type="float">
            <text:p>7.81906E-10</text:p>
          </table:table-cell>
          <table:table-cell table:formula="of:=LOG([.B1998];10)" office:value-type="float" office:value="-9.10684545427403" calcext:value-type="float">
            <text:p>-9.106845454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00000000759013" calcext:value-type="float">
            <text:p>7.59013E-10</text:p>
          </table:table-cell>
          <table:table-cell table:formula="of:=LOG([.B1999];10)" office:value-type="float" office:value="-9.11975078565931" calcext:value-type="float">
            <text:p>-9.11975078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746293" calcext:value-type="float">
            <text:p>7.46293E-10</text:p>
          </table:table-cell>
          <table:table-cell table:formula="of:=LOG([.B2000];10)" office:value-type="float" office:value="-9.12709063190986" calcext:value-type="float">
            <text:p>-9.127090631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00000750813" calcext:value-type="float">
            <text:p>7.50813E-10</text:p>
          </table:table-cell>
          <table:table-cell table:formula="of:=LOG([.B2001];10)" office:value-type="float" office:value="-9.12446821636584" calcext:value-type="float">
            <text:p>-9.124468216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0000000771042" calcext:value-type="float">
            <text:p>7.71042E-10</text:p>
          </table:table-cell>
          <table:table-cell table:formula="of:=LOG([.B2002];10)" office:value-type="float" office:value="-9.11292196452824" calcext:value-type="float">
            <text:p>-9.112921964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00000000761064" calcext:value-type="float">
            <text:p>7.61064E-10</text:p>
          </table:table-cell>
          <table:table-cell table:formula="of:=LOG([.B2003];10)" office:value-type="float" office:value="-9.11857882065632" calcext:value-type="float">
            <text:p>-9.118578820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0000000746931" calcext:value-type="float">
            <text:p>7.46931E-10</text:p>
          </table:table-cell>
          <table:table-cell table:formula="of:=LOG([.B2004];10)" office:value-type="float" office:value="-9.126719515592" calcext:value-type="float">
            <text:p>-9.126719515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00000000758063" calcext:value-type="float">
            <text:p>7.58063E-10</text:p>
          </table:table-cell>
          <table:table-cell table:formula="of:=LOG([.B2005];10)" office:value-type="float" office:value="-9.12029470015237" calcext:value-type="float">
            <text:p>-9.120294700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00000000754088" calcext:value-type="float">
            <text:p>7.54088E-10</text:p>
          </table:table-cell>
          <table:table-cell table:formula="of:=LOG([.B2006];10)" office:value-type="float" office:value="-9.12257797019872" calcext:value-type="float">
            <text:p>-9.122577970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00000000762918" calcext:value-type="float">
            <text:p>7.62918E-10</text:p>
          </table:table-cell>
          <table:table-cell table:formula="of:=LOG([.B2007];10)" office:value-type="float" office:value="-9.11752213840328" calcext:value-type="float">
            <text:p>-9.11752213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00000000747163" calcext:value-type="float">
            <text:p>7.47163E-10</text:p>
          </table:table-cell>
          <table:table-cell table:formula="of:=LOG([.B2008];10)" office:value-type="float" office:value="-9.12658464279201" calcext:value-type="float">
            <text:p>-9.12658464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00000000768657" calcext:value-type="float">
            <text:p>7.68657E-10</text:p>
          </table:table-cell>
          <table:table-cell table:formula="of:=LOG([.B2009];10)" office:value-type="float" office:value="-9.11426741343452" calcext:value-type="float">
            <text:p>-9.114267413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000000007518" calcext:value-type="float">
            <text:p>7.518E-10</text:p>
          </table:table-cell>
          <table:table-cell table:formula="of:=LOG([.B2010];10)" office:value-type="float" office:value="-9.12389767862221" calcext:value-type="float">
            <text:p>-9.123897678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0000000749336" calcext:value-type="float">
            <text:p>7.49336E-10</text:p>
          </table:table-cell>
          <table:table-cell table:formula="of:=LOG([.B2011];10)" office:value-type="float" office:value="-9.12532340229343" calcext:value-type="float">
            <text:p>-9.12532340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00000000760609" calcext:value-type="float">
            <text:p>7.60609E-10</text:p>
          </table:table-cell>
          <table:table-cell table:formula="of:=LOG([.B2012];10)" office:value-type="float" office:value="-9.1188385400509" calcext:value-type="float">
            <text:p>-9.11883854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00000000756581" calcext:value-type="float">
            <text:p>7.56581E-10</text:p>
          </table:table-cell>
          <table:table-cell table:formula="of:=LOG([.B2013];10)" office:value-type="float" office:value="-9.12114456933295" calcext:value-type="float">
            <text:p>-9.12114456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00000000790637" calcext:value-type="float">
            <text:p>7.90637E-10</text:p>
          </table:table-cell>
          <table:table-cell table:formula="of:=LOG([.B2014];10)" office:value-type="float" office:value="-9.10202286553083" calcext:value-type="float">
            <text:p>-9.10202286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000000000753515" calcext:value-type="float">
            <text:p>7.53515E-10</text:p>
          </table:table-cell>
          <table:table-cell table:formula="of:=LOG([.B2015];10)" office:value-type="float" office:value="-9.12290809789164" calcext:value-type="float">
            <text:p>-9.12290809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000000759324" calcext:value-type="float">
            <text:p>7.59324E-10</text:p>
          </table:table-cell>
          <table:table-cell table:formula="of:=LOG([.B2016];10)" office:value-type="float" office:value="-9.11957287313296" calcext:value-type="float">
            <text:p>-9.11957287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00000000779031" calcext:value-type="float">
            <text:p>7.79031E-10</text:p>
          </table:table-cell>
          <table:table-cell table:formula="of:=LOG([.B2017];10)" office:value-type="float" office:value="-9.10844526009243" calcext:value-type="float">
            <text:p>-9.10844526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00000000076477" calcext:value-type="float">
            <text:p>7.6477E-10</text:p>
          </table:table-cell>
          <table:table-cell table:formula="of:=LOG([.B2018];10)" office:value-type="float" office:value="-9.11646915667599" calcext:value-type="float">
            <text:p>-9.11646915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000000000775811" calcext:value-type="float">
            <text:p>7.75811E-10</text:p>
          </table:table-cell>
          <table:table-cell table:formula="of:=LOG([.B2019];10)" office:value-type="float" office:value="-9.11024406695634" calcext:value-type="float">
            <text:p>-9.11024406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0000000740294" calcext:value-type="float">
            <text:p>7.40294E-10</text:p>
          </table:table-cell>
          <table:table-cell table:formula="of:=LOG([.B2020];10)" office:value-type="float" office:value="-9.13059577051169" calcext:value-type="float">
            <text:p>-9.130595770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000000000788739" calcext:value-type="float">
            <text:p>7.88739E-10</text:p>
          </table:table-cell>
          <table:table-cell table:formula="of:=LOG([.B2021];10)" office:value-type="float" office:value="-9.10306668451182" calcext:value-type="float">
            <text:p>-9.103066684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00000000738398" calcext:value-type="float">
            <text:p>7.38398E-10</text:p>
          </table:table-cell>
          <table:table-cell table:formula="of:=LOG([.B2022];10)" office:value-type="float" office:value="-9.13170948829598" calcext:value-type="float">
            <text:p>-9.131709488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000000000746074" calcext:value-type="float">
            <text:p>7.46074E-10</text:p>
          </table:table-cell>
          <table:table-cell table:formula="of:=LOG([.B2023];10)" office:value-type="float" office:value="-9.12721809451419" calcext:value-type="float">
            <text:p>-9.127218094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000000000741884" calcext:value-type="float">
            <text:p>7.41884E-10</text:p>
          </table:table-cell>
          <table:table-cell table:formula="of:=LOG([.B2024];10)" office:value-type="float" office:value="-9.1296639951229" calcext:value-type="float">
            <text:p>-9.129663995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00000000733994" calcext:value-type="float">
            <text:p>7.33994E-10</text:p>
          </table:table-cell>
          <table:table-cell table:formula="of:=LOG([.B2025];10)" office:value-type="float" office:value="-9.13430749018957" calcext:value-type="float">
            <text:p>-9.134307490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000000000732408" calcext:value-type="float">
            <text:p>7.32408E-10</text:p>
          </table:table-cell>
          <table:table-cell table:formula="of:=LOG([.B2026];10)" office:value-type="float" office:value="-9.13524692060071" calcext:value-type="float">
            <text:p>-9.135246920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000000770465" calcext:value-type="float">
            <text:p>7.70465E-10</text:p>
          </table:table-cell>
          <table:table-cell table:formula="of:=LOG([.B2027];10)" office:value-type="float" office:value="-9.11324708524162" calcext:value-type="float">
            <text:p>-9.113247085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000000000780975" calcext:value-type="float">
            <text:p>7.80975E-10</text:p>
          </table:table-cell>
          <table:table-cell table:formula="of:=LOG([.B2028];10)" office:value-type="float" office:value="-9.10736286821722" calcext:value-type="float">
            <text:p>-9.107362868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000000000752917" calcext:value-type="float">
            <text:p>7.52917E-10</text:p>
          </table:table-cell>
          <table:table-cell table:formula="of:=LOG([.B2029];10)" office:value-type="float" office:value="-9.12325289687867" calcext:value-type="float">
            <text:p>-9.123252896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000000000847836" calcext:value-type="float">
            <text:p>8.47836E-10</text:p>
          </table:table-cell>
          <table:table-cell table:formula="of:=LOG([.B2030];10)" office:value-type="float" office:value="-9.07168814678005" calcext:value-type="float">
            <text:p>-9.071688146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000000000756746" calcext:value-type="float">
            <text:p>7.56746E-10</text:p>
          </table:table-cell>
          <table:table-cell table:formula="of:=LOG([.B2031];10)" office:value-type="float" office:value="-9.1210498659545" calcext:value-type="float">
            <text:p>-9.12104986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000000000764798" calcext:value-type="float">
            <text:p>7.64798E-10</text:p>
          </table:table-cell>
          <table:table-cell table:formula="of:=LOG([.B2032];10)" office:value-type="float" office:value="-9.11645325644077" calcext:value-type="float">
            <text:p>-9.1164532564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000000000739133" calcext:value-type="float">
            <text:p>7.39133E-10</text:p>
          </table:table-cell>
          <table:table-cell table:formula="of:=LOG([.B2033];10)" office:value-type="float" office:value="-9.13127740738461" calcext:value-type="float">
            <text:p>-9.131277407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000000000737731" calcext:value-type="float">
            <text:p>7.37731E-10</text:p>
          </table:table-cell>
          <table:table-cell table:formula="of:=LOG([.B2034];10)" office:value-type="float" office:value="-9.13210196678417" calcext:value-type="float">
            <text:p>-9.132101966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000000000786414" calcext:value-type="float">
            <text:p>7.86414E-10</text:p>
          </table:table-cell>
          <table:table-cell table:formula="of:=LOG([.B2035];10)" office:value-type="float" office:value="-9.10434876365427" calcext:value-type="float">
            <text:p>-9.104348763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000000000734041" calcext:value-type="float">
            <text:p>7.34041E-10</text:p>
          </table:table-cell>
          <table:table-cell table:formula="of:=LOG([.B2036];10)" office:value-type="float" office:value="-9.13427968180536" calcext:value-type="float">
            <text:p>-9.134279681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00000000749282" calcext:value-type="float">
            <text:p>7.49282E-10</text:p>
          </table:table-cell>
          <table:table-cell table:formula="of:=LOG([.B2037];10)" office:value-type="float" office:value="-9.12535470033206" calcext:value-type="float">
            <text:p>-9.125354700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000000000730822" calcext:value-type="float">
            <text:p>7.30822E-10</text:p>
          </table:table-cell>
          <table:table-cell table:formula="of:=LOG([.B2038];10)" office:value-type="float" office:value="-9.1361883875171" calcext:value-type="float">
            <text:p>-9.1361883875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000000000766043" calcext:value-type="float">
            <text:p>7.66043E-10</text:p>
          </table:table-cell>
          <table:table-cell table:formula="of:=LOG([.B2039];10)" office:value-type="float" office:value="-9.1157468515964" calcext:value-type="float">
            <text:p>-9.115746851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0000000743358" calcext:value-type="float">
            <text:p>7.43358E-10</text:p>
          </table:table-cell>
          <table:table-cell table:formula="of:=LOG([.B2040];10)" office:value-type="float" office:value="-9.12880198034484" calcext:value-type="float">
            <text:p>-9.128801980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000000000752121" calcext:value-type="float">
            <text:p>7.52121E-10</text:p>
          </table:table-cell>
          <table:table-cell table:formula="of:=LOG([.B2041];10)" office:value-type="float" office:value="-9.12371228519953" calcext:value-type="float">
            <text:p>-9.123712285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000000000841603" calcext:value-type="float">
            <text:p>8.41603E-10</text:p>
          </table:table-cell>
          <table:table-cell table:formula="of:=LOG([.B2042];10)" office:value-type="float" office:value="-9.07489272509014" calcext:value-type="float">
            <text:p>-9.074892725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000000000764768" calcext:value-type="float">
            <text:p>7.64768E-10</text:p>
          </table:table-cell>
          <table:table-cell table:formula="of:=LOG([.B2043];10)" office:value-type="float" office:value="-9.11647029242935" calcext:value-type="float">
            <text:p>-9.116470292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000000000768974" calcext:value-type="float">
            <text:p>7.68974E-10</text:p>
          </table:table-cell>
          <table:table-cell table:formula="of:=LOG([.B2044];10)" office:value-type="float" office:value="-9.11408834400535" calcext:value-type="float">
            <text:p>-9.11408834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000000000817393" calcext:value-type="float">
            <text:p>8.17393E-10</text:p>
          </table:table-cell>
          <table:table-cell table:formula="of:=LOG([.B2045];10)" office:value-type="float" office:value="-9.08756908582481" calcext:value-type="float">
            <text:p>-9.087569085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000000000773893" calcext:value-type="float">
            <text:p>7.73893E-10</text:p>
          </table:table-cell>
          <table:table-cell table:formula="of:=LOG([.B2046];10)" office:value-type="float" office:value="-9.11131908159346" calcext:value-type="float">
            <text:p>-9.111319081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000000000769112" calcext:value-type="float">
            <text:p>7.69112E-10</text:p>
          </table:table-cell>
          <table:table-cell table:formula="of:=LOG([.B2047];10)" office:value-type="float" office:value="-9.11401041255203" calcext:value-type="float">
            <text:p>-9.11401041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0000748905" calcext:value-type="float">
            <text:p>7.48905E-10</text:p>
          </table:table-cell>
          <table:table-cell table:formula="of:=LOG([.B2048];10)" office:value-type="float" office:value="-9.12557326987396" calcext:value-type="float">
            <text:p>-9.1255732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0:25:09.152384304</dc:date>
    <meta:editing-duration>PT10M19S</meta:editing-duration>
    <meta:editing-cycles>1</meta:editing-cycles>
    <meta:document-statistic meta:table-count="1" meta:cell-count="61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878cm" svg:height="19.743cm" xlink:href=".." xlink:type="simple" chart:class="chart:scatter" chart:style-name="ch1">
        <chart:legend chart:legend-position="end" svg:x="36.285cm" svg:y="9.572cm" style:legend-expansion="high" chart:style-name="ch2"/>
        <chart:plot-area chart:style-name="ch3" table:cell-range-address="data2.A15:data2.A2048 data2.C15:data2.C2048" chart:data-source-has-labels="row" svg:x="0.797cm" svg:y="0.394cm" svg:width="34.691cm" svg:height="18.955cm">
          <chartooo:coordinate-region svg:x="1.63cm" svg:y="0.593cm" svg:width="33.486cm" svg:height="18.5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C16:data2.C2048" chart:label-cell-address="data2.C15:data2.C15" chart:class="chart:scatter">
            <chart:domain table:cell-range-address="data2.A16:data2.A2048"/>
            <chart:data-point chart:repeated="20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9.2049476676</text:p>
                <draw:g>
                  <svg:desc>data2.C15:data2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data2.A16:data2.A2048</svg:desc>
                </draw:g>
              </table:table-cell>
              <table:table-cell office:value-type="float" office:value="-9.23099212905623">
                <text:p>-9.23099212905623</text:p>
                <draw:g>
                  <svg:desc>data2.C16:data2.C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9.23866916310635">
                <text:p>-9.23866916310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9.24020905971257">
                <text:p>-9.2402090597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9.25072449734508">
                <text:p>-9.2507244973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9.26802948133997">
                <text:p>-9.2680294813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9.26341388391732">
                <text:p>-9.26341388391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9.26670159860252">
                <text:p>-9.2667015986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9.26958194171993">
                <text:p>-9.26958194171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9.28104100655485">
                <text:p>-9.28104100655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9.28678927635947">
                <text:p>-9.28678927635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9.28143437573377">
                <text:p>-9.28143437573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9.28882992225446">
                <text:p>-9.28882992225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9.2975970386827">
                <text:p>-9.2975970386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9.29677226573588">
                <text:p>-9.29677226573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9.29606668470606">
                <text:p>-9.29606668470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9.3000972648546">
                <text:p>-9.300097264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9.29841129363411">
                <text:p>-9.29841129363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9.30516236219309">
                <text:p>-9.30516236219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9.30805343458785">
                <text:p>-9.30805343458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9.30616932510616">
                <text:p>-9.30616932510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9.31149564119316">
                <text:p>-9.31149564119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9.3149447202764">
                <text:p>-9.3149447202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.30288753131958">
                <text:p>-9.30288753131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.31231144036837">
                <text:p>-9.31231144036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.2873284158688">
                <text:p>-9.2873284158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.31393064936699">
                <text:p>-9.31393064936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9.31330743695346">
                <text:p>-9.31330743695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9.31322345661686">
                <text:p>-9.31322345661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9.31835722591076">
                <text:p>-9.31835722591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9.31802831486773">
                <text:p>-9.31802831486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9.28415787635308">
                <text:p>-9.28415787635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.31823972908346">
                <text:p>-9.31823972908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.30528602172963">
                <text:p>-9.30528602172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.32067114836002">
                <text:p>-9.32067114836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.3198676279582">
                <text:p>-9.3198676279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.31946869021034">
                <text:p>-9.3194686902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.32217048277733">
                <text:p>-9.32217048277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.31642798109327">
                <text:p>-9.31642798109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.32090112883469">
                <text:p>-9.32090112883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9.29521995515871">
                <text:p>-9.29521995515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9.32330639037513">
                <text:p>-9.32330639037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9.25682666940004">
                <text:p>-9.2568266694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9.32340331743283">
                <text:p>-9.32340331743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9.32422898825244">
                <text:p>-9.32422898825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9.32576734217682">
                <text:p>-9.32576734217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9.32543461073061">
                <text:p>-9.32543461073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9.3248680834971">
                <text:p>-9.3248680834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9.32573608030777">
                <text:p>-9.32573608030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9.31794251367399">
                <text:p>-9.31794251367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.32573056374095">
                <text:p>-9.32573056374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.32431970633294">
                <text:p>-9.32431970633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.32630466233381">
                <text:p>-9.32630466233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9.32634701375425">
                <text:p>-9.32634701375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9.29459818487074">
                <text:p>-9.29459818487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9.3256312775187">
                <text:p>-9.32563127751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9.32732592925989">
                <text:p>-9.32732592925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9.32765641939587">
                <text:p>-9.32765641939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.32778295844476">
                <text:p>-9.32778295844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.32720782619793">
                <text:p>-9.32720782619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.32748652713149">
                <text:p>-9.32748652713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.32838845445047">
                <text:p>-9.328388454450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.32702519876657">
                <text:p>-9.32702519876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.32849022364436">
                <text:p>-9.32849022364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9.32807312141701">
                <text:p>-9.32807312141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.32839955538554">
                <text:p>-9.32839955538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9.32898738501609">
                <text:p>-9.328987385016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9.32842268324498">
                <text:p>-9.32842268324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9.32828485940393">
                <text:p>-9.32828485940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9.32934139218001">
                <text:p>-9.32934139218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9.32943225730137">
                <text:p>-9.32943225730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9.32900313312798">
                <text:p>-9.32900313312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9.3293293400716">
                <text:p>-9.3293293400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9.32914952525649">
                <text:p>-9.329149525256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.32967991489734">
                <text:p>-9.32967991489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.32960105726699">
                <text:p>-9.32960105726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9.32974486722839">
                <text:p>-9.32974486722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9.33031965456247">
                <text:p>-9.33031965456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.33031965456247">
                <text:p>-9.330319654562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9.33020630832137">
                <text:p>-9.330206308321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9.33019516110857">
                <text:p>-9.33019516110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9.27739815722065">
                <text:p>-9.277398157220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9.33025461621674">
                <text:p>-9.33025461621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9.32142062371266">
                <text:p>-9.32142062371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9.33038005603451">
                <text:p>-9.33038005603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9.33118093686305">
                <text:p>-9.33118093686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9.33056317028656">
                <text:p>-9.3305631702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9.33086636153999">
                <text:p>-9.33086636153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9.3306217459638">
                <text:p>-9.3306217459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9.330900786196">
                <text:p>-9.330900786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9.32088476256279">
                <text:p>-9.32088476256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9.33049158851946">
                <text:p>-9.33049158851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9.29721803405712">
                <text:p>-9.29721803405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9.33081612504695">
                <text:p>-9.33081612504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9.31467036502763">
                <text:p>-9.31467036502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9.30907243991925">
                <text:p>-9.30907243991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9.29495520857427">
                <text:p>-9.29495520857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9.26950438870089">
                <text:p>-9.26950438870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-9.31462375979103">
                <text:p>-9.31462375979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-9.31486849309821">
                <text:p>-9.31486849309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-9.31428243928931">
                <text:p>-9.31428243928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-9.31465423187975">
                <text:p>-9.314654231879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-9.33130850716954">
                <text:p>-9.33130850716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-9.28637003463804">
                <text:p>-9.28637003463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-9.33145288373389">
                <text:p>-9.33145288373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-9.33158053395921">
                <text:p>-9.331580533959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-9.33144170447917">
                <text:p>-9.331441704479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-9.33155630548424">
                <text:p>-9.33155630548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-9.33122935329711">
                <text:p>-9.33122935329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-9.3288993913719">
                <text:p>-9.3288993913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-9.33185459619703">
                <text:p>-9.331854596197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-9.33152555590469">
                <text:p>-9.33152555590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9.33143518338015">
                <text:p>-9.33143518338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.32328353337232">
                <text:p>-9.32328353337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.3308579883876">
                <text:p>-9.3308579883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9.33143704654131">
                <text:p>-9.33143704654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.33112042390989">
                <text:p>-9.33112042390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9.32802228268587">
                <text:p>-9.32802228268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.33156655582792">
                <text:p>-9.33156655582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.33161687920622">
                <text:p>-9.33161687920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9.33166254805928">
                <text:p>-9.33166254805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.28880880955888">
                <text:p>-9.288808809558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.32126043293674">
                <text:p>-9.32126043293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9.33137742934845">
                <text:p>-9.33137742934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9.3114787358068">
                <text:p>-9.31147873580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9.33129640034865">
                <text:p>-9.331296400348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9.33174830663612">
                <text:p>-9.331748306636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9.33190495296469">
                <text:p>-9.33190495296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.33164111106082">
                <text:p>-9.331641111060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.33160849157155">
                <text:p>-9.33160849157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.31532336402467">
                <text:p>-9.31532336402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.33105154250223">
                <text:p>-9.331051542502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9.33197396987162">
                <text:p>-9.33197396987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9.33167000465461">
                <text:p>-9.331670004654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9.33230054988711">
                <text:p>-9.33230054988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9.33132620236104">
                <text:p>-9.33132620236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9.33165136340633">
                <text:p>-9.331651363406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9.33220908272547">
                <text:p>-9.33220908272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9.33110552970682">
                <text:p>-9.33110552970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9.33244152170249">
                <text:p>-9.332441521702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9.27924302249731">
                <text:p>-9.279243022497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9.33134017275837">
                <text:p>-9.331340172758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9.29142019925508">
                <text:p>-9.291420199255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9.33129826291451">
                <text:p>-9.33129826291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9.33253677359865">
                <text:p>-9.33253677359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9.32205012655559">
                <text:p>-9.32205012655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9.33234442362696">
                <text:p>-9.332344423626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9.33169330734023">
                <text:p>-9.33169330734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9.33225668057906">
                <text:p>-9.33225668057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9.33228094815926">
                <text:p>-9.33228094815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9.33195718096584">
                <text:p>-9.331957180965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9.33191148112135">
                <text:p>-9.33191148112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9.33119210940723">
                <text:p>-9.33119210940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9.33148455985173">
                <text:p>-9.33148455985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9.33193199882403">
                <text:p>-9.331931998824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9.33236682894842">
                <text:p>-9.33236682894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9.33153766911552">
                <text:p>-9.33153766911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9.33170915388067">
                <text:p>-9.33170915388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9.33181170429621">
                <text:p>-9.331811704296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9.33215682442379">
                <text:p>-9.332156824423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.33194132537297">
                <text:p>-9.33194132537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9.33209244337673">
                <text:p>-9.332092443376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9.33232762039439">
                <text:p>-9.33232762039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-9.3312824313593">
                <text:p>-9.3312824313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-9.33180983952705">
                <text:p>-9.331809839527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-9.3320056840201">
                <text:p>-9.33200568402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-9.33122190426361">
                <text:p>-9.331221904263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-9.33181170429621">
                <text:p>-9.331811704296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-9.28060241357612">
                <text:p>-9.280602413576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-9.33147990145421">
                <text:p>-9.33147990145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-9.33228934879143">
                <text:p>-9.332289348791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-9.33185925861542">
                <text:p>-9.331859258615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-9.33232201946134">
                <text:p>-9.33232201946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-9.33216335636763">
                <text:p>-9.33216335636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-9.33195251749608">
                <text:p>-9.33195251749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-9.33140816844153">
                <text:p>-9.331408168441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-9.33161781117563">
                <text:p>-9.331617811175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-9.33199915444727">
                <text:p>-9.33199915444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-9.33141562067055">
                <text:p>-9.33141562067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-9.33218668554048">
                <text:p>-9.332186685540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-9.33183035242824">
                <text:p>-9.33183035242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-9.3319926249726">
                <text:p>-9.33199262497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-9.33178746292161">
                <text:p>-9.33178746292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-9.33168118978766">
                <text:p>-9.331681189787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-9.33136159490714">
                <text:p>-9.33136159490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-9.33210177337192">
                <text:p>-9.33210177337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-9.3311092532097">
                <text:p>-9.3311092532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-9.33220068364574">
                <text:p>-9.33220068364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-9.33167746137797">
                <text:p>-9.331677461377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-9.33177161352362">
                <text:p>-9.331771613523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-9.33226321402495">
                <text:p>-9.33226321402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-9.28930142493111">
                <text:p>-9.289301424931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-9.33142120992623">
                <text:p>-9.33142120992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-9.33129174396895">
                <text:p>-9.33129174396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-9.33174178093175">
                <text:p>-9.33174178093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-9.33203366901567">
                <text:p>-9.332033669015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-9.33187604373608">
                <text:p>-9.33187604373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-9.33172034002205">
                <text:p>-9.33172034002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-9.3316494993255">
                <text:p>-9.3316494993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-9.33251902901501">
                <text:p>-9.332519029015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-9.33205325958558">
                <text:p>-9.332053259585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-9.3317753427417">
                <text:p>-9.33177534274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9.33263671716289">
                <text:p>-9.33263671716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9.33148828660573">
                <text:p>-9.331488286605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9.33198049906581">
                <text:p>-9.33198049906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9.33178559825653">
                <text:p>-9.331785598256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9.33214935946542">
                <text:p>-9.33214935946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9.30324881871894">
                <text:p>-9.303248818718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9.33194878675633">
                <text:p>-9.33194878675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9.33183128485586">
                <text:p>-9.33183128485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9.28938259530638">
                <text:p>-9.289382595306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9.33242284730962">
                <text:p>-9.33242284730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9.33202713902207">
                <text:p>-9.33202713902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9.3320877784543">
                <text:p>-9.33208777845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9.33239670450853">
                <text:p>-9.33239670450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9.33160010409887">
                <text:p>-9.331600104098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9.33216802210194">
                <text:p>-9.332168022101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9.33225574723767">
                <text:p>-9.332255747237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9.33194319070679">
                <text:p>-9.33194319070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9.33226881419966">
                <text:p>-9.332268814199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9.33187417869064">
                <text:p>-9.33187417869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9.33225948061526">
                <text:p>-9.332259480615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9.33215309192857">
                <text:p>-9.332153091928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9.33201407932943">
                <text:p>-9.33201407932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9.33215495817217">
                <text:p>-9.332154958172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9.33131782033835">
                <text:p>-9.331317820338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1">
                <text:p>241</text:p>
              </table:table-cell>
              <table:table-cell office:value-type="float" office:value="-9.33202434048344">
                <text:p>-9.332024340483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-9.33172686540425">
                <text:p>-9.331726865404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3">
                <text:p>243</text:p>
              </table:table-cell>
              <table:table-cell office:value-type="float" office:value="-9.33243218440568">
                <text:p>-9.332432184405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-9.27768780482961">
                <text:p>-9.27768780482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5">
                <text:p>245</text:p>
              </table:table-cell>
              <table:table-cell office:value-type="float" office:value="-9.33230801744472">
                <text:p>-9.332308017444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6">
                <text:p>246</text:p>
              </table:table-cell>
              <table:table-cell office:value-type="float" office:value="-9.33205978997194">
                <text:p>-9.332059789971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7">
                <text:p>247</text:p>
              </table:table-cell>
              <table:table-cell office:value-type="float" office:value="-9.33164577118786">
                <text:p>-9.331645771187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-9.33222774792867">
                <text:p>-9.332227747928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9">
                <text:p>249</text:p>
              </table:table-cell>
              <table:table-cell office:value-type="float" office:value="-9.33205885705359">
                <text:p>-9.332058857053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0">
                <text:p>250</text:p>
              </table:table-cell>
              <table:table-cell office:value-type="float" office:value="-9.33225108056081">
                <text:p>-9.332251080560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-9.33218668554048">
                <text:p>-9.33218668554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2">
                <text:p>252</text:p>
              </table:table-cell>
              <table:table-cell office:value-type="float" office:value="-9.30639087163285">
                <text:p>-9.306390871632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3">
                <text:p>253</text:p>
              </table:table-cell>
              <table:table-cell office:value-type="float" office:value="-9.3229928972179">
                <text:p>-9.32299289721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-9.3323556261432">
                <text:p>-9.33235562614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-9.33207191809284">
                <text:p>-9.332071918092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">
                <text:p>256</text:p>
              </table:table-cell>
              <table:table-cell office:value-type="float" office:value="-9.33232108597952">
                <text:p>-9.332321085979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">
                <text:p>257</text:p>
              </table:table-cell>
              <table:table-cell office:value-type="float" office:value="-9.33228094815926">
                <text:p>-9.332280948159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8">
                <text:p>258</text:p>
              </table:table-cell>
              <table:table-cell office:value-type="float" office:value="-9.33235375903709">
                <text:p>-9.332353759037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9">
                <text:p>259</text:p>
              </table:table-cell>
              <table:table-cell office:value-type="float" office:value="-9.33236869611071">
                <text:p>-9.332368696110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-9.33222961449311">
                <text:p>-9.33222961449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-9.33227068094061">
                <text:p>-9.332270680940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-9.33220068364574">
                <text:p>-9.332200683645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-9.33219881720563">
                <text:p>-9.332198817205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-9.3323976381529">
                <text:p>-9.33239763815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-9.33236589537028">
                <text:p>-9.33236589537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-9.33253210390109">
                <text:p>-9.33253210390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7">
                <text:p>267</text:p>
              </table:table-cell>
              <table:table-cell office:value-type="float" office:value="-9.33203740048466">
                <text:p>-9.332037400484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-9.33213629609702">
                <text:p>-9.332136296097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9">
                <text:p>269</text:p>
              </table:table-cell>
              <table:table-cell office:value-type="float" office:value="-9.33266100598873">
                <text:p>-9.33266100598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0">
                <text:p>270</text:p>
              </table:table-cell>
              <table:table-cell office:value-type="float" office:value="-9.33235375903709">
                <text:p>-9.332353759037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1">
                <text:p>271</text:p>
              </table:table-cell>
              <table:table-cell office:value-type="float" office:value="-9.33222868120988">
                <text:p>-9.33222868120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2">
                <text:p>272</text:p>
              </table:table-cell>
              <table:table-cell office:value-type="float" office:value="-9.33242097991449">
                <text:p>-9.332420979914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-9.33247233620638">
                <text:p>-9.332472336206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4">
                <text:p>274</text:p>
              </table:table-cell>
              <table:table-cell office:value-type="float" office:value="-9.33237149686921">
                <text:p>-9.332371496869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5">
                <text:p>275</text:p>
              </table:table-cell>
              <table:table-cell office:value-type="float" office:value="-9.33242004621994">
                <text:p>-9.332420046219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-9.33224548061477">
                <text:p>-9.332245480614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7">
                <text:p>277</text:p>
              </table:table-cell>
              <table:table-cell office:value-type="float" office:value="-9.33229308245789">
                <text:p>-9.33229308245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8">
                <text:p>278</text:p>
              </table:table-cell>
              <table:table-cell office:value-type="float" office:value="-9.3307165995281">
                <text:p>-9.33071659952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-9.33235842681741">
                <text:p>-9.332358426817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-9.3138027150575">
                <text:p>-9.31380271505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">
                <text:p>281</text:p>
              </table:table-cell>
              <table:table-cell office:value-type="float" office:value="-9.33201594497576">
                <text:p>-9.332015944975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-9.33254144334643">
                <text:p>-9.332541443346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3">
                <text:p>283</text:p>
              </table:table-cell>
              <table:table-cell office:value-type="float" office:value="-9.32978013113373">
                <text:p>-9.329780131133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4">
                <text:p>284</text:p>
              </table:table-cell>
              <table:table-cell office:value-type="float" office:value="-9.33229121562065">
                <text:p>-9.332291215620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-9.33230615054328">
                <text:p>-9.332306150543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6">
                <text:p>286</text:p>
              </table:table-cell>
              <table:table-cell office:value-type="float" office:value="-9.3323770984404">
                <text:p>-9.33237709844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-9.25586433039413">
                <text:p>-9.25586433039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8">
                <text:p>288</text:p>
              </table:table-cell>
              <table:table-cell office:value-type="float" office:value="-9.33269463891339">
                <text:p>-9.332694638913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9">
                <text:p>289</text:p>
              </table:table-cell>
              <table:table-cell office:value-type="float" office:value="-9.33269183607018">
                <text:p>-9.332691836070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0">
                <text:p>290</text:p>
              </table:table-cell>
              <table:table-cell office:value-type="float" office:value="-9.33260962738268">
                <text:p>-9.332609627382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-9.33245085920006">
                <text:p>-9.332450859200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2">
                <text:p>292</text:p>
              </table:table-cell>
              <table:table-cell office:value-type="float" office:value="-9.33242564841736">
                <text:p>-9.332425648417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3">
                <text:p>293</text:p>
              </table:table-cell>
              <table:table-cell office:value-type="float" office:value="-9.33240043909805">
                <text:p>-9.33240043909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4">
                <text:p>294</text:p>
              </table:table-cell>
              <table:table-cell office:value-type="float" office:value="-9.33244992544127">
                <text:p>-9.332449925441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5">
                <text:p>295</text:p>
              </table:table-cell>
              <table:table-cell office:value-type="float" office:value="-9.30620799969008">
                <text:p>-9.306207999690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6">
                <text:p>296</text:p>
              </table:table-cell>
              <table:table-cell office:value-type="float" office:value="-9.30700951419027">
                <text:p>-9.307009514190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7">
                <text:p>297</text:p>
              </table:table-cell>
              <table:table-cell office:value-type="float" office:value="-9.33263298054102">
                <text:p>-9.332632980541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-9.33241257673579">
                <text:p>-9.332412576735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-9.31616617824123">
                <text:p>-9.316166178241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-9.31590363426256">
                <text:p>-9.315903634262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1">
                <text:p>301</text:p>
              </table:table-cell>
              <table:table-cell office:value-type="float" office:value="-9.31615178815895">
                <text:p>-9.316151788158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2">
                <text:p>302</text:p>
              </table:table-cell>
              <table:table-cell office:value-type="float" office:value="-9.31613829788984">
                <text:p>-9.316138297889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3">
                <text:p>303</text:p>
              </table:table-cell>
              <table:table-cell office:value-type="float" office:value="-9.33215215880977">
                <text:p>-9.332152158809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4">
                <text:p>304</text:p>
              </table:table-cell>
              <table:table-cell office:value-type="float" office:value="-9.33268996751809">
                <text:p>-9.332689967518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5">
                <text:p>305</text:p>
              </table:table-cell>
              <table:table-cell office:value-type="float" office:value="-9.3325050206453">
                <text:p>-9.33250502064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">
                <text:p>306</text:p>
              </table:table-cell>
              <table:table-cell office:value-type="float" office:value="-9.3327114563525">
                <text:p>-9.3327114563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7">
                <text:p>307</text:p>
              </table:table-cell>
              <table:table-cell office:value-type="float" office:value="-9.33259748423661">
                <text:p>-9.332597484236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8">
                <text:p>308</text:p>
              </table:table-cell>
              <table:table-cell office:value-type="float" office:value="-9.33260215463723">
                <text:p>-9.332602154637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9">
                <text:p>309</text:p>
              </table:table-cell>
              <table:table-cell office:value-type="float" office:value="-9.33265446655583">
                <text:p>-9.332654466555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-9.298994457931">
                <text:p>-9.2989944579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1">
                <text:p>311</text:p>
              </table:table-cell>
              <table:table-cell office:value-type="float" office:value="-9.26179280324243">
                <text:p>-9.26179280324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2">
                <text:p>312</text:p>
              </table:table-cell>
              <table:table-cell office:value-type="float" office:value="-9.33277686369603">
                <text:p>-9.33277686369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3">
                <text:p>313</text:p>
              </table:table-cell>
              <table:table-cell office:value-type="float" office:value="-9.3326049569017">
                <text:p>-9.33260495690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-9.31413739212607">
                <text:p>-9.314137392126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-9.33277499477807">
                <text:p>-9.332774994778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6">
                <text:p>316</text:p>
              </table:table-cell>
              <table:table-cell office:value-type="float" office:value="-9.33270771908753">
                <text:p>-9.332707719087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-9.33250035128914">
                <text:p>-9.332500351289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-9.332573198963">
                <text:p>-9.332573198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9">
                <text:p>319</text:p>
              </table:table-cell>
              <table:table-cell office:value-type="float" office:value="-9.33104502725896">
                <text:p>-9.331045027258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0">
                <text:p>320</text:p>
              </table:table-cell>
              <table:table-cell office:value-type="float" office:value="-9.33298810324408">
                <text:p>-9.332988103244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1">
                <text:p>321</text:p>
              </table:table-cell>
              <table:table-cell office:value-type="float" office:value="-9.33249941742393">
                <text:p>-9.332499417423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2">
                <text:p>322</text:p>
              </table:table-cell>
              <table:table-cell office:value-type="float" office:value="-9.33268529617305">
                <text:p>-9.332685296173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3">
                <text:p>323</text:p>
              </table:table-cell>
              <table:table-cell office:value-type="float" office:value="-9.33212323312154">
                <text:p>-9.332123233121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4">
                <text:p>324</text:p>
              </table:table-cell>
              <table:table-cell office:value-type="float" office:value="-9.33229028220504">
                <text:p>-9.332290282205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-9.33263111224214">
                <text:p>-9.332631112242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6">
                <text:p>326</text:p>
              </table:table-cell>
              <table:table-cell office:value-type="float" office:value="-9.33258907764206">
                <text:p>-9.33258907764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7">
                <text:p>327</text:p>
              </table:table-cell>
              <table:table-cell office:value-type="float" office:value="-9.33259935239083">
                <text:p>-9.332599352390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-9.33243405184899">
                <text:p>-9.332434051848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9">
                <text:p>329</text:p>
              </table:table-cell>
              <table:table-cell office:value-type="float" office:value="-9.32396976729036">
                <text:p>-9.323969767290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0">
                <text:p>330</text:p>
              </table:table-cell>
              <table:table-cell office:value-type="float" office:value="-9.33265913756928">
                <text:p>-9.332659137569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1">
                <text:p>331</text:p>
              </table:table-cell>
              <table:table-cell office:value-type="float" office:value="-9.33235002484896">
                <text:p>-9.332350024848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2">
                <text:p>332</text:p>
              </table:table-cell>
              <table:table-cell office:value-type="float" office:value="-9.33289368703057">
                <text:p>-9.332893687030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3">
                <text:p>333</text:p>
              </table:table-cell>
              <table:table-cell office:value-type="float" office:value="-9.33261056148491">
                <text:p>-9.332610561484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4">
                <text:p>334</text:p>
              </table:table-cell>
              <table:table-cell office:value-type="float" office:value="-9.33271706231026">
                <text:p>-9.332717062310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-9.33257880313638">
                <text:p>-9.332578803136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6">
                <text:p>336</text:p>
              </table:table-cell>
              <table:table-cell office:value-type="float" office:value="-9.3326666112953">
                <text:p>-9.33266661129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-9.33290957743186">
                <text:p>-9.332909577431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">
                <text:p>338</text:p>
              </table:table-cell>
              <table:table-cell office:value-type="float" office:value="-9.3327628470074">
                <text:p>-9.3327628470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9">
                <text:p>339</text:p>
              </table:table-cell>
              <table:table-cell office:value-type="float" office:value="-9.33280489843049">
                <text:p>-9.332804898430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0">
                <text:p>340</text:p>
              </table:table-cell>
              <table:table-cell office:value-type="float" office:value="-9.30893089119563">
                <text:p>-9.308930891195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">
                <text:p>341</text:p>
              </table:table-cell>
              <table:table-cell office:value-type="float" office:value="-9.33244338918595">
                <text:p>-9.332443389185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">
                <text:p>342</text:p>
              </table:table-cell>
              <table:table-cell office:value-type="float" office:value="-9.28294143451507">
                <text:p>-9.282941434515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">
                <text:p>343</text:p>
              </table:table-cell>
              <table:table-cell office:value-type="float" office:value="-9.33277219141622">
                <text:p>-9.332772191416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4">
                <text:p>344</text:p>
              </table:table-cell>
              <table:table-cell office:value-type="float" office:value="-9.33274696197383">
                <text:p>-9.332746961973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-9.3327058504671">
                <text:p>-9.33270585046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6">
                <text:p>346</text:p>
              </table:table-cell>
              <table:table-cell office:value-type="float" office:value="-9.33271986531627">
                <text:p>-9.332719865316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7">
                <text:p>347</text:p>
              </table:table-cell>
              <table:table-cell office:value-type="float" office:value="-9.33277873262202">
                <text:p>-9.332778732622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8">
                <text:p>348</text:p>
              </table:table-cell>
              <table:table-cell office:value-type="float" office:value="-9.33177068122411">
                <text:p>-9.331770681224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9">
                <text:p>349</text:p>
              </table:table-cell>
              <table:table-cell office:value-type="float" office:value="-9.33279461881773">
                <text:p>-9.33279461881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0">
                <text:p>350</text:p>
              </table:table-cell>
              <table:table-cell office:value-type="float" office:value="-9.33286658121724">
                <text:p>-9.332866581217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1">
                <text:p>351</text:p>
              </table:table-cell>
              <table:table-cell office:value-type="float" office:value="-9.33272360268577">
                <text:p>-9.332723602685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2">
                <text:p>352</text:p>
              </table:table-cell>
              <table:table-cell office:value-type="float" office:value="-9.3329301423437">
                <text:p>-9.33293014234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3">
                <text:p>353</text:p>
              </table:table-cell>
              <table:table-cell office:value-type="float" office:value="-9.33275817487839">
                <text:p>-9.332758174878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4">
                <text:p>354</text:p>
              </table:table-cell>
              <table:table-cell office:value-type="float" office:value="-9.33281144012894">
                <text:p>-9.332811440128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5">
                <text:p>355</text:p>
              </table:table-cell>
              <table:table-cell office:value-type="float" office:value="-9.33275163398221">
                <text:p>-9.332751633982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6">
                <text:p>356</text:p>
              </table:table-cell>
              <table:table-cell office:value-type="float" office:value="-9.33055387328652">
                <text:p>-9.330553873286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">
                <text:p>357</text:p>
              </table:table-cell>
              <table:table-cell office:value-type="float" office:value="-9.33258907764206">
                <text:p>-9.332589077642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8">
                <text:p>358</text:p>
              </table:table-cell>
              <table:table-cell office:value-type="float" office:value="-9.33274976517283">
                <text:p>-9.332749765172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9">
                <text:p>359</text:p>
              </table:table-cell>
              <table:table-cell office:value-type="float" office:value="-9.33282826209171">
                <text:p>-9.332828262091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0">
                <text:p>360</text:p>
              </table:table-cell>
              <table:table-cell office:value-type="float" office:value="-9.33286938518844">
                <text:p>-9.33286938518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">
                <text:p>361</text:p>
              </table:table-cell>
              <table:table-cell office:value-type="float" office:value="-9.33277966708804">
                <text:p>-9.332779667088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2">
                <text:p>362</text:p>
              </table:table-cell>
              <table:table-cell office:value-type="float" office:value="-9.33281237466533">
                <text:p>-9.332812374665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3">
                <text:p>363</text:p>
              </table:table-cell>
              <table:table-cell office:value-type="float" office:value="-9.33284415009931">
                <text:p>-9.33284415009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4">
                <text:p>364</text:p>
              </table:table-cell>
              <table:table-cell office:value-type="float" office:value="-9.332825458386">
                <text:p>-9.3328254583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5">
                <text:p>365</text:p>
              </table:table-cell>
              <table:table-cell office:value-type="float" office:value="-9.33289836061766">
                <text:p>-9.33289836061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6">
                <text:p>366</text:p>
              </table:table-cell>
              <table:table-cell office:value-type="float" office:value="-9.33290583846161">
                <text:p>-9.332905838461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7">
                <text:p>367</text:p>
              </table:table-cell>
              <table:table-cell office:value-type="float" office:value="-9.33282358925892">
                <text:p>-9.332823589258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8">
                <text:p>368</text:p>
              </table:table-cell>
              <table:table-cell office:value-type="float" office:value="-9.33263765132338">
                <text:p>-9.332637651323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">
                <text:p>369</text:p>
              </table:table-cell>
              <table:table-cell office:value-type="float" office:value="-9.33274883077115">
                <text:p>-9.33274883077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0">
                <text:p>370</text:p>
              </table:table-cell>
              <table:table-cell office:value-type="float" office:value="-9.33276938807247">
                <text:p>-9.332769388072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1">
                <text:p>371</text:p>
              </table:table-cell>
              <table:table-cell office:value-type="float" office:value="-9.33278247049815">
                <text:p>-9.332782470498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2">
                <text:p>372</text:p>
              </table:table-cell>
              <table:table-cell office:value-type="float" office:value="-9.33251716120628">
                <text:p>-9.332517161206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3">
                <text:p>373</text:p>
              </table:table-cell>
              <table:table-cell office:value-type="float" office:value="-9.33290116479405">
                <text:p>-9.332901164794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4">
                <text:p>374</text:p>
              </table:table-cell>
              <table:table-cell office:value-type="float" office:value="-9.33287779721067">
                <text:p>-9.332877797210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-9.33279555331793">
                <text:p>-9.33279555331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6">
                <text:p>376</text:p>
              </table:table-cell>
              <table:table-cell office:value-type="float" office:value="-9.33283200039415">
                <text:p>-9.332832000394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7">
                <text:p>377</text:p>
              </table:table-cell>
              <table:table-cell office:value-type="float" office:value="-9.33295351274379">
                <text:p>-9.332953512743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">
                <text:p>378</text:p>
              </table:table-cell>
              <table:table-cell office:value-type="float" office:value="-9.33287686253349">
                <text:p>-9.332876862533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9">
                <text:p>379</text:p>
              </table:table-cell>
              <table:table-cell office:value-type="float" office:value="-9.33277406032211">
                <text:p>-9.332774060322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0">
                <text:p>380</text:p>
              </table:table-cell>
              <table:table-cell office:value-type="float" office:value="-9.33297034021061">
                <text:p>-9.332970340210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1">
                <text:p>381</text:p>
              </table:table-cell>
              <table:table-cell office:value-type="float" office:value="-9.33285443088454">
                <text:p>-9.332854430884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-9.33290677320115">
                <text:p>-9.332906773201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3">
                <text:p>383</text:p>
              </table:table-cell>
              <table:table-cell office:value-type="float" office:value="-9.33284228089178">
                <text:p>-9.332842280891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4">
                <text:p>384</text:p>
              </table:table-cell>
              <table:table-cell office:value-type="float" office:value="-9.33288060125429">
                <text:p>-9.332880601254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5">
                <text:p>385</text:p>
              </table:table-cell>
              <table:table-cell office:value-type="float" office:value="-9.33294883856317">
                <text:p>-9.332948838563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6">
                <text:p>386</text:p>
              </table:table-cell>
              <table:table-cell office:value-type="float" office:value="-9.33232481991884">
                <text:p>-9.332324819918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7">
                <text:p>387</text:p>
              </table:table-cell>
              <table:table-cell office:value-type="float" office:value="-9.33278901185877">
                <text:p>-9.33278901185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8">
                <text:p>388</text:p>
              </table:table-cell>
              <table:table-cell office:value-type="float" office:value="-9.33283013123891">
                <text:p>-9.332830131238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9">
                <text:p>389</text:p>
              </table:table-cell>
              <table:table-cell office:value-type="float" office:value="-9.33300119225996">
                <text:p>-9.333001192259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0">
                <text:p>390</text:p>
              </table:table-cell>
              <table:table-cell office:value-type="float" office:value="-9.332523698572">
                <text:p>-9.3325236985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1">
                <text:p>391</text:p>
              </table:table-cell>
              <table:table-cell office:value-type="float" office:value="-9.33282826209171">
                <text:p>-9.332828262091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2">
                <text:p>392</text:p>
              </table:table-cell>
              <table:table-cell office:value-type="float" office:value="-9.33280583295281">
                <text:p>-9.332805832952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3">
                <text:p>393</text:p>
              </table:table-cell>
              <table:table-cell office:value-type="float" office:value="-9.33295351274379">
                <text:p>-9.332953512743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4">
                <text:p>394</text:p>
              </table:table-cell>
              <table:table-cell office:value-type="float" office:value="-9.33276097814977">
                <text:p>-9.332760978149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5">
                <text:p>395</text:p>
              </table:table-cell>
              <table:table-cell office:value-type="float" office:value="-9.2862541634405">
                <text:p>-9.28625416344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6">
                <text:p>396</text:p>
              </table:table-cell>
              <table:table-cell office:value-type="float" office:value="-9.33302643647609">
                <text:p>-9.33302643647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7">
                <text:p>397</text:p>
              </table:table-cell>
              <table:table-cell office:value-type="float" office:value="-9.33286564656419">
                <text:p>-9.33286564656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8">
                <text:p>398</text:p>
              </table:table-cell>
              <table:table-cell office:value-type="float" office:value="-9.33309002100417">
                <text:p>-9.333090021004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9">
                <text:p>399</text:p>
              </table:table-cell>
              <table:table-cell office:value-type="float" office:value="-9.33301147676348">
                <text:p>-9.333011476763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0">
                <text:p>400</text:p>
              </table:table-cell>
              <table:table-cell office:value-type="float" office:value="-9.33289275231919">
                <text:p>-9.33289275231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1">
                <text:p>401</text:p>
              </table:table-cell>
              <table:table-cell office:value-type="float" office:value="-9.3329722099694">
                <text:p>-9.33297220996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2">
                <text:p>402</text:p>
              </table:table-cell>
              <table:table-cell office:value-type="float" office:value="-9.33298716832947">
                <text:p>-9.332987168329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3">
                <text:p>403</text:p>
              </table:table-cell>
              <table:table-cell office:value-type="float" office:value="-9.33285162700989">
                <text:p>-9.33285162700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4">
                <text:p>404</text:p>
              </table:table-cell>
              <table:table-cell office:value-type="float" office:value="-9.31721523947792">
                <text:p>-9.317215239477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5">
                <text:p>405</text:p>
              </table:table-cell>
              <table:table-cell office:value-type="float" office:value="-9.33292546841459">
                <text:p>-9.33292546841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6">
                <text:p>406</text:p>
              </table:table-cell>
              <table:table-cell office:value-type="float" office:value="-9.33303017648476">
                <text:p>-9.333030176484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7">
                <text:p>407</text:p>
              </table:table-cell>
              <table:table-cell office:value-type="float" office:value="-9.33301334669937">
                <text:p>-9.333013346699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8">
                <text:p>408</text:p>
              </table:table-cell>
              <table:table-cell office:value-type="float" office:value="-9.33276097814977">
                <text:p>-9.33276097814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9">
                <text:p>409</text:p>
              </table:table-cell>
              <table:table-cell office:value-type="float" office:value="-9.33295818697473">
                <text:p>-9.332958186974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0">
                <text:p>410</text:p>
              </table:table-cell>
              <table:table-cell office:value-type="float" office:value="-9.33196184448567">
                <text:p>-9.331961844485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1">
                <text:p>411</text:p>
              </table:table-cell>
              <table:table-cell office:value-type="float" office:value="-9.33289181760982">
                <text:p>-9.332891817609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2">
                <text:p>412</text:p>
              </table:table-cell>
              <table:table-cell office:value-type="float" office:value="-9.33117255764354">
                <text:p>-9.33117255764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3">
                <text:p>413</text:p>
              </table:table-cell>
              <table:table-cell office:value-type="float" office:value="-9.33108691267127">
                <text:p>-9.331086912671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4">
                <text:p>414</text:p>
              </table:table-cell>
              <table:table-cell office:value-type="float" office:value="-9.29293764914251">
                <text:p>-9.292937649142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-9.32353411180627">
                <text:p>-9.323534111806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6">
                <text:p>416</text:p>
              </table:table-cell>
              <table:table-cell office:value-type="float" office:value="-9.31544456386351">
                <text:p>-9.315444563863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-9.31663321530255">
                <text:p>-9.31663321530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8">
                <text:p>418</text:p>
              </table:table-cell>
              <table:table-cell office:value-type="float" office:value="-9.31605736507385">
                <text:p>-9.31605736507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-9.31334317819299">
                <text:p>-9.313343178192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0">
                <text:p>420</text:p>
              </table:table-cell>
              <table:table-cell office:value-type="float" office:value="-9.33300773691584">
                <text:p>-9.333007736915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1">
                <text:p>421</text:p>
              </table:table-cell>
              <table:table-cell office:value-type="float" office:value="-9.33305074710819">
                <text:p>-9.33305074710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2">
                <text:p>422</text:p>
              </table:table-cell>
              <table:table-cell office:value-type="float" office:value="-9.3329722099694">
                <text:p>-9.33297220996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3">
                <text:p>423</text:p>
              </table:table-cell>
              <table:table-cell office:value-type="float" office:value="-9.33296753558753">
                <text:p>-9.33296753558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4">
                <text:p>424</text:p>
              </table:table-cell>
              <table:table-cell office:value-type="float" office:value="-9.33291518594761">
                <text:p>-9.332915185947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5">
                <text:p>425</text:p>
              </table:table-cell>
              <table:table-cell office:value-type="float" office:value="-9.33292546841459">
                <text:p>-9.332925468414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6">
                <text:p>426</text:p>
              </table:table-cell>
              <table:table-cell office:value-type="float" office:value="-9.3329404251648">
                <text:p>-9.33294042516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7">
                <text:p>427</text:p>
              </table:table-cell>
              <table:table-cell office:value-type="float" office:value="-9.33166161599387">
                <text:p>-9.33166161599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8">
                <text:p>428</text:p>
              </table:table-cell>
              <table:table-cell office:value-type="float" office:value="-9.33291799023264">
                <text:p>-9.332917990232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9">
                <text:p>429</text:p>
              </table:table-cell>
              <table:table-cell office:value-type="float" office:value="-9.33289088290246">
                <text:p>-9.332890882902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0">
                <text:p>430</text:p>
              </table:table-cell>
              <table:table-cell office:value-type="float" office:value="-9.33270678477631">
                <text:p>-9.33270678477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1">
                <text:p>431</text:p>
              </table:table-cell>
              <table:table-cell office:value-type="float" office:value="-9.33273574935876">
                <text:p>-9.332735749358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2">
                <text:p>432</text:p>
              </table:table-cell>
              <table:table-cell office:value-type="float" office:value="-9.33300025731717">
                <text:p>-9.333000257317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3">
                <text:p>433</text:p>
              </table:table-cell>
              <table:table-cell office:value-type="float" office:value="-9.33303672157744">
                <text:p>-9.333036721577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4">
                <text:p>434</text:p>
              </table:table-cell>
              <table:table-cell office:value-type="float" office:value="-9.33284415009931">
                <text:p>-9.332844150099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5">
                <text:p>435</text:p>
              </table:table-cell>
              <table:table-cell office:value-type="float" office:value="-9.33288527470056">
                <text:p>-9.332885274700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6">
                <text:p>436</text:p>
              </table:table-cell>
              <table:table-cell office:value-type="float" office:value="-9.33300960683563">
                <text:p>-9.333009606835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7">
                <text:p>437</text:p>
              </table:table-cell>
              <table:table-cell office:value-type="float" office:value="-9.33264232215598">
                <text:p>-9.332642322155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8">
                <text:p>438</text:p>
              </table:table-cell>
              <table:table-cell office:value-type="float" office:value="-9.33293668592896">
                <text:p>-9.332936685928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9">
                <text:p>439</text:p>
              </table:table-cell>
              <table:table-cell office:value-type="float" office:value="-9.33297034021061">
                <text:p>-9.332970340210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0">
                <text:p>440</text:p>
              </table:table-cell>
              <table:table-cell office:value-type="float" office:value="-9.33307599420504">
                <text:p>-9.333075994205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1">
                <text:p>441</text:p>
              </table:table-cell>
              <table:table-cell office:value-type="float" office:value="-9.33312836323347">
                <text:p>-9.333128363233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2">
                <text:p>442</text:p>
              </table:table-cell>
              <table:table-cell office:value-type="float" office:value="-9.33298155888406">
                <text:p>-9.332981558884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3">
                <text:p>443</text:p>
              </table:table-cell>
              <table:table-cell office:value-type="float" office:value="-9.33283667331745">
                <text:p>-9.332836673317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4">
                <text:p>444</text:p>
              </table:table-cell>
              <table:table-cell office:value-type="float" office:value="-9.33289742589622">
                <text:p>-9.332897425896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5">
                <text:p>445</text:p>
              </table:table-cell>
              <table:table-cell office:value-type="float" office:value="-9.33288153593952">
                <text:p>-9.332881535939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6">
                <text:p>446</text:p>
              </table:table-cell>
              <table:table-cell office:value-type="float" office:value="-9.32822289917796">
                <text:p>-9.328222899177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7">
                <text:p>447</text:p>
              </table:table-cell>
              <table:table-cell office:value-type="float" office:value="-9.33097243544568">
                <text:p>-9.33097243544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8">
                <text:p>448</text:p>
              </table:table-cell>
              <table:table-cell office:value-type="float" office:value="-9.33293949035282">
                <text:p>-9.332939490352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9">
                <text:p>449</text:p>
              </table:table-cell>
              <table:table-cell office:value-type="float" office:value="-9.33313116889535">
                <text:p>-9.333131168895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0">
                <text:p>450</text:p>
              </table:table-cell>
              <table:table-cell office:value-type="float" office:value="-9.32913655180939">
                <text:p>-9.329136551809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1">
                <text:p>451</text:p>
              </table:table-cell>
              <table:table-cell office:value-type="float" office:value="-9.33303391652564">
                <text:p>-9.333033916525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2">
                <text:p>452</text:p>
              </table:table-cell>
              <table:table-cell office:value-type="float" office:value="-9.33291892499834">
                <text:p>-9.332918924998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3">
                <text:p>453</text:p>
              </table:table-cell>
              <table:table-cell office:value-type="float" office:value="-9.33285069238903">
                <text:p>-9.332850692389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4">
                <text:p>454</text:p>
              </table:table-cell>
              <table:table-cell office:value-type="float" office:value="-9.3329824937866">
                <text:p>-9.33298249378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5">
                <text:p>455</text:p>
              </table:table-cell>
              <table:table-cell office:value-type="float" office:value="-9.33235749325734">
                <text:p>-9.332357493257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6">
                <text:p>456</text:p>
              </table:table-cell>
              <table:table-cell office:value-type="float" office:value="-9.33303859162203">
                <text:p>-9.333038591622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7">
                <text:p>457</text:p>
              </table:table-cell>
              <table:table-cell office:value-type="float" office:value="-9.3330283064764">
                <text:p>-9.33302830647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-9.33295444758596">
                <text:p>-9.332954447585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9">
                <text:p>459</text:p>
              </table:table-cell>
              <table:table-cell office:value-type="float" office:value="-9.33294322961281">
                <text:p>-9.332943229612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0">
                <text:p>460</text:p>
              </table:table-cell>
              <table:table-cell office:value-type="float" office:value="-9.33304326676875">
                <text:p>-9.3330432667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1">
                <text:p>461</text:p>
              </table:table-cell>
              <table:table-cell office:value-type="float" office:value="-9.33304887701125">
                <text:p>-9.33304887701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-9.32869938793982">
                <text:p>-9.328699387939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3">
                <text:p>463</text:p>
              </table:table-cell>
              <table:table-cell office:value-type="float" office:value="-9.33296753558753">
                <text:p>-9.332967535587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4">
                <text:p>464</text:p>
              </table:table-cell>
              <table:table-cell office:value-type="float" office:value="-9.33286845052936">
                <text:p>-9.332868450529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5">
                <text:p>465</text:p>
              </table:table-cell>
              <table:table-cell office:value-type="float" office:value="-9.33308160487033">
                <text:p>-9.333081604870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6">
                <text:p>466</text:p>
              </table:table-cell>
              <table:table-cell office:value-type="float" office:value="-9.33307692931089">
                <text:p>-9.333076929310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7">
                <text:p>467</text:p>
              </table:table-cell>
              <table:table-cell office:value-type="float" office:value="-9.33307599420504">
                <text:p>-9.333075994205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8">
                <text:p>468</text:p>
              </table:table-cell>
              <table:table-cell office:value-type="float" office:value="-9.33306290293457">
                <text:p>-9.33306290293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9">
                <text:p>469</text:p>
              </table:table-cell>
              <table:table-cell office:value-type="float" office:value="-9.33307412399938">
                <text:p>-9.333074123999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0">
                <text:p>470</text:p>
              </table:table-cell>
              <table:table-cell office:value-type="float" office:value="-9.33306009771367">
                <text:p>-9.333060097713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-9.3329824937866">
                <text:p>-9.33298249378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2">
                <text:p>472</text:p>
              </table:table-cell>
              <table:table-cell office:value-type="float" office:value="-9.33308534535412">
                <text:p>-9.333085345354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3">
                <text:p>473</text:p>
              </table:table-cell>
              <table:table-cell office:value-type="float" office:value="-9.33249661584036">
                <text:p>-9.332496615840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4">
                <text:p>474</text:p>
              </table:table-cell>
              <table:table-cell office:value-type="float" office:value="-9.33299651756614">
                <text:p>-9.332996517566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5">
                <text:p>475</text:p>
              </table:table-cell>
              <table:table-cell office:value-type="float" office:value="-9.33297314485181">
                <text:p>-9.332973144851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6">
                <text:p>476</text:p>
              </table:table-cell>
              <table:table-cell office:value-type="float" office:value="-9.33306196785892">
                <text:p>-9.333061967858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7">
                <text:p>477</text:p>
              </table:table-cell>
              <table:table-cell office:value-type="float" office:value="-9.33311620557475">
                <text:p>-9.333116205574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8">
                <text:p>478</text:p>
              </table:table-cell>
              <table:table-cell office:value-type="float" office:value="-9.34871229203679">
                <text:p>-9.348712292036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9">
                <text:p>479</text:p>
              </table:table-cell>
              <table:table-cell office:value-type="float" office:value="-9.34884026980193">
                <text:p>-9.348840269801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0">
                <text:p>480</text:p>
              </table:table-cell>
              <table:table-cell office:value-type="float" office:value="-9.34892463940732">
                <text:p>-9.348924639407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1">
                <text:p>481</text:p>
              </table:table-cell>
              <table:table-cell office:value-type="float" office:value="-9.34880730222606">
                <text:p>-9.348807302226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2">
                <text:p>482</text:p>
              </table:table-cell>
              <table:table-cell office:value-type="float" office:value="-9.3474993471704">
                <text:p>-9.34749934717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3">
                <text:p>483</text:p>
              </table:table-cell>
              <table:table-cell office:value-type="float" office:value="-9.34882669461466">
                <text:p>-9.348826694614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4">
                <text:p>484</text:p>
              </table:table-cell>
              <table:table-cell office:value-type="float" office:value="-9.34891591075699">
                <text:p>-9.348915910756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5">
                <text:p>485</text:p>
              </table:table-cell>
              <table:table-cell office:value-type="float" office:value="-9.34829468764765">
                <text:p>-9.348294687647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6">
                <text:p>486</text:p>
              </table:table-cell>
              <table:table-cell office:value-type="float" office:value="-9.34890330301622">
                <text:p>-9.348903303016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-9.34700372218995">
                <text:p>-9.347003722189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8">
                <text:p>488</text:p>
              </table:table-cell>
              <table:table-cell office:value-type="float" office:value="-9.34868902740343">
                <text:p>-9.348689027403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9">
                <text:p>489</text:p>
              </table:table-cell>
              <table:table-cell office:value-type="float" office:value="-9.34894985649376">
                <text:p>-9.348949856493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0">
                <text:p>490</text:p>
              </table:table-cell>
              <table:table-cell office:value-type="float" office:value="-9.34888875607782">
                <text:p>-9.348888756077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1">
                <text:p>491</text:p>
              </table:table-cell>
              <table:table-cell office:value-type="float" office:value="-9.34889651438433">
                <text:p>-9.348896514384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2">
                <text:p>492</text:p>
              </table:table-cell>
              <table:table-cell office:value-type="float" office:value="-9.34888390720663">
                <text:p>-9.348883907206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3">
                <text:p>493</text:p>
              </table:table-cell>
              <table:table-cell office:value-type="float" office:value="-9.32450303301288">
                <text:p>-9.324503033012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-9.32869475932129">
                <text:p>-9.32869475932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5">
                <text:p>495</text:p>
              </table:table-cell>
              <table:table-cell office:value-type="float" office:value="-9.33202154196285">
                <text:p>-9.332021541962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6">
                <text:p>496</text:p>
              </table:table-cell>
              <table:table-cell office:value-type="float" office:value="-9.31400044760542">
                <text:p>-9.314000447605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7">
                <text:p>497</text:p>
              </table:table-cell>
              <table:table-cell office:value-type="float" office:value="-9.31669264331092">
                <text:p>-9.316692643310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8">
                <text:p>498</text:p>
              </table:table-cell>
              <table:table-cell office:value-type="float" office:value="-9.31671605657745">
                <text:p>-9.316716056577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9">
                <text:p>499</text:p>
              </table:table-cell>
              <table:table-cell office:value-type="float" office:value="-9.31506402024274">
                <text:p>-9.315064020242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0">
                <text:p>500</text:p>
              </table:table-cell>
              <table:table-cell office:value-type="float" office:value="-9.321556285968">
                <text:p>-9.321556285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1">
                <text:p>501</text:p>
              </table:table-cell>
              <table:table-cell office:value-type="float" office:value="-9.33224361398214">
                <text:p>-9.332243613982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2">
                <text:p>502</text:p>
              </table:table-cell>
              <table:table-cell office:value-type="float" office:value="-9.32846801742255">
                <text:p>-9.328468017422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3">
                <text:p>503</text:p>
              </table:table-cell>
              <table:table-cell office:value-type="float" office:value="-9.24963819463062">
                <text:p>-9.249638194630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4">
                <text:p>504</text:p>
              </table:table-cell>
              <table:table-cell office:value-type="float" office:value="-9.30426622570291">
                <text:p>-9.304266225702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5">
                <text:p>505</text:p>
              </table:table-cell>
              <table:table-cell office:value-type="float" office:value="-9.24292145626973">
                <text:p>-9.242921456269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6">
                <text:p>506</text:p>
              </table:table-cell>
              <table:table-cell office:value-type="float" office:value="-9.31328510017234">
                <text:p>-9.313285100172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7">
                <text:p>507</text:p>
              </table:table-cell>
              <table:table-cell office:value-type="float" office:value="-9.31544276806349">
                <text:p>-9.315442768063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8">
                <text:p>508</text:p>
              </table:table-cell>
              <table:table-cell office:value-type="float" office:value="-9.29410465718326">
                <text:p>-9.294104657183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9">
                <text:p>509</text:p>
              </table:table-cell>
              <table:table-cell office:value-type="float" office:value="-9.31271456165505">
                <text:p>-9.312714561655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0">
                <text:p>510</text:p>
              </table:table-cell>
              <table:table-cell office:value-type="float" office:value="-9.3166593266077">
                <text:p>-9.3166593266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1">
                <text:p>511</text:p>
              </table:table-cell>
              <table:table-cell office:value-type="float" office:value="-9.31347812788878">
                <text:p>-9.313478127888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12">
                <text:p>512</text:p>
              </table:table-cell>
              <table:table-cell office:value-type="float" office:value="-9.27693117828192">
                <text:p>-9.27693117828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3">
                <text:p>513</text:p>
              </table:table-cell>
              <table:table-cell office:value-type="float" office:value="-9.31385638919984">
                <text:p>-9.313856389199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4">
                <text:p>514</text:p>
              </table:table-cell>
              <table:table-cell office:value-type="float" office:value="-9.31442036855822">
                <text:p>-9.314420368558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5">
                <text:p>515</text:p>
              </table:table-cell>
              <table:table-cell office:value-type="float" office:value="-9.31591352174157">
                <text:p>-9.315913521741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6">
                <text:p>516</text:p>
              </table:table-cell>
              <table:table-cell office:value-type="float" office:value="-9.31315110360575">
                <text:p>-9.313151103605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7">
                <text:p>517</text:p>
              </table:table-cell>
              <table:table-cell office:value-type="float" office:value="-9.31455475737542">
                <text:p>-9.314554757375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8">
                <text:p>518</text:p>
              </table:table-cell>
              <table:table-cell office:value-type="float" office:value="-9.33310778893346">
                <text:p>-9.333107788933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9">
                <text:p>519</text:p>
              </table:table-cell>
              <table:table-cell office:value-type="float" office:value="-9.33307692931089">
                <text:p>-9.333076929310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0">
                <text:p>520</text:p>
              </table:table-cell>
              <table:table-cell office:value-type="float" office:value="-9.33311901115809">
                <text:p>-9.333119011158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1">
                <text:p>521</text:p>
              </table:table-cell>
              <table:table-cell office:value-type="float" office:value="-9.29672668202738">
                <text:p>-9.296726682027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2">
                <text:p>522</text:p>
              </table:table-cell>
              <table:table-cell office:value-type="float" office:value="-9.33168678246222">
                <text:p>-9.331686782462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3">
                <text:p>523</text:p>
              </table:table-cell>
              <table:table-cell office:value-type="float" office:value="-9.31659990315784">
                <text:p>-9.316599903157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4">
                <text:p>524</text:p>
              </table:table-cell>
              <table:table-cell office:value-type="float" office:value="-9.31427169339355">
                <text:p>-9.314271693393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5">
                <text:p>525</text:p>
              </table:table-cell>
              <table:table-cell office:value-type="float" office:value="-9.31208150780221">
                <text:p>-9.31208150780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6">
                <text:p>526</text:p>
              </table:table-cell>
              <table:table-cell office:value-type="float" office:value="-9.33209337636723">
                <text:p>-9.332093376367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7">
                <text:p>527</text:p>
              </table:table-cell>
              <table:table-cell office:value-type="float" office:value="-9.23910577921809">
                <text:p>-9.239105779218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8">
                <text:p>528</text:p>
              </table:table-cell>
              <table:table-cell office:value-type="float" office:value="-9.16491913658113">
                <text:p>-9.164919136581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9">
                <text:p>529</text:p>
              </table:table-cell>
              <table:table-cell office:value-type="float" office:value="-9.27561925684818">
                <text:p>-9.275619256848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-9.31021004219433">
                <text:p>-9.310210042194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31">
                <text:p>531</text:p>
              </table:table-cell>
              <table:table-cell office:value-type="float" office:value="-9.3166593266077">
                <text:p>-9.31665932660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32">
                <text:p>532</text:p>
              </table:table-cell>
              <table:table-cell office:value-type="float" office:value="-9.27491529359399">
                <text:p>-9.274915293593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3">
                <text:p>533</text:p>
              </table:table-cell>
              <table:table-cell office:value-type="float" office:value="-9.32384524969456">
                <text:p>-9.323845249694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34">
                <text:p>534</text:p>
              </table:table-cell>
              <table:table-cell office:value-type="float" office:value="-9.3090467807897">
                <text:p>-9.30904678078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5">
                <text:p>535</text:p>
              </table:table-cell>
              <table:table-cell office:value-type="float" office:value="-9.29926686948374">
                <text:p>-9.299266869483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6">
                <text:p>536</text:p>
              </table:table-cell>
              <table:table-cell office:value-type="float" office:value="-9.31577691469071">
                <text:p>-9.315776914690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7">
                <text:p>537</text:p>
              </table:table-cell>
              <table:table-cell office:value-type="float" office:value="-9.31676198626687">
                <text:p>-9.316761986266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8">
                <text:p>538</text:p>
              </table:table-cell>
              <table:table-cell office:value-type="float" office:value="-9.31298143395017">
                <text:p>-9.312981433950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9">
                <text:p>539</text:p>
              </table:table-cell>
              <table:table-cell office:value-type="float" office:value="-9.31421259571913">
                <text:p>-9.314212595719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-9.31667463396477">
                <text:p>-9.316674633964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41">
                <text:p>541</text:p>
              </table:table-cell>
              <table:table-cell office:value-type="float" office:value="-9.26460632099076">
                <text:p>-9.264606320990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42">
                <text:p>542</text:p>
              </table:table-cell>
              <table:table-cell office:value-type="float" office:value="-9.31477076252722">
                <text:p>-9.314770762527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43">
                <text:p>543</text:p>
              </table:table-cell>
              <table:table-cell office:value-type="float" office:value="-9.31682863798403">
                <text:p>-9.316828637984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44">
                <text:p>544</text:p>
              </table:table-cell>
              <table:table-cell office:value-type="float" office:value="-9.31687007528879">
                <text:p>-9.316870075288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5">
                <text:p>545</text:p>
              </table:table-cell>
              <table:table-cell office:value-type="float" office:value="-9.31669264331092">
                <text:p>-9.316692643310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6">
                <text:p>546</text:p>
              </table:table-cell>
              <table:table-cell office:value-type="float" office:value="-9.31334853963263">
                <text:p>-9.313348539632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7">
                <text:p>547</text:p>
              </table:table-cell>
              <table:table-cell office:value-type="float" office:value="-9.31297696985425">
                <text:p>-9.312976969854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8">
                <text:p>548</text:p>
              </table:table-cell>
              <table:table-cell office:value-type="float" office:value="-9.31671695711291">
                <text:p>-9.316716957112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-9.31596206354011">
                <text:p>-9.315962063540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0">
                <text:p>550</text:p>
              </table:table-cell>
              <table:table-cell office:value-type="float" office:value="-9.3331096592841">
                <text:p>-9.33310965928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1">
                <text:p>551</text:p>
              </table:table-cell>
              <table:table-cell office:value-type="float" office:value="-9.33324153930934">
                <text:p>-9.333241539309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2">
                <text:p>552</text:p>
              </table:table-cell>
              <table:table-cell office:value-type="float" office:value="-9.33086636153999">
                <text:p>-9.330866361539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3">
                <text:p>553</text:p>
              </table:table-cell>
              <table:table-cell office:value-type="float" office:value="-9.33183221728549">
                <text:p>-9.331832217285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4">
                <text:p>554</text:p>
              </table:table-cell>
              <table:table-cell office:value-type="float" office:value="-9.33312462237915">
                <text:p>-9.333124622379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5">
                <text:p>555</text:p>
              </table:table-cell>
              <table:table-cell office:value-type="float" office:value="-9.332825458386">
                <text:p>-9.3328254583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6">
                <text:p>556</text:p>
              </table:table-cell>
              <table:table-cell office:value-type="float" office:value="-9.3332059932326">
                <text:p>-9.33320599323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7">
                <text:p>557</text:p>
              </table:table-cell>
              <table:table-cell office:value-type="float" office:value="-9.31632360090149">
                <text:p>-9.316323600901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8">
                <text:p>558</text:p>
              </table:table-cell>
              <table:table-cell office:value-type="float" office:value="-9.33219228472844">
                <text:p>-9.332192284728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9">
                <text:p>559</text:p>
              </table:table-cell>
              <table:table-cell office:value-type="float" office:value="-9.33316670884815">
                <text:p>-9.333166708848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0">
                <text:p>560</text:p>
              </table:table-cell>
              <table:table-cell office:value-type="float" office:value="-9.32850687905589">
                <text:p>-9.328506879055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1">
                <text:p>561</text:p>
              </table:table-cell>
              <table:table-cell office:value-type="float" office:value="-9.33322937848199">
                <text:p>-9.333229378481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62">
                <text:p>562</text:p>
              </table:table-cell>
              <table:table-cell office:value-type="float" office:value="-9.33318822128519">
                <text:p>-9.333188221285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63">
                <text:p>563</text:p>
              </table:table-cell>
              <table:table-cell office:value-type="float" office:value="-9.33317886792076">
                <text:p>-9.333178867920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64">
                <text:p>564</text:p>
              </table:table-cell>
              <table:table-cell office:value-type="float" office:value="-9.33323405568298">
                <text:p>-9.33323405568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5">
                <text:p>565</text:p>
              </table:table-cell>
              <table:table-cell office:value-type="float" office:value="-9.33312181675956">
                <text:p>-9.333121816759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6">
                <text:p>566</text:p>
              </table:table-cell>
              <table:table-cell office:value-type="float" office:value="-9.3304209479533">
                <text:p>-9.33042094795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7">
                <text:p>567</text:p>
              </table:table-cell>
              <table:table-cell office:value-type="float" office:value="-9.33305261721318">
                <text:p>-9.33305261721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8">
                <text:p>568</text:p>
              </table:table-cell>
              <table:table-cell office:value-type="float" office:value="-9.33315642066798">
                <text:p>-9.333156420667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9">
                <text:p>569</text:p>
              </table:table-cell>
              <table:table-cell office:value-type="float" office:value="-9.33320412246705">
                <text:p>-9.333204122467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0">
                <text:p>570</text:p>
              </table:table-cell>
              <table:table-cell office:value-type="float" office:value="-9.33313023367271">
                <text:p>-9.333130233672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1">
                <text:p>571</text:p>
              </table:table-cell>
              <table:table-cell office:value-type="float" office:value="-9.33322095964715">
                <text:p>-9.333220959647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2">
                <text:p>572</text:p>
              </table:table-cell>
              <table:table-cell office:value-type="float" office:value="-9.33310685376117">
                <text:p>-9.333106853761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73">
                <text:p>573</text:p>
              </table:table-cell>
              <table:table-cell office:value-type="float" office:value="-9.33313303934667">
                <text:p>-9.33313303934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74">
                <text:p>574</text:p>
              </table:table-cell>
              <table:table-cell office:value-type="float" office:value="-9.33303672157744">
                <text:p>-9.333036721577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5">
                <text:p>575</text:p>
              </table:table-cell>
              <table:table-cell office:value-type="float" office:value="-9.33318822128519">
                <text:p>-9.333188221285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6">
                <text:p>576</text:p>
              </table:table-cell>
              <table:table-cell office:value-type="float" office:value="-9.33265166397188">
                <text:p>-9.332651663971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7">
                <text:p>577</text:p>
              </table:table-cell>
              <table:table-cell office:value-type="float" office:value="-9.34887905838958">
                <text:p>-9.348879058389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8">
                <text:p>578</text:p>
              </table:table-cell>
              <table:table-cell office:value-type="float" office:value="-9.33290677320115">
                <text:p>-9.332906773201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9">
                <text:p>579</text:p>
              </table:table-cell>
              <table:table-cell office:value-type="float" office:value="-9.33311620557475">
                <text:p>-9.333116205574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0">
                <text:p>580</text:p>
              </table:table-cell>
              <table:table-cell office:value-type="float" office:value="-9.33288153593952">
                <text:p>-9.332881535939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1">
                <text:p>581</text:p>
              </table:table-cell>
              <table:table-cell office:value-type="float" office:value="-9.32538040517122">
                <text:p>-9.32538040517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2">
                <text:p>582</text:p>
              </table:table-cell>
              <table:table-cell office:value-type="float" office:value="-9.33010692243772">
                <text:p>-9.330106922437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83">
                <text:p>583</text:p>
              </table:table-cell>
              <table:table-cell office:value-type="float" office:value="-9.33213256377821">
                <text:p>-9.332132563778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4">
                <text:p>584</text:p>
              </table:table-cell>
              <table:table-cell office:value-type="float" office:value="-9.33322095964715">
                <text:p>-9.333220959647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5">
                <text:p>585</text:p>
              </table:table-cell>
              <table:table-cell office:value-type="float" office:value="-9.33320505784882">
                <text:p>-9.333205057848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6">
                <text:p>586</text:p>
              </table:table-cell>
              <table:table-cell office:value-type="float" office:value="-9.33309656699881">
                <text:p>-9.333096566998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7">
                <text:p>587</text:p>
              </table:table-cell>
              <table:table-cell office:value-type="float" office:value="-9.34890524264483">
                <text:p>-9.348905242644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8">
                <text:p>588</text:p>
              </table:table-cell>
              <table:table-cell office:value-type="float" office:value="-9.33315267957197">
                <text:p>-9.333152679571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9">
                <text:p>589</text:p>
              </table:table-cell>
              <table:table-cell office:value-type="float" office:value="-9.34886645171859">
                <text:p>-9.348866451718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0">
                <text:p>590</text:p>
              </table:table-cell>
              <table:table-cell office:value-type="float" office:value="-9.34740848856176">
                <text:p>-9.347408488561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1">
                <text:p>591</text:p>
              </table:table-cell>
              <table:table-cell office:value-type="float" office:value="-9.32492406057426">
                <text:p>-9.324924060574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2">
                <text:p>592</text:p>
              </table:table-cell>
              <table:table-cell office:value-type="float" office:value="-9.33320505784882">
                <text:p>-9.33320505784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3">
                <text:p>593</text:p>
              </table:table-cell>
              <table:table-cell office:value-type="float" office:value="-9.33283200039415">
                <text:p>-9.332832000394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4">
                <text:p>594</text:p>
              </table:table-cell>
              <table:table-cell office:value-type="float" office:value="-9.29521995515871">
                <text:p>-9.295219955158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5">
                <text:p>595</text:p>
              </table:table-cell>
              <table:table-cell office:value-type="float" office:value="-9.33105340401826">
                <text:p>-9.331053404018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6">
                <text:p>596</text:p>
              </table:table-cell>
              <table:table-cell office:value-type="float" office:value="-9.33315922651113">
                <text:p>-9.333159226511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7">
                <text:p>597</text:p>
              </table:table-cell>
              <table:table-cell office:value-type="float" office:value="-9.33323686202775">
                <text:p>-9.333236862027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8">
                <text:p>598</text:p>
              </table:table-cell>
              <table:table-cell office:value-type="float" office:value="-9.33295257790364">
                <text:p>-9.332952577903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9">
                <text:p>599</text:p>
              </table:table-cell>
              <table:table-cell office:value-type="float" office:value="-9.32384250338529">
                <text:p>-9.323842503385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0">
                <text:p>600</text:p>
              </table:table-cell>
              <table:table-cell office:value-type="float" office:value="-9.32353045268684">
                <text:p>-9.323530452686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1">
                <text:p>601</text:p>
              </table:table-cell>
              <table:table-cell office:value-type="float" office:value="-9.32483780382313">
                <text:p>-9.324837803823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2">
                <text:p>602</text:p>
              </table:table-cell>
              <table:table-cell office:value-type="float" office:value="-9.33310498342262">
                <text:p>-9.33310498342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3">
                <text:p>603</text:p>
              </table:table-cell>
              <table:table-cell office:value-type="float" office:value="-9.33259561609042">
                <text:p>-9.332595616090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4">
                <text:p>604</text:p>
              </table:table-cell>
              <table:table-cell office:value-type="float" office:value="-9.3228988020363">
                <text:p>-9.32289880203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5">
                <text:p>605</text:p>
              </table:table-cell>
              <table:table-cell office:value-type="float" office:value="-9.33299745250088">
                <text:p>-9.332997452500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6">
                <text:p>606</text:p>
              </table:table-cell>
              <table:table-cell office:value-type="float" office:value="-9.33313303934667">
                <text:p>-9.33313303934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7">
                <text:p>607</text:p>
              </table:table-cell>
              <table:table-cell office:value-type="float" office:value="-9.33229961645143">
                <text:p>-9.332299616451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8">
                <text:p>608</text:p>
              </table:table-cell>
              <table:table-cell office:value-type="float" office:value="-9.33223334764606">
                <text:p>-9.332233347646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9">
                <text:p>609</text:p>
              </table:table-cell>
              <table:table-cell office:value-type="float" office:value="-9.33234909130694">
                <text:p>-9.332349091306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0">
                <text:p>610</text:p>
              </table:table-cell>
              <table:table-cell office:value-type="float" office:value="-9.33294883856317">
                <text:p>-9.332948838563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1">
                <text:p>611</text:p>
              </table:table-cell>
              <table:table-cell office:value-type="float" office:value="-9.33310872410777">
                <text:p>-9.333108724107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2">
                <text:p>612</text:p>
              </table:table-cell>
              <table:table-cell office:value-type="float" office:value="-9.33318073857753">
                <text:p>-9.33318073857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3">
                <text:p>613</text:p>
              </table:table-cell>
              <table:table-cell office:value-type="float" office:value="-9.33314145647733">
                <text:p>-9.333141456477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4">
                <text:p>614</text:p>
              </table:table-cell>
              <table:table-cell office:value-type="float" office:value="-9.33011342362272">
                <text:p>-9.330113423622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5">
                <text:p>615</text:p>
              </table:table-cell>
              <table:table-cell office:value-type="float" office:value="-9.33206911926564">
                <text:p>-9.332069119265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6">
                <text:p>616</text:p>
              </table:table-cell>
              <table:table-cell office:value-type="float" office:value="-9.33176788433757">
                <text:p>-9.331767884337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7">
                <text:p>617</text:p>
              </table:table-cell>
              <table:table-cell office:value-type="float" office:value="-9.33304233173538">
                <text:p>-9.333042331735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8">
                <text:p>618</text:p>
              </table:table-cell>
              <table:table-cell office:value-type="float" office:value="-9.33322937848199">
                <text:p>-9.333229378481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9">
                <text:p>619</text:p>
              </table:table-cell>
              <table:table-cell office:value-type="float" office:value="-9.33308441023015">
                <text:p>-9.333084410230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0">
                <text:p>620</text:p>
              </table:table-cell>
              <table:table-cell office:value-type="float" office:value="-9.33325744244353">
                <text:p>-9.33325744244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21">
                <text:p>621</text:p>
              </table:table-cell>
              <table:table-cell office:value-type="float" office:value="-9.33320038096011">
                <text:p>-9.333200380960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22">
                <text:p>622</text:p>
              </table:table-cell>
              <table:table-cell office:value-type="float" office:value="-9.33293107713556">
                <text:p>-9.332931077135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23">
                <text:p>623</text:p>
              </table:table-cell>
              <table:table-cell office:value-type="float" office:value="-9.34897895495151">
                <text:p>-9.348978954951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4">
                <text:p>624</text:p>
              </table:table-cell>
              <table:table-cell office:value-type="float" office:value="-9.34430080352874">
                <text:p>-9.344300803528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5">
                <text:p>625</text:p>
              </table:table-cell>
              <table:table-cell office:value-type="float" office:value="-9.34901581579706">
                <text:p>-9.349015815797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6">
                <text:p>626</text:p>
              </table:table-cell>
              <table:table-cell office:value-type="float" office:value="-9.34394206556746">
                <text:p>-9.343942065567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7">
                <text:p>627</text:p>
              </table:table-cell>
              <table:table-cell office:value-type="float" office:value="-9.34900805535905">
                <text:p>-9.349008055359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8">
                <text:p>628</text:p>
              </table:table-cell>
              <table:table-cell office:value-type="float" office:value="-9.34887130039489">
                <text:p>-9.3488713003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9">
                <text:p>629</text:p>
              </table:table-cell>
              <table:table-cell office:value-type="float" office:value="-9.29406704549404">
                <text:p>-9.294067045494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0">
                <text:p>630</text:p>
              </table:table-cell>
              <table:table-cell office:value-type="float" office:value="-9.33319196268737">
                <text:p>-9.333191962687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1">
                <text:p>631</text:p>
              </table:table-cell>
              <table:table-cell office:value-type="float" office:value="-9.33324621664129">
                <text:p>-9.333246216641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32">
                <text:p>632</text:p>
              </table:table-cell>
              <table:table-cell office:value-type="float" office:value="-9.3322762812116">
                <text:p>-9.33227628121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3">
                <text:p>633</text:p>
              </table:table-cell>
              <table:table-cell office:value-type="float" office:value="-9.33313116889535">
                <text:p>-9.333131168895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4">
                <text:p>634</text:p>
              </table:table-cell>
              <table:table-cell office:value-type="float" office:value="-9.33254891504732">
                <text:p>-9.332548915047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5">
                <text:p>635</text:p>
              </table:table-cell>
              <table:table-cell office:value-type="float" office:value="-9.33317232068551">
                <text:p>-9.333172320685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6">
                <text:p>636</text:p>
              </table:table-cell>
              <table:table-cell office:value-type="float" office:value="-9.33272453703317">
                <text:p>-9.332724537033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7">
                <text:p>637</text:p>
              </table:table-cell>
              <table:table-cell office:value-type="float" office:value="-9.34869096607527">
                <text:p>-9.348690966075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8">
                <text:p>638</text:p>
              </table:table-cell>
              <table:table-cell office:value-type="float" office:value="-9.36402493397964">
                <text:p>-9.364024933979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9">
                <text:p>639</text:p>
              </table:table-cell>
              <table:table-cell office:value-type="float" office:value="-9.36385526161557">
                <text:p>-9.363855261615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0">
                <text:p>640</text:p>
              </table:table-cell>
              <table:table-cell office:value-type="float" office:value="-9.34587546101811">
                <text:p>-9.345875461018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1">
                <text:p>641</text:p>
              </table:table-cell>
              <table:table-cell office:value-type="float" office:value="-9.34870453702053">
                <text:p>-9.348704537020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2">
                <text:p>642</text:p>
              </table:table-cell>
              <table:table-cell office:value-type="float" office:value="-9.34879469763781">
                <text:p>-9.348794697637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3">
                <text:p>643</text:p>
              </table:table-cell>
              <table:table-cell office:value-type="float" office:value="-9.3472548454479">
                <text:p>-9.34725484544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4">
                <text:p>644</text:p>
              </table:table-cell>
              <table:table-cell office:value-type="float" office:value="-9.34715437871913">
                <text:p>-9.347154378719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5">
                <text:p>645</text:p>
              </table:table-cell>
              <table:table-cell office:value-type="float" office:value="-9.33218668554048">
                <text:p>-9.332186685540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6">
                <text:p>646</text:p>
              </table:table-cell>
              <table:table-cell office:value-type="float" office:value="-9.33319663948541">
                <text:p>-9.333196639485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7">
                <text:p>647</text:p>
              </table:table-cell>
              <table:table-cell office:value-type="float" office:value="-9.33322095964715">
                <text:p>-9.333220959647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8">
                <text:p>648</text:p>
              </table:table-cell>
              <table:table-cell office:value-type="float" office:value="-9.32866421167618">
                <text:p>-9.32866421167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9">
                <text:p>649</text:p>
              </table:table-cell>
              <table:table-cell office:value-type="float" office:value="-9.32417310068712">
                <text:p>-9.324173100687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0">
                <text:p>650</text:p>
              </table:table-cell>
              <table:table-cell office:value-type="float" office:value="-9.33270304755154">
                <text:p>-9.332703047551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1">
                <text:p>651</text:p>
              </table:table-cell>
              <table:table-cell office:value-type="float" office:value="-9.33292172930752">
                <text:p>-9.332921729307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2">
                <text:p>652</text:p>
              </table:table-cell>
              <table:table-cell office:value-type="float" office:value="-9.33314613273152">
                <text:p>-9.333146132731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3">
                <text:p>653</text:p>
              </table:table-cell>
              <table:table-cell office:value-type="float" office:value="-9.33279648782013">
                <text:p>-9.332796487820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4">
                <text:p>654</text:p>
              </table:table-cell>
              <table:table-cell office:value-type="float" office:value="-9.3332275076157">
                <text:p>-9.33322750761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5">
                <text:p>655</text:p>
              </table:table-cell>
              <table:table-cell office:value-type="float" office:value="-9.33318447991524">
                <text:p>-9.333184479915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6">
                <text:p>656</text:p>
              </table:table-cell>
              <table:table-cell office:value-type="float" office:value="-9.33260589099388">
                <text:p>-9.332605890993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7">
                <text:p>657</text:p>
              </table:table-cell>
              <table:table-cell office:value-type="float" office:value="-9.3287910447463">
                <text:p>-9.32879104474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8">
                <text:p>658</text:p>
              </table:table-cell>
              <table:table-cell office:value-type="float" office:value="-9.33311152964279">
                <text:p>-9.33311152964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9">
                <text:p>659</text:p>
              </table:table-cell>
              <table:table-cell office:value-type="float" office:value="-9.34599297197349">
                <text:p>-9.345992971973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0">
                <text:p>660</text:p>
              </table:table-cell>
              <table:table-cell office:value-type="float" office:value="-9.3489188202876">
                <text:p>-9.34891882028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61">
                <text:p>661</text:p>
              </table:table-cell>
              <table:table-cell office:value-type="float" office:value="-9.34314412169281">
                <text:p>-9.343144121692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2">
                <text:p>662</text:p>
              </table:table-cell>
              <table:table-cell office:value-type="float" office:value="-9.33053620953472">
                <text:p>-9.330536209534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-9.3409484975659">
                <text:p>-9.34094849756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4">
                <text:p>664</text:p>
              </table:table-cell>
              <table:table-cell office:value-type="float" office:value="-9.33284134629102">
                <text:p>-9.332841346291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5">
                <text:p>665</text:p>
              </table:table-cell>
              <table:table-cell office:value-type="float" office:value="-9.33280583295281">
                <text:p>-9.332805832952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6">
                <text:p>666</text:p>
              </table:table-cell>
              <table:table-cell office:value-type="float" office:value="-9.32768966696174">
                <text:p>-9.327689666961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7">
                <text:p>667</text:p>
              </table:table-cell>
              <table:table-cell office:value-type="float" office:value="-9.29778838935669">
                <text:p>-9.297788389356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8">
                <text:p>668</text:p>
              </table:table-cell>
              <table:table-cell office:value-type="float" office:value="-9.32460297864386">
                <text:p>-9.324602978643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9">
                <text:p>669</text:p>
              </table:table-cell>
              <table:table-cell office:value-type="float" office:value="-9.33319476876015">
                <text:p>-9.333194768760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70">
                <text:p>670</text:p>
              </table:table-cell>
              <table:table-cell office:value-type="float" office:value="-9.33232575340868">
                <text:p>-9.332325753408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71">
                <text:p>671</text:p>
              </table:table-cell>
              <table:table-cell office:value-type="float" office:value="-9.33123214671761">
                <text:p>-9.331232146717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2">
                <text:p>672</text:p>
              </table:table-cell>
              <table:table-cell office:value-type="float" office:value="-9.33265259816452">
                <text:p>-9.332652598164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3">
                <text:p>673</text:p>
              </table:table-cell>
              <table:table-cell office:value-type="float" office:value="-9.31562687620382">
                <text:p>-9.315626876203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4">
                <text:p>674</text:p>
              </table:table-cell>
              <table:table-cell office:value-type="float" office:value="-9.33236962969487">
                <text:p>-9.332369629694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5">
                <text:p>675</text:p>
              </table:table-cell>
              <table:table-cell office:value-type="float" office:value="-9.32908280879958">
                <text:p>-9.329082808799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6">
                <text:p>676</text:p>
              </table:table-cell>
              <table:table-cell office:value-type="float" office:value="-9.33312555758971">
                <text:p>-9.333125557589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7">
                <text:p>677</text:p>
              </table:table-cell>
              <table:table-cell office:value-type="float" office:value="-9.34502493675804">
                <text:p>-9.345024936758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8">
                <text:p>678</text:p>
              </table:table-cell>
              <table:table-cell office:value-type="float" office:value="-9.34642958206758">
                <text:p>-9.346429582067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9">
                <text:p>679</text:p>
              </table:table-cell>
              <table:table-cell office:value-type="float" office:value="-9.33309376156046">
                <text:p>-9.333093761560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0">
                <text:p>680</text:p>
              </table:table-cell>
              <table:table-cell office:value-type="float" office:value="-9.33049995461061">
                <text:p>-9.330499954610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1">
                <text:p>681</text:p>
              </table:table-cell>
              <table:table-cell office:value-type="float" office:value="-9.33294883856317">
                <text:p>-9.332948838563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2">
                <text:p>682</text:p>
              </table:table-cell>
              <table:table-cell office:value-type="float" office:value="-9.33296847045988">
                <text:p>-9.332968470459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3">
                <text:p>683</text:p>
              </table:table-cell>
              <table:table-cell office:value-type="float" office:value="-9.33280957106219">
                <text:p>-9.332809571062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84">
                <text:p>684</text:p>
              </table:table-cell>
              <table:table-cell office:value-type="float" office:value="-9.33036890436121">
                <text:p>-9.330368904361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5">
                <text:p>685</text:p>
              </table:table-cell>
              <table:table-cell office:value-type="float" office:value="-9.34138768844386">
                <text:p>-9.341387688443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6">
                <text:p>686</text:p>
              </table:table-cell>
              <table:table-cell office:value-type="float" office:value="-9.34828597164908">
                <text:p>-9.348285971649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7">
                <text:p>687</text:p>
              </table:table-cell>
              <table:table-cell office:value-type="float" office:value="-9.34742298600134">
                <text:p>-9.34742298600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8">
                <text:p>688</text:p>
              </table:table-cell>
              <table:table-cell office:value-type="float" office:value="-9.36382013065282">
                <text:p>-9.363820130652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9">
                <text:p>689</text:p>
              </table:table-cell>
              <table:table-cell office:value-type="float" office:value="-9.26861755354843">
                <text:p>-9.268617553548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0">
                <text:p>690</text:p>
              </table:table-cell>
              <table:table-cell office:value-type="float" office:value="-9.31141734809527">
                <text:p>-9.311417348095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1">
                <text:p>691</text:p>
              </table:table-cell>
              <table:table-cell office:value-type="float" office:value="-9.29539739998093">
                <text:p>-9.295397399980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2">
                <text:p>692</text:p>
              </table:table-cell>
              <table:table-cell office:value-type="float" office:value="-9.31608524022992">
                <text:p>-9.316085240229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3">
                <text:p>693</text:p>
              </table:table-cell>
              <table:table-cell office:value-type="float" office:value="-9.24306812462056">
                <text:p>-9.243068124620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4">
                <text:p>694</text:p>
              </table:table-cell>
              <table:table-cell office:value-type="float" office:value="-9.26203093506162">
                <text:p>-9.262030935061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5">
                <text:p>695</text:p>
              </table:table-cell>
              <table:table-cell office:value-type="float" office:value="-9.24753820835859">
                <text:p>-9.247538208358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6">
                <text:p>696</text:p>
              </table:table-cell>
              <table:table-cell office:value-type="float" office:value="-9.21197523856081">
                <text:p>-9.211975238560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7">
                <text:p>697</text:p>
              </table:table-cell>
              <table:table-cell office:value-type="float" office:value="-9.24890882293567">
                <text:p>-9.248908822935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8">
                <text:p>698</text:p>
              </table:table-cell>
              <table:table-cell office:value-type="float" office:value="-9.13985252576294">
                <text:p>-9.139852525762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9">
                <text:p>699</text:p>
              </table:table-cell>
              <table:table-cell office:value-type="float" office:value="-9.0077832682587">
                <text:p>-9.00778326825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0">
                <text:p>700</text:p>
              </table:table-cell>
              <table:table-cell office:value-type="float" office:value="-9.26615378516872">
                <text:p>-9.266153785168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1">
                <text:p>701</text:p>
              </table:table-cell>
              <table:table-cell office:value-type="float" office:value="-9.1914480743012">
                <text:p>-9.19144807430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2">
                <text:p>702</text:p>
              </table:table-cell>
              <table:table-cell office:value-type="float" office:value="-9.2963235175699">
                <text:p>-9.29632351756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3">
                <text:p>703</text:p>
              </table:table-cell>
              <table:table-cell office:value-type="float" office:value="-9.00026847695774">
                <text:p>-9.000268476957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4">
                <text:p>704</text:p>
              </table:table-cell>
              <table:table-cell office:value-type="float" office:value="-9.30232525422977">
                <text:p>-9.302325254229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5">
                <text:p>705</text:p>
              </table:table-cell>
              <table:table-cell office:value-type="float" office:value="-9.3028064138804">
                <text:p>-9.30280641388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6">
                <text:p>706</text:p>
              </table:table-cell>
              <table:table-cell office:value-type="float" office:value="-9.13997659645834">
                <text:p>-9.139976596458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7">
                <text:p>707</text:p>
              </table:table-cell>
              <table:table-cell office:value-type="float" office:value="-9.11769237885206">
                <text:p>-9.117692378852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8">
                <text:p>708</text:p>
              </table:table-cell>
              <table:table-cell office:value-type="float" office:value="-9.23526584764038">
                <text:p>-9.235265847640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9">
                <text:p>709</text:p>
              </table:table-cell>
              <table:table-cell office:value-type="float" office:value="-9.3066468458083">
                <text:p>-9.30664684580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0">
                <text:p>710</text:p>
              </table:table-cell>
              <table:table-cell office:value-type="float" office:value="-9.3077754573062">
                <text:p>-9.30777545730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1">
                <text:p>711</text:p>
              </table:table-cell>
              <table:table-cell office:value-type="float" office:value="-9.31595846766527">
                <text:p>-9.315958467665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2">
                <text:p>712</text:p>
              </table:table-cell>
              <table:table-cell office:value-type="float" office:value="-9.30872130689288">
                <text:p>-9.30872130689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3">
                <text:p>713</text:p>
              </table:table-cell>
              <table:table-cell office:value-type="float" office:value="-9.31630200813155">
                <text:p>-9.31630200813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4">
                <text:p>714</text:p>
              </table:table-cell>
              <table:table-cell office:value-type="float" office:value="-9.31585420024383">
                <text:p>-9.315854200243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5">
                <text:p>715</text:p>
              </table:table-cell>
              <table:table-cell office:value-type="float" office:value="-9.25623475086502">
                <text:p>-9.256234750865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6">
                <text:p>716</text:p>
              </table:table-cell>
              <table:table-cell office:value-type="float" office:value="-9.30799782489579">
                <text:p>-9.307997824895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7">
                <text:p>717</text:p>
              </table:table-cell>
              <table:table-cell office:value-type="float" office:value="-9.31571222108233">
                <text:p>-9.315712221082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8">
                <text:p>718</text:p>
              </table:table-cell>
              <table:table-cell office:value-type="float" office:value="-9.25183368826078">
                <text:p>-9.251833688260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9">
                <text:p>719</text:p>
              </table:table-cell>
              <table:table-cell office:value-type="float" office:value="-9.31232392081213">
                <text:p>-9.312323920812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0">
                <text:p>720</text:p>
              </table:table-cell>
              <table:table-cell office:value-type="float" office:value="-9.31620485395014">
                <text:p>-9.316204853950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21">
                <text:p>721</text:p>
              </table:table-cell>
              <table:table-cell office:value-type="float" office:value="-9.26017616982518">
                <text:p>-9.260176169825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22">
                <text:p>722</text:p>
              </table:table-cell>
              <table:table-cell office:value-type="float" office:value="-9.30598918209294">
                <text:p>-9.305989182092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23">
                <text:p>723</text:p>
              </table:table-cell>
              <table:table-cell office:value-type="float" office:value="-9.31587217559961">
                <text:p>-9.315872175599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24">
                <text:p>724</text:p>
              </table:table-cell>
              <table:table-cell office:value-type="float" office:value="-9.28125756448891">
                <text:p>-9.281257564488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5">
                <text:p>725</text:p>
              </table:table-cell>
              <table:table-cell office:value-type="float" office:value="-9.31894971321284">
                <text:p>-9.318949713212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6">
                <text:p>726</text:p>
              </table:table-cell>
              <table:table-cell office:value-type="float" office:value="-9.33221001596657">
                <text:p>-9.332210015966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7">
                <text:p>727</text:p>
              </table:table-cell>
              <table:table-cell office:value-type="float" office:value="-9.33141934683301">
                <text:p>-9.331419346833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8">
                <text:p>728</text:p>
              </table:table-cell>
              <table:table-cell office:value-type="float" office:value="-9.33222774792867">
                <text:p>-9.332227747928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9">
                <text:p>729</text:p>
              </table:table-cell>
              <table:table-cell office:value-type="float" office:value="-9.32817851519674">
                <text:p>-9.328178515196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-9.32966135887256">
                <text:p>-9.329661358872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1">
                <text:p>731</text:p>
              </table:table-cell>
              <table:table-cell office:value-type="float" office:value="-9.30345577802121">
                <text:p>-9.303455778021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2">
                <text:p>732</text:p>
              </table:table-cell>
              <table:table-cell office:value-type="float" office:value="-9.33249941742393">
                <text:p>-9.332499417423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3">
                <text:p>733</text:p>
              </table:table-cell>
              <table:table-cell office:value-type="float" office:value="-9.33110087537311">
                <text:p>-9.331100875373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4">
                <text:p>734</text:p>
              </table:table-cell>
              <table:table-cell office:value-type="float" office:value="-9.32325244977888">
                <text:p>-9.323252449778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5">
                <text:p>735</text:p>
              </table:table-cell>
              <table:table-cell office:value-type="float" office:value="-9.33198796112223">
                <text:p>-9.331987961122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6">
                <text:p>736</text:p>
              </table:table-cell>
              <table:table-cell office:value-type="float" office:value="-9.26719787371781">
                <text:p>-9.267197873717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7">
                <text:p>737</text:p>
              </table:table-cell>
              <table:table-cell office:value-type="float" office:value="-9.33280863653183">
                <text:p>-9.332808636531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8">
                <text:p>738</text:p>
              </table:table-cell>
              <table:table-cell office:value-type="float" office:value="-9.31443828466464">
                <text:p>-9.314438284664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9">
                <text:p>739</text:p>
              </table:table-cell>
              <table:table-cell office:value-type="float" office:value="-9.33134110413417">
                <text:p>-9.331341104134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-9.32162549914677">
                <text:p>-9.321625499146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1">
                <text:p>741</text:p>
              </table:table-cell>
              <table:table-cell office:value-type="float" office:value="-9.32443885987178">
                <text:p>-9.324438859871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2">
                <text:p>742</text:p>
              </table:table-cell>
              <table:table-cell office:value-type="float" office:value="-9.32885956853027">
                <text:p>-9.328859568530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3">
                <text:p>743</text:p>
              </table:table-cell>
              <table:table-cell office:value-type="float" office:value="-9.32733884873102">
                <text:p>-9.327338848731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4">
                <text:p>744</text:p>
              </table:table-cell>
              <table:table-cell office:value-type="float" office:value="-9.32278280982262">
                <text:p>-9.322782809822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5">
                <text:p>745</text:p>
              </table:table-cell>
              <table:table-cell office:value-type="float" office:value="-9.27337872937666">
                <text:p>-9.273378729376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6">
                <text:p>746</text:p>
              </table:table-cell>
              <table:table-cell office:value-type="float" office:value="-9.31057214805752">
                <text:p>-9.310572148057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7">
                <text:p>747</text:p>
              </table:table-cell>
              <table:table-cell office:value-type="float" office:value="-9.32988315525816">
                <text:p>-9.329883155258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8">
                <text:p>748</text:p>
              </table:table-cell>
              <table:table-cell office:value-type="float" office:value="-9.33246299824705">
                <text:p>-9.332462998247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9">
                <text:p>749</text:p>
              </table:table-cell>
              <table:table-cell office:value-type="float" office:value="-9.34852136503069">
                <text:p>-9.348521365030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0">
                <text:p>750</text:p>
              </table:table-cell>
              <table:table-cell office:value-type="float" office:value="-9.31822255913244">
                <text:p>-9.318222559132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1">
                <text:p>751</text:p>
              </table:table-cell>
              <table:table-cell office:value-type="float" office:value="-9.32943967570168">
                <text:p>-9.329439675701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2">
                <text:p>752</text:p>
              </table:table-cell>
              <table:table-cell office:value-type="float" office:value="-9.33071473945515">
                <text:p>-9.330714739455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3">
                <text:p>753</text:p>
              </table:table-cell>
              <table:table-cell office:value-type="float" office:value="-9.32048307305966">
                <text:p>-9.320483073059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4">
                <text:p>754</text:p>
              </table:table-cell>
              <table:table-cell office:value-type="float" office:value="-9.33162060709585">
                <text:p>-9.331620607095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5">
                <text:p>755</text:p>
              </table:table-cell>
              <table:table-cell office:value-type="float" office:value="-9.33058548389871">
                <text:p>-9.330585483898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6">
                <text:p>756</text:p>
              </table:table-cell>
              <table:table-cell office:value-type="float" office:value="-9.31474028226137">
                <text:p>-9.314740282261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7">
                <text:p>757</text:p>
              </table:table-cell>
              <table:table-cell office:value-type="float" office:value="-9.32064570345884">
                <text:p>-9.320645703458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8">
                <text:p>758</text:p>
              </table:table-cell>
              <table:table-cell office:value-type="float" office:value="-9.32442602638138">
                <text:p>-9.324426026381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9">
                <text:p>759</text:p>
              </table:table-cell>
              <table:table-cell office:value-type="float" office:value="-9.31890264650363">
                <text:p>-9.318902646503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-9.33176229061853">
                <text:p>-9.331762290618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1">
                <text:p>761</text:p>
              </table:table-cell>
              <table:table-cell office:value-type="float" office:value="-9.32729270952736">
                <text:p>-9.327292709527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2">
                <text:p>762</text:p>
              </table:table-cell>
              <table:table-cell office:value-type="float" office:value="-9.33132620236104">
                <text:p>-9.33132620236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3">
                <text:p>763</text:p>
              </table:table-cell>
              <table:table-cell office:value-type="float" office:value="-9.33244992544127">
                <text:p>-9.332449925441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4">
                <text:p>764</text:p>
              </table:table-cell>
              <table:table-cell office:value-type="float" office:value="-9.32256187101135">
                <text:p>-9.322561871011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5">
                <text:p>765</text:p>
              </table:table-cell>
              <table:table-cell office:value-type="float" office:value="-9.34771013500467">
                <text:p>-9.347710135004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6">
                <text:p>766</text:p>
              </table:table-cell>
              <table:table-cell office:value-type="float" office:value="-9.32582343528879">
                <text:p>-9.325823435288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7">
                <text:p>767</text:p>
              </table:table-cell>
              <table:table-cell office:value-type="float" office:value="-9.33085519737267">
                <text:p>-9.330855197372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8">
                <text:p>768</text:p>
              </table:table-cell>
              <table:table-cell office:value-type="float" office:value="-9.33631509010346">
                <text:p>-9.336315090103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9">
                <text:p>769</text:p>
              </table:table-cell>
              <table:table-cell office:value-type="float" office:value="-9.33201314650927">
                <text:p>-9.332013146509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0">
                <text:p>770</text:p>
              </table:table-cell>
              <table:table-cell office:value-type="float" office:value="-9.32986087770085">
                <text:p>-9.329860877700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1">
                <text:p>771</text:p>
              </table:table-cell>
              <table:table-cell office:value-type="float" office:value="-9.31007433029564">
                <text:p>-9.310074330295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2">
                <text:p>772</text:p>
              </table:table-cell>
              <table:table-cell office:value-type="float" office:value="-9.33538810648876">
                <text:p>-9.3353881064887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3">
                <text:p>773</text:p>
              </table:table-cell>
              <table:table-cell office:value-type="float" office:value="-9.32985623668691">
                <text:p>-9.329856236686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74">
                <text:p>774</text:p>
              </table:table-cell>
              <table:table-cell office:value-type="float" office:value="-9.3260294787243">
                <text:p>-9.32602947872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5">
                <text:p>775</text:p>
              </table:table-cell>
              <table:table-cell office:value-type="float" office:value="-9.33148362816823">
                <text:p>-9.331483628168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6">
                <text:p>776</text:p>
              </table:table-cell>
              <table:table-cell office:value-type="float" office:value="-9.33054643582977">
                <text:p>-9.330546435829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7">
                <text:p>777</text:p>
              </table:table-cell>
              <table:table-cell office:value-type="float" office:value="-9.33109249769814">
                <text:p>-9.331092497698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8">
                <text:p>778</text:p>
              </table:table-cell>
              <table:table-cell office:value-type="float" office:value="-9.33127498141537">
                <text:p>-9.331274981415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9">
                <text:p>779</text:p>
              </table:table-cell>
              <table:table-cell office:value-type="float" office:value="-9.33242004621994">
                <text:p>-9.332420046219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0">
                <text:p>780</text:p>
              </table:table-cell>
              <table:table-cell office:value-type="float" office:value="-9.33152648767815">
                <text:p>-9.331526487678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81">
                <text:p>781</text:p>
              </table:table-cell>
              <table:table-cell office:value-type="float" office:value="-9.28964396550301">
                <text:p>-9.289643965503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2">
                <text:p>782</text:p>
              </table:table-cell>
              <table:table-cell office:value-type="float" office:value="-9.32218416173144">
                <text:p>-9.322184161731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83">
                <text:p>783</text:p>
              </table:table-cell>
              <table:table-cell office:value-type="float" office:value="-9.33110832233099">
                <text:p>-9.331108322330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84">
                <text:p>784</text:p>
              </table:table-cell>
              <table:table-cell office:value-type="float" office:value="-9.35801059456348">
                <text:p>-9.358010594563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5">
                <text:p>785</text:p>
              </table:table-cell>
              <table:table-cell office:value-type="float" office:value="-9.30491164313875">
                <text:p>-9.30491164313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6">
                <text:p>786</text:p>
              </table:table-cell>
              <table:table-cell office:value-type="float" office:value="-9.32887901643859">
                <text:p>-9.328879016438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7">
                <text:p>787</text:p>
              </table:table-cell>
              <table:table-cell office:value-type="float" office:value="-9.30199955381821">
                <text:p>-9.301999553818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8">
                <text:p>788</text:p>
              </table:table-cell>
              <table:table-cell office:value-type="float" office:value="-9.31040969558701">
                <text:p>-9.310409695587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9">
                <text:p>789</text:p>
              </table:table-cell>
              <table:table-cell office:value-type="float" office:value="-9.32959363610955">
                <text:p>-9.329593636109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0">
                <text:p>790</text:p>
              </table:table-cell>
              <table:table-cell office:value-type="float" office:value="-9.33113531862377">
                <text:p>-9.331135318623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91">
                <text:p>791</text:p>
              </table:table-cell>
              <table:table-cell office:value-type="float" office:value="-9.32257191124658">
                <text:p>-9.322571911246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92">
                <text:p>792</text:p>
              </table:table-cell>
              <table:table-cell office:value-type="float" office:value="-9.29183329175469">
                <text:p>-9.291833291754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3">
                <text:p>793</text:p>
              </table:table-cell>
              <table:table-cell office:value-type="float" office:value="-9.32878919290219">
                <text:p>-9.328789192902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4">
                <text:p>794</text:p>
              </table:table-cell>
              <table:table-cell office:value-type="float" office:value="-9.29710697946351">
                <text:p>-9.297106979463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5">
                <text:p>795</text:p>
              </table:table-cell>
              <table:table-cell office:value-type="float" office:value="-9.30649816890011">
                <text:p>-9.306498168900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6">
                <text:p>796</text:p>
              </table:table-cell>
              <table:table-cell office:value-type="float" office:value="-9.31853805235522">
                <text:p>-9.318538052355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7">
                <text:p>797</text:p>
              </table:table-cell>
              <table:table-cell office:value-type="float" office:value="-9.32617579211301">
                <text:p>-9.326175792113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8">
                <text:p>798</text:p>
              </table:table-cell>
              <table:table-cell office:value-type="float" office:value="-9.3321698884097">
                <text:p>-9.33216988840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9">
                <text:p>799</text:p>
              </table:table-cell>
              <table:table-cell office:value-type="float" office:value="-9.33031407946546">
                <text:p>-9.330314079465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0">
                <text:p>800</text:p>
              </table:table-cell>
              <table:table-cell office:value-type="float" office:value="-9.25738404504441">
                <text:p>-9.257384045044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1">
                <text:p>801</text:p>
              </table:table-cell>
              <table:table-cell office:value-type="float" office:value="-9.32698739157106">
                <text:p>-9.326987391571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2">
                <text:p>802</text:p>
              </table:table-cell>
              <table:table-cell office:value-type="float" office:value="-9.33138674399539">
                <text:p>-9.3313867439953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3">
                <text:p>803</text:p>
              </table:table-cell>
              <table:table-cell office:value-type="float" office:value="-9.30729845716038">
                <text:p>-9.307298457160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4">
                <text:p>804</text:p>
              </table:table-cell>
              <table:table-cell office:value-type="float" office:value="-9.31221160972774">
                <text:p>-9.312211609727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5">
                <text:p>805</text:p>
              </table:table-cell>
              <table:table-cell office:value-type="float" office:value="-9.30115769701468">
                <text:p>-9.301157697014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6">
                <text:p>806</text:p>
              </table:table-cell>
              <table:table-cell office:value-type="float" office:value="-9.3246671760422">
                <text:p>-9.32466717604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7">
                <text:p>807</text:p>
              </table:table-cell>
              <table:table-cell office:value-type="float" office:value="-9.31186861681778">
                <text:p>-9.311868616817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8">
                <text:p>808</text:p>
              </table:table-cell>
              <table:table-cell office:value-type="float" office:value="-9.33061802663829">
                <text:p>-9.330618026638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9">
                <text:p>809</text:p>
              </table:table-cell>
              <table:table-cell office:value-type="float" office:value="-9.31590902740503">
                <text:p>-9.315909027405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10">
                <text:p>810</text:p>
              </table:table-cell>
              <table:table-cell office:value-type="float" office:value="-9.32717738295904">
                <text:p>-9.327177382959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11">
                <text:p>811</text:p>
              </table:table-cell>
              <table:table-cell office:value-type="float" office:value="-9.27221320016233">
                <text:p>-9.272213200162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12">
                <text:p>812</text:p>
              </table:table-cell>
              <table:table-cell office:value-type="float" office:value="-9.32895311168759">
                <text:p>-9.328953111687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13">
                <text:p>813</text:p>
              </table:table-cell>
              <table:table-cell office:value-type="float" office:value="-9.32953056139085">
                <text:p>-9.329530561390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14">
                <text:p>814</text:p>
              </table:table-cell>
              <table:table-cell office:value-type="float" office:value="-9.3275945487574">
                <text:p>-9.32759454875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5">
                <text:p>815</text:p>
              </table:table-cell>
              <table:table-cell office:value-type="float" office:value="-9.3258620609876">
                <text:p>-9.32586206098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-9.33039027865324">
                <text:p>-9.330390278653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7">
                <text:p>817</text:p>
              </table:table-cell>
              <table:table-cell office:value-type="float" office:value="-9.34497976317707">
                <text:p>-9.344979763177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8">
                <text:p>818</text:p>
              </table:table-cell>
              <table:table-cell office:value-type="float" office:value="-9.32987387280374">
                <text:p>-9.329873872803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9">
                <text:p>819</text:p>
              </table:table-cell>
              <table:table-cell office:value-type="float" office:value="-9.30576696221746">
                <text:p>-9.305766962217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20">
                <text:p>820</text:p>
              </table:table-cell>
              <table:table-cell office:value-type="float" office:value="-9.32042766543717">
                <text:p>-9.320427665437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21">
                <text:p>821</text:p>
              </table:table-cell>
              <table:table-cell office:value-type="float" office:value="-9.31785221493722">
                <text:p>-9.317852214937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22">
                <text:p>822</text:p>
              </table:table-cell>
              <table:table-cell office:value-type="float" office:value="-9.32489102404962">
                <text:p>-9.324891024049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23">
                <text:p>823</text:p>
              </table:table-cell>
              <table:table-cell office:value-type="float" office:value="-9.07685705210809">
                <text:p>-9.076857052108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24">
                <text:p>824</text:p>
              </table:table-cell>
              <table:table-cell office:value-type="float" office:value="-9.20234820586324">
                <text:p>-9.202348205863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5">
                <text:p>825</text:p>
              </table:table-cell>
              <table:table-cell office:value-type="float" office:value="-9.21058923174745">
                <text:p>-9.21058923174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6">
                <text:p>826</text:p>
              </table:table-cell>
              <table:table-cell office:value-type="float" office:value="-9.06806029930672">
                <text:p>-9.068060299306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7">
                <text:p>827</text:p>
              </table:table-cell>
              <table:table-cell office:value-type="float" office:value="-9.28879023123574">
                <text:p>-9.28879023123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8">
                <text:p>828</text:p>
              </table:table-cell>
              <table:table-cell office:value-type="float" office:value="-9.22866464475499">
                <text:p>-9.228664644754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9">
                <text:p>829</text:p>
              </table:table-cell>
              <table:table-cell office:value-type="float" office:value="-9.03870897643474">
                <text:p>-9.038708976434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0">
                <text:p>830</text:p>
              </table:table-cell>
              <table:table-cell office:value-type="float" office:value="-9.30185419959413">
                <text:p>-9.301854199594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1">
                <text:p>831</text:p>
              </table:table-cell>
              <table:table-cell office:value-type="float" office:value="-9.23921123511095">
                <text:p>-9.239211235110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2">
                <text:p>832</text:p>
              </table:table-cell>
              <table:table-cell office:value-type="float" office:value="-9.11608090313219">
                <text:p>-9.116080903132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3">
                <text:p>833</text:p>
              </table:table-cell>
              <table:table-cell office:value-type="float" office:value="-9.30902112317606">
                <text:p>-9.309021123176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4">
                <text:p>834</text:p>
              </table:table-cell>
              <table:table-cell office:value-type="float" office:value="-9.18933138969766">
                <text:p>-9.18933138969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5">
                <text:p>835</text:p>
              </table:table-cell>
              <table:table-cell office:value-type="float" office:value="-9.25531671853206">
                <text:p>-9.255316718532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6">
                <text:p>836</text:p>
              </table:table-cell>
              <table:table-cell office:value-type="float" office:value="-9.31402729606898">
                <text:p>-9.314027296068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">
                <text:p>837</text:p>
              </table:table-cell>
              <table:table-cell office:value-type="float" office:value="-9.32835052839645">
                <text:p>-9.328350528396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8">
                <text:p>838</text:p>
              </table:table-cell>
              <table:table-cell office:value-type="float" office:value="-9.32553477100351">
                <text:p>-9.325534771003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9">
                <text:p>839</text:p>
              </table:table-cell>
              <table:table-cell office:value-type="float" office:value="-9.31165761035043">
                <text:p>-9.311657610350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0">
                <text:p>840</text:p>
              </table:table-cell>
              <table:table-cell office:value-type="float" office:value="-9.32285404546437">
                <text:p>-9.322854045464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1">
                <text:p>841</text:p>
              </table:table-cell>
              <table:table-cell office:value-type="float" office:value="-9.32904760146779">
                <text:p>-9.329047601467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42">
                <text:p>842</text:p>
              </table:table-cell>
              <table:table-cell office:value-type="float" office:value="-9.32699015783962">
                <text:p>-9.326990157839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3">
                <text:p>843</text:p>
              </table:table-cell>
              <table:table-cell office:value-type="float" office:value="-9.25224726107067">
                <text:p>-9.252247261070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44">
                <text:p>844</text:p>
              </table:table-cell>
              <table:table-cell office:value-type="float" office:value="-9.32850132718107">
                <text:p>-9.328501327181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5">
                <text:p>845</text:p>
              </table:table-cell>
              <table:table-cell office:value-type="float" office:value="-9.32661963477496">
                <text:p>-9.326619634774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6">
                <text:p>846</text:p>
              </table:table-cell>
              <table:table-cell office:value-type="float" office:value="-9.31923584371993">
                <text:p>-9.319235843719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7">
                <text:p>847</text:p>
              </table:table-cell>
              <table:table-cell office:value-type="float" office:value="-9.31356841566491">
                <text:p>-9.313568415664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8">
                <text:p>848</text:p>
              </table:table-cell>
              <table:table-cell office:value-type="float" office:value="-9.29398243110099">
                <text:p>-9.293982431100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9">
                <text:p>849</text:p>
              </table:table-cell>
              <table:table-cell office:value-type="float" office:value="-9.32642067823701">
                <text:p>-9.326420678237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0">
                <text:p>850</text:p>
              </table:table-cell>
              <table:table-cell office:value-type="float" office:value="-9.32645935709289">
                <text:p>-9.326459357092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1">
                <text:p>851</text:p>
              </table:table-cell>
              <table:table-cell office:value-type="float" office:value="-9.3107479847739">
                <text:p>-9.31074798477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2">
                <text:p>852</text:p>
              </table:table-cell>
              <table:table-cell office:value-type="float" office:value="-9.30255617920028">
                <text:p>-9.302556179200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3">
                <text:p>853</text:p>
              </table:table-cell>
              <table:table-cell office:value-type="float" office:value="-9.32885308608769">
                <text:p>-9.328853086087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4">
                <text:p>854</text:p>
              </table:table-cell>
              <table:table-cell office:value-type="float" office:value="-9.32099388269382">
                <text:p>-9.320993882693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5">
                <text:p>855</text:p>
              </table:table-cell>
              <table:table-cell office:value-type="float" office:value="-9.32431787345689">
                <text:p>-9.324317873456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6">
                <text:p>856</text:p>
              </table:table-cell>
              <table:table-cell office:value-type="float" office:value="-9.32944338494935">
                <text:p>-9.329443384949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7">
                <text:p>857</text:p>
              </table:table-cell>
              <table:table-cell office:value-type="float" office:value="-9.32870679383207">
                <text:p>-9.328706793832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8">
                <text:p>858</text:p>
              </table:table-cell>
              <table:table-cell office:value-type="float" office:value="-9.34423651584578">
                <text:p>-9.344236515845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9">
                <text:p>859</text:p>
              </table:table-cell>
              <table:table-cell office:value-type="float" office:value="-9.31054728800393">
                <text:p>-9.310547288003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60">
                <text:p>860</text:p>
              </table:table-cell>
              <table:table-cell office:value-type="float" office:value="-9.32398991319771">
                <text:p>-9.323989913197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61">
                <text:p>861</text:p>
              </table:table-cell>
              <table:table-cell office:value-type="float" office:value="-9.33926824459411">
                <text:p>-9.339268244594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62">
                <text:p>862</text:p>
              </table:table-cell>
              <table:table-cell office:value-type="float" office:value="-9.34261424693216">
                <text:p>-9.342614246932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3">
                <text:p>863</text:p>
              </table:table-cell>
              <table:table-cell office:value-type="float" office:value="-9.30304893902826">
                <text:p>-9.303048939028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64">
                <text:p>864</text:p>
              </table:table-cell>
              <table:table-cell office:value-type="float" office:value="-9.3103005403594">
                <text:p>-9.31030054035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5">
                <text:p>865</text:p>
              </table:table-cell>
              <table:table-cell office:value-type="float" office:value="-9.32338685659625">
                <text:p>-9.32338685659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6">
                <text:p>866</text:p>
              </table:table-cell>
              <table:table-cell office:value-type="float" office:value="-9.32739791406532">
                <text:p>-9.327397914065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7">
                <text:p>867</text:p>
              </table:table-cell>
              <table:table-cell office:value-type="float" office:value="-9.32304680558462">
                <text:p>-9.323046805584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8">
                <text:p>868</text:p>
              </table:table-cell>
              <table:table-cell office:value-type="float" office:value="-9.27349773716904">
                <text:p>-9.273497737169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9">
                <text:p>869</text:p>
              </table:table-cell>
              <table:table-cell office:value-type="float" office:value="-9.32806018008444">
                <text:p>-9.328060180084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70">
                <text:p>870</text:p>
              </table:table-cell>
              <table:table-cell office:value-type="float" office:value="-9.28358176929888">
                <text:p>-9.283581769298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71">
                <text:p>871</text:p>
              </table:table-cell>
              <table:table-cell office:value-type="float" office:value="-9.32860404835567">
                <text:p>-9.328604048355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72">
                <text:p>872</text:p>
              </table:table-cell>
              <table:table-cell office:value-type="float" office:value="-9.32543736712625">
                <text:p>-9.32543736712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73">
                <text:p>873</text:p>
              </table:table-cell>
              <table:table-cell office:value-type="float" office:value="-9.33916012526395">
                <text:p>-9.339160125263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74">
                <text:p>874</text:p>
              </table:table-cell>
              <table:table-cell office:value-type="float" office:value="-9.32191704411685">
                <text:p>-9.321917044116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5">
                <text:p>875</text:p>
              </table:table-cell>
              <table:table-cell office:value-type="float" office:value="-9.16037616476856">
                <text:p>-9.160376164768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6">
                <text:p>876</text:p>
              </table:table-cell>
              <table:table-cell office:value-type="float" office:value="-9.28343494249914">
                <text:p>-9.283434942499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7">
                <text:p>877</text:p>
              </table:table-cell>
              <table:table-cell office:value-type="float" office:value="-9.31878500204202">
                <text:p>-9.318785002042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8">
                <text:p>878</text:p>
              </table:table-cell>
              <table:table-cell office:value-type="float" office:value="-9.29965286212176">
                <text:p>-9.299652862121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9">
                <text:p>879</text:p>
              </table:table-cell>
              <table:table-cell office:value-type="float" office:value="-9.32229178453239">
                <text:p>-9.322291784532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80">
                <text:p>880</text:p>
              </table:table-cell>
              <table:table-cell office:value-type="float" office:value="-9.27577329859541">
                <text:p>-9.275773298595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1">
                <text:p>881</text:p>
              </table:table-cell>
              <table:table-cell office:value-type="float" office:value="-9.31712148629679">
                <text:p>-9.317121486296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82">
                <text:p>882</text:p>
              </table:table-cell>
              <table:table-cell office:value-type="float" office:value="-9.31158996753242">
                <text:p>-9.311589967532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83">
                <text:p>883</text:p>
              </table:table-cell>
              <table:table-cell office:value-type="float" office:value="-9.3107542025266">
                <text:p>-9.31075420252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84">
                <text:p>884</text:p>
              </table:table-cell>
              <table:table-cell office:value-type="float" office:value="-9.32618867741442">
                <text:p>-9.326188677414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5">
                <text:p>885</text:p>
              </table:table-cell>
              <table:table-cell office:value-type="float" office:value="-9.32802875273933">
                <text:p>-9.328028752739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6">
                <text:p>886</text:p>
              </table:table-cell>
              <table:table-cell office:value-type="float" office:value="-9.32786980218997">
                <text:p>-9.327869802189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7">
                <text:p>887</text:p>
              </table:table-cell>
              <table:table-cell office:value-type="float" office:value="-9.32575998624047">
                <text:p>-9.325759986240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8">
                <text:p>888</text:p>
              </table:table-cell>
              <table:table-cell office:value-type="float" office:value="-9.30604629251963">
                <text:p>-9.306046292519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9">
                <text:p>889</text:p>
              </table:table-cell>
              <table:table-cell office:value-type="float" office:value="-9.32575722779646">
                <text:p>-9.325757227796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0">
                <text:p>890</text:p>
              </table:table-cell>
              <table:table-cell office:value-type="float" office:value="-9.33853469971012">
                <text:p>-9.338534699710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91">
                <text:p>891</text:p>
              </table:table-cell>
              <table:table-cell office:value-type="float" office:value="-9.31584431411527">
                <text:p>-9.315844314115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92">
                <text:p>892</text:p>
              </table:table-cell>
              <table:table-cell office:value-type="float" office:value="-9.32324056546343">
                <text:p>-9.323240565463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93">
                <text:p>893</text:p>
              </table:table-cell>
              <table:table-cell office:value-type="float" office:value="-9.2810368589894">
                <text:p>-9.28103685898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4">
                <text:p>894</text:p>
              </table:table-cell>
              <table:table-cell office:value-type="float" office:value="-9.29896679393485">
                <text:p>-9.298966793934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5">
                <text:p>895</text:p>
              </table:table-cell>
              <table:table-cell office:value-type="float" office:value="-9.32035682664306">
                <text:p>-9.320356826643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6">
                <text:p>896</text:p>
              </table:table-cell>
              <table:table-cell office:value-type="float" office:value="-9.31206457959541">
                <text:p>-9.312064579595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7">
                <text:p>897</text:p>
              </table:table-cell>
              <table:table-cell office:value-type="float" office:value="-9.32078657788119">
                <text:p>-9.320786577881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8">
                <text:p>898</text:p>
              </table:table-cell>
              <table:table-cell office:value-type="float" office:value="-9.32129774482746">
                <text:p>-9.321297744827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9">
                <text:p>899</text:p>
              </table:table-cell>
              <table:table-cell office:value-type="float" office:value="-9.31963184772561">
                <text:p>-9.319631847725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0">
                <text:p>900</text:p>
              </table:table-cell>
              <table:table-cell office:value-type="float" office:value="-9.33867392109663">
                <text:p>-9.338673921096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1">
                <text:p>901</text:p>
              </table:table-cell>
              <table:table-cell office:value-type="float" office:value="-9.31413649692363">
                <text:p>-9.314136496923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2">
                <text:p>902</text:p>
              </table:table-cell>
              <table:table-cell office:value-type="float" office:value="-9.3242564765788">
                <text:p>-9.32425647657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3">
                <text:p>903</text:p>
              </table:table-cell>
              <table:table-cell office:value-type="float" office:value="-9.31520040320187">
                <text:p>-9.315200403201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4">
                <text:p>904</text:p>
              </table:table-cell>
              <table:table-cell office:value-type="float" office:value="-9.30631261411657">
                <text:p>-9.306312614116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5">
                <text:p>905</text:p>
              </table:table-cell>
              <table:table-cell office:value-type="float" office:value="-9.32360913054951">
                <text:p>-9.323609130549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6">
                <text:p>906</text:p>
              </table:table-cell>
              <table:table-cell office:value-type="float" office:value="-9.26901515464135">
                <text:p>-9.269015154641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7">
                <text:p>907</text:p>
              </table:table-cell>
              <table:table-cell office:value-type="float" office:value="-9.31833824350115">
                <text:p>-9.318338243501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8">
                <text:p>908</text:p>
              </table:table-cell>
              <table:table-cell office:value-type="float" office:value="-9.30196125217639">
                <text:p>-9.301961252176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9">
                <text:p>909</text:p>
              </table:table-cell>
              <table:table-cell office:value-type="float" office:value="-9.32311442892938">
                <text:p>-9.323114428929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10">
                <text:p>910</text:p>
              </table:table-cell>
              <table:table-cell office:value-type="float" office:value="-9.32445811081847">
                <text:p>-9.324458110818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11">
                <text:p>911</text:p>
              </table:table-cell>
              <table:table-cell office:value-type="float" office:value="-9.31853624371804">
                <text:p>-9.318536243718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2">
                <text:p>912</text:p>
              </table:table-cell>
              <table:table-cell office:value-type="float" office:value="-9.31338160330636">
                <text:p>-9.313381603306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3">
                <text:p>913</text:p>
              </table:table-cell>
              <table:table-cell office:value-type="float" office:value="-9.30792015978337">
                <text:p>-9.30792015978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4">
                <text:p>914</text:p>
              </table:table-cell>
              <table:table-cell office:value-type="float" office:value="-9.31303500668062">
                <text:p>-9.313035006680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5">
                <text:p>915</text:p>
              </table:table-cell>
              <table:table-cell office:value-type="float" office:value="-9.33932231435464">
                <text:p>-9.339322314354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6">
                <text:p>916</text:p>
              </table:table-cell>
              <table:table-cell office:value-type="float" office:value="-9.30964618450175">
                <text:p>-9.309646184501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7">
                <text:p>917</text:p>
              </table:table-cell>
              <table:table-cell office:value-type="float" office:value="-9.34039276255378">
                <text:p>-9.340392762553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8">
                <text:p>918</text:p>
              </table:table-cell>
              <table:table-cell office:value-type="float" office:value="-9.33883024318031">
                <text:p>-9.338830243180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9">
                <text:p>919</text:p>
              </table:table-cell>
              <table:table-cell office:value-type="float" office:value="-9.31947684663049">
                <text:p>-9.3194768466304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0">
                <text:p>920</text:p>
              </table:table-cell>
              <table:table-cell office:value-type="float" office:value="-9.32340514645319">
                <text:p>-9.323405146453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21">
                <text:p>921</text:p>
              </table:table-cell>
              <table:table-cell office:value-type="float" office:value="-9.31691241748842">
                <text:p>-9.316912417488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2">
                <text:p>922</text:p>
              </table:table-cell>
              <table:table-cell office:value-type="float" office:value="-9.33327802383461">
                <text:p>-9.333278023834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3">
                <text:p>923</text:p>
              </table:table-cell>
              <table:table-cell office:value-type="float" office:value="-9.24172791460907">
                <text:p>-9.241727914609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4">
                <text:p>924</text:p>
              </table:table-cell>
              <table:table-cell office:value-type="float" office:value="-9.30448680327998">
                <text:p>-9.304486803279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5">
                <text:p>925</text:p>
              </table:table-cell>
              <table:table-cell office:value-type="float" office:value="-9.32462407102799">
                <text:p>-9.324624071027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6">
                <text:p>926</text:p>
              </table:table-cell>
              <table:table-cell office:value-type="float" office:value="-9.30749501297944">
                <text:p>-9.307495012979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7">
                <text:p>927</text:p>
              </table:table-cell>
              <table:table-cell office:value-type="float" office:value="-9.32309523745064">
                <text:p>-9.323095237450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8">
                <text:p>928</text:p>
              </table:table-cell>
              <table:table-cell office:value-type="float" office:value="-9.30518253120368">
                <text:p>-9.305182531203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9">
                <text:p>929</text:p>
              </table:table-cell>
              <table:table-cell office:value-type="float" office:value="-9.30420934886353">
                <text:p>-9.304209348863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0">
                <text:p>930</text:p>
              </table:table-cell>
              <table:table-cell office:value-type="float" office:value="-9.32171112018187">
                <text:p>-9.321711120181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31">
                <text:p>931</text:p>
              </table:table-cell>
              <table:table-cell office:value-type="float" office:value="-9.31571940878516">
                <text:p>-9.315719408785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32">
                <text:p>932</text:p>
              </table:table-cell>
              <table:table-cell office:value-type="float" office:value="-9.33926445047771">
                <text:p>-9.339264450477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33">
                <text:p>933</text:p>
              </table:table-cell>
              <table:table-cell office:value-type="float" office:value="-9.3130287561882">
                <text:p>-9.31302875618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34">
                <text:p>934</text:p>
              </table:table-cell>
              <table:table-cell office:value-type="float" office:value="-9.31877776342364">
                <text:p>-9.318777763423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5">
                <text:p>935</text:p>
              </table:table-cell>
              <table:table-cell office:value-type="float" office:value="-9.31606545767678">
                <text:p>-9.316065457676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6">
                <text:p>936</text:p>
              </table:table-cell>
              <table:table-cell office:value-type="float" office:value="-9.33432521900611">
                <text:p>-9.334325219006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7">
                <text:p>937</text:p>
              </table:table-cell>
              <table:table-cell office:value-type="float" office:value="-9.32272528187156">
                <text:p>-9.322725281871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8">
                <text:p>938</text:p>
              </table:table-cell>
              <table:table-cell office:value-type="float" office:value="-9.32586114128818">
                <text:p>-9.325861141288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9">
                <text:p>939</text:p>
              </table:table-cell>
              <table:table-cell office:value-type="float" office:value="-9.32893273423389">
                <text:p>-9.328932734233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0">
                <text:p>940</text:p>
              </table:table-cell>
              <table:table-cell office:value-type="float" office:value="-9.30927068567062">
                <text:p>-9.309270685670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41">
                <text:p>941</text:p>
              </table:table-cell>
              <table:table-cell office:value-type="float" office:value="-9.32363383467917">
                <text:p>-9.323633834679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42">
                <text:p>942</text:p>
              </table:table-cell>
              <table:table-cell office:value-type="float" office:value="-9.29940184135323">
                <text:p>-9.299401841353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43">
                <text:p>943</text:p>
              </table:table-cell>
              <table:table-cell office:value-type="float" office:value="-9.30585478257137">
                <text:p>-9.305854782571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44">
                <text:p>944</text:p>
              </table:table-cell>
              <table:table-cell office:value-type="float" office:value="-9.32163551775756">
                <text:p>-9.321635517757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5">
                <text:p>945</text:p>
              </table:table-cell>
              <table:table-cell office:value-type="float" office:value="-9.30409036910661">
                <text:p>-9.304090369106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6">
                <text:p>946</text:p>
              </table:table-cell>
              <table:table-cell office:value-type="float" office:value="-9.32252536302164">
                <text:p>-9.322525363021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7">
                <text:p>947</text:p>
              </table:table-cell>
              <table:table-cell office:value-type="float" office:value="-9.34195233410946">
                <text:p>-9.34195233410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8">
                <text:p>948</text:p>
              </table:table-cell>
              <table:table-cell office:value-type="float" office:value="-9.31018076741326">
                <text:p>-9.310180767413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9">
                <text:p>949</text:p>
              </table:table-cell>
              <table:table-cell office:value-type="float" office:value="-9.35331500479597">
                <text:p>-9.353315004795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0">
                <text:p>950</text:p>
              </table:table-cell>
              <table:table-cell office:value-type="float" office:value="-9.29377993631874">
                <text:p>-9.2937799363187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1">
                <text:p>951</text:p>
              </table:table-cell>
              <table:table-cell office:value-type="float" office:value="-9.31953485225867">
                <text:p>-9.319534852258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2">
                <text:p>952</text:p>
              </table:table-cell>
              <table:table-cell office:value-type="float" office:value="-9.21487027132778">
                <text:p>-9.214870271327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3">
                <text:p>953</text:p>
              </table:table-cell>
              <table:table-cell office:value-type="float" office:value="-9.33554607141884">
                <text:p>-9.335546071418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4">
                <text:p>954</text:p>
              </table:table-cell>
              <table:table-cell office:value-type="float" office:value="-9.2665707984915">
                <text:p>-9.26657079849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5">
                <text:p>955</text:p>
              </table:table-cell>
              <table:table-cell office:value-type="float" office:value="-9.25689492909808">
                <text:p>-9.256894929098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6">
                <text:p>956</text:p>
              </table:table-cell>
              <table:table-cell office:value-type="float" office:value="-9.18744424831141">
                <text:p>-9.187444248311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7">
                <text:p>957</text:p>
              </table:table-cell>
              <table:table-cell office:value-type="float" office:value="-9.29035612997846">
                <text:p>-9.290356129978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8">
                <text:p>958</text:p>
              </table:table-cell>
              <table:table-cell office:value-type="float" office:value="-9.31643968043683">
                <text:p>-9.316439680436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9">
                <text:p>959</text:p>
              </table:table-cell>
              <table:table-cell office:value-type="float" office:value="-9.27032909851251">
                <text:p>-9.270329098512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0">
                <text:p>960</text:p>
              </table:table-cell>
              <table:table-cell office:value-type="float" office:value="-9.30002273285707">
                <text:p>-9.300022732857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61">
                <text:p>961</text:p>
              </table:table-cell>
              <table:table-cell office:value-type="float" office:value="-9.30362875637748">
                <text:p>-9.303628756377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2">
                <text:p>962</text:p>
              </table:table-cell>
              <table:table-cell office:value-type="float" office:value="-9.31867914926706">
                <text:p>-9.318679149267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63">
                <text:p>963</text:p>
              </table:table-cell>
              <table:table-cell office:value-type="float" office:value="-9.29337949686964">
                <text:p>-9.293379496869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4">
                <text:p>964</text:p>
              </table:table-cell>
              <table:table-cell office:value-type="float" office:value="-9.31994292322539">
                <text:p>-9.319942923225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5">
                <text:p>965</text:p>
              </table:table-cell>
              <table:table-cell office:value-type="float" office:value="-9.30667236353101">
                <text:p>-9.306672363531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6">
                <text:p>966</text:p>
              </table:table-cell>
              <table:table-cell office:value-type="float" office:value="-9.30907420957027">
                <text:p>-9.309074209570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7">
                <text:p>967</text:p>
              </table:table-cell>
              <table:table-cell office:value-type="float" office:value="-9.33860761963216">
                <text:p>-9.338607619632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8">
                <text:p>968</text:p>
              </table:table-cell>
              <table:table-cell office:value-type="float" office:value="-9.29943905251366">
                <text:p>-9.299439052513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9">
                <text:p>969</text:p>
              </table:table-cell>
              <table:table-cell office:value-type="float" office:value="-9.32312082627742">
                <text:p>-9.323120826277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0">
                <text:p>970</text:p>
              </table:table-cell>
              <table:table-cell office:value-type="float" office:value="-9.29568901267591">
                <text:p>-9.295689012675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71">
                <text:p>971</text:p>
              </table:table-cell>
              <table:table-cell office:value-type="float" office:value="-9.28264243486092">
                <text:p>-9.282642434860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2">
                <text:p>972</text:p>
              </table:table-cell>
              <table:table-cell office:value-type="float" office:value="-9.31717737517997">
                <text:p>-9.317177375179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3">
                <text:p>973</text:p>
              </table:table-cell>
              <table:table-cell office:value-type="float" office:value="-9.27376358465979">
                <text:p>-9.273763584659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4">
                <text:p>974</text:p>
              </table:table-cell>
              <table:table-cell office:value-type="float" office:value="-9.19131109342771">
                <text:p>-9.191311093427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5">
                <text:p>975</text:p>
              </table:table-cell>
              <table:table-cell office:value-type="float" office:value="-9.29402601827496">
                <text:p>-9.294026018274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6">
                <text:p>976</text:p>
              </table:table-cell>
              <table:table-cell office:value-type="float" office:value="-9.23156614656399">
                <text:p>-9.231566146563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7">
                <text:p>977</text:p>
              </table:table-cell>
              <table:table-cell office:value-type="float" office:value="-9.12116408653491">
                <text:p>-9.121164086534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8">
                <text:p>978</text:p>
              </table:table-cell>
              <table:table-cell office:value-type="float" office:value="-9.30748267053478">
                <text:p>-9.307482670534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9">
                <text:p>979</text:p>
              </table:table-cell>
              <table:table-cell office:value-type="float" office:value="-9.29806608394238">
                <text:p>-9.2980660839423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0">
                <text:p>980</text:p>
              </table:table-cell>
              <table:table-cell office:value-type="float" office:value="-9.27401245444">
                <text:p>-9.274012454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1">
                <text:p>981</text:p>
              </table:table-cell>
              <table:table-cell office:value-type="float" office:value="-9.31290376522748">
                <text:p>-9.312903765227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82">
                <text:p>982</text:p>
              </table:table-cell>
              <table:table-cell office:value-type="float" office:value="-9.2780970967153">
                <text:p>-9.27809709671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3">
                <text:p>983</text:p>
              </table:table-cell>
              <table:table-cell office:value-type="float" office:value="-9.24277635654687">
                <text:p>-9.242776356546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4">
                <text:p>984</text:p>
              </table:table-cell>
              <table:table-cell office:value-type="float" office:value="-9.27846306828693">
                <text:p>-9.278463068286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5">
                <text:p>985</text:p>
              </table:table-cell>
              <table:table-cell office:value-type="float" office:value="-9.33221934848795">
                <text:p>-9.332219348487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6">
                <text:p>986</text:p>
              </table:table-cell>
              <table:table-cell office:value-type="float" office:value="-9.23532034811307">
                <text:p>-9.235320348113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7">
                <text:p>987</text:p>
              </table:table-cell>
              <table:table-cell office:value-type="float" office:value="-9.32340240292554">
                <text:p>-9.323402402925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8">
                <text:p>988</text:p>
              </table:table-cell>
              <table:table-cell office:value-type="float" office:value="-9.3324844758537">
                <text:p>-9.33248447585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9">
                <text:p>989</text:p>
              </table:table-cell>
              <table:table-cell office:value-type="float" office:value="-9.25047624708623">
                <text:p>-9.250476247086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0">
                <text:p>990</text:p>
              </table:table-cell>
              <table:table-cell office:value-type="float" office:value="-9.32044764769915">
                <text:p>-9.320447647699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1">
                <text:p>991</text:p>
              </table:table-cell>
              <table:table-cell office:value-type="float" office:value="-9.30380355196216">
                <text:p>-9.303803551962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2">
                <text:p>992</text:p>
              </table:table-cell>
              <table:table-cell office:value-type="float" office:value="-9.17302577848633">
                <text:p>-9.173025778486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3">
                <text:p>993</text:p>
              </table:table-cell>
              <table:table-cell office:value-type="float" office:value="-9.30905208945075">
                <text:p>-9.309052089450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4">
                <text:p>994</text:p>
              </table:table-cell>
              <table:table-cell office:value-type="float" office:value="-9.32755946186435">
                <text:p>-9.327559461864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5">
                <text:p>995</text:p>
              </table:table-cell>
              <table:table-cell office:value-type="float" office:value="-9.18325507792144">
                <text:p>-9.183255077921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6">
                <text:p>996</text:p>
              </table:table-cell>
              <table:table-cell office:value-type="float" office:value="-9.31437379014021">
                <text:p>-9.314373790140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7">
                <text:p>997</text:p>
              </table:table-cell>
              <table:table-cell office:value-type="float" office:value="-9.30240366780959">
                <text:p>-9.302403667809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8">
                <text:p>998</text:p>
              </table:table-cell>
              <table:table-cell office:value-type="float" office:value="-9.25921901006287">
                <text:p>-9.259219010062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9">
                <text:p>999</text:p>
              </table:table-cell>
              <table:table-cell office:value-type="float" office:value="-9.27843255887415">
                <text:p>-9.278432558874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0">
                <text:p>1000</text:p>
              </table:table-cell>
              <table:table-cell office:value-type="float" office:value="-9.32519211639631">
                <text:p>-9.3251921163963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1">
                <text:p>1001</text:p>
              </table:table-cell>
              <table:table-cell office:value-type="float" office:value="-9.21864680309466">
                <text:p>-9.218646803094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2">
                <text:p>1002</text:p>
              </table:table-cell>
              <table:table-cell office:value-type="float" office:value="-9.32069114182827">
                <text:p>-9.320691141828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3">
                <text:p>1003</text:p>
              </table:table-cell>
              <table:table-cell office:value-type="float" office:value="-9.22564218308714">
                <text:p>-9.225642183087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-9.23358566558028">
                <text:p>-9.233585665580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5">
                <text:p>1005</text:p>
              </table:table-cell>
              <table:table-cell office:value-type="float" office:value="-9.26896351851894">
                <text:p>-9.268963518518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6">
                <text:p>1006</text:p>
              </table:table-cell>
              <table:table-cell office:value-type="float" office:value="-9.2826674130236">
                <text:p>-9.28266741302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7">
                <text:p>1007</text:p>
              </table:table-cell>
              <table:table-cell office:value-type="float" office:value="-9.17574461329179">
                <text:p>-9.1757446132917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8">
                <text:p>1008</text:p>
              </table:table-cell>
              <table:table-cell office:value-type="float" office:value="-9.26949227229257">
                <text:p>-9.269492272292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9">
                <text:p>1009</text:p>
              </table:table-cell>
              <table:table-cell office:value-type="float" office:value="-9.27495455451403">
                <text:p>-9.274954554514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10">
                <text:p>1010</text:p>
              </table:table-cell>
              <table:table-cell office:value-type="float" office:value="-9.30345403111652">
                <text:p>-9.303454031116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11">
                <text:p>1011</text:p>
              </table:table-cell>
              <table:table-cell office:value-type="float" office:value="-9.2903874886636">
                <text:p>-9.29038748866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12">
                <text:p>1012</text:p>
              </table:table-cell>
              <table:table-cell office:value-type="float" office:value="-9.32349660729353">
                <text:p>-9.323496607293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13">
                <text:p>1013</text:p>
              </table:table-cell>
              <table:table-cell office:value-type="float" office:value="-9.26902483709782">
                <text:p>-9.269024837097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14">
                <text:p>1014</text:p>
              </table:table-cell>
              <table:table-cell office:value-type="float" office:value="-9.31100920706312">
                <text:p>-9.311009207063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5">
                <text:p>1015</text:p>
              </table:table-cell>
              <table:table-cell office:value-type="float" office:value="-9.31101898373618">
                <text:p>-9.311018983736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6">
                <text:p>1016</text:p>
              </table:table-cell>
              <table:table-cell office:value-type="float" office:value="-9.28880880955888">
                <text:p>-9.2888088095588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7">
                <text:p>1017</text:p>
              </table:table-cell>
              <table:table-cell office:value-type="float" office:value="-9.30556943132658">
                <text:p>-9.305569431326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8">
                <text:p>1018</text:p>
              </table:table-cell>
              <table:table-cell office:value-type="float" office:value="-9.34371968175818">
                <text:p>-9.343719681758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9">
                <text:p>1019</text:p>
              </table:table-cell>
              <table:table-cell office:value-type="float" office:value="-9.24600581982291">
                <text:p>-9.246005819822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20">
                <text:p>1020</text:p>
              </table:table-cell>
              <table:table-cell office:value-type="float" office:value="-9.340081899302">
                <text:p>-9.34008189930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21">
                <text:p>1021</text:p>
              </table:table-cell>
              <table:table-cell office:value-type="float" office:value="-9.27409244943919">
                <text:p>-9.274092449439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22">
                <text:p>1022</text:p>
              </table:table-cell>
              <table:table-cell office:value-type="float" office:value="-9.29641374575904">
                <text:p>-9.296413745759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23">
                <text:p>1023</text:p>
              </table:table-cell>
              <table:table-cell office:value-type="float" office:value="-9.30353002796676">
                <text:p>-9.303530027966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24">
                <text:p>1024</text:p>
              </table:table-cell>
              <table:table-cell office:value-type="float" office:value="-9.30900254447102">
                <text:p>-9.3090025444710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5">
                <text:p>1025</text:p>
              </table:table-cell>
              <table:table-cell office:value-type="float" office:value="-9.29105248663306">
                <text:p>-9.291052486633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6">
                <text:p>1026</text:p>
              </table:table-cell>
              <table:table-cell office:value-type="float" office:value="-9.31335658191618">
                <text:p>-9.313356581916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7">
                <text:p>1027</text:p>
              </table:table-cell>
              <table:table-cell office:value-type="float" office:value="-9.25600603960161">
                <text:p>-9.256006039601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8">
                <text:p>1028</text:p>
              </table:table-cell>
              <table:table-cell office:value-type="float" office:value="-9.19613063688613">
                <text:p>-9.196130636886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9">
                <text:p>1029</text:p>
              </table:table-cell>
              <table:table-cell office:value-type="float" office:value="-9.28511891897529">
                <text:p>-9.285118918975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0">
                <text:p>1030</text:p>
              </table:table-cell>
              <table:table-cell office:value-type="float" office:value="-9.2996866311579">
                <text:p>-9.29968663115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-9.30422159863032">
                <text:p>-9.304221598630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2">
                <text:p>1032</text:p>
              </table:table-cell>
              <table:table-cell office:value-type="float" office:value="-9.31107142601165">
                <text:p>-9.3110714260116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3">
                <text:p>1033</text:p>
              </table:table-cell>
              <table:table-cell office:value-type="float" office:value="-9.30907067027544">
                <text:p>-9.309070670275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4">
                <text:p>1034</text:p>
              </table:table-cell>
              <table:table-cell office:value-type="float" office:value="-9.20934475236981">
                <text:p>-9.209344752369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5">
                <text:p>1035</text:p>
              </table:table-cell>
              <table:table-cell office:value-type="float" office:value="-9.30566072332775">
                <text:p>-9.305660723327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6">
                <text:p>1036</text:p>
              </table:table-cell>
              <table:table-cell office:value-type="float" office:value="-9.3020282822665">
                <text:p>-9.30202828226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7">
                <text:p>1037</text:p>
              </table:table-cell>
              <table:table-cell office:value-type="float" office:value="-9.30426097522106">
                <text:p>-9.304260975221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8">
                <text:p>1038</text:p>
              </table:table-cell>
              <table:table-cell office:value-type="float" office:value="-9.32646948783871">
                <text:p>-9.326469487838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9">
                <text:p>1039</text:p>
              </table:table-cell>
              <table:table-cell office:value-type="float" office:value="-9.31513041185981">
                <text:p>-9.3151304118598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40">
                <text:p>1040</text:p>
              </table:table-cell>
              <table:table-cell office:value-type="float" office:value="-9.30560980811411">
                <text:p>-9.305609808114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41">
                <text:p>1041</text:p>
              </table:table-cell>
              <table:table-cell office:value-type="float" office:value="-9.30518603895332">
                <text:p>-9.3051860389533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42">
                <text:p>1042</text:p>
              </table:table-cell>
              <table:table-cell office:value-type="float" office:value="-9.29170150146748">
                <text:p>-9.291701501467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43">
                <text:p>1043</text:p>
              </table:table-cell>
              <table:table-cell office:value-type="float" office:value="-9.27084250262655">
                <text:p>-9.270842502626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4">
                <text:p>1044</text:p>
              </table:table-cell>
              <table:table-cell office:value-type="float" office:value="-9.30916889641422">
                <text:p>-9.309168896414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5">
                <text:p>1045</text:p>
              </table:table-cell>
              <table:table-cell office:value-type="float" office:value="-9.3010213098612">
                <text:p>-9.301021309861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6">
                <text:p>1046</text:p>
              </table:table-cell>
              <table:table-cell office:value-type="float" office:value="-9.31376246380357">
                <text:p>-9.313762463803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7">
                <text:p>1047</text:p>
              </table:table-cell>
              <table:table-cell office:value-type="float" office:value="-9.3244361098062">
                <text:p>-9.32443610980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8">
                <text:p>1048</text:p>
              </table:table-cell>
              <table:table-cell office:value-type="float" office:value="-9.30854540490777">
                <text:p>-9.3085454049077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9">
                <text:p>1049</text:p>
              </table:table-cell>
              <table:table-cell office:value-type="float" office:value="-9.30977290004491">
                <text:p>-9.309772900044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50">
                <text:p>1050</text:p>
              </table:table-cell>
              <table:table-cell office:value-type="float" office:value="-9.30004093135058">
                <text:p>-9.300040931350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51">
                <text:p>1051</text:p>
              </table:table-cell>
              <table:table-cell office:value-type="float" office:value="-9.31267797990832">
                <text:p>-9.312677979908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52">
                <text:p>1052</text:p>
              </table:table-cell>
              <table:table-cell office:value-type="float" office:value="-9.30303497707268">
                <text:p>-9.3030349770726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-9.30748972331735">
                <text:p>-9.307489723317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54">
                <text:p>1054</text:p>
              </table:table-cell>
              <table:table-cell office:value-type="float" office:value="-9.31623723626245">
                <text:p>-9.316237236262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5">
                <text:p>1055</text:p>
              </table:table-cell>
              <table:table-cell office:value-type="float" office:value="-9.30356235249725">
                <text:p>-9.303562352497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6">
                <text:p>1056</text:p>
              </table:table-cell>
              <table:table-cell office:value-type="float" office:value="-9.22313471565918">
                <text:p>-9.223134715659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7">
                <text:p>1057</text:p>
              </table:table-cell>
              <table:table-cell office:value-type="float" office:value="-9.30835013993115">
                <text:p>-9.308350139931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8">
                <text:p>1058</text:p>
              </table:table-cell>
              <table:table-cell office:value-type="float" office:value="-9.23056506725213">
                <text:p>-9.230565067252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9">
                <text:p>1059</text:p>
              </table:table-cell>
              <table:table-cell office:value-type="float" office:value="-9.28661447310338">
                <text:p>-9.286614473103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60">
                <text:p>1060</text:p>
              </table:table-cell>
              <table:table-cell office:value-type="float" office:value="-9.28801318726891">
                <text:p>-9.288013187268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61">
                <text:p>1061</text:p>
              </table:table-cell>
              <table:table-cell office:value-type="float" office:value="-9.32249798404322">
                <text:p>-9.322497984043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62">
                <text:p>1062</text:p>
              </table:table-cell>
              <table:table-cell office:value-type="float" office:value="-9.28664472247865">
                <text:p>-9.2866447224786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63">
                <text:p>1063</text:p>
              </table:table-cell>
              <table:table-cell office:value-type="float" office:value="-9.29446640856531">
                <text:p>-9.294466408565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-9.27075014229478">
                <text:p>-9.2707501422947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5">
                <text:p>1065</text:p>
              </table:table-cell>
              <table:table-cell office:value-type="float" office:value="-9.30267212368703">
                <text:p>-9.302672123687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6">
                <text:p>1066</text:p>
              </table:table-cell>
              <table:table-cell office:value-type="float" office:value="-9.2782042186284">
                <text:p>-9.27820421862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7">
                <text:p>1067</text:p>
              </table:table-cell>
              <table:table-cell office:value-type="float" office:value="-9.29187921518538">
                <text:p>-9.2918792151853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8">
                <text:p>1068</text:p>
              </table:table-cell>
              <table:table-cell office:value-type="float" office:value="-9.32525823778778">
                <text:p>-9.3252582377877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9">
                <text:p>1069</text:p>
              </table:table-cell>
              <table:table-cell office:value-type="float" office:value="-9.2574099686412">
                <text:p>-9.25740996864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70">
                <text:p>1070</text:p>
              </table:table-cell>
              <table:table-cell office:value-type="float" office:value="-9.31021447793938">
                <text:p>-9.310214477939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71">
                <text:p>1071</text:p>
              </table:table-cell>
              <table:table-cell office:value-type="float" office:value="-9.25883421390141">
                <text:p>-9.2588342139014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72">
                <text:p>1072</text:p>
              </table:table-cell>
              <table:table-cell office:value-type="float" office:value="-9.29684280090249">
                <text:p>-9.2968428009024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3">
                <text:p>1073</text:p>
              </table:table-cell>
              <table:table-cell office:value-type="float" office:value="-9.23452069881792">
                <text:p>-9.234520698817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74">
                <text:p>1074</text:p>
              </table:table-cell>
              <table:table-cell office:value-type="float" office:value="-9.33138301811264">
                <text:p>-9.331383018112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5">
                <text:p>1075</text:p>
              </table:table-cell>
              <table:table-cell office:value-type="float" office:value="-9.24379840352817">
                <text:p>-9.243798403528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6">
                <text:p>1076</text:p>
              </table:table-cell>
              <table:table-cell office:value-type="float" office:value="-9.27294291766333">
                <text:p>-9.272942917663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7">
                <text:p>1077</text:p>
              </table:table-cell>
              <table:table-cell office:value-type="float" office:value="-9.3018280932107">
                <text:p>-9.30182809321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8">
                <text:p>1078</text:p>
              </table:table-cell>
              <table:table-cell office:value-type="float" office:value="-9.27793563976374">
                <text:p>-9.2779356397637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9">
                <text:p>1079</text:p>
              </table:table-cell>
              <table:table-cell office:value-type="float" office:value="-9.31271188483739">
                <text:p>-9.3127118848373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0">
                <text:p>1080</text:p>
              </table:table-cell>
              <table:table-cell office:value-type="float" office:value="-9.28634400290847">
                <text:p>-9.2863440029084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81">
                <text:p>1081</text:p>
              </table:table-cell>
              <table:table-cell office:value-type="float" office:value="-9.34299293626784">
                <text:p>-9.342992936267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82">
                <text:p>1082</text:p>
              </table:table-cell>
              <table:table-cell office:value-type="float" office:value="-9.26795220502803">
                <text:p>-9.267952205028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83">
                <text:p>1083</text:p>
              </table:table-cell>
              <table:table-cell office:value-type="float" office:value="-9.32270702062341">
                <text:p>-9.3227070206234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84">
                <text:p>1084</text:p>
              </table:table-cell>
              <table:table-cell office:value-type="float" office:value="-9.25617286161664">
                <text:p>-9.256172861616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5">
                <text:p>1085</text:p>
              </table:table-cell>
              <table:table-cell office:value-type="float" office:value="-9.33760580611316">
                <text:p>-9.3376058061131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6">
                <text:p>1086</text:p>
              </table:table-cell>
              <table:table-cell office:value-type="float" office:value="-9.31451802030196">
                <text:p>-9.314518020301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7">
                <text:p>1087</text:p>
              </table:table-cell>
              <table:table-cell office:value-type="float" office:value="-9.33766911965023">
                <text:p>-9.3376691196502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8">
                <text:p>1088</text:p>
              </table:table-cell>
              <table:table-cell office:value-type="float" office:value="-9.30284566236228">
                <text:p>-9.3028456623622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9">
                <text:p>1089</text:p>
              </table:table-cell>
              <table:table-cell office:value-type="float" office:value="-9.33793381347075">
                <text:p>-9.3379338134707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90">
                <text:p>1090</text:p>
              </table:table-cell>
              <table:table-cell office:value-type="float" office:value="-9.28750350678072">
                <text:p>-9.2875035067807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91">
                <text:p>1091</text:p>
              </table:table-cell>
              <table:table-cell office:value-type="float" office:value="-9.19597307609771">
                <text:p>-9.195973076097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92">
                <text:p>1092</text:p>
              </table:table-cell>
              <table:table-cell office:value-type="float" office:value="-9.27475910300073">
                <text:p>-9.27475910300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93">
                <text:p>1093</text:p>
              </table:table-cell>
              <table:table-cell office:value-type="float" office:value="-9.26744059646767">
                <text:p>-9.267440596467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94">
                <text:p>1094</text:p>
              </table:table-cell>
              <table:table-cell office:value-type="float" office:value="-9.30990408514701">
                <text:p>-9.3099040851470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-9.31275917771193">
                <text:p>-9.312759177711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6">
                <text:p>1096</text:p>
              </table:table-cell>
              <table:table-cell office:value-type="float" office:value="-9.29976630185269">
                <text:p>-9.299766301852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7">
                <text:p>1097</text:p>
              </table:table-cell>
              <table:table-cell office:value-type="float" office:value="-9.27236359898518">
                <text:p>-9.272363598985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8">
                <text:p>1098</text:p>
              </table:table-cell>
              <table:table-cell office:value-type="float" office:value="-9.30725616081365">
                <text:p>-9.307256160813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9">
                <text:p>1099</text:p>
              </table:table-cell>
              <table:table-cell office:value-type="float" office:value="-9.22221878134433">
                <text:p>-9.222218781344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00">
                <text:p>1100</text:p>
              </table:table-cell>
              <table:table-cell office:value-type="float" office:value="-9.25157007630456">
                <text:p>-9.2515700763045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01">
                <text:p>1101</text:p>
              </table:table-cell>
              <table:table-cell office:value-type="float" office:value="-9.29828784965313">
                <text:p>-9.298287849653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02">
                <text:p>1102</text:p>
              </table:table-cell>
              <table:table-cell office:value-type="float" office:value="-9.25845605818397">
                <text:p>-9.258456058183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03">
                <text:p>1103</text:p>
              </table:table-cell>
              <table:table-cell office:value-type="float" office:value="-9.23999014149412">
                <text:p>-9.239990141494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04">
                <text:p>1104</text:p>
              </table:table-cell>
              <table:table-cell office:value-type="float" office:value="-9.29787374860347">
                <text:p>-9.297873748603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5">
                <text:p>1105</text:p>
              </table:table-cell>
              <table:table-cell office:value-type="float" office:value="-9.25584554369457">
                <text:p>-9.255845543694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6">
                <text:p>1106</text:p>
              </table:table-cell>
              <table:table-cell office:value-type="float" office:value="-9.20479453127707">
                <text:p>-9.204794531277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9.27865524439114">
                <text:p>-9.278655244391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8">
                <text:p>1108</text:p>
              </table:table-cell>
              <table:table-cell office:value-type="float" office:value="-9.32251258595024">
                <text:p>-9.3225125859502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9">
                <text:p>1109</text:p>
              </table:table-cell>
              <table:table-cell office:value-type="float" office:value="-9.2885251544807">
                <text:p>-9.28852515448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10">
                <text:p>1110</text:p>
              </table:table-cell>
              <table:table-cell office:value-type="float" office:value="-9.31965179340403">
                <text:p>-9.3196517934040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11">
                <text:p>1111</text:p>
              </table:table-cell>
              <table:table-cell office:value-type="float" office:value="-9.31177512029097">
                <text:p>-9.3117751202909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12">
                <text:p>1112</text:p>
              </table:table-cell>
              <table:table-cell office:value-type="float" office:value="-9.26213972536993">
                <text:p>-9.262139725369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13">
                <text:p>1113</text:p>
              </table:table-cell>
              <table:table-cell office:value-type="float" office:value="-9.31907102401567">
                <text:p>-9.319071024015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14">
                <text:p>1114</text:p>
              </table:table-cell>
              <table:table-cell office:value-type="float" office:value="-9.27084007183983">
                <text:p>-9.2708400718398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5">
                <text:p>1115</text:p>
              </table:table-cell>
              <table:table-cell office:value-type="float" office:value="-9.29556376676512">
                <text:p>-9.295563766765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6">
                <text:p>1116</text:p>
              </table:table-cell>
              <table:table-cell office:value-type="float" office:value="-9.26526015997985">
                <text:p>-9.265260159979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7">
                <text:p>1117</text:p>
              </table:table-cell>
              <table:table-cell office:value-type="float" office:value="-9.30608759243022">
                <text:p>-9.306087592430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8">
                <text:p>1118</text:p>
              </table:table-cell>
              <table:table-cell office:value-type="float" office:value="-9.28717358657488">
                <text:p>-9.287173586574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9">
                <text:p>1119</text:p>
              </table:table-cell>
              <table:table-cell office:value-type="float" office:value="-9.25972417808918">
                <text:p>-9.259724178089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20">
                <text:p>1120</text:p>
              </table:table-cell>
              <table:table-cell office:value-type="float" office:value="-9.31000604688195">
                <text:p>-9.310006046881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21">
                <text:p>1121</text:p>
              </table:table-cell>
              <table:table-cell office:value-type="float" office:value="-9.25974629261227">
                <text:p>-9.259746292612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22">
                <text:p>1122</text:p>
              </table:table-cell>
              <table:table-cell office:value-type="float" office:value="-9.30637943988019">
                <text:p>-9.306379439880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3">
                <text:p>1123</text:p>
              </table:table-cell>
              <table:table-cell office:value-type="float" office:value="-9.28790277595262">
                <text:p>-9.2879027759526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24">
                <text:p>1124</text:p>
              </table:table-cell>
              <table:table-cell office:value-type="float" office:value="-9.26958517339628">
                <text:p>-9.2695851733962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5">
                <text:p>1125</text:p>
              </table:table-cell>
              <table:table-cell office:value-type="float" office:value="-9.30340948742084">
                <text:p>-9.303409487420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6">
                <text:p>1126</text:p>
              </table:table-cell>
              <table:table-cell office:value-type="float" office:value="-9.26560105802299">
                <text:p>-9.265601058022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7">
                <text:p>1127</text:p>
              </table:table-cell>
              <table:table-cell office:value-type="float" office:value="-9.30232438304729">
                <text:p>-9.302324383047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8">
                <text:p>1128</text:p>
              </table:table-cell>
              <table:table-cell office:value-type="float" office:value="-9.27481879225028">
                <text:p>-9.2748187922502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9">
                <text:p>1129</text:p>
              </table:table-cell>
              <table:table-cell office:value-type="float" office:value="-9.29031968894573">
                <text:p>-9.2903196889457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0">
                <text:p>1130</text:p>
              </table:table-cell>
              <table:table-cell office:value-type="float" office:value="-9.28329900512149">
                <text:p>-9.2832990051214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1">
                <text:p>1131</text:p>
              </table:table-cell>
              <table:table-cell office:value-type="float" office:value="-9.26081149146547">
                <text:p>-9.2608114914654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2">
                <text:p>1132</text:p>
              </table:table-cell>
              <table:table-cell office:value-type="float" office:value="-9.29370221023676">
                <text:p>-9.2937022102367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3">
                <text:p>1133</text:p>
              </table:table-cell>
              <table:table-cell office:value-type="float" office:value="-9.23499867031985">
                <text:p>-9.234998670319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4">
                <text:p>1134</text:p>
              </table:table-cell>
              <table:table-cell office:value-type="float" office:value="-9.31489180822652">
                <text:p>-9.314891808226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5">
                <text:p>1135</text:p>
              </table:table-cell>
              <table:table-cell office:value-type="float" office:value="-9.30064364547543">
                <text:p>-9.3006436454754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6">
                <text:p>1136</text:p>
              </table:table-cell>
              <table:table-cell office:value-type="float" office:value="-9.27296245872886">
                <text:p>-9.2729624587288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7">
                <text:p>1137</text:p>
              </table:table-cell>
              <table:table-cell office:value-type="float" office:value="-9.30748972331735">
                <text:p>-9.307489723317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8">
                <text:p>1138</text:p>
              </table:table-cell>
              <table:table-cell office:value-type="float" office:value="-9.24299668410685">
                <text:p>-9.242996684106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9">
                <text:p>1139</text:p>
              </table:table-cell>
              <table:table-cell office:value-type="float" office:value="-9.32423448577853">
                <text:p>-9.3242344857785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-9.24509386249722">
                <text:p>-9.245093862497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41">
                <text:p>1141</text:p>
              </table:table-cell>
              <table:table-cell office:value-type="float" office:value="-9.31242021057819">
                <text:p>-9.312420210578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42">
                <text:p>1142</text:p>
              </table:table-cell>
              <table:table-cell office:value-type="float" office:value="-9.27134840221819">
                <text:p>-9.271348402218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43">
                <text:p>1143</text:p>
              </table:table-cell>
              <table:table-cell office:value-type="float" office:value="-9.2318349231692">
                <text:p>-9.231834923169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44">
                <text:p>1144</text:p>
              </table:table-cell>
              <table:table-cell office:value-type="float" office:value="-9.25590738631269">
                <text:p>-9.255907386312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5">
                <text:p>1145</text:p>
              </table:table-cell>
              <table:table-cell office:value-type="float" office:value="-9.14127456875115">
                <text:p>-9.141274568751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6">
                <text:p>1146</text:p>
              </table:table-cell>
              <table:table-cell office:value-type="float" office:value="-9.0891835663014">
                <text:p>-9.08918356630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7">
                <text:p>1147</text:p>
              </table:table-cell>
              <table:table-cell office:value-type="float" office:value="-9.2359584375213">
                <text:p>-9.23595843752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8">
                <text:p>1148</text:p>
              </table:table-cell>
              <table:table-cell office:value-type="float" office:value="-9.18927967897936">
                <text:p>-9.189279678979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9">
                <text:p>1149</text:p>
              </table:table-cell>
              <table:table-cell office:value-type="float" office:value="-9.18042448055339">
                <text:p>-9.1804244805533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50">
                <text:p>1150</text:p>
              </table:table-cell>
              <table:table-cell office:value-type="float" office:value="-9.05322557262953">
                <text:p>-9.0532255726295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51">
                <text:p>1151</text:p>
              </table:table-cell>
              <table:table-cell office:value-type="float" office:value="-9.28298642720947">
                <text:p>-9.282986427209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52">
                <text:p>1152</text:p>
              </table:table-cell>
              <table:table-cell office:value-type="float" office:value="-9.27614469825257">
                <text:p>-9.2761446982525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53">
                <text:p>1153</text:p>
              </table:table-cell>
              <table:table-cell office:value-type="float" office:value="-9.26293702866759">
                <text:p>-9.2629370286675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54">
                <text:p>1154</text:p>
              </table:table-cell>
              <table:table-cell office:value-type="float" office:value="-9.31729638837733">
                <text:p>-9.317296388377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5">
                <text:p>1155</text:p>
              </table:table-cell>
              <table:table-cell office:value-type="float" office:value="-9.27426636695363">
                <text:p>-9.2742663669536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6">
                <text:p>1156</text:p>
              </table:table-cell>
              <table:table-cell office:value-type="float" office:value="-9.29481476135583">
                <text:p>-9.2948147613558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7">
                <text:p>1157</text:p>
              </table:table-cell>
              <table:table-cell office:value-type="float" office:value="-9.32344355766013">
                <text:p>-9.3234435576601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8">
                <text:p>1158</text:p>
              </table:table-cell>
              <table:table-cell office:value-type="float" office:value="-9.25199736323824">
                <text:p>-9.2519973632382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9">
                <text:p>1159</text:p>
              </table:table-cell>
              <table:table-cell office:value-type="float" office:value="-9.29579112339621">
                <text:p>-9.2957911233962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60">
                <text:p>1160</text:p>
              </table:table-cell>
              <table:table-cell office:value-type="float" office:value="-9.2502072761777">
                <text:p>-9.25020727617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61">
                <text:p>1161</text:p>
              </table:table-cell>
              <table:table-cell office:value-type="float" office:value="-9.21919249273193">
                <text:p>-9.219192492731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62">
                <text:p>1162</text:p>
              </table:table-cell>
              <table:table-cell office:value-type="float" office:value="-9.26031929321564">
                <text:p>-9.260319293215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63">
                <text:p>1163</text:p>
              </table:table-cell>
              <table:table-cell office:value-type="float" office:value="-9.25106268622947">
                <text:p>-9.2510626862294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64">
                <text:p>1164</text:p>
              </table:table-cell>
              <table:table-cell office:value-type="float" office:value="-9.16379048731548">
                <text:p>-9.163790487315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5">
                <text:p>1165</text:p>
              </table:table-cell>
              <table:table-cell office:value-type="float" office:value="-9.23451101060849">
                <text:p>-9.2345110106084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6">
                <text:p>1166</text:p>
              </table:table-cell>
              <table:table-cell office:value-type="float" office:value="-9.14860098711849">
                <text:p>-9.1486009871184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7">
                <text:p>1167</text:p>
              </table:table-cell>
              <table:table-cell office:value-type="float" office:value="-9.18959742783545">
                <text:p>-9.1895974278354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8">
                <text:p>1168</text:p>
              </table:table-cell>
              <table:table-cell office:value-type="float" office:value="-9.2734235572508">
                <text:p>-9.273423557250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9">
                <text:p>1169</text:p>
              </table:table-cell>
              <table:table-cell office:value-type="float" office:value="-9.26327531106536">
                <text:p>-9.263275311065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0">
                <text:p>1170</text:p>
              </table:table-cell>
              <table:table-cell office:value-type="float" office:value="-9.21840401554319">
                <text:p>-9.2184040155431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71">
                <text:p>1171</text:p>
              </table:table-cell>
              <table:table-cell office:value-type="float" office:value="-9.22006889907419">
                <text:p>-9.220068899074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2">
                <text:p>1172</text:p>
              </table:table-cell>
              <table:table-cell office:value-type="float" office:value="-9.29233105442856">
                <text:p>-9.2923310544285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73">
                <text:p>1173</text:p>
              </table:table-cell>
              <table:table-cell office:value-type="float" office:value="-9.23895065494963">
                <text:p>-9.2389506549496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74">
                <text:p>1174</text:p>
              </table:table-cell>
              <table:table-cell office:value-type="float" office:value="-9.31216526758683">
                <text:p>-9.3121652675868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5">
                <text:p>1175</text:p>
              </table:table-cell>
              <table:table-cell office:value-type="float" office:value="-9.24101169665423">
                <text:p>-9.241011696654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6">
                <text:p>1176</text:p>
              </table:table-cell>
              <table:table-cell office:value-type="float" office:value="-9.13432228260879">
                <text:p>-9.1343222826087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7">
                <text:p>1177</text:p>
              </table:table-cell>
              <table:table-cell office:value-type="float" office:value="-9.24713446408466">
                <text:p>-9.2471344640846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8">
                <text:p>1178</text:p>
              </table:table-cell>
              <table:table-cell office:value-type="float" office:value="-9.27639165390852">
                <text:p>-9.2763916539085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9">
                <text:p>1179</text:p>
              </table:table-cell>
              <table:table-cell office:value-type="float" office:value="-9.21484462977847">
                <text:p>-9.2148446297784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0">
                <text:p>1180</text:p>
              </table:table-cell>
              <table:table-cell office:value-type="float" office:value="-9.29209784327468">
                <text:p>-9.2920978432746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81">
                <text:p>1181</text:p>
              </table:table-cell>
              <table:table-cell office:value-type="float" office:value="-9.27153339724553">
                <text:p>-9.2715333972455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82">
                <text:p>1182</text:p>
              </table:table-cell>
              <table:table-cell office:value-type="float" office:value="-9.21130428842671">
                <text:p>-9.2113042884267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83">
                <text:p>1183</text:p>
              </table:table-cell>
              <table:table-cell office:value-type="float" office:value="-9.25726465936094">
                <text:p>-9.2572646593609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84">
                <text:p>1184</text:p>
              </table:table-cell>
              <table:table-cell office:value-type="float" office:value="-9.25781316186637">
                <text:p>-9.2578131618663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5">
                <text:p>1185</text:p>
              </table:table-cell>
              <table:table-cell office:value-type="float" office:value="-9.22152604397555">
                <text:p>-9.221526043975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6">
                <text:p>1186</text:p>
              </table:table-cell>
              <table:table-cell office:value-type="float" office:value="-9.25396628956997">
                <text:p>-9.2539662895699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7">
                <text:p>1187</text:p>
              </table:table-cell>
              <table:table-cell office:value-type="float" office:value="-9.28562245372276">
                <text:p>-9.2856224537227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8">
                <text:p>1188</text:p>
              </table:table-cell>
              <table:table-cell office:value-type="float" office:value="-9.21819294379018">
                <text:p>-9.218192943790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9">
                <text:p>1189</text:p>
              </table:table-cell>
              <table:table-cell office:value-type="float" office:value="-9.18451190887317">
                <text:p>-9.184511908873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0">
                <text:p>1190</text:p>
              </table:table-cell>
              <table:table-cell office:value-type="float" office:value="-9.26442185751942">
                <text:p>-9.264421857519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91">
                <text:p>1191</text:p>
              </table:table-cell>
              <table:table-cell office:value-type="float" office:value="-9.27910013244673">
                <text:p>-9.2791001324467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2">
                <text:p>1192</text:p>
              </table:table-cell>
              <table:table-cell office:value-type="float" office:value="-9.25718142297464">
                <text:p>-9.2571814229746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93">
                <text:p>1193</text:p>
              </table:table-cell>
              <table:table-cell office:value-type="float" office:value="-9.293320614747">
                <text:p>-9.2933206147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94">
                <text:p>1194</text:p>
              </table:table-cell>
              <table:table-cell office:value-type="float" office:value="-9.26857563712198">
                <text:p>-9.268575637121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5">
                <text:p>1195</text:p>
              </table:table-cell>
              <table:table-cell office:value-type="float" office:value="-9.19698901640149">
                <text:p>-9.1969890164014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6">
                <text:p>1196</text:p>
              </table:table-cell>
              <table:table-cell office:value-type="float" office:value="-9.29867124497964">
                <text:p>-9.298671244979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7">
                <text:p>1197</text:p>
              </table:table-cell>
              <table:table-cell office:value-type="float" office:value="-9.22976969507914">
                <text:p>-9.229769695079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8">
                <text:p>1198</text:p>
              </table:table-cell>
              <table:table-cell office:value-type="float" office:value="-9.22446090883489">
                <text:p>-9.224460908834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9">
                <text:p>1199</text:p>
              </table:table-cell>
              <table:table-cell office:value-type="float" office:value="-9.22750886345031">
                <text:p>-9.2275088634503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0">
                <text:p>1200</text:p>
              </table:table-cell>
              <table:table-cell office:value-type="float" office:value="-9.24487323192234">
                <text:p>-9.2448732319223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01">
                <text:p>1201</text:p>
              </table:table-cell>
              <table:table-cell office:value-type="float" office:value="-9.23392118237666">
                <text:p>-9.2339211823766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02">
                <text:p>1202</text:p>
              </table:table-cell>
              <table:table-cell office:value-type="float" office:value="-9.16760925701486">
                <text:p>-9.167609257014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3">
                <text:p>1203</text:p>
              </table:table-cell>
              <table:table-cell office:value-type="float" office:value="-9.28252255967347">
                <text:p>-9.2825225596734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04">
                <text:p>1204</text:p>
              </table:table-cell>
              <table:table-cell office:value-type="float" office:value="-9.28524621371695">
                <text:p>-9.285246213716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5">
                <text:p>1205</text:p>
              </table:table-cell>
              <table:table-cell office:value-type="float" office:value="-9.22486961615769">
                <text:p>-9.224869616157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6">
                <text:p>1206</text:p>
              </table:table-cell>
              <table:table-cell office:value-type="float" office:value="-9.24836990617828">
                <text:p>-9.248369906178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7">
                <text:p>1207</text:p>
              </table:table-cell>
              <table:table-cell office:value-type="float" office:value="-9.22955671187654">
                <text:p>-9.229556711876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8">
                <text:p>1208</text:p>
              </table:table-cell>
              <table:table-cell office:value-type="float" office:value="-9.23151803607633">
                <text:p>-9.231518036076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9">
                <text:p>1209</text:p>
              </table:table-cell>
              <table:table-cell office:value-type="float" office:value="-9.13625613784866">
                <text:p>-9.1362561378486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0">
                <text:p>1210</text:p>
              </table:table-cell>
              <table:table-cell office:value-type="float" office:value="-9.25956940794992">
                <text:p>-9.259569407949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11">
                <text:p>1211</text:p>
              </table:table-cell>
              <table:table-cell office:value-type="float" office:value="-9.2659013659405">
                <text:p>-9.26590136594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12">
                <text:p>1212</text:p>
              </table:table-cell>
              <table:table-cell office:value-type="float" office:value="-9.24397050207388">
                <text:p>-9.243970502073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13">
                <text:p>1213</text:p>
              </table:table-cell>
              <table:table-cell office:value-type="float" office:value="-9.228715381595">
                <text:p>-9.2287153815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14">
                <text:p>1214</text:p>
              </table:table-cell>
              <table:table-cell office:value-type="float" office:value="-9.24923943273412">
                <text:p>-9.2492394327341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5">
                <text:p>1215</text:p>
              </table:table-cell>
              <table:table-cell office:value-type="float" office:value="-9.20618098912441">
                <text:p>-9.2061809891244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6">
                <text:p>1216</text:p>
              </table:table-cell>
              <table:table-cell office:value-type="float" office:value="-9.2296591371271">
                <text:p>-9.229659137127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7">
                <text:p>1217</text:p>
              </table:table-cell>
              <table:table-cell office:value-type="float" office:value="-9.23183344185056">
                <text:p>-9.2318334418505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8">
                <text:p>1218</text:p>
              </table:table-cell>
              <table:table-cell office:value-type="float" office:value="-9.24031629441023">
                <text:p>-9.240316294410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9">
                <text:p>1219</text:p>
              </table:table-cell>
              <table:table-cell office:value-type="float" office:value="-9.13206311501609">
                <text:p>-9.132063115016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0">
                <text:p>1220</text:p>
              </table:table-cell>
              <table:table-cell office:value-type="float" office:value="-9.24296096825644">
                <text:p>-9.242960968256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21">
                <text:p>1221</text:p>
              </table:table-cell>
              <table:table-cell office:value-type="float" office:value="-9.16831639182161">
                <text:p>-9.1683163918216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22">
                <text:p>1222</text:p>
              </table:table-cell>
              <table:table-cell office:value-type="float" office:value="-9.28030667562236">
                <text:p>-9.2803066756223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23">
                <text:p>1223</text:p>
              </table:table-cell>
              <table:table-cell office:value-type="float" office:value="-9.18948655880551">
                <text:p>-9.189486558805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24">
                <text:p>1224</text:p>
              </table:table-cell>
              <table:table-cell office:value-type="float" office:value="-9.2307984953709">
                <text:p>-9.230798495370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5">
                <text:p>1225</text:p>
              </table:table-cell>
              <table:table-cell office:value-type="float" office:value="-9.25012460882488">
                <text:p>-9.250124608824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6">
                <text:p>1226</text:p>
              </table:table-cell>
              <table:table-cell office:value-type="float" office:value="-9.2567325356936">
                <text:p>-9.25673253569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7">
                <text:p>1227</text:p>
              </table:table-cell>
              <table:table-cell office:value-type="float" office:value="-9.18238836104245">
                <text:p>-9.1823883610424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8">
                <text:p>1228</text:p>
              </table:table-cell>
              <table:table-cell office:value-type="float" office:value="-9.21534776553863">
                <text:p>-9.215347765538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9">
                <text:p>1229</text:p>
              </table:table-cell>
              <table:table-cell office:value-type="float" office:value="-9.12709295965859">
                <text:p>-9.1270929596585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0">
                <text:p>1230</text:p>
              </table:table-cell>
              <table:table-cell office:value-type="float" office:value="-9.23254876565769">
                <text:p>-9.232548765657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31">
                <text:p>1231</text:p>
              </table:table-cell>
              <table:table-cell office:value-type="float" office:value="-9.18714611236533">
                <text:p>-9.187146112365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32">
                <text:p>1232</text:p>
              </table:table-cell>
              <table:table-cell office:value-type="float" office:value="-9.25809396767334">
                <text:p>-9.258093967673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33">
                <text:p>1233</text:p>
              </table:table-cell>
              <table:table-cell office:value-type="float" office:value="-9.1386436445573">
                <text:p>-9.13864364455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4">
                <text:p>1234</text:p>
              </table:table-cell>
              <table:table-cell office:value-type="float" office:value="-9.25120670926205">
                <text:p>-9.251206709262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5">
                <text:p>1235</text:p>
              </table:table-cell>
              <table:table-cell office:value-type="float" office:value="-9.19597716786272">
                <text:p>-9.1959771678627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6">
                <text:p>1236</text:p>
              </table:table-cell>
              <table:table-cell office:value-type="float" office:value="-9.2496466829055">
                <text:p>-9.24964668290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7">
                <text:p>1237</text:p>
              </table:table-cell>
              <table:table-cell office:value-type="float" office:value="-9.12326270285934">
                <text:p>-9.123262702859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8">
                <text:p>1238</text:p>
              </table:table-cell>
              <table:table-cell office:value-type="float" office:value="-9.23898378363536">
                <text:p>-9.2389837836353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39">
                <text:p>1239</text:p>
              </table:table-cell>
              <table:table-cell office:value-type="float" office:value="-9.23438359350678">
                <text:p>-9.2343835935067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0">
                <text:p>1240</text:p>
              </table:table-cell>
              <table:table-cell office:value-type="float" office:value="-9.26333264619331">
                <text:p>-9.2633326461933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41">
                <text:p>1241</text:p>
              </table:table-cell>
              <table:table-cell office:value-type="float" office:value="-9.19514937096801">
                <text:p>-9.1951493709680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42">
                <text:p>1242</text:p>
              </table:table-cell>
              <table:table-cell office:value-type="float" office:value="-9.25000025114358">
                <text:p>-9.250000251143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43">
                <text:p>1243</text:p>
              </table:table-cell>
              <table:table-cell office:value-type="float" office:value="-9.19222489104229">
                <text:p>-9.1922248910422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44">
                <text:p>1244</text:p>
              </table:table-cell>
              <table:table-cell office:value-type="float" office:value="-9.24339051307244">
                <text:p>-9.2433905130724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5">
                <text:p>1245</text:p>
              </table:table-cell>
              <table:table-cell office:value-type="float" office:value="-9.16701872968204">
                <text:p>-9.1670187296820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6">
                <text:p>1246</text:p>
              </table:table-cell>
              <table:table-cell office:value-type="float" office:value="-9.2131691063974">
                <text:p>-9.213169106397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7">
                <text:p>1247</text:p>
              </table:table-cell>
              <table:table-cell office:value-type="float" office:value="-9.20233159717036">
                <text:p>-9.2023315971703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8">
                <text:p>1248</text:p>
              </table:table-cell>
              <table:table-cell office:value-type="float" office:value="-9.25492442731346">
                <text:p>-9.2549244273134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9">
                <text:p>1249</text:p>
              </table:table-cell>
              <table:table-cell office:value-type="float" office:value="-9.08242360172895">
                <text:p>-9.082423601728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0">
                <text:p>1250</text:p>
              </table:table-cell>
              <table:table-cell office:value-type="float" office:value="-9.18738674428452">
                <text:p>-9.1873867442845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1">
                <text:p>1251</text:p>
              </table:table-cell>
              <table:table-cell office:value-type="float" office:value="-9.06953440951066">
                <text:p>-9.0695344095106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2">
                <text:p>1252</text:p>
              </table:table-cell>
              <table:table-cell office:value-type="float" office:value="-9.23025722267889">
                <text:p>-9.230257222678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3">
                <text:p>1253</text:p>
              </table:table-cell>
              <table:table-cell office:value-type="float" office:value="-9.17404383423344">
                <text:p>-9.174043834233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4">
                <text:p>1254</text:p>
              </table:table-cell>
              <table:table-cell office:value-type="float" office:value="-9.25346076471795">
                <text:p>-9.2534607647179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5">
                <text:p>1255</text:p>
              </table:table-cell>
              <table:table-cell office:value-type="float" office:value="-9.16180031863203">
                <text:p>-9.1618003186320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6">
                <text:p>1256</text:p>
              </table:table-cell>
              <table:table-cell office:value-type="float" office:value="-9.22091529653632">
                <text:p>-9.2209152965363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7">
                <text:p>1257</text:p>
              </table:table-cell>
              <table:table-cell office:value-type="float" office:value="-9.17111785826849">
                <text:p>-9.1711178582684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8">
                <text:p>1258</text:p>
              </table:table-cell>
              <table:table-cell office:value-type="float" office:value="-9.26075844651079">
                <text:p>-9.260758446510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9">
                <text:p>1259</text:p>
              </table:table-cell>
              <table:table-cell office:value-type="float" office:value="-9.17561054406379">
                <text:p>-9.1756105440637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0">
                <text:p>1260</text:p>
              </table:table-cell>
              <table:table-cell office:value-type="float" office:value="-9.21370226928186">
                <text:p>-9.213702269281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61">
                <text:p>1261</text:p>
              </table:table-cell>
              <table:table-cell office:value-type="float" office:value="-9.14015107464255">
                <text:p>-9.140151074642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62">
                <text:p>1262</text:p>
              </table:table-cell>
              <table:table-cell office:value-type="float" office:value="-9.26037861231208">
                <text:p>-9.2603786123120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63">
                <text:p>1263</text:p>
              </table:table-cell>
              <table:table-cell office:value-type="float" office:value="-9.16505566094706">
                <text:p>-9.1650556609470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64">
                <text:p>1264</text:p>
              </table:table-cell>
              <table:table-cell office:value-type="float" office:value="-9.21419341479123">
                <text:p>-9.2141934147912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5">
                <text:p>1265</text:p>
              </table:table-cell>
              <table:table-cell office:value-type="float" office:value="-9.13287796369742">
                <text:p>-9.1328779636974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6">
                <text:p>1266</text:p>
              </table:table-cell>
              <table:table-cell office:value-type="float" office:value="-9.24501216267699">
                <text:p>-9.245012162676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7">
                <text:p>1267</text:p>
              </table:table-cell>
              <table:table-cell office:value-type="float" office:value="-9.18474111694843">
                <text:p>-9.184741116948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8">
                <text:p>1268</text:p>
              </table:table-cell>
              <table:table-cell office:value-type="float" office:value="-9.24398725867271">
                <text:p>-9.2439872586727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69">
                <text:p>1269</text:p>
              </table:table-cell>
              <table:table-cell office:value-type="float" office:value="-9.14335386902354">
                <text:p>-9.1433538690235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0">
                <text:p>1270</text:p>
              </table:table-cell>
              <table:table-cell office:value-type="float" office:value="-9.21965387989447">
                <text:p>-9.2196538798944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71">
                <text:p>1271</text:p>
              </table:table-cell>
              <table:table-cell office:value-type="float" office:value="-9.16865438163364">
                <text:p>-9.1686543816336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72">
                <text:p>1272</text:p>
              </table:table-cell>
              <table:table-cell office:value-type="float" office:value="-9.28125839442049">
                <text:p>-9.2812583944204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73">
                <text:p>1273</text:p>
              </table:table-cell>
              <table:table-cell office:value-type="float" office:value="-9.16985611746059">
                <text:p>-9.1698561174605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74">
                <text:p>1274</text:p>
              </table:table-cell>
              <table:table-cell office:value-type="float" office:value="-9.23675624627439">
                <text:p>-9.236756246274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5">
                <text:p>1275</text:p>
              </table:table-cell>
              <table:table-cell office:value-type="float" office:value="-9.17515332792441">
                <text:p>-9.175153327924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6">
                <text:p>1276</text:p>
              </table:table-cell>
              <table:table-cell office:value-type="float" office:value="-9.23486663496754">
                <text:p>-9.2348666349675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7">
                <text:p>1277</text:p>
              </table:table-cell>
              <table:table-cell office:value-type="float" office:value="-9.18566448851752">
                <text:p>-9.185664488517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8">
                <text:p>1278</text:p>
              </table:table-cell>
              <table:table-cell office:value-type="float" office:value="-9.24974546775791">
                <text:p>-9.2497454677579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79">
                <text:p>1279</text:p>
              </table:table-cell>
              <table:table-cell office:value-type="float" office:value="-9.16919327657683">
                <text:p>-9.1691932765768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0">
                <text:p>1280</text:p>
              </table:table-cell>
              <table:table-cell office:value-type="float" office:value="-9.19091726113763">
                <text:p>-9.190917261137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1">
                <text:p>1281</text:p>
              </table:table-cell>
              <table:table-cell office:value-type="float" office:value="-9.10350960777144">
                <text:p>-9.10350960777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82">
                <text:p>1282</text:p>
              </table:table-cell>
              <table:table-cell office:value-type="float" office:value="-9.23298520973746">
                <text:p>-9.232985209737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-9.1550732298626">
                <text:p>-9.155073229862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84">
                <text:p>1284</text:p>
              </table:table-cell>
              <table:table-cell office:value-type="float" office:value="-9.24242482372484">
                <text:p>-9.2424248237248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5">
                <text:p>1285</text:p>
              </table:table-cell>
              <table:table-cell office:value-type="float" office:value="-9.18862543242866">
                <text:p>-9.1886254324286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6">
                <text:p>1286</text:p>
              </table:table-cell>
              <table:table-cell office:value-type="float" office:value="-9.19752525427199">
                <text:p>-9.197525254271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7">
                <text:p>1287</text:p>
              </table:table-cell>
              <table:table-cell office:value-type="float" office:value="-9.16436459057988">
                <text:p>-9.1643645905798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8">
                <text:p>1288</text:p>
              </table:table-cell>
              <table:table-cell office:value-type="float" office:value="-9.22072899082975">
                <text:p>-9.220728990829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9">
                <text:p>1289</text:p>
              </table:table-cell>
              <table:table-cell office:value-type="float" office:value="-9.21467728462926">
                <text:p>-9.2146772846292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0">
                <text:p>1290</text:p>
              </table:table-cell>
              <table:table-cell office:value-type="float" office:value="-9.21348352942552">
                <text:p>-9.213483529425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91">
                <text:p>1291</text:p>
              </table:table-cell>
              <table:table-cell office:value-type="float" office:value="-9.18666191066867">
                <text:p>-9.1866619106686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92">
                <text:p>1292</text:p>
              </table:table-cell>
              <table:table-cell office:value-type="float" office:value="-9.16722484421591">
                <text:p>-9.1672248442159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93">
                <text:p>1293</text:p>
              </table:table-cell>
              <table:table-cell office:value-type="float" office:value="-9.19817592079617">
                <text:p>-9.1981759207961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94">
                <text:p>1294</text:p>
              </table:table-cell>
              <table:table-cell office:value-type="float" office:value="-9.24876478969832">
                <text:p>-9.248764789698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5">
                <text:p>1295</text:p>
              </table:table-cell>
              <table:table-cell office:value-type="float" office:value="-9.18712272470519">
                <text:p>-9.187122724705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6">
                <text:p>1296</text:p>
              </table:table-cell>
              <table:table-cell office:value-type="float" office:value="-9.21438191760967">
                <text:p>-9.214381917609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7">
                <text:p>1297</text:p>
              </table:table-cell>
              <table:table-cell office:value-type="float" office:value="-9.21017612281251">
                <text:p>-9.2101761228125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8">
                <text:p>1298</text:p>
              </table:table-cell>
              <table:table-cell office:value-type="float" office:value="-9.18825546471606">
                <text:p>-9.1882554647160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99">
                <text:p>1299</text:p>
              </table:table-cell>
              <table:table-cell office:value-type="float" office:value="-9.23124871579223">
                <text:p>-9.2312487157922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0">
                <text:p>1300</text:p>
              </table:table-cell>
              <table:table-cell office:value-type="float" office:value="-9.26827750237398">
                <text:p>-9.268277502373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01">
                <text:p>1301</text:p>
              </table:table-cell>
              <table:table-cell office:value-type="float" office:value="-9.18516197879096">
                <text:p>-9.1851619787909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02">
                <text:p>1302</text:p>
              </table:table-cell>
              <table:table-cell office:value-type="float" office:value="-9.220721771287">
                <text:p>-9.2207217712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03">
                <text:p>1303</text:p>
              </table:table-cell>
              <table:table-cell office:value-type="float" office:value="-9.17415536953836">
                <text:p>-9.1741553695383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04">
                <text:p>1304</text:p>
              </table:table-cell>
              <table:table-cell office:value-type="float" office:value="-9.24192572615419">
                <text:p>-9.241925726154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5">
                <text:p>1305</text:p>
              </table:table-cell>
              <table:table-cell office:value-type="float" office:value="-9.23875193588705">
                <text:p>-9.238751935887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6">
                <text:p>1306</text:p>
              </table:table-cell>
              <table:table-cell office:value-type="float" office:value="-9.23228102988369">
                <text:p>-9.232281029883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7">
                <text:p>1307</text:p>
              </table:table-cell>
              <table:table-cell office:value-type="float" office:value="-9.22841913279065">
                <text:p>-9.2284191327906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08">
                <text:p>1308</text:p>
              </table:table-cell>
              <table:table-cell office:value-type="float" office:value="-9.17869482570714">
                <text:p>-9.178694825707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09">
                <text:p>1309</text:p>
              </table:table-cell>
              <table:table-cell office:value-type="float" office:value="-9.16030957108408">
                <text:p>-9.1603095710840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0">
                <text:p>1310</text:p>
              </table:table-cell>
              <table:table-cell office:value-type="float" office:value="-9.21354672540435">
                <text:p>-9.213546725404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11">
                <text:p>1311</text:p>
              </table:table-cell>
              <table:table-cell office:value-type="float" office:value="-9.24840299179358">
                <text:p>-9.2484029917935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12">
                <text:p>1312</text:p>
              </table:table-cell>
              <table:table-cell office:value-type="float" office:value="-9.21017682744196">
                <text:p>-9.210176827441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13">
                <text:p>1313</text:p>
              </table:table-cell>
              <table:table-cell office:value-type="float" office:value="-9.21376265520348">
                <text:p>-9.213762655203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-9.18591096401724">
                <text:p>-9.185910964017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5">
                <text:p>1315</text:p>
              </table:table-cell>
              <table:table-cell office:value-type="float" office:value="-9.187902546626">
                <text:p>-9.1879025466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6">
                <text:p>1316</text:p>
              </table:table-cell>
              <table:table-cell office:value-type="float" office:value="-9.24423716103351">
                <text:p>-9.2442371610335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7">
                <text:p>1317</text:p>
              </table:table-cell>
              <table:table-cell office:value-type="float" office:value="-9.22837798269056">
                <text:p>-9.228377982690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18">
                <text:p>1318</text:p>
              </table:table-cell>
              <table:table-cell office:value-type="float" office:value="-9.24257436122899">
                <text:p>-9.2425743612289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19">
                <text:p>1319</text:p>
              </table:table-cell>
              <table:table-cell office:value-type="float" office:value="-9.20002983547991">
                <text:p>-9.200029835479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0">
                <text:p>1320</text:p>
              </table:table-cell>
              <table:table-cell office:value-type="float" office:value="-9.22034652034836">
                <text:p>-9.2203465203483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-9.154960903951">
                <text:p>-9.15496090395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22">
                <text:p>1322</text:p>
              </table:table-cell>
              <table:table-cell office:value-type="float" office:value="-9.23998485862501">
                <text:p>-9.2399848586250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23">
                <text:p>1323</text:p>
              </table:table-cell>
              <table:table-cell office:value-type="float" office:value="-9.25563346692318">
                <text:p>-9.2556334669231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24">
                <text:p>1324</text:p>
              </table:table-cell>
              <table:table-cell office:value-type="float" office:value="-9.25340783159444">
                <text:p>-9.2534078315944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5">
                <text:p>1325</text:p>
              </table:table-cell>
              <table:table-cell office:value-type="float" office:value="-9.12476794769837">
                <text:p>-9.1247679476983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6">
                <text:p>1326</text:p>
              </table:table-cell>
              <table:table-cell office:value-type="float" office:value="-9.20542691523547">
                <text:p>-9.2054269152354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7">
                <text:p>1327</text:p>
              </table:table-cell>
              <table:table-cell office:value-type="float" office:value="-9.16323611480226">
                <text:p>-9.1632361148022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28">
                <text:p>1328</text:p>
              </table:table-cell>
              <table:table-cell office:value-type="float" office:value="-9.20396435939963">
                <text:p>-9.2039643593996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29">
                <text:p>1329</text:p>
              </table:table-cell>
              <table:table-cell office:value-type="float" office:value="-9.20851005683606">
                <text:p>-9.208510056836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0">
                <text:p>1330</text:p>
              </table:table-cell>
              <table:table-cell office:value-type="float" office:value="-9.2513732470327">
                <text:p>-9.25137324703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31">
                <text:p>1331</text:p>
              </table:table-cell>
              <table:table-cell office:value-type="float" office:value="-9.17545374859864">
                <text:p>-9.1754537485986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32">
                <text:p>1332</text:p>
              </table:table-cell>
              <table:table-cell office:value-type="float" office:value="-9.21336142392351">
                <text:p>-9.2133614239235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33">
                <text:p>1333</text:p>
              </table:table-cell>
              <table:table-cell office:value-type="float" office:value="-9.17005651630754">
                <text:p>-9.1700565163075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34">
                <text:p>1334</text:p>
              </table:table-cell>
              <table:table-cell office:value-type="float" office:value="-9.17321470260281">
                <text:p>-9.173214702602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5">
                <text:p>1335</text:p>
              </table:table-cell>
              <table:table-cell office:value-type="float" office:value="-9.20784863990108">
                <text:p>-9.207848639901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6">
                <text:p>1336</text:p>
              </table:table-cell>
              <table:table-cell office:value-type="float" office:value="-9.21355311652097">
                <text:p>-9.2135531165209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7">
                <text:p>1337</text:p>
              </table:table-cell>
              <table:table-cell office:value-type="float" office:value="-9.19242100353181">
                <text:p>-9.192421003531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38">
                <text:p>1338</text:p>
              </table:table-cell>
              <table:table-cell office:value-type="float" office:value="-9.22166349015662">
                <text:p>-9.221663490156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39">
                <text:p>1339</text:p>
              </table:table-cell>
              <table:table-cell office:value-type="float" office:value="-9.22707129227853">
                <text:p>-9.2270712922785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0">
                <text:p>1340</text:p>
              </table:table-cell>
              <table:table-cell office:value-type="float" office:value="-9.23108380258766">
                <text:p>-9.2310838025876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41">
                <text:p>1341</text:p>
              </table:table-cell>
              <table:table-cell office:value-type="float" office:value="-9.15600709329473">
                <text:p>-9.1560070932947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42">
                <text:p>1342</text:p>
              </table:table-cell>
              <table:table-cell office:value-type="float" office:value="-9.17737954821061">
                <text:p>-9.177379548210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43">
                <text:p>1343</text:p>
              </table:table-cell>
              <table:table-cell office:value-type="float" office:value="-9.18503627590711">
                <text:p>-9.185036275907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44">
                <text:p>1344</text:p>
              </table:table-cell>
              <table:table-cell office:value-type="float" office:value="-9.2102296779087">
                <text:p>-9.210229677908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5">
                <text:p>1345</text:p>
              </table:table-cell>
              <table:table-cell office:value-type="float" office:value="-9.22674688012671">
                <text:p>-9.2267468801267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6">
                <text:p>1346</text:p>
              </table:table-cell>
              <table:table-cell office:value-type="float" office:value="-9.20899817302071">
                <text:p>-9.2089981730207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7">
                <text:p>1347</text:p>
              </table:table-cell>
              <table:table-cell office:value-type="float" office:value="-9.22011431586758">
                <text:p>-9.220114315867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48">
                <text:p>1348</text:p>
              </table:table-cell>
              <table:table-cell office:value-type="float" office:value="-9.20382406837319">
                <text:p>-9.2038240683731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49">
                <text:p>1349</text:p>
              </table:table-cell>
              <table:table-cell office:value-type="float" office:value="-9.20913311627609">
                <text:p>-9.209133116276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0">
                <text:p>1350</text:p>
              </table:table-cell>
              <table:table-cell office:value-type="float" office:value="-9.20407968199793">
                <text:p>-9.2040796819979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51">
                <text:p>1351</text:p>
              </table:table-cell>
              <table:table-cell office:value-type="float" office:value="-9.16987217165304">
                <text:p>-9.1698721716530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52">
                <text:p>1352</text:p>
              </table:table-cell>
              <table:table-cell office:value-type="float" office:value="-9.1905884420844">
                <text:p>-9.190588442084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53">
                <text:p>1353</text:p>
              </table:table-cell>
              <table:table-cell office:value-type="float" office:value="-9.22004294875309">
                <text:p>-9.2200429487530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54">
                <text:p>1354</text:p>
              </table:table-cell>
              <table:table-cell office:value-type="float" office:value="-9.21659099792738">
                <text:p>-9.2165909979273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5">
                <text:p>1355</text:p>
              </table:table-cell>
              <table:table-cell office:value-type="float" office:value="-9.22796816418286">
                <text:p>-9.2279681641828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6">
                <text:p>1356</text:p>
              </table:table-cell>
              <table:table-cell office:value-type="float" office:value="-9.24510989884576">
                <text:p>-9.2451098988457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57">
                <text:p>1357</text:p>
              </table:table-cell>
              <table:table-cell office:value-type="float" office:value="-9.22028160597284">
                <text:p>-9.220281605972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58">
                <text:p>1358</text:p>
              </table:table-cell>
              <table:table-cell office:value-type="float" office:value="-9.19675598674946">
                <text:p>-9.1967559867494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59">
                <text:p>1359</text:p>
              </table:table-cell>
              <table:table-cell office:value-type="float" office:value="-9.18503428091655">
                <text:p>-9.185034280916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0">
                <text:p>1360</text:p>
              </table:table-cell>
              <table:table-cell office:value-type="float" office:value="-9.21131276604941">
                <text:p>-9.2113127660494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61">
                <text:p>1361</text:p>
              </table:table-cell>
              <table:table-cell office:value-type="float" office:value="-9.23667310398776">
                <text:p>-9.2366731039877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62">
                <text:p>1362</text:p>
              </table:table-cell>
              <table:table-cell office:value-type="float" office:value="-9.23870151786073">
                <text:p>-9.2387015178607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63">
                <text:p>1363</text:p>
              </table:table-cell>
              <table:table-cell office:value-type="float" office:value="-9.20163253228975">
                <text:p>-9.201632532289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64">
                <text:p>1364</text:p>
              </table:table-cell>
              <table:table-cell office:value-type="float" office:value="-9.20093045211584">
                <text:p>-9.200930452115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5">
                <text:p>1365</text:p>
              </table:table-cell>
              <table:table-cell office:value-type="float" office:value="-9.18814091906308">
                <text:p>-9.188140919063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6">
                <text:p>1366</text:p>
              </table:table-cell>
              <table:table-cell office:value-type="float" office:value="-9.1826971373233">
                <text:p>-9.182697137323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67">
                <text:p>1367</text:p>
              </table:table-cell>
              <table:table-cell office:value-type="float" office:value="-9.1789229504742">
                <text:p>-9.178922950474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68">
                <text:p>1368</text:p>
              </table:table-cell>
              <table:table-cell office:value-type="float" office:value="-9.11527655256474">
                <text:p>-9.1152765525647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69">
                <text:p>1369</text:p>
              </table:table-cell>
              <table:table-cell office:value-type="float" office:value="-9.13894554953788">
                <text:p>-9.1389455495378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0">
                <text:p>1370</text:p>
              </table:table-cell>
              <table:table-cell office:value-type="float" office:value="-9.22179808488218">
                <text:p>-9.2217980848821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71">
                <text:p>1371</text:p>
              </table:table-cell>
              <table:table-cell office:value-type="float" office:value="-9.17740568407805">
                <text:p>-9.1774056840780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72">
                <text:p>1372</text:p>
              </table:table-cell>
              <table:table-cell office:value-type="float" office:value="-9.1937019682516">
                <text:p>-9.193701968251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73">
                <text:p>1373</text:p>
              </table:table-cell>
              <table:table-cell office:value-type="float" office:value="-9.21626288455713">
                <text:p>-9.216262884557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74">
                <text:p>1374</text:p>
              </table:table-cell>
              <table:table-cell office:value-type="float" office:value="-9.23862326863603">
                <text:p>-9.2386232686360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5">
                <text:p>1375</text:p>
              </table:table-cell>
              <table:table-cell office:value-type="float" office:value="-9.20255102154953">
                <text:p>-9.2025510215495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6">
                <text:p>1376</text:p>
              </table:table-cell>
              <table:table-cell office:value-type="float" office:value="-9.22141105664691">
                <text:p>-9.221411056646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77">
                <text:p>1377</text:p>
              </table:table-cell>
              <table:table-cell office:value-type="float" office:value="-9.22547573526586">
                <text:p>-9.2254757352658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78">
                <text:p>1378</text:p>
              </table:table-cell>
              <table:table-cell office:value-type="float" office:value="-9.2314521703598">
                <text:p>-9.231452170359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79">
                <text:p>1379</text:p>
              </table:table-cell>
              <table:table-cell office:value-type="float" office:value="-9.18106911537479">
                <text:p>-9.1810691153747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0">
                <text:p>1380</text:p>
              </table:table-cell>
              <table:table-cell office:value-type="float" office:value="-9.17770766739694">
                <text:p>-9.1777076673969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81">
                <text:p>1381</text:p>
              </table:table-cell>
              <table:table-cell office:value-type="float" office:value="-9.17931064402352">
                <text:p>-9.1793106440235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82">
                <text:p>1382</text:p>
              </table:table-cell>
              <table:table-cell office:value-type="float" office:value="-9.16053012322113">
                <text:p>-9.1605301232211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83">
                <text:p>1383</text:p>
              </table:table-cell>
              <table:table-cell office:value-type="float" office:value="-9.20045269287438">
                <text:p>-9.2004526928743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84">
                <text:p>1384</text:p>
              </table:table-cell>
              <table:table-cell office:value-type="float" office:value="-9.16262876331035">
                <text:p>-9.1626287633103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5">
                <text:p>1385</text:p>
              </table:table-cell>
              <table:table-cell office:value-type="float" office:value="-9.15538553682794">
                <text:p>-9.1553855368279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6">
                <text:p>1386</text:p>
              </table:table-cell>
              <table:table-cell office:value-type="float" office:value="-9.16883949129539">
                <text:p>-9.1688394912953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87">
                <text:p>1387</text:p>
              </table:table-cell>
              <table:table-cell office:value-type="float" office:value="-9.14227681431882">
                <text:p>-9.1422768143188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88">
                <text:p>1388</text:p>
              </table:table-cell>
              <table:table-cell office:value-type="float" office:value="-9.17288543261253">
                <text:p>-9.1728854326125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9">
                <text:p>1389</text:p>
              </table:table-cell>
              <table:table-cell office:value-type="float" office:value="-9.22024049855295">
                <text:p>-9.220240498552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0">
                <text:p>1390</text:p>
              </table:table-cell>
              <table:table-cell office:value-type="float" office:value="-9.1998109928925">
                <text:p>-9.19981099289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91">
                <text:p>1391</text:p>
              </table:table-cell>
              <table:table-cell office:value-type="float" office:value="-9.24108281136015">
                <text:p>-9.241082811360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92">
                <text:p>1392</text:p>
              </table:table-cell>
              <table:table-cell office:value-type="float" office:value="-9.25155147444641">
                <text:p>-9.2515514744464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93">
                <text:p>1393</text:p>
              </table:table-cell>
              <table:table-cell office:value-type="float" office:value="-9.22743627089694">
                <text:p>-9.2274362708969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94">
                <text:p>1394</text:p>
              </table:table-cell>
              <table:table-cell office:value-type="float" office:value="-9.21889044535955">
                <text:p>-9.218890445359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5">
                <text:p>1395</text:p>
              </table:table-cell>
              <table:table-cell office:value-type="float" office:value="-9.18983807740269">
                <text:p>-9.189838077402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6">
                <text:p>1396</text:p>
              </table:table-cell>
              <table:table-cell office:value-type="float" office:value="-9.13545925503108">
                <text:p>-9.135459255031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97">
                <text:p>1397</text:p>
              </table:table-cell>
              <table:table-cell office:value-type="float" office:value="-9.18585832642111">
                <text:p>-9.1858583264211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8">
                <text:p>1398</text:p>
              </table:table-cell>
              <table:table-cell office:value-type="float" office:value="-9.20275462468455">
                <text:p>-9.2027546246845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9">
                <text:p>1399</text:p>
              </table:table-cell>
              <table:table-cell office:value-type="float" office:value="-9.16432908315515">
                <text:p>-9.164329083155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0">
                <text:p>1400</text:p>
              </table:table-cell>
              <table:table-cell office:value-type="float" office:value="-9.18850810781609">
                <text:p>-9.1885081078160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01">
                <text:p>1401</text:p>
              </table:table-cell>
              <table:table-cell office:value-type="float" office:value="-9.08478648172503">
                <text:p>-9.0847864817250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02">
                <text:p>1402</text:p>
              </table:table-cell>
              <table:table-cell office:value-type="float" office:value="-9.10770221729871">
                <text:p>-9.1077022172987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03">
                <text:p>1403</text:p>
              </table:table-cell>
              <table:table-cell office:value-type="float" office:value="-9.0962932101874">
                <text:p>-9.096293210187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4">
                <text:p>1404</text:p>
              </table:table-cell>
              <table:table-cell office:value-type="float" office:value="-9.20035141753662">
                <text:p>-9.2003514175366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5">
                <text:p>1405</text:p>
              </table:table-cell>
              <table:table-cell office:value-type="float" office:value="-9.16796076241276">
                <text:p>-9.1679607624127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6">
                <text:p>1406</text:p>
              </table:table-cell>
              <table:table-cell office:value-type="float" office:value="-9.21004155954695">
                <text:p>-9.210041559546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07">
                <text:p>1407</text:p>
              </table:table-cell>
              <table:table-cell office:value-type="float" office:value="-9.20138249752861">
                <text:p>-9.2013824975286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8">
                <text:p>1408</text:p>
              </table:table-cell>
              <table:table-cell office:value-type="float" office:value="-9.19161682934774">
                <text:p>-9.1916168293477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09">
                <text:p>1409</text:p>
              </table:table-cell>
              <table:table-cell office:value-type="float" office:value="-9.1876054338937">
                <text:p>-9.187605433893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0">
                <text:p>1410</text:p>
              </table:table-cell>
              <table:table-cell office:value-type="float" office:value="-9.1535367009701">
                <text:p>-9.153536700970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11">
                <text:p>1411</text:p>
              </table:table-cell>
              <table:table-cell office:value-type="float" office:value="-9.16871394118544">
                <text:p>-9.1687139411854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12">
                <text:p>1412</text:p>
              </table:table-cell>
              <table:table-cell office:value-type="float" office:value="-9.20278233316959">
                <text:p>-9.2027823331695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13">
                <text:p>1413</text:p>
              </table:table-cell>
              <table:table-cell office:value-type="float" office:value="-9.18632562481024">
                <text:p>-9.1863256248102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4">
                <text:p>1414</text:p>
              </table:table-cell>
              <table:table-cell office:value-type="float" office:value="-9.18673333821193">
                <text:p>-9.186733338211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5">
                <text:p>1415</text:p>
              </table:table-cell>
              <table:table-cell office:value-type="float" office:value="-9.20009385746058">
                <text:p>-9.2000938574605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6">
                <text:p>1416</text:p>
              </table:table-cell>
              <table:table-cell office:value-type="float" office:value="-9.18418790214494">
                <text:p>-9.184187902144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7">
                <text:p>1417</text:p>
              </table:table-cell>
              <table:table-cell office:value-type="float" office:value="-9.19115999224271">
                <text:p>-9.1911599922427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18">
                <text:p>1418</text:p>
              </table:table-cell>
              <table:table-cell office:value-type="float" office:value="-9.22593946571851">
                <text:p>-9.225939465718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9">
                <text:p>1419</text:p>
              </table:table-cell>
              <table:table-cell office:value-type="float" office:value="-9.20053193834824">
                <text:p>-9.2005319383482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0">
                <text:p>1420</text:p>
              </table:table-cell>
              <table:table-cell office:value-type="float" office:value="-9.20616004433092">
                <text:p>-9.206160044330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21">
                <text:p>1421</text:p>
              </table:table-cell>
              <table:table-cell office:value-type="float" office:value="-9.2070727774705">
                <text:p>-9.207072777470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22">
                <text:p>1422</text:p>
              </table:table-cell>
              <table:table-cell office:value-type="float" office:value="-9.18475972465133">
                <text:p>-9.184759724651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23">
                <text:p>1423</text:p>
              </table:table-cell>
              <table:table-cell office:value-type="float" office:value="-9.21645800707905">
                <text:p>-9.2164580070790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4">
                <text:p>1424</text:p>
              </table:table-cell>
              <table:table-cell office:value-type="float" office:value="-9.22897798430509">
                <text:p>-9.2289779843050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5">
                <text:p>1425</text:p>
              </table:table-cell>
              <table:table-cell office:value-type="float" office:value="-9.19765257120457">
                <text:p>-9.197652571204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6">
                <text:p>1426</text:p>
              </table:table-cell>
              <table:table-cell office:value-type="float" office:value="-9.20030113311647">
                <text:p>-9.2003011331164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7">
                <text:p>1427</text:p>
              </table:table-cell>
              <table:table-cell office:value-type="float" office:value="-9.19184914353633">
                <text:p>-9.1918491435363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8">
                <text:p>1428</text:p>
              </table:table-cell>
              <table:table-cell office:value-type="float" office:value="-9.18825546471606">
                <text:p>-9.188255464716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9">
                <text:p>1429</text:p>
              </table:table-cell>
              <table:table-cell office:value-type="float" office:value="-9.20816414269308">
                <text:p>-9.2081641426930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0">
                <text:p>1430</text:p>
              </table:table-cell>
              <table:table-cell office:value-type="float" office:value="-9.20389490273218">
                <text:p>-9.2038949027321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31">
                <text:p>1431</text:p>
              </table:table-cell>
              <table:table-cell office:value-type="float" office:value="-9.17739130915632">
                <text:p>-9.177391309156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2">
                <text:p>1432</text:p>
              </table:table-cell>
              <table:table-cell office:value-type="float" office:value="-9.1826971373233">
                <text:p>-9.182697137323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3">
                <text:p>1433</text:p>
              </table:table-cell>
              <table:table-cell office:value-type="float" office:value="-9.11613821113083">
                <text:p>-9.116138211130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4">
                <text:p>1434</text:p>
              </table:table-cell>
              <table:table-cell office:value-type="float" office:value="-9.1582183302568">
                <text:p>-9.158218330256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5">
                <text:p>1435</text:p>
              </table:table-cell>
              <table:table-cell office:value-type="float" office:value="-9.16526148109616">
                <text:p>-9.1652614810961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6">
                <text:p>1436</text:p>
              </table:table-cell>
              <table:table-cell office:value-type="float" office:value="-9.15681457940593">
                <text:p>-9.1568145794059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7">
                <text:p>1437</text:p>
              </table:table-cell>
              <table:table-cell office:value-type="float" office:value="-9.1736491515413">
                <text:p>-9.17364915154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38">
                <text:p>1438</text:p>
              </table:table-cell>
              <table:table-cell office:value-type="float" office:value="-9.14143693801673">
                <text:p>-9.1414369380167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39">
                <text:p>1439</text:p>
              </table:table-cell>
              <table:table-cell office:value-type="float" office:value="-9.17980248269094">
                <text:p>-9.1798024826909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0">
                <text:p>1440</text:p>
              </table:table-cell>
              <table:table-cell office:value-type="float" office:value="-9.17331437377581">
                <text:p>-9.1733143737758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1">
                <text:p>1441</text:p>
              </table:table-cell>
              <table:table-cell office:value-type="float" office:value="-9.16714953406684">
                <text:p>-9.1671495340668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42">
                <text:p>1442</text:p>
              </table:table-cell>
              <table:table-cell office:value-type="float" office:value="-9.16699257353202">
                <text:p>-9.1669925735320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43">
                <text:p>1443</text:p>
              </table:table-cell>
              <table:table-cell office:value-type="float" office:value="-9.17390899258352">
                <text:p>-9.1739089925835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44">
                <text:p>1444</text:p>
              </table:table-cell>
              <table:table-cell office:value-type="float" office:value="-9.19634012436163">
                <text:p>-9.196340124361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5">
                <text:p>1445</text:p>
              </table:table-cell>
              <table:table-cell office:value-type="float" office:value="-9.13110175862807">
                <text:p>-9.1311017586280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46">
                <text:p>1446</text:p>
              </table:table-cell>
              <table:table-cell office:value-type="float" office:value="-9.11007392285902">
                <text:p>-9.1100739228590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47">
                <text:p>1447</text:p>
              </table:table-cell>
              <table:table-cell office:value-type="float" office:value="-9.18843571758234">
                <text:p>-9.1884357175823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48">
                <text:p>1448</text:p>
              </table:table-cell>
              <table:table-cell office:value-type="float" office:value="-9.20037346185777">
                <text:p>-9.2003734618577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49">
                <text:p>1449</text:p>
              </table:table-cell>
              <table:table-cell office:value-type="float" office:value="-9.22954934408484">
                <text:p>-9.229549344084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0">
                <text:p>1450</text:p>
              </table:table-cell>
              <table:table-cell office:value-type="float" office:value="-9.20349088523469">
                <text:p>-9.203490885234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51">
                <text:p>1451</text:p>
              </table:table-cell>
              <table:table-cell office:value-type="float" office:value="-9.20190206793751">
                <text:p>-9.2019020679375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2">
                <text:p>1452</text:p>
              </table:table-cell>
              <table:table-cell office:value-type="float" office:value="-9.18745361015274">
                <text:p>-9.187453610152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53">
                <text:p>1453</text:p>
              </table:table-cell>
              <table:table-cell office:value-type="float" office:value="-9.19185319663085">
                <text:p>-9.1918531966308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54">
                <text:p>1454</text:p>
              </table:table-cell>
              <table:table-cell office:value-type="float" office:value="-9.2007070187375">
                <text:p>-9.200707018737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5">
                <text:p>1455</text:p>
              </table:table-cell>
              <table:table-cell office:value-type="float" office:value="-9.17184944154861">
                <text:p>-9.171849441548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56">
                <text:p>1456</text:p>
              </table:table-cell>
              <table:table-cell office:value-type="float" office:value="-9.20275878084461">
                <text:p>-9.2027587808446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57">
                <text:p>1457</text:p>
              </table:table-cell>
              <table:table-cell office:value-type="float" office:value="-9.1989758631513">
                <text:p>-9.19897586315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8">
                <text:p>1458</text:p>
              </table:table-cell>
              <table:table-cell office:value-type="float" office:value="-9.18145741131958">
                <text:p>-9.1814574113195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59">
                <text:p>1459</text:p>
              </table:table-cell>
              <table:table-cell office:value-type="float" office:value="-9.19577739834969">
                <text:p>-9.1957773983496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0">
                <text:p>1460</text:p>
              </table:table-cell>
              <table:table-cell office:value-type="float" office:value="-9.21272447653803">
                <text:p>-9.2127244765380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61">
                <text:p>1461</text:p>
              </table:table-cell>
              <table:table-cell office:value-type="float" office:value="-9.19865667003192">
                <text:p>-9.1986566700319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62">
                <text:p>1462</text:p>
              </table:table-cell>
              <table:table-cell office:value-type="float" office:value="-9.20710426113997">
                <text:p>-9.2071042611399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63">
                <text:p>1463</text:p>
              </table:table-cell>
              <table:table-cell office:value-type="float" office:value="-9.17926536246094">
                <text:p>-9.1792653624609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64">
                <text:p>1464</text:p>
              </table:table-cell>
              <table:table-cell office:value-type="float" office:value="-9.18879913104312">
                <text:p>-9.1887991310431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5">
                <text:p>1465</text:p>
              </table:table-cell>
              <table:table-cell office:value-type="float" office:value="-9.20684336542279">
                <text:p>-9.2068433654227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66">
                <text:p>1466</text:p>
              </table:table-cell>
              <table:table-cell office:value-type="float" office:value="-9.22429782470763">
                <text:p>-9.2242978247076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67">
                <text:p>1467</text:p>
              </table:table-cell>
              <table:table-cell office:value-type="float" office:value="-9.20794186464599">
                <text:p>-9.207941864645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68">
                <text:p>1468</text:p>
              </table:table-cell>
              <table:table-cell office:value-type="float" office:value="-9.18458231935077">
                <text:p>-9.1845823193507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69">
                <text:p>1469</text:p>
              </table:table-cell>
              <table:table-cell office:value-type="float" office:value="-9.21309532449218">
                <text:p>-9.2130953244921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0">
                <text:p>1470</text:p>
              </table:table-cell>
              <table:table-cell office:value-type="float" office:value="-9.22799092173509">
                <text:p>-9.227990921735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71">
                <text:p>1471</text:p>
              </table:table-cell>
              <table:table-cell office:value-type="float" office:value="-9.19032045008887">
                <text:p>-9.1903204500888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72">
                <text:p>1472</text:p>
              </table:table-cell>
              <table:table-cell office:value-type="float" office:value="-9.16381645131769">
                <text:p>-9.163816451317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73">
                <text:p>1473</text:p>
              </table:table-cell>
              <table:table-cell office:value-type="float" office:value="-9.16412180310599">
                <text:p>-9.1641218031059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74">
                <text:p>1474</text:p>
              </table:table-cell>
              <table:table-cell office:value-type="float" office:value="-9.14608408730042">
                <text:p>-9.1460840873004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5">
                <text:p>1475</text:p>
              </table:table-cell>
              <table:table-cell office:value-type="float" office:value="-9.15444185164929">
                <text:p>-9.1544418516492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76">
                <text:p>1476</text:p>
              </table:table-cell>
              <table:table-cell office:value-type="float" office:value="-9.18673734384259">
                <text:p>-9.1867373438425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77">
                <text:p>1477</text:p>
              </table:table-cell>
              <table:table-cell office:value-type="float" office:value="-9.19082357625233">
                <text:p>-9.1908235762523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78">
                <text:p>1478</text:p>
              </table:table-cell>
              <table:table-cell office:value-type="float" office:value="-9.19021276119937">
                <text:p>-9.1902127611993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79">
                <text:p>1479</text:p>
              </table:table-cell>
              <table:table-cell office:value-type="float" office:value="-9.18361948287206">
                <text:p>-9.1836194828720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0">
                <text:p>1480</text:p>
              </table:table-cell>
              <table:table-cell office:value-type="float" office:value="-9.20745493356989">
                <text:p>-9.207454933569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81">
                <text:p>1481</text:p>
              </table:table-cell>
              <table:table-cell office:value-type="float" office:value="-9.20057397877391">
                <text:p>-9.2005739787739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82">
                <text:p>1482</text:p>
              </table:table-cell>
              <table:table-cell office:value-type="float" office:value="-9.20026256271262">
                <text:p>-9.2002625627126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83">
                <text:p>1483</text:p>
              </table:table-cell>
              <table:table-cell office:value-type="float" office:value="-9.20043891252878">
                <text:p>-9.2004389125287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84">
                <text:p>1484</text:p>
              </table:table-cell>
              <table:table-cell office:value-type="float" office:value="-9.212111110168">
                <text:p>-9.21211111016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5">
                <text:p>1485</text:p>
              </table:table-cell>
              <table:table-cell office:value-type="float" office:value="-9.20935459841948">
                <text:p>-9.2093545984194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86">
                <text:p>1486</text:p>
              </table:table-cell>
              <table:table-cell office:value-type="float" office:value="-9.1667087849005">
                <text:p>-9.166708784900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87">
                <text:p>1487</text:p>
              </table:table-cell>
              <table:table-cell office:value-type="float" office:value="-9.19416760065003">
                <text:p>-9.1941676006500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88">
                <text:p>1488</text:p>
              </table:table-cell>
              <table:table-cell office:value-type="float" office:value="-9.18930586935288">
                <text:p>-9.189305869352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89">
                <text:p>1489</text:p>
              </table:table-cell>
              <table:table-cell office:value-type="float" office:value="-9.22491918258575">
                <text:p>-9.2249191825857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0">
                <text:p>1490</text:p>
              </table:table-cell>
              <table:table-cell office:value-type="float" office:value="-9.18020148459736">
                <text:p>-9.1802014845973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91">
                <text:p>1491</text:p>
              </table:table-cell>
              <table:table-cell office:value-type="float" office:value="-9.0998448806418">
                <text:p>-9.099844880641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92">
                <text:p>1492</text:p>
              </table:table-cell>
              <table:table-cell office:value-type="float" office:value="-9.12163046404016">
                <text:p>-9.121630464040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93">
                <text:p>1493</text:p>
              </table:table-cell>
              <table:table-cell office:value-type="float" office:value="-9.16250057600528">
                <text:p>-9.162500576005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94">
                <text:p>1494</text:p>
              </table:table-cell>
              <table:table-cell office:value-type="float" office:value="-9.15953005395758">
                <text:p>-9.1595300539575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95">
                <text:p>1495</text:p>
              </table:table-cell>
              <table:table-cell office:value-type="float" office:value="-9.17326647698053">
                <text:p>-9.1732664769805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96">
                <text:p>1496</text:p>
              </table:table-cell>
              <table:table-cell office:value-type="float" office:value="-9.20380184820982">
                <text:p>-9.2038018482098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97">
                <text:p>1497</text:p>
              </table:table-cell>
              <table:table-cell office:value-type="float" office:value="-9.21654308792894">
                <text:p>-9.216543087928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98">
                <text:p>1498</text:p>
              </table:table-cell>
              <table:table-cell office:value-type="float" office:value="-9.15212208485429">
                <text:p>-9.1521220848542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99">
                <text:p>1499</text:p>
              </table:table-cell>
              <table:table-cell office:value-type="float" office:value="-9.17269471254301">
                <text:p>-9.1726947125430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0">
                <text:p>1500</text:p>
              </table:table-cell>
              <table:table-cell office:value-type="float" office:value="-9.15005201471081">
                <text:p>-9.1500520147108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01">
                <text:p>1501</text:p>
              </table:table-cell>
              <table:table-cell office:value-type="float" office:value="-9.1694819018828">
                <text:p>-9.16948190188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02">
                <text:p>1502</text:p>
              </table:table-cell>
              <table:table-cell office:value-type="float" office:value="-9.19328156337059">
                <text:p>-9.1932815633705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03">
                <text:p>1503</text:p>
              </table:table-cell>
              <table:table-cell office:value-type="float" office:value="-9.18630228129217">
                <text:p>-9.1863022812921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04">
                <text:p>1504</text:p>
              </table:table-cell>
              <table:table-cell office:value-type="float" office:value="-9.1770862809661">
                <text:p>-9.177086280966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05">
                <text:p>1505</text:p>
              </table:table-cell>
              <table:table-cell office:value-type="float" office:value="-9.17886853052352">
                <text:p>-9.1788685305235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06">
                <text:p>1506</text:p>
              </table:table-cell>
              <table:table-cell office:value-type="float" office:value="-9.2192385374481">
                <text:p>-9.219238537448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07">
                <text:p>1507</text:p>
              </table:table-cell>
              <table:table-cell office:value-type="float" office:value="-9.18309682265912">
                <text:p>-9.1830968226591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08">
                <text:p>1508</text:p>
              </table:table-cell>
              <table:table-cell office:value-type="float" office:value="-9.17473620497071">
                <text:p>-9.1747362049707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09">
                <text:p>1509</text:p>
              </table:table-cell>
              <table:table-cell office:value-type="float" office:value="-9.1502741696479">
                <text:p>-9.150274169647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0">
                <text:p>1510</text:p>
              </table:table-cell>
              <table:table-cell office:value-type="float" office:value="-9.16312292250875">
                <text:p>-9.1631229225087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1">
                <text:p>1511</text:p>
              </table:table-cell>
              <table:table-cell office:value-type="float" office:value="-9.17462841590474">
                <text:p>-9.1746284159047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12">
                <text:p>1512</text:p>
              </table:table-cell>
              <table:table-cell office:value-type="float" office:value="-9.17617573754821">
                <text:p>-9.176175737548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13">
                <text:p>1513</text:p>
              </table:table-cell>
              <table:table-cell office:value-type="float" office:value="-9.17875840016394">
                <text:p>-9.1787584001639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14">
                <text:p>1514</text:p>
              </table:table-cell>
              <table:table-cell office:value-type="float" office:value="-9.18800698585927">
                <text:p>-9.1880069858592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15">
                <text:p>1515</text:p>
              </table:table-cell>
              <table:table-cell office:value-type="float" office:value="-9.19625481596219">
                <text:p>-9.1962548159621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16">
                <text:p>1516</text:p>
              </table:table-cell>
              <table:table-cell office:value-type="float" office:value="-9.11926813134333">
                <text:p>-9.11926813134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17">
                <text:p>1517</text:p>
              </table:table-cell>
              <table:table-cell office:value-type="float" office:value="-9.19741850110049">
                <text:p>-9.197418501100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18">
                <text:p>1518</text:p>
              </table:table-cell>
              <table:table-cell office:value-type="float" office:value="-9.15379529981881">
                <text:p>-9.153795299818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19">
                <text:p>1519</text:p>
              </table:table-cell>
              <table:table-cell office:value-type="float" office:value="-9.1862409271706">
                <text:p>-9.186240927170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0">
                <text:p>1520</text:p>
              </table:table-cell>
              <table:table-cell office:value-type="float" office:value="-9.19571196483848">
                <text:p>-9.1957119648384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21">
                <text:p>1521</text:p>
              </table:table-cell>
              <table:table-cell office:value-type="float" office:value="-9.16805731641873">
                <text:p>-9.1680573164187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22">
                <text:p>1522</text:p>
              </table:table-cell>
              <table:table-cell office:value-type="float" office:value="-9.17953974921474">
                <text:p>-9.1795397492147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23">
                <text:p>1523</text:p>
              </table:table-cell>
              <table:table-cell office:value-type="float" office:value="-9.2026354983392">
                <text:p>-9.202635498339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24">
                <text:p>1524</text:p>
              </table:table-cell>
              <table:table-cell office:value-type="float" office:value="-9.20955297353918">
                <text:p>-9.2095529735391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25">
                <text:p>1525</text:p>
              </table:table-cell>
              <table:table-cell office:value-type="float" office:value="-9.16762331176976">
                <text:p>-9.1676233117697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6">
                <text:p>1526</text:p>
              </table:table-cell>
              <table:table-cell office:value-type="float" office:value="-9.21446659267242">
                <text:p>-9.214466592672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27">
                <text:p>1527</text:p>
              </table:table-cell>
              <table:table-cell office:value-type="float" office:value="-9.04781560736333">
                <text:p>-9.0478156073633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28">
                <text:p>1528</text:p>
              </table:table-cell>
              <table:table-cell office:value-type="float" office:value="-9.1681801180839">
                <text:p>-9.168180118083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29">
                <text:p>1529</text:p>
              </table:table-cell>
              <table:table-cell office:value-type="float" office:value="-9.17829982403569">
                <text:p>-9.1782998240356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0">
                <text:p>1530</text:p>
              </table:table-cell>
              <table:table-cell office:value-type="float" office:value="-9.18534893766596">
                <text:p>-9.1853489376659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31">
                <text:p>1531</text:p>
              </table:table-cell>
              <table:table-cell office:value-type="float" office:value="-9.20759990488344">
                <text:p>-9.2075999048834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32">
                <text:p>1532</text:p>
              </table:table-cell>
              <table:table-cell office:value-type="float" office:value="-9.18671130790367">
                <text:p>-9.1867113079036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33">
                <text:p>1533</text:p>
              </table:table-cell>
              <table:table-cell office:value-type="float" office:value="-9.16467159721225">
                <text:p>-9.1646715972122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34">
                <text:p>1534</text:p>
              </table:table-cell>
              <table:table-cell office:value-type="float" office:value="-9.18097489553675">
                <text:p>-9.1809748955367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35">
                <text:p>1535</text:p>
              </table:table-cell>
              <table:table-cell office:value-type="float" office:value="-9.16729825226788">
                <text:p>-9.1672982522678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36">
                <text:p>1536</text:p>
              </table:table-cell>
              <table:table-cell office:value-type="float" office:value="-9.14601964930161">
                <text:p>-9.1460196493016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37">
                <text:p>1537</text:p>
              </table:table-cell>
              <table:table-cell office:value-type="float" office:value="-9.19223029985438">
                <text:p>-9.1922302998543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38">
                <text:p>1538</text:p>
              </table:table-cell>
              <table:table-cell office:value-type="float" office:value="-9.17028079002748">
                <text:p>-9.1702807900274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39">
                <text:p>1539</text:p>
              </table:table-cell>
              <table:table-cell office:value-type="float" office:value="-9.18689092087713">
                <text:p>-9.186890920877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0">
                <text:p>1540</text:p>
              </table:table-cell>
              <table:table-cell office:value-type="float" office:value="-9.17689762345403">
                <text:p>-9.176897623454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41">
                <text:p>1541</text:p>
              </table:table-cell>
              <table:table-cell office:value-type="float" office:value="-9.14541464179921">
                <text:p>-9.145414641799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42">
                <text:p>1542</text:p>
              </table:table-cell>
              <table:table-cell office:value-type="float" office:value="-9.16605900191387">
                <text:p>-9.1660590019138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43">
                <text:p>1543</text:p>
              </table:table-cell>
              <table:table-cell office:value-type="float" office:value="-9.16388675189496">
                <text:p>-9.1638867518949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44">
                <text:p>1544</text:p>
              </table:table-cell>
              <table:table-cell office:value-type="float" office:value="-9.19848104228504">
                <text:p>-9.1984810422850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45">
                <text:p>1545</text:p>
              </table:table-cell>
              <table:table-cell office:value-type="float" office:value="-9.16972642135115">
                <text:p>-9.1697264213511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46">
                <text:p>1546</text:p>
              </table:table-cell>
              <table:table-cell office:value-type="float" office:value="-9.14165292306406">
                <text:p>-9.141652923064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47">
                <text:p>1547</text:p>
              </table:table-cell>
              <table:table-cell office:value-type="float" office:value="-9.16009540969441">
                <text:p>-9.1600954096944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48">
                <text:p>1548</text:p>
              </table:table-cell>
              <table:table-cell office:value-type="float" office:value="-9.18598093525549">
                <text:p>-9.1859809352554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49">
                <text:p>1549</text:p>
              </table:table-cell>
              <table:table-cell office:value-type="float" office:value="-9.17773774649779">
                <text:p>-9.1777377464977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0">
                <text:p>1550</text:p>
              </table:table-cell>
              <table:table-cell office:value-type="float" office:value="-9.17158244810893">
                <text:p>-9.1715824481089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51">
                <text:p>1551</text:p>
              </table:table-cell>
              <table:table-cell office:value-type="float" office:value="-9.20098149932536">
                <text:p>-9.2009814993253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52">
                <text:p>1552</text:p>
              </table:table-cell>
              <table:table-cell office:value-type="float" office:value="-9.14158673238696">
                <text:p>-9.1415867323869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53">
                <text:p>1553</text:p>
              </table:table-cell>
              <table:table-cell office:value-type="float" office:value="-9.15855230288494">
                <text:p>-9.1585523028849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54">
                <text:p>1554</text:p>
              </table:table-cell>
              <table:table-cell office:value-type="float" office:value="-9.17872759488351">
                <text:p>-9.1787275948835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55">
                <text:p>1555</text:p>
              </table:table-cell>
              <table:table-cell office:value-type="float" office:value="-9.17889278917724">
                <text:p>-9.178892789177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56">
                <text:p>1556</text:p>
              </table:table-cell>
              <table:table-cell office:value-type="float" office:value="-9.17987607655616">
                <text:p>-9.1798760765561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57">
                <text:p>1557</text:p>
              </table:table-cell>
              <table:table-cell office:value-type="float" office:value="-9.15630202210733">
                <text:p>-9.1563020221073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58">
                <text:p>1558</text:p>
              </table:table-cell>
              <table:table-cell office:value-type="float" office:value="-9.16220771845121">
                <text:p>-9.1622077184512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59">
                <text:p>1559</text:p>
              </table:table-cell>
              <table:table-cell office:value-type="float" office:value="-9.17454337233132">
                <text:p>-9.174543372331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0">
                <text:p>1560</text:p>
              </table:table-cell>
              <table:table-cell office:value-type="float" office:value="-9.14373162127381">
                <text:p>-9.1437316212738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61">
                <text:p>1561</text:p>
              </table:table-cell>
              <table:table-cell office:value-type="float" office:value="-9.14210388980743">
                <text:p>-9.142103889807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62">
                <text:p>1562</text:p>
              </table:table-cell>
              <table:table-cell office:value-type="float" office:value="-9.15792459665924">
                <text:p>-9.1579245966592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63">
                <text:p>1563</text:p>
              </table:table-cell>
              <table:table-cell office:value-type="float" office:value="-9.16641817351494">
                <text:p>-9.1664181735149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64">
                <text:p>1564</text:p>
              </table:table-cell>
              <table:table-cell office:value-type="float" office:value="-9.16299711765238">
                <text:p>-9.1629971176523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65">
                <text:p>1565</text:p>
              </table:table-cell>
              <table:table-cell office:value-type="float" office:value="-9.15377549733403">
                <text:p>-9.1537754973340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66">
                <text:p>1566</text:p>
              </table:table-cell>
              <table:table-cell office:value-type="float" office:value="-9.15524829278659">
                <text:p>-9.1552482927865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67">
                <text:p>1567</text:p>
              </table:table-cell>
              <table:table-cell office:value-type="float" office:value="-9.18305048266186">
                <text:p>-9.183050482661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68">
                <text:p>1568</text:p>
              </table:table-cell>
              <table:table-cell office:value-type="float" office:value="-9.1889353217813">
                <text:p>-9.188935321781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69">
                <text:p>1569</text:p>
              </table:table-cell>
              <table:table-cell office:value-type="float" office:value="-9.16577009714832">
                <text:p>-9.165770097148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0">
                <text:p>1570</text:p>
              </table:table-cell>
              <table:table-cell office:value-type="float" office:value="-9.17561574986339">
                <text:p>-9.1756157498633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1">
                <text:p>1571</text:p>
              </table:table-cell>
              <table:table-cell office:value-type="float" office:value="-9.16028758484564">
                <text:p>-9.1602875848456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">
                <text:p>1572</text:p>
              </table:table-cell>
              <table:table-cell office:value-type="float" office:value="-9.1746595810781">
                <text:p>-9.174659581078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3">
                <text:p>1573</text:p>
              </table:table-cell>
              <table:table-cell office:value-type="float" office:value="-9.17255576591599">
                <text:p>-9.1725557659159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4">
                <text:p>1574</text:p>
              </table:table-cell>
              <table:table-cell office:value-type="float" office:value="-9.18426157916129">
                <text:p>-9.1842615791612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5">
                <text:p>1575</text:p>
              </table:table-cell>
              <table:table-cell office:value-type="float" office:value="-9.16189236009343">
                <text:p>-9.1618923600934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6">
                <text:p>1576</text:p>
              </table:table-cell>
              <table:table-cell office:value-type="float" office:value="-9.16070802890351">
                <text:p>-9.1607080289035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7">
                <text:p>1577</text:p>
              </table:table-cell>
              <table:table-cell office:value-type="float" office:value="-9.16748725530053">
                <text:p>-9.1674872553005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8">
                <text:p>1578</text:p>
              </table:table-cell>
              <table:table-cell office:value-type="float" office:value="-9.17460309584802">
                <text:p>-9.1746030958480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9">
                <text:p>1579</text:p>
              </table:table-cell>
              <table:table-cell office:value-type="float" office:value="-9.15929246033842">
                <text:p>-9.1592924603384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0">
                <text:p>1580</text:p>
              </table:table-cell>
              <table:table-cell office:value-type="float" office:value="-9.13290096425595">
                <text:p>-9.1329009642559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81">
                <text:p>1581</text:p>
              </table:table-cell>
              <table:table-cell office:value-type="float" office:value="-9.15055601578178">
                <text:p>-9.1505560157817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82">
                <text:p>1582</text:p>
              </table:table-cell>
              <table:table-cell office:value-type="float" office:value="-9.18836870034516">
                <text:p>-9.1883687003451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83">
                <text:p>1583</text:p>
              </table:table-cell>
              <table:table-cell office:value-type="float" office:value="-9.12948899756302">
                <text:p>-9.129488997563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84">
                <text:p>1584</text:p>
              </table:table-cell>
              <table:table-cell office:value-type="float" office:value="-9.17269988350799">
                <text:p>-9.1726998835079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85">
                <text:p>1585</text:p>
              </table:table-cell>
              <table:table-cell office:value-type="float" office:value="-9.17661707356075">
                <text:p>-9.1766170735607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86">
                <text:p>1586</text:p>
              </table:table-cell>
              <table:table-cell office:value-type="float" office:value="-9.19456099412986">
                <text:p>-9.1945609941298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87">
                <text:p>1587</text:p>
              </table:table-cell>
              <table:table-cell office:value-type="float" office:value="-9.17796275192741">
                <text:p>-9.1779627519274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88">
                <text:p>1588</text:p>
              </table:table-cell>
              <table:table-cell office:value-type="float" office:value="-9.15878698782374">
                <text:p>-9.1587869878237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89">
                <text:p>1589</text:p>
              </table:table-cell>
              <table:table-cell office:value-type="float" office:value="-9.17181009162327">
                <text:p>-9.1718100916232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0">
                <text:p>1590</text:p>
              </table:table-cell>
              <table:table-cell office:value-type="float" office:value="-9.17966781192879">
                <text:p>-9.1796678119287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91">
                <text:p>1591</text:p>
              </table:table-cell>
              <table:table-cell office:value-type="float" office:value="-9.16890932823806">
                <text:p>-9.1689093282380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92">
                <text:p>1592</text:p>
              </table:table-cell>
              <table:table-cell office:value-type="float" office:value="-9.10099524908823">
                <text:p>-9.1009952490882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93">
                <text:p>1593</text:p>
              </table:table-cell>
              <table:table-cell office:value-type="float" office:value="-9.14153438872239">
                <text:p>-9.1415343887223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94">
                <text:p>1594</text:p>
              </table:table-cell>
              <table:table-cell office:value-type="float" office:value="-9.18445080714465">
                <text:p>-9.1844508071446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95">
                <text:p>1595</text:p>
              </table:table-cell>
              <table:table-cell office:value-type="float" office:value="-9.1430603557915">
                <text:p>-9.143060355791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96">
                <text:p>1596</text:p>
              </table:table-cell>
              <table:table-cell office:value-type="float" office:value="-9.14450689066794">
                <text:p>-9.1445068906679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97">
                <text:p>1597</text:p>
              </table:table-cell>
              <table:table-cell office:value-type="float" office:value="-9.17843734603871">
                <text:p>-9.178437346038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98">
                <text:p>1598</text:p>
              </table:table-cell>
              <table:table-cell office:value-type="float" office:value="-9.17587546831773">
                <text:p>-9.1758754683177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99">
                <text:p>1599</text:p>
              </table:table-cell>
              <table:table-cell office:value-type="float" office:value="-9.14463532800126">
                <text:p>-9.1446353280012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00">
                <text:p>1600</text:p>
              </table:table-cell>
              <table:table-cell office:value-type="float" office:value="-9.13516569158627">
                <text:p>-9.1351656915862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01">
                <text:p>1601</text:p>
              </table:table-cell>
              <table:table-cell office:value-type="float" office:value="-9.17820162068824">
                <text:p>-9.1782016206882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02">
                <text:p>1602</text:p>
              </table:table-cell>
              <table:table-cell office:value-type="float" office:value="-9.13991006138827">
                <text:p>-9.1399100613882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03">
                <text:p>1603</text:p>
              </table:table-cell>
              <table:table-cell office:value-type="float" office:value="-9.16943378434262">
                <text:p>-9.1694337843426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04">
                <text:p>1604</text:p>
              </table:table-cell>
              <table:table-cell office:value-type="float" office:value="-9.17660402913821">
                <text:p>-9.1766040291382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05">
                <text:p>1605</text:p>
              </table:table-cell>
              <table:table-cell office:value-type="float" office:value="-9.18779880174362">
                <text:p>-9.1877988017436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06">
                <text:p>1606</text:p>
              </table:table-cell>
              <table:table-cell office:value-type="float" office:value="-9.15588706360116">
                <text:p>-9.1558870636011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07">
                <text:p>1607</text:p>
              </table:table-cell>
              <table:table-cell office:value-type="float" office:value="-9.17560403690205">
                <text:p>-9.1756040369020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08">
                <text:p>1608</text:p>
              </table:table-cell>
              <table:table-cell office:value-type="float" office:value="-9.18119565248801">
                <text:p>-9.1811956524880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09">
                <text:p>1609</text:p>
              </table:table-cell>
              <table:table-cell office:value-type="float" office:value="-9.12639054599492">
                <text:p>-9.1263905459949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10">
                <text:p>1610</text:p>
              </table:table-cell>
              <table:table-cell office:value-type="float" office:value="-9.15129496435793">
                <text:p>-9.151294964357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11">
                <text:p>1611</text:p>
              </table:table-cell>
              <table:table-cell office:value-type="float" office:value="-9.17461608030809">
                <text:p>-9.1746160803080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12">
                <text:p>1612</text:p>
              </table:table-cell>
              <table:table-cell office:value-type="float" office:value="-9.18077598092397">
                <text:p>-9.1807759809239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13">
                <text:p>1613</text:p>
              </table:table-cell>
              <table:table-cell office:value-type="float" office:value="-9.13396917720786">
                <text:p>-9.1339691772078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14">
                <text:p>1614</text:p>
              </table:table-cell>
              <table:table-cell office:value-type="float" office:value="-9.1685295252147">
                <text:p>-9.168529525214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15">
                <text:p>1615</text:p>
              </table:table-cell>
              <table:table-cell office:value-type="float" office:value="-9.18061730976395">
                <text:p>-9.1806173097639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16">
                <text:p>1616</text:p>
              </table:table-cell>
              <table:table-cell office:value-type="float" office:value="-9.19602627205">
                <text:p>-9.1960262720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17">
                <text:p>1617</text:p>
              </table:table-cell>
              <table:table-cell office:value-type="float" office:value="-9.13897066792275">
                <text:p>-9.1389706679227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18">
                <text:p>1618</text:p>
              </table:table-cell>
              <table:table-cell office:value-type="float" office:value="-9.15458442070776">
                <text:p>-9.154584420707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19">
                <text:p>1619</text:p>
              </table:table-cell>
              <table:table-cell office:value-type="float" office:value="-9.19574740676661">
                <text:p>-9.1957474067666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20">
                <text:p>1620</text:p>
              </table:table-cell>
              <table:table-cell office:value-type="float" office:value="-9.11329612803179">
                <text:p>-9.1132961280317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21">
                <text:p>1621</text:p>
              </table:table-cell>
              <table:table-cell office:value-type="float" office:value="-9.1635372613878">
                <text:p>-9.163537261387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22">
                <text:p>1622</text:p>
              </table:table-cell>
              <table:table-cell office:value-type="float" office:value="-9.17482908086122">
                <text:p>-9.1748290808612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23">
                <text:p>1623</text:p>
              </table:table-cell>
              <table:table-cell office:value-type="float" office:value="-9.13511174494363">
                <text:p>-9.1351117449436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24">
                <text:p>1624</text:p>
              </table:table-cell>
              <table:table-cell office:value-type="float" office:value="-9.16947869388092">
                <text:p>-9.1694786938809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25">
                <text:p>1625</text:p>
              </table:table-cell>
              <table:table-cell office:value-type="float" office:value="-9.15343899316793">
                <text:p>-9.1534389931679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26">
                <text:p>1626</text:p>
              </table:table-cell>
              <table:table-cell office:value-type="float" office:value="-9.14599351208437">
                <text:p>-9.1459935120843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27">
                <text:p>1627</text:p>
              </table:table-cell>
              <table:table-cell office:value-type="float" office:value="-9.1688260377617">
                <text:p>-9.168826037761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28">
                <text:p>1628</text:p>
              </table:table-cell>
              <table:table-cell office:value-type="float" office:value="-9.18130112825285">
                <text:p>-9.1813011282528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29">
                <text:p>1629</text:p>
              </table:table-cell>
              <table:table-cell office:value-type="float" office:value="-9.16529897119185">
                <text:p>-9.1652989711918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30">
                <text:p>1630</text:p>
              </table:table-cell>
              <table:table-cell office:value-type="float" office:value="-9.16922341291731">
                <text:p>-9.1692234129173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31">
                <text:p>1631</text:p>
              </table:table-cell>
              <table:table-cell office:value-type="float" office:value="-9.17909609061081">
                <text:p>-9.1790960906108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2">
                <text:p>1632</text:p>
              </table:table-cell>
              <table:table-cell office:value-type="float" office:value="-9.14758405732291">
                <text:p>-9.1475840573229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3">
                <text:p>1633</text:p>
              </table:table-cell>
              <table:table-cell office:value-type="float" office:value="-9.16352966689069">
                <text:p>-9.1635296668906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34">
                <text:p>1634</text:p>
              </table:table-cell>
              <table:table-cell office:value-type="float" office:value="-9.17457518057338">
                <text:p>-9.1745751805733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35">
                <text:p>1635</text:p>
              </table:table-cell>
              <table:table-cell office:value-type="float" office:value="-9.15813268952146">
                <text:p>-9.1581326895214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36">
                <text:p>1636</text:p>
              </table:table-cell>
              <table:table-cell office:value-type="float" office:value="-9.13953082635388">
                <text:p>-9.1395308263538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37">
                <text:p>1637</text:p>
              </table:table-cell>
              <table:table-cell office:value-type="float" office:value="-9.15687627653185">
                <text:p>-9.1568762765318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38">
                <text:p>1638</text:p>
              </table:table-cell>
              <table:table-cell office:value-type="float" office:value="-9.10295162043732">
                <text:p>-9.1029516204373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39">
                <text:p>1639</text:p>
              </table:table-cell>
              <table:table-cell office:value-type="float" office:value="-9.14485715358486">
                <text:p>-9.1448571535848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0">
                <text:p>1640</text:p>
              </table:table-cell>
              <table:table-cell office:value-type="float" office:value="-9.11769010094741">
                <text:p>-9.1176901009474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1">
                <text:p>1641</text:p>
              </table:table-cell>
              <table:table-cell office:value-type="float" office:value="-9.16518524003764">
                <text:p>-9.1651852400376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2">
                <text:p>1642</text:p>
              </table:table-cell>
              <table:table-cell office:value-type="float" office:value="-9.16715144856987">
                <text:p>-9.1671514485698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3">
                <text:p>1643</text:p>
              </table:table-cell>
              <table:table-cell office:value-type="float" office:value="-9.14839557698411">
                <text:p>-9.1483955769841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44">
                <text:p>1644</text:p>
              </table:table-cell>
              <table:table-cell office:value-type="float" office:value="-9.1790278756501">
                <text:p>-9.179027875650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5">
                <text:p>1645</text:p>
              </table:table-cell>
              <table:table-cell office:value-type="float" office:value="-9.16786934363702">
                <text:p>-9.1678693436370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6">
                <text:p>1646</text:p>
              </table:table-cell>
              <table:table-cell office:value-type="float" office:value="-9.16767314592981">
                <text:p>-9.1676731459298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7">
                <text:p>1647</text:p>
              </table:table-cell>
              <table:table-cell office:value-type="float" office:value="-9.16169758305476">
                <text:p>-9.1616975830547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8">
                <text:p>1648</text:p>
              </table:table-cell>
              <table:table-cell office:value-type="float" office:value="-9.17188105308752">
                <text:p>-9.1718810530875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9">
                <text:p>1649</text:p>
              </table:table-cell>
              <table:table-cell office:value-type="float" office:value="-9.16469063369376">
                <text:p>-9.164690633693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50">
                <text:p>1650</text:p>
              </table:table-cell>
              <table:table-cell office:value-type="float" office:value="-9.17173011259965">
                <text:p>-9.1717301125996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51">
                <text:p>1651</text:p>
              </table:table-cell>
              <table:table-cell office:value-type="float" office:value="-9.11881455944503">
                <text:p>-9.1188145594450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52">
                <text:p>1652</text:p>
              </table:table-cell>
              <table:table-cell office:value-type="float" office:value="-9.17177397024035">
                <text:p>-9.171773970240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53">
                <text:p>1653</text:p>
              </table:table-cell>
              <table:table-cell office:value-type="float" office:value="-9.16654624798805">
                <text:p>-9.1665462479880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54">
                <text:p>1654</text:p>
              </table:table-cell>
              <table:table-cell office:value-type="float" office:value="-9.13198365631436">
                <text:p>-9.1319836563143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55">
                <text:p>1655</text:p>
              </table:table-cell>
              <table:table-cell office:value-type="float" office:value="-9.16793582811086">
                <text:p>-9.1679358281108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56">
                <text:p>1656</text:p>
              </table:table-cell>
              <table:table-cell office:value-type="float" office:value="-9.15372475758779">
                <text:p>-9.1537247575877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57">
                <text:p>1657</text:p>
              </table:table-cell>
              <table:table-cell office:value-type="float" office:value="-9.1362478170632">
                <text:p>-9.136247817063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58">
                <text:p>1658</text:p>
              </table:table-cell>
              <table:table-cell office:value-type="float" office:value="-9.17464140112185">
                <text:p>-9.1746414011218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59">
                <text:p>1659</text:p>
              </table:table-cell>
              <table:table-cell office:value-type="float" office:value="-9.12720703463262">
                <text:p>-9.127207034632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0">
                <text:p>1660</text:p>
              </table:table-cell>
              <table:table-cell office:value-type="float" office:value="-9.17082685685698">
                <text:p>-9.1708268568569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1">
                <text:p>1661</text:p>
              </table:table-cell>
              <table:table-cell office:value-type="float" office:value="-9.12040241875698">
                <text:p>-9.1204024187569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2">
                <text:p>1662</text:p>
              </table:table-cell>
              <table:table-cell office:value-type="float" office:value="-9.15254703509136">
                <text:p>-9.152547035091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63">
                <text:p>1663</text:p>
              </table:table-cell>
              <table:table-cell office:value-type="float" office:value="-9.16597434691154">
                <text:p>-9.1659743469115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64">
                <text:p>1664</text:p>
              </table:table-cell>
              <table:table-cell office:value-type="float" office:value="-9.15662518036681">
                <text:p>-9.156625180366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5">
                <text:p>1665</text:p>
              </table:table-cell>
              <table:table-cell office:value-type="float" office:value="-9.15399461259362">
                <text:p>-9.1539946125936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6">
                <text:p>1666</text:p>
              </table:table-cell>
              <table:table-cell office:value-type="float" office:value="-9.16815389189573">
                <text:p>-9.1681538918957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7">
                <text:p>1667</text:p>
              </table:table-cell>
              <table:table-cell office:value-type="float" office:value="-9.15421631622039">
                <text:p>-9.1542163162203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8">
                <text:p>1668</text:p>
              </table:table-cell>
              <table:table-cell office:value-type="float" office:value="-9.16446034828449">
                <text:p>-9.1644603482844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9">
                <text:p>1669</text:p>
              </table:table-cell>
              <table:table-cell office:value-type="float" office:value="-9.13634113786044">
                <text:p>-9.136341137860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70">
                <text:p>1670</text:p>
              </table:table-cell>
              <table:table-cell office:value-type="float" office:value="-9.17573354775941">
                <text:p>-9.175733547759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71">
                <text:p>1671</text:p>
              </table:table-cell>
              <table:table-cell office:value-type="float" office:value="-9.11311971260236">
                <text:p>-9.1131197126023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72">
                <text:p>1672</text:p>
              </table:table-cell>
              <table:table-cell office:value-type="float" office:value="-9.1512346702042">
                <text:p>-9.151234670204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73">
                <text:p>1673</text:p>
              </table:table-cell>
              <table:table-cell office:value-type="float" office:value="-9.16925932277682">
                <text:p>-9.1692593227768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74">
                <text:p>1674</text:p>
              </table:table-cell>
              <table:table-cell office:value-type="float" office:value="-9.11875803896979">
                <text:p>-9.1187580389697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75">
                <text:p>1675</text:p>
              </table:table-cell>
              <table:table-cell office:value-type="float" office:value="-9.12257624244167">
                <text:p>-9.1225762424416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76">
                <text:p>1676</text:p>
              </table:table-cell>
              <table:table-cell office:value-type="float" office:value="-9.12083814946666">
                <text:p>-9.1208381494666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7">
                <text:p>1677</text:p>
              </table:table-cell>
              <table:table-cell office:value-type="float" office:value="-9.11676398433992">
                <text:p>-9.116763984339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78">
                <text:p>1678</text:p>
              </table:table-cell>
              <table:table-cell office:value-type="float" office:value="-9.13384503750203">
                <text:p>-9.1338450375020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79">
                <text:p>1679</text:p>
              </table:table-cell>
              <table:table-cell office:value-type="float" office:value="-9.15561292329907">
                <text:p>-9.1556129232990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80">
                <text:p>1680</text:p>
              </table:table-cell>
              <table:table-cell office:value-type="float" office:value="-9.09604933473288">
                <text:p>-9.0960493347328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81">
                <text:p>1681</text:p>
              </table:table-cell>
              <table:table-cell office:value-type="float" office:value="-9.1476102904426">
                <text:p>-9.147610290442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82">
                <text:p>1682</text:p>
              </table:table-cell>
              <table:table-cell office:value-type="float" office:value="-9.1454358878209">
                <text:p>-9.145435887820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83">
                <text:p>1683</text:p>
              </table:table-cell>
              <table:table-cell office:value-type="float" office:value="-9.18114028796441">
                <text:p>-9.1811402879644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84">
                <text:p>1684</text:p>
              </table:table-cell>
              <table:table-cell office:value-type="float" office:value="-9.15218250234448">
                <text:p>-9.1521825023444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85">
                <text:p>1685</text:p>
              </table:table-cell>
              <table:table-cell office:value-type="float" office:value="-9.12534542660398">
                <text:p>-9.1253454266039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86">
                <text:p>1686</text:p>
              </table:table-cell>
              <table:table-cell office:value-type="float" office:value="-9.11466366213596">
                <text:p>-9.114663662135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87">
                <text:p>1687</text:p>
              </table:table-cell>
              <table:table-cell office:value-type="float" office:value="-9.18268853886673">
                <text:p>-9.1826885388667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88">
                <text:p>1688</text:p>
              </table:table-cell>
              <table:table-cell office:value-type="float" office:value="-9.10512038502411">
                <text:p>-9.105120385024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89">
                <text:p>1689</text:p>
              </table:table-cell>
              <table:table-cell office:value-type="float" office:value="-9.12423863943748">
                <text:p>-9.1242386394374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90">
                <text:p>1690</text:p>
              </table:table-cell>
              <table:table-cell office:value-type="float" office:value="-9.15522594039853">
                <text:p>-9.1552259403985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91">
                <text:p>1691</text:p>
              </table:table-cell>
              <table:table-cell office:value-type="float" office:value="-9.10180924157065">
                <text:p>-9.1018092415706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92">
                <text:p>1692</text:p>
              </table:table-cell>
              <table:table-cell office:value-type="float" office:value="-9.13281899347178">
                <text:p>-9.132818993471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93">
                <text:p>1693</text:p>
              </table:table-cell>
              <table:table-cell office:value-type="float" office:value="-9.15192424558233">
                <text:p>-9.1519242455823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94">
                <text:p>1694</text:p>
              </table:table-cell>
              <table:table-cell office:value-type="float" office:value="-9.16294592108431">
                <text:p>-9.1629459210843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95">
                <text:p>1695</text:p>
              </table:table-cell>
              <table:table-cell office:value-type="float" office:value="-9.15846096650367">
                <text:p>-9.1584609665036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96">
                <text:p>1696</text:p>
              </table:table-cell>
              <table:table-cell office:value-type="float" office:value="-9.1556135447367">
                <text:p>-9.15561354473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97">
                <text:p>1697</text:p>
              </table:table-cell>
              <table:table-cell office:value-type="float" office:value="-9.15779591644164">
                <text:p>-9.1577959164416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98">
                <text:p>1698</text:p>
              </table:table-cell>
              <table:table-cell office:value-type="float" office:value="-9.15691242639489">
                <text:p>-9.1569124263948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99">
                <text:p>1699</text:p>
              </table:table-cell>
              <table:table-cell office:value-type="float" office:value="-9.16138070553436">
                <text:p>-9.1613807055343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00">
                <text:p>1700</text:p>
              </table:table-cell>
              <table:table-cell office:value-type="float" office:value="-9.15391784777536">
                <text:p>-9.1539178477753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01">
                <text:p>1701</text:p>
              </table:table-cell>
              <table:table-cell office:value-type="float" office:value="-9.15543895573627">
                <text:p>-9.1554389557362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02">
                <text:p>1702</text:p>
              </table:table-cell>
              <table:table-cell office:value-type="float" office:value="-9.1282928274993">
                <text:p>-9.128292827499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03">
                <text:p>1703</text:p>
              </table:table-cell>
              <table:table-cell office:value-type="float" office:value="-9.18881120534375">
                <text:p>-9.1888112053437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04">
                <text:p>1704</text:p>
              </table:table-cell>
              <table:table-cell office:value-type="float" office:value="-9.15076490868528">
                <text:p>-9.150764908685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05">
                <text:p>1705</text:p>
              </table:table-cell>
              <table:table-cell office:value-type="float" office:value="-9.14471107536551">
                <text:p>-9.1447110753655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06">
                <text:p>1706</text:p>
              </table:table-cell>
              <table:table-cell office:value-type="float" office:value="-9.11294787510395">
                <text:p>-9.1129478751039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07">
                <text:p>1707</text:p>
              </table:table-cell>
              <table:table-cell office:value-type="float" office:value="-9.18674802570498">
                <text:p>-9.1867480257049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08">
                <text:p>1708</text:p>
              </table:table-cell>
              <table:table-cell office:value-type="float" office:value="-9.0734461178464">
                <text:p>-9.073446117846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09">
                <text:p>1709</text:p>
              </table:table-cell>
              <table:table-cell office:value-type="float" office:value="-9.15442387887275">
                <text:p>-9.1544238788727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10">
                <text:p>1710</text:p>
              </table:table-cell>
              <table:table-cell office:value-type="float" office:value="-9.13753825304584">
                <text:p>-9.1375382530458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11">
                <text:p>1711</text:p>
              </table:table-cell>
              <table:table-cell office:value-type="float" office:value="-9.15195505574322">
                <text:p>-9.1519550557432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12">
                <text:p>1712</text:p>
              </table:table-cell>
              <table:table-cell office:value-type="float" office:value="-9.13231394672398">
                <text:p>-9.1323139467239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13">
                <text:p>1713</text:p>
              </table:table-cell>
              <table:table-cell office:value-type="float" office:value="-9.16381201832937">
                <text:p>-9.1638120183293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14">
                <text:p>1714</text:p>
              </table:table-cell>
              <table:table-cell office:value-type="float" office:value="-9.11979827946116">
                <text:p>-9.1197982794611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15">
                <text:p>1715</text:p>
              </table:table-cell>
              <table:table-cell office:value-type="float" office:value="-9.15933633327941">
                <text:p>-9.1593363332794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16">
                <text:p>1716</text:p>
              </table:table-cell>
              <table:table-cell office:value-type="float" office:value="-9.14248537935387">
                <text:p>-9.1424853793538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17">
                <text:p>1717</text:p>
              </table:table-cell>
              <table:table-cell office:value-type="float" office:value="-9.13050074338848">
                <text:p>-9.1305007433884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18">
                <text:p>1718</text:p>
              </table:table-cell>
              <table:table-cell office:value-type="float" office:value="-9.12622441226299">
                <text:p>-9.1262244122629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19">
                <text:p>1719</text:p>
              </table:table-cell>
              <table:table-cell office:value-type="float" office:value="-9.16554114620949">
                <text:p>-9.1655411462094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20">
                <text:p>1720</text:p>
              </table:table-cell>
              <table:table-cell office:value-type="float" office:value="-9.16026120282866">
                <text:p>-9.160261202828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21">
                <text:p>1721</text:p>
              </table:table-cell>
              <table:table-cell office:value-type="float" office:value="-9.17494991419329">
                <text:p>-9.1749499141932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22">
                <text:p>1722</text:p>
              </table:table-cell>
              <table:table-cell office:value-type="float" office:value="-9.15574655284958">
                <text:p>-9.155746552849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23">
                <text:p>1723</text:p>
              </table:table-cell>
              <table:table-cell office:value-type="float" office:value="-9.15550418540614">
                <text:p>-9.1555041854061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24">
                <text:p>1724</text:p>
              </table:table-cell>
              <table:table-cell office:value-type="float" office:value="-9.14060168441733">
                <text:p>-9.140601684417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25">
                <text:p>1725</text:p>
              </table:table-cell>
              <table:table-cell office:value-type="float" office:value="-9.12797549294726">
                <text:p>-9.1279754929472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26">
                <text:p>1726</text:p>
              </table:table-cell>
              <table:table-cell office:value-type="float" office:value="-9.1613712594558">
                <text:p>-9.16137125945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27">
                <text:p>1727</text:p>
              </table:table-cell>
              <table:table-cell office:value-type="float" office:value="-9.13546815399149">
                <text:p>-9.1354681539914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28">
                <text:p>1728</text:p>
              </table:table-cell>
              <table:table-cell office:value-type="float" office:value="-9.15186263181707">
                <text:p>-9.1518626318170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29">
                <text:p>1729</text:p>
              </table:table-cell>
              <table:table-cell office:value-type="float" office:value="-9.11910641347179">
                <text:p>-9.1191064134717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30">
                <text:p>1730</text:p>
              </table:table-cell>
              <table:table-cell office:value-type="float" office:value="-9.10913038610379">
                <text:p>-9.1091303861037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31">
                <text:p>1731</text:p>
              </table:table-cell>
              <table:table-cell office:value-type="float" office:value="-9.11110756765996">
                <text:p>-9.1111075676599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32">
                <text:p>1732</text:p>
              </table:table-cell>
              <table:table-cell office:value-type="float" office:value="-9.18036395115546">
                <text:p>-9.1803639511554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33">
                <text:p>1733</text:p>
              </table:table-cell>
              <table:table-cell office:value-type="float" office:value="-9.13187714560281">
                <text:p>-9.1318771456028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34">
                <text:p>1734</text:p>
              </table:table-cell>
              <table:table-cell office:value-type="float" office:value="-9.17290418588737">
                <text:p>-9.1729041858873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35">
                <text:p>1735</text:p>
              </table:table-cell>
              <table:table-cell office:value-type="float" office:value="-9.13892760872383">
                <text:p>-9.1389276087238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36">
                <text:p>1736</text:p>
              </table:table-cell>
              <table:table-cell office:value-type="float" office:value="-9.13851577187025">
                <text:p>-9.138515771870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37">
                <text:p>1737</text:p>
              </table:table-cell>
              <table:table-cell office:value-type="float" office:value="-9.11869010995018">
                <text:p>-9.1186901099501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38">
                <text:p>1738</text:p>
              </table:table-cell>
              <table:table-cell office:value-type="float" office:value="-9.18152930722676">
                <text:p>-9.1815293072267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39">
                <text:p>1739</text:p>
              </table:table-cell>
              <table:table-cell office:value-type="float" office:value="-9.14626286161149">
                <text:p>-9.1462628616114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40">
                <text:p>1740</text:p>
              </table:table-cell>
              <table:table-cell office:value-type="float" office:value="-9.1819292392621">
                <text:p>-9.181929239262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41">
                <text:p>1741</text:p>
              </table:table-cell>
              <table:table-cell office:value-type="float" office:value="-9.1324411843702">
                <text:p>-9.132441184370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42">
                <text:p>1742</text:p>
              </table:table-cell>
              <table:table-cell office:value-type="float" office:value="-9.14495719398689">
                <text:p>-9.1449571939868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43">
                <text:p>1743</text:p>
              </table:table-cell>
              <table:table-cell office:value-type="float" office:value="-9.1412769737788">
                <text:p>-9.141276973778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44">
                <text:p>1744</text:p>
              </table:table-cell>
              <table:table-cell office:value-type="float" office:value="-9.15661646003185">
                <text:p>-9.1566164600318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45">
                <text:p>1745</text:p>
              </table:table-cell>
              <table:table-cell office:value-type="float" office:value="-9.14340461981758">
                <text:p>-9.1434046198175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46">
                <text:p>1746</text:p>
              </table:table-cell>
              <table:table-cell office:value-type="float" office:value="-9.10482782560808">
                <text:p>-9.1048278256080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47">
                <text:p>1747</text:p>
              </table:table-cell>
              <table:table-cell office:value-type="float" office:value="-9.16598134782717">
                <text:p>-9.165981347827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48">
                <text:p>1748</text:p>
              </table:table-cell>
              <table:table-cell office:value-type="float" office:value="-9.12574379570382">
                <text:p>-9.125743795703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49">
                <text:p>1749</text:p>
              </table:table-cell>
              <table:table-cell office:value-type="float" office:value="-9.13355551610875">
                <text:p>-9.1335555161087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50">
                <text:p>1750</text:p>
              </table:table-cell>
              <table:table-cell office:value-type="float" office:value="-9.1379360370133">
                <text:p>-9.13793603701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51">
                <text:p>1751</text:p>
              </table:table-cell>
              <table:table-cell office:value-type="float" office:value="-9.1175278309853">
                <text:p>-9.117527830985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52">
                <text:p>1752</text:p>
              </table:table-cell>
              <table:table-cell office:value-type="float" office:value="-9.15098927324726">
                <text:p>-9.150989273247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53">
                <text:p>1753</text:p>
              </table:table-cell>
              <table:table-cell office:value-type="float" office:value="-9.15382376747266">
                <text:p>-9.153823767472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54">
                <text:p>1754</text:p>
              </table:table-cell>
              <table:table-cell office:value-type="float" office:value="-9.16537332553149">
                <text:p>-9.1653733255314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55">
                <text:p>1755</text:p>
              </table:table-cell>
              <table:table-cell office:value-type="float" office:value="-9.17276905108396">
                <text:p>-9.1727690510839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56">
                <text:p>1756</text:p>
              </table:table-cell>
              <table:table-cell office:value-type="float" office:value="-9.15403423845452">
                <text:p>-9.154034238454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57">
                <text:p>1757</text:p>
              </table:table-cell>
              <table:table-cell office:value-type="float" office:value="-9.09387676880974">
                <text:p>-9.0938767688097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58">
                <text:p>1758</text:p>
              </table:table-cell>
              <table:table-cell office:value-type="float" office:value="-9.08921289854163">
                <text:p>-9.0892128985416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59">
                <text:p>1759</text:p>
              </table:table-cell>
              <table:table-cell office:value-type="float" office:value="-9.13360159027308">
                <text:p>-9.133601590273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60">
                <text:p>1760</text:p>
              </table:table-cell>
              <table:table-cell office:value-type="float" office:value="-9.1482043150288">
                <text:p>-9.148204315028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61">
                <text:p>1761</text:p>
              </table:table-cell>
              <table:table-cell office:value-type="float" office:value="-9.13720098876163">
                <text:p>-9.137200988761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62">
                <text:p>1762</text:p>
              </table:table-cell>
              <table:table-cell office:value-type="float" office:value="-9.12764324024411">
                <text:p>-9.1276432402441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63">
                <text:p>1763</text:p>
              </table:table-cell>
              <table:table-cell office:value-type="float" office:value="-9.15533460863857">
                <text:p>-9.1553346086385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64">
                <text:p>1764</text:p>
              </table:table-cell>
              <table:table-cell office:value-type="float" office:value="-9.12812829792284">
                <text:p>-9.1281282979228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65">
                <text:p>1765</text:p>
              </table:table-cell>
              <table:table-cell office:value-type="float" office:value="-9.14952531132331">
                <text:p>-9.1495253113233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66">
                <text:p>1766</text:p>
              </table:table-cell>
              <table:table-cell office:value-type="float" office:value="-9.11720517935387">
                <text:p>-9.1172051793538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67">
                <text:p>1767</text:p>
              </table:table-cell>
              <table:table-cell office:value-type="float" office:value="-9.12423863943748">
                <text:p>-9.1242386394374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68">
                <text:p>1768</text:p>
              </table:table-cell>
              <table:table-cell office:value-type="float" office:value="-9.11154754256936">
                <text:p>-9.1115475425693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69">
                <text:p>1769</text:p>
              </table:table-cell>
              <table:table-cell office:value-type="float" office:value="-9.11913440978237">
                <text:p>-9.1191344097823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70">
                <text:p>1770</text:p>
              </table:table-cell>
              <table:table-cell office:value-type="float" office:value="-9.14681485061405">
                <text:p>-9.1468148506140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71">
                <text:p>1771</text:p>
              </table:table-cell>
              <table:table-cell office:value-type="float" office:value="-9.11579220854485">
                <text:p>-9.1157922085448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72">
                <text:p>1772</text:p>
              </table:table-cell>
              <table:table-cell office:value-type="float" office:value="-9.13587829724119">
                <text:p>-9.1358782972411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73">
                <text:p>1773</text:p>
              </table:table-cell>
              <table:table-cell office:value-type="float" office:value="-9.04120159420322">
                <text:p>-9.041201594203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74">
                <text:p>1774</text:p>
              </table:table-cell>
              <table:table-cell office:value-type="float" office:value="-9.12890131136083">
                <text:p>-9.1289013113608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75">
                <text:p>1775</text:p>
              </table:table-cell>
              <table:table-cell office:value-type="float" office:value="-9.14423741691604">
                <text:p>-9.1442374169160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76">
                <text:p>1776</text:p>
              </table:table-cell>
              <table:table-cell office:value-type="float" office:value="-9.16924713874168">
                <text:p>-9.1692471387416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77">
                <text:p>1777</text:p>
              </table:table-cell>
              <table:table-cell office:value-type="float" office:value="-9.07345486131434">
                <text:p>-9.0734548613143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78">
                <text:p>1778</text:p>
              </table:table-cell>
              <table:table-cell office:value-type="float" office:value="-9.098299805255">
                <text:p>-9.09829980525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79">
                <text:p>1779</text:p>
              </table:table-cell>
              <table:table-cell office:value-type="float" office:value="-9.1678137346348">
                <text:p>-9.167813734634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80">
                <text:p>1780</text:p>
              </table:table-cell>
              <table:table-cell office:value-type="float" office:value="-9.12236378072574">
                <text:p>-9.1223637807257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81">
                <text:p>1781</text:p>
              </table:table-cell>
              <table:table-cell office:value-type="float" office:value="-9.17314611105818">
                <text:p>-9.173146111058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82">
                <text:p>1782</text:p>
              </table:table-cell>
              <table:table-cell office:value-type="float" office:value="-9.16211371770592">
                <text:p>-9.1621137177059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83">
                <text:p>1783</text:p>
              </table:table-cell>
              <table:table-cell office:value-type="float" office:value="-9.1177476216982">
                <text:p>-9.117747621698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84">
                <text:p>1784</text:p>
              </table:table-cell>
              <table:table-cell office:value-type="float" office:value="-9.15796645718135">
                <text:p>-9.1579664571813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85">
                <text:p>1785</text:p>
              </table:table-cell>
              <table:table-cell office:value-type="float" office:value="-9.11976966811516">
                <text:p>-9.1197696681151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86">
                <text:p>1786</text:p>
              </table:table-cell>
              <table:table-cell office:value-type="float" office:value="-9.14247573251888">
                <text:p>-9.1424757325188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87">
                <text:p>1787</text:p>
              </table:table-cell>
              <table:table-cell office:value-type="float" office:value="-9.12927371270713">
                <text:p>-9.129273712707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88">
                <text:p>1788</text:p>
              </table:table-cell>
              <table:table-cell office:value-type="float" office:value="-9.09069274511799">
                <text:p>-9.0906927451179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89">
                <text:p>1789</text:p>
              </table:table-cell>
              <table:table-cell office:value-type="float" office:value="-9.12962184879617">
                <text:p>-9.1296218487961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90">
                <text:p>1790</text:p>
              </table:table-cell>
              <table:table-cell office:value-type="float" office:value="-9.15901553635402">
                <text:p>-9.1590155363540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91">
                <text:p>1791</text:p>
              </table:table-cell>
              <table:table-cell office:value-type="float" office:value="-9.15436314878615">
                <text:p>-9.1543631487861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92">
                <text:p>1792</text:p>
              </table:table-cell>
              <table:table-cell office:value-type="float" office:value="-9.10712270259708">
                <text:p>-9.1071227025970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93">
                <text:p>1793</text:p>
              </table:table-cell>
              <table:table-cell office:value-type="float" office:value="-9.1294234647871">
                <text:p>-9.129423464787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94">
                <text:p>1794</text:p>
              </table:table-cell>
              <table:table-cell office:value-type="float" office:value="-9.16240840556606">
                <text:p>-9.162408405566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95">
                <text:p>1795</text:p>
              </table:table-cell>
              <table:table-cell office:value-type="float" office:value="-9.12650501774383">
                <text:p>-9.126505017743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96">
                <text:p>1796</text:p>
              </table:table-cell>
              <table:table-cell office:value-type="float" office:value="-9.12406061293861">
                <text:p>-9.1240606129386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97">
                <text:p>1797</text:p>
              </table:table-cell>
              <table:table-cell office:value-type="float" office:value="-9.15316515744327">
                <text:p>-9.1531651574432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98">
                <text:p>1798</text:p>
              </table:table-cell>
              <table:table-cell office:value-type="float" office:value="-9.13151543960764">
                <text:p>-9.1315154396076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99">
                <text:p>1799</text:p>
              </table:table-cell>
              <table:table-cell office:value-type="float" office:value="-9.14197138103646">
                <text:p>-9.1419713810364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00">
                <text:p>1800</text:p>
              </table:table-cell>
              <table:table-cell office:value-type="float" office:value="-9.15526692065549">
                <text:p>-9.1552669206554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01">
                <text:p>1801</text:p>
              </table:table-cell>
              <table:table-cell office:value-type="float" office:value="-9.12739800266357">
                <text:p>-9.1273980026635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02">
                <text:p>1802</text:p>
              </table:table-cell>
              <table:table-cell office:value-type="float" office:value="-9.14897721286576">
                <text:p>-9.1489772128657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03">
                <text:p>1803</text:p>
              </table:table-cell>
              <table:table-cell office:value-type="float" office:value="-9.14102752312273">
                <text:p>-9.1410275231227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04">
                <text:p>1804</text:p>
              </table:table-cell>
              <table:table-cell office:value-type="float" office:value="-9.13679673605876">
                <text:p>-9.1367967360587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05">
                <text:p>1805</text:p>
              </table:table-cell>
              <table:table-cell office:value-type="float" office:value="-9.13526411701217">
                <text:p>-9.135264117012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06">
                <text:p>1806</text:p>
              </table:table-cell>
              <table:table-cell office:value-type="float" office:value="-9.16403182238522">
                <text:p>-9.1640318223852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07">
                <text:p>1807</text:p>
              </table:table-cell>
              <table:table-cell office:value-type="float" office:value="-9.11161941755328">
                <text:p>-9.1116194175532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08">
                <text:p>1808</text:p>
              </table:table-cell>
              <table:table-cell office:value-type="float" office:value="-9.16036736879097">
                <text:p>-9.1603673687909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09">
                <text:p>1809</text:p>
              </table:table-cell>
              <table:table-cell office:value-type="float" office:value="-9.14705485290061">
                <text:p>-9.1470548529006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10">
                <text:p>1810</text:p>
              </table:table-cell>
              <table:table-cell office:value-type="float" office:value="-9.12688874717969">
                <text:p>-9.1268887471796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11">
                <text:p>1811</text:p>
              </table:table-cell>
              <table:table-cell office:value-type="float" office:value="-9.16038370431971">
                <text:p>-9.1603837043197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12">
                <text:p>1812</text:p>
              </table:table-cell>
              <table:table-cell office:value-type="float" office:value="-9.14899190145582">
                <text:p>-9.1489919014558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13">
                <text:p>1813</text:p>
              </table:table-cell>
              <table:table-cell office:value-type="float" office:value="-9.12850587503871">
                <text:p>-9.1285058750387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14">
                <text:p>1814</text:p>
              </table:table-cell>
              <table:table-cell office:value-type="float" office:value="-9.16506391728485">
                <text:p>-9.1650639172848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15">
                <text:p>1815</text:p>
              </table:table-cell>
              <table:table-cell office:value-type="float" office:value="-9.13123334165665">
                <text:p>-9.1312333416566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16">
                <text:p>1816</text:p>
              </table:table-cell>
              <table:table-cell office:value-type="float" office:value="-9.12131049351402">
                <text:p>-9.1213104935140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17">
                <text:p>1817</text:p>
              </table:table-cell>
              <table:table-cell office:value-type="float" office:value="-9.16053955102214">
                <text:p>-9.160539551022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18">
                <text:p>1818</text:p>
              </table:table-cell>
              <table:table-cell office:value-type="float" office:value="-9.08700254069159">
                <text:p>-9.0870025406915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19">
                <text:p>1819</text:p>
              </table:table-cell>
              <table:table-cell office:value-type="float" office:value="-9.13942484354841">
                <text:p>-9.1394248435484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20">
                <text:p>1820</text:p>
              </table:table-cell>
              <table:table-cell office:value-type="float" office:value="-9.13272288916373">
                <text:p>-9.1327228891637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21">
                <text:p>1821</text:p>
              </table:table-cell>
              <table:table-cell office:value-type="float" office:value="-9.15044608017214">
                <text:p>-9.150446080172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22">
                <text:p>1822</text:p>
              </table:table-cell>
              <table:table-cell office:value-type="float" office:value="-9.13257140592564">
                <text:p>-9.132571405925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23">
                <text:p>1823</text:p>
              </table:table-cell>
              <table:table-cell office:value-type="float" office:value="-9.12054971562066">
                <text:p>-9.1205497156206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24">
                <text:p>1824</text:p>
              </table:table-cell>
              <table:table-cell office:value-type="float" office:value="-9.13988249128332">
                <text:p>-9.1398824912833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25">
                <text:p>1825</text:p>
              </table:table-cell>
              <table:table-cell office:value-type="float" office:value="-9.13203309557566">
                <text:p>-9.1320330955756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26">
                <text:p>1826</text:p>
              </table:table-cell>
              <table:table-cell office:value-type="float" office:value="-9.12921522982297">
                <text:p>-9.1292152298229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27">
                <text:p>1827</text:p>
              </table:table-cell>
              <table:table-cell office:value-type="float" office:value="-9.12568462609561">
                <text:p>-9.1256846260956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28">
                <text:p>1828</text:p>
              </table:table-cell>
              <table:table-cell office:value-type="float" office:value="-9.14383866044">
                <text:p>-9.1438386604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29">
                <text:p>1829</text:p>
              </table:table-cell>
              <table:table-cell office:value-type="float" office:value="-9.13203662716684">
                <text:p>-9.1320366271668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30">
                <text:p>1830</text:p>
              </table:table-cell>
              <table:table-cell office:value-type="float" office:value="-9.12927137324055">
                <text:p>-9.1292713732405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31">
                <text:p>1831</text:p>
              </table:table-cell>
              <table:table-cell office:value-type="float" office:value="-9.133108614172">
                <text:p>-9.13310861417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32">
                <text:p>1832</text:p>
              </table:table-cell>
              <table:table-cell office:value-type="float" office:value="-9.13458211962843">
                <text:p>-9.1345821196284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33">
                <text:p>1833</text:p>
              </table:table-cell>
              <table:table-cell office:value-type="float" office:value="-9.11483108832614">
                <text:p>-9.1148310883261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34">
                <text:p>1834</text:p>
              </table:table-cell>
              <table:table-cell office:value-type="float" office:value="-9.13605529483745">
                <text:p>-9.1360552948374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35">
                <text:p>1835</text:p>
              </table:table-cell>
              <table:table-cell office:value-type="float" office:value="-9.12735898712478">
                <text:p>-9.1273589871247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36">
                <text:p>1836</text:p>
              </table:table-cell>
              <table:table-cell office:value-type="float" office:value="-9.12612743348566">
                <text:p>-9.1261274334856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37">
                <text:p>1837</text:p>
              </table:table-cell>
              <table:table-cell office:value-type="float" office:value="-9.14844997675799">
                <text:p>-9.1484499767579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38">
                <text:p>1838</text:p>
              </table:table-cell>
              <table:table-cell office:value-type="float" office:value="-9.16058040719167">
                <text:p>-9.160580407191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39">
                <text:p>1839</text:p>
              </table:table-cell>
              <table:table-cell office:value-type="float" office:value="-9.12982149467889">
                <text:p>-9.1298214946788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40">
                <text:p>1840</text:p>
              </table:table-cell>
              <table:table-cell office:value-type="float" office:value="-9.15763668061462">
                <text:p>-9.1576366806146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41">
                <text:p>1841</text:p>
              </table:table-cell>
              <table:table-cell office:value-type="float" office:value="-9.1674202008917">
                <text:p>-9.167420200891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42">
                <text:p>1842</text:p>
              </table:table-cell>
              <table:table-cell office:value-type="float" office:value="-9.12744925227898">
                <text:p>-9.1274492522789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43">
                <text:p>1843</text:p>
              </table:table-cell>
              <table:table-cell office:value-type="float" office:value="-9.13058697083044">
                <text:p>-9.1305869708304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44">
                <text:p>1844</text:p>
              </table:table-cell>
              <table:table-cell office:value-type="float" office:value="-9.12047290868806">
                <text:p>-9.1204729086880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45">
                <text:p>1845</text:p>
              </table:table-cell>
              <table:table-cell office:value-type="float" office:value="-9.11557113814997">
                <text:p>-9.1155711381499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46">
                <text:p>1846</text:p>
              </table:table-cell>
              <table:table-cell office:value-type="float" office:value="-9.12003868921319">
                <text:p>-9.1200386892131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47">
                <text:p>1847</text:p>
              </table:table-cell>
              <table:table-cell office:value-type="float" office:value="-9.1016281005047">
                <text:p>-9.101628100504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48">
                <text:p>1848</text:p>
              </table:table-cell>
              <table:table-cell office:value-type="float" office:value="-9.0823700490368">
                <text:p>-9.082370049036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49">
                <text:p>1849</text:p>
              </table:table-cell>
              <table:table-cell office:value-type="float" office:value="-9.13849964107488">
                <text:p>-9.1384996410748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50">
                <text:p>1850</text:p>
              </table:table-cell>
              <table:table-cell office:value-type="float" office:value="-9.15317628058665">
                <text:p>-9.1531762805866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51">
                <text:p>1851</text:p>
              </table:table-cell>
              <table:table-cell office:value-type="float" office:value="-9.12867346803938">
                <text:p>-9.1286734680393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52">
                <text:p>1852</text:p>
              </table:table-cell>
              <table:table-cell office:value-type="float" office:value="-9.13552867175858">
                <text:p>-9.1355286717585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53">
                <text:p>1853</text:p>
              </table:table-cell>
              <table:table-cell office:value-type="float" office:value="-9.1184550091639">
                <text:p>-9.118455009163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54">
                <text:p>1854</text:p>
              </table:table-cell>
              <table:table-cell office:value-type="float" office:value="-9.12507715383885">
                <text:p>-9.1250771538388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55">
                <text:p>1855</text:p>
              </table:table-cell>
              <table:table-cell office:value-type="float" office:value="-9.13865260900829">
                <text:p>-9.138652609008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56">
                <text:p>1856</text:p>
              </table:table-cell>
              <table:table-cell office:value-type="float" office:value="-9.10437085408131">
                <text:p>-9.1043708540813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57">
                <text:p>1857</text:p>
              </table:table-cell>
              <table:table-cell office:value-type="float" office:value="-9.15520358916086">
                <text:p>-9.1552035891608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58">
                <text:p>1858</text:p>
              </table:table-cell>
              <table:table-cell office:value-type="float" office:value="-9.14885482726456">
                <text:p>-9.1488548272645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59">
                <text:p>1859</text:p>
              </table:table-cell>
              <table:table-cell office:value-type="float" office:value="-9.13299238877517">
                <text:p>-9.132992388775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60">
                <text:p>1860</text:p>
              </table:table-cell>
              <table:table-cell office:value-type="float" office:value="-9.1365343815979">
                <text:p>-9.136534381597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61">
                <text:p>1861</text:p>
              </table:table-cell>
              <table:table-cell office:value-type="float" office:value="-9.11006161238546">
                <text:p>-9.1100616123854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62">
                <text:p>1862</text:p>
              </table:table-cell>
              <table:table-cell office:value-type="float" office:value="-9.10759259524285">
                <text:p>-9.1075925952428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63">
                <text:p>1863</text:p>
              </table:table-cell>
              <table:table-cell office:value-type="float" office:value="-9.15030424907779">
                <text:p>-9.1503042490777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64">
                <text:p>1864</text:p>
              </table:table-cell>
              <table:table-cell office:value-type="float" office:value="-9.11745497156999">
                <text:p>-9.1174549715699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65">
                <text:p>1865</text:p>
              </table:table-cell>
              <table:table-cell office:value-type="float" office:value="-9.14584887406722">
                <text:p>-9.145848874067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66">
                <text:p>1866</text:p>
              </table:table-cell>
              <table:table-cell office:value-type="float" office:value="-9.149513055754">
                <text:p>-9.14951305575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67">
                <text:p>1867</text:p>
              </table:table-cell>
              <table:table-cell office:value-type="float" office:value="-9.12424268634253">
                <text:p>-9.1242426863425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68">
                <text:p>1868</text:p>
              </table:table-cell>
              <table:table-cell office:value-type="float" office:value="-9.12458565399716">
                <text:p>-9.1245856539971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69">
                <text:p>1869</text:p>
              </table:table-cell>
              <table:table-cell office:value-type="float" office:value="-9.12883353008787">
                <text:p>-9.1288335300878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70">
                <text:p>1870</text:p>
              </table:table-cell>
              <table:table-cell office:value-type="float" office:value="-9.14068573796673">
                <text:p>-9.1406857379667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71">
                <text:p>1871</text:p>
              </table:table-cell>
              <table:table-cell office:value-type="float" office:value="-9.09618426222713">
                <text:p>-9.0961842622271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72">
                <text:p>1872</text:p>
              </table:table-cell>
              <table:table-cell office:value-type="float" office:value="-9.1257501772216">
                <text:p>-9.125750177221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73">
                <text:p>1873</text:p>
              </table:table-cell>
              <table:table-cell office:value-type="float" office:value="-9.13426311595472">
                <text:p>-9.134263115954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74">
                <text:p>1874</text:p>
              </table:table-cell>
              <table:table-cell office:value-type="float" office:value="-9.12508236706519">
                <text:p>-9.1250823670651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75">
                <text:p>1875</text:p>
              </table:table-cell>
              <table:table-cell office:value-type="float" office:value="-9.10957395079021">
                <text:p>-9.1095739507902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76">
                <text:p>1876</text:p>
              </table:table-cell>
              <table:table-cell office:value-type="float" office:value="-9.11951282265645">
                <text:p>-9.119512822656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77">
                <text:p>1877</text:p>
              </table:table-cell>
              <table:table-cell office:value-type="float" office:value="-9.13029668132985">
                <text:p>-9.1302966813298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78">
                <text:p>1878</text:p>
              </table:table-cell>
              <table:table-cell office:value-type="float" office:value="-9.13366657496714">
                <text:p>-9.1336665749671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79">
                <text:p>1879</text:p>
              </table:table-cell>
              <table:table-cell office:value-type="float" office:value="-9.13403776483387">
                <text:p>-9.1340377648338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80">
                <text:p>1880</text:p>
              </table:table-cell>
              <table:table-cell office:value-type="float" office:value="-9.12939128713316">
                <text:p>-9.1293912871331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81">
                <text:p>1881</text:p>
              </table:table-cell>
              <table:table-cell office:value-type="float" office:value="-9.15042642981063">
                <text:p>-9.1504264298106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82">
                <text:p>1882</text:p>
              </table:table-cell>
              <table:table-cell office:value-type="float" office:value="-9.11662762297023">
                <text:p>-9.116627622970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83">
                <text:p>1883</text:p>
              </table:table-cell>
              <table:table-cell office:value-type="float" office:value="-9.13092970348469">
                <text:p>-9.1309297034846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84">
                <text:p>1884</text:p>
              </table:table-cell>
              <table:table-cell office:value-type="float" office:value="-9.14460987985188">
                <text:p>-9.1446098798518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85">
                <text:p>1885</text:p>
              </table:table-cell>
              <table:table-cell office:value-type="float" office:value="-9.09172145411485">
                <text:p>-9.0917214541148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86">
                <text:p>1886</text:p>
              </table:table-cell>
              <table:table-cell office:value-type="float" office:value="-9.1232315552155">
                <text:p>-9.123231555215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87">
                <text:p>1887</text:p>
              </table:table-cell>
              <table:table-cell office:value-type="float" office:value="-9.11994937862639">
                <text:p>-9.1199493786263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88">
                <text:p>1888</text:p>
              </table:table-cell>
              <table:table-cell office:value-type="float" office:value="-9.12944160233359">
                <text:p>-9.1294416023335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89">
                <text:p>1889</text:p>
              </table:table-cell>
              <table:table-cell office:value-type="float" office:value="-9.09479905180794">
                <text:p>-9.0947990518079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90">
                <text:p>1890</text:p>
              </table:table-cell>
              <table:table-cell office:value-type="float" office:value="-9.11081991697614">
                <text:p>-9.110819916976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91">
                <text:p>1891</text:p>
              </table:table-cell>
              <table:table-cell office:value-type="float" office:value="-9.12637892618448">
                <text:p>-9.1263789261844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92">
                <text:p>1892</text:p>
              </table:table-cell>
              <table:table-cell office:value-type="float" office:value="-9.1456629816553">
                <text:p>-9.145662981655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93">
                <text:p>1893</text:p>
              </table:table-cell>
              <table:table-cell office:value-type="float" office:value="-9.13004818350342">
                <text:p>-9.130048183503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94">
                <text:p>1894</text:p>
              </table:table-cell>
              <table:table-cell office:value-type="float" office:value="-9.12867054774708">
                <text:p>-9.1286705477470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95">
                <text:p>1895</text:p>
              </table:table-cell>
              <table:table-cell office:value-type="float" office:value="-9.11725125777064">
                <text:p>-9.1172512577706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96">
                <text:p>1896</text:p>
              </table:table-cell>
              <table:table-cell office:value-type="float" office:value="-9.11659013109839">
                <text:p>-9.1165901310983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97">
                <text:p>1897</text:p>
              </table:table-cell>
              <table:table-cell office:value-type="float" office:value="-9.13362108466032">
                <text:p>-9.1336210846603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98">
                <text:p>1898</text:p>
              </table:table-cell>
              <table:table-cell office:value-type="float" office:value="-9.11807580652527">
                <text:p>-9.1180758065252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99">
                <text:p>1899</text:p>
              </table:table-cell>
              <table:table-cell office:value-type="float" office:value="-9.13227448706472">
                <text:p>-9.1322744870647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900">
                <text:p>1900</text:p>
              </table:table-cell>
              <table:table-cell office:value-type="float" office:value="-9.12582328129641">
                <text:p>-9.1258232812964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901">
                <text:p>1901</text:p>
              </table:table-cell>
              <table:table-cell office:value-type="float" office:value="-9.12661951967327">
                <text:p>-9.1266195196732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902">
                <text:p>1902</text:p>
              </table:table-cell>
              <table:table-cell office:value-type="float" office:value="-9.1436796230649">
                <text:p>-9.143679623064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903">
                <text:p>1903</text:p>
              </table:table-cell>
              <table:table-cell office:value-type="float" office:value="-9.12388670297591">
                <text:p>-9.1238867029759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904">
                <text:p>1904</text:p>
              </table:table-cell>
              <table:table-cell office:value-type="float" office:value="-9.0812899056846">
                <text:p>-9.081289905684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905">
                <text:p>1905</text:p>
              </table:table-cell>
              <table:table-cell office:value-type="float" office:value="-9.11443299124346">
                <text:p>-9.1144329912434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906">
                <text:p>1906</text:p>
              </table:table-cell>
              <table:table-cell office:value-type="float" office:value="-9.12762459499426">
                <text:p>-9.1276245949942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907">
                <text:p>1907</text:p>
              </table:table-cell>
              <table:table-cell office:value-type="float" office:value="-9.11857653809748">
                <text:p>-9.1185765380974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908">
                <text:p>1908</text:p>
              </table:table-cell>
              <table:table-cell office:value-type="float" office:value="-9.14292936556166">
                <text:p>-9.1429293655616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909">
                <text:p>1909</text:p>
              </table:table-cell>
              <table:table-cell office:value-type="float" office:value="-9.14088152572758">
                <text:p>-9.1408815257275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910">
                <text:p>1910</text:p>
              </table:table-cell>
              <table:table-cell office:value-type="float" office:value="-9.1471511347428">
                <text:p>-9.147151134742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911">
                <text:p>1911</text:p>
              </table:table-cell>
              <table:table-cell office:value-type="float" office:value="-9.12665672476738">
                <text:p>-9.1266567247673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912">
                <text:p>1912</text:p>
              </table:table-cell>
              <table:table-cell office:value-type="float" office:value="-9.11188905473416">
                <text:p>-9.1118890547341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913">
                <text:p>1913</text:p>
              </table:table-cell>
              <table:table-cell office:value-type="float" office:value="-9.11970386917174">
                <text:p>-9.1197038691717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914">
                <text:p>1914</text:p>
              </table:table-cell>
              <table:table-cell office:value-type="float" office:value="-9.13508862700512">
                <text:p>-9.1350886270051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15">
                <text:p>1915</text:p>
              </table:table-cell>
              <table:table-cell office:value-type="float" office:value="-9.12138227967201">
                <text:p>-9.1213822796720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16">
                <text:p>1916</text:p>
              </table:table-cell>
              <table:table-cell office:value-type="float" office:value="-9.12461689891215">
                <text:p>-9.1246168989121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17">
                <text:p>1917</text:p>
              </table:table-cell>
              <table:table-cell office:value-type="float" office:value="-9.13491083783801">
                <text:p>-9.1349108378380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18">
                <text:p>1918</text:p>
              </table:table-cell>
              <table:table-cell office:value-type="float" office:value="-9.11671057103601">
                <text:p>-9.1167105710360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19">
                <text:p>1919</text:p>
              </table:table-cell>
              <table:table-cell office:value-type="float" office:value="-9.12602118818966">
                <text:p>-9.1260211881896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20">
                <text:p>1920</text:p>
              </table:table-cell>
              <table:table-cell office:value-type="float" office:value="-9.12904099751637">
                <text:p>-9.1290409975163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21">
                <text:p>1921</text:p>
              </table:table-cell>
              <table:table-cell office:value-type="float" office:value="-9.12066781844876">
                <text:p>-9.1206678184487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22">
                <text:p>1922</text:p>
              </table:table-cell>
              <table:table-cell office:value-type="float" office:value="-9.11092250734994">
                <text:p>-9.1109225073499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23">
                <text:p>1923</text:p>
              </table:table-cell>
              <table:table-cell office:value-type="float" office:value="-9.13752335068339">
                <text:p>-9.137523350683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24">
                <text:p>1924</text:p>
              </table:table-cell>
              <table:table-cell office:value-type="float" office:value="-9.12146843872739">
                <text:p>-9.1214684387273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25">
                <text:p>1925</text:p>
              </table:table-cell>
              <table:table-cell office:value-type="float" office:value="-9.12784372725171">
                <text:p>-9.1278437272517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26">
                <text:p>1926</text:p>
              </table:table-cell>
              <table:table-cell office:value-type="float" office:value="-9.1041776009322">
                <text:p>-9.104177600932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27">
                <text:p>1927</text:p>
              </table:table-cell>
              <table:table-cell office:value-type="float" office:value="-9.1250302376176">
                <text:p>-9.125030237617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28">
                <text:p>1928</text:p>
              </table:table-cell>
              <table:table-cell office:value-type="float" office:value="-9.13289978471049">
                <text:p>-9.1328997847104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29">
                <text:p>1929</text:p>
              </table:table-cell>
              <table:table-cell office:value-type="float" office:value="-9.11216335759193">
                <text:p>-9.1121633575919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30">
                <text:p>1930</text:p>
              </table:table-cell>
              <table:table-cell office:value-type="float" office:value="-9.07628773482768">
                <text:p>-9.0762877348276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31">
                <text:p>1931</text:p>
              </table:table-cell>
              <table:table-cell office:value-type="float" office:value="-9.10766993991067">
                <text:p>-9.1076699399106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32">
                <text:p>1932</text:p>
              </table:table-cell>
              <table:table-cell office:value-type="float" office:value="-9.12761469003086">
                <text:p>-9.1276146900308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33">
                <text:p>1933</text:p>
              </table:table-cell>
              <table:table-cell office:value-type="float" office:value="-9.12617446839171">
                <text:p>-9.1261744683917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34">
                <text:p>1934</text:p>
              </table:table-cell>
              <table:table-cell office:value-type="float" office:value="-9.13055939965039">
                <text:p>-9.1305593996503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35">
                <text:p>1935</text:p>
              </table:table-cell>
              <table:table-cell office:value-type="float" office:value="-9.12284124549644">
                <text:p>-9.1228412454964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36">
                <text:p>1936</text:p>
              </table:table-cell>
              <table:table-cell office:value-type="float" office:value="-9.12485651796951">
                <text:p>-9.1248565179695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37">
                <text:p>1937</text:p>
              </table:table-cell>
              <table:table-cell office:value-type="float" office:value="-9.13971291369813">
                <text:p>-9.1397129136981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38">
                <text:p>1938</text:p>
              </table:table-cell>
              <table:table-cell office:value-type="float" office:value="-9.11027933542163">
                <text:p>-9.1102793354216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39">
                <text:p>1939</text:p>
              </table:table-cell>
              <table:table-cell office:value-type="float" office:value="-9.09221739016759">
                <text:p>-9.0922173901675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40">
                <text:p>1940</text:p>
              </table:table-cell>
              <table:table-cell office:value-type="float" office:value="-9.12438840004494">
                <text:p>-9.1243884000449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41">
                <text:p>1941</text:p>
              </table:table-cell>
              <table:table-cell office:value-type="float" office:value="-9.13368666311273">
                <text:p>-9.1336866631127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42">
                <text:p>1942</text:p>
              </table:table-cell>
              <table:table-cell office:value-type="float" office:value="-9.13434299284219">
                <text:p>-9.1343429928421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43">
                <text:p>1943</text:p>
              </table:table-cell>
              <table:table-cell office:value-type="float" office:value="-9.06802931377503">
                <text:p>-9.0680293137750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44">
                <text:p>1944</text:p>
              </table:table-cell>
              <table:table-cell office:value-type="float" office:value="-9.13414125804695">
                <text:p>-9.1341412580469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45">
                <text:p>1945</text:p>
              </table:table-cell>
              <table:table-cell office:value-type="float" office:value="-9.13750785276888">
                <text:p>-9.1375078527688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46">
                <text:p>1946</text:p>
              </table:table-cell>
              <table:table-cell office:value-type="float" office:value="-9.11581205369946">
                <text:p>-9.1158120536994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47">
                <text:p>1947</text:p>
              </table:table-cell>
              <table:table-cell office:value-type="float" office:value="-9.13151661539919">
                <text:p>-9.131516615399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48">
                <text:p>1948</text:p>
              </table:table-cell>
              <table:table-cell office:value-type="float" office:value="-9.09051350622998">
                <text:p>-9.0905135062299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49">
                <text:p>1949</text:p>
              </table:table-cell>
              <table:table-cell office:value-type="float" office:value="-9.12630340499378">
                <text:p>-9.1263034049937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50">
                <text:p>1950</text:p>
              </table:table-cell>
              <table:table-cell office:value-type="float" office:value="-9.13684732146774">
                <text:p>-9.1368473214677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51">
                <text:p>1951</text:p>
              </table:table-cell>
              <table:table-cell office:value-type="float" office:value="-9.07874959819458">
                <text:p>-9.0787495981945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52">
                <text:p>1952</text:p>
              </table:table-cell>
              <table:table-cell office:value-type="float" office:value="-9.11739635138331">
                <text:p>-9.1173963513833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53">
                <text:p>1953</text:p>
              </table:table-cell>
              <table:table-cell office:value-type="float" office:value="-9.1194550676509">
                <text:p>-9.119455067650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54">
                <text:p>1954</text:p>
              </table:table-cell>
              <table:table-cell office:value-type="float" office:value="-9.09929485413404">
                <text:p>-9.0992948541340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55">
                <text:p>1955</text:p>
              </table:table-cell>
              <table:table-cell office:value-type="float" office:value="-9.03413442548203">
                <text:p>-9.0341344254820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56">
                <text:p>1956</text:p>
              </table:table-cell>
              <table:table-cell office:value-type="float" office:value="-9.11930642672417">
                <text:p>-9.1193064267241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57">
                <text:p>1957</text:p>
              </table:table-cell>
              <table:table-cell office:value-type="float" office:value="-9.12109004062324">
                <text:p>-9.1210900406232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58">
                <text:p>1958</text:p>
              </table:table-cell>
              <table:table-cell office:value-type="float" office:value="-9.09845504631332">
                <text:p>-9.0984550463133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59">
                <text:p>1959</text:p>
              </table:table-cell>
              <table:table-cell office:value-type="float" office:value="-9.11882540765033">
                <text:p>-9.1188254076503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60">
                <text:p>1960</text:p>
              </table:table-cell>
              <table:table-cell office:value-type="float" office:value="-9.12251807863191">
                <text:p>-9.1225180786319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61">
                <text:p>1961</text:p>
              </table:table-cell>
              <table:table-cell office:value-type="float" office:value="-9.10659891310028">
                <text:p>-9.1065989131002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62">
                <text:p>1962</text:p>
              </table:table-cell>
              <table:table-cell office:value-type="float" office:value="-9.11947794000186">
                <text:p>-9.119477940001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63">
                <text:p>1963</text:p>
              </table:table-cell>
              <table:table-cell office:value-type="float" office:value="-9.12981915225966">
                <text:p>-9.1298191522596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64">
                <text:p>1964</text:p>
              </table:table-cell>
              <table:table-cell office:value-type="float" office:value="-9.13078295262774">
                <text:p>-9.1307829526277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65">
                <text:p>1965</text:p>
              </table:table-cell>
              <table:table-cell office:value-type="float" office:value="-9.1022250538611">
                <text:p>-9.102225053861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66">
                <text:p>1966</text:p>
              </table:table-cell>
              <table:table-cell office:value-type="float" office:value="-9.12973249162846">
                <text:p>-9.1297324916284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67">
                <text:p>1967</text:p>
              </table:table-cell>
              <table:table-cell office:value-type="float" office:value="-9.12980334126026">
                <text:p>-9.1298033412602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68">
                <text:p>1968</text:p>
              </table:table-cell>
              <table:table-cell office:value-type="float" office:value="-9.11036331948771">
                <text:p>-9.1103633194877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69">
                <text:p>1969</text:p>
              </table:table-cell>
              <table:table-cell office:value-type="float" office:value="-9.10791096522318">
                <text:p>-9.1079109652231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70">
                <text:p>1970</text:p>
              </table:table-cell>
              <table:table-cell office:value-type="float" office:value="-9.08921129855017">
                <text:p>-9.0892112985501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71">
                <text:p>1971</text:p>
              </table:table-cell>
              <table:table-cell office:value-type="float" office:value="-9.12683814525803">
                <text:p>-9.1268381452580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72">
                <text:p>1972</text:p>
              </table:table-cell>
              <table:table-cell office:value-type="float" office:value="-9.09783495877862">
                <text:p>-9.0978349587786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73">
                <text:p>1973</text:p>
              </table:table-cell>
              <table:table-cell office:value-type="float" office:value="-9.1480003136567">
                <text:p>-9.148000313656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74">
                <text:p>1974</text:p>
              </table:table-cell>
              <table:table-cell office:value-type="float" office:value="-9.10282062764777">
                <text:p>-9.1028206276477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75">
                <text:p>1975</text:p>
              </table:table-cell>
              <table:table-cell office:value-type="float" office:value="-9.0864854902459">
                <text:p>-9.086485490245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76">
                <text:p>1976</text:p>
              </table:table-cell>
              <table:table-cell office:value-type="float" office:value="-9.1242155149892">
                <text:p>-9.124215514989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77">
                <text:p>1977</text:p>
              </table:table-cell>
              <table:table-cell office:value-type="float" office:value="-9.08740387778455">
                <text:p>-9.0874038777845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78">
                <text:p>1978</text:p>
              </table:table-cell>
              <table:table-cell office:value-type="float" office:value="-9.13277948789976">
                <text:p>-9.1327794878997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79">
                <text:p>1979</text:p>
              </table:table-cell>
              <table:table-cell office:value-type="float" office:value="-9.10505732153206">
                <text:p>-9.1050573215320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80">
                <text:p>1980</text:p>
              </table:table-cell>
              <table:table-cell office:value-type="float" office:value="-9.1406779323091">
                <text:p>-9.140677932309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81">
                <text:p>1981</text:p>
              </table:table-cell>
              <table:table-cell office:value-type="float" office:value="-9.08267307628242">
                <text:p>-9.0826730762824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82">
                <text:p>1982</text:p>
              </table:table-cell>
              <table:table-cell office:value-type="float" office:value="-9.09924682134322">
                <text:p>-9.099246821343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83">
                <text:p>1983</text:p>
              </table:table-cell>
              <table:table-cell office:value-type="float" office:value="-9.11827819681034">
                <text:p>-9.118278196810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84">
                <text:p>1984</text:p>
              </table:table-cell>
              <table:table-cell office:value-type="float" office:value="-9.10183943909506">
                <text:p>-9.1018394390950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85">
                <text:p>1985</text:p>
              </table:table-cell>
              <table:table-cell office:value-type="float" office:value="-9.13930691568892">
                <text:p>-9.1393069156889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86">
                <text:p>1986</text:p>
              </table:table-cell>
              <table:table-cell office:value-type="float" office:value="-9.10904664010186">
                <text:p>-9.1090466401018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87">
                <text:p>1987</text:p>
              </table:table-cell>
              <table:table-cell office:value-type="float" office:value="-9.1083633182104">
                <text:p>-9.108363318210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88">
                <text:p>1988</text:p>
              </table:table-cell>
              <table:table-cell office:value-type="float" office:value="-9.09977055632298">
                <text:p>-9.0997705563229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89">
                <text:p>1989</text:p>
              </table:table-cell>
              <table:table-cell office:value-type="float" office:value="-9.11572134039443">
                <text:p>-9.1157213403944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90">
                <text:p>1990</text:p>
              </table:table-cell>
              <table:table-cell office:value-type="float" office:value="-9.1253575984127">
                <text:p>-9.125357598412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91">
                <text:p>1991</text:p>
              </table:table-cell>
              <table:table-cell office:value-type="float" office:value="-9.10130881754165">
                <text:p>-9.101308817541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92">
                <text:p>1992</text:p>
              </table:table-cell>
              <table:table-cell office:value-type="float" office:value="-9.12972019658834">
                <text:p>-9.1297201965883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93">
                <text:p>1993</text:p>
              </table:table-cell>
              <table:table-cell office:value-type="float" office:value="-9.08529146983755">
                <text:p>-9.0852914698375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94">
                <text:p>1994</text:p>
              </table:table-cell>
              <table:table-cell office:value-type="float" office:value="-9.12046144613169">
                <text:p>-9.1204614461316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95">
                <text:p>1995</text:p>
              </table:table-cell>
              <table:table-cell office:value-type="float" office:value="-9.12474884667445">
                <text:p>-9.1247488466744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96">
                <text:p>1996</text:p>
              </table:table-cell>
              <table:table-cell office:value-type="float" office:value="-9.1296341410523">
                <text:p>-9.129634141052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97">
                <text:p>1997</text:p>
              </table:table-cell>
              <table:table-cell office:value-type="float" office:value="-9.13212786989395">
                <text:p>-9.1321278698939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98">
                <text:p>1998</text:p>
              </table:table-cell>
              <table:table-cell office:value-type="float" office:value="-9.10684545427403">
                <text:p>-9.1068454542740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99">
                <text:p>1999</text:p>
              </table:table-cell>
              <table:table-cell office:value-type="float" office:value="-9.11975078565931">
                <text:p>-9.1197507856593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000">
                <text:p>2000</text:p>
              </table:table-cell>
              <table:table-cell office:value-type="float" office:value="-9.12709063190986">
                <text:p>-9.1270906319098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001">
                <text:p>2001</text:p>
              </table:table-cell>
              <table:table-cell office:value-type="float" office:value="-9.12446821636584">
                <text:p>-9.1244682163658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002">
                <text:p>2002</text:p>
              </table:table-cell>
              <table:table-cell office:value-type="float" office:value="-9.11292196452824">
                <text:p>-9.1129219645282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003">
                <text:p>2003</text:p>
              </table:table-cell>
              <table:table-cell office:value-type="float" office:value="-9.11857882065632">
                <text:p>-9.1185788206563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004">
                <text:p>2004</text:p>
              </table:table-cell>
              <table:table-cell office:value-type="float" office:value="-9.126719515592">
                <text:p>-9.12671951559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005">
                <text:p>2005</text:p>
              </table:table-cell>
              <table:table-cell office:value-type="float" office:value="-9.12029470015237">
                <text:p>-9.1202947001523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006">
                <text:p>2006</text:p>
              </table:table-cell>
              <table:table-cell office:value-type="float" office:value="-9.12257797019872">
                <text:p>-9.1225779701987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007">
                <text:p>2007</text:p>
              </table:table-cell>
              <table:table-cell office:value-type="float" office:value="-9.11752213840328">
                <text:p>-9.1175221384032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008">
                <text:p>2008</text:p>
              </table:table-cell>
              <table:table-cell office:value-type="float" office:value="-9.12658464279201">
                <text:p>-9.1265846427920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009">
                <text:p>2009</text:p>
              </table:table-cell>
              <table:table-cell office:value-type="float" office:value="-9.11426741343452">
                <text:p>-9.1142674134345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10">
                <text:p>2010</text:p>
              </table:table-cell>
              <table:table-cell office:value-type="float" office:value="-9.12389767862221">
                <text:p>-9.1238976786222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-9.12532340229343">
                <text:p>-9.1253234022934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012">
                <text:p>2012</text:p>
              </table:table-cell>
              <table:table-cell office:value-type="float" office:value="-9.1188385400509">
                <text:p>-9.118838540050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013">
                <text:p>2013</text:p>
              </table:table-cell>
              <table:table-cell office:value-type="float" office:value="-9.12114456933295">
                <text:p>-9.1211445693329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14">
                <text:p>2014</text:p>
              </table:table-cell>
              <table:table-cell office:value-type="float" office:value="-9.10202286553083">
                <text:p>-9.1020228655308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15">
                <text:p>2015</text:p>
              </table:table-cell>
              <table:table-cell office:value-type="float" office:value="-9.12290809789164">
                <text:p>-9.1229080978916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16">
                <text:p>2016</text:p>
              </table:table-cell>
              <table:table-cell office:value-type="float" office:value="-9.11957287313296">
                <text:p>-9.1195728731329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17">
                <text:p>2017</text:p>
              </table:table-cell>
              <table:table-cell office:value-type="float" office:value="-9.10844526009243">
                <text:p>-9.1084452600924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18">
                <text:p>2018</text:p>
              </table:table-cell>
              <table:table-cell office:value-type="float" office:value="-9.11646915667599">
                <text:p>-9.1164691566759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19">
                <text:p>2019</text:p>
              </table:table-cell>
              <table:table-cell office:value-type="float" office:value="-9.11024406695634">
                <text:p>-9.1102440669563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20">
                <text:p>2020</text:p>
              </table:table-cell>
              <table:table-cell office:value-type="float" office:value="-9.13059577051169">
                <text:p>-9.1305957705116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21">
                <text:p>2021</text:p>
              </table:table-cell>
              <table:table-cell office:value-type="float" office:value="-9.10306668451182">
                <text:p>-9.1030666845118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22">
                <text:p>2022</text:p>
              </table:table-cell>
              <table:table-cell office:value-type="float" office:value="-9.13170948829598">
                <text:p>-9.1317094882959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23">
                <text:p>2023</text:p>
              </table:table-cell>
              <table:table-cell office:value-type="float" office:value="-9.12721809451419">
                <text:p>-9.1272180945141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24">
                <text:p>2024</text:p>
              </table:table-cell>
              <table:table-cell office:value-type="float" office:value="-9.1296639951229">
                <text:p>-9.129663995122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25">
                <text:p>2025</text:p>
              </table:table-cell>
              <table:table-cell office:value-type="float" office:value="-9.13430749018957">
                <text:p>-9.1343074901895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26">
                <text:p>2026</text:p>
              </table:table-cell>
              <table:table-cell office:value-type="float" office:value="-9.13524692060071">
                <text:p>-9.1352469206007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27">
                <text:p>2027</text:p>
              </table:table-cell>
              <table:table-cell office:value-type="float" office:value="-9.11324708524162">
                <text:p>-9.1132470852416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28">
                <text:p>2028</text:p>
              </table:table-cell>
              <table:table-cell office:value-type="float" office:value="-9.10736286821722">
                <text:p>-9.1073628682172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29">
                <text:p>2029</text:p>
              </table:table-cell>
              <table:table-cell office:value-type="float" office:value="-9.12325289687867">
                <text:p>-9.1232528968786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30">
                <text:p>2030</text:p>
              </table:table-cell>
              <table:table-cell office:value-type="float" office:value="-9.07168814678005">
                <text:p>-9.0716881467800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31">
                <text:p>2031</text:p>
              </table:table-cell>
              <table:table-cell office:value-type="float" office:value="-9.1210498659545">
                <text:p>-9.121049865954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32">
                <text:p>2032</text:p>
              </table:table-cell>
              <table:table-cell office:value-type="float" office:value="-9.11645325644077">
                <text:p>-9.1164532564407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33">
                <text:p>2033</text:p>
              </table:table-cell>
              <table:table-cell office:value-type="float" office:value="-9.13127740738461">
                <text:p>-9.1312774073846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34">
                <text:p>2034</text:p>
              </table:table-cell>
              <table:table-cell office:value-type="float" office:value="-9.13210196678417">
                <text:p>-9.1321019667841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35">
                <text:p>2035</text:p>
              </table:table-cell>
              <table:table-cell office:value-type="float" office:value="-9.10434876365427">
                <text:p>-9.1043487636542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36">
                <text:p>2036</text:p>
              </table:table-cell>
              <table:table-cell office:value-type="float" office:value="-9.13427968180536">
                <text:p>-9.1342796818053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37">
                <text:p>2037</text:p>
              </table:table-cell>
              <table:table-cell office:value-type="float" office:value="-9.12535470033206">
                <text:p>-9.1253547003320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38">
                <text:p>2038</text:p>
              </table:table-cell>
              <table:table-cell office:value-type="float" office:value="-9.1361883875171">
                <text:p>-9.136188387517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39">
                <text:p>2039</text:p>
              </table:table-cell>
              <table:table-cell office:value-type="float" office:value="-9.1157468515964">
                <text:p>-9.115746851596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40">
                <text:p>2040</text:p>
              </table:table-cell>
              <table:table-cell office:value-type="float" office:value="-9.12880198034484">
                <text:p>-9.1288019803448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41">
                <text:p>2041</text:p>
              </table:table-cell>
              <table:table-cell office:value-type="float" office:value="-9.12371228519953">
                <text:p>-9.1237122851995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42">
                <text:p>2042</text:p>
              </table:table-cell>
              <table:table-cell office:value-type="float" office:value="-9.07489272509014">
                <text:p>-9.0748927250901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43">
                <text:p>2043</text:p>
              </table:table-cell>
              <table:table-cell office:value-type="float" office:value="-9.11647029242935">
                <text:p>-9.1164702924293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44">
                <text:p>2044</text:p>
              </table:table-cell>
              <table:table-cell office:value-type="float" office:value="-9.11408834400535">
                <text:p>-9.1140883440053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45">
                <text:p>2045</text:p>
              </table:table-cell>
              <table:table-cell office:value-type="float" office:value="-9.08756908582481">
                <text:p>-9.0875690858248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46">
                <text:p>2046</text:p>
              </table:table-cell>
              <table:table-cell office:value-type="float" office:value="-9.11131908159346">
                <text:p>-9.1113190815934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47">
                <text:p>2047</text:p>
              </table:table-cell>
              <table:table-cell office:value-type="float" office:value="-9.11401041255203">
                <text:p>-9.1140104125520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48">
                <text:p>2048</text:p>
              </table:table-cell>
              <table:table-cell office:value-type="float" office:value="-9.12557326987396">
                <text:p>-9.12557326987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